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ew Athena Unicode" svg:font-family="'New Athena Unicode', Gentium, 'Palatino Linotype', 'Lucida Grande', Galilee, 'Arial Unicode MS', sans-serif"/>
    <style:font-face style:name="New Athena Unicode1" svg:font-family="'New Athena Unicode'" style:font-family-generic="system"/>
    <style:font-face style:name="NSimSun" svg:font-family="NSimSun" style:font-family-generic="modern" style:font-pitch="fixed"/>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Table1" style:family="table">
      <style:table-properties style:width="7.5167in" fo:margin-left="0.0035in" table:align="left"/>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use-optimal-row-height="false"/>
    </style:style>
    <style:style style:name="Table1.A1" style:family="table-cell">
      <style:table-cell-properties fo:background-color="#ffffff" fo:padding-left="0.1528in" fo:padding-right="0.15in" fo:padding-top="0in" fo:padding-bottom="0in" fo:border="0.5pt solid #000000" style:writing-mode="lr-tb">
        <style:background-image/>
      </style:table-cell-properties>
    </style:style>
    <style:style style:name="Table1.A2" style:family="table-cell">
      <style:table-cell-properties fo:background-color="#ffffff" fo:padding-left="0.1528in" fo:padding-right="0.15in" fo:padding-top="0in" fo:padding-bottom="0in" fo:border-left="0.5pt solid #000000" fo:border-right="0.5pt solid #000000" fo:border-top="none" fo:border-bottom="0.5pt solid #000000" style:writing-mode="lr-tb">
        <style:background-image/>
      </style:table-cell-properties>
    </style:style>
    <style:style style:name="Table1.15" style:family="table-row">
      <style:table-row-properties style:min-row-height="3.7632in" fo:keep-together="always" style:use-optimal-row-height="false"/>
    </style:style>
    <style:style style:name="Table1.20" style:family="table-row">
      <style:table-row-properties style:min-row-height="2.6736in" fo:keep-together="always" style:use-optimal-row-height="false"/>
    </style:style>
    <style:style style:name="P1" style:family="paragraph" style:parent-style-name="Standard">
      <style:paragraph-properties fo:text-align="center" style:justify-single-word="false" fo:orphans="0" fo:widows="0" fo:keep-with-next="always"/>
    </style:style>
    <style:style style:name="P2" style:family="paragraph" style:parent-style-name="Standard">
      <style:paragraph-properties fo:text-align="center" style:justify-single-word="false" fo:orphans="0" fo:widows="0" fo:keep-with-next="always">
        <style:tab-stops>
          <style:tab-stop style:position="2.1563in"/>
        </style:tab-stops>
      </style:paragraph-properties>
    </style:style>
    <style:style style:name="P3" style:family="paragraph" style:parent-style-name="Standard">
      <style:paragraph-properties fo:text-align="center" style:justify-single-word="false" fo:orphans="0" fo:widows="0" fo:keep-with-next="always">
        <style:tab-stops>
          <style:tab-stop style:position="2.3854in"/>
        </style:tab-stops>
      </style:paragraph-properties>
    </style:style>
    <style:style style:name="P4" style:family="paragraph" style:parent-style-name="Standard">
      <style:paragraph-properties fo:text-align="center" style:justify-single-word="false" fo:orphans="0" fo:widows="0" fo:keep-with-next="always">
        <style:tab-stops>
          <style:tab-stop style:position="1in" style:type="center"/>
          <style:tab-stop style:position="2.2398in"/>
        </style:tab-stops>
      </style:paragraph-properties>
    </style:style>
    <style:style style:name="P5" style:family="paragraph" style:parent-style-name="Standard">
      <style:paragraph-properties fo:text-align="center" style:justify-single-word="false" fo:orphans="0" fo:widows="0" fo:keep-with-next="always">
        <style:tab-stops>
          <style:tab-stop style:position="1in" style:type="center"/>
          <style:tab-stop style:position="2.25in"/>
        </style:tab-stops>
      </style:paragraph-properties>
    </style:style>
    <style:style style:name="P6" style:family="paragraph" style:parent-style-name="Standard">
      <style:paragraph-properties fo:text-align="center" style:justify-single-word="false" fo:orphans="0" fo:widows="0" fo:keep-with-next="always">
        <style:tab-stops>
          <style:tab-stop style:position="1in" style:type="center"/>
        </style:tab-stops>
      </style:paragraph-properties>
    </style:style>
    <style:style style:name="P7"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1d7a68"/>
    </style:style>
    <style:style style:name="P8"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1f783e"/>
    </style:style>
    <style:style style:name="P9"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174dd"/>
    </style:style>
    <style:style style:name="P10"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637ce"/>
    </style:style>
    <style:style style:name="P11"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8717b"/>
    </style:style>
    <style:style style:name="P12"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a4b0b"/>
    </style:style>
    <style:style style:name="P13"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c2779"/>
    </style:style>
    <style:style style:name="P14" style:family="paragraph" style:parent-style-name="Standard">
      <style:paragraph-properties fo:text-align="center" style:justify-single-word="false" fo:orphans="0" fo:widows="0" fo:keep-with-next="always">
        <style:tab-stops>
          <style:tab-stop style:position="1in" style:type="center"/>
          <style:tab-stop style:position="2.7709in"/>
        </style:tab-stops>
      </style:paragraph-properties>
    </style:style>
    <style:style style:name="P15" style:family="paragraph" style:parent-style-name="Standard">
      <style:paragraph-properties fo:text-align="center" style:justify-single-word="false" fo:orphans="0" fo:widows="0" fo:keep-with-next="always">
        <style:tab-stops>
          <style:tab-stop style:position="1in" style:type="center"/>
          <style:tab-stop style:position="2.3543in"/>
        </style:tab-stops>
      </style:paragraph-properties>
    </style:style>
    <style:style style:name="P16" style:family="paragraph" style:parent-style-name="Standard">
      <style:paragraph-properties fo:text-align="center" style:justify-single-word="false" fo:orphans="0" fo:widows="0" fo:keep-with-next="always">
        <style:tab-stops>
          <style:tab-stop style:position="1in" style:type="center"/>
          <style:tab-stop style:position="2.5835in"/>
        </style:tab-stops>
      </style:paragraph-properties>
    </style:style>
    <style:style style:name="P17" style:family="paragraph" style:parent-style-name="Standard">
      <style:paragraph-properties fo:text-align="center" style:justify-single-word="false" fo:orphans="0" fo:widows="0" fo:keep-with-next="always">
        <style:tab-stops>
          <style:tab-stop style:position="1in" style:type="center"/>
          <style:tab-stop style:position="2.2291in"/>
        </style:tab-stops>
      </style:paragraph-properties>
    </style:style>
    <style:style style:name="P18" style:family="paragraph" style:parent-style-name="Standard">
      <style:paragraph-properties fo:text-align="center" style:justify-single-word="false" fo:orphans="0" fo:widows="0" fo:keep-with-next="always">
        <style:tab-stops>
          <style:tab-stop style:position="1in" style:type="center"/>
          <style:tab-stop style:position="2.0835in"/>
        </style:tab-stops>
      </style:paragraph-properties>
    </style:style>
    <style:style style:name="P19" style:family="paragraph" style:parent-style-name="Standard">
      <style:paragraph-properties fo:text-align="center" style:justify-single-word="false" fo:orphans="0" fo:widows="0" fo:keep-with-next="always">
        <style:tab-stops>
          <style:tab-stop style:position="1in" style:type="center"/>
          <style:tab-stop style:position="2.4689in"/>
        </style:tab-stops>
      </style:paragraph-properties>
    </style:style>
    <style:style style:name="P20"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style>
    <style:style style:name="P21" style:family="paragraph" style:parent-style-name="Standard">
      <style:paragraph-properties fo:text-align="center" style:justify-single-word="false" fo:orphans="0" fo:widows="0" fo:keep-with-next="always">
        <style:tab-stops>
          <style:tab-stop style:position="2.198in"/>
        </style:tab-stops>
      </style:paragraph-properties>
    </style:style>
    <style:style style:name="P22" style:family="paragraph" style:parent-style-name="Standard">
      <style:paragraph-properties fo:text-align="center" style:justify-single-word="false" fo:orphans="0" fo:widows="0" fo:keep-with-next="always">
        <style:tab-stops>
          <style:tab-stop style:position="1in" style:type="center"/>
          <style:tab-stop style:position="2.4165in"/>
        </style:tab-stops>
      </style:paragraph-properties>
    </style:style>
    <style:style style:name="P23" style:family="paragraph" style:parent-style-name="Standard">
      <style:paragraph-properties fo:text-align="center" style:justify-single-word="false" fo:orphans="0" fo:widows="0" fo:keep-with-next="always">
        <style:tab-stops>
          <style:tab-stop style:position="1in" style:type="center"/>
          <style:tab-stop style:position="2.6563in"/>
        </style:tab-stops>
      </style:paragraph-properties>
    </style:style>
    <style:style style:name="P24" style:family="paragraph" style:parent-style-name="Standard">
      <style:paragraph-properties fo:text-align="center" style:justify-single-word="false" fo:orphans="0" fo:widows="0" fo:keep-with-next="always">
        <style:tab-stops>
          <style:tab-stop style:position="1in" style:type="center"/>
          <style:tab-stop style:position="2.3752in"/>
        </style:tab-stops>
      </style:paragraph-properties>
    </style:style>
    <style:style style:name="P25" style:family="paragraph" style:parent-style-name="Standard">
      <style:paragraph-properties fo:text-align="center" style:justify-single-word="false" fo:orphans="0" fo:widows="0" fo:keep-with-next="always">
        <style:tab-stops>
          <style:tab-stop style:position="1in" style:type="center"/>
          <style:tab-stop style:position="2.3957in"/>
        </style:tab-stops>
      </style:paragraph-properties>
    </style:style>
    <style:style style:name="P26" style:family="paragraph" style:parent-style-name="Standard">
      <style:paragraph-properties fo:text-align="center" style:justify-single-word="false" fo:orphans="0" fo:widows="0" fo:keep-with-next="always">
        <style:tab-stops>
          <style:tab-stop style:position="1in" style:type="center"/>
          <style:tab-stop style:position="2.3437in"/>
        </style:tab-stops>
      </style:paragraph-properties>
    </style:style>
    <style:style style:name="P27" style:family="paragraph" style:parent-style-name="Standard">
      <style:paragraph-properties fo:text-align="center" style:justify-single-word="false" fo:orphans="0" fo:widows="0" fo:keep-with-next="always">
        <style:tab-stops>
          <style:tab-stop style:position="1in" style:type="center"/>
          <style:tab-stop style:position="2.9272in"/>
        </style:tab-stops>
      </style:paragraph-properties>
    </style:style>
    <style:style style:name="P28" style:family="paragraph" style:parent-style-name="Standard">
      <style:paragraph-properties fo:text-align="center" style:justify-single-word="false" fo:orphans="0" fo:widows="0" fo:keep-with-next="always">
        <style:tab-stops>
          <style:tab-stop style:position="1in" style:type="center"/>
          <style:tab-stop style:position="1.1665in"/>
        </style:tab-stops>
      </style:paragraph-properties>
    </style:style>
    <style:style style:name="P29" style:family="paragraph" style:parent-style-name="Standard">
      <style:paragraph-properties fo:text-align="center" style:justify-single-word="false" fo:orphans="0" fo:widows="0" fo:keep-with-next="always">
        <style:tab-stops>
          <style:tab-stop style:position="1in" style:type="center"/>
          <style:tab-stop style:position="2.6874in"/>
        </style:tab-stops>
      </style:paragraph-properties>
    </style:style>
    <style:style style:name="P30" style:family="paragraph" style:parent-style-name="Standard">
      <style:paragraph-properties fo:text-align="center" style:justify-single-word="false" fo:orphans="0" fo:widows="0" fo:keep-with-next="always">
        <style:tab-stops>
          <style:tab-stop style:position="1in" style:type="center"/>
          <style:tab-stop style:position="2.5937in"/>
        </style:tab-stops>
      </style:paragraph-properties>
    </style:style>
    <style:style style:name="P31" style:family="paragraph" style:parent-style-name="Standard">
      <style:paragraph-properties fo:text-align="center" style:justify-single-word="false" fo:orphans="0" fo:widows="0" fo:keep-with-next="always">
        <style:tab-stops>
          <style:tab-stop style:position="1in" style:type="center"/>
          <style:tab-stop style:position="1.0937in"/>
        </style:tab-stops>
      </style:paragraph-properties>
    </style:style>
    <style:style style:name="P32" style:family="paragraph" style:parent-style-name="Standard">
      <style:paragraph-properties fo:text-align="center" style:justify-single-word="false" fo:orphans="0" fo:widows="0" fo:keep-with-next="always">
        <style:tab-stops>
          <style:tab-stop style:position="1in" style:type="center"/>
          <style:tab-stop style:position="2.1665in"/>
        </style:tab-stops>
      </style:paragraph-properties>
    </style:style>
    <style:style style:name="P33" style:family="paragraph" style:parent-style-name="Standard">
      <style:paragraph-properties fo:text-align="center" style:justify-single-word="false" fo:orphans="0" fo:widows="0" fo:keep-with-next="always">
        <style:tab-stops>
          <style:tab-stop style:position="1in" style:type="center"/>
          <style:tab-stop style:position="2.3646in"/>
        </style:tab-stops>
      </style:paragraph-properties>
    </style:style>
    <style:style style:name="P34" style:family="paragraph" style:parent-style-name="Standard">
      <style:paragraph-properties fo:text-align="center" style:justify-single-word="false" fo:orphans="0" fo:widows="0" fo:keep-with-next="always">
        <style:tab-stops>
          <style:tab-stop style:position="1in" style:type="center"/>
          <style:tab-stop style:position="2.1252in"/>
        </style:tab-stops>
      </style:paragraph-properties>
    </style:style>
    <style:style style:name="P35" style:family="paragraph" style:parent-style-name="Standard">
      <style:paragraph-properties fo:text-align="center" style:justify-single-word="false" fo:orphans="0" fo:widows="0" fo:keep-with-next="always">
        <style:tab-stops>
          <style:tab-stop style:position="1in" style:type="center"/>
          <style:tab-stop style:position="2.7398in"/>
        </style:tab-stops>
      </style:paragraph-properties>
    </style:style>
    <style:style style:name="P36" style:family="paragraph" style:parent-style-name="Standard">
      <style:paragraph-properties fo:text-align="center" style:justify-single-word="false" fo:orphans="0" fo:widows="0" fo:keep-with-next="always">
        <style:tab-stops>
          <style:tab-stop style:position="0.7811in"/>
          <style:tab-stop style:position="1in" style:type="center"/>
        </style:tab-stops>
      </style:paragraph-properties>
    </style:style>
    <style:style style:name="P37" style:family="paragraph" style:parent-style-name="Standard">
      <style:paragraph-properties fo:text-align="center" style:justify-single-word="false" fo:orphans="0" fo:widows="0" fo:keep-with-next="always">
        <style:tab-stops>
          <style:tab-stop style:position="1in" style:type="center"/>
          <style:tab-stop style:position="3in"/>
        </style:tab-stops>
      </style:paragraph-properties>
    </style:style>
    <style:style style:name="P38" style:family="paragraph" style:parent-style-name="Standard">
      <style:paragraph-properties fo:text-align="center" style:justify-single-word="false" fo:orphans="0" fo:widows="0" fo:keep-with-next="always">
        <style:tab-stops>
          <style:tab-stop style:position="1in" style:type="center"/>
          <style:tab-stop style:position="2.4791in"/>
        </style:tab-stops>
      </style:paragraph-properties>
    </style:style>
    <style:style style:name="P39" style:family="paragraph" style:parent-style-name="Standard">
      <style:paragraph-properties fo:text-align="center" style:justify-single-word="false" fo:orphans="0" fo:widows="0" fo:keep-with-next="always">
        <style:tab-stops>
          <style:tab-stop style:position="1in" style:type="center"/>
          <style:tab-stop style:position="2.5102in"/>
        </style:tab-stops>
      </style:paragraph-properties>
      <style:text-properties officeooo:paragraph-rsid="001931ec"/>
    </style:style>
    <style:style style:name="P40" style:family="paragraph" style:parent-style-name="Standard">
      <style:paragraph-properties fo:text-align="center" style:justify-single-word="false" fo:orphans="0" fo:widows="0" fo:keep-with-next="always">
        <style:tab-stops>
          <style:tab-stop style:position="1in" style:type="center"/>
          <style:tab-stop style:position="2.0937in"/>
        </style:tab-stops>
      </style:paragraph-properties>
      <style:text-properties officeooo:paragraph-rsid="001d7a68"/>
    </style:style>
    <style:style style:name="P41" style:family="paragraph" style:parent-style-name="Standard">
      <style:paragraph-properties fo:text-align="center" style:justify-single-word="false" fo:orphans="0" fo:widows="0" fo:keep-with-next="always">
        <style:tab-stops>
          <style:tab-stop style:position="1in" style:type="center"/>
          <style:tab-stop style:position="2.0728in"/>
        </style:tab-stops>
      </style:paragraph-properties>
      <style:text-properties officeooo:paragraph-rsid="001d7a68"/>
    </style:style>
    <style:style style:name="P42" style:family="paragraph" style:parent-style-name="Standard">
      <style:paragraph-properties fo:orphans="0" fo:widows="0" fo:keep-with-next="always">
        <style:tab-stops>
          <style:tab-stop style:position="2.1563in"/>
        </style:tab-stops>
      </style:paragraph-properties>
    </style:style>
    <style:style style:name="P43" style:family="paragraph" style:parent-style-name="Standard">
      <style:paragraph-properties fo:orphans="0" fo:widows="0" fo:keep-with-next="always">
        <style:tab-stops>
          <style:tab-stop style:position="1in" style:type="center"/>
          <style:tab-stop style:position="2.1563in"/>
        </style:tab-stops>
      </style:paragraph-properties>
    </style:style>
    <style:style style:name="P44" style:family="paragraph" style:parent-style-name="Standard">
      <style:paragraph-properties fo:orphans="0" fo:widows="0" fo:keep-with-next="always">
        <style:tab-stops>
          <style:tab-stop style:position="1in" style:type="center"/>
          <style:tab-stop style:position="2.2291in"/>
        </style:tab-stops>
      </style:paragraph-properties>
    </style:style>
    <style:style style:name="P45" style:family="paragraph" style:parent-style-name="Standard">
      <style:paragraph-properties fo:orphans="0" fo:widows="0" fo:keep-with-next="always">
        <style:tab-stops>
          <style:tab-stop style:position="2.198in"/>
        </style:tab-stops>
      </style:paragraph-properties>
      <style:text-properties style:font-size-complex="14pt" style:font-weight-complex="bold"/>
    </style:style>
    <style:style style:name="P46" style:family="paragraph" style:parent-style-name="Standard">
      <style:paragraph-properties fo:orphans="0" fo:widows="0"/>
    </style:style>
    <style:style style:name="P47" style:family="paragraph" style:parent-style-name="Standard">
      <style:paragraph-properties fo:orphans="0" fo:widows="0">
        <style:tab-stops>
          <style:tab-stop style:position="2.1563in"/>
        </style:tab-stops>
      </style:paragraph-properties>
    </style:style>
    <style:style style:name="P48" style:family="paragraph" style:parent-style-name="Standard">
      <style:paragraph-properties fo:orphans="0" fo:widows="0">
        <style:tab-stops>
          <style:tab-stop style:position="1in" style:type="center"/>
          <style:tab-stop style:position="2.1563in"/>
        </style:tab-stops>
      </style:paragraph-properties>
    </style:style>
    <style:style style:name="P49" style:family="paragraph" style:parent-style-name="Standard">
      <style:paragraph-properties fo:orphans="0" fo:widows="0">
        <style:tab-stops>
          <style:tab-stop style:position="2.3854in"/>
        </style:tab-stops>
      </style:paragraph-properties>
    </style:style>
    <style:style style:name="P50" style:family="paragraph" style:parent-style-name="Standard">
      <style:paragraph-properties fo:orphans="0" fo:widows="0">
        <style:tab-stops>
          <style:tab-stop style:position="2.2398in"/>
        </style:tab-stops>
      </style:paragraph-properties>
    </style:style>
    <style:style style:name="P51" style:family="paragraph" style:parent-style-name="Standard">
      <style:paragraph-properties fo:orphans="0" fo:widows="0">
        <style:tab-stops>
          <style:tab-stop style:position="1in" style:type="center"/>
          <style:tab-stop style:position="2.25in"/>
        </style:tab-stops>
      </style:paragraph-properties>
    </style:style>
    <style:style style:name="P52" style:family="paragraph" style:parent-style-name="Standard">
      <style:paragraph-properties fo:orphans="0" fo:widows="0">
        <style:tab-stops>
          <style:tab-stop style:position="2.25in"/>
        </style:tab-stops>
      </style:paragraph-properties>
    </style:style>
    <style:style style:name="P53" style:family="paragraph" style:parent-style-name="Standard">
      <style:paragraph-properties fo:orphans="0" fo:widows="0">
        <style:tab-stops>
          <style:tab-stop style:position="1in" style:type="center"/>
        </style:tab-stops>
      </style:paragraph-properties>
    </style:style>
    <style:style style:name="P54" style:family="paragraph" style:parent-style-name="Standard">
      <style:paragraph-properties fo:orphans="0" fo:widows="0">
        <style:tab-stops>
          <style:tab-stop style:position="1in" style:type="center"/>
          <style:tab-stop style:position="2.7709in"/>
        </style:tab-stops>
      </style:paragraph-properties>
    </style:style>
    <style:style style:name="P55" style:family="paragraph" style:parent-style-name="Standard">
      <style:paragraph-properties fo:orphans="0" fo:widows="0">
        <style:tab-stops>
          <style:tab-stop style:position="2.7709in"/>
        </style:tab-stops>
      </style:paragraph-properties>
    </style:style>
    <style:style style:name="P56" style:family="paragraph" style:parent-style-name="Standard">
      <style:paragraph-properties fo:orphans="0" fo:widows="0">
        <style:tab-stops>
          <style:tab-stop style:position="1in" style:type="center"/>
          <style:tab-stop style:position="2.3543in"/>
        </style:tab-stops>
      </style:paragraph-properties>
    </style:style>
    <style:style style:name="P57" style:family="paragraph" style:parent-style-name="Standard">
      <style:paragraph-properties fo:orphans="0" fo:widows="0">
        <style:tab-stops>
          <style:tab-stop style:position="1in" style:type="center"/>
          <style:tab-stop style:position="2.5835in"/>
        </style:tab-stops>
      </style:paragraph-properties>
    </style:style>
    <style:style style:name="P58" style:family="paragraph" style:parent-style-name="Standard">
      <style:paragraph-properties fo:orphans="0" fo:widows="0">
        <style:tab-stops>
          <style:tab-stop style:position="2.5835in"/>
        </style:tab-stops>
      </style:paragraph-properties>
    </style:style>
    <style:style style:name="P59" style:family="paragraph" style:parent-style-name="Standard">
      <style:paragraph-properties fo:orphans="0" fo:widows="0">
        <style:tab-stops>
          <style:tab-stop style:position="2.2291in"/>
        </style:tab-stops>
      </style:paragraph-properties>
    </style:style>
    <style:style style:name="P60" style:family="paragraph" style:parent-style-name="Standard">
      <style:paragraph-properties fo:orphans="0" fo:widows="0">
        <style:tab-stops>
          <style:tab-stop style:position="2.0835in"/>
        </style:tab-stops>
      </style:paragraph-properties>
    </style:style>
    <style:style style:name="P61" style:family="paragraph" style:parent-style-name="Standard">
      <style:paragraph-properties fo:orphans="0" fo:widows="0">
        <style:tab-stops>
          <style:tab-stop style:position="2.4689in"/>
        </style:tab-stops>
      </style:paragraph-properties>
    </style:style>
    <style:style style:name="P62" style:family="paragraph" style:parent-style-name="Standard">
      <style:paragraph-properties fo:orphans="0" fo:widows="0">
        <style:tab-stops>
          <style:tab-stop style:position="2.198in"/>
        </style:tab-stops>
      </style:paragraph-properties>
    </style:style>
    <style:style style:name="P63" style:family="paragraph" style:parent-style-name="Standard">
      <style:paragraph-properties fo:orphans="0" fo:widows="0">
        <style:tab-stops>
          <style:tab-stop style:position="1in" style:type="center"/>
          <style:tab-stop style:position="2.198in"/>
        </style:tab-stops>
      </style:paragraph-properties>
    </style:style>
    <style:style style:name="P64" style:family="paragraph" style:parent-style-name="Standard">
      <style:paragraph-properties fo:orphans="0" fo:widows="0">
        <style:tab-stops>
          <style:tab-stop style:position="2.4165in"/>
        </style:tab-stops>
      </style:paragraph-properties>
    </style:style>
    <style:style style:name="P65" style:family="paragraph" style:parent-style-name="Standard">
      <style:paragraph-properties fo:orphans="0" fo:widows="0">
        <style:tab-stops>
          <style:tab-stop style:position="2.6563in"/>
        </style:tab-stops>
      </style:paragraph-properties>
    </style:style>
    <style:style style:name="P66" style:family="paragraph" style:parent-style-name="Standard">
      <style:paragraph-properties fo:orphans="0" fo:widows="0">
        <style:tab-stops>
          <style:tab-stop style:position="2.3957in"/>
        </style:tab-stops>
      </style:paragraph-properties>
    </style:style>
    <style:style style:name="P67" style:family="paragraph" style:parent-style-name="Standard">
      <style:paragraph-properties fo:orphans="0" fo:widows="0">
        <style:tab-stops>
          <style:tab-stop style:position="2.3437in"/>
        </style:tab-stops>
      </style:paragraph-properties>
    </style:style>
    <style:style style:name="P68" style:family="paragraph" style:parent-style-name="Standard">
      <style:paragraph-properties fo:orphans="0" fo:widows="0">
        <style:tab-stops>
          <style:tab-stop style:position="2.9272in"/>
        </style:tab-stops>
      </style:paragraph-properties>
    </style:style>
    <style:style style:name="P69" style:family="paragraph" style:parent-style-name="Standard">
      <style:paragraph-properties fo:orphans="0" fo:widows="0">
        <style:tab-stops>
          <style:tab-stop style:position="1.1665in"/>
        </style:tab-stops>
      </style:paragraph-properties>
    </style:style>
    <style:style style:name="P70" style:family="paragraph" style:parent-style-name="Standard">
      <style:paragraph-properties fo:orphans="0" fo:widows="0">
        <style:tab-stops>
          <style:tab-stop style:position="2.6874in"/>
        </style:tab-stops>
      </style:paragraph-properties>
    </style:style>
    <style:style style:name="P71" style:family="paragraph" style:parent-style-name="Standard">
      <style:paragraph-properties fo:orphans="0" fo:widows="0">
        <style:tab-stops>
          <style:tab-stop style:position="2.5937in"/>
        </style:tab-stops>
      </style:paragraph-properties>
    </style:style>
    <style:style style:name="P72" style:family="paragraph" style:parent-style-name="Standard">
      <style:paragraph-properties fo:orphans="0" fo:widows="0">
        <style:tab-stops>
          <style:tab-stop style:position="1.0937in"/>
        </style:tab-stops>
      </style:paragraph-properties>
    </style:style>
    <style:style style:name="P73" style:family="paragraph" style:parent-style-name="Standard">
      <style:paragraph-properties fo:orphans="0" fo:widows="0">
        <style:tab-stops>
          <style:tab-stop style:position="2.1665in"/>
        </style:tab-stops>
      </style:paragraph-properties>
    </style:style>
    <style:style style:name="P74" style:family="paragraph" style:parent-style-name="Standard">
      <style:paragraph-properties fo:orphans="0" fo:widows="0">
        <style:tab-stops>
          <style:tab-stop style:position="2.3646in"/>
        </style:tab-stops>
      </style:paragraph-properties>
    </style:style>
    <style:style style:name="P75" style:family="paragraph" style:parent-style-name="Standard">
      <style:paragraph-properties fo:orphans="0" fo:widows="0">
        <style:tab-stops>
          <style:tab-stop style:position="2.1252in"/>
        </style:tab-stops>
      </style:paragraph-properties>
    </style:style>
    <style:style style:name="P76" style:family="paragraph" style:parent-style-name="Standard">
      <style:paragraph-properties fo:orphans="0" fo:widows="0">
        <style:tab-stops>
          <style:tab-stop style:position="2.7398in"/>
        </style:tab-stops>
      </style:paragraph-properties>
    </style:style>
    <style:style style:name="P77" style:family="paragraph" style:parent-style-name="Standard">
      <style:paragraph-properties fo:orphans="0" fo:widows="0">
        <style:tab-stops>
          <style:tab-stop style:position="0.7811in"/>
        </style:tab-stops>
      </style:paragraph-properties>
    </style:style>
    <style:style style:name="P78" style:family="paragraph" style:parent-style-name="Standard">
      <style:paragraph-properties fo:orphans="0" fo:widows="0">
        <style:tab-stops>
          <style:tab-stop style:position="3in"/>
        </style:tab-stops>
      </style:paragraph-properties>
    </style:style>
    <style:style style:name="P79" style:family="paragraph" style:parent-style-name="Standard">
      <style:paragraph-properties fo:orphans="0" fo:widows="0">
        <style:tab-stops>
          <style:tab-stop style:position="2.4791in"/>
        </style:tab-stops>
      </style:paragraph-properties>
    </style:style>
    <style:style style:name="P80" style:family="paragraph" style:parent-style-name="Standard">
      <style:paragraph-properties fo:orphans="0" fo:widows="0"/>
      <style:text-properties style:font-name="AncientGreek"/>
    </style:style>
    <style:style style:name="P81" style:family="paragraph" style:parent-style-name="Standard">
      <style:paragraph-properties fo:orphans="0" fo:widows="0"/>
      <style:text-properties style:font-name="AncientGreek" officeooo:paragraph-rsid="001c7501"/>
    </style:style>
    <style:style style:name="P82" style:family="paragraph" style:parent-style-name="Standard">
      <style:paragraph-properties fo:orphans="0" fo:widows="0"/>
      <style:text-properties style:font-name="AncientGreek" officeooo:paragraph-rsid="001d7a68"/>
    </style:style>
    <style:style style:name="P83" style:family="paragraph" style:parent-style-name="Standard">
      <style:paragraph-properties fo:orphans="0" fo:widows="0"/>
      <style:text-properties style:font-name="AncientGreek" officeooo:paragraph-rsid="001ed50d"/>
    </style:style>
    <style:style style:name="P84" style:family="paragraph" style:parent-style-name="Standard">
      <style:paragraph-properties fo:orphans="0" fo:widows="0"/>
      <style:text-properties style:font-name="AncientGreek" officeooo:paragraph-rsid="00271f22"/>
    </style:style>
    <style:style style:name="P85" style:family="paragraph" style:parent-style-name="Standard">
      <style:paragraph-properties fo:orphans="0" fo:widows="0"/>
      <style:text-properties style:font-name="AncientGreek" officeooo:paragraph-rsid="002a4b0b"/>
    </style:style>
    <style:style style:name="P86" style:family="paragraph" style:parent-style-name="Standard">
      <style:paragraph-properties fo:orphans="0" fo:widows="0"/>
      <style:text-properties style:font-name="AncientGreek" officeooo:paragraph-rsid="002c2779"/>
    </style:style>
    <style:style style:name="P87" style:family="paragraph" style:parent-style-name="Standard">
      <style:paragraph-properties fo:orphans="0" fo:widows="0"/>
      <style:text-properties style:font-name="AncientGreek" officeooo:paragraph-rsid="002d0cf6"/>
    </style:style>
    <style:style style:name="P88" style:family="paragraph" style:parent-style-name="Standard">
      <style:paragraph-properties fo:orphans="0" fo:widows="0"/>
      <style:text-properties style:font-name="AncientGreek" fo:language="el" fo:country="GR"/>
    </style:style>
    <style:style style:name="P89"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90" style:family="paragraph" style:parent-style-name="Standard">
      <style:paragraph-properties fo:text-align="center" style:justify-single-word="false" fo:orphans="0" fo:widows="0"/>
      <style:text-properties style:font-name="Times New Roman"/>
    </style:style>
    <style:style style:name="P91" style:family="paragraph" style:parent-style-name="Standard">
      <style:paragraph-properties fo:text-align="center" style:justify-single-word="false" fo:orphans="0" fo:widows="0"/>
    </style:style>
    <style:style style:name="P92" style:family="paragraph" style:parent-style-name="Standard">
      <style:paragraph-properties fo:text-align="center" style:justify-single-word="false" fo:orphans="0" fo:widows="0">
        <style:tab-stops>
          <style:tab-stop style:position="1in" style:type="center"/>
          <style:tab-stop style:position="2.198in"/>
        </style:tab-stops>
      </style:paragraph-properties>
    </style:style>
    <style:style style:name="P93" style:family="paragraph" style:parent-style-name="Standard">
      <style:paragraph-properties fo:orphans="0" fo:widows="0">
        <style:tab-stops>
          <style:tab-stop style:position="1in" style:type="center"/>
        </style:tab-stops>
      </style:paragraph-properties>
      <style:text-properties fo:language="el" fo:country="GR"/>
    </style:style>
    <style:style style:name="P94" style:family="paragraph" style:parent-style-name="Standard">
      <style:paragraph-properties fo:orphans="0" fo:widows="0"/>
      <style:text-properties fo:language="el" fo:country="GR" style:font-size-complex="14pt" style:font-weight-complex="bold"/>
    </style:style>
    <style:style style:name="P95" style:family="paragraph" style:parent-style-name="Standard">
      <style:paragraph-properties fo:text-align="start" style:justify-single-word="false" fo:orphans="0" fo:widows="0"/>
    </style:style>
    <style:style style:name="P96" style:family="paragraph" style:parent-style-name="Standard">
      <style:paragraph-properties fo:text-align="start" style:justify-single-word="false" fo:orphans="0" fo:widows="0">
        <style:tab-stops>
          <style:tab-stop style:position="1in" style:type="center"/>
          <style:tab-stop style:position="2.5102in"/>
        </style:tab-stops>
      </style:paragraph-properties>
      <style:text-properties officeooo:paragraph-rsid="001931ec"/>
    </style:style>
    <style:style style:name="P97" style:family="paragraph" style:parent-style-name="Standard">
      <style:paragraph-properties fo:text-align="start" style:justify-single-word="false" fo:orphans="0" fo:widows="0">
        <style:tab-stops>
          <style:tab-stop style:position="2.5102in"/>
        </style:tab-stops>
      </style:paragraph-properties>
    </style:style>
    <style:style style:name="P98" style:family="paragraph" style:parent-style-name="Standard">
      <style:paragraph-properties fo:text-align="start" style:justify-single-word="false" fo:orphans="0" fo:widows="0">
        <style:tab-stops>
          <style:tab-stop style:position="1in" style:type="center"/>
          <style:tab-stop style:position="2.0937in"/>
        </style:tab-stops>
      </style:paragraph-properties>
      <style:text-properties officeooo:paragraph-rsid="001d7a68"/>
    </style:style>
    <style:style style:name="P99" style:family="paragraph" style:parent-style-name="Standard">
      <style:paragraph-properties fo:text-align="start" style:justify-single-word="false" fo:orphans="0" fo:widows="0">
        <style:tab-stops>
          <style:tab-stop style:position="2.0937in"/>
        </style:tab-stops>
      </style:paragraph-properties>
    </style:style>
    <style:style style:name="P100" style:family="paragraph" style:parent-style-name="Standard">
      <style:paragraph-properties fo:text-align="start" style:justify-single-word="false" fo:orphans="0" fo:widows="0">
        <style:tab-stops>
          <style:tab-stop style:position="1in" style:type="center"/>
          <style:tab-stop style:position="2.0728in"/>
        </style:tab-stops>
      </style:paragraph-properties>
      <style:text-properties officeooo:paragraph-rsid="001d7a68"/>
    </style:style>
    <style:style style:name="P101" style:family="paragraph" style:parent-style-name="Standard">
      <style:paragraph-properties fo:text-align="start" style:justify-single-word="false" fo:orphans="0" fo:widows="0">
        <style:tab-stops>
          <style:tab-stop style:position="2.0728in"/>
        </style:tab-stops>
      </style:paragraph-properties>
    </style:style>
    <style:style style:name="P102"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1d7a68"/>
    </style:style>
    <style:style style:name="P103"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1f783e"/>
    </style:style>
    <style:style style:name="P104"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174dd"/>
    </style:style>
    <style:style style:name="P105"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637ce"/>
    </style:style>
    <style:style style:name="P106"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8717b"/>
    </style:style>
    <style:style style:name="P107"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a4b0b"/>
    </style:style>
    <style:style style:name="P108"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c2779"/>
    </style:style>
    <style:style style:name="P109" style:family="paragraph" style:parent-style-name="Standard" style:master-page-name="MP0">
      <style:paragraph-properties style:page-number="auto" fo:break-before="page"/>
    </style:style>
    <style:style style:name="P110" style:family="paragraph" style:parent-style-name="Standard">
      <style:paragraph-properties fo:text-align="center" style:justify-single-word="false" fo:orphans="0" fo:widows="0"/>
      <style:text-properties style:font-name="Times New Roman" fo:font-size="16pt" fo:font-weight="bold" officeooo:rsid="00320a24" officeooo:paragraph-rsid="00320a24" style:font-size-asian="16pt" style:font-weight-asian="bold" style:font-size-complex="16pt" style:font-weight-complex="bold"/>
    </style:style>
    <style:style style:name="P111"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20a24"/>
    </style:style>
    <style:style style:name="P112"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2a2e2"/>
    </style:style>
    <style:style style:name="P113"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4376d"/>
    </style:style>
    <style:style style:name="P114"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48930"/>
    </style:style>
    <style:style style:name="P115" style:family="paragraph" style:parent-style-name="Standard">
      <style:paragraph-properties fo:orphans="0" fo:widows="0"/>
      <style:text-properties style:font-name="AncientGreek" officeooo:rsid="00348930" officeooo:paragraph-rsid="00348930"/>
    </style:style>
    <style:style style:name="P116"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117"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20a24"/>
    </style:style>
    <style:style style:name="P118"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2a2e2"/>
    </style:style>
    <style:style style:name="P119"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4376d"/>
    </style:style>
    <style:style style:name="P120"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48930"/>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font-weight="bold" style:font-size-asian="18pt" style:font-weight-asian="bold" style:font-size-complex="14pt" style:font-weight-complex="bold"/>
    </style:style>
    <style:style style:name="T3" style:family="text">
      <style:text-properties fo:language="el" fo:country="GR" style:font-size-complex="14pt" style:font-weight-complex="bold"/>
    </style:style>
    <style:style style:name="T4" style:family="text">
      <style:text-properties fo:language="el" fo:country="GR" officeooo:rsid="001c7501"/>
    </style:style>
    <style:style style:name="T5" style:family="text">
      <style:text-properties fo:language="el" fo:country="GR" officeooo:rsid="001d7a68"/>
    </style:style>
    <style:style style:name="T6" style:family="text">
      <style:text-properties fo:language="el" fo:country="GR" officeooo:rsid="002637ce"/>
    </style:style>
    <style:style style:name="T7" style:family="text">
      <style:text-properties fo:language="el" fo:country="GR" officeooo:rsid="0028717b"/>
    </style:style>
    <style:style style:name="T8" style:family="text">
      <style:text-properties fo:language="el" fo:country="GR" officeooo:rsid="002a4b0b"/>
    </style:style>
    <style:style style:name="T9" style:family="text">
      <style:text-properties style:font-name="AncientGreek"/>
    </style:style>
    <style:style style:name="T10" style:family="text">
      <style:text-properties style:font-name="AncientGreek" fo:language="el" fo:country="GR"/>
    </style:style>
    <style:style style:name="T11" style:family="text">
      <style:text-properties style:font-name="AncientGreek" officeooo:rsid="002174dd"/>
    </style:style>
    <style:style style:name="T12" style:family="text">
      <style:text-properties style:font-name="AncientGreek" officeooo:rsid="0022c6ac"/>
    </style:style>
    <style:style style:name="T13" style:family="text">
      <style:text-properties style:font-name="AncientGreek" officeooo:rsid="00244f8b"/>
    </style:style>
    <style:style style:name="T14" style:family="text">
      <style:text-properties style:font-name="AncientGreek" officeooo:rsid="002637ce"/>
    </style:style>
    <style:style style:name="T15" style:family="text">
      <style:text-properties style:font-name="AncientGreek" officeooo:rsid="00271f22"/>
    </style:style>
    <style:style style:name="T16" style:family="text">
      <style:text-properties style:font-size-complex="14pt" style:font-weight-complex="bold"/>
    </style:style>
    <style:style style:name="T17" style:family="text">
      <style:text-properties fo:color="#000000" loext:opacity="100%" style:font-name="New Athena Unicode1"/>
    </style:style>
    <style:style style:name="T18" style:family="text">
      <style:text-properties fo:color="#000000" loext:opacity="100%" style:font-name="New Athena Unicode1" fo:language="el" fo:country="GR"/>
    </style:style>
    <style:style style:name="T19" style:family="text">
      <style:text-properties fo:color="#000000" loext:opacity="100%" fo:language="el" fo:country="GR" style:font-size-complex="14pt" style:font-weight-complex="bold"/>
    </style:style>
    <style:style style:name="T20" style:family="text">
      <style:text-properties fo:color="#000000" loext:opacity="100%" style:font-size-complex="14pt" style:font-weight-complex="bold"/>
    </style:style>
    <style:style style:name="T21" style:family="text">
      <style:text-properties style:font-name="Times New Roman" fo:font-size="16pt" fo:font-weight="bold" style:font-size-asian="16pt" style:font-weight-asian="bold" style:font-size-complex="16pt" style:font-weight-complex="bold"/>
    </style:style>
    <style:style style:name="T22" style:family="text">
      <style:text-properties style:font-name="Cambria Math" fo:language="el" fo:country="GR" style:font-name-complex="Cambria Math" style:font-size-complex="14pt" style:font-weight-complex="bold"/>
    </style:style>
    <style:style style:name="T23" style:family="text">
      <style:text-properties style:font-name="Cambria Math" fo:font-size="18pt" fo:language="el" fo:country="GR" fo:font-weight="bold" style:font-size-asian="18pt" style:font-weight-asian="bold" style:font-name-complex="Cambria Math" style:font-size-complex="14pt" style:font-weight-complex="bold"/>
    </style:style>
    <style:style style:name="T24" style:family="text">
      <style:text-properties officeooo:rsid="001931ec"/>
    </style:style>
    <style:style style:name="T25" style:family="text">
      <style:text-properties officeooo:rsid="001af6b3"/>
    </style:style>
    <style:style style:name="T26" style:family="text">
      <style:text-properties officeooo:rsid="001c7501"/>
    </style:style>
    <style:style style:name="T27" style:family="text">
      <style:text-properties fo:language="en" fo:country="US"/>
    </style:style>
    <style:style style:name="T28" style:family="text">
      <style:text-properties fo:language="en" fo:country="US" officeooo:rsid="001c7501"/>
    </style:style>
    <style:style style:name="T29" style:family="text">
      <style:text-properties fo:language="en" fo:country="US" officeooo:rsid="001d7a68"/>
    </style:style>
    <style:style style:name="T30" style:family="text">
      <style:text-properties fo:language="en" fo:country="US" officeooo:rsid="002637ce"/>
    </style:style>
    <style:style style:name="T31" style:family="text">
      <style:text-properties fo:language="en" fo:country="US" officeooo:rsid="0028717b"/>
    </style:style>
    <style:style style:name="T32" style:family="text">
      <style:text-properties fo:language="en" fo:country="US" officeooo:rsid="002a4b0b"/>
    </style:style>
    <style:style style:name="T33" style:family="text">
      <style:text-properties fo:font-variant="normal" fo:text-transform="none" fo:color="#000000" loext:opacity="100%" style:font-name="New Athena Unicode" fo:font-size="12pt" fo:letter-spacing="normal" fo:font-style="normal" fo:font-weight="normal"/>
    </style:style>
    <style:style style:name="T34" style:family="text">
      <style:text-properties fo:font-variant="normal" fo:text-transform="none" fo:color="#000000" loext:opacity="100%" style:font-name="New Athena Unicode" fo:font-size="12pt" fo:letter-spacing="normal" fo:font-style="normal" fo:font-weight="normal" officeooo:rsid="001d7a68"/>
    </style:style>
    <style:style style:name="T35" style:family="text">
      <style:text-properties fo:font-variant="normal" fo:text-transform="none" fo:color="#000000" loext:opacity="100%" style:font-name="New Athena Unicode" fo:font-size="12pt" fo:letter-spacing="normal" fo:font-style="normal" fo:font-weight="normal" officeooo:rsid="0022c6ac"/>
    </style:style>
    <style:style style:name="T36" style:family="text">
      <style:text-properties fo:font-variant="normal" fo:text-transform="none" fo:color="#000000" loext:opacity="100%" style:font-name="New Athena Unicode" fo:font-size="12pt" fo:letter-spacing="normal" fo:font-style="normal" fo:font-weight="normal" officeooo:rsid="002d0cf6"/>
    </style:style>
    <style:style style:name="T37" style:family="text">
      <style:text-properties officeooo:rsid="001d7a68"/>
    </style:style>
    <style:style style:name="T38" style:family="text">
      <style:text-properties officeooo:rsid="001ed50d"/>
    </style:style>
    <style:style style:name="T39" style:family="text">
      <style:text-properties officeooo:rsid="001f783e"/>
    </style:style>
    <style:style style:name="T40" style:family="text">
      <style:text-properties fo:font-size="16pt" fo:font-weight="bold" style:font-size-asian="16pt" style:font-weight-asian="bold" style:font-size-complex="16pt" style:font-weight-complex="bold"/>
    </style:style>
    <style:style style:name="T41" style:family="text">
      <style:text-properties fo:font-size="16pt" fo:font-weight="bold" officeooo:rsid="002174dd" style:font-size-asian="16pt" style:font-weight-asian="bold" style:font-size-complex="16pt" style:font-weight-complex="bold"/>
    </style:style>
    <style:style style:name="T42" style:family="text">
      <style:text-properties officeooo:rsid="0022c6ac"/>
    </style:style>
    <style:style style:name="T43" style:family="text">
      <style:text-properties officeooo:rsid="0025bc5e"/>
    </style:style>
    <style:style style:name="T44" style:family="text">
      <style:text-properties officeooo:rsid="00271f22"/>
    </style:style>
    <style:style style:name="T45" style:family="text">
      <style:text-properties officeooo:rsid="0028717b"/>
    </style:style>
    <style:style style:name="T46" style:family="text">
      <style:text-properties officeooo:rsid="002a4b0b"/>
    </style:style>
    <style:style style:name="T47" style:family="text">
      <style:text-properties officeooo:rsid="002c2779"/>
    </style:style>
    <style:style style:name="T48" style:family="text">
      <style:text-properties officeooo:rsid="002d0cf6"/>
    </style:style>
    <style:style style:name="T49" style:family="text">
      <style:text-properties officeooo:rsid="002f898f"/>
    </style:style>
    <style:style style:name="T50" style:family="text">
      <style:text-properties officeooo:rsid="003134ba"/>
    </style:style>
    <style:style style:name="T51" style:family="text">
      <style:text-properties officeooo:rsid="00320a24"/>
    </style:style>
    <style:style style:name="T52" style:family="text">
      <style:text-properties officeooo:rsid="0032a2e2"/>
    </style:style>
    <style:style style:name="T53" style:family="text">
      <style:text-properties officeooo:rsid="0034376d"/>
    </style:style>
    <style:style style:name="T54" style:family="text">
      <style:text-properties officeooo:rsid="003489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200. Λέων καὶ ἄρκτος καὶ ἀλώπηξ.</text:span></text:span></text:p>
            <text:p text:style-name="P47"><text:span text:style-name="AncientGreek_3a__20_Ἀρχαία_20_ἑλληνικά"><text:span text:style-name="T3">Λέων καὶ ἄρκτος, ἐλάφου νεβρὸν εὑρόντες, περὶ τούτου ἐμάχοντο. Δεινῶς δὲ ὑπ᾿ ἀλλήλων διατεθέντες, ἐπειδὴ ἐσκοτώθησαν, ἡμιθανεῖς ἔκειντο. Ἀλώπηξ δὲ παριοῦσα, ὡς ἐθεάσατο τοὺς μὲν παρειμένους, τὸν δὲ νεβρὸν ἐν μέσῳ κείμενον, ἀραμένη αὐτόν, διὰ μέσων αὐτῶν ἀπηλλάττετο. Οἱ δὲ ἐξαναστῆναι μὴ δυνάμενοι ἔφασαν· « Ἄθλιοι ἡμεῖς, εἴ γε ἀλώπεκι ἐμοχθοῦμεν. »</text:span></text:span></text:p>
            <text:p text:style-name="P42"><text:span text:style-name="AncientGreek_3a__20_Ἀρχαία_20_ἑλληνικά"><text:span text:style-name="T3">Ὁ λόγος δηλοῖ ὅτι εὐλόγως ἐκεῖνοι ἄχθονται οἳ τῶν ἰδίων πόνων τοὺς τυχόντας ὁρῶσι τὰς ἐπικαρπίας ἀποφερομένους.</text:span></text:span></text:p>
          </table:table-cell>
          <table:table-cell table:style-name="Table1.A1" office:value-type="string">
            <text:p text:style-name="P89">A Lion, A Bear And A Fox</text:p>
            <text:p text:style-name="P80">A lion and a bear, having found a doe fawn, were fighting over it. Being put in a terrible condition by each other, when they were overcome with dizziness, they lay down half dead. And a passing fox, whe he saw them layed by the side, and the fawn lying in the middle, taking it departed from the midst of them. And they, unable to get up, said: “Unfortunate us! Seeing that we toiled for the sake of a fox”</text:p>
            <text:p text:style-name="P80"/>
            <text:p text:style-name="P80">The account shows that they are correctly upset who see those passing by taking away the resulting fruits.</text:p>
            <text:p text:style-name="P80"/>
            <text:p text:style-name="P46"><text:span text:style-name="Default_20_Paragraph_20_Font"><text:span text:style-name="T10">σκοτόω</text:span></text:span><text:span text:style-name="Default_20_Paragraph_20_Font"><text:span text:style-name="T9">: to make dark, to blind, to stupefy, to suffer vertigo<text:line-break/></text:span></text:span><text:span text:style-name="AncientGreek_3a__20_Ἀρχαία_20_ἑλληνικά"><text:span text:style-name="T3">παρειμένους</text:span></text:span><text:span text:style-name="AncientGreek_3a__20_Ἀρχαία_20_ἑλληνικά"><text:span text:style-name="T16"> <text:s/>= (aor. part.) </text:span></text:span><text:span text:style-name="Default_20_Paragraph_20_Font"><text:span text:style-name="T18">παρίημι</text:span></text:span><text:span text:style-name="Default_20_Paragraph_20_Font"><text:span text:style-name="T17">: to fall by the side<text:line-break/>μοχθέω: to toil, to be worried<text:line-break/></text:span></text:span><text:span text:style-name="AncientGreek_3a__20_Ἀρχαία_20_ἑλληνικά"><text:span text:style-name="T19">ἐπικαρπία</text:span></text:span><text:span text:style-name="AncientGreek_3a__20_Ἀρχαία_20_ἑλληνικά"><text:span text:style-name="T20">: revenue, profit</text:span></text:span></text:p>
          </table:table-cell>
        </table:table-row>
        <table:table-row table:style-name="Table1.1">
          <table:table-cell table:style-name="Table1.A2" office:value-type="string">
            <text:p text:style-name="P43"><text:span text:style-name="AncientGreek_3a__20_Ἀρχαία_20_ἑλληνικά"><text:span text:style-name="T2">201.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βάτραχος</text:span></text:span><text:span text:style-name="AncientGreek_3a__20_Ἀρχαία_20_ἑλληνικά"><text:span text:style-name="T2">.<text:line-break/></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ἀκούσας</text:span></text:span><text:span text:style-name="AncientGreek_3a__20_Ἀρχαία_20_ἑλληνικά"><text:span text:style-name="T16"> </text:span></text:span><text:span text:style-name="AncientGreek_3a__20_Ἀρχαία_20_ἑλληνικά"><text:span text:style-name="T3">βατράχου</text:span></text:span><text:span text:style-name="AncientGreek_3a__20_Ἀρχαία_20_ἑλληνικά"><text:span text:style-name="T16"> </text:span></text:span><text:span text:style-name="AncientGreek_3a__20_Ἀρχαία_20_ἑλληνικά"><text:span text:style-name="T3">κεκραγότος</text:span></text:span><text:span text:style-name="AncientGreek_3a__20_Ἀρχαία_20_ἑλληνικά"><text:span text:style-name="T16"> </text:span></text:span><text:span text:style-name="AncientGreek_3a__20_Ἀρχαία_20_ἑλληνικά"><text:span text:style-name="T3">ἐπεστράφη</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φωνήν</text:span></text:span><text:span text:style-name="AncientGreek_3a__20_Ἀρχαία_20_ἑλληνικά"><text:span text:style-name="T16">, </text:span></text:span><text:span text:style-name="AncientGreek_3a__20_Ἀρχαία_20_ἑλληνικά"><text:span text:style-name="T3">οἰόμενος</text:span></text:span><text:span text:style-name="AncientGreek_3a__20_Ἀρχαία_20_ἑλληνικά"><text:span text:style-name="T16"> </text:span></text:span><text:span text:style-name="AncientGreek_3a__20_Ἀρχαία_20_ἑλληνικά"><text:span text:style-name="T3">μέγα</text:span></text:span><text:span text:style-name="AncientGreek_3a__20_Ἀρχαία_20_ἑλληνικά"><text:span text:style-name="T16"> </text:span></text:span><text:span text:style-name="AncientGreek_3a__20_Ἀρχαία_20_ἑλληνικά"><text:span text:style-name="T3">τι</text:span></text:span><text:span text:style-name="AncientGreek_3a__20_Ἀρχαία_20_ἑλληνικά"><text:span text:style-name="T16"> </text:span></text:span><text:span text:style-name="AncientGreek_3a__20_Ἀρχαία_20_ἑλληνικά"><text:span text:style-name="T3">ζῷον</text:span></text:span><text:span text:style-name="AncientGreek_3a__20_Ἀρχαία_20_ἑλληνικά"><text:span text:style-name="T16"> </text:span></text:span><text:span text:style-name="AncientGreek_3a__20_Ἀρχαία_20_ἑλληνικά"><text:span text:style-name="T3">εἶναι</text:span></text:span><text:span text:style-name="AncientGreek_3a__20_Ἀρχαία_20_ἑλληνικά"><text:span text:style-name="T16">. </text:span></text:span><text:span text:style-name="AncientGreek_3a__20_Ἀρχαία_20_ἑλληνικά"><text:span text:style-name="T3">Προσμείνα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μικρὸν</text:span></text:span><text:span text:style-name="AncientGreek_3a__20_Ἀρχαία_20_ἑλληνικά"><text:span text:style-name="T16"> </text:span></text:span><text:span text:style-name="AncientGreek_3a__20_Ἀρχαία_20_ἑλληνικά"><text:span text:style-name="T3">χρόνο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ἐθεάσατο</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ἀπὸ</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λίμνης</text:span></text:span><text:span text:style-name="AncientGreek_3a__20_Ἀρχαία_20_ἑλληνικά"><text:span text:style-name="T16"> </text:span></text:span><text:span text:style-name="AncientGreek_3a__20_Ἀρχαία_20_ἑλληνικά"><text:span text:style-name="T3">ἐξελθόντα</text:span></text:span><text:span text:style-name="AncientGreek_3a__20_Ἀρχαία_20_ἑλληνικά"><text:span text:style-name="T16">, </text:span></text:span><text:span text:style-name="AncientGreek_3a__20_Ἀρχαία_20_ἑλληνικά"><text:span text:style-name="T3">προσελθὼν</text:span></text:span><text:span text:style-name="AncientGreek_3a__20_Ἀρχαία_20_ἑλληνικά"><text:span text:style-name="T16"> </text:span></text:span><text:span text:style-name="AncientGreek_3a__20_Ἀρχαία_20_ἑλληνικά"><text:span text:style-name="T3">καταπάτησεν</text:span></text:span><text:span text:style-name="AncientGreek_3a__20_Ἀρχαία_20_ἑλληνικά"><text:span text:style-name="T16"> </text:span></text:span><text:span text:style-name="AncientGreek_3a__20_Ἀρχαία_20_ἑλληνικά"><text:span text:style-name="T3">εἰπών</text:span></text:span><text:span text:style-name="AncientGreek_3a__20_Ἀρχαία_20_ἑλληνικά"><text:span text:style-name="T16">· « </text:span></text:span><text:span text:style-name="AncientGreek_3a__20_Ἀρχαία_20_ἑλληνικά"><text:span text:style-name="T3">Εἶτα</text:span></text:span><text:span text:style-name="AncientGreek_3a__20_Ἀρχαία_20_ἑλληνικά"><text:span text:style-name="T16"> </text:span></text:span><text:span text:style-name="AncientGreek_3a__20_Ἀρχαία_20_ἑλληνικά"><text:span text:style-name="T3">τηλικοῦτος</text:span></text:span><text:span text:style-name="AncientGreek_3a__20_Ἀρχαία_20_ἑλληνικά"><text:span text:style-name="T16"> </text:span></text:span><text:span text:style-name="AncientGreek_3a__20_Ἀρχαία_20_ἑλληνικά"><text:span text:style-name="T3">ὢν</text:span></text:span><text:span text:style-name="AncientGreek_3a__20_Ἀρχαία_20_ἑλληνικά"><text:span text:style-name="T16"> </text:span></text:span><text:span text:style-name="AncientGreek_3a__20_Ἀρχαία_20_ἑλληνικά"><text:span text:style-name="T3">τηλικαῦτα</text:span></text:span><text:span text:style-name="AncientGreek_3a__20_Ἀρχαία_20_ἑλληνικά"><text:span text:style-name="T16"> </text:span></text:span><text:span text:style-name="AncientGreek_3a__20_Ἀρχαία_20_ἑλληνικά"><text:span text:style-name="T3">βοᾷς</text:span></text:span><text:span text:style-name="AncientGreek_3a__20_Ἀρχαία_20_ἑλληνικά"><text:span text:style-name="T16">; »</text:span></text:span></text:p>
            <text:p text:style-name="P48"/>
            <text:p text:style-name="P47"><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ἄνδρα</text:span></text:span><text:span text:style-name="AncientGreek_3a__20_Ἀρχαία_20_ἑλληνικά"><text:span text:style-name="T16"> </text:span></text:span><text:span text:style-name="AncientGreek_3a__20_Ἀρχαία_20_ἑλληνικά"><text:span text:style-name="T3">γλωσσαλγίαν</text:span></text:span><text:span text:style-name="AncientGreek_3a__20_Ἀρχαία_20_ἑλληνικά"><text:span text:style-name="T16"> </text:span></text:span><text:span text:style-name="AncientGreek_3a__20_Ἀρχαία_20_ἑλληνικά"><text:span text:style-name="T3">οὐδὲν</text:span></text:span><text:span text:style-name="AncientGreek_3a__20_Ἀρχαία_20_ἑλληνικά"><text:span text:style-name="T16"> </text:span></text:span><text:span text:style-name="AncientGreek_3a__20_Ἀρχαία_20_ἑλληνικά"><text:span text:style-name="T3">πλέο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λαλεῖν</text:span></text:span><text:span text:style-name="AncientGreek_3a__20_Ἀρχαία_20_ἑλληνικά"><text:span text:style-name="T16"> </text:span></text:span><text:span text:style-name="AncientGreek_3a__20_Ἀρχαία_20_ἑλληνικά"><text:span text:style-name="T3">δυνάμενο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εὔκαιρος</text:span></text:span><text:span text:style-name="AncientGreek_3a__20_Ἀρχαία_20_ἑλληνικά"><text:span text:style-name="T16">.</text:span></text:span></text:p>
          </table:table-cell>
          <table:table-cell table:style-name="Table1.A2" office:value-type="string">
            <text:p text:style-name="P89">A Lion And A Frog</text:p>
            <text:p text:style-name="P80">A lion, hearing a frog croak, turned at the sound, thinking it was some big animal. He waited some time, when he saw it coming out of the pond, approaching he crushed [it], saying: “Then being of such a large size you cry out such large [roars]!</text:p>
            <text:p text:style-name="P80"/>
            <text:p text:style-name="P80">This account is timely for a talkative man, incapable of anything more than speaking.</text:p>
            <text:p text:style-name="P80"/>
            <text:p text:style-name="P46"><text:span text:style-name="Default_20_Paragraph_20_Font"><text:span text:style-name="T10">γλωσσαλγία: </text:span></text:span><text:span text:style-name="Default_20_Paragraph_20_Font"><text:span text:style-name="T9">constant talking, prattling</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2">202.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δελφίς</text:span></text:span><text:span text:style-name="AncientGreek_3a__20_Ἀρχαία_20_ἑλληνικά"><text:span text:style-name="T2">.</text:span></text:span></text:p>
            <text:p text:style-name="P46"><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ἐπί</text:span></text:span><text:span text:style-name="AncientGreek_3a__20_Ἀρχαία_20_ἑλληνικά"><text:span text:style-name="T16"> </text:span></text:span><text:span text:style-name="AncientGreek_3a__20_Ἀρχαία_20_ἑλληνικά"><text:span text:style-name="T3">τινι</text:span></text:span><text:span text:style-name="AncientGreek_3a__20_Ἀρχαία_20_ἑλληνικά"><text:span text:style-name="T16"> </text:span></text:span><text:span text:style-name="AncientGreek_3a__20_Ἀρχαία_20_ἑλληνικά"><text:span text:style-name="T3">αἰγιαλῷ</text:span></text:span><text:span text:style-name="AncientGreek_3a__20_Ἀρχαία_20_ἑλληνικά"><text:span text:style-name="T16"> </text:span></text:span><text:span text:style-name="AncientGreek_3a__20_Ἀρχαία_20_ἑλληνικά"><text:span text:style-name="T3">πλαζόμενος</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ἐθεάσατο</text:span></text:span><text:span text:style-name="AncientGreek_3a__20_Ἀρχαία_20_ἑλληνικά"><text:span text:style-name="T16"> </text:span></text:span><text:span text:style-name="AncientGreek_3a__20_Ἀρχαία_20_ἑλληνικά"><text:span text:style-name="T3">δελφῖνα</text:span></text:span><text:span text:style-name="AncientGreek_3a__20_Ἀρχαία_20_ἑλληνικά"><text:span text:style-name="T16"> </text:span></text:span><text:span text:style-name="AncientGreek_3a__20_Ἀρχαία_20_ἑλληνικά"><text:span text:style-name="T3">παρακύψαντα</text:span></text:span><text:span text:style-name="AncientGreek_3a__20_Ἀρχαία_20_ἑλληνικά"><text:span text:style-name="T16">, [ </text:span></text:span><text:span text:style-name="AncientGreek_3a__20_Ἀρχαία_20_ἑλληνικά"><text:span text:style-name="T3">ὡς</text:span></text:span><text:span text:style-name="AncientGreek_3a__20_Ἀρχαία_20_ἑλληνικά"><text:span text:style-name="T16"> ]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συμμαχίαν</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παρεκάλεσε</text:span></text:span><text:span text:style-name="AncientGreek_3a__20_Ἀρχαία_20_ἑλληνικά"><text:span text:style-name="T16"> </text:span></text:span><text:span text:style-name="AncientGreek_3a__20_Ἀρχαία_20_ἑλληνικά"><text:span text:style-name="T3">λέγων</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ἁρμόττει</text:span></text:span><text:span text:style-name="AncientGreek_3a__20_Ἀρχαία_20_ἑλληνικά"><text:span text:style-name="T16"> </text:span></text:span><text:span text:style-name="AncientGreek_3a__20_Ἀρχαία_20_ἑλληνικά"><text:span text:style-name="T3">μάλιστα</text:span></text:span><text:span text:style-name="AncientGreek_3a__20_Ἀρχαία_20_ἑλληνικά"><text:span text:style-name="T16"> </text:span></text:span><text:span text:style-name="AncientGreek_3a__20_Ἀρχαία_20_ἑλληνικά"><text:span text:style-name="T3">φίλους</text:span></text:span><text:span text:style-name="AncientGreek_3a__20_Ἀρχαία_20_ἑλληνικά"><text:span text:style-name="T16"> </text:span></text:span><text:span text:style-name="AncientGreek_3a__20_Ἀρχαία_20_ἑλληνικά"><text:span text:style-name="T3">αὐτοὺ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βοηθοὺς</text:span></text:span><text:span text:style-name="AncientGreek_3a__20_Ἀρχαία_20_ἑλληνικά"><text:span text:style-name="T16"> </text:span></text:span><text:span text:style-name="AncientGreek_3a__20_Ἀρχαία_20_ἑλληνικά"><text:span text:style-name="T3">γενέσθαι</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θαλαττίων</text:span></text:span><text:span text:style-name="AncientGreek_3a__20_Ἀρχαία_20_ἑλληνικά"><text:span text:style-name="T16"> </text:span></text:span><text:span text:style-name="AncientGreek_3a__20_Ἀρχαία_20_ἑλληνικά"><text:span text:style-name="T3">ζῴων</text:span></text:span><text:span text:style-name="AncientGreek_3a__20_Ἀρχαία_20_ἑλληνικά"><text:span text:style-name="T16">, </text:span></text:span><text:span text:style-name="AncientGreek_3a__20_Ἀρχαία_20_ἑλληνικά"><text:span text:style-name="T3">αὐτὸ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χερσαίων</text:span></text:span><text:span text:style-name="AncientGreek_3a__20_Ἀρχαία_20_ἑλληνικά"><text:span text:style-name="T16"> </text:span></text:span><text:span text:style-name="AncientGreek_3a__20_Ἀρχαία_20_ἑλληνικά"><text:span text:style-name="T3">βασιλεύει</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ἀσμένως</text:span></text:span><text:span text:style-name="AncientGreek_3a__20_Ἀρχαία_20_ἑλληνικά"><text:span text:style-name="T16"> </text:span></text:span><text:span text:style-name="AncientGreek_3a__20_Ἀρχαία_20_ἑλληνικά"><text:span text:style-name="T3">ἐπινεύσαντο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πολὺν</text:span></text:span><text:span text:style-name="AncientGreek_3a__20_Ἀρχαία_20_ἑλληνικά"><text:span text:style-name="T16"> </text:span></text:span><text:span text:style-name="AncientGreek_3a__20_Ἀρχαία_20_ἑλληνικά"><text:span text:style-name="T3">χρόνον</text:span></text:span><text:span text:style-name="AncientGreek_3a__20_Ἀρχαία_20_ἑλληνικά"><text:span text:style-name="T16"> </text:span></text:span><text:span text:style-name="AncientGreek_3a__20_Ἀρχαία_20_ἑλληνικά"><text:span text:style-name="T3">μάχην</text:span></text:span><text:span text:style-name="AncientGreek_3a__20_Ἀρχαία_20_ἑλληνικά"><text:span text:style-name="T16"> </text:span></text:span><text:span text:style-name="AncientGreek_3a__20_Ἀρχαία_20_ἑλληνικά"><text:span text:style-name="T3">ἔχων</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αῦρον</text:span></text:span><text:span text:style-name="AncientGreek_3a__20_Ἀρχαία_20_ἑλληνικά"><text:span text:style-name="T16"> </text:span></text:span><text:span text:style-name="AncientGreek_3a__20_Ἀρχαία_20_ἑλληνικά"><text:span text:style-name="T3">ἄγριον</text:span></text:span><text:span text:style-name="AncientGreek_3a__20_Ἀρχαία_20_ἑλληνικά"><text:span text:style-name="T16"> </text:span></text:span><text:span text:style-name="AncientGreek_3a__20_Ἀρχαία_20_ἑλληνικά"><text:span text:style-name="T3">ἐπεκαλεῖτο</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δελφῖνα</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βοήθεια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κεῖνος</text:span></text:span><text:span text:style-name="AncientGreek_3a__20_Ἀρχαία_20_ἑλληνικά"><text:span text:style-name="T16"> </text:span></text:span><text:span text:style-name="AncientGreek_3a__20_Ἀρχαία_20_ἑλληνικά"><text:span text:style-name="T3">καίπερ</text:span></text:span><text:span text:style-name="AncientGreek_3a__20_Ἀρχαία_20_ἑλληνικά"><text:span text:style-name="T16"> </text:span></text:span><text:span text:style-name="AncientGreek_3a__20_Ἀρχαία_20_ἑλληνικά"><text:span text:style-name="T3">βουλόμενος</text:span></text:span><text:span text:style-name="AncientGreek_3a__20_Ἀρχαία_20_ἑλληνικά"><text:span text:style-name="T16"> </text:span></text:span><text:span text:style-name="AncientGreek_3a__20_Ἀρχαία_20_ἑλληνικά"><text:span text:style-name="T3">ἐκβῆναι</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θαλάσσης</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ἠδύνατο</text:span></text:span><text:span text:style-name="AncientGreek_3a__20_Ἀρχαία_20_ἑλληνικά"><text:span text:style-name="T16">, </text:span></text:span><text:span text:style-name="AncientGreek_3a__20_Ἀρχαία_20_ἑλληνικά"><text:span text:style-name="T3">ᾐτιᾶτο</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προδότη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ὑποτυχὼν</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ἐμὲ</text:span></text:span><text:span text:style-name="AncientGreek_3a__20_Ἀρχαία_20_ἑλληνικά"><text:span text:style-name="T16"> </text:span></text:span><text:span text:style-name="AncientGreek_3a__20_Ἀρχαία_20_ἑλληνικά"><text:span text:style-name="T3">μέμφου</text:span></text:span><text:span text:style-name="AncientGreek_3a__20_Ἀρχαία_20_ἑλληνικά"><text:span text:style-name="T16">,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φύσιν</text:span></text:span><text:span text:style-name="AncientGreek_3a__20_Ἀρχαία_20_ἑλληνικά"><text:span text:style-name="T16">, </text:span></text:span><text:span text:style-name="AncientGreek_3a__20_Ἀρχαία_20_ἑλληνικά"><text:span text:style-name="T3">ἥτις</text:span></text:span><text:span text:style-name="AncientGreek_3a__20_Ἀρχαία_20_ἑλληνικά"><text:span text:style-name="T16"> </text:span></text:span><text:span text:style-name="AncientGreek_3a__20_Ἀρχαία_20_ἑλληνικά"><text:span text:style-name="T3">με</text:span></text:span><text:span text:style-name="AncientGreek_3a__20_Ἀρχαία_20_ἑλληνικά"><text:span text:style-name="T16"> </text:span></text:span><text:span text:style-name="AncientGreek_3a__20_Ἀρχαία_20_ἑλληνικά"><text:span text:style-name="T3">θαλάττιον</text:span></text:span><text:span text:style-name="AncientGreek_3a__20_Ἀρχαία_20_ἑλληνικά"><text:span text:style-name="T16"> </text:span></text:span><text:span text:style-name="AncientGreek_3a__20_Ἀρχαία_20_ἑλληνικά"><text:span text:style-name="T3">ποιήσασα</text:span></text:span><text:span text:style-name="AncientGreek_3a__20_Ἀρχαία_20_ἑλληνικά"><text:span text:style-name="T16"> </text:span></text:span><text:span text:style-name="AncientGreek_3a__20_Ἀρχαία_20_ἑλληνικά"><text:span text:style-name="T3">γῆς</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ἐᾷ</text:span></text:span><text:span text:style-name="AncientGreek_3a__20_Ἀρχαία_20_ἑλληνικά"><text:span text:style-name="T16"> </text:span></text:span><text:span text:style-name="AncientGreek_3a__20_Ἀρχαία_20_ἑλληνικά"><text:span text:style-name="T3">ἐπιβαίνειν</text:span></text:span><text:span text:style-name="AncientGreek_3a__20_Ἀρχαία_20_ἑλληνικά"><text:span text:style-name="T16">.»</text:span></text:span></text:p>
            <text:p text:style-name="P46"/>
            <text:p text:style-name="P46"><text:span text:style-name="AncientGreek_3a__20_Ἀρχαία_20_ἑλληνικά"><text:span text:style-name="T3">Οὕτω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ἡμᾶς</text:span></text:span><text:span text:style-name="AncientGreek_3a__20_Ἀρχαία_20_ἑλληνικά"><text:span text:style-name="T16"> </text:span></text:span><text:span text:style-name="AncientGreek_3a__20_Ἀρχαία_20_ἑλληνικά"><text:span text:style-name="T3">δεῖ</text:span></text:span><text:span text:style-name="AncientGreek_3a__20_Ἀρχαία_20_ἑλληνικά"><text:span text:style-name="T16"> </text:span></text:span><text:span text:style-name="AncientGreek_3a__20_Ἀρχαία_20_ἑλληνικά"><text:span text:style-name="T3">φιλίαν</text:span></text:span><text:span text:style-name="AncientGreek_3a__20_Ἀρχαία_20_ἑλληνικά"><text:span text:style-name="T16"> </text:span></text:span><text:span text:style-name="AncientGreek_3a__20_Ἀρχαία_20_ἑλληνικά"><text:span text:style-name="T3">σπενδομένους</text:span></text:span><text:span text:style-name="AncientGreek_3a__20_Ἀρχαία_20_ἑλληνικά"><text:span text:style-name="T16"> </text:span></text:span><text:span text:style-name="AncientGreek_3a__20_Ἀρχαία_20_ἑλληνικά"><text:span text:style-name="T3">τοιούτους</text:span></text:span><text:span text:style-name="AncientGreek_3a__20_Ἀρχαία_20_ἑλληνικά"><text:span text:style-name="T16"> </text:span></text:span><text:span text:style-name="AncientGreek_3a__20_Ἀρχαία_20_ἑλληνικά"><text:span text:style-name="T3">ἐπιλέγεσθαι</text:span></text:span><text:span text:style-name="AncientGreek_3a__20_Ἀρχαία_20_ἑλληνικά"><text:span text:style-name="T16"> </text:span></text:span><text:span text:style-name="AncientGreek_3a__20_Ἀρχαία_20_ἑλληνικά"><text:span text:style-name="T3">συμμάχους</text:span></text:span><text:span text:style-name="AncientGreek_3a__20_Ἀρχαία_20_ἑλληνικά"><text:span text:style-name="T16"> </text:span></text:span><text:span text:style-name="AncientGreek_3a__20_Ἀρχαία_20_ἑλληνικά"><text:span text:style-name="T3">οἳ</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κινδύνοις</text:span></text:span><text:span text:style-name="AncientGreek_3a__20_Ἀρχαία_20_ἑλληνικά"><text:span text:style-name="T16"> </text:span></text:span><text:span text:style-name="AncientGreek_3a__20_Ἀρχαία_20_ἑλληνικά"><text:span text:style-name="T3">παρεῖναι</text:span></text:span><text:span text:style-name="AncientGreek_3a__20_Ἀρχαία_20_ἑλληνικά"><text:span text:style-name="T16"> </text:span></text:span><text:span text:style-name="AncientGreek_3a__20_Ἀρχαία_20_ἑλληνικά"><text:span text:style-name="T3">ἡμῖν</text:span></text:span><text:span text:style-name="AncientGreek_3a__20_Ἀρχαία_20_ἑλληνικά"><text:span text:style-name="T16"> </text:span></text:span><text:span text:style-name="AncientGreek_3a__20_Ἀρχαία_20_ἑλληνικά"><text:span text:style-name="T3">δύνανται</text:span></text:span><text:span text:style-name="AncientGreek_3a__20_Ἀρχαία_20_ἑλληνικά"><text:span text:style-name="T16">.</text:span></text:span></text:p>
          </table:table-cell>
          <table:table-cell table:style-name="Table1.A1" office:value-type="string">
            <text:p text:style-name="P89">A Lion And A Dolphin</text:p>
            <text:p text:style-name="P80">A lion wandering on a beach when he saw a dolphin peering out invited him upon a partnership saying that "It especially suits friends themselves to become helpful. For one ruled the marine animals, and he the land [animals]." While he was <text:s/>nodding gladly, the lion, for long time having disagreement with a wild bull, called the dolphin for aid. And since he, although wishing to step out of the sea he was not able, the lion accused him of treachery. "Don’t blame me, but nature who made me aquatic and does not allow me to walk on land."</text:p>
            <text:p text:style-name="P80"/>
            <text:p text:style-name="P80">Thus also it is necessary for us who forge friendship, to choose such allies who are able to be present with us in danger.</text:p>
          </table:table-cell>
        </table:table-row>
        <table:table-row table:style-name="Table1.1">
          <table:table-cell table:style-name="Table1.A1" office:value-type="string">
            <text:p text:style-name="P1"><text:span text:style-name="AncientGreek_3a__20_Ἀρχαία_20_ἑλληνικά"><text:span text:style-name="T2">203.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άπρος</text:span></text:span><text:span text:style-name="AncientGreek_3a__20_Ἀρχαία_20_ἑλληνικά"><text:span text:style-name="T2">.</text:span></text:span></text:p>
            <text:p text:style-name="P46"><text:span text:style-name="AncientGreek_3a__20_Ἀρχαία_20_ἑλληνικά"><text:span text:style-name="T3">Θέρους</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ὥρᾳ</text:span></text:span><text:span text:style-name="AncientGreek_3a__20_Ἀρχαία_20_ἑλληνικά"><text:span text:style-name="T16">, </text:span></text:span><text:span text:style-name="AncientGreek_3a__20_Ἀρχαία_20_ἑλληνικά"><text:span text:style-name="T3">ὅτε</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καῦμα</text:span></text:span><text:span text:style-name="AncientGreek_3a__20_Ἀρχαία_20_ἑλληνικά"><text:span text:style-name="T16"> </text:span></text:span><text:span text:style-name="AncientGreek_3a__20_Ἀρχαία_20_ἑλληνικά"><text:span text:style-name="T3">δίψαν</text:span></text:span><text:span text:style-name="AncientGreek_3a__20_Ἀρχαία_20_ἑλληνικά"><text:span text:style-name="T16"> </text:span></text:span><text:span text:style-name="AncientGreek_3a__20_Ἀρχαία_20_ἑλληνικά"><text:span text:style-name="T3">ἐμποιεῖ</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μικρὰν</text:span></text:span><text:span text:style-name="AncientGreek_3a__20_Ἀρχαία_20_ἑλληνικά"><text:span text:style-name="T16"> </text:span></text:span><text:span text:style-name="AncientGreek_3a__20_Ἀρχαία_20_ἑλληνικά"><text:span text:style-name="T3">πηγὴν</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άπρος</text:span></text:span><text:span text:style-name="AncientGreek_3a__20_Ἀρχαία_20_ἑλληνικά"><text:span text:style-name="T16"> </text:span></text:span><text:span text:style-name="AncientGreek_3a__20_Ἀρχαία_20_ἑλληνικά"><text:span text:style-name="T3">ἦλθον</text:span></text:span><text:span text:style-name="AncientGreek_3a__20_Ἀρχαία_20_ἑλληνικά"><text:span text:style-name="T16"> </text:span></text:span><text:span text:style-name="AncientGreek_3a__20_Ἀρχαία_20_ἑλληνικά"><text:span text:style-name="T3">πιεῖν</text:span></text:span><text:span text:style-name="AncientGreek_3a__20_Ἀρχαία_20_ἑλληνικά"><text:span text:style-name="T16">. </text:span></text:span><text:span text:style-name="AncientGreek_3a__20_Ἀρχαία_20_ἑλληνικά"><text:span text:style-name="T3">Ἤριζο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ίς</text:span></text:span><text:span text:style-name="AncientGreek_3a__20_Ἀρχαία_20_ἑλληνικά"><text:span text:style-name="T16"> </text:span></text:span><text:span text:style-name="AncientGreek_3a__20_Ἀρχαία_20_ἑλληνικά"><text:span text:style-name="T3">πρῶτος</text:span></text:span><text:span text:style-name="AncientGreek_3a__20_Ἀρχαία_20_ἑλληνικά"><text:span text:style-name="T16"> </text:span></text:span><text:span text:style-name="AncientGreek_3a__20_Ἀρχαία_20_ἑλληνικά"><text:span text:style-name="T3">αὐτῶν</text:span></text:span><text:span text:style-name="AncientGreek_3a__20_Ἀρχαία_20_ἑλληνικά"><text:span text:style-name="T16"> </text:span></text:span><text:span text:style-name="AncientGreek_3a__20_Ἀρχαία_20_ἑλληνικά"><text:span text:style-name="T3">πίῃ</text:span></text:span><text:span text:style-name="AncientGreek_3a__20_Ἀρχαία_20_ἑλληνικά"><text:span text:style-name="T16">· </text:span></text:span><text:span text:style-name="AncientGreek_3a__20_Ἀρχαία_20_ἑλληνικά"><text:span text:style-name="T3">ἐκ</text:span></text:span><text:span text:style-name="AncientGreek_3a__20_Ἀρχαία_20_ἑλληνικά"><text:span text:style-name="T16"> </text:span></text:span><text:span text:style-name="AncientGreek_3a__20_Ἀρχαία_20_ἑλληνικά"><text:span text:style-name="T3">τούτου</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φόνον</text:span></text:span><text:span text:style-name="AncientGreek_3a__20_Ἀρχαία_20_ἑλληνικά"><text:span text:style-name="T16"> </text:span></text:span><text:span text:style-name="AncientGreek_3a__20_Ἀρχαία_20_ἑλληνικά"><text:span text:style-name="T3">ἀλλήλων</text:span></text:span><text:span text:style-name="AncientGreek_3a__20_Ἀρχαία_20_ἑλληνικά"><text:span text:style-name="T16"> </text:span></text:span><text:span text:style-name="AncientGreek_3a__20_Ἀρχαία_20_ἑλληνικά"><text:span text:style-name="T3">διηγέρθησαν</text:span></text:span><text:span text:style-name="AncientGreek_3a__20_Ἀρχαία_20_ἑλληνικά"><text:span text:style-name="T16">. </text:span></text:span><text:span text:style-name="AncientGreek_3a__20_Ἀρχαία_20_ἑλληνικά"><text:span text:style-name="T3">Ἄφνω</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πιστραφέντες</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ἀναπνεῦσαι</text:span></text:span><text:span text:style-name="AncientGreek_3a__20_Ἀρχαία_20_ἑλληνικά"><text:span text:style-name="T16">, </text:span></text:span><text:span text:style-name="AncientGreek_3a__20_Ἀρχαία_20_ἑλληνικά"><text:span text:style-name="T3">εἶδον</text:span></text:span><text:span text:style-name="AncientGreek_3a__20_Ἀρχαία_20_ἑλληνικά"><text:span text:style-name="T16"> </text:span></text:span><text:span text:style-name="AncientGreek_3a__20_Ἀρχαία_20_ἑλληνικά"><text:span text:style-name="T3">γῦπας</text:span></text:span><text:span text:style-name="AncientGreek_3a__20_Ἀρχαία_20_ἑλληνικά"><text:span text:style-name="T16"> </text:span></text:span><text:span text:style-name="AncientGreek_3a__20_Ἀρχαία_20_ἑλληνικά"><text:span text:style-name="T3">ἐκδεχομένους</text:span></text:span><text:span text:style-name="AncientGreek_3a__20_Ἀρχαία_20_ἑλληνικά"><text:span text:style-name="T16"> </text:span></text:span><text:span text:style-name="AncientGreek_3a__20_Ἀρχαία_20_ἑλληνικά"><text:span text:style-name="T3">ὃς</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αὐτῶν</text:span></text:span><text:span text:style-name="AncientGreek_3a__20_Ἀρχαία_20_ἑλληνικά"><text:span text:style-name="T16"> </text:span></text:span><text:span text:style-name="AncientGreek_3a__20_Ἀρχαία_20_ἑλληνικά"><text:span text:style-name="T3">πέσῃ</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καταφαγεῖν</text:span></text:span><text:span text:style-name="AncientGreek_3a__20_Ἀρχαία_20_ἑλληνικά"><text:span text:style-name="T16">. </text:span></text:span><text:span text:style-name="AncientGreek_3a__20_Ἀρχαία_20_ἑλληνικά"><text:span text:style-name="T3">Διὰ</text:span></text:span></text:p>
            <text:p text:style-name="P46"><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λύσαντε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ἔχθραν</text:span></text:span><text:span text:style-name="AncientGreek_3a__20_Ἀρχαία_20_ἑλληνικά"><text:span text:style-name="T16"> </text:span></text:span><text:span text:style-name="AncientGreek_3a__20_Ἀρχαία_20_ἑλληνικά"><text:span text:style-name="T3">εἶπον</text:span></text:span><text:span text:style-name="AncientGreek_3a__20_Ἀρχαία_20_ἑλληνικά"><text:span text:style-name="T16">· «</text:span></text:span><text:span text:style-name="AncientGreek_3a__20_Ἀρχαία_20_ἑλληνικά"><text:span text:style-name="T3">Κρεῖσσόν</text:span></text:span><text:span text:style-name="AncientGreek_3a__20_Ἀρχαία_20_ἑλληνικά"><text:span text:style-name="T16"> </text:span></text:span><text:span text:style-name="AncientGreek_3a__20_Ἀρχαία_20_ἑλληνικά"><text:span text:style-name="T3">ἐστιν</text:span></text:span><text:span text:style-name="AncientGreek_3a__20_Ἀρχαία_20_ἑλληνικά"><text:span text:style-name="T16"> </text:span></text:span><text:span text:style-name="AncientGreek_3a__20_Ἀρχαία_20_ἑλληνικά"><text:span text:style-name="T3">ἡμᾶς</text:span></text:span><text:span text:style-name="AncientGreek_3a__20_Ἀρχαία_20_ἑλληνικά"><text:span text:style-name="T16"> </text:span></text:span><text:span text:style-name="AncientGreek_3a__20_Ἀρχαία_20_ἑλληνικά"><text:span text:style-name="T3">φίλους</text:span></text:span><text:span text:style-name="AncientGreek_3a__20_Ἀρχαία_20_ἑλληνικά"><text:span text:style-name="T16"> </text:span></text:span><text:span text:style-name="AncientGreek_3a__20_Ἀρχαία_20_ἑλληνικά"><text:span text:style-name="T3">γενέσθαι</text:span></text:span><text:span text:style-name="AncientGreek_3a__20_Ἀρχαία_20_ἑλληνικά"><text:span text:style-name="T16"> </text:span></text:span><text:span text:style-name="AncientGreek_3a__20_Ἀρχαία_20_ἑλληνικά"><text:span text:style-name="T3">ἢ</text:span></text:span><text:span text:style-name="AncientGreek_3a__20_Ἀρχαία_20_ἑλληνικά"><text:span text:style-name="T16"> </text:span></text:span><text:span text:style-name="AncientGreek_3a__20_Ἀρχαία_20_ἑλληνικά"><text:span text:style-name="T3">βρῶμα</text:span></text:span><text:span text:style-name="AncientGreek_3a__20_Ἀρχαία_20_ἑλληνικά"><text:span text:style-name="T16"> </text:span></text:span><text:span text:style-name="AncientGreek_3a__20_Ἀρχαία_20_ἑλληνικά"><text:span text:style-name="T3">γυψὶ</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όραξιν</text:span></text:span><text:span text:style-name="AncientGreek_3a__20_Ἀρχαία_20_ἑλληνικά"><text:span text:style-name="T16">.»</text:span></text:span></text:p>
            <text:p text:style-name="P46"/>
            <text:p text:style-name="P46"><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τὰς</text:span></text:span><text:span text:style-name="AncientGreek_3a__20_Ἀρχαία_20_ἑλληνικά"><text:span text:style-name="T16"> </text:span></text:span><text:span text:style-name="AncientGreek_3a__20_Ἀρχαία_20_ἑλληνικά"><text:span text:style-name="T3">πονηρὰς</text:span></text:span><text:span text:style-name="AncientGreek_3a__20_Ἀρχαία_20_ἑλληνικά"><text:span text:style-name="T16"> </text:span></text:span><text:span text:style-name="AncientGreek_3a__20_Ἀρχαία_20_ἑλληνικά"><text:span text:style-name="T3">ἔριδα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ὰς</text:span></text:span><text:span text:style-name="AncientGreek_3a__20_Ἀρχαία_20_ἑλληνικά"><text:span text:style-name="T16"> </text:span></text:span><text:span text:style-name="AncientGreek_3a__20_Ἀρχαία_20_ἑλληνικά"><text:span text:style-name="T3">φιλονεικίας</text:span></text:span><text:span text:style-name="AncientGreek_3a__20_Ἀρχαία_20_ἑλληνικά"><text:span text:style-name="T16"> </text:span></text:span><text:span text:style-name="AncientGreek_3a__20_Ἀρχαία_20_ἑλληνικά"><text:span text:style-name="T3">καλόν</text:span></text:span><text:span text:style-name="AncientGreek_3a__20_Ἀρχαία_20_ἑλληνικά"><text:span text:style-name="T16"> </text:span></text:span><text:span text:style-name="AncientGreek_3a__20_Ἀρχαία_20_ἑλληνικά"><text:span text:style-name="T3">ἐστι</text:span></text:span><text:span text:style-name="AncientGreek_3a__20_Ἀρχαία_20_ἑλληνικά"><text:span text:style-name="T16"> </text:span></text:span><text:span text:style-name="AncientGreek_3a__20_Ἀρχαία_20_ἑλληνικά"><text:span text:style-name="T3">διαλύειν</text:span></text:span><text:span text:style-name="AncientGreek_3a__20_Ἀρχαία_20_ἑλληνικά"><text:span text:style-name="T16">, </text:span></text:span><text:span text:style-name="AncientGreek_3a__20_Ἀρχαία_20_ἑλληνικά"><text:span text:style-name="T3">ἐπειδὴ</text:span></text:span><text:span text:style-name="AncientGreek_3a__20_Ἀρχαία_20_ἑλληνικά"><text:span text:style-name="T16"> </text:span></text:span><text:span text:style-name="AncientGreek_3a__20_Ἀρχαία_20_ἑλληνικά"><text:span text:style-name="T3">πᾶσιν</text:span></text:span><text:span text:style-name="AncientGreek_3a__20_Ἀρχαία_20_ἑλληνικά"><text:span text:style-name="T16"> </text:span></text:span><text:span text:style-name="AncientGreek_3a__20_Ἀρχαία_20_ἑλληνικά"><text:span text:style-name="T3">ἐπικίνδυνον</text:span></text:span><text:span text:style-name="AncientGreek_3a__20_Ἀρχαία_20_ἑλληνικά"><text:span text:style-name="T16"> </text:span></text:span><text:span text:style-name="AncientGreek_3a__20_Ἀρχαία_20_ἑλληνικά"><text:span text:style-name="T3">τέλος</text:span></text:span><text:span text:style-name="AncientGreek_3a__20_Ἀρχαία_20_ἑλληνικά"><text:span text:style-name="T16"> </text:span></text:span><text:span text:style-name="AncientGreek_3a__20_Ἀρχαία_20_ἑλληνικά"><text:span text:style-name="T3">ἄγουσιν</text:span></text:span><text:span text:style-name="AncientGreek_3a__20_Ἀρχαία_20_ἑλληνικά"><text:span text:style-name="T16">.</text:span></text:span></text:p>
          </table:table-cell>
          <table:table-cell table:style-name="Table1.A1" office:value-type="string">
            <text:p text:style-name="P89">A <text:s/>Lioin And A Boar</text:p>
            <text:p text:style-name="P46"><text:span text:style-name="Default_20_Paragraph_20_Font"><text:span text:style-name="T9">In the season of summer, when the heat causes thirst, a lion and a boar came to drink at a small spring. They quarreled over who should drink first, and from this unto murder of eachother they were roused. But suddenly turning around to catch their breath, they saw a vulture waiting to devour the one who among them would fall. Because of this, putting an end to their enmity, they said: "It is better to become friends than to become food for vultures and crows." </text:span></text:span><text:span text:style-name="Default_20_Paragraph_20_Font"><text:span text:style-name="T10">»</text:span></text:span></text:p>
            <text:p text:style-name="P88"/>
            <text:p text:style-name="P80">Because it is good to dissolve wicked quarrels and rivalries; since they bring dangerous ends to all things.</text:p>
          </table:table-cell>
        </table:table-row>
        <text:soft-page-break/>
        <table:table-row table:style-name="Table1.1">
          <table:table-cell table:style-name="Table1.A1" office:value-type="string">
            <text:p text:style-name="P3"><text:span text:style-name="AncientGreek_3a__20_Ἀρχαία_20_ἑλληνικά"><text:span text:style-name="T2">204.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αγωός</text:span></text:span><text:span text:style-name="AncientGreek_3a__20_Ἀρχαία_20_ἑλληνικά"><text:span text:style-name="T2">.</text:span></text:span></text:p>
            <text:p text:style-name="P49"><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περιτυχὼν</text:span></text:span><text:span text:style-name="AncientGreek_3a__20_Ἀρχαία_20_ἑλληνικά"><text:span text:style-name="T16"> </text:span></text:span><text:span text:style-name="AncientGreek_3a__20_Ἀρχαία_20_ἑλληνικά"><text:span text:style-name="T3">λαγωῷ</text:span></text:span><text:span text:style-name="AncientGreek_3a__20_Ἀρχαία_20_ἑλληνικά"><text:span text:style-name="T16"> </text:span></text:span><text:span text:style-name="AncientGreek_3a__20_Ἀρχαία_20_ἑλληνικά"><text:span text:style-name="T3">κοιμωμένῳ</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ἔμελλε</text:span></text:span><text:span text:style-name="AncientGreek_3a__20_Ἀρχαία_20_ἑλληνικά"><text:span text:style-name="T16"> </text:span></text:span><text:span text:style-name="AncientGreek_3a__20_Ἀρχαία_20_ἑλληνικά"><text:span text:style-name="T3">καταφαγεῖν</text:span></text:span><text:span text:style-name="AncientGreek_3a__20_Ἀρχαία_20_ἑλληνικά"><text:span text:style-name="T16">· </text:span></text:span><text:span text:style-name="AncientGreek_3a__20_Ἀρχαία_20_ἑλληνικά"><text:span text:style-name="T3">μεταξὺ</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θεασάμενος</text:span></text:span><text:span text:style-name="AncientGreek_3a__20_Ἀρχαία_20_ἑλληνικά"><text:span text:style-name="T16"> </text:span></text:span><text:span text:style-name="AncientGreek_3a__20_Ἀρχαία_20_ἑλληνικά"><text:span text:style-name="T3">ἔλαφον</text:span></text:span><text:span text:style-name="AncientGreek_3a__20_Ἀρχαία_20_ἑλληνικά"><text:span text:style-name="T16"> </text:span></text:span><text:span text:style-name="AncientGreek_3a__20_Ἀρχαία_20_ἑλληνικά"><text:span text:style-name="T3">παριοῦσαν</text:span></text:span><text:span text:style-name="AncientGreek_3a__20_Ἀρχαία_20_ἑλληνικά"><text:span text:style-name="T16">, </text:span></text:span><text:span text:style-name="AncientGreek_3a__20_Ἀρχαία_20_ἑλληνικά"><text:span text:style-name="T3">ἀφεὶ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λαγωόν</text:span></text:span><text:span text:style-name="AncientGreek_3a__20_Ἀρχαία_20_ἑλληνικά"><text:span text:style-name="T16">, </text:span></text:span><text:span text:style-name="AncientGreek_3a__20_Ἀρχαία_20_ἑλληνικά"><text:span text:style-name="T3">ἐκείνην</text:span></text:span><text:span text:style-name="AncientGreek_3a__20_Ἀρχαία_20_ἑλληνικά"><text:span text:style-name="T16"> </text:span></text:span><text:span text:style-name="AncientGreek_3a__20_Ἀρχαία_20_ἑλληνικά"><text:span text:style-name="T3">ἐδίωκε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οὖν</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ψόφον</text:span></text:span><text:span text:style-name="AncientGreek_3a__20_Ἀρχαία_20_ἑλληνικά"><text:span text:style-name="T16"> </text:span></text:span><text:span text:style-name="AncientGreek_3a__20_Ἀρχαία_20_ἑλληνικά"><text:span text:style-name="T3">ἐξαναστὰς</text:span></text:span><text:span text:style-name="AncientGreek_3a__20_Ἀρχαία_20_ἑλληνικά"><text:span text:style-name="T16"> </text:span></text:span><text:span text:style-name="AncientGreek_3a__20_Ἀρχαία_20_ἑλληνικά"><text:span text:style-name="T3">ἔφυγε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πολὺ</text:span></text:span><text:span text:style-name="AncientGreek_3a__20_Ἀρχαία_20_ἑλληνικά"><text:span text:style-name="T16"> </text:span></text:span><text:span text:style-name="AncientGreek_3a__20_Ἀρχαία_20_ἑλληνικά"><text:span text:style-name="T3">διώξα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ἔλαφον</text:span></text:span><text:span text:style-name="AncientGreek_3a__20_Ἀρχαία_20_ἑλληνικά"><text:span text:style-name="T16">, </text:span></text:span><text:span text:style-name="AncientGreek_3a__20_Ἀρχαία_20_ἑλληνικά"><text:span text:style-name="T3">ἐπειδὴ</text:span></text:span><text:span text:style-name="AncientGreek_3a__20_Ἀρχαία_20_ἑλληνικά"><text:span text:style-name="T16"> </text:span></text:span><text:span text:style-name="AncientGreek_3a__20_Ἀρχαία_20_ἑλληνικά"><text:span text:style-name="T3">καταλαβεῖν</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ἠδυνήθη</text:span></text:span><text:span text:style-name="AncientGreek_3a__20_Ἀρχαία_20_ἑλληνικά"><text:span text:style-name="T16">, </text:span></text:span><text:span text:style-name="AncientGreek_3a__20_Ἀρχαία_20_ἑλληνικά"><text:span text:style-name="T3">ἐπανῆλθεν</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λαγωόν</text:span></text:span><text:span text:style-name="AncientGreek_3a__20_Ἀρχαία_20_ἑλληνικά"><text:span text:style-name="T16">· </text:span></text:span><text:span text:style-name="AncientGreek_3a__20_Ἀρχαία_20_ἑλληνικά"><text:span text:style-name="T3">εὑρὼ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πεφευγότα</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Ἀλλ᾿</text:span></text:span><text:span text:style-name="AncientGreek_3a__20_Ἀρχαία_20_ἑλληνικά"><text:span text:style-name="T16"> </text:span></text:span><text:span text:style-name="AncientGreek_3a__20_Ἀρχαία_20_ἑλληνικά"><text:span text:style-name="T3">ἐγὼ</text:span></text:span><text:span text:style-name="AncientGreek_3a__20_Ἀρχαία_20_ἑλληνικά"><text:span text:style-name="T16"> </text:span></text:span><text:span text:style-name="AncientGreek_3a__20_Ἀρχαία_20_ἑλληνικά"><text:span text:style-name="T3">δίκαια</text:span></text:span><text:span text:style-name="AncientGreek_3a__20_Ἀρχαία_20_ἑλληνικά"><text:span text:style-name="T16"> </text:span></text:span><text:span text:style-name="AncientGreek_3a__20_Ἀρχαία_20_ἑλληνικά"><text:span text:style-name="T3">πέπονθα</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ἀφεὶ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χερσὶ</text:span></text:span><text:span text:style-name="AncientGreek_3a__20_Ἀρχαία_20_ἑλληνικά"><text:span text:style-name="T16"> </text:span></text:span><text:span text:style-name="AncientGreek_3a__20_Ἀρχαία_20_ἑλληνικά"><text:span text:style-name="T3">βοράν</text:span></text:span><text:span text:style-name="AncientGreek_3a__20_Ἀρχαία_20_ἑλληνικά"><text:span text:style-name="T16">, </text:span></text:span><text:span text:style-name="AncientGreek_3a__20_Ἀρχαία_20_ἑλληνικά"><text:span text:style-name="T3">ἐλπίδα</text:span></text:span><text:span text:style-name="AncientGreek_3a__20_Ἀρχαία_20_ἑλληνικά"><text:span text:style-name="T16"> </text:span></text:span><text:span text:style-name="AncientGreek_3a__20_Ἀρχαία_20_ἑλληνικά"><text:span text:style-name="T3">μείζονα</text:span></text:span><text:span text:style-name="AncientGreek_3a__20_Ἀρχαία_20_ἑλληνικά"><text:span text:style-name="T16"> </text:span></text:span><text:span text:style-name="AncientGreek_3a__20_Ἀρχαία_20_ἑλληνικά"><text:span text:style-name="T3">προέκρινα</text:span></text:span><text:span text:style-name="AncientGreek_3a__20_Ἀρχαία_20_ἑλληνικά"><text:span text:style-name="T16">. »</text:span></text:span></text:p>
            <text:p text:style-name="P49"><text:span text:style-name="AncientGreek_3a__20_Ἀρχαία_20_ἑλληνικά"><text:span text:style-name="T3">Οὕτως</text:span></text:span><text:span text:style-name="AncientGreek_3a__20_Ἀρχαία_20_ἑλληνικά"><text:span text:style-name="T16"> </text:span></text:span><text:span text:style-name="AncientGreek_3a__20_Ἀρχαία_20_ἑλληνικά"><text:span text:style-name="T3">ἔνιοι</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ἀνθρώπων</text:span></text:span><text:span text:style-name="AncientGreek_3a__20_Ἀρχαία_20_ἑλληνικά"><text:span text:style-name="T16"> </text:span></text:span><text:span text:style-name="AncientGreek_3a__20_Ἀρχαία_20_ἑλληνικά"><text:span text:style-name="T3">μετρίοις</text:span></text:span><text:span text:style-name="AncientGreek_3a__20_Ἀρχαία_20_ἑλληνικά"><text:span text:style-name="T16"> </text:span></text:span><text:span text:style-name="AncientGreek_3a__20_Ἀρχαία_20_ἑλληνικά"><text:span text:style-name="T3">κέρδεσι</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ἀρκούμενοι</text:span></text:span><text:span text:style-name="AncientGreek_3a__20_Ἀρχαία_20_ἑλληνικά"><text:span text:style-name="T16">, </text:span></text:span><text:span text:style-name="AncientGreek_3a__20_Ἀρχαία_20_ἑλληνικά"><text:span text:style-name="T3">μείζονα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λπίδας</text:span></text:span><text:span text:style-name="AncientGreek_3a__20_Ἀρχαία_20_ἑλληνικά"><text:span text:style-name="T16"> </text:span></text:span><text:span text:style-name="AncientGreek_3a__20_Ἀρχαία_20_ἑλληνικά"><text:span text:style-name="T3">διώκοντες</text:span></text:span><text:span text:style-name="AncientGreek_3a__20_Ἀρχαία_20_ἑλληνικά"><text:span text:style-name="T16"> </text:span></text:span><text:span text:style-name="AncientGreek_3a__20_Ἀρχαία_20_ἑλληνικά"><text:span text:style-name="T3">λανθάνουσ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χερσὶ</text:span></text:span><text:span text:style-name="AncientGreek_3a__20_Ἀρχαία_20_ἑλληνικά"><text:span text:style-name="T16"> </text:span></text:span><text:span text:style-name="AncientGreek_3a__20_Ἀρχαία_20_ἑλληνικά"><text:span text:style-name="T3">προϊέμενοι</text:span></text:span><text:span text:style-name="AncientGreek_3a__20_Ἀρχαία_20_ἑλληνικά"><text:span text:style-name="T16">.</text:span></text:span></text:p>
          </table:table-cell>
          <table:table-cell table:style-name="Table1.A1" office:value-type="string">
            <text:p text:style-name="P89">A Lion And A Hare</text:p>
            <text:p text:style-name="P80">A lion, having come across a sleeping hare, was about to devour it; but in the meantime seeing a deer passing by: leaving the hare he chased her. Now the hare, rising up next to the nois, fled; and the lion, having pursued the deer quite a bit, when he was unable to catch [her], he returned to the hare. And finding it having fled said: “Well I suffer justice, because dropping the food in hand, I chose a greater hope.”</text:p>
            <text:p text:style-name="P80"/>
            <text:p text:style-name="P80">Thus some men, not being satisfied with moderate profits, pursuing greater hopes, do not perceive also the things in hand.</text:p>
            <text:p text:style-name="P80"/>
            <text:p text:style-name="P46"><text:span text:style-name="Default_20_Paragraph_20_Font"><text:span text:style-name="T10">προϊέμενοι</text:span></text:span><text:span text:style-name="Default_20_Paragraph_20_Font"><text:span text:style-name="T9"> = </text:span></text:span><text:span text:style-name="Default_20_Paragraph_20_Font"><text:span text:style-name="T10">προίημι</text:span></text:span><text:span text:style-name="Default_20_Paragraph_20_Font"><text:span text:style-name="T9">: to hand over, to give up, to neglect</text:span></text:span></text:p>
          </table:table-cell>
        </table:table-row>
        <table:table-row table:style-name="Table1.1">
          <table:table-cell table:style-name="Table1.A1" office:value-type="string">
            <text:p text:style-name="P4"><text:span text:style-name="AncientGreek_3a__20_Ἀρχαία_20_ἑλληνικά"><text:span text:style-name="T1">205. Λέων καὶ λύκος καὶ ἀλώπηξ.</text:span></text:span></text:p>
            <text:p text:style-name="P50"><text:span text:style-name="AncientGreek_3a__20_Ἀρχαία_20_ἑλληνικά"><text:span text:style-name="T3">Λέων γηράσας ἐνόσει κατακεκλιμένος ἐν ἄντρῳ. Παρῆσαν δ᾿ ἐπισκεψόμενα τὸν βασιλέα, πλὴν ἀλώπεκος, τἄλλα τῶν ζῴων. Ὁ τοίνυν λύκος λαβόμενος εὐκαιρίας κατηγόρει παρὰ τῷ λέοντι τῆς ἀλώπεκος, ἅτε δὴ παρ᾿ οὐδὲν τιθεμένης τὸν πάντων αὐτῶν κρατοῦντα, καὶ διὰ ταῦτα μηδ᾿ εἰς ἐπίσκεψιν ἀφιγμένης. Ἐν τοσούτῳ δὲ παρῆν καὶ ἡ ἀλώπηξ, καὶ τῶν τελευταίων ἠκροάσατο τοῦ λύκου ῥημάτων.Ὁ μὲν οὖν λέων κατ᾿ αὐτῆς ἐβρυχᾶτο. Ἡ δ᾿ ἀπολογίας καιρὸν αἰτήσασα· « Καὶ τίς σε, ἔφη, τῶν συνελθόντων τοσοῦτον ὠφέλησεν ὅσον ἐγώ, πανταχόσε περινοστήσασα, καὶ θεραπείαν ὑπὲρ σοῦ παρ᾿ ἰατρῶν ζητήσασα καὶ μαθοῦσα; » Τοῦ δὲ λέοντος εὐθὺς τὴν θεραπείαν εἰπεῖν κελεύσαντος, ἐκείνη φησίν· .« Εἰ λύκον ζῶντα ἐκδείρας τὴν αὐτοῦ δορὰν θερμὴν ἀμφιέσῃ. » Καὶ τοῦ λύκου αὐτίκα νεκροῦ κειμένου, ἡ ἀλώπηξ γελῶσα εἶπεν οὕτως· « Οὐ χρὴ τὸν δεσπότην πρὸς δυσμένειαν παρακινεῖν, ἀλλὰ πρὸς εὐμένειαν. »</text:span></text:span></text:p>
            <text:p text:style-name="P50"><text:span text:style-name="AncientGreek_3a__20_Ἀρχαία_20_ἑλληνικά"><text:span text:style-name="T3">Ὁ μῦθος δηλοῖ ὅτι ὁ καθ᾿ ἑτέρου μηχανώμενος καθ᾿ ἑαυτοῦ τὴν μηχανὴν περιτρέπει.</text:span></text:span></text:p>
          </table:table-cell>
          <table:table-cell table:style-name="Table1.A1" office:value-type="string">
            <text:p text:style-name="P89">A Lion, A Wolf And A Fox.</text:p>
            <text:p text:style-name="P80">A lion having grown old was sick lying in a cave, and the other animals except the fox were present visiting their king. Therefore the wolf, seizing the an opportunity, accused the fox in front of the lion: "seeing that he placed the one rulling all of them as nothing. And because of this he was not even coming to visit. But after so much time, the fox actually did arrive and he heard the wolf's final words. Then the lion roared against her. But she, begging for a moment of explenation: "And who, she said, among all those who are gathered here, has aided you so much as I, inspecting in all places and seeking and finding a treatment from doctors on behalf of you? And the lion immediately ordering him to describe the treatment she said: "if having skinned a living wolf you would wear the warm hide of him.” And the wolf immediately being put to death, the fox laughing spoke thus: “You must not excite the master to malevolence, but to gentleness."</text:p>
            <text:p text:style-name="P80"/>
            <text:p text:style-name="P80">The fable shows that by he who plots against another turns the trap around himself.</text:p>
            <text:p text:style-name="P46"><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οσούτῳ</text:span></text:span><text:span text:style-name="AncientGreek_3a__20_Ἀρχαία_20_ἑλληνικά"><text:span text:style-name="T16"> =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οσούτῳ</text:span></text:span><text:span text:style-name="AncientGreek_3a__20_Ἀρχαία_20_ἑλληνικά"><text:span text:style-name="T16"> </text:span></text:span><text:span text:style-name="AncientGreek_3a__20_Ἀρχαία_20_ἑλληνικά"><text:span text:style-name="T3">χρόνῳ</text:span></text:span><text:span text:style-name="AncientGreek_3a__20_Ἀρχαία_20_ἑλληνικά"><text:span text:style-name="T16"> for so long, after a long time<text:line-break/></text:span></text:span><text:span text:style-name="AncientGreek_3a__20_Ἀρχαία_20_ἑλληνικά"><text:span text:style-name="T3">περινοστέω</text:span></text:span><text:span text:style-name="AncientGreek_3a__20_Ἀρχαία_20_ἑλληνικά"><text:span text:style-name="T16">: inspect by going around<text:line-break/></text:span></text:span><text:span text:style-name="AncientGreek_3a__20_Ἀρχαία_20_ἑλληνικά"><text:span text:style-name="T3">ἐκδείρας</text:span></text:span><text:span text:style-name="AncientGreek_3a__20_Ἀρχαία_20_ἑλληνικά"><text:span text:style-name="T16"> = (aor. part) ἐκδέρω: to strip off</text:span></text:span></text:p>
          </table:table-cell>
        </table:table-row>
        <text:soft-page-break/>
        <table:table-row table:style-name="Table1.1">
          <table:table-cell table:style-name="Table1.A1" office:value-type="string">
            <text:p text:style-name="P5"><text:span text:style-name="AncientGreek_3a__20_Ἀρχαία_20_ἑλληνικά"><text:span text:style-name="T1">206. Λέων καὶ μῦς <text:s/>ἀντευεργέτης.</text:span></text:span></text:p>
            <text:p text:style-name="P51"><text:span text:style-name="AncientGreek_3a__20_Ἀρχαία_20_ἑλληνικά"><text:span text:style-name="T3">Λέοντος κοιμωμένου μῦς τῷ σώματι ἐπέδραμεν. Ὁ δὲ ἐξαναστὰς καὶ συλλαβὼν αὐτὸν οἷός τε ἦν καταθοινήσασθαι. Τοῦ δὲ δεηθέντος μεθεῖναι αὐτὸν καὶ λέγοντος ὅτι σωθεὶς χάριτας αὐτῷ ἀποδώσει, γελάσας ἀπέλυσεν αὐτόν. Συνέβη δὲ αὐτὸν μετ᾿ οὐ πολὺ τῇ τοῦ μυὸς χάριτι περισωθῆναι· ἐπειδὴ γὰρ συλληφθεὶς ὑπό τινων κυνηγετῶν κάλῳ ἐδέθη τινὶ δένδρῳ, τὸ τηνικαῦτα ἀκούσας ὁ μῦς αὐτοῦ στένοντος ἐλθὼν τὸν κάλων περιέτρωγε καὶ λύσας αὐτὸν ἔφη· « Σὺ μὲν οὕτω μου τότε κατεγέλασας ὡς μὴ προσδεχόμενος παρ᾿ ἐμοῦ ἀμοιβὴν κομιεῖσθαι· νῦν δὲ εὖ ἴσθι ὅτι ἐστὶ καὶ παρὰ μυσὶ χάρις. »</text:span></text:span></text:p>
            <text:p text:style-name="P52"><text:span text:style-name="AncientGreek_3a__20_Ἀρχαία_20_ἑλληνικά"><text:span text:style-name="T3">Ὁ λόγος δηλοῖ ὅτι καιρῶν μεταβολαῖς οἱ σφόδρα δυνατοὶ τῶν ἀσθενεστέρων ἐνδεεῖς γίνονται.</text:span></text:span></text:p>
          </table:table-cell>
          <table:table-cell table:style-name="Table1.A1" office:value-type="string">
            <text:p text:style-name="P89">A Grateful Lion And A Rat</text:p>
            <text:p text:style-name="P80">While a lion was sleeping a rat ran over his body. And the lion, waking up and seizing him, and was about to eat him. And begging [him] to release him and saying that being saved he will repay him. Having laughed he release him. And it came about <text:s/>after not too much time that he was saved by the grace of the mouse. Because when being caught by some hunters he was bound to a tree with a rope. At that moment the mouse hearing him groaning coming he gnawed the rope and freeing him said. “While you laughed at me then as not expecting to bring in a return from me; know well now that among mice there is grace.”</text:p>
            <text:p text:style-name="P80"/>
            <text:p text:style-name="P80">The account shows that in changes of fortune those exceedingly powerful become in need of the more weak.</text:p>
            <text:p text:style-name="P80"/>
            <text:p text:style-name="P46"><text:span text:style-name="Default_20_Paragraph_20_Font"><text:span text:style-name="T10">ὁ κάλως, κάλω: </text:span></text:span><text:span text:style-name="Default_20_Paragraph_20_Font"><text:span text:style-name="T9">rope</text:span></text:span></text:p>
          </table:table-cell>
        </table:table-row>
        <table:table-row table:style-name="Table1.1">
          <table:table-cell table:style-name="Table1.A1" office:value-type="string">
            <text:p text:style-name="P1"><text:span text:style-name="AncientGreek_3a__20_Ἀρχαία_20_ἑλληνικά"><text:span text:style-name="T2">207.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ὄναγρος</text:span></text:span><text:span text:style-name="AncientGreek_3a__20_Ἀρχαία_20_ἑλληνικά"><text:span text:style-name="T2">.</text:span></text:span></text:p>
            <text:p text:style-name="P46"><text:span text:style-name="AncientGreek_3a__20_Ἀρχαία_20_ἑλληνικά"><text:span text:style-name="T3">Θῆρας</text:span></text:span><text:span text:style-name="AncientGreek_3a__20_Ἀρχαία_20_ἑλληνικά"><text:span text:style-name="T16"> </text:span></text:span><text:span text:style-name="AncientGreek_3a__20_Ἀρχαία_20_ἑλληνικά"><text:span text:style-name="T3">ἐθήρευον</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ὄναγρο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δυνάμεω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ὄναγρος</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ποσὶ</text:span></text:span><text:span text:style-name="AncientGreek_3a__20_Ἀρχαία_20_ἑλληνικά"><text:span text:style-name="T16"> </text:span></text:span><text:span text:style-name="AncientGreek_3a__20_Ἀρχαία_20_ἑλληνικά"><text:span text:style-name="T3">ταχύτητος</text:span></text:span><text:span text:style-name="AncientGreek_3a__20_Ἀρχαία_20_ἑλληνικά"><text:span text:style-name="T16">. </text:span></text:span><text:span text:style-name="AncientGreek_3a__20_Ἀρχαία_20_ἑλληνικά"><text:span text:style-name="T3">Ἐπεὶ</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ζῷά</text:span></text:span><text:span text:style-name="AncientGreek_3a__20_Ἀρχαία_20_ἑλληνικά"><text:span text:style-name="T16"> </text:span></text:span><text:span text:style-name="AncientGreek_3a__20_Ἀρχαία_20_ἑλληνικά"><text:span text:style-name="T3">τινα</text:span></text:span><text:span text:style-name="AncientGreek_3a__20_Ἀρχαία_20_ἑλληνικά"><text:span text:style-name="T16"> </text:span></text:span><text:span text:style-name="AncientGreek_3a__20_Ἀρχαία_20_ἑλληνικά"><text:span text:style-name="T3">ἐθήρευσα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μερίζε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ίθησι</text:span></text:span><text:span text:style-name="AncientGreek_3a__20_Ἀρχαία_20_ἑλληνικά"><text:span text:style-name="T16"> </text:span></text:span><text:span text:style-name="AncientGreek_3a__20_Ἀρχαία_20_ἑλληνικά"><text:span text:style-name="T3">τρεῖς</text:span></text:span><text:span text:style-name="AncientGreek_3a__20_Ἀρχαία_20_ἑλληνικά"><text:span text:style-name="T16"> </text:span></text:span><text:span text:style-name="AncientGreek_3a__20_Ἀρχαία_20_ἑλληνικά"><text:span text:style-name="T3">μοίρας</text:span></text:span><text:span text:style-name="AncientGreek_3a__20_Ἀρχαία_20_ἑλληνικά"><text:span text:style-name="T16">, </text:span></text:span><text:span text:style-name="AncientGreek_3a__20_Ἀρχαία_20_ἑλληνικά"><text:span text:style-name="T3">καί</text:span></text:span><text:span text:style-name="AncientGreek_3a__20_Ἀρχαία_20_ἑλληνικά"><text:span text:style-name="T16">· «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μίαν</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text:span></text:span><text:span text:style-name="AncientGreek_3a__20_Ἀρχαία_20_ἑλληνικά"><text:span text:style-name="T3">λήψομαι</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πρῶτος</text:span></text:span><text:span text:style-name="AncientGreek_3a__20_Ἀρχαία_20_ἑλληνικά"><text:span text:style-name="T16">· </text:span></text:span><text:span text:style-name="AncientGreek_3a__20_Ἀρχαία_20_ἑλληνικά"><text:span text:style-name="T3">βασιλεὺς</text:span></text:span><text:span text:style-name="AncientGreek_3a__20_Ἀρχαία_20_ἑλληνικά"><text:span text:style-name="T16"> </text:span></text:span><text:span text:style-name="AncientGreek_3a__20_Ἀρχαία_20_ἑλληνικά"><text:span text:style-name="T3">γάρ</text:span></text:span><text:span text:style-name="AncientGreek_3a__20_Ἀρχαία_20_ἑλληνικά"><text:span text:style-name="T16"> </text:span></text:span><text:span text:style-name="AncientGreek_3a__20_Ἀρχαία_20_ἑλληνικά"><text:span text:style-name="T3">εἰμι</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δευτέρα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ἐξ</text:span></text:span><text:span text:style-name="AncientGreek_3a__20_Ἀρχαία_20_ἑλληνικά"><text:span text:style-name="T16"> </text:span></text:span><text:span text:style-name="AncientGreek_3a__20_Ἀρχαία_20_ἑλληνικά"><text:span text:style-name="T3">ἰσοῦ</text:span></text:span><text:span text:style-name="AncientGreek_3a__20_Ἀρχαία_20_ἑλληνικά"><text:span text:style-name="T16"> </text:span></text:span><text:span text:style-name="AncientGreek_3a__20_Ἀρχαία_20_ἑλληνικά"><text:span text:style-name="T3">κοινωνός</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ρίτη</text:span></text:span><text:span text:style-name="AncientGreek_3a__20_Ἀρχαία_20_ἑλληνικά"><text:span text:style-name="T16"> </text:span></text:span><text:span text:style-name="AncientGreek_3a__20_Ἀρχαία_20_ἑλληνικά"><text:span text:style-name="T3">μοῖρα</text:span></text:span><text:span text:style-name="AncientGreek_3a__20_Ἀρχαία_20_ἑλληνικά"><text:span text:style-name="T16"> </text:span></text:span><text:span text:style-name="AncientGreek_3a__20_Ἀρχαία_20_ἑλληνικά"><text:span text:style-name="T3">αὕτη</text:span></text:span><text:span text:style-name="AncientGreek_3a__20_Ἀρχαία_20_ἑλληνικά"><text:span text:style-name="T16"> </text:span></text:span><text:span text:style-name="AncientGreek_3a__20_Ἀρχαία_20_ἑλληνικά"><text:span text:style-name="T3">κακὸν</text:span></text:span><text:span text:style-name="AncientGreek_3a__20_Ἀρχαία_20_ἑλληνικά"><text:span text:style-name="T16"> </text:span></text:span><text:span text:style-name="AncientGreek_3a__20_Ἀρχαία_20_ἑλληνικά"><text:span text:style-name="T3">μέγα</text:span></text:span><text:span text:style-name="AncientGreek_3a__20_Ἀρχαία_20_ἑλληνικά"><text:span text:style-name="T16"> </text:span></text:span><text:span text:style-name="AncientGreek_3a__20_Ἀρχαία_20_ἑλληνικά"><text:span text:style-name="T3">σοι</text:span></text:span><text:span text:style-name="AncientGreek_3a__20_Ἀρχαία_20_ἑλληνικά"><text:span text:style-name="T16"> </text:span></text:span><text:span text:style-name="AncientGreek_3a__20_Ἀρχαία_20_ἑλληνικά"><text:span text:style-name="T3">ποιήσει</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θελήσεις</text:span></text:span><text:span text:style-name="AncientGreek_3a__20_Ἀρχαία_20_ἑλληνικά"><text:span text:style-name="T16"> </text:span></text:span><text:span text:style-name="AncientGreek_3a__20_Ἀρχαία_20_ἑλληνικά"><text:span text:style-name="T3">φυγεῖν</text:span></text:span><text:span text:style-name="AncientGreek_3a__20_Ἀρχαία_20_ἑλληνικά"><text:span text:style-name="T16">. »</text:span></text:span></text:p>
            <text:p text:style-name="P46"><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καλὸν</text:span></text:span><text:span text:style-name="AncientGreek_3a__20_Ἀρχαία_20_ἑλληνικά"><text:span text:style-name="T16"> </text:span></text:span><text:span text:style-name="AncientGreek_3a__20_Ἀρχαία_20_ἑλληνικά"><text:span text:style-name="T3">ἑαυτὸν</text:span></text:span><text:span text:style-name="AncientGreek_3a__20_Ἀρχαία_20_ἑλληνικά"><text:span text:style-name="T16"> </text:span></text:span><text:span text:style-name="AncientGreek_3a__20_Ἀρχαία_20_ἑλληνικά"><text:span text:style-name="T3">μετρεῖν</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πᾶσι</text:span></text:span><text:span text:style-name="AncientGreek_3a__20_Ἀρχαία_20_ἑλληνικά"><text:span text:style-name="T16"> </text:span></text:span><text:span text:style-name="AncientGreek_3a__20_Ἀρχαία_20_ἑλληνικά"><text:span text:style-name="T3">κατὰ</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ἑαυτοῦ</text:span></text:span><text:span text:style-name="AncientGreek_3a__20_Ἀρχαία_20_ἑλληνικά"><text:span text:style-name="T16"> </text:span></text:span><text:span text:style-name="AncientGreek_3a__20_Ἀρχαία_20_ἑλληνικά"><text:span text:style-name="T3">ἰσχὺ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δυνατωτέροις</text:span></text:span><text:span text:style-name="AncientGreek_3a__20_Ἀρχαία_20_ἑλληνικά"><text:span text:style-name="T16"> </text:span></text:span><text:span text:style-name="AncientGreek_3a__20_Ἀρχαία_20_ἑλληνικά"><text:span text:style-name="T3">ἑαυτοῦ</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συνάπτειν</text:span></text:span><text:span text:style-name="AncientGreek_3a__20_Ἀρχαία_20_ἑλληνικά"><text:span text:style-name="T16"> </text:span></text:span><text:span text:style-name="AncientGreek_3a__20_Ἀρχαία_20_ἑλληνικά"><text:span text:style-name="T3">μηδὲ</text:span></text:span><text:span text:style-name="AncientGreek_3a__20_Ἀρχαία_20_ἑλληνικά"><text:span text:style-name="T16"> </text:span></text:span><text:span text:style-name="AncientGreek_3a__20_Ἀρχαία_20_ἑλληνικά"><text:span text:style-name="T3">κοινωνεῖν</text:span></text:span><text:span text:style-name="AncientGreek_3a__20_Ἀρχαία_20_ἑλληνικά"><text:span text:style-name="T16">.</text:span></text:span></text:p>
          </table:table-cell>
          <table:table-cell table:style-name="Table1.A1" office:value-type="string">
            <text:p text:style-name="P91"><text:span text:style-name="Default_20_Paragraph_20_Font"><text:span text:style-name="T21">A Lion And A Wild Donkey</text:span></text:span></text:p>
            <text:p text:style-name="P80">A lion and a wild donkey were hunting wild beasts, the lion with his strength, the wild donkey with the speed of his feet. When they had taken some animals, the lion divided and laid up three portions and said: "This portion I shall take as being first, for I am king. And the second, as an equal partner; And this third portion will make a great evil for you don’t flea willingly.</text:p>
            <text:p text:style-name="P80">Becaus it is good in all things to measure oneself by one's own strength, and not to bind or associate with those more powerful than oneself.</text:p>
          </table:table-cell>
        </table:table-row>
        <text:soft-page-break/>
        <table:table-row table:style-name="Table1.1">
          <table:table-cell table:style-name="Table1.A1" office:value-type="string">
            <text:p text:style-name="P6"><text:span text:style-name="AncientGreek_3a__20_Ἀρχαία_20_ἑλληνικά"><text:span text:style-name="T1">208. Λέων καὶ ὄνος ὁμοῦ θηρεύοντες .</text:span></text:span></text:p>
            <text:p text:style-name="P53"><text:span text:style-name="AncientGreek_3a__20_Ἀρχαία_20_ἑλληνικά"><text:span text:style-name="T3">Λέων καὶ ὄνος κοινωνίαν πρὸς ἀλλήλους ποιησάμενοι ἐξῆλθον ἐπὶ θήραν. Γενομένων δὲ αὐτῶν κατά τι σπήλαιον ἐν ᾧ ἦσαν αἶγες ἄγριαι, ὁ μὲν λέων πρὸ τοῦ στομίου στὰς ἐξιούσας παρετηρεῖτο, ὁ δὲ εἰσελθὼν ἐνήλατό τε αὐταῖς καὶ ὠγκᾶτο ἐκφοβεῖν βουλόμενος. Τοῦ δὲ λέοντος τὰς πλείστας συλλαβόντος, ἐξελθὼν ἐπυνθάνετο αὐτοῦ εἰ γενναίως ἠγωνίσατο καὶ τὰς αἶγας ἐξεδίωξεν. Ὁ δὲ εἶπεν· « Ἀλλ᾿ εὖ ἴσθι ὅτι κἀγὼ ἄν σε ἐφοβήθην, εἰ μὴ ᾔδειν σε ὄνον ὄντα. »</text:span></text:span></text:p>
            <text:p text:style-name="P46"><text:span text:style-name="AncientGreek_3a__20_Ἀρχαία_20_ἑλληνικά"><text:span text:style-name="T3">Οὕτως οἱ παρὰ τοῖς εἰδόσιν ἀλαζονευόμενοι εἰκότως γέλωτα ὀφλισκάνουσιν.</text:span></text:span></text:p>
          </table:table-cell>
          <table:table-cell table:style-name="Table1.A1" office:value-type="string">
            <text:p text:style-name="P89">A Lion And A Donkey Hunting Together</text:p>
            <text:p text:style-name="P80">A lion and a donkey, having made an alliance with each other, went out upon a hunt. And having arrived at a cave where in which there were wild goats, the lion standing before the entrance he watched for their exit, and the donkey, having entered in, both leap in the midst of them and to brayed wishing to frighten [them]. When the lion had taken of them, the donkey caming out asked of him if he hadn't contended bravely and pursued the goats out. And he said: “Well truly may you know that even I would have feared you if I hadn't known you were an ass”</text:p>
            <text:p text:style-name="P80"/>
            <text:p text:style-name="P80">Thus those who boast among those who know properly incure mockery.</text:p>
          </table:table-cell>
        </table:table-row>
        <table:table-row table:style-name="Table1.1">
          <table:table-cell table:style-name="Table1.A1" office:value-type="string">
            <text:p text:style-name="P6"><text:span text:style-name="AncientGreek_3a__20_Ἀρχαία_20_ἑλληνικά"><text:span text:style-name="T1">209. Λέων καὶ ὄνος καὶ ἄλωπηξ.</text:span></text:span></text:p>
            <text:p text:style-name="P53"><text:span text:style-name="AncientGreek_3a__20_Ἀρχαία_20_ἑλληνικά"><text:span text:style-name="T3">Λέων καὶ ὄνος καὶ ἀλώπηξ κοινωνίαν εἰς ἀλλήλους σπεισάμενοι ἐξῆλθον εἰς ἄγραν. Πολλὴν δὲ αὐτῶν συλλαβόντων, ὁ λέων προσέταξε τῷ ὄνῳ διελεῖν αὐτοῖς. Τοῦ δὲ τρεῖς μοίρας ἐξ ἴσου ποιήσαντος, καὶ ἐκλέξασθαι αὐτῷ παραινοῦντος, ὁ λέων ἀγανακτήσας ἁλλόμενος κατεθοινήσατο καὶ τῇ ἀλώπεκι μερίσαι προσέταξεν. Ἡ δε πάντα εἰς μίαν μερίδα συναθροίσασα καὶ μικρὰ ἑαυτῇ ὑπολιπομένη παρῄνει αὐτῷ ἑλέσθαι. Ἐρομένου δὲ αὐτὴν τοῦ λέοντος τίς αὐτὴν οὕτω διανέμειν ἐδίδαξεν, ἡ ἀλώπηξ εἶπεν· « Ἡ τοῦ ὄνου συμφορά. »</text:span></text:span></text:p>
            <text:p text:style-name="P46"><text:span text:style-name="AncientGreek_3a__20_Ἀρχαία_20_ἑλληνικά"><text:span text:style-name="T3">Ὁ λόγος δηλοῖ ὅτι σωφρονισμὸς γίνεται τοῖς ἀνθρώποις τὰ τῶν πέλας δυστυχήματα.</text:span></text:span></text:p>
          </table:table-cell>
          <table:table-cell table:style-name="Table1.A1" office:value-type="string">
            <text:p text:style-name="P89">A Lion, A Donkey And A Fox.</text:p>
            <text:p text:style-name="P80">A lion, A donkey and A fox, having forged an alliance with each other, went into the wilderness. When they had taken much, the lion commanded the donkey to divide it for them. Making three equal parts and encouraging him to choose, the lion being indignant, pouncing on [him] he [devoured] him and he commanded the fox to divide [it]. And she collecting everything into a single portion and small [portion] for herself leaving behind she encouraged him to choose. And <text:s/>the lion asking her who had taught her to distribute like this, she answered: "The misfortune of the donkey.”</text:p>
            <text:p text:style-name="P80"/>
            <text:p text:style-name="P80">This account shows that the misfortunes of neighbours produces wisdom among men.</text:p>
          </table:table-cell>
        </table:table-row>
        <text:soft-page-break/>
        <table:table-row table:style-name="Table1.1">
          <table:table-cell table:style-name="Table1.A1" office:value-type="string">
            <text:p text:style-name="P6"><text:span text:style-name="AncientGreek_3a__20_Ἀρχαία_20_ἑλληνικά"><text:span text:style-name="T2">210.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ρομηθεὺ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ἐλέφας</text:span></text:span><text:span text:style-name="AncientGreek_3a__20_Ἀρχαία_20_ἑλληνικά"><text:span text:style-name="T2">.</text:span></text:span></text:p>
            <text:p text:style-name="P53"><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κατεμέμφετο</text:span></text:span><text:span text:style-name="AncientGreek_3a__20_Ἀρχαία_20_ἑλληνικά"><text:span text:style-name="T16"> </text:span></text:span><text:span text:style-name="AncientGreek_3a__20_Ἀρχαία_20_ἑλληνικά"><text:span text:style-name="T3">Προμηθέα</text:span></text:span><text:span text:style-name="AncientGreek_3a__20_Ἀρχαία_20_ἑλληνικά"><text:span text:style-name="T16"> </text:span></text:span><text:span text:style-name="AncientGreek_3a__20_Ἀρχαία_20_ἑλληνικά"><text:span text:style-name="T3">πολλάκις</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μέγαν</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ἔπλασ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αλό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γένυν</text:span></text:span><text:span text:style-name="AncientGreek_3a__20_Ἀρχαία_20_ἑλληνικά"><text:span text:style-name="T16"> </text:span></text:span><text:span text:style-name="AncientGreek_3a__20_Ἀρχαία_20_ἑλληνικά"><text:span text:style-name="T3">ὥπλισε</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ὀδοῦσι</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όδας</text:span></text:span><text:span text:style-name="AncientGreek_3a__20_Ἀρχαία_20_ἑλληνικά"><text:span text:style-name="T16"> </text:span></text:span><text:span text:style-name="AncientGreek_3a__20_Ἀρχαία_20_ἑλληνικά"><text:span text:style-name="T3">ἐκράτυνε</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ὄνυξιν</text:span></text:span><text:span text:style-name="AncientGreek_3a__20_Ἀρχαία_20_ἑλληνικά"><text:span text:style-name="T16">, </text:span></text:span><text:span text:style-name="AncientGreek_3a__20_Ἀρχαία_20_ἑλληνικά"><text:span text:style-name="T3">ἐποίησέ</text:span></text:span><text:span text:style-name="AncientGreek_3a__20_Ἀρχαία_20_ἑλληνικά"><text:span text:style-name="T16"> </text:span></text:span><text:span text:style-name="AncientGreek_3a__20_Ἀρχαία_20_ἑλληνικά"><text:span text:style-name="T3">τε</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ἄλλων</text:span></text:span><text:span text:style-name="AncientGreek_3a__20_Ἀρχαία_20_ἑλληνικά"><text:span text:style-name="T16"> </text:span></text:span><text:span text:style-name="AncientGreek_3a__20_Ἀρχαία_20_ἑλληνικά"><text:span text:style-name="T3">θηρίων</text:span></text:span><text:span text:style-name="AncientGreek_3a__20_Ἀρχαία_20_ἑλληνικά"><text:span text:style-name="T16"> </text:span></text:span><text:span text:style-name="AncientGreek_3a__20_Ἀρχαία_20_ἑλληνικά"><text:span text:style-name="T3">δυνατώτερον</text:span></text:span><text:span text:style-name="AncientGreek_3a__20_Ἀρχαία_20_ἑλληνικά"><text:span text:style-name="T16">. «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οιοῦτος</text:span></text:span><text:span text:style-name="AncientGreek_3a__20_Ἀρχαία_20_ἑλληνικά"><text:span text:style-name="T16">, </text:span></text:span><text:span text:style-name="AncientGreek_3a__20_Ἀρχαία_20_ἑλληνικά"><text:span text:style-name="T3">ἔφασκε</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ἀλεκτρυόνα</text:span></text:span><text:span text:style-name="AncientGreek_3a__20_Ἀρχαία_20_ἑλληνικά"><text:span text:style-name="T16"> </text:span></text:span><text:span text:style-name="AncientGreek_3a__20_Ἀρχαία_20_ἑλληνικά"><text:span text:style-name="T3">φοβοῦμαι</text:span></text:span><text:span text:style-name="AncientGreek_3a__20_Ἀρχαία_20_ἑλληνικά"><text:span text:style-name="T16">. »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Προμηθεὺς</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 </text:span></text:span><text:span text:style-name="AncientGreek_3a__20_Ἀρχαία_20_ἑλληνικά"><text:span text:style-name="T3">Τί</text:span></text:span><text:span text:style-name="AncientGreek_3a__20_Ἀρχαία_20_ἑλληνικά"><text:span text:style-name="T16"> </text:span></text:span><text:span text:style-name="AncientGreek_3a__20_Ἀρχαία_20_ἑλληνικά"><text:span text:style-name="T3">με</text:span></text:span><text:span text:style-name="AncientGreek_3a__20_Ἀρχαία_20_ἑλληνικά"><text:span text:style-name="T16"> </text:span></text:span><text:span text:style-name="AncientGreek_3a__20_Ἀρχαία_20_ἑλληνικά"><text:span text:style-name="T3">μάτην</text:span></text:span><text:span text:style-name="AncientGreek_3a__20_Ἀρχαία_20_ἑλληνικά"><text:span text:style-name="T16"> </text:span></text:span><text:span text:style-name="AncientGreek_3a__20_Ἀρχαία_20_ἑλληνικά"><text:span text:style-name="T3">αἰτιᾷ</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ἐμὰ</text:span></text:span><text:span text:style-name="AncientGreek_3a__20_Ἀρχαία_20_ἑλληνικά"><text:span text:style-name="T16"> </text:span></text:span><text:span text:style-name="AncientGreek_3a__20_Ἀρχαία_20_ἑλληνικά"><text:span text:style-name="T3">πάντα</text:span></text:span><text:span text:style-name="AncientGreek_3a__20_Ἀρχαία_20_ἑλληνικά"><text:span text:style-name="T16"> </text:span></text:span><text:span text:style-name="AncientGreek_3a__20_Ἀρχαία_20_ἑλληνικά"><text:span text:style-name="T3">ἔχεις</text:span></text:span><text:span text:style-name="AncientGreek_3a__20_Ἀρχαία_20_ἑλληνικά"><text:span text:style-name="T16"> </text:span></text:span><text:span text:style-name="AncientGreek_3a__20_Ἀρχαία_20_ἑλληνικά"><text:span text:style-name="T3">ὅσα</text:span></text:span><text:span text:style-name="AncientGreek_3a__20_Ἀρχαία_20_ἑλληνικά"><text:span text:style-name="T16"> </text:span></text:span><text:span text:style-name="AncientGreek_3a__20_Ἀρχαία_20_ἑλληνικά"><text:span text:style-name="T3">πλάττειν</text:span></text:span><text:span text:style-name="AncientGreek_3a__20_Ἀρχαία_20_ἑλληνικά"><text:span text:style-name="T16"> </text:span></text:span><text:span text:style-name="AncientGreek_3a__20_Ἀρχαία_20_ἑλληνικά"><text:span text:style-name="T3">ἐδυνάμην</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δέ</text:span></text:span><text:span text:style-name="AncientGreek_3a__20_Ἀρχαία_20_ἑλληνικά"><text:span text:style-name="T16"> </text:span></text:span><text:span text:style-name="AncientGreek_3a__20_Ἀρχαία_20_ἑλληνικά"><text:span text:style-name="T3">σου</text:span></text:span><text:span text:style-name="AncientGreek_3a__20_Ἀρχαία_20_ἑλληνικά"><text:span text:style-name="T16"> </text:span></text:span><text:span text:style-name="AncientGreek_3a__20_Ἀρχαία_20_ἑλληνικά"><text:span text:style-name="T3">ψυχὴ</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μόνον</text:span></text:span><text:span text:style-name="AncientGreek_3a__20_Ἀρχαία_20_ἑλληνικά"><text:span text:style-name="T16"> </text:span></text:span><text:span text:style-name="AncientGreek_3a__20_Ἀρχαία_20_ἑλληνικά"><text:span text:style-name="T3">μαλακίζεται</text:span></text:span><text:span text:style-name="AncientGreek_3a__20_Ἀρχαία_20_ἑλληνικά"><text:span text:style-name="T16">. » </text:span></text:span><text:span text:style-name="AncientGreek_3a__20_Ἀρχαία_20_ἑλληνικά"><text:span text:style-name="T3">Ἔκλαιεν</text:span></text:span><text:span text:style-name="AncientGreek_3a__20_Ἀρχαία_20_ἑλληνικά"><text:span text:style-name="T16"> </text:span></text:span><text:span text:style-name="AncientGreek_3a__20_Ἀρχαία_20_ἑλληνικά"><text:span text:style-name="T3">οὖν</text:span></text:span><text:span text:style-name="AncientGreek_3a__20_Ἀρχαία_20_ἑλληνικά"><text:span text:style-name="T16"> </text:span></text:span><text:span text:style-name="AncientGreek_3a__20_Ἀρχαία_20_ἑλληνικά"><text:span text:style-name="T3">ἑαυτὸ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δειλίας</text:span></text:span><text:span text:style-name="AncientGreek_3a__20_Ἀρχαία_20_ἑλληνικά"><text:span text:style-name="T16"> </text:span></text:span><text:span text:style-name="AncientGreek_3a__20_Ἀρχαία_20_ἑλληνικά"><text:span text:style-name="T3">κατεμέμφετο</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έλος</text:span></text:span><text:span text:style-name="AncientGreek_3a__20_Ἀρχαία_20_ἑλληνικά"><text:span text:style-name="T16"> </text:span></text:span><text:span text:style-name="AncientGreek_3a__20_Ἀρχαία_20_ἑλληνικά"><text:span text:style-name="T3">ἀποθανεῖν</text:span></text:span><text:span text:style-name="AncientGreek_3a__20_Ἀρχαία_20_ἑλληνικά"><text:span text:style-name="T16"> </text:span></text:span><text:span text:style-name="AncientGreek_3a__20_Ἀρχαία_20_ἑλληνικά"><text:span text:style-name="T3">ἤθελεν</text:span></text:span><text:span text:style-name="AncientGreek_3a__20_Ἀρχαία_20_ἑλληνικά"><text:span text:style-name="T16">. </text:span></text:span><text:span text:style-name="AncientGreek_3a__20_Ἀρχαία_20_ἑλληνικά"><text:span text:style-name="T3">Οὕτω</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γνώμης</text:span></text:span><text:span text:style-name="AncientGreek_3a__20_Ἀρχαία_20_ἑλληνικά"><text:span text:style-name="T16"> </text:span></text:span><text:span text:style-name="AncientGreek_3a__20_Ἀρχαία_20_ἑλληνικά"><text:span text:style-name="T3">ἔχων</text:span></text:span><text:span text:style-name="AncientGreek_3a__20_Ἀρχαία_20_ἑλληνικά"><text:span text:style-name="T16"> </text:span></text:span><text:span text:style-name="AncientGreek_3a__20_Ἀρχαία_20_ἑλληνικά"><text:span text:style-name="T3">ἐλέφαντι</text:span></text:span><text:span text:style-name="AncientGreek_3a__20_Ἀρχαία_20_ἑλληνικά"><text:span text:style-name="T16"> </text:span></text:span><text:span text:style-name="AncientGreek_3a__20_Ἀρχαία_20_ἑλληνικά"><text:span text:style-name="T3">περιτυγχάνε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ροσαγορεύσας</text:span></text:span><text:span text:style-name="AncientGreek_3a__20_Ἀρχαία_20_ἑλληνικά"><text:span text:style-name="T16"> </text:span></text:span><text:span text:style-name="AncientGreek_3a__20_Ἀρχαία_20_ἑλληνικά"><text:span text:style-name="T3">εἱστήκει</text:span></text:span><text:span text:style-name="AncientGreek_3a__20_Ἀρχαία_20_ἑλληνικά"><text:span text:style-name="T16"> </text:span></text:span><text:span text:style-name="AncientGreek_3a__20_Ἀρχαία_20_ἑλληνικά"><text:span text:style-name="T3">διαλεγόμενο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ὁρῶν</text:span></text:span><text:span text:style-name="AncientGreek_3a__20_Ἀρχαία_20_ἑλληνικά"><text:span text:style-name="T16"> </text:span></text:span><text:span text:style-name="AncientGreek_3a__20_Ἀρχαία_20_ἑλληνικά"><text:span text:style-name="T3">διαπαντὸς</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ὦτα</text:span></text:span><text:span text:style-name="AncientGreek_3a__20_Ἀρχαία_20_ἑλληνικά"><text:span text:style-name="T16"> </text:span></text:span><text:span text:style-name="AncientGreek_3a__20_Ἀρχαία_20_ἑλληνικά"><text:span text:style-name="T3">κινοῦντα</text:span></text:span><text:span text:style-name="AncientGreek_3a__20_Ἀρχαία_20_ἑλληνικά"><text:span text:style-name="T16">· « </text:span></text:span><text:span text:style-name="AncientGreek_3a__20_Ἀρχαία_20_ἑλληνικά"><text:span text:style-name="T3">Τί</text:span></text:span><text:span text:style-name="AncientGreek_3a__20_Ἀρχαία_20_ἑλληνικά"><text:span text:style-name="T16"> </text:span></text:span><text:span text:style-name="AncientGreek_3a__20_Ἀρχαία_20_ἑλληνικά"><text:span text:style-name="T3">πάσχεις</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ί</text:span></text:span><text:span text:style-name="AncientGreek_3a__20_Ἀρχαία_20_ἑλληνικά"><text:span text:style-name="T16"> </text:span></text:span><text:span text:style-name="AncientGreek_3a__20_Ἀρχαία_20_ἑλληνικά"><text:span text:style-name="T3">ποτε</text:span></text:span><text:span text:style-name="AncientGreek_3a__20_Ἀρχαία_20_ἑλληνικά"><text:span text:style-name="T16"> </text:span></text:span><text:span text:style-name="AncientGreek_3a__20_Ἀρχαία_20_ἑλληνικά"><text:span text:style-name="T3">οὐδὲ</text:span></text:span><text:span text:style-name="AncientGreek_3a__20_Ἀρχαία_20_ἑλληνικά"><text:span text:style-name="T16"> </text:span></text:span><text:span text:style-name="AncientGreek_3a__20_Ἀρχαία_20_ἑλληνικά"><text:span text:style-name="T3">μικρὸν</text:span></text:span><text:span text:style-name="AncientGreek_3a__20_Ἀρχαία_20_ἑλληνικά"><text:span text:style-name="T16"> </text:span></text:span><text:span text:style-name="AncientGreek_3a__20_Ἀρχαία_20_ἑλληνικά"><text:span text:style-name="T3">ἀτρεμεῖ</text:span></text:span><text:span text:style-name="AncientGreek_3a__20_Ἀρχαία_20_ἑλληνικά"><text:span text:style-name="T16"> </text:span></text:span><text:span text:style-name="AncientGreek_3a__20_Ἀρχαία_20_ἑλληνικά"><text:span text:style-name="T3">σου</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οὖς</text:span></text:span><text:span text:style-name="AncientGreek_3a__20_Ἀρχαία_20_ἑλληνικά"><text:span text:style-name="T16">; »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ἐλέφας</text:span></text:span><text:span text:style-name="AncientGreek_3a__20_Ἀρχαία_20_ἑλληνικά"><text:span text:style-name="T16">, </text:span></text:span><text:span text:style-name="AncientGreek_3a__20_Ἀρχαία_20_ἑλληνικά"><text:span text:style-name="T3">κατὰ</text:span></text:span><text:span text:style-name="AncientGreek_3a__20_Ἀρχαία_20_ἑλληνικά"><text:span text:style-name="T16"> </text:span></text:span><text:span text:style-name="AncientGreek_3a__20_Ἀρχαία_20_ἑλληνικά"><text:span text:style-name="T3">τυχὴν</text:span></text:span><text:span text:style-name="AncientGreek_3a__20_Ἀρχαία_20_ἑλληνικά"><text:span text:style-name="T16"> </text:span></text:span><text:span text:style-name="AncientGreek_3a__20_Ἀρχαία_20_ἑλληνικά"><text:span text:style-name="T3">περιπτάντος</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κώνωπος</text:span></text:span><text:span text:style-name="AncientGreek_3a__20_Ἀρχαία_20_ἑλληνικά"><text:span text:style-name="T16">· « </text:span></text:span><text:span text:style-name="AncientGreek_3a__20_Ἀρχαία_20_ἑλληνικά"><text:span text:style-name="T3">Ὁρᾷς</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βραχύ</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βομβοῦν</text:span></text:span><text:span text:style-name="AncientGreek_3a__20_Ἀρχαία_20_ἑλληνικά"><text:span text:style-name="T16">; </text:span></text:span><text:span text:style-name="AncientGreek_3a__20_Ἀρχαία_20_ἑλληνικά"><text:span text:style-name="T3">ἢν</text:span></text:span><text:span text:style-name="AncientGreek_3a__20_Ἀρχαία_20_ἑλληνικά"><text:span text:style-name="T16"> </text:span></text:span><text:span text:style-name="AncientGreek_3a__20_Ἀρχαία_20_ἑλληνικά"><text:span text:style-name="T3">εἰσδύνῃ</text:span></text:span><text:span text:style-name="AncientGreek_3a__20_Ἀρχαία_20_ἑλληνικά"><text:span text:style-name="T16"> </text:span></text:span><text:span text:style-name="AncientGreek_3a__20_Ἀρχαία_20_ἑλληνικά"><text:span text:style-name="T3">μου</text:span></text:span><text:span text:style-name="AncientGreek_3a__20_Ἀρχαία_20_ἑλληνικά"><text:span text:style-name="T16"> &lt;</text:span></text:span><text:span text:style-name="AncientGreek_3a__20_Ἀρχαία_20_ἑλληνικά"><text:span text:style-name="T3">τῇ</text:span></text:span><text:span text:style-name="AncientGreek_3a__20_Ἀρχαία_20_ἑλληνικά"><text:span text:style-name="T16">&gt;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ἀκοῆς</text:span></text:span><text:span text:style-name="AncientGreek_3a__20_Ἀρχαία_20_ἑλληνικά"><text:span text:style-name="T16"> </text:span></text:span><text:span text:style-name="AncientGreek_3a__20_Ἀρχαία_20_ἑλληνικά"><text:span text:style-name="T3">ὁδῷ</text:span></text:span><text:span text:style-name="AncientGreek_3a__20_Ἀρχαία_20_ἑλληνικά"><text:span text:style-name="T16">, </text:span></text:span><text:span text:style-name="AncientGreek_3a__20_Ἀρχαία_20_ἑλληνικά"><text:span text:style-name="T3">τέθνηκα</text:span></text:span><text:span text:style-name="AncientGreek_3a__20_Ἀρχαία_20_ἑλληνικά"><text:span text:style-name="T16">. »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 </text:span></text:span><text:span text:style-name="AncientGreek_3a__20_Ἀρχαία_20_ἑλληνικά"><text:span text:style-name="T3">Τί</text:span></text:span><text:span text:style-name="AncientGreek_3a__20_Ἀρχαία_20_ἑλληνικά"><text:span text:style-name="T16"> </text:span></text:span><text:span text:style-name="AncientGreek_3a__20_Ἀρχαία_20_ἑλληνικά"><text:span text:style-name="T3">οὖν</text:span></text:span><text:span text:style-name="AncientGreek_3a__20_Ἀρχαία_20_ἑλληνικά"><text:span text:style-name="T16"> </text:span></text:span><text:span text:style-name="AncientGreek_3a__20_Ἀρχαία_20_ἑλληνικά"><text:span text:style-name="T3">ἔτι</text:span></text:span><text:span text:style-name="AncientGreek_3a__20_Ἀρχαία_20_ἑλληνικά"><text:span text:style-name="T16"> </text:span></text:span><text:span text:style-name="AncientGreek_3a__20_Ἀρχαία_20_ἑλληνικά"><text:span text:style-name="T3">ἀποθνῄσκειν</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με</text:span></text:span><text:span text:style-name="AncientGreek_3a__20_Ἀρχαία_20_ἑλληνικά"><text:span text:style-name="T16"> </text:span></text:span><text:span text:style-name="AncientGreek_3a__20_Ἀρχαία_20_ἑλληνικά"><text:span text:style-name="T3">δεῖ</text:span></text:span><text:span text:style-name="AncientGreek_3a__20_Ἀρχαία_20_ἑλληνικά"><text:span text:style-name="T16"> </text:span></text:span><text:span text:style-name="AncientGreek_3a__20_Ἀρχαία_20_ἑλληνικά"><text:span text:style-name="T3">τοσοῦτον</text:span></text:span><text:span text:style-name="AncientGreek_3a__20_Ἀρχαία_20_ἑλληνικά"><text:span text:style-name="T16"> </text:span></text:span><text:span text:style-name="AncientGreek_3a__20_Ἀρχαία_20_ἑλληνικά"><text:span text:style-name="T3">ὄντ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λέφαντος</text:span></text:span><text:span text:style-name="AncientGreek_3a__20_Ἀρχαία_20_ἑλληνικά"><text:span text:style-name="T16"> </text:span></text:span><text:span text:style-name="AncientGreek_3a__20_Ἀρχαία_20_ἑλληνικά"><text:span text:style-name="T3">εὐτυχέστερον</text:span></text:span><text:span text:style-name="AncientGreek_3a__20_Ἀρχαία_20_ἑλληνικά"><text:span text:style-name="T16"> </text:span></text:span><text:span text:style-name="AncientGreek_3a__20_Ἀρχαία_20_ἑλληνικά"><text:span text:style-name="T3">ὅσῳ</text:span></text:span><text:span text:style-name="AncientGreek_3a__20_Ἀρχαία_20_ἑλληνικά"><text:span text:style-name="T16"> </text:span></text:span><text:span text:style-name="AncientGreek_3a__20_Ἀρχαία_20_ἑλληνικά"><text:span text:style-name="T3">κρείττων</text:span></text:span><text:span text:style-name="AncientGreek_3a__20_Ἀρχαία_20_ἑλληνικά"><text:span text:style-name="T16"> </text:span></text:span><text:span text:style-name="AncientGreek_3a__20_Ἀρχαία_20_ἑλληνικά"><text:span text:style-name="T3">κώνωπο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ἀλεκτρυών</text:span></text:span><text:span text:style-name="AncientGreek_3a__20_Ἀρχαία_20_ἑλληνικά"><text:span text:style-name="T16">; »</text:span></text:span></text:p>
            <text:p text:style-name="P46"><text:span text:style-name="AncientGreek_3a__20_Ἀρχαία_20_ἑλληνικά"><text:span text:style-name="T3">Ὁρᾷς</text:span></text:span><text:span text:style-name="AncientGreek_3a__20_Ἀρχαία_20_ἑλληνικά"><text:span text:style-name="T16"> </text:span></text:span><text:span text:style-name="AncientGreek_3a__20_Ἀρχαία_20_ἑλληνικά"><text:span text:style-name="T3">ὅσον</text:span></text:span><text:span text:style-name="AncientGreek_3a__20_Ἀρχαία_20_ἑλληνικά"><text:span text:style-name="T16"> </text:span></text:span><text:span text:style-name="AncientGreek_3a__20_Ἀρχαία_20_ἑλληνικά"><text:span text:style-name="T3">ἰσχύο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κώνωψ</text:span></text:span><text:span text:style-name="AncientGreek_3a__20_Ἀρχαία_20_ἑλληνικά"><text:span text:style-name="T16"> </text:span></text:span><text:span text:style-name="AncientGreek_3a__20_Ἀρχαία_20_ἑλληνικά"><text:span text:style-name="T3">ἔχει</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λέφαντα</text:span></text:span><text:span text:style-name="AncientGreek_3a__20_Ἀρχαία_20_ἑλληνικά"><text:span text:style-name="T16"> </text:span></text:span><text:span text:style-name="AncientGreek_3a__20_Ἀρχαία_20_ἑλληνικά"><text:span text:style-name="T3">φοβεῖν</text:span></text:span><text:span text:style-name="AncientGreek_3a__20_Ἀρχαία_20_ἑλληνικά"><text:span text:style-name="T16">.</text:span></text:span></text:p>
          </table:table-cell>
          <table:table-cell table:style-name="Table1.A1" office:value-type="string">
            <text:p text:style-name="P91"><text:span text:style-name="Default_20_Paragraph_20_Font"><text:span text:style-name="T21">A Lion, Prometheus And An Elephant.</text:span></text:span></text:p>
            <text:p text:style-name="P80">A lion often complained about Prometheus because he fashioned him large and handsome, and he had armed his jaw with teeth and furnished his feet with claws, he had made him stronger than all the other animals; "but he who is such as this”, he declared, "fears the rooster." And Prometheus said, "Why do you accuse me in vain? You have all the things which I am able to fashion? But it is your soul alone that is weakened in respect to this. The lion therefore wept for himself and accused himself of cowardice and finally he wanted to die. Thus having a decision he met with an elephant; and having greeted [him] he stood talking, seeing he was continually moving his ears: "What do you suffer” he said "and why couldn't your ear stay even a little bit still?" And the elephant [said], while a gnat was flying around him by chance, “you see this tiny thing, which is humming? if it enters the canal of my ear, I am dead.” And the lion said: "Why then ought I still die being so much more blessed than the elephant as the rooster is greater than the gnat?"</text:p>
            <text:p text:style-name="P80"/>
            <text:p text:style-name="P80">You see the gnat is so strong that even the elephant fears [it].</text:p>
          </table:table-cell>
        </table:table-row>
        <table:table-row table:style-name="Table1.1">
          <table:table-cell table:style-name="Table1.A1" office:value-type="string">
            <text:p text:style-name="P6"><text:span text:style-name="AncientGreek_3a__20_Ἀρχαία_20_ἑλληνικά"><text:span text:style-name="T2">211.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ταῦρος</text:span></text:span><text:span text:style-name="AncientGreek_3a__20_Ἀρχαία_20_ἑλληνικά"><text:span text:style-name="T2">.<text:line-break/></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ταύρῳ</text:span></text:span><text:span text:style-name="AncientGreek_3a__20_Ἀρχαία_20_ἑλληνικά"><text:span text:style-name="T16"> </text:span></text:span><text:span text:style-name="AncientGreek_3a__20_Ἀρχαία_20_ἑλληνικά"><text:span text:style-name="T3">παμμεγέθει</text:span></text:span><text:span text:style-name="AncientGreek_3a__20_Ἀρχαία_20_ἑλληνικά"><text:span text:style-name="T16"> </text:span></text:span><text:span text:style-name="AncientGreek_3a__20_Ἀρχαία_20_ἑλληνικά"><text:span text:style-name="T3">ἐπιβουλεύων</text:span></text:span><text:span text:style-name="AncientGreek_3a__20_Ἀρχαία_20_ἑλληνικά"><text:span text:style-name="T16"> </text:span></text:span><text:span text:style-name="AncientGreek_3a__20_Ἀρχαία_20_ἑλληνικά"><text:span text:style-name="T3">ἐβουλήθη</text:span></text:span><text:span text:style-name="AncientGreek_3a__20_Ἀρχαία_20_ἑλληνικά"><text:span text:style-name="T16"> </text:span></text:span><text:span text:style-name="AncientGreek_3a__20_Ἀρχαία_20_ἑλληνικά"><text:span text:style-name="T3">δόλῳ</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περιγενέσθαι</text:span></text:span><text:span text:style-name="AncientGreek_3a__20_Ἀρχαία_20_ἑλληνικά"><text:span text:style-name="T16">. </text:span></text:span><text:span text:style-name="AncientGreek_3a__20_Ἀρχαία_20_ἑλληνικά"><text:span text:style-name="T3">Διόπερ πρόβατον τεθυκέναι φήσας ἐφ᾿ ἑστίασιν αὐτὸν ἐκάλεσε, βουλόμενος κατακλιθέντα αὐτὸν καταγωνίσασθαι. Ὁ δὲ ἐλθὼν καὶ θεασάμενος λέβητάς τε πολλοὺς καὶ ὀβελίσκους μεγάλους, τὸ δὲ πρόβατον οὐδαμοῦ, μηδὲν εἰπὼν ἀπηλλάττετο. Τοῦ δὲ λέοντος αἰτιωμένου αὐτὸν καὶ τὴν αἰτίαν πυνθανομένου δι᾿ ἣν οὐδὲν δεινὸν παθὼν ἄλογος ἄπεισιν, ἔφη· « Ἀλλ᾿ ἔγωγε οὐ μάτην τοῦτο ποιῶ· ὁρῶ γὰρ παρασκευὴν οὐχὶ ὡς εἰς πρόβατον, ἀλλ᾿ εἰς ταῦρον ἡτοιμασμένην. »</text:span></text:span></text:p>
            <text:p text:style-name="P46"><text:span text:style-name="AncientGreek_3a__20_Ἀρχαία_20_ἑλληνικά"><text:span text:style-name="T3">Ὁ λόγος δηλοῖ ὅτι τοὺς φρονίμους τῶν ἀνθρώπων αἱ τῶν πονηρῶν τέχναι οὐ λανθάνουσιν.</text:span></text:span></text:p>
          </table:table-cell>
          <table:table-cell table:style-name="Table1.A1" office:value-type="string">
            <text:p text:style-name="P91"><text:span text:style-name="Default_20_Paragraph_20_Font"><text:span text:style-name="T21">A Lion And A Bull</text:span></text:span></text:p>
            <text:p text:style-name="P80">A lion, plotting the death of an enormous bull, wanted to best it by trickery. Because of which having told him that he had sacrificed a sheep and invited him to a feast wanting to defeat him reclining at the table. And coming and seeing both many caldrons and large skewers, but nowhere nowhere a sheep, saying nothing he went away. And when the lion was asking him and inquiring what was the cause by which having suffered nothing terrible he left without a reason he said: “But not in vain did I do this. For I see equipment being prepared not as for a sheep, but for a bull.”</text:p>
            <text:p text:style-name="P80"/>
            <text:p text:style-name="P80">The fable shows that the tricks of the wicked do not evade the notice of wise people.</text:p>
          </table:table-cell>
        </table:table-row>
        <text:soft-page-break/>
        <table:table-row table:style-name="Table1.1">
          <table:table-cell table:style-name="Table1.A1" office:value-type="string">
            <text:p text:style-name="P6"><text:span text:style-name="AncientGreek_3a__20_Ἀρχαία_20_ἑλληνικά"><text:span text:style-name="T2">212.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λυσσῶν</text:span></text:span><text:span text:style-name="AncientGreek_3a__20_Ἀρχαία_20_ἑλληνικά"><text:span text:style-name="T2"> <text:s/></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ἔλαφος</text:span></text:span><text:span text:style-name="AncientGreek_3a__20_Ἀρχαία_20_ἑλληνικά"><text:span text:style-name="T2">.</text:span></text:span></text:p>
            <text:p text:style-name="P53"><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ἐλύσσα</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ἔλαφος</text:span></text:span><text:span text:style-name="AncientGreek_3a__20_Ἀρχαία_20_ἑλληνικά"><text:span text:style-name="T16"> </text:span></text:span><text:span text:style-name="AncientGreek_3a__20_Ἀρχαία_20_ἑλληνικά"><text:span text:style-name="T3">ἐξ</text:span></text:span><text:span text:style-name="AncientGreek_3a__20_Ἀρχαία_20_ἑλληνικά"><text:span text:style-name="T16"> </text:span></text:span><text:span text:style-name="AncientGreek_3a__20_Ἀρχαία_20_ἑλληνικά"><text:span text:style-name="T3">ὕλης</text:span></text:span><text:span text:style-name="AncientGreek_3a__20_Ἀρχαία_20_ἑλληνικά"><text:span text:style-name="T16"> </text:span></text:span><text:span text:style-name="AncientGreek_3a__20_Ἀρχαία_20_ἑλληνικά"><text:span text:style-name="T3">ἰδὼν</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 </text:span></text:span><text:span text:style-name="AncientGreek_3a__20_Ἀρχαία_20_ἑλληνικά"><text:span text:style-name="T3">Οὐαὶ</text:span></text:span><text:span text:style-name="AncientGreek_3a__20_Ἀρχαία_20_ἑλληνικά"><text:span text:style-name="T16"> </text:span></text:span><text:span text:style-name="AncientGreek_3a__20_Ἀρχαία_20_ἑλληνικά"><text:span text:style-name="T3">ἡμῖν</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ταλαιπώροις</text:span></text:span><text:span text:style-name="AncientGreek_3a__20_Ἀρχαία_20_ἑλληνικά"><text:span text:style-name="T16">· </text:span></text:span><text:span text:style-name="AncientGreek_3a__20_Ἀρχαία_20_ἑλληνικά"><text:span text:style-name="T3">τί</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μαινόμενος</text:span></text:span><text:span text:style-name="AncientGreek_3a__20_Ἀρχαία_20_ἑλληνικά"><text:span text:style-name="T16"> </text:span></text:span><text:span text:style-name="AncientGreek_3a__20_Ἀρχαία_20_ἑλληνικά"><text:span text:style-name="T3">οὗτος</text:span></text:span><text:span text:style-name="AncientGreek_3a__20_Ἀρχαία_20_ἑλληνικά"><text:span text:style-name="T16"> </text:span></text:span><text:span text:style-name="AncientGreek_3a__20_Ἀρχαία_20_ἑλληνικά"><text:span text:style-name="T3">οὐχὶ</text:span></text:span><text:span text:style-name="AncientGreek_3a__20_Ἀρχαία_20_ἑλληνικά"><text:span text:style-name="T16"> </text:span></text:span><text:span text:style-name="AncientGreek_3a__20_Ἀρχαία_20_ἑλληνικά"><text:span text:style-name="T3">ποιήσει</text:span></text:span><text:span text:style-name="AncientGreek_3a__20_Ἀρχαία_20_ἑλληνικά"><text:span text:style-name="T16">, </text:span></text:span><text:span text:style-name="AncientGreek_3a__20_Ἀρχαία_20_ἑλληνικά"><text:span text:style-name="T3">ὃ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σωφρονῶν</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ἦν</text:span></text:span><text:span text:style-name="AncientGreek_3a__20_Ἀρχαία_20_ἑλληνικά"><text:span text:style-name="T16"> </text:span></text:span><text:span text:style-name="AncientGreek_3a__20_Ἀρχαία_20_ἑλληνικά"><text:span text:style-name="T3">ἡμῖν</text:span></text:span><text:span text:style-name="AncientGreek_3a__20_Ἀρχαία_20_ἑλληνικά"><text:span text:style-name="T16"> </text:span></text:span><text:span text:style-name="AncientGreek_3a__20_Ἀρχαία_20_ἑλληνικά"><text:span text:style-name="T3">φορητός</text:span></text:span><text:span text:style-name="AncientGreek_3a__20_Ἀρχαία_20_ἑλληνικά"><text:span text:style-name="T16">; »</text:span></text:span></text:p>
            <text:p text:style-name="P46"><text:span text:style-name="AncientGreek_3a__20_Ἀρχαία_20_ἑλληνικά"><text:span text:style-name="T3">Ὅτι τοὺς θυμώδεις ἄνδρας καὶ ἀδικεῖν εἰθισμένους πάντες φευγέτωσαν ἀρχὴν λαβόντας καὶ δυναστεύσαντας.</text:span></text:span></text:p>
          </table:table-cell>
          <table:table-cell table:style-name="Table1.A1" office:value-type="string">
            <text:p text:style-name="P46"><text:span text:style-name="Default_20_Paragraph_20_Font"><text:span text:style-name="T21">A Mad Lion And A Deer</text:span></text:span></text:p>
            <text:p text:style-name="P80">A lion was enraged. And a deer having seen him from the forest said: “Woe to us wretches! For what will this [lion] not do being enraged, who, even sober minded, was a burden to us?”</text:p>
            <text:p text:style-name="P80"/>
            <text:p text:style-name="P80">Becasue let everyone avoid hot-tempered men accustomed to doing harm when they have taken power and reign.</text:p>
            <text:p text:style-name="P46"><text:span text:style-name="AncientGreek_3a__20_Ἀρχαία_20_ἑλληνικά"><text:span text:style-name="T3">λ</text:span></text:span><text:span text:style-name="Default_20_Paragraph_20_Font"><text:span text:style-name="T10">υσσάω: </text:span></text:span><text:span text:style-name="Default_20_Paragraph_20_Font"><text:span text:style-name="T9">to be enraged</text:span></text:span></text:p>
          </table:table-cell>
        </table:table-row>
        <table:table-row table:style-name="Table1.1">
          <table:table-cell table:style-name="Table1.A1" office:value-type="string">
            <text:p text:style-name="P6"><text:span text:style-name="AncientGreek_3a__20_Ἀρχαία_20_ἑλληνικά"><text:span text:style-name="T2">213.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μῦν</text:span></text:span><text:span text:style-name="AncientGreek_3a__20_Ἀρχαία_20_ἑλληνικά"><text:span text:style-name="T2"> </text:span></text:span><text:span text:style-name="AncientGreek_3a__20_Ἀρχαία_20_ἑλληνικά"><text:span text:style-name="T1">φοβηθεὶς</text:span></text:span><text:span text:style-name="AncientGreek_3a__20_Ἀρχαία_20_ἑλληνικά"><text:span text:style-name="T2"> <text:s/></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ἀλώπηξ</text:span></text:span></text:p>
            <text:p text:style-name="P53"><text:span text:style-name="AncientGreek_3a__20_Ἀρχαία_20_ἑλληνικά"><text:span text:style-name="T3">Λέοντος</text:span></text:span><text:span text:style-name="AncientGreek_3a__20_Ἀρχαία_20_ἑλληνικά"><text:span text:style-name="T16"> </text:span></text:span><text:span text:style-name="AncientGreek_3a__20_Ἀρχαία_20_ἑλληνικά"><text:span text:style-name="T3">κοιμωμένου</text:span></text:span><text:span text:style-name="AncientGreek_3a__20_Ἀρχαία_20_ἑλληνικά"><text:span text:style-name="T16"> </text:span></text:span><text:span text:style-name="AncientGreek_3a__20_Ἀρχαία_20_ἑλληνικά"><text:span text:style-name="T3">μῦς</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σῶμα</text:span></text:span><text:span text:style-name="AncientGreek_3a__20_Ἀρχαία_20_ἑλληνικά"><text:span text:style-name="T16"> </text:span></text:span><text:span text:style-name="AncientGreek_3a__20_Ἀρχαία_20_ἑλληνικά"><text:span text:style-name="T3">διέδραμεν</text:span></text:span><text:span text:style-name="AncientGreek_3a__20_Ἀρχαία_20_ἑλληνικά"><text:span text:style-name="T16">. </text:span></text:span><text:span text:style-name="AncientGreek_3a__20_Ἀρχαία_20_ἑλληνικά"><text:span text:style-name="T3">Ὁ δὲ ἐξαναστὰς πανταχόθεν περιειλίττετο ζητῶν τὸν προσεληλυθότα. Ἀλώπηξ δὲ αὐτὸν θεασαμένη ὠνείδιζεν, εἰ λέων ὢν μῦν ηὐλαβήθη. Καὶ ὃς ἀπεκρίνατο· « Οὐ τὸν μῦν ἐφοβήθην, ἐθαύμασα δὲ εἴ τις λέοντος κοιμωμένου τὸ σῶμα ἐπιδραμεῖν ἐτόλμησεν. »</text:span></text:span></text:p>
            <text:p text:style-name="P46"><text:span text:style-name="AncientGreek_3a__20_Ἀρχαία_20_ἑλληνικά"><text:span text:style-name="T3">Ὁ λόγος διδάσκει τοὺς φρονίμους τῶν ἀνθρώπων μηδὲ τῶν μετρίων πραγμάτων καταφρονεῖν.</text:span></text:span></text:p>
          </table:table-cell>
          <table:table-cell table:style-name="Table1.A1" office:value-type="string">
            <text:p text:style-name="P91"><text:span text:style-name="Default_20_Paragraph_20_Font"><text:span text:style-name="T21">A Lion Who Is Afraid Of A Mouse And A Fox</text:span></text:span></text:p>
            <text:p text:style-name="P80">While a lion was sleeping; a mouse ran all along his body. And he rising up he turned in all directions, looking for the one who had aporached. And a fox, seeing him, rebuked [him], he being a lion perhaps he was be concerned with a mouse. And he replied: "I was not afraid of the mouse, but I was surprised if someone dared to run over the body of a sleeping lion." »</text:p>
            <text:p text:style-name="P80"/>
            <text:p text:style-name="P80">The fable shows that sensible men do not disdain even moderate affairs.</text:p>
          </table:table-cell>
        </table:table-row>
        <table:table-row table:style-name="Table1.15">
          <table:table-cell table:style-name="Table1.A1" office:value-type="string">
            <text:p text:style-name="P14"><text:span text:style-name="AncientGreek_3a__20_Ἀρχαία_20_ἑλληνικά"><text:span text:style-name="T2">214. </text:span></text:span><text:span text:style-name="AncientGreek_3a__20_Ἀρχαία_20_ἑλληνικά"><text:span text:style-name="T1">Λῃστὴ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συκάμινος</text:span></text:span></text:p>
            <text:p text:style-name="P54"><text:span text:style-name="AncientGreek_3a__20_Ἀρχαία_20_ἑλληνικά"><text:span text:style-name="T3">Λῃστὴς</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ὁδῷ</text:span></text:span><text:span text:style-name="AncientGreek_3a__20_Ἀρχαία_20_ἑλληνικά"><text:span text:style-name="T16"> </text:span></text:span><text:span text:style-name="AncientGreek_3a__20_Ἀρχαία_20_ἑλληνικά"><text:span text:style-name="T3">τινα</text:span></text:span><text:span text:style-name="AncientGreek_3a__20_Ἀρχαία_20_ἑλληνικά"><text:span text:style-name="T16"> </text:span></text:span><text:span text:style-name="AncientGreek_3a__20_Ἀρχαία_20_ἑλληνικά"><text:span text:style-name="T3">ἀποκτείνας</text:span></text:span><text:span text:style-name="AncientGreek_3a__20_Ἀρχαία_20_ἑλληνικά"><text:span text:style-name="T16">, </text:span></text:span><text:span text:style-name="AncientGreek_3a__20_Ἀρχαία_20_ἑλληνικά"><text:span text:style-name="T3">ἐπειδὴ</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παρατυχόντων</text:span></text:span><text:span text:style-name="AncientGreek_3a__20_Ἀρχαία_20_ἑλληνικά"><text:span text:style-name="T16"> </text:span></text:span><text:span text:style-name="AncientGreek_3a__20_Ἀρχαία_20_ἑλληνικά"><text:span text:style-name="T3">ἐδιώκετο</text:span></text:span><text:span text:style-name="AncientGreek_3a__20_Ἀρχαία_20_ἑλληνικά"><text:span text:style-name="T16">, </text:span></text:span><text:span text:style-name="AncientGreek_3a__20_Ἀρχαία_20_ἑλληνικά"><text:span text:style-name="T3">καταλιπὼν</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ᾑμαγμένον</text:span></text:span><text:span text:style-name="AncientGreek_3a__20_Ἀρχαία_20_ἑλληνικά"><text:span text:style-name="T16">, </text:span></text:span><text:span text:style-name="AncientGreek_3a__20_Ἀρχαία_20_ἑλληνικά"><text:span text:style-name="T3">ἔφευγε</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ἀντικρὺς</text:span></text:span><text:span text:style-name="AncientGreek_3a__20_Ἀρχαία_20_ἑλληνικά"><text:span text:style-name="T16"> </text:span></text:span><text:span text:style-name="AncientGreek_3a__20_Ἀρχαία_20_ἑλληνικά"><text:span text:style-name="T3">ὁδευόντων</text:span></text:span><text:span text:style-name="AncientGreek_3a__20_Ἀρχαία_20_ἑλληνικά"><text:span text:style-name="T16"> </text:span></text:span><text:span text:style-name="AncientGreek_3a__20_Ἀρχαία_20_ἑλληνικά"><text:span text:style-name="T3">πυνθανομένων</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τίνι</text:span></text:span><text:span text:style-name="AncientGreek_3a__20_Ἀρχαία_20_ἑλληνικά"><text:span text:style-name="T16"> </text:span></text:span><text:span text:style-name="AncientGreek_3a__20_Ἀρχαία_20_ἑλληνικά"><text:span text:style-name="T3">μεμολυσμένας</text:span></text:span><text:span text:style-name="AncientGreek_3a__20_Ἀρχαία_20_ἑλληνικά"><text:span text:style-name="T16"> </text:span></text:span><text:span text:style-name="AncientGreek_3a__20_Ἀρχαία_20_ἑλληνικά"><text:span text:style-name="T3">ἔχει</text:span></text:span><text:span text:style-name="AncientGreek_3a__20_Ἀρχαία_20_ἑλληνικά"><text:span text:style-name="T16"> </text:span></text:span><text:span text:style-name="AncientGreek_3a__20_Ἀρχαία_20_ἑλληνικά"><text:span text:style-name="T3">τὰς</text:span></text:span><text:span text:style-name="AncientGreek_3a__20_Ἀρχαία_20_ἑλληνικά"><text:span text:style-name="T16"> </text:span></text:span><text:span text:style-name="AncientGreek_3a__20_Ἀρχαία_20_ἑλληνικά"><text:span text:style-name="T3">χεῖρας</text:span></text:span><text:span text:style-name="AncientGreek_3a__20_Ἀρχαία_20_ἑλληνικά"><text:span text:style-name="T16">, </text:span></text:span><text:span text:style-name="AncientGreek_3a__20_Ἀρχαία_20_ἑλληνικά"><text:span text:style-name="T3">ἔλεγεν</text:span></text:span><text:span text:style-name="AncientGreek_3a__20_Ἀρχαία_20_ἑλληνικά"><text:span text:style-name="T16"> </text:span></text:span><text:span text:style-name="AncientGreek_3a__20_Ἀρχαία_20_ἑλληνικά"><text:span text:style-name="T3">ἀπὸ</text:span></text:span><text:span text:style-name="AncientGreek_3a__20_Ἀρχαία_20_ἑλληνικά"><text:span text:style-name="T16"> </text:span></text:span><text:span text:style-name="AncientGreek_3a__20_Ἀρχαία_20_ἑλληνικά"><text:span text:style-name="T3">συκαμίνου</text:span></text:span><text:span text:style-name="AncientGreek_3a__20_Ἀρχαία_20_ἑλληνικά"><text:span text:style-name="T16"> </text:span></text:span><text:span text:style-name="AncientGreek_3a__20_Ἀρχαία_20_ἑλληνικά"><text:span text:style-name="T3">νεωστὶ</text:span></text:span><text:span text:style-name="AncientGreek_3a__20_Ἀρχαία_20_ἑλληνικά"><text:span text:style-name="T16"> </text:span></text:span><text:span text:style-name="AncientGreek_3a__20_Ἀρχαία_20_ἑλληνικά"><text:span text:style-name="T3">καταβεβηκένα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ταῦτα</text:span></text:span><text:span text:style-name="AncientGreek_3a__20_Ἀρχαία_20_ἑλληνικά"><text:span text:style-name="T16"> </text:span></text:span><text:span text:style-name="AncientGreek_3a__20_Ἀρχαία_20_ἑλληνικά"><text:span text:style-name="T3">ἔλεγεν</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διώκοντες</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ἐπελθόντε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συλλαβόντες</text:span></text:span><text:span text:style-name="AncientGreek_3a__20_Ἀρχαία_20_ἑλληνικά"><text:span text:style-name="T16"> </text:span></text:span><text:span text:style-name="AncientGreek_3a__20_Ἀρχαία_20_ἑλληνικά"><text:span text:style-name="T3">ἀπό</text:span></text:span><text:span text:style-name="AncientGreek_3a__20_Ἀρχαία_20_ἑλληνικά"><text:span text:style-name="T16"> </text:span></text:span><text:span text:style-name="AncientGreek_3a__20_Ἀρχαία_20_ἑλληνικά"><text:span text:style-name="T3">τινος</text:span></text:span><text:span text:style-name="AncientGreek_3a__20_Ἀρχαία_20_ἑλληνικά"><text:span text:style-name="T16"> </text:span></text:span><text:span text:style-name="AncientGreek_3a__20_Ἀρχαία_20_ἑλληνικά"><text:span text:style-name="T3">συκαμίνου</text:span></text:span><text:span text:style-name="AncientGreek_3a__20_Ἀρχαία_20_ἑλληνικά"><text:span text:style-name="T16"> </text:span></text:span><text:span text:style-name="AncientGreek_3a__20_Ἀρχαία_20_ἑλληνικά"><text:span text:style-name="T3">ἀνεσταύρωσαν</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αὐτόν</text:span></text:span><text:span text:style-name="AncientGreek_3a__20_Ἀρχαία_20_ἑλληνικά"><text:span text:style-name="T16">· « </text:span></text:span><text:span text:style-name="AncientGreek_3a__20_Ἀρχαία_20_ἑλληνικά"><text:span text:style-name="T3">Ἀλλ᾿</text:span></text:span><text:span text:style-name="AncientGreek_3a__20_Ἀρχαία_20_ἑλληνικά"><text:span text:style-name="T16"> </text:span></text:span><text:span text:style-name="AncientGreek_3a__20_Ἀρχαία_20_ἑλληνικά"><text:span text:style-name="T3">ἔγωγε</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ἄχθομαι</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σὸν</text:span></text:span><text:span text:style-name="AncientGreek_3a__20_Ἀρχαία_20_ἑλληνικά"><text:span text:style-name="T16"> </text:span></text:span><text:span text:style-name="AncientGreek_3a__20_Ἀρχαία_20_ἑλληνικά"><text:span text:style-name="T3">θάνατον</text:span></text:span><text:span text:style-name="AncientGreek_3a__20_Ἀρχαία_20_ἑλληνικά"><text:span text:style-name="T16"> </text:span></text:span><text:span text:style-name="AncientGreek_3a__20_Ἀρχαία_20_ἑλληνικά"><text:span text:style-name="T3">ὑπηρετοῦσ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ὃν</text:span></text:span><text:span text:style-name="AncientGreek_3a__20_Ἀρχαία_20_ἑλληνικά"><text:span text:style-name="T16"> </text:span></text:span><text:span text:style-name="AncientGreek_3a__20_Ἀρχαία_20_ἑλληνικά"><text:span text:style-name="T3">αὐτὸς</text:span></text:span><text:span text:style-name="AncientGreek_3a__20_Ἀρχαία_20_ἑλληνικά"><text:span text:style-name="T16"> </text:span></text:span><text:span text:style-name="AncientGreek_3a__20_Ἀρχαία_20_ἑλληνικά"><text:span text:style-name="T3">φόνον</text:span></text:span><text:span text:style-name="AncientGreek_3a__20_Ἀρχαία_20_ἑλληνικά"><text:span text:style-name="T16"> </text:span></text:span><text:span text:style-name="AncientGreek_3a__20_Ἀρχαία_20_ἑλληνικά"><text:span text:style-name="T3">ἀπειργάσω</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ἐμὲ</text:span></text:span><text:span text:style-name="AncientGreek_3a__20_Ἀρχαία_20_ἑλληνικά"><text:span text:style-name="T16"> </text:span></text:span><text:span text:style-name="AncientGreek_3a__20_Ἀρχαία_20_ἑλληνικά"><text:span text:style-name="T3">ἀπεμάττου</text:span></text:span><text:span text:style-name="AncientGreek_3a__20_Ἀρχαία_20_ἑλληνικά"><text:span text:style-name="T16">. »</text:span></text:span></text:p>
            <text:p text:style-name="P55"><text:span text:style-name="AncientGreek_3a__20_Ἀρχαία_20_ἑλληνικά"><text:span text:style-name="T3">Οὕτω</text:span></text:span><text:span text:style-name="AncientGreek_3a__20_Ἀρχαία_20_ἑλληνικά"><text:span text:style-name="T16"> </text:span></text:span><text:span text:style-name="AncientGreek_3a__20_Ἀρχαία_20_ἑλληνικά"><text:span text:style-name="T3">πολλάκι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φύσει</text:span></text:span><text:span text:style-name="AncientGreek_3a__20_Ἀρχαία_20_ἑλληνικά"><text:span text:style-name="T16"> </text:span></text:span><text:span text:style-name="AncientGreek_3a__20_Ἀρχαία_20_ἑλληνικά"><text:span text:style-name="T3">χρηστοί</text:span></text:span><text:span text:style-name="AncientGreek_3a__20_Ἀρχαία_20_ἑλληνικά"><text:span text:style-name="T16">, </text:span></text:span><text:span text:style-name="AncientGreek_3a__20_Ἀρχαία_20_ἑλληνικά"><text:span text:style-name="T3">ὅταν</text:span></text:span><text:span text:style-name="AncientGreek_3a__20_Ἀρχαία_20_ἑλληνικά"><text:span text:style-name="T16"> </text:span></text:span><text:span text:style-name="AncientGreek_3a__20_Ἀρχαία_20_ἑλληνικά"><text:span text:style-name="T3">ὑπ᾿</text:span></text:span><text:span text:style-name="AncientGreek_3a__20_Ἀρχαία_20_ἑλληνικά"><text:span text:style-name="T16"> </text:span></text:span><text:span text:style-name="AncientGreek_3a__20_Ἀρχαία_20_ἑλληνικά"><text:span text:style-name="T3">ἐνίω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φαῦλοι</text:span></text:span><text:span text:style-name="AncientGreek_3a__20_Ἀρχαία_20_ἑλληνικά"><text:span text:style-name="T16"> </text:span></text:span><text:span text:style-name="AncientGreek_3a__20_Ἀρχαία_20_ἑλληνικά"><text:span text:style-name="T3">διαβάλλωνται</text:span></text:span><text:span text:style-name="AncientGreek_3a__20_Ἀρχαία_20_ἑλληνικά"><text:span text:style-name="T16">, </text:span></text:span><text:span text:style-name="AncientGreek_3a__20_Ἀρχαία_20_ἑλληνικά"><text:span text:style-name="T3">κατ᾿</text:span></text:span><text:span text:style-name="AncientGreek_3a__20_Ἀρχαία_20_ἑλληνικά"><text:span text:style-name="T16"> </text:span></text:span><text:span text:style-name="AncientGreek_3a__20_Ἀρχαία_20_ἑλληνικά"><text:span text:style-name="T3">αὐτῶν</text:span></text:span><text:span text:style-name="AncientGreek_3a__20_Ἀρχαία_20_ἑλληνικά"><text:span text:style-name="T16"> </text:span></text:span><text:span text:style-name="AncientGreek_3a__20_Ἀρχαία_20_ἑλληνικά"><text:span text:style-name="T3">πονηρεύεσθαι</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ὀκνοῦσιν</text:span></text:span><text:span text:style-name="AncientGreek_3a__20_Ἀρχαία_20_ἑλληνικά"><text:span text:style-name="T16">.</text:span></text:span></text:p>
          </table:table-cell>
          <table:table-cell table:style-name="Table1.A1" office:value-type="string">
            <text:p text:style-name="P91"><text:span text:style-name="Default_20_Paragraph_20_Font"><text:span text:style-name="T21">A Brigand And A Mulberry</text:span></text:span></text:p>
            <text:p text:style-name="P80">A brigand, having murdered a man on a road, since he was pursued by those passing by, abandoning the bloody man, he fled. But those traveling in the <text:s/>opposite direction asking him with he had been soiling his hands he said he had recently descended from a mulberry tree. And as he said these things, those pursuing him coming upon him and seizing [him] they impaled [hung] him from a mulberry tree. And it said to him: "Well, I do not grieve serving for your death: For actually what murder you worked out, you wiped this upon me."</text:p>
            <text:p text:style-name="P80"/>
            <text:p text:style-name="P80">Thus naturally good men, when they are slanded by some as worthless, <text:s/>often also do not hesitate to act wicked against them.</text:p>
            <text:p text:style-name="P46"><text:span text:style-name="Default_20_Paragraph_20_Font"><text:span text:style-name="T9"><text:s/></text:span></text:span><text:span text:style-name="AncientGreek_3a__20_Ἀρχαία_20_ἑλληνικά"><text:span text:style-name="T3">ᾑμαγμένον</text:span></text:span><text:span text:style-name="AncientGreek_3a__20_Ἀρχαία_20_ἑλληνικά"><text:span text:style-name="T16"> = (perf) αἱμάσσω, <text:s/>ᾕμαξα</text:span></text:span><text:span text:style-name="AncientGreek_3a__20_Ἀρχαία_20_ἑλληνικά"><text:span text:style-name="T20">: to make bloody, to stain with blood<text:line-break/>μεμολυσμένας = μολύνω: to stain, to defile (μεμόλυσμαι)</text:span></text:span></text:p>
            <text:p text:style-name="P46"><text:span text:style-name="AncientGreek_3a__20_Ἀρχαία_20_ἑλληνικά"><text:span text:style-name="T20">ἄχθομαι:to be loaded, to be vexed, to be grieved<text:line-break/></text:span></text:span><text:span text:style-name="AncientGreek_3a__20_Ἀρχαία_20_ἑλληνικά"><text:span text:style-name="T19">ἀπεμάττου</text:span></text:span><text:span text:style-name="AncientGreek_3a__20_Ἀρχαία_20_ἑλληνικά"><text:span text:style-name="T20"> = ἀπομάσσω: to wipe off</text:span></text:span></text:p>
          </table:table-cell>
        </table:table-row>
        <text:soft-page-break/>
        <table:table-row table:style-name="Table1.1">
          <table:table-cell table:style-name="Table1.A1" office:value-type="string">
            <text:p text:style-name="P6"><text:span text:style-name="AncientGreek_3a__20_Ἀρχαία_20_ἑλληνικά"><text:span text:style-name="T1">215. Λύκοι καὶ κύνες <text:s/>ἀλλήλοις πολεμοῦντες .</text:span></text:span></text:p>
            <text:p text:style-name="P53"><text:span text:style-name="AncientGreek_3a__20_Ἀρχαία_20_ἑλληνικά"><text:span text:style-name="T3">Λύκοις καὶ κυσὶν ἦν ποτε ἔχθρα. Κύων δὲ Ἕλλην ᾑρέθη στρατηγὸς κυσίν. Οὗτος πρὸς τὴν μάχην ἐβράδυνεν· οἱ δὲ λύκοι ἠπείλουν σφοδρῶς. Ὁ δὲ εἶπεν· « Οἴδατε τίνος χάριν βραδύνω; πρέπον ἐστὶν ἀεὶ προβουλεύεσθαι. Ὑμῶν γὰρ τὸ γένος καὶ ἡ χροιὰ πάντων ἕν ἐστιν· οἱ ἡμέτεροι δὲ ἐκ πολλῶν τρόπων εἰσὶ καὶ τοῖς τόποις καυχῶνται. Ἀλλὰ καὶ ἡ χροιὰ πάντων οὐκ ἔστι μία καὶ ἴση, ἀλλ᾿ οἱ μὲν μέλανες, οἱ δὲ πυρροί, οἱ δὲ λευκοὶ καὶ τεφρώδεις. Καὶ πῶς ἂν δυνηθείην εἰς πόλεμον ἄρχειν τῶν ἀσυμφώνων καὶ μὴ ὅμοια πάντα ἐχόντων; »</text:span></text:span></text:p>
            <text:p text:style-name="P93"/>
            <text:p text:style-name="P46"><text:span text:style-name="AncientGreek_3a__20_Ἀρχαία_20_ἑλληνικά"><text:span text:style-name="T3">Ὅτι ἐν μιᾷ βουλῇ καὶ γνώμῃ πάντων τῶν στρατευμάτων ὄντων κατὰ τῶν ἐναντίων νίκην ποιοῦνται.</text:span></text:span></text:p>
          </table:table-cell>
          <table:table-cell table:style-name="Table1.A1" office:value-type="string">
            <text:p text:style-name="P91"><text:span text:style-name="Default_20_Paragraph_20_Font"><text:span text:style-name="T21">Wolves And Dogs At War With Each Other</text:span></text:span></text:p>
            <text:p text:style-name="P80">Among wolves and dogs there was once hatred. And the dogs elected a Greek dog as their general. This dog was slow to come to battle. But the wolves were loudly shouting threats. But he said: “Do you know why I arrive slowly? It is always proper to deliberate before hand. For the same race and color of you all is one. But our [soldiers] are from many places and are proud of their places. But also the color of all is not one and the equal, but some are black, others red, others white and ashen. And how could I be able to command into war those who disagree and who do not possess any similarities? »</text:p>
            <text:p text:style-name="P80"/>
            <text:p text:style-name="P80">Because all campaigns being against those opposing bring about victory by a single will and opinion.</text:p>
          </table:table-cell>
        </table:table-row>
        <table:table-row table:style-name="Table1.1">
          <table:table-cell table:style-name="Table1.A1" office:value-type="string">
            <text:p text:style-name="P6"><text:span text:style-name="AncientGreek_3a__20_Ἀρχαία_20_ἑλληνικά"><text:span text:style-name="T1">216. Λύκοι καὶ κύνες πρὸς αὐτοὺς καταλλαγέντες</text:span></text:span></text:p>
            <text:p text:style-name="P53"><text:span text:style-name="AncientGreek_3a__20_Ἀρχαία_20_ἑλληνικά"><text:span text:style-name="T3">Οἱ λύκοι τοῖς κυσὶν εἶπον· « Διὰ τί ὅμοιοι ὄντες ἡμῖν ἐν πᾶσιν, οὐχ ὁμοφρονεῖτε ἡμῖν ὡς ἀδελφοί; οὐδὲν γὰρ ὑμῶν διαλλάττομεν, πλὴν τῇ γνώμῃ. Καὶ ἡμεῖς μὲν ἐλευθερίᾳ συζῶμεν· ὑμεῖς δὲ τοῖς ἀνθρώποις ὑποκύπτοντες καὶ δουλεύοντες πληγὰς παρ᾿ αὐτῶν ὑπομένετε, καὶ κλοιὰ περιτίθεσθε, καὶ φυλάττετε τὰ πρόβατα· ὅτε δὲ ἐσθίουσιν, μόνα τὰ ὀστᾶ ὑμῖν ἐπιρρίπτουσιν. Ἀλλ᾿ ἐὰν πείθησθε, πάντα τὰ ποίμνια ἔκδοτε ἡμῖν καὶ ἕξομεν πάντα κοινὰ εἰς κόρον ἐσθίοντες. » Ὑπήκουσαν οὖν πρὸς ταῦτα οἱ κύνες· οἱ δὲ ἔνδον τοῦ σπηλαίου εἰσελθόντες πρότερον τοὺς κύνας διέφθειραν.</text:span></text:span></text:p>
            <text:p text:style-name="P46"><text:span text:style-name="AncientGreek_3a__20_Ἀρχαία_20_ἑλληνικά"><text:span text:style-name="T3">Ὅτι οἱ τὰς ἑαυτῶν πατρίδας προδιδόντες τοιούτους μισθοὺς λαμβάνουσι.</text:span></text:span></text:p>
          </table:table-cell>
          <table:table-cell table:style-name="Table1.A1" office:value-type="string">
            <text:p text:style-name="P89">Dogs And Wolves Being Reconciliated With Themselves</text:p>
            <text:p text:style-name="P80">The wolves said to the dogs, “Why, being in every way like us, do you not get along with us like brothers? For we differ in nothing except thought. And while we live together in freedom; you being subject and enslaved to men, you endure their blows, you wear collars and you guard the flocks. But when they eat, they only throw you the bones. But if you would trust [us]; deliver all the flocks to us and we will hold them all in common eathing unto saity. There the dogs listened to these things and the wolves, entering into the cave, first destroyed the dogs.</text:p>
            <text:p text:style-name="P80"/>
            <text:p text:style-name="P80">Because those who betray their country receive such a salary.</text:p>
          </table:table-cell>
        </table:table-row>
        <text:soft-page-break/>
        <table:table-row table:style-name="Table1.1">
          <table:table-cell table:style-name="Table1.A1" office:value-type="string">
            <text:p text:style-name="P6"><text:span text:style-name="AncientGreek_3a__20_Ἀρχαία_20_ἑλληνικά"><text:span text:style-name="T2">217. </text:span></text:span><text:span text:style-name="AncientGreek_3a__20_Ἀρχαία_20_ἑλληνικά"><text:span text:style-name="T1">Λύκο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ρόβατα</text:span></text:span><text:span text:style-name="AncientGreek_3a__20_Ἀρχαία_20_ἑλληνικά"><text:span text:style-name="T2">.<text:line-break/></text:span></text:span><text:span text:style-name="AncientGreek_3a__20_Ἀρχαία_20_ἑλληνικά"><text:span text:style-name="T3">Λύκοι</text:span></text:span><text:span text:style-name="AncientGreek_3a__20_Ἀρχαία_20_ἑλληνικά"><text:span text:style-name="T16"> </text:span></text:span><text:span text:style-name="AncientGreek_3a__20_Ἀρχαία_20_ἑλληνικά"><text:span text:style-name="T3">ἐπιβουλεύοντες</text:span></text:span><text:span text:style-name="AncientGreek_3a__20_Ἀρχαία_20_ἑλληνικά"><text:span text:style-name="T16"> </text:span></text:span><text:span text:style-name="AncientGreek_3a__20_Ἀρχαία_20_ἑλληνικά"><text:span text:style-name="T3">ποίμνῃ</text:span></text:span><text:span text:style-name="AncientGreek_3a__20_Ἀρχαία_20_ἑλληνικά"><text:span text:style-name="T16"> </text:span></text:span><text:span text:style-name="AncientGreek_3a__20_Ἀρχαία_20_ἑλληνικά"><text:span text:style-name="T3">προβάτων</text:span></text:span><text:span text:style-name="AncientGreek_3a__20_Ἀρχαία_20_ἑλληνικά"><text:span text:style-name="T16">, </text:span></text:span><text:span text:style-name="AncientGreek_3a__20_Ἀρχαία_20_ἑλληνικά"><text:span text:style-name="T3">ἐπειδὴ</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ἠδύναντο</text:span></text:span><text:span text:style-name="AncientGreek_3a__20_Ἀρχαία_20_ἑλληνικά"><text:span text:style-name="T16"> </text:span></text:span><text:span text:style-name="AncientGreek_3a__20_Ἀρχαία_20_ἑλληνικά"><text:span text:style-name="T3">αὐτῶν</text:span></text:span><text:span text:style-name="AncientGreek_3a__20_Ἀρχαία_20_ἑλληνικά"><text:span text:style-name="T16"> </text:span></text:span><text:span text:style-name="AncientGreek_3a__20_Ἀρχαία_20_ἑλληνικά"><text:span text:style-name="T3">περιγενέσθαι</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φυλάττοντας</text:span></text:span><text:span text:style-name="AncientGreek_3a__20_Ἀρχαία_20_ἑλληνικά"><text:span text:style-name="T16"> </text:span></text:span><text:span text:style-name="AncientGreek_3a__20_Ἀρχαία_20_ἑλληνικά"><text:span text:style-name="T3">αὐτὰ</text:span></text:span><text:span text:style-name="AncientGreek_3a__20_Ἀρχαία_20_ἑλληνικά"><text:span text:style-name="T16"> </text:span></text:span><text:span text:style-name="AncientGreek_3a__20_Ἀρχαία_20_ἑλληνικά"><text:span text:style-name="T3">κύνας</text:span></text:span><text:span text:style-name="AncientGreek_3a__20_Ἀρχαία_20_ἑλληνικά"><text:span text:style-name="T16">, </text:span></text:span><text:span text:style-name="AncientGreek_3a__20_Ἀρχαία_20_ἑλληνικά"><text:span text:style-name="T3">ἔγνωσαν</text:span></text:span><text:span text:style-name="AncientGreek_3a__20_Ἀρχαία_20_ἑλληνικά"><text:span text:style-name="T16"> </text:span></text:span><text:span text:style-name="AncientGreek_3a__20_Ἀρχαία_20_ἑλληνικά"><text:span text:style-name="T3">δεῖν</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δόλου</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πρᾶξα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έμψαντες</text:span></text:span><text:span text:style-name="AncientGreek_3a__20_Ἀρχαία_20_ἑλληνικά"><text:span text:style-name="T16"> </text:span></text:span><text:span text:style-name="AncientGreek_3a__20_Ἀρχαία_20_ἑλληνικά"><text:span text:style-name="T3">πρέσβεις</text:span></text:span><text:span text:style-name="AncientGreek_3a__20_Ἀρχαία_20_ἑλληνικά"><text:span text:style-name="T16"> </text:span></text:span><text:span text:style-name="AncientGreek_3a__20_Ἀρχαία_20_ἑλληνικά"><text:span text:style-name="T3">ἐξῄτουν</text:span></text:span><text:span text:style-name="AncientGreek_3a__20_Ἀρχαία_20_ἑλληνικά"><text:span text:style-name="T16"> </text:span></text:span><text:span text:style-name="AncientGreek_3a__20_Ἀρχαία_20_ἑλληνικά"><text:span text:style-name="T3">παρ᾿</text:span></text:span><text:span text:style-name="AncientGreek_3a__20_Ἀρχαία_20_ἑλληνικά"><text:span text:style-name="T16"> </text:span></text:span><text:span text:style-name="AncientGreek_3a__20_Ἀρχαία_20_ἑλληνικά"><text:span text:style-name="T3">αὐτῶν</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κύνας</text:span></text:span><text:span text:style-name="AncientGreek_3a__20_Ἀρχαία_20_ἑλληνικά"><text:span text:style-name="T16">, </text:span></text:span><text:span text:style-name="AncientGreek_3a__20_Ἀρχαία_20_ἑλληνικά"><text:span text:style-name="T3">λέγοντες</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ἐκεῖνοι</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ἔχθρας</text:span></text:span><text:span text:style-name="AncientGreek_3a__20_Ἀρχαία_20_ἑλληνικά"><text:span text:style-name="T16"> </text:span></text:span><text:span text:style-name="AncientGreek_3a__20_Ἀρχαία_20_ἑλληνικά"><text:span text:style-name="T3">αἴτιοί</text:span></text:span><text:span text:style-name="AncientGreek_3a__20_Ἀρχαία_20_ἑλληνικά"><text:span text:style-name="T16"> </text:span></text:span><text:span text:style-name="AncientGreek_3a__20_Ἀρχαία_20_ἑλληνικά"><text:span text:style-name="T3">εἰσιν</text:span></text:span><text:span text:style-name="AncientGreek_3a__20_Ἀρχαία_20_ἑλληνικά"><text:span text:style-name="T16">, </text:span></text:span><text:span text:style-name="AncientGreek_3a__20_Ἀρχαία_20_ἑλληνικά"><text:span text:style-name="T3">καί</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ἐγχειρίσουσιν</text:span></text:span><text:span text:style-name="AncientGreek_3a__20_Ἀρχαία_20_ἑλληνικά"><text:span text:style-name="T16"> </text:span></text:span><text:span text:style-name="AncientGreek_3a__20_Ἀρχαία_20_ἑλληνικά"><text:span text:style-name="T3">αὐτούς</text:span></text:span><text:span text:style-name="AncientGreek_3a__20_Ἀρχαία_20_ἑλληνικά"><text:span text:style-name="T16">, </text:span></text:span><text:span text:style-name="AncientGreek_3a__20_Ἀρχαία_20_ἑλληνικά"><text:span text:style-name="T3">εἰρήνη</text:span></text:span><text:span text:style-name="AncientGreek_3a__20_Ἀρχαία_20_ἑλληνικά"><text:span text:style-name="T16"> </text:span></text:span><text:span text:style-name="AncientGreek_3a__20_Ἀρχαία_20_ἑλληνικά"><text:span text:style-name="T3">μεταξὺ</text:span></text:span><text:span text:style-name="AncientGreek_3a__20_Ἀρχαία_20_ἑλληνικά"><text:span text:style-name="T16"> </text:span></text:span><text:span text:style-name="AncientGreek_3a__20_Ἀρχαία_20_ἑλληνικά"><text:span text:style-name="T3">αὐτῶν</text:span></text:span><text:span text:style-name="AncientGreek_3a__20_Ἀρχαία_20_ἑλληνικά"><text:span text:style-name="T16"> </text:span></text:span><text:span text:style-name="AncientGreek_3a__20_Ἀρχαία_20_ἑλληνικά"><text:span text:style-name="T3">γενήσεται</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ρόβατα</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προϊδόμενα</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μέλλον</text:span></text:span><text:span text:style-name="AncientGreek_3a__20_Ἀρχαία_20_ἑλληνικά"><text:span text:style-name="T16"> </text:span></text:span><text:span text:style-name="AncientGreek_3a__20_Ἀρχαία_20_ἑλληνικά"><text:span text:style-name="T3">ἐξέδωκαν</text:span></text:span><text:span text:style-name="AncientGreek_3a__20_Ἀρχαία_20_ἑλληνικά"><text:span text:style-name="T16"> </text:span></text:span><text:span text:style-name="AncientGreek_3a__20_Ἀρχαία_20_ἑλληνικά"><text:span text:style-name="T3">αὐτού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λύκοι</text:span></text:span><text:span text:style-name="AncientGreek_3a__20_Ἀρχαία_20_ἑλληνικά"><text:span text:style-name="T16"> </text:span></text:span><text:span text:style-name="AncientGreek_3a__20_Ἀρχαία_20_ἑλληνικά"><text:span text:style-name="T3">περιγενόμενοι</text:span></text:span><text:span text:style-name="AncientGreek_3a__20_Ἀρχαία_20_ἑλληνικά"><text:span text:style-name="T16"> </text:span></text:span><text:span text:style-name="AncientGreek_3a__20_Ἀρχαία_20_ἑλληνικά"><text:span text:style-name="T3">ἐκείνων</text:span></text:span><text:span text:style-name="AncientGreek_3a__20_Ἀρχαία_20_ἑλληνικά"><text:span text:style-name="T16"> </text:span></text:span><text:span text:style-name="AncientGreek_3a__20_Ἀρχαία_20_ἑλληνικά"><text:span text:style-name="T3">ῥᾳδίω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ποίμνην</text:span></text:span><text:span text:style-name="AncientGreek_3a__20_Ἀρχαία_20_ἑλληνικά"><text:span text:style-name="T16"> </text:span></text:span><text:span text:style-name="AncientGreek_3a__20_Ἀρχαία_20_ἑλληνικά"><text:span text:style-name="T3">ἀφύλακτον</text:span></text:span><text:span text:style-name="AncientGreek_3a__20_Ἀρχαία_20_ἑλληνικά"><text:span text:style-name="T16"> </text:span></text:span><text:span text:style-name="AncientGreek_3a__20_Ἀρχαία_20_ἑλληνικά"><text:span text:style-name="T3">οὖσαν</text:span></text:span><text:span text:style-name="AncientGreek_3a__20_Ἀρχαία_20_ἑλληνικά"><text:span text:style-name="T16"> </text:span></text:span><text:span text:style-name="AncientGreek_3a__20_Ἀρχαία_20_ἑλληνικά"><text:span text:style-name="T3">διέφθειραν</text:span></text:span><text:span text:style-name="AncientGreek_3a__20_Ἀρχαία_20_ἑλληνικά"><text:span text:style-name="T16">.</text:span></text:span></text:p>
            <text:p text:style-name="P46"><text:span text:style-name="AncientGreek_3a__20_Ἀρχαία_20_ἑλληνικά"><text:span text:style-name="T3">Οὗτω</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πόλεων</text:span></text:span><text:span text:style-name="AncientGreek_3a__20_Ἀρχαία_20_ἑλληνικά"><text:span text:style-name="T16"> </text:span></text:span><text:span text:style-name="AncientGreek_3a__20_Ἀρχαία_20_ἑλληνικά"><text:span text:style-name="T3">αἱ</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δημαγωγοὺς</text:span></text:span><text:span text:style-name="AncientGreek_3a__20_Ἀρχαία_20_ἑλληνικά"><text:span text:style-name="T16"> </text:span></text:span><text:span text:style-name="AncientGreek_3a__20_Ἀρχαία_20_ἑλληνικά"><text:span text:style-name="T3">ῥᾳδίως</text:span></text:span><text:span text:style-name="AncientGreek_3a__20_Ἀρχαία_20_ἑλληνικά"><text:span text:style-name="T16"> </text:span></text:span><text:span text:style-name="AncientGreek_3a__20_Ἀρχαία_20_ἑλληνικά"><text:span text:style-name="T3">προδιδοῦσαι</text:span></text:span><text:span text:style-name="AncientGreek_3a__20_Ἀρχαία_20_ἑλληνικά"><text:span text:style-name="T16"> </text:span></text:span><text:span text:style-name="AncientGreek_3a__20_Ἀρχαία_20_ἑλληνικά"><text:span text:style-name="T3">λανθάνουσ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αὐταὶ</text:span></text:span><text:span text:style-name="AncientGreek_3a__20_Ἀρχαία_20_ἑλληνικά"><text:span text:style-name="T16"> </text:span></text:span><text:span text:style-name="AncientGreek_3a__20_Ἀρχαία_20_ἑλληνικά"><text:span text:style-name="T3">ταχέως</text:span></text:span><text:span text:style-name="AncientGreek_3a__20_Ἀρχαία_20_ἑλληνικά"><text:span text:style-name="T16"> </text:span></text:span><text:span text:style-name="AncientGreek_3a__20_Ἀρχαία_20_ἑλληνικά"><text:span text:style-name="T3">πολεμίοις</text:span></text:span><text:span text:style-name="AncientGreek_3a__20_Ἀρχαία_20_ἑλληνικά"><text:span text:style-name="T16"> </text:span></text:span><text:span text:style-name="AncientGreek_3a__20_Ἀρχαία_20_ἑλληνικά"><text:span text:style-name="T3">χειρούμεναι</text:span></text:span><text:span text:style-name="AncientGreek_3a__20_Ἀρχαία_20_ἑλληνικά"><text:span text:style-name="T16">. .</text:span></text:span></text:p>
          </table:table-cell>
          <table:table-cell table:style-name="Table1.A1" office:value-type="string">
            <text:p text:style-name="P91"><text:span text:style-name="Default_20_Paragraph_20_Font"><text:span text:style-name="T21">Wolves And Sheep</text:span></text:span></text:p>
            <text:p text:style-name="P80">Some wolves plotting [against] a flock of sheep, when they were unable to best them because of the dogs guarding them, they decided it to be necessary to accomplish this through deceit. And sending ambasadors they requested from them their dogs saying that they are the casue of the enmity, and if they handed them over, there will be peace between them. And the sheep, not foreseeing what was going to happen, delivered them over, and the wolves, having bested them, also easily destroyed the unguarded herd.</text:p>
            <text:p text:style-name="P80"/>
            <text:p text:style-name="P80">Thus those who easily betray the demigoges of their states do not realize that they also are quickly subdued by enemies.</text:p>
          </table:table-cell>
        </table:table-row>
        <table:table-row table:style-name="Table1.1">
          <table:table-cell table:style-name="Table1.A1" office:value-type="string">
            <text:p text:style-name="P6"><text:span text:style-name="AncientGreek_3a__20_Ἀρχαία_20_ἑλληνικά"><text:span text:style-name="T1">218. Λύκοι καὶ πρόβατα καὶ κριός.</text:span></text:span></text:p>
            <text:p text:style-name="P53"><text:span text:style-name="AncientGreek_3a__20_Ἀρχαία_20_ἑλληνικά"><text:span text:style-name="T3">Λύκοι πρέσβεις ἔστειλαν τοῖς προβάτοις εἰρήνην ποιῆσαι μετ᾿ αὐτῶν διηνεκῇ, εἰ τοὺς κύνας λάβωσι καὶ διαφθείρωσι. Τὰ μωρὰ δὲ πρόβατα συνέθεντο τοῦτο ποιῆσαι. Ἀλλά τις γέρων κριὸς εἶπεν· « Πῶς ὑμῖν πιστεύσω καὶ συνοικήσω, ὅπου, καὶ τῶν κυνῶν φυλαττόντων με, ἀκινδύνως νέμεσθαι οὐ δυνατόν μοι; »</text:span></text:span></text:p>
            <text:p text:style-name="P46"><text:span text:style-name="AncientGreek_3a__20_Ἀρχαία_20_ἑλληνικά"><text:span text:style-name="T3">Ὅτι οὐ δεῖ τινα ἀσφαλείας τῆς ἑαυτοῦ γυμνωθῆναι, τοῖς ἀκαταλλάκτοις ἐχθροῖς δι᾿ ὅρκων πεισθέντα</text:span></text:span></text:p>
          </table:table-cell>
          <table:table-cell table:style-name="Table1.A1" office:value-type="string">
            <text:p text:style-name="P91"><text:span text:style-name="Default_20_Paragraph_20_Font"><text:span text:style-name="T21">Some Wolves, A Sheep And A Ram</text:span></text:span></text:p>
            <text:p text:style-name="P80">Some wolves sent ambassadors to the sheep, to make peace with them in perpetuity, if handed over the dogs. And the stupid sheep agreed to do this. But an old ram said: "How shall I believe you and live with you, where, even while the dogs are guarding me, it is not possible for me to graze in without danger." »</text:p>
            <text:p text:style-name="P80"/>
            <text:p text:style-name="P80">Because we must not be striped of our securities, trusting our irreconcilable enemies due to oaths.</text:p>
            <text:p text:style-name="P46"><text:span text:style-name="AncientGreek_3a__20_Ἀρχαία_20_ἑλληνικά"><text:span text:style-name="T3">διηνεκῇ </text:span></text:span><text:span text:style-name="AncientGreek_3a__20_Ἀρχαία_20_ἑλληνικά"><text:span text:style-name="T16">= διηνεκής:</text:span></text:span><text:span text:style-name="AncientGreek_3a__20_Ἀρχαία_20_ἑλληνικά"><text:span text:style-name="T20"> continuous</text:span></text:span></text:p>
          </table:table-cell>
        </table:table-row>
        <table:table-row table:style-name="Table1.20">
          <table:table-cell table:style-name="Table1.A1" office:value-type="string">
            <text:p text:style-name="P15"><text:span text:style-name="AncientGreek_3a__20_Ἀρχαία_20_ἑλληνικά"><text:span text:style-name="T2">219.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διὰ</text:span></text:span><text:span text:style-name="AncientGreek_3a__20_Ἀρχαία_20_ἑλληνικά"><text:span text:style-name="T2"> </text:span></text:span><text:span text:style-name="AncientGreek_3a__20_Ἀρχαία_20_ἑλληνικά"><text:span text:style-name="T1">τὴν</text:span></text:span><text:span text:style-name="AncientGreek_3a__20_Ἀρχαία_20_ἑλληνικά"><text:span text:style-name="T2"> </text:span></text:span><text:span text:style-name="AncientGreek_3a__20_Ἀρχαία_20_ἑλληνικά"><text:span text:style-name="T1">ἑαυτοῦ</text:span></text:span><text:span text:style-name="AncientGreek_3a__20_Ἀρχαία_20_ἑλληνικά"><text:span text:style-name="T2"> </text:span></text:span><text:span text:style-name="AncientGreek_3a__20_Ἀρχαία_20_ἑλληνικά"><text:span text:style-name="T1">σκιὰν</text:span></text:span><text:span text:style-name="AncientGreek_3a__20_Ἀρχαία_20_ἑλληνικά"><text:span text:style-name="T2"> </text:span></text:span><text:span text:style-name="AncientGreek_3a__20_Ἀρχαία_20_ἑλληνικά"><text:span text:style-name="T1">γαυρωθεὶ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text:span></text:span></text:p>
            <text:p text:style-name="P56"><text:span text:style-name="AncientGreek_3a__20_Ἀρχαία_20_ἑλληνικά"><text:span text:style-name="T3">Λύκος</text:span></text:span><text:span text:style-name="AncientGreek_3a__20_Ἀρχαία_20_ἑλληνικά"><text:span text:style-name="T16"> </text:span></text:span><text:span text:style-name="AncientGreek_3a__20_Ἀρχαία_20_ἑλληνικά"><text:span text:style-name="T3">πλανώμενος</text:span></text:span><text:span text:style-name="AncientGreek_3a__20_Ἀρχαία_20_ἑλληνικά"><text:span text:style-name="T16"> </text:span></text:span><text:span text:style-name="AncientGreek_3a__20_Ἀρχαία_20_ἑλληνικά"><text:span text:style-name="T3">ποτ᾿</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ἐρήμοις</text:span></text:span><text:span text:style-name="AncientGreek_3a__20_Ἀρχαία_20_ἑλληνικά"><text:span text:style-name="T16"> </text:span></text:span><text:span text:style-name="AncientGreek_3a__20_Ἀρχαία_20_ἑλληνικά"><text:span text:style-name="T3">τόποις</text:span></text:span><text:span text:style-name="AncientGreek_3a__20_Ἀρχαία_20_ἑλληνικά"><text:span text:style-name="T16">, </text:span></text:span><text:span text:style-name="AncientGreek_3a__20_Ἀρχαία_20_ἑλληνικά"><text:span text:style-name="T3">κλίνοντος</text:span></text:span><text:span text:style-name="AncientGreek_3a__20_Ἀρχαία_20_ἑλληνικά"><text:span text:style-name="T16"> </text:span></text:span><text:span text:style-name="AncientGreek_3a__20_Ἀρχαία_20_ἑλληνικά"><text:span text:style-name="T3">ἤδη</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δύσιν</text:span></text:span><text:span text:style-name="AncientGreek_3a__20_Ἀρχαία_20_ἑλληνικά"><text:span text:style-name="T16"> </text:span></text:span><text:span text:style-name="AncientGreek_3a__20_Ἀρχαία_20_ἑλληνικά"><text:span text:style-name="T3">Ὑπερίονος</text:span></text:span><text:span text:style-name="AncientGreek_3a__20_Ἀρχαία_20_ἑλληνικά"><text:span text:style-name="T16">, </text:span></text:span><text:span text:style-name="AncientGreek_3a__20_Ἀρχαία_20_ἑλληνικά"><text:span text:style-name="T3">δολιχὴν</text:span></text:span><text:span text:style-name="AncientGreek_3a__20_Ἀρχαία_20_ἑλληνικά"><text:span text:style-name="T16"> </text:span></text:span><text:span text:style-name="AncientGreek_3a__20_Ἀρχαία_20_ἑλληνικά"><text:span text:style-name="T3">ἑαυτοῦ</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σκιὰν</text:span></text:span><text:span text:style-name="AncientGreek_3a__20_Ἀρχαία_20_ἑλληνικά"><text:span text:style-name="T16"> </text:span></text:span><text:span text:style-name="AncientGreek_3a__20_Ἀρχαία_20_ἑλληνικά"><text:span text:style-name="T3">ἰδὼν</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Λέοντ᾿</text:span></text:span><text:span text:style-name="AncientGreek_3a__20_Ἀρχαία_20_ἑλληνικά"><text:span text:style-name="T16"> </text:span></text:span><text:span text:style-name="AncientGreek_3a__20_Ἀρχαία_20_ἑλληνικά"><text:span text:style-name="T3">ἐγὼ</text:span></text:span><text:span text:style-name="AncientGreek_3a__20_Ἀρχαία_20_ἑλληνικά"><text:span text:style-name="T16"> </text:span></text:span><text:span text:style-name="AncientGreek_3a__20_Ἀρχαία_20_ἑλληνικά"><text:span text:style-name="T3">δέδοικα</text:span></text:span><text:span text:style-name="AncientGreek_3a__20_Ἀρχαία_20_ἑλληνικά"><text:span text:style-name="T16">, </text:span></text:span><text:span text:style-name="AncientGreek_3a__20_Ἀρχαία_20_ἑλληνικά"><text:span text:style-name="T3">τηλικοῦτος</text:span></text:span><text:span text:style-name="AncientGreek_3a__20_Ἀρχαία_20_ἑλληνικά"><text:span text:style-name="T16"> </text:span></text:span><text:span text:style-name="AncientGreek_3a__20_Ἀρχαία_20_ἑλληνικά"><text:span text:style-name="T3">ὤν</text:span></text:span><text:span text:style-name="AncientGreek_3a__20_Ἀρχαία_20_ἑλληνικά"><text:span text:style-name="T16">; </text:span></text:span><text:span text:style-name="AncientGreek_3a__20_Ἀρχαία_20_ἑλληνικά"><text:span text:style-name="T3">πλέθρου</text:span></text:span><text:span text:style-name="AncientGreek_3a__20_Ἀρχαία_20_ἑλληνικά"><text:span text:style-name="T16"> </text:span></text:span><text:span text:style-name="AncientGreek_3a__20_Ἀρχαία_20_ἑλληνικά"><text:span text:style-name="T3">τ᾿</text:span></text:span><text:span text:style-name="AncientGreek_3a__20_Ἀρχαία_20_ἑλληνικά"><text:span text:style-name="T16"> </text:span></text:span><text:span text:style-name="AncientGreek_3a__20_Ἀρχαία_20_ἑλληνικά"><text:span text:style-name="T3">ἔχων</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μῆκος</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θηρῶν</text:span></text:span><text:span text:style-name="AncientGreek_3a__20_Ἀρχαία_20_ἑλληνικά"><text:span text:style-name="T16"> </text:span></text:span><text:span text:style-name="AncientGreek_3a__20_Ἀρχαία_20_ἑλληνικά"><text:span text:style-name="T3">ἁπλῶς</text:span></text:span><text:span text:style-name="AncientGreek_3a__20_Ἀρχαία_20_ἑλληνικά"><text:span text:style-name="T16"> </text:span></text:span><text:span text:style-name="AncientGreek_3a__20_Ἀρχαία_20_ἑλληνικά"><text:span text:style-name="T3">πάντων</text:span></text:span><text:span text:style-name="AncientGreek_3a__20_Ἀρχαία_20_ἑλληνικά"><text:span text:style-name="T16"> </text:span></text:span><text:span text:style-name="AncientGreek_3a__20_Ἀρχαία_20_ἑλληνικά"><text:span text:style-name="T3">δυνάστης</text:span></text:span><text:span text:style-name="AncientGreek_3a__20_Ἀρχαία_20_ἑλληνικά"><text:span text:style-name="T16"> </text:span></text:span><text:span text:style-name="AncientGreek_3a__20_Ἀρχαία_20_ἑλληνικά"><text:span text:style-name="T3">ἀθρόων</text:span></text:span><text:span text:style-name="AncientGreek_3a__20_Ἀρχαία_20_ἑλληνικά"><text:span text:style-name="T16"> </text:span></text:span><text:span text:style-name="AncientGreek_3a__20_Ἀρχαία_20_ἑλληνικά"><text:span text:style-name="T3">γενήσομαι</text:span></text:span><text:span text:style-name="AncientGreek_3a__20_Ἀρχαία_20_ἑλληνικά"><text:span text:style-name="T16">;» </text:span></text:span><text:span text:style-name="AncientGreek_3a__20_Ἀρχαία_20_ἑλληνικά"><text:span text:style-name="T3">Λύκο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γαυρωθέντα</text:span></text:span><text:span text:style-name="AncientGreek_3a__20_Ἀρχαία_20_ἑλληνικά"><text:span text:style-name="T16"> </text:span></text:span><text:span text:style-name="AncientGreek_3a__20_Ἀρχαία_20_ἑλληνικά"><text:span text:style-name="T3">καρτερὸς</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ἑλὼν</text:span></text:span><text:span text:style-name="AncientGreek_3a__20_Ἀρχαία_20_ἑλληνικά"><text:span text:style-name="T16"> </text:span></text:span><text:span text:style-name="AncientGreek_3a__20_Ἀρχαία_20_ἑλληνικά"><text:span text:style-name="T3">κατήσθιε</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text:span></text:span><text:span text:style-name="AncientGreek_3a__20_Ἀρχαία_20_ἑλληνικά"><text:span text:style-name="T16"> </text:span></text:span><text:span text:style-name="AncientGreek_3a__20_Ἀρχαία_20_ἑλληνικά"><text:span text:style-name="T3">ἐβόησε</text:span></text:span><text:span text:style-name="AncientGreek_3a__20_Ἀρχαία_20_ἑλληνικά"><text:span text:style-name="T16"> </text:span></text:span><text:span text:style-name="AncientGreek_3a__20_Ἀρχαία_20_ἑλληνικά"><text:span text:style-name="T3">μετανοῶν</text:span></text:span><text:span text:style-name="AncientGreek_3a__20_Ἀρχαία_20_ἑλληνικά"><text:span text:style-name="T16">· «</text:span></text:span><text:span text:style-name="AncientGreek_3a__20_Ἀρχαία_20_ἑλληνικά"><text:span text:style-name="T3">Οἴησις</text:span></text:span><text:span text:style-name="AncientGreek_3a__20_Ἀρχαία_20_ἑλληνικά"><text:span text:style-name="T16"> </text:span></text:span><text:span text:style-name="AncientGreek_3a__20_Ἀρχαία_20_ἑλληνικά"><text:span text:style-name="T3">ἡμῖν</text:span></text:span><text:span text:style-name="AncientGreek_3a__20_Ἀρχαία_20_ἑλληνικά"><text:span text:style-name="T16"> </text:span></text:span><text:span text:style-name="AncientGreek_3a__20_Ἀρχαία_20_ἑλληνικά"><text:span text:style-name="T3">πημάτων</text:span></text:span><text:span text:style-name="AncientGreek_3a__20_Ἀρχαία_20_ἑλληνικά"><text:span text:style-name="T16"> </text:span></text:span><text:span text:style-name="AncientGreek_3a__20_Ἀρχαία_20_ἑλληνικά"><text:span text:style-name="T3">παραιτία</text:span></text:span><text:span text:style-name="AncientGreek_3a__20_Ἀρχαία_20_ἑλληνικά"><text:span text:style-name="T16">.»</text:span></text:span></text:p>
          </table:table-cell>
          <table:table-cell table:style-name="Table1.A1" office:value-type="string">
            <text:p text:style-name="P91"><text:span text:style-name="Default_20_Paragraph_20_Font"><text:span text:style-name="T21">A Wolf Proud Of His Shadow And A Lion</text:span></text:span></text:p>
            <text:p text:style-name="P46"><text:span text:style-name="Default_20_Paragraph_20_Font"><text:span text:style-name="T9">A wolf wandered one day in deserted places, while the god of the sun was reclining in the west. Seeing his long shadow, he said: "Me, fear the lion, being so large? Having the length 100 feet, isn't it quite simple that I become the king of all the animals combined? As the wolf boasted, a mighty lion taking [him] he devoured [him]. And he shoated, repenting: “Presumption is a cause of misfortune for us. »<text:line-break/></text:span></text:span><text:span text:style-name="Default_20_Paragraph_20_Font"><text:span text:style-name="T10">γαυρόω</text:span></text:span><text:span text:style-name="Default_20_Paragraph_20_Font"><text:span text:style-name="T9">: to make proud<text:line-break/>ὁ Ὑπερίων, ονος: the sun god<text:line-break/></text:span></text:span><text:span text:style-name="Default_20_Paragraph_20_Font"><text:span text:style-name="T10">ο</text:span></text:span><text:span text:style-name="AncientGreek_3a__20_Ἀρχαία_20_ἑλληνικά"><text:span text:style-name="T3">ἴησις</text:span></text:span><text:span text:style-name="AncientGreek_3a__20_Ἀρχαία_20_ἑλληνικά"><text:span text:style-name="T16">: opinion, presumption, conceit<text:line-break/>τό πῆμα, ατος: misery, woe</text:span></text:span></text:p>
          </table:table-cell>
        </table:table-row>
        <text:soft-page-break/>
        <table:table-row table:style-name="Table1.1">
          <table:table-cell table:style-name="Table1.A1" office:value-type="string">
            <text:p text:style-name="P6"><text:span text:style-name="AncientGreek_3a__20_Ἀρχαία_20_ἑλληνικά"><text:span text:style-name="T2">220.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αἴξ</text:span></text:span><text:span text:style-name="AncientGreek_3a__20_Ἀρχαία_20_ἑλληνικά"><text:span text:style-name="T2">.</text:span></text:span></text:p>
            <text:p text:style-name="P53"><text:span text:style-name="AncientGreek_3a__20_Ἀρχαία_20_ἑλληνικά"><text:span text:style-name="T3">Λύκος</text:span></text:span><text:span text:style-name="AncientGreek_3a__20_Ἀρχαία_20_ἑλληνικά"><text:span text:style-name="T16"> </text:span></text:span><text:span text:style-name="AncientGreek_3a__20_Ἀρχαία_20_ἑλληνικά"><text:span text:style-name="T3">θεασάμενος</text:span></text:span><text:span text:style-name="AncientGreek_3a__20_Ἀρχαία_20_ἑλληνικά"><text:span text:style-name="T16"> </text:span></text:span><text:span text:style-name="AncientGreek_3a__20_Ἀρχαία_20_ἑλληνικά"><text:span text:style-name="T3">αἶγα</text:span></text:span><text:span text:style-name="AncientGreek_3a__20_Ἀρχαία_20_ἑλληνικά"><text:span text:style-name="T16"> </text:span></text:span><text:span text:style-name="AncientGreek_3a__20_Ἀρχαία_20_ἑλληνικά"><text:span text:style-name="T3">ἐπί</text:span></text:span><text:span text:style-name="AncientGreek_3a__20_Ἀρχαία_20_ἑλληνικά"><text:span text:style-name="T16"> </text:span></text:span><text:span text:style-name="AncientGreek_3a__20_Ἀρχαία_20_ἑλληνικά"><text:span text:style-name="T3">τινος</text:span></text:span><text:span text:style-name="AncientGreek_3a__20_Ἀρχαία_20_ἑλληνικά"><text:span text:style-name="T16"> </text:span></text:span><text:span text:style-name="AncientGreek_3a__20_Ἀρχαία_20_ἑλληνικά"><text:span text:style-name="T3">κρημνώδους</text:span></text:span><text:span text:style-name="AncientGreek_3a__20_Ἀρχαία_20_ἑλληνικά"><text:span text:style-name="T16"> </text:span></text:span><text:span text:style-name="AncientGreek_3a__20_Ἀρχαία_20_ἑλληνικά"><text:span text:style-name="T3">ἄντρου</text:span></text:span><text:span text:style-name="AncientGreek_3a__20_Ἀρχαία_20_ἑλληνικά"><text:span text:style-name="T16"> </text:span></text:span><text:span text:style-name="AncientGreek_3a__20_Ἀρχαία_20_ἑλληνικά"><text:span text:style-name="T3">νεμομένην</text:span></text:span><text:span text:style-name="AncientGreek_3a__20_Ἀρχαία_20_ἑλληνικά"><text:span text:style-name="T16">, </text:span></text:span><text:span text:style-name="AncientGreek_3a__20_Ἀρχαία_20_ἑλληνικά"><text:span text:style-name="T3">ἐπειδὴ</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ἠδύνατο</text:span></text:span><text:span text:style-name="AncientGreek_3a__20_Ἀρχαία_20_ἑλληνικά"><text:span text:style-name="T16"> </text:span></text:span><text:span text:style-name="AncientGreek_3a__20_Ἀρχαία_20_ἑλληνικά"><text:span text:style-name="T3">αὐτῆς</text:span></text:span><text:span text:style-name="AncientGreek_3a__20_Ἀρχαία_20_ἑλληνικά"><text:span text:style-name="T16"> </text:span></text:span><text:span text:style-name="AncientGreek_3a__20_Ἀρχαία_20_ἑλληνικά"><text:span text:style-name="T3">ἐφικέσθαι</text:span></text:span><text:span text:style-name="AncientGreek_3a__20_Ἀρχαία_20_ἑλληνικά"><text:span text:style-name="T16">, </text:span></text:span><text:span text:style-name="AncientGreek_3a__20_Ἀρχαία_20_ἑλληνικά"><text:span text:style-name="T3">κατωτέρω</text:span></text:span><text:span text:style-name="AncientGreek_3a__20_Ἀρχαία_20_ἑλληνικά"><text:span text:style-name="T16"> </text:span></text:span><text:span text:style-name="AncientGreek_3a__20_Ἀρχαία_20_ἑλληνικά"><text:span text:style-name="T3">παρῄνει</text:span></text:span><text:span text:style-name="AncientGreek_3a__20_Ἀρχαία_20_ἑλληνικά"><text:span text:style-name="T16"> </text:span></text:span><text:span text:style-name="AncientGreek_3a__20_Ἀρχαία_20_ἑλληνικά"><text:span text:style-name="T3">αὐτῇ</text:span></text:span><text:span text:style-name="AncientGreek_3a__20_Ἀρχαία_20_ἑλληνικά"><text:span text:style-name="T16"> </text:span></text:span><text:span text:style-name="AncientGreek_3a__20_Ἀρχαία_20_ἑλληνικά"><text:span text:style-name="T3">καταβῆναι</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έσῃ</text:span></text:span><text:span text:style-name="AncientGreek_3a__20_Ἀρχαία_20_ἑλληνικά"><text:span text:style-name="T16"> </text:span></text:span><text:span text:style-name="AncientGreek_3a__20_Ἀρχαία_20_ἑλληνικά"><text:span text:style-name="T3">λαθοῦσα</text:span></text:span><text:span text:style-name="AncientGreek_3a__20_Ἀρχαία_20_ἑλληνικά"><text:span text:style-name="T16">, </text:span></text:span><text:span text:style-name="AncientGreek_3a__20_Ἀρχαία_20_ἑλληνικά"><text:span text:style-name="T3">λέγω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ἀμείνω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παρ᾿</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λειμών</text:span></text:span><text:span text:style-name="AncientGreek_3a__20_Ἀρχαία_20_ἑλληνικά"><text:span text:style-name="T16"> </text:span></text:span><text:span text:style-name="AncientGreek_3a__20_Ἀρχαία_20_ἑλληνικά"><text:span text:style-name="T3">ἐστι</text:span></text:span><text:span text:style-name="AncientGreek_3a__20_Ἀρχαία_20_ἑλληνικά"><text:span text:style-name="T16">, </text:span></text:span><text:span text:style-name="AncientGreek_3a__20_Ἀρχαία_20_ἑλληνικά"><text:span text:style-name="T3">ἐπεὶ</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πόα</text:span></text:span><text:span text:style-name="AncientGreek_3a__20_Ἀρχαία_20_ἑλληνικά"><text:span text:style-name="T16"> </text:span></text:span><text:span text:style-name="AncientGreek_3a__20_Ἀρχαία_20_ἑλληνικά"><text:span text:style-name="T3">σφόδρα</text:span></text:span><text:span text:style-name="AncientGreek_3a__20_Ἀρχαία_20_ἑλληνικά"><text:span text:style-name="T16"> </text:span></text:span><text:span text:style-name="AncientGreek_3a__20_Ἀρχαία_20_ἑλληνικά"><text:span text:style-name="T3">εὐανθής</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ἀπεκρίνατο</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αὐτόν</text:span></text:span><text:span text:style-name="AncientGreek_3a__20_Ἀρχαία_20_ἑλληνικά"><text:span text:style-name="T16">· « </text:span></text:span><text:span text:style-name="AncientGreek_3a__20_Ἀρχαία_20_ἑλληνικά"><text:span text:style-name="T3">Ἀλλ᾿</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ἐμὲ</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νομὴν</text:span></text:span><text:span text:style-name="AncientGreek_3a__20_Ἀρχαία_20_ἑλληνικά"><text:span text:style-name="T16"> </text:span></text:span><text:span text:style-name="AncientGreek_3a__20_Ἀρχαία_20_ἑλληνικά"><text:span text:style-name="T3">καλεῖς</text:span></text:span><text:span text:style-name="AncientGreek_3a__20_Ἀρχαία_20_ἑλληνικά"><text:span text:style-name="T16">, </text:span></text:span><text:span text:style-name="AncientGreek_3a__20_Ἀρχαία_20_ἑλληνικά"><text:span text:style-name="T3">αὐτὸ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ροφῆς</text:span></text:span><text:span text:style-name="AncientGreek_3a__20_Ἀρχαία_20_ἑλληνικά"><text:span text:style-name="T16"> </text:span></text:span><text:span text:style-name="AncientGreek_3a__20_Ἀρχαία_20_ἑλληνικά"><text:span text:style-name="T3">ἀπορεῖς</text:span></text:span><text:span text:style-name="AncientGreek_3a__20_Ἀρχαία_20_ἑλληνικά"><text:span text:style-name="T16">. »</text:span></text:span></text:p>
            <text:p text:style-name="P46"><text:span text:style-name="AncientGreek_3a__20_Ἀρχαία_20_ἑλληνικά"><text:span text:style-name="T3">Οὕτω</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ἀνθρώπων</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κακοῦργοι</text:span></text:span><text:span text:style-name="AncientGreek_3a__20_Ἀρχαία_20_ἑλληνικά"><text:span text:style-name="T16">, </text:span></text:span><text:span text:style-name="AncientGreek_3a__20_Ἀρχαία_20_ἑλληνικά"><text:span text:style-name="T3">ὅταν</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εἰδόσι</text:span></text:span><text:span text:style-name="AncientGreek_3a__20_Ἀρχαία_20_ἑλληνικά"><text:span text:style-name="T16"> </text:span></text:span><text:span text:style-name="AncientGreek_3a__20_Ἀρχαία_20_ἑλληνικά"><text:span text:style-name="T3">πονηρεύωνται</text:span></text:span><text:span text:style-name="AncientGreek_3a__20_Ἀρχαία_20_ἑλληνικά"><text:span text:style-name="T16"> </text:span></text:span><text:span text:style-name="AncientGreek_3a__20_Ἀρχαία_20_ἑλληνικά"><text:span text:style-name="T3">ἀνόητοι</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τεχνασμάτων</text:span></text:span><text:span text:style-name="AncientGreek_3a__20_Ἀρχαία_20_ἑλληνικά"><text:span text:style-name="T16"> </text:span></text:span><text:span text:style-name="AncientGreek_3a__20_Ἀρχαία_20_ἑλληνικά"><text:span text:style-name="T3">γίνονται</text:span></text:span><text:span text:style-name="AncientGreek_3a__20_Ἀρχαία_20_ἑλληνικά"><text:span text:style-name="T16">.</text:span></text:span></text:p>
          </table:table-cell>
          <table:table-cell table:style-name="Table1.A1" office:value-type="string">
            <text:p text:style-name="P89">A Wolf And A Goat</text:p>
            <text:p text:style-name="P80">A wolf seeing a goat grazing above a steep cave when we was unable to reach her, he encuraged her to descend lower; lest she fall not being aware, <text:s/>saying that the meadow beside him was better; since also the grass was all in bloom. But she answered him: “Rather you do not call me to the pasture, by you yourself are without sustanence.”</text:p>
            <text:p text:style-name="P80"/>
            <text:p text:style-name="P80">Thus also are the villains, whenever they work their evil among those who know become unaware of their traps.</text:p>
          </table:table-cell>
        </table:table-row>
        <table:table-row table:style-name="Table1.1">
          <table:table-cell table:style-name="Table1.A1" office:value-type="string">
            <text:p text:style-name="P16"><text:span text:style-name="AncientGreek_3a__20_Ἀρχαία_20_ἑλληνικά"><text:span text:style-name="T1">221. Λύκος καὶ ἀρήν.</text:span></text:span></text:p>
            <text:p text:style-name="P57"><text:span text:style-name="AncientGreek_3a__20_Ἀρχαία_20_ἑλληνικά"><text:span text:style-name="T3">Λύκος θεασάμενος ἄρνα ἀπό τινος ποταμοῦ πίνοντα, τοῦτον ἐβουλήθη μετά τινος εὐλόγου αἰτίας καταθοινήσασθαι. Διόπερ στὰς ἀνωτέρω ᾐτιᾶτο αὐτὸν ὡς θολοῦντα τὸ ὕδωρ καὶ πιεῖν αὐτὸν μὴ ἐῶντα. Τοῦ δὲ λέγοντος ὡς ἄκροις τοῖς χείλεσι πίνει καὶ ἄλλως οὐ δυνατὸν κατωτέρω ἑστῶτα ἐπάνω ταράσσειν τὸ ὕδωρ, ὁ λύκος ἀποτυχὼν ταύτης τῆς αἰτίας ἔφη· « Ἀλλὰ πέρυσι τὸν πατέρα μου ἐλοιδόρησας. » Εἰπόντος δὲ ἐκείνου μηδὲ τότε γεγενῆσθαι, ὁ λύκος ἔφη πρὸς αὐτόν· « Ἐὰν καὶ σὺ ἀπολογιῶν εὐπορῇς, ἐγώ σε οὐχ ἧττον κατέδομαι. »</text:span></text:span></text:p>
            <text:p text:style-name="P58"><text:span text:style-name="AncientGreek_3a__20_Ἀρχαία_20_ἑλληνικά"><text:span text:style-name="T3">Ὁ λόγος δηλοῖ ὅτι οἷα ἡ πρόθεσίς ἐστιν ἀδικεῖν, παρ᾿ αὐτοῖς οὐδὲ δικαία ἀπολογία ἰσχύει.</text:span></text:span></text:p>
          </table:table-cell>
          <table:table-cell table:style-name="Table1.A1" office:value-type="string">
            <text:p text:style-name="P89">A Wolf And A Lamb</text:p>
            <text:p text:style-name="P80">A wolf, seeing a lamb drinking from a river, wished to feast on [it] with a reasonable cause. Becasue of which standing farther up, he accused him of muddying the water and not permitting him to drink. And he saying that he drank on the edges with his lips, and besides, it is not possible for one standing downstream to disturbe the watter upwardly, the wolf failing at this pretense said: "But last year you insulted my father." And when he said that he wasn't even born then the wolf said to him: "Even if you if you are well equiped to defend yourself, I will eat you none the less." »</text:p>
            <text:p text:style-name="P80"/>
            <text:p text:style-name="P80">The account shows that whatever the porposal is to do evil, not even just defences are strong enough for those.</text:p>
            <text:p text:style-name="P46"><text:span text:style-name="Default_20_Paragraph_20_Font"><text:span text:style-name="T10">Θολόω: </text:span></text:span><text:span text:style-name="Default_20_Paragraph_20_Font"><text:span text:style-name="T9">to make turbid</text:span></text:span></text:p>
          </table:table-cell>
        </table:table-row>
        <table:table-row table:style-name="Table1.1">
          <table:table-cell table:style-name="Table1.A1" office:value-type="string">
            <text:p text:style-name="P6"><text:span text:style-name="AncientGreek_3a__20_Ἀρχαία_20_ἑλληνικά"><text:span text:style-name="T1">222. Λύκος καὶ ἀρνίον εἰς ἱερὸν καταφυγόν .</text:span></text:span></text:p>
            <text:p text:style-name="P53"><text:span text:style-name="AncientGreek_3a__20_Ἀρχαία_20_ἑλληνικά"><text:span text:style-name="T3">Λύκος ἀρνίον ἐδίωκε· τὸ δὲ εἴς τι ἱερὸν κατέφυγε. Προσκαλουμένου δὲ αὐτὸ τοῦ λύκου καὶ λέγοντος ὅτι θυσιάσει αὐτὸ ὁ ἱερεύς, εἰ καταλάβῃ, τῷ θεῷ, ἐκεῖνο ἔφη· « Ἀλλ᾿ αἱρετώτερόν μοί ἐστι θεοῦ θυσίαν γενέσθαι ἢ ὑπὸ σοῦ διαφθαρῆναι. »</text:span></text:span></text:p>
            <text:p text:style-name="P46"><text:span text:style-name="AncientGreek_3a__20_Ἀρχαία_20_ἑλληνικά"><text:span text:style-name="T3">Ὁ λόγος δηλοῖ ὅτι οἷς ἐπίκειται τὸ ἀποθανεῖν κρείττων ἐστὶν ὁ μετὰ δόξης θάνατος.</text:span></text:span></text:p>
            <text:p text:style-name="P94"/>
          </table:table-cell>
          <table:table-cell table:style-name="Table1.A1" office:value-type="string">
            <text:p text:style-name="P89">A Wolf And A Young Lamb Fleeing Into A Temple</text:p>
            <text:p text:style-name="P80">A wolf pursed a young lamb. And he took refuge in a temple. As the wolf was calling him saying that the priest would sacrifice him to the god, if he caught him said: “Well! It is more preferable to me to be a sacrifice of the god than to perish by you.</text:p>
            <text:p text:style-name="P80">The account shows that, to those whom being put to death is laid up, the death with honor is better.</text:p>
          </table:table-cell>
        </table:table-row>
        <text:soft-page-break/>
        <table:table-row table:style-name="Table1.1">
          <table:table-cell table:style-name="Table1.A1" office:value-type="string">
            <text:p text:style-name="P6"><text:span text:style-name="AncientGreek_3a__20_Ἀρχαία_20_ἑλληνικά"><text:span text:style-name="T1">223. Λύκος καὶ γραῦς.</text:span></text:span></text:p>
            <text:p text:style-name="P53"><text:span text:style-name="AncientGreek_3a__20_Ἀρχαία_20_ἑλληνικά"><text:span text:style-name="T3">Λύκος λιμώττων περιῄει ζητῶν τροφήν. Γενόμενος δὲ κατά τινα τόπον, ἤκουσε παιδίου κλαίοντος καὶ γραὸς λεγούσης αὐτῷ· « Παῦσαι τοῦ κλαίειν· εἰ δὲ μή, τῇ ὥρᾳ ταύτῃ ἐπιδώσω σε τῷ λύκῳ. » Οἰόμενος δὲ ὁ λύκος ὅτι ἀληθεύει ἡ γραῦς, ἵστατο πολλὴν ἐκδεχόμενος ὥραν. Ὡς δ᾿ ἑσπέρα κατέλαβεν, ἀκούει πάλιν τῆς γραὸς κολακευούσης τὸ παιδίον καὶ λεγούσης αὐτῷ· « Ἐὰν ἔλθῃ ὁ λύκος δεῦρο, φονεύσομεν, ὦ τέκνον, αὐτόν. » Ταῦτα ἀκούσας ὁ λύκος ἐπορεύετο λέγων· « Ἐν ταύτῃ τῇ ἐπαύλει ἄλλα μὲν λέγουσιν, ἄλλα δὲ πράττουσιν. »</text:span></text:span></text:p>
            <text:p text:style-name="P46"><text:span text:style-name="AncientGreek_3a__20_Ἀρχαία_20_ἑλληνικά"><text:span text:style-name="T3">Ὁ μῦθος πρὸς ἀνθρώπους οἵτινες τὰ ἔργα τοῖς λόγοις οὐκ ἔχουσιν ὅμοια.</text:span></text:span></text:p>
          </table:table-cell>
          <table:table-cell table:style-name="Table1.A1" office:value-type="string">
            <text:p text:style-name="P89">A Wolf And An Old Woman</text:p>
            <text:p text:style-name="P80">A hungry wolf went about searching for food. And arriving in a certain place, he heard a little child crying and an old woman saying to him: "Cease from weeping, and if not, I will give you to the wolf at this very moment." And the wolf thinking that the old woman was telling the truth, stopped and waited a long time. But when evening took hold, he again heard the old woman flatering the little child and saying to him: "If the wolf comes here, we will kill him, my child." Hearing these words, the wolf set off, saying: "On this farm they talk one way, but they act another way."</text:p>
            <text:p text:style-name="P80"/>
            <text:p text:style-name="P80">The fable is addressed to men who do not possess actions similar to their words.</text:p>
          </table:table-cell>
        </table:table-row>
        <table:table-row table:style-name="Table1.1">
          <table:table-cell table:style-name="Table1.A1" office:value-type="string">
            <text:p text:style-name="P6"><text:span text:style-name="AncientGreek_3a__20_Ἀρχαία_20_ἑλληνικά"><text:span text:style-name="T2">224.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ἐρωδιός</text:span></text:span><text:span text:style-name="AncientGreek_3a__20_Ἀρχαία_20_ἑλληνικά"><text:span text:style-name="T2">.</text:span></text:span></text:p>
            <text:p text:style-name="P53"><text:span text:style-name="AncientGreek_3a__20_Ἀρχαία_20_ἑλληνικά"><text:span text:style-name="T3">Λύκος</text:span></text:span><text:span text:style-name="AncientGreek_3a__20_Ἀρχαία_20_ἑλληνικά"><text:span text:style-name="T16"> </text:span></text:span><text:span text:style-name="AncientGreek_3a__20_Ἀρχαία_20_ἑλληνικά"><text:span text:style-name="T3">καταπιὼν</text:span></text:span><text:span text:style-name="AncientGreek_3a__20_Ἀρχαία_20_ἑλληνικά"><text:span text:style-name="T16"> </text:span></text:span><text:span text:style-name="AncientGreek_3a__20_Ἀρχαία_20_ἑλληνικά"><text:span text:style-name="T3">ὀστοῦν</text:span></text:span><text:span text:style-name="AncientGreek_3a__20_Ἀρχαία_20_ἑλληνικά"><text:span text:style-name="T16"> </text:span></text:span><text:span text:style-name="AncientGreek_3a__20_Ἀρχαία_20_ἑλληνικά"><text:span text:style-name="T3">περιῄει</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ἰασόμενον</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ζητῶν</text:span></text:span><text:span text:style-name="AncientGreek_3a__20_Ἀρχαία_20_ἑλληνικά"><text:span text:style-name="T16">. </text:span></text:span><text:span text:style-name="AncientGreek_3a__20_Ἀρχαία_20_ἑλληνικά"><text:span text:style-name="T3">Περιτυχὼ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ρωδιῷ</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παρεκάλει</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μισθῷ</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ὀστοῦν</text:span></text:span><text:span text:style-name="AncientGreek_3a__20_Ἀρχαία_20_ἑλληνικά"><text:span text:style-name="T16"> </text:span></text:span><text:span text:style-name="AncientGreek_3a__20_Ἀρχαία_20_ἑλληνικά"><text:span text:style-name="T3">ἐκβαλεῖν</text:span></text:span><text:span text:style-name="AncientGreek_3a__20_Ἀρχαία_20_ἑλληνικά"><text:span text:style-name="T16">. </text:span></text:span><text:span text:style-name="AncientGreek_3a__20_Ἀρχαία_20_ἑλληνικά"><text:span text:style-name="T3">Κἀκεῖνος</text:span></text:span><text:span text:style-name="AncientGreek_3a__20_Ἀρχαία_20_ἑλληνικά"><text:span text:style-name="T16"> </text:span></text:span><text:span text:style-name="AncientGreek_3a__20_Ἀρχαία_20_ἑλληνικά"><text:span text:style-name="T3">καθεὶ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ἑαυτοῦ</text:span></text:span><text:span text:style-name="AncientGreek_3a__20_Ἀρχαία_20_ἑλληνικά"><text:span text:style-name="T16"> </text:span></text:span><text:span text:style-name="AncientGreek_3a__20_Ἀρχαία_20_ἑλληνικά"><text:span text:style-name="T3">κεφαλὴ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φάρυγγα</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ὀστοῦν</text:span></text:span><text:span text:style-name="AncientGreek_3a__20_Ἀρχαία_20_ἑλληνικά"><text:span text:style-name="T16"> </text:span></text:span><text:span text:style-name="AncientGreek_3a__20_Ἀρχαία_20_ἑλληνικά"><text:span text:style-name="T3">ἐξέσπασ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ὡμολογημένον</text:span></text:span><text:span text:style-name="AncientGreek_3a__20_Ἀρχαία_20_ἑλληνικά"><text:span text:style-name="T16"> </text:span></text:span><text:span text:style-name="AncientGreek_3a__20_Ἀρχαία_20_ἑλληνικά"><text:span text:style-name="T3">μισθὸν</text:span></text:span><text:span text:style-name="AncientGreek_3a__20_Ἀρχαία_20_ἑλληνικά"><text:span text:style-name="T16"> </text:span></text:span><text:span text:style-name="AncientGreek_3a__20_Ἀρχαία_20_ἑλληνικά"><text:span text:style-name="T3">ἀπῄτει</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ὑποτυχὼν</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οὗτος</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ἀγαπᾷς</text:span></text:span><text:span text:style-name="AncientGreek_3a__20_Ἀρχαία_20_ἑλληνικά"><text:span text:style-name="T16"> </text:span></text:span><text:span text:style-name="AncientGreek_3a__20_Ἀρχαία_20_ἑλληνικά"><text:span text:style-name="T3">ἐκ</text:span></text:span><text:span text:style-name="AncientGreek_3a__20_Ἀρχαία_20_ἑλληνικά"><text:span text:style-name="T16"> </text:span></text:span><text:span text:style-name="AncientGreek_3a__20_Ἀρχαία_20_ἑλληνικά"><text:span text:style-name="T3">λύκου</text:span></text:span><text:span text:style-name="AncientGreek_3a__20_Ἀρχαία_20_ἑλληνικά"><text:span text:style-name="T16"> </text:span></text:span><text:span text:style-name="AncientGreek_3a__20_Ἀρχαία_20_ἑλληνικά"><text:span text:style-name="T3">στόματος</text:span></text:span><text:span text:style-name="AncientGreek_3a__20_Ἀρχαία_20_ἑλληνικά"><text:span text:style-name="T16"> </text:span></text:span><text:span text:style-name="AncientGreek_3a__20_Ἀρχαία_20_ἑλληνικά"><text:span text:style-name="T3">σώαν</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κεφαλὴν</text:span></text:span><text:span text:style-name="AncientGreek_3a__20_Ἀρχαία_20_ἑλληνικά"><text:span text:style-name="T16"> </text:span></text:span><text:span text:style-name="AncientGreek_3a__20_Ἀρχαία_20_ἑλληνικά"><text:span text:style-name="T3">ἐξενεγκών</text:span></text:span><text:span text:style-name="AncientGreek_3a__20_Ἀρχαία_20_ἑλληνικά"><text:span text:style-name="T16">,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μισθὸν</text:span></text:span><text:span text:style-name="AncientGreek_3a__20_Ἀρχαία_20_ἑλληνικά"><text:span text:style-name="T16"> </text:span></text:span><text:span text:style-name="AncientGreek_3a__20_Ἀρχαία_20_ἑλληνικά"><text:span text:style-name="T3">ἀπαιτεῖς</text:span></text:span><text:span text:style-name="AncientGreek_3a__20_Ἀρχαία_20_ἑλληνικά"><text:span text:style-name="T16">; »</text:span></text:span></text:p>
            <text:p text:style-name="P46"><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μεγίστη</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πονηροῖς</text:span></text:span><text:span text:style-name="AncientGreek_3a__20_Ἀρχαία_20_ἑλληνικά"><text:span text:style-name="T16"> </text:span></text:span><text:span text:style-name="AncientGreek_3a__20_Ἀρχαία_20_ἑλληνικά"><text:span text:style-name="T3">εὐεργεσίας</text:span></text:span><text:span text:style-name="AncientGreek_3a__20_Ἀρχαία_20_ἑλληνικά"><text:span text:style-name="T16"> </text:span></text:span><text:span text:style-name="AncientGreek_3a__20_Ἀρχαία_20_ἑλληνικά"><text:span text:style-name="T3">ἀμοιβὴ</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προσαδικεῖσθαι</text:span></text:span><text:span text:style-name="AncientGreek_3a__20_Ἀρχαία_20_ἑλληνικά"><text:span text:style-name="T16"> </text:span></text:span><text:span text:style-name="AncientGreek_3a__20_Ἀρχαία_20_ἑλληνικά"><text:span text:style-name="T3">ὑπ᾿</text:span></text:span><text:span text:style-name="AncientGreek_3a__20_Ἀρχαία_20_ἑλληνικά"><text:span text:style-name="T16"> </text:span></text:span><text:span text:style-name="AncientGreek_3a__20_Ἀρχαία_20_ἑλληνικά"><text:span text:style-name="T3">αὐτῶν</text:span></text:span><text:span text:style-name="AncientGreek_3a__20_Ἀρχαία_20_ἑλληνικά"><text:span text:style-name="T16">.</text:span></text:span></text:p>
          </table:table-cell>
          <table:table-cell table:style-name="Table1.A1" office:value-type="string">
            <text:p text:style-name="P89">A Wolf And A Heron</text:p>
            <text:p text:style-name="P80">A wolf, having swallowed a bone, went about searching for someone who heals this. He met with a heron, and beseached him for a fee to remove the bone. And he lowering his head into the throat of him, pulled out the bone, and then requested the agreed wage. But he interrupting said: "Hey you!, Are you not content carrying away your head safe from the mouth of a wolf, but you also demand a fee? »</text:p>
            <text:p text:style-name="P80"/>
            <text:p text:style-name="P80">The account shows that the greatest return of kindness among the wicked is not being further wronged by them.</text:p>
            <text:p text:style-name="P46"><text:span text:style-name="Default_20_Paragraph_20_Font"><text:span text:style-name="T17">φάρυγξ: a throat</text:span></text:span></text:p>
          </table:table-cell>
        </table:table-row>
        <table:table-row table:style-name="Table1.1">
          <table:table-cell table:style-name="Table1.A1" office:value-type="string">
            <text:p text:style-name="P17"><text:span text:style-name="AncientGreek_3a__20_Ἀρχαία_20_ἑλληνικά"><text:span text:style-name="T2">225.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ἵππος</text:span></text:span><text:span text:style-name="AncientGreek_3a__20_Ἀρχαία_20_ἑλληνικά"><text:span text:style-name="T2">.</text:span></text:span></text:p>
            <text:p text:style-name="P44"><text:span text:style-name="AncientGreek_3a__20_Ἀρχαία_20_ἑλληνικά"><text:span text:style-name="T3">Λύκος</text:span></text:span><text:span text:style-name="AncientGreek_3a__20_Ἀρχαία_20_ἑλληνικά"><text:span text:style-name="T16"> </text:span></text:span><text:span text:style-name="AncientGreek_3a__20_Ἀρχαία_20_ἑλληνικά"><text:span text:style-name="T3">κατά</text:span></text:span><text:span text:style-name="AncientGreek_3a__20_Ἀρχαία_20_ἑλληνικά"><text:span text:style-name="T16"> </text:span></text:span><text:span text:style-name="AncientGreek_3a__20_Ἀρχαία_20_ἑλληνικά"><text:span text:style-name="T3">τινα</text:span></text:span><text:span text:style-name="AncientGreek_3a__20_Ἀρχαία_20_ἑλληνικά"><text:span text:style-name="T16"> </text:span></text:span><text:span text:style-name="AncientGreek_3a__20_Ἀρχαία_20_ἑλληνικά"><text:span text:style-name="T3">ἄρουραν</text:span></text:span><text:span text:style-name="AncientGreek_3a__20_Ἀρχαία_20_ἑλληνικά"><text:span text:style-name="T16"> </text:span></text:span><text:span text:style-name="AncientGreek_3a__20_Ἀρχαία_20_ἑλληνικά"><text:span text:style-name="T3">ὁδεύων</text:span></text:span><text:span text:style-name="AncientGreek_3a__20_Ἀρχαία_20_ἑλληνικά"><text:span text:style-name="T16"> </text:span></text:span><text:span text:style-name="AncientGreek_3a__20_Ἀρχαία_20_ἑλληνικά"><text:span text:style-name="T3">κριθὰς</text:span></text:span><text:span text:style-name="AncientGreek_3a__20_Ἀρχαία_20_ἑλληνικά"><text:span text:style-name="T16"> </text:span></text:span><text:span text:style-name="AncientGreek_3a__20_Ἀρχαία_20_ἑλληνικά"><text:span text:style-name="T3">εὗρε</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δυνάμενο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αὐταῖς</text:span></text:span><text:span text:style-name="AncientGreek_3a__20_Ἀρχαία_20_ἑλληνικά"><text:span text:style-name="T16"> </text:span></text:span><text:span text:style-name="AncientGreek_3a__20_Ἀρχαία_20_ἑλληνικά"><text:span text:style-name="T3">τροφῇ</text:span></text:span><text:span text:style-name="AncientGreek_3a__20_Ἀρχαία_20_ἑλληνικά"><text:span text:style-name="T16"> </text:span></text:span><text:span text:style-name="AncientGreek_3a__20_Ἀρχαία_20_ἑλληνικά"><text:span text:style-name="T3">χρήσασθαι</text:span></text:span><text:span text:style-name="AncientGreek_3a__20_Ἀρχαία_20_ἑλληνικά"><text:span text:style-name="T16">, </text:span></text:span><text:span text:style-name="AncientGreek_3a__20_Ἀρχαία_20_ἑλληνικά"><text:span text:style-name="T3">καταλιπὼν</text:span></text:span><text:span text:style-name="AncientGreek_3a__20_Ἀρχαία_20_ἑλληνικά"><text:span text:style-name="T16"> </text:span></text:span><text:span text:style-name="AncientGreek_3a__20_Ἀρχαία_20_ἑλληνικά"><text:span text:style-name="T3">ἀπῄει</text:span></text:span><text:span text:style-name="AncientGreek_3a__20_Ἀρχαία_20_ἑλληνικά"><text:span text:style-name="T16">. </text:span></text:span><text:span text:style-name="AncientGreek_3a__20_Ἀρχαία_20_ἑλληνικά"><text:span text:style-name="T3">Ἵππῳ</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συντυχών</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ἄρουραν</text:span></text:span><text:span text:style-name="AncientGreek_3a__20_Ἀρχαία_20_ἑλληνικά"><text:span text:style-name="T16"> </text:span></text:span><text:span text:style-name="AncientGreek_3a__20_Ἀρχαία_20_ἑλληνικά"><text:span text:style-name="T3">ἐπήγαγε</text:span></text:span><text:span text:style-name="AncientGreek_3a__20_Ἀρχαία_20_ἑλληνικά"><text:span text:style-name="T16"> </text:span></text:span><text:span text:style-name="AncientGreek_3a__20_Ἀρχαία_20_ἑλληνικά"><text:span text:style-name="T3">λέγω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εὑρὼν</text:span></text:span><text:span text:style-name="AncientGreek_3a__20_Ἀρχαία_20_ἑλληνικά"><text:span text:style-name="T16"> </text:span></text:span><text:span text:style-name="AncientGreek_3a__20_Ἀρχαία_20_ἑλληνικά"><text:span text:style-name="T3">κριθὰς</text:span></text:span><text:span text:style-name="AncientGreek_3a__20_Ἀρχαία_20_ἑλληνικά"><text:span text:style-name="T16"> </text:span></text:span><text:span text:style-name="AncientGreek_3a__20_Ἀρχαία_20_ἑλληνικά"><text:span text:style-name="T3">αὐτὸς</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ἔφαγεν</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φύλαξεν</text:span></text:span><text:span text:style-name="AncientGreek_3a__20_Ἀρχαία_20_ἑλληνικά"><text:span text:style-name="T16">, </text:span></text:span><text:span text:style-name="AncientGreek_3a__20_Ἀρχαία_20_ἑλληνικά"><text:span text:style-name="T3">ἐπεὶ</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ἡδέως</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ψόφον</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ὀδόντων</text:span></text:span><text:span text:style-name="AncientGreek_3a__20_Ἀρχαία_20_ἑλληνικά"><text:span text:style-name="T16"> </text:span></text:span><text:span text:style-name="AncientGreek_3a__20_Ἀρχαία_20_ἑλληνικά"><text:span text:style-name="T3">ἀκούε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ἵππος</text:span></text:span><text:span text:style-name="AncientGreek_3a__20_Ἀρχαία_20_ἑλληνικά"><text:span text:style-name="T16"> </text:span></text:span><text:span text:style-name="AncientGreek_3a__20_Ἀρχαία_20_ἑλληνικά"><text:span text:style-name="T3">ὑποτυχὼν</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 </text:span></text:span><text:span text:style-name="AncientGreek_3a__20_Ἀρχαία_20_ἑλληνικά"><text:span text:style-name="T3">Ἀλλ᾿</text:span></text:span><text:span text:style-name="AncientGreek_3a__20_Ἀρχαία_20_ἑλληνικά"><text:span text:style-name="T16">,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οὗτος</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λύκοι</text:span></text:span><text:span text:style-name="AncientGreek_3a__20_Ἀρχαία_20_ἑλληνικά"><text:span text:style-name="T16"> </text:span></text:span><text:span text:style-name="AncientGreek_3a__20_Ἀρχαία_20_ἑλληνικά"><text:span text:style-name="T3">κριθῶν</text:span></text:span><text:span text:style-name="AncientGreek_3a__20_Ἀρχαία_20_ἑλληνικά"><text:span text:style-name="T16"> </text:span></text:span><text:span text:style-name="AncientGreek_3a__20_Ἀρχαία_20_ἑλληνικά"><text:span text:style-name="T3">τροφῇ</text:span></text:span><text:span text:style-name="AncientGreek_3a__20_Ἀρχαία_20_ἑλληνικά"><text:span text:style-name="T16"> </text:span></text:span><text:span text:style-name="AncientGreek_3a__20_Ἀρχαία_20_ἑλληνικά"><text:span text:style-name="T3">χρῆσθαι</text:span></text:span><text:span text:style-name="AncientGreek_3a__20_Ἀρχαία_20_ἑλληνικά"><text:span text:style-name="T16"> </text:span></text:span><text:span text:style-name="AncientGreek_3a__20_Ἀρχαία_20_ἑλληνικά"><text:span text:style-name="T3">ἠδύναντο</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ἄν</text:span></text:span><text:span text:style-name="AncientGreek_3a__20_Ἀρχαία_20_ἑλληνικά"><text:span text:style-name="T16"> </text:span></text:span><text:span text:style-name="AncientGreek_3a__20_Ἀρχαία_20_ἑλληνικά"><text:span text:style-name="T3">ποτε</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ὦτα</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γαστρὸς</text:span></text:span><text:span text:style-name="AncientGreek_3a__20_Ἀρχαία_20_ἑλληνικά"><text:span text:style-name="T16"> </text:span></text:span><text:span text:style-name="AncientGreek_3a__20_Ἀρχαία_20_ἑλληνικά"><text:span text:style-name="T3">προέκρινας</text:span></text:span><text:span text:style-name="AncientGreek_3a__20_Ἀρχαία_20_ἑλληνικά"><text:span text:style-name="T16">. »</text:span></text:span></text:p>
            <text:p text:style-name="P59"><text:span text:style-name="AncientGreek_3a__20_Ἀρχαία_20_ἑλληνικά"><text:span text:style-name="T3">Ὁ λόγος δηλοῖ ὅτι οἱ φύσει πονηροί, κἂν χρηστότητα ἐπαγγέλλωνται, οὐ πιστεύονται.</text:span></text:span></text:p>
          </table:table-cell>
          <table:table-cell table:style-name="Table1.A1" office:value-type="string">
            <text:p text:style-name="P89">A Wolf And A Horse</text:p>
            <text:p text:style-name="P80">A wolf, passing through a field, found some barley. But not being able to use it for nourishment, leaving it he went away. And meeting with a horse he led it into the field saying that finding some barley he did not eat it himself, but he guarded it for him, since he enjoyed hearing the sound of his teeth. And the horse replying said, “But you friend, if wolves could make use of the nutrition of barley, you would never prefer your ears over your belly.”</text:p>
            <text:p text:style-name="P80"/>
            <text:p text:style-name="P80">The fable shows that those who are naturally wicked, even when they claim to be good, are not trusted.</text:p>
          </table:table-cell>
        </table:table-row>
        <text:soft-page-break/>
        <table:table-row table:style-name="Table1.1">
          <table:table-cell table:style-name="Table1.A1" office:value-type="string">
            <text:p text:style-name="P39"><text:span text:style-name="AncientGreek_3a__20_Ἀρχαία_20_ἑλληνικά"><text:span text:style-name="T2">226.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ύων</text:span></text:span></text:p>
            <text:p text:style-name="P96"><text:span text:style-name="AncientGreek_3a__20_Ἀρχαία_20_ἑλληνικά"><text:span text:style-name="T3">Λύκος</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κλοιῷ</text:span></text:span><text:span text:style-name="AncientGreek_3a__20_Ἀρχαία_20_ἑλληνικά"><text:span text:style-name="T16"> </text:span></text:span><text:span text:style-name="AncientGreek_3a__20_Ἀρχαία_20_ἑλληνικά"><text:span text:style-name="T3">δεδεμένον</text:span></text:span><text:span text:style-name="AncientGreek_3a__20_Ἀρχαία_20_ἑλληνικά"><text:span text:style-name="T16"> </text:span></text:span><text:span text:style-name="AncientGreek_3a__20_Ἀρχαία_20_ἑλληνικά"><text:span text:style-name="T3">ὁρῶν</text:span></text:span><text:span text:style-name="AncientGreek_3a__20_Ἀρχαία_20_ἑλληνικά"><text:span text:style-name="T16"> </text:span></text:span><text:span text:style-name="AncientGreek_3a__20_Ἀρχαία_20_ἑλληνικά"><text:span text:style-name="T3">μέγιστον</text:span></text:span><text:span text:style-name="AncientGreek_3a__20_Ἀρχαία_20_ἑλληνικά"><text:span text:style-name="T16"> </text:span></text:span><text:span text:style-name="AncientGreek_3a__20_Ἀρχαία_20_ἑλληνικά"><text:span text:style-name="T3">κύνα</text:span></text:span><text:span text:style-name="AncientGreek_3a__20_Ἀρχαία_20_ἑλληνικά"><text:span text:style-name="T16"> </text:span></text:span><text:span text:style-name="AncientGreek_3a__20_Ἀρχαία_20_ἑλληνικά"><text:span text:style-name="T3">ἤρετο</text:span></text:span><text:span text:style-name="AncientGreek_3a__20_Ἀρχαία_20_ἑλληνικά"><text:span text:style-name="T16">· « </text:span></text:span><text:span text:style-name="AncientGreek_3a__20_Ἀρχαία_20_ἑλληνικά"><text:span text:style-name="T3">Δήσας</text:span></text:span><text:span text:style-name="AncientGreek_3a__20_Ἀρχαία_20_ἑλληνικά"><text:span text:style-name="T16"> </text:span></text:span><text:span text:style-name="AncientGreek_3a__20_Ἀρχαία_20_ἑλληνικά"><text:span text:style-name="T3">τίς</text:span></text:span><text:span text:style-name="AncientGreek_3a__20_Ἀρχαία_20_ἑλληνικά"><text:span text:style-name="T16"> </text:span></text:span><text:span text:style-name="AncientGreek_3a__20_Ἀρχαία_20_ἑλληνικά"><text:span text:style-name="T3">σ᾿</text:span></text:span><text:span text:style-name="AncientGreek_3a__20_Ἀρχαία_20_ἑλληνικά"><text:span text:style-name="T16"> </text:span></text:span><text:span text:style-name="AncientGreek_3a__20_Ἀρχαία_20_ἑλληνικά"><text:span text:style-name="T3">ἐξέθρεψε</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 </text:span></text:span><text:span text:style-name="AncientGreek_3a__20_Ἀρχαία_20_ἑλληνικά"><text:span text:style-name="T3">Κυνηγός</text:span></text:span><text:span text:style-name="AncientGreek_3a__20_Ἀρχαία_20_ἑλληνικά"><text:span text:style-name="T16">. --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πάθοι</text:span></text:span><text:span text:style-name="AncientGreek_3a__20_Ἀρχαία_20_ἑλληνικά"><text:span text:style-name="T16"> </text:span></text:span><text:span text:style-name="AncientGreek_3a__20_Ἀρχαία_20_ἑλληνικά"><text:span text:style-name="T3">λύκος</text:span></text:span><text:span text:style-name="AncientGreek_3a__20_Ἀρχαία_20_ἑλληνικά"><text:span text:style-name="T16"> </text:span></text:span><text:span text:style-name="AncientGreek_3a__20_Ἀρχαία_20_ἑλληνικά"><text:span text:style-name="T3">ἐμοὶ</text:span></text:span><text:span text:style-name="AncientGreek_3a__20_Ἀρχαία_20_ἑλληνικά"><text:span text:style-name="T16"> </text:span></text:span><text:span text:style-name="AncientGreek_3a__20_Ἀρχαία_20_ἑλληνικά"><text:span text:style-name="T3">φίλος</text:span></text:span><text:span text:style-name="AncientGreek_3a__20_Ἀρχαία_20_ἑλληνικά"><text:span text:style-name="T16">· </text:span></text:span><text:span text:style-name="AncientGreek_3a__20_Ἀρχαία_20_ἑλληνικά"><text:span text:style-name="T3">λιμὸς</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κλοιοῦ</text:span></text:span><text:span text:style-name="AncientGreek_3a__20_Ἀρχαία_20_ἑλληνικά"><text:span text:style-name="T16"> </text:span></text:span><text:span text:style-name="AncientGreek_3a__20_Ἀρχαία_20_ἑλληνικά"><text:span text:style-name="T3">βαρύτης</text:span></text:span><text:span text:style-name="AncientGreek_3a__20_Ἀρχαία_20_ἑλληνικά"><text:span text:style-name="T16">. »</text:span></text:span></text:p>
            <text:p text:style-name="P97"><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αῖς</text:span></text:span><text:span text:style-name="AncientGreek_3a__20_Ἀρχαία_20_ἑλληνικά"><text:span text:style-name="T16"> </text:span></text:span><text:span text:style-name="AncientGreek_3a__20_Ἀρχαία_20_ἑλληνικά"><text:span text:style-name="T3">συμφοραῖς</text:span></text:span><text:span text:style-name="AncientGreek_3a__20_Ἀρχαία_20_ἑλληνικά"><text:span text:style-name="T16"> </text:span></text:span><text:span text:style-name="AncientGreek_3a__20_Ἀρχαία_20_ἑλληνικά"><text:span text:style-name="T3">οὐδὲ</text:span></text:span><text:span text:style-name="AncientGreek_3a__20_Ἀρχαία_20_ἑλληνικά"><text:span text:style-name="T16"> </text:span></text:span><text:span text:style-name="AncientGreek_3a__20_Ἀρχαία_20_ἑλληνικά"><text:span text:style-name="T3">γαστρίζεσθαι</text:span></text:span><text:span text:style-name="AncientGreek_3a__20_Ἀρχαία_20_ἑλληνικά"><text:span text:style-name="T16">.</text:span></text:span></text:p>
          </table:table-cell>
          <table:table-cell table:style-name="Table1.A1" office:value-type="string">
            <text:p text:style-name="P89">A Wolf And A Dog</text:p>
            <text:p text:style-name="P80">A wolf seeing a very big dog tied with a collar asked <text:span text:style-name="T24">[</text:span>him<text:span text:style-name="T24">]</text:span>: "Who <text:span text:style-name="T24">having bound you</text:span> <text:span text:style-name="T24">raised you boy</text:span>?" “A hunter,” replied the dog. “<text:span text:style-name="T24">But may the wolf not suffer who is my friend. For the weight of the collar </text:span><text:span text:style-name="T25">is famine.”</text:span></text:p>
            <text:p text:style-name="P80"/>
            <text:p text:style-name="P80">Th<text:span text:style-name="T25">e</text:span> <text:span text:style-name="T25">account </text:span>shows that in misfortune one does not even have the pleasures of the belly.</text:p>
          </table:table-cell>
        </table:table-row>
        <table:table-row table:style-name="Table1.1">
          <table:table-cell table:style-name="Table1.A1" office:value-type="string">
            <text:p text:style-name="P40"><text:span text:style-name="AncientGreek_3a__20_Ἀρχαία_20_ἑλληνικά"><text:span text:style-name="T2">227.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p>
            <text:p text:style-name="P98"><text:span text:style-name="AncientGreek_3a__20_Ἀρχαία_20_ἑλληνικά"><text:span text:style-name="T3">Λύκος</text:span></text:span><text:span text:style-name="AncientGreek_3a__20_Ἀρχαία_20_ἑλληνικά"><text:span text:style-name="T16"> </text:span></text:span><text:span text:style-name="AncientGreek_3a__20_Ἀρχαία_20_ἑλληνικά"><text:span text:style-name="T3">ποτὲ</text:span></text:span><text:span text:style-name="AncientGreek_3a__20_Ἀρχαία_20_ἑλληνικά"><text:span text:style-name="T16"> </text:span></text:span><text:span text:style-name="AncientGreek_3a__20_Ἀρχαία_20_ἑλληνικά"><text:span text:style-name="T3">ἄρας</text:span></text:span><text:span text:style-name="AncientGreek_3a__20_Ἀρχαία_20_ἑλληνικά"><text:span text:style-name="T16"> </text:span></text:span><text:span text:style-name="AncientGreek_3a__20_Ἀρχαία_20_ἑλληνικά"><text:span text:style-name="T3">πρόβατον</text:span></text:span><text:span text:style-name="AncientGreek_3a__20_Ἀρχαία_20_ἑλληνικά"><text:span text:style-name="T16"> </text:span></text:span><text:span text:style-name="AncientGreek_3a__20_Ἀρχαία_20_ἑλληνικά"><text:span text:style-name="T3">ἐκ</text:span></text:span><text:span text:style-name="AncientGreek_3a__20_Ἀρχαία_20_ἑλληνικά"><text:span text:style-name="T16"> </text:span></text:span><text:span text:style-name="AncientGreek_3a__20_Ἀρχαία_20_ἑλληνικά"><text:span text:style-name="T3">ποίμνης</text:span></text:span><text:span text:style-name="AncientGreek_3a__20_Ἀρχαία_20_ἑλληνικά"><text:span text:style-name="T16"> </text:span></text:span><text:span text:style-name="AncientGreek_3a__20_Ἀρχαία_20_ἑλληνικά"><text:span text:style-name="T3">ἐκόμιζε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κοίτην</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συναντήσας</text:span></text:span><text:span text:style-name="AncientGreek_3a__20_Ἀρχαία_20_ἑλληνικά"><text:span text:style-name="T16"> </text:span></text:span><text:span text:style-name="AncientGreek_3a__20_Ἀρχαία_20_ἑλληνικά"><text:span text:style-name="T3">ἀφεῖλε</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πρόβατο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όρρωθεν</text:span></text:span><text:span text:style-name="AncientGreek_3a__20_Ἀρχαία_20_ἑλληνικά"><text:span text:style-name="T16"> </text:span></text:span><text:span text:style-name="AncientGreek_3a__20_Ἀρχαία_20_ἑλληνικά"><text:span text:style-name="T3">σταθεὶς</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 </text:span></text:span><text:span text:style-name="AncientGreek_3a__20_Ἀρχαία_20_ἑλληνικά"><text:span text:style-name="T3">Ἀδίκως</text:span></text:span><text:span text:style-name="AncientGreek_3a__20_Ἀρχαία_20_ἑλληνικά"><text:span text:style-name="T16"> </text:span></text:span><text:span text:style-name="AncientGreek_3a__20_Ἀρχαία_20_ἑλληνικά"><text:span text:style-name="T3">ἀφείλου</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ἐμόν</text:span></text:span><text:span text:style-name="AncientGreek_3a__20_Ἀρχαία_20_ἑλληνικά"><text:span text:style-name="T16">. »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γελάσας</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 </text:span></text:span><text:span text:style-name="AncientGreek_3a__20_Ἀρχαία_20_ἑλληνικά"><text:span text:style-name="T3">Σοὶ</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δικαίως</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φίλου</text:span></text:span><text:span text:style-name="AncientGreek_3a__20_Ἀρχαία_20_ἑλληνικά"><text:span text:style-name="T16"> </text:span></text:span><text:span text:style-name="AncientGreek_3a__20_Ἀρχαία_20_ἑλληνικά"><text:span text:style-name="T3">ἐδόθη</text:span></text:span><text:span text:style-name="AncientGreek_3a__20_Ἀρχαία_20_ἑλληνικά"><text:span text:style-name="T16">; »</text:span></text:span></text:p>
            <text:p text:style-name="P99"><text:span text:style-name="AncientGreek_3a__20_Ἀρχαία_20_ἑλληνικά"><text:span text:style-name="T16">[</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ἅρπαγα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λεονέκτας</text:span></text:span><text:span text:style-name="AncientGreek_3a__20_Ἀρχαία_20_ἑλληνικά"><text:span text:style-name="T16"> </text:span></text:span><text:span text:style-name="AncientGreek_3a__20_Ἀρχαία_20_ἑλληνικά"><text:span text:style-name="T3">λῃστὰς</text:span></text:span><text:span text:style-name="AncientGreek_3a__20_Ἀρχαία_20_ἑλληνικά"><text:span text:style-name="T16"> </text:span></text:span><text:span text:style-name="AncientGreek_3a__20_Ἀρχαία_20_ἑλληνικά"><text:span text:style-name="T3">ἔν</text:span></text:span><text:span text:style-name="AncientGreek_3a__20_Ἀρχαία_20_ἑλληνικά"><text:span text:style-name="T16"> </text:span></text:span><text:span text:style-name="AncientGreek_3a__20_Ἀρχαία_20_ἑλληνικά"><text:span text:style-name="T3">τινι</text:span></text:span><text:span text:style-name="AncientGreek_3a__20_Ἀρχαία_20_ἑλληνικά"><text:span text:style-name="T16"> </text:span></text:span><text:span text:style-name="AncientGreek_3a__20_Ἀρχαία_20_ἑλληνικά"><text:span text:style-name="T3">πταίσματι</text:span></text:span><text:span text:style-name="AncientGreek_3a__20_Ἀρχαία_20_ἑλληνικά"><text:span text:style-name="T16"> </text:span></text:span><text:span text:style-name="AncientGreek_3a__20_Ἀρχαία_20_ἑλληνικά"><text:span text:style-name="T3">κειμένου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ἀλλήλους</text:span></text:span><text:span text:style-name="AncientGreek_3a__20_Ἀρχαία_20_ἑλληνικά"><text:span text:style-name="T16"> </text:span></text:span><text:span text:style-name="AncientGreek_3a__20_Ἀρχαία_20_ἑλληνικά"><text:span text:style-name="T3">μεμφομένου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ῦθος</text:span></text:span><text:span text:style-name="AncientGreek_3a__20_Ἀρχαία_20_ἑλληνικά"><text:span text:style-name="T16"> </text:span></text:span><text:span text:style-name="AncientGreek_3a__20_Ἀρχαία_20_ἑλληνικά"><text:span text:style-name="T3">ἐλέγχει</text:span></text:span><text:span text:style-name="AncientGreek_3a__20_Ἀρχαία_20_ἑλληνικά"><text:span text:style-name="T16">.</text:span></text:span></text:p>
          </table:table-cell>
          <table:table-cell table:style-name="Table1.A1" office:value-type="string">
            <text:p text:style-name="P89"><text:span text:style-name="T25">A</text:span> Wolf And <text:span text:style-name="T25">A</text:span> Lion</text:p>
            <text:p text:style-name="P46"><text:span text:style-name="Default_20_Paragraph_20_Font"><text:span text:style-name="T9">One day a wolf, having kidnapped a sheep from a herd, took it to his lair. But a lion, being on his way, takes it from him. The wolf standing at a distance shouted to him: “You are unjust to take my property. The lion began to laugh and said: "You indeed received it from a friend!" </text:span></text:span><text:span text:style-name="Default_20_Paragraph_20_Font"><text:span text:style-name="T10">»</text:span></text:span></text:p>
            <text:p text:style-name="P88"/>
            <text:p text:style-name="P80">Insatiable looters and brigands who, faced with some setback, bicker among themselves, can recognize themselves in this fable.</text:p>
          </table:table-cell>
        </table:table-row>
        <table:table-row table:style-name="Table1.1">
          <table:table-cell table:style-name="Table1.A1" office:value-type="string">
            <text:p text:style-name="P41"><text:span text:style-name="AncientGreek_3a__20_Ἀρχαία_20_ἑλληνικά"><text:span text:style-name="T2">228.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ὄνος</text:span></text:span></text:p>
            <text:p text:style-name="P100"><text:span text:style-name="AncientGreek_3a__20_Ἀρχαία_20_ἑλληνικά"><text:span text:style-name="T3">Λύκος</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λοιπῶν</text:span></text:span><text:span text:style-name="AncientGreek_3a__20_Ἀρχαία_20_ἑλληνικά"><text:span text:style-name="T16"> </text:span></text:span><text:span text:style-name="AncientGreek_3a__20_Ἀρχαία_20_ἑλληνικά"><text:span text:style-name="T3">στρατηγήσας</text:span></text:span><text:span text:style-name="AncientGreek_3a__20_Ἀρχαία_20_ἑλληνικά"><text:span text:style-name="T16"> </text:span></text:span><text:span text:style-name="AncientGreek_3a__20_Ἀρχαία_20_ἑλληνικά"><text:span text:style-name="T3">λύκων</text:span></text:span><text:span text:style-name="AncientGreek_3a__20_Ἀρχαία_20_ἑλληνικά"><text:span text:style-name="T16"> </text:span></text:span><text:span text:style-name="AncientGreek_3a__20_Ἀρχαία_20_ἑλληνικά"><text:span text:style-name="T3">νόμους</text:span></text:span><text:span text:style-name="AncientGreek_3a__20_Ἀρχαία_20_ἑλληνικά"><text:span text:style-name="T16"> </text:span></text:span><text:span text:style-name="AncientGreek_3a__20_Ἀρχαία_20_ἑλληνικά"><text:span text:style-name="T3">ἔταξε</text:span></text:span><text:span text:style-name="AncientGreek_3a__20_Ἀρχαία_20_ἑλληνικά"><text:span text:style-name="T16"> </text:span></text:span><text:span text:style-name="AncientGreek_3a__20_Ἀρχαία_20_ἑλληνικά"><text:span text:style-name="T3">πᾶσιν</text:span></text:span><text:span text:style-name="AncientGreek_3a__20_Ἀρχαία_20_ἑλληνικά"><text:span text:style-name="T16">, </text:span></text:span><text:span text:style-name="AncientGreek_3a__20_Ἀρχαία_20_ἑλληνικά"><text:span text:style-name="T3">ἵνα</text:span></text:span><text:span text:style-name="AncientGreek_3a__20_Ἀρχαία_20_ἑλληνικά"><text:span text:style-name="T16"> </text:span></text:span><text:span text:style-name="AncientGreek_3a__20_Ἀρχαία_20_ἑλληνικά"><text:span text:style-name="T3">ὅ</text:span></text:span><text:span text:style-name="AncientGreek_3a__20_Ἀρχαία_20_ἑλληνικά"><text:span text:style-name="T16"> </text:span></text:span><text:span text:style-name="AncientGreek_3a__20_Ἀρχαία_20_ἑλληνικά"><text:span text:style-name="T3">τι</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ἕκαστος</text:span></text:span><text:span text:style-name="AncientGreek_3a__20_Ἀρχαία_20_ἑλληνικά"><text:span text:style-name="T16"> </text:span></text:span><text:span text:style-name="AncientGreek_3a__20_Ἀρχαία_20_ἑλληνικά"><text:span text:style-name="T3">κυνηγήσῃ</text:span></text:span><text:span text:style-name="AncientGreek_3a__20_Ἀρχαία_20_ἑλληνικά"><text:span text:style-name="T16">, </text:span></text:span><text:span text:style-name="AncientGreek_3a__20_Ἀρχαία_20_ἑλληνικά"><text:span text:style-name="T3">πάντα</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μέσον</text:span></text:span><text:span text:style-name="AncientGreek_3a__20_Ἀρχαία_20_ἑλληνικά"><text:span text:style-name="T16"> </text:span></text:span><text:span text:style-name="AncientGreek_3a__20_Ἀρχαία_20_ἑλληνικά"><text:span text:style-name="T3">ἄξῃ</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μερίδα</text:span></text:span><text:span text:style-name="AncientGreek_3a__20_Ἀρχαία_20_ἑλληνικά"><text:span text:style-name="T16"> </text:span></text:span><text:span text:style-name="AncientGreek_3a__20_Ἀρχαία_20_ἑλληνικά"><text:span text:style-name="T3">ἴσην</text:span></text:span><text:span text:style-name="AncientGreek_3a__20_Ἀρχαία_20_ἑλληνικά"><text:span text:style-name="T16"> </text:span></text:span><text:span text:style-name="AncientGreek_3a__20_Ἀρχαία_20_ἑλληνικά"><text:span text:style-name="T3">ἑκάστῳ</text:span></text:span><text:span text:style-name="AncientGreek_3a__20_Ἀρχαία_20_ἑλληνικά"><text:span text:style-name="T16"> </text:span></text:span><text:span text:style-name="AncientGreek_3a__20_Ἀρχαία_20_ἑλληνικά"><text:span text:style-name="T3">δώσῃ</text:span></text:span><text:span text:style-name="AncientGreek_3a__20_Ἀρχαία_20_ἑλληνικά"><text:span text:style-name="T16">, </text:span></text:span><text:span text:style-name="AncientGreek_3a__20_Ἀρχαία_20_ἑλληνικά"><text:span text:style-name="T3">ὅπως</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λοιποὶ</text:span></text:span><text:span text:style-name="AncientGreek_3a__20_Ἀρχαία_20_ἑλληνικά"><text:span text:style-name="T16"> </text:span></text:span><text:span text:style-name="AncientGreek_3a__20_Ἀρχαία_20_ἑλληνικά"><text:span text:style-name="T3">ἐνδεεῖς</text:span></text:span><text:span text:style-name="AncientGreek_3a__20_Ἀρχαία_20_ἑλληνικά"><text:span text:style-name="T16"> </text:span></text:span><text:span text:style-name="AncientGreek_3a__20_Ἀρχαία_20_ἑλληνικά"><text:span text:style-name="T3">ὄντες</text:span></text:span><text:span text:style-name="AncientGreek_3a__20_Ἀρχαία_20_ἑλληνικά"><text:span text:style-name="T16"> </text:span></text:span><text:span text:style-name="AncientGreek_3a__20_Ἀρχαία_20_ἑλληνικά"><text:span text:style-name="T3">ἀλλήλους</text:span></text:span><text:span text:style-name="AncientGreek_3a__20_Ἀρχαία_20_ἑλληνικά"><text:span text:style-name="T16"> </text:span></text:span><text:span text:style-name="AncientGreek_3a__20_Ἀρχαία_20_ἑλληνικά"><text:span text:style-name="T3">κατεσθίωσιν</text:span></text:span><text:span text:style-name="AncientGreek_3a__20_Ἀρχαία_20_ἑλληνικά"><text:span text:style-name="T16">. </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αρελθὼν</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χαίτην</text:span></text:span><text:span text:style-name="AncientGreek_3a__20_Ἀρχαία_20_ἑλληνικά"><text:span text:style-name="T16"> </text:span></text:span><text:span text:style-name="AncientGreek_3a__20_Ἀρχαία_20_ἑλληνικά"><text:span text:style-name="T3">σείσας</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 </text:span></text:span><text:span text:style-name="AncientGreek_3a__20_Ἀρχαία_20_ἑλληνικά"><text:span text:style-name="T3">Ἐκ</text:span></text:span><text:span text:style-name="AncientGreek_3a__20_Ἀρχαία_20_ἑλληνικά"><text:span text:style-name="T16"> </text:span></text:span><text:span text:style-name="AncientGreek_3a__20_Ἀρχαία_20_ἑλληνικά"><text:span text:style-name="T3">φρενὸς</text:span></text:span><text:span text:style-name="AncientGreek_3a__20_Ἀρχαία_20_ἑλληνικά"><text:span text:style-name="T16"> </text:span></text:span><text:span text:style-name="AncientGreek_3a__20_Ἀρχαία_20_ἑλληνικά"><text:span text:style-name="T3">λύκου</text:span></text:span><text:span text:style-name="AncientGreek_3a__20_Ἀρχαία_20_ἑλληνικά"><text:span text:style-name="T16"> </text:span></text:span><text:span text:style-name="AncientGreek_3a__20_Ἀρχαία_20_ἑλληνικά"><text:span text:style-name="T3">καλὴ</text:span></text:span><text:span text:style-name="AncientGreek_3a__20_Ἀρχαία_20_ἑλληνικά"><text:span text:style-name="T16"> </text:span></text:span><text:span text:style-name="AncientGreek_3a__20_Ἀρχαία_20_ἑλληνικά"><text:span text:style-name="T3">γνώμη</text:span></text:span><text:span text:style-name="AncientGreek_3a__20_Ἀρχαία_20_ἑλληνικά"><text:span text:style-name="T16">·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πῶς</text:span></text:span><text:span text:style-name="AncientGreek_3a__20_Ἀρχαία_20_ἑλληνικά"><text:span text:style-name="T16"> </text:span></text:span><text:span text:style-name="AncientGreek_3a__20_Ἀρχαία_20_ἑλληνικά"><text:span text:style-name="T3">σὺ</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χθεσινὴν</text:span></text:span><text:span text:style-name="AncientGreek_3a__20_Ἀρχαία_20_ἑλληνικά"><text:span text:style-name="T16"> </text:span></text:span><text:span text:style-name="AncientGreek_3a__20_Ἀρχαία_20_ἑλληνικά"><text:span text:style-name="T3">ἄγραν</text:span></text:span><text:span text:style-name="AncientGreek_3a__20_Ἀρχαία_20_ἑλληνικά"><text:span text:style-name="T16"> </text:span></text:span><text:span text:style-name="AncientGreek_3a__20_Ἀρχαία_20_ἑλληνικά"><text:span text:style-name="T3">τῇ</text:span></text:span><text:span text:style-name="AncientGreek_3a__20_Ἀρχαία_20_ἑλληνικά"><text:span text:style-name="T16"> </text:span></text:span><text:span text:style-name="AncientGreek_3a__20_Ἀρχαία_20_ἑλληνικά"><text:span text:style-name="T3">κοίτῃ</text:span></text:span><text:span text:style-name="AncientGreek_3a__20_Ἀρχαία_20_ἑλληνικά"><text:span text:style-name="T16"> </text:span></text:span><text:span text:style-name="AncientGreek_3a__20_Ἀρχαία_20_ἑλληνικά"><text:span text:style-name="T3">ἐναπέθου</text:span></text:span><text:span text:style-name="AncientGreek_3a__20_Ἀρχαία_20_ἑλληνικά"><text:span text:style-name="T16">; </text:span></text:span><text:span text:style-name="AncientGreek_3a__20_Ἀρχαία_20_ἑλληνικά"><text:span text:style-name="T3">Ἄγε</text:span></text:span><text:span text:style-name="AncientGreek_3a__20_Ἀρχαία_20_ἑλληνικά"><text:span text:style-name="T16"> </text:span></text:span><text:span text:style-name="AncientGreek_3a__20_Ἀρχαία_20_ἑλληνικά"><text:span text:style-name="T3">ταύτη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μέσον</text:span></text:span><text:span text:style-name="AncientGreek_3a__20_Ἀρχαία_20_ἑλληνικά"><text:span text:style-name="T16"> </text:span></text:span><text:span text:style-name="AncientGreek_3a__20_Ἀρχαία_20_ἑλληνικά"><text:span text:style-name="T3">ἀπομερίσας</text:span></text:span><text:span text:style-name="AncientGreek_3a__20_Ἀρχαία_20_ἑλληνικά"><text:span text:style-name="T16">. » </text:span></text:span><text:span text:style-name="AncientGreek_3a__20_Ἀρχαία_20_ἑλληνικά"><text:span text:style-name="T3">Ὁ δὲ ἐλεγχθεὶς τοὺς νόμους ἀνέλυσεν.</text:span></text:span></text:p>
            <text:p text:style-name="P101"><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αὐτοὶ</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νόμους</text:span></text:span><text:span text:style-name="AncientGreek_3a__20_Ἀρχαία_20_ἑλληνικά"><text:span text:style-name="T16"> </text:span></text:span><text:span text:style-name="AncientGreek_3a__20_Ἀρχαία_20_ἑλληνικά"><text:span text:style-name="T3">δικαίως</text:span></text:span><text:span text:style-name="AncientGreek_3a__20_Ἀρχαία_20_ἑλληνικά"><text:span text:style-name="T16"> </text:span></text:span><text:span text:style-name="AncientGreek_3a__20_Ἀρχαία_20_ἑλληνικά"><text:span text:style-name="T3">ὁρίζειν</text:span></text:span><text:span text:style-name="AncientGreek_3a__20_Ἀρχαία_20_ἑλληνικά"><text:span text:style-name="T16"> </text:span></text:span><text:span text:style-name="AncientGreek_3a__20_Ἀρχαία_20_ἑλληνικά"><text:span text:style-name="T3">δοκοῦντε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οἷς</text:span></text:span><text:span text:style-name="AncientGreek_3a__20_Ἀρχαία_20_ἑλληνικά"><text:span text:style-name="T16"> </text:span></text:span><text:span text:style-name="AncientGreek_3a__20_Ἀρχαία_20_ἑλληνικά"><text:span text:style-name="T3">ὁρίζουσι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δικάζουσιν</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ἐμμένουσιν</text:span></text:span><text:span text:style-name="AncientGreek_3a__20_Ἀρχαία_20_ἑλληνικά"><text:span text:style-name="T16">.</text:span></text:span></text:p>
          </table:table-cell>
          <table:table-cell table:style-name="Table1.A1" office:value-type="string">
            <text:p text:style-name="P89"><text:span text:style-name="T25">A</text:span> Wolf And <text:span text:style-name="T25">A</text:span> Donkey</text:p>
            <text:p text:style-name="P81">A wolf, having become <text:span text:style-name="T25">a general</text:span> of the other wolves, establishes general laws <text:span text:style-name="T26">in order </text:span>that <text:span text:style-name="T26">would </text:span>hunt, he <text:span text:style-name="T26">brought everything in the midst and would give to each an equal share</text:span> <text:span text:style-name="T26">so that the rest being impovershed would not devour</text:span> each other. But a donkey <text:span text:style-name="T26">approaching</text:span> and shaking his mane, said: “<text:span text:style-name="T37">From the heart of a</text:span> wolf, <text:span text:style-name="T37">a beautiful thought</text:span>. But how is it that you<text:span text:style-name="T27"> </text:span><text:span text:style-name="T4">s</text:span><text:span text:style-name="T28">tored</text:span><text:span text:style-name="T27"> yesterday’</text:span><text:span text:style-name="T29">s hunt</text:span><text:span text:style-name="T27"> </text:span>in your lair? B<text:span text:style-name="T37">ring it into the midst sharing </text:span>it. <text:span text:style-name="T37">He being rebuked</text:span> <text:span text:style-name="T37">abolished </text:span>his laws.</text:p>
            <text:p text:style-name="P80"/>
            <text:p text:style-name="P80"><text:span text:style-name="T37">Because those</text:span> who seem to <text:span text:style-name="T37">define laws </text:span>just<text:span text:style-name="T37">ly</text:span> <text:span text:style-name="T37">also in that which they define and legislate they do not remain</text:span>.<text:line-break/><text:span text:style-name="T5">ἡ </text:span><text:span text:style-name="T33">ἄγρα </text:span><text:span text:style-name="T34">= chase</text:span></text:p>
          </table:table-cell>
        </table:table-row>
        <text:soft-page-break/>
        <table:table-row table:style-name="Table1.1">
          <table:table-cell table:style-name="Table1.A1" office:value-type="string">
            <text:p text:style-name="P7"><text:span text:style-name="AncientGreek_3a__20_Ἀρχαία_20_ἑλληνικά"><text:span text:style-name="T2">229.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οιμήν</text:span></text:span></text:p>
            <text:p text:style-name="P102"><text:span text:style-name="AncientGreek_3a__20_Ἀρχαία_20_ἑλληνικά"><text:span text:style-name="T3">Λύκος</text:span></text:span><text:span text:style-name="AncientGreek_3a__20_Ἀρχαία_20_ἑλληνικά"><text:span text:style-name="T16"> </text:span></text:span><text:span text:style-name="AncientGreek_3a__20_Ἀρχαία_20_ἑλληνικά"><text:span text:style-name="T3">ἀκολουθῶν</text:span></text:span><text:span text:style-name="AncientGreek_3a__20_Ἀρχαία_20_ἑλληνικά"><text:span text:style-name="T16"> </text:span></text:span><text:span text:style-name="AncientGreek_3a__20_Ἀρχαία_20_ἑλληνικά"><text:span text:style-name="T3">ποίμνῃ</text:span></text:span><text:span text:style-name="AncientGreek_3a__20_Ἀρχαία_20_ἑλληνικά"><text:span text:style-name="T16"> </text:span></text:span><text:span text:style-name="AncientGreek_3a__20_Ἀρχαία_20_ἑλληνικά"><text:span text:style-name="T3">προβάτων</text:span></text:span><text:span text:style-name="AncientGreek_3a__20_Ἀρχαία_20_ἑλληνικά"><text:span text:style-name="T16"> </text:span></text:span><text:span text:style-name="AncientGreek_3a__20_Ἀρχαία_20_ἑλληνικά"><text:span text:style-name="T3">οὐδὲν</text:span></text:span><text:span text:style-name="AncientGreek_3a__20_Ἀρχαία_20_ἑλληνικά"><text:span text:style-name="T16"> </text:span></text:span><text:span text:style-name="AncientGreek_3a__20_Ἀρχαία_20_ἑλληνικά"><text:span text:style-name="T3">ἠδίκει</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οιμὴν</text:span></text:span><text:span text:style-name="AncientGreek_3a__20_Ἀρχαία_20_ἑλληνικά"><text:span text:style-name="T16"> </text:span></text:span><text:span text:style-name="AncientGreek_3a__20_Ἀρχαία_20_ἑλληνικά"><text:span text:style-name="T3">κατὰ</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ἀρχὰς</text:span></text:span><text:span text:style-name="AncientGreek_3a__20_Ἀρχαία_20_ἑλληνικά"><text:span text:style-name="T16"> </text:span></text:span><text:span text:style-name="AncientGreek_3a__20_Ἀρχαία_20_ἑλληνικά"><text:span text:style-name="T3">ἐφυλάττετο</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πολέμιο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δεδοικὼς</text:span></text:span><text:span text:style-name="AncientGreek_3a__20_Ἀρχαία_20_ἑλληνικά"><text:span text:style-name="T16"> </text:span></text:span><text:span text:style-name="AncientGreek_3a__20_Ἀρχαία_20_ἑλληνικά"><text:span text:style-name="T3">παρετηρεῖτο</text:span></text:span><text:span text:style-name="AncientGreek_3a__20_Ἀρχαία_20_ἑλληνικά"><text:span text:style-name="T16">. </text:span></text:span><text:span text:style-name="AncientGreek_3a__20_Ἀρχαία_20_ἑλληνικά"><text:span text:style-name="T3">Ἐπεὶ</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συνεχῶς</text:span></text:span><text:span text:style-name="AncientGreek_3a__20_Ἀρχαία_20_ἑλληνικά"><text:span text:style-name="T16"> </text:span></text:span><text:span text:style-name="AncientGreek_3a__20_Ἀρχαία_20_ἑλληνικά"><text:span text:style-name="T3">ἐκεῖνος</text:span></text:span><text:span text:style-name="AncientGreek_3a__20_Ἀρχαία_20_ἑλληνικά"><text:span text:style-name="T16"> </text:span></text:span><text:span text:style-name="AncientGreek_3a__20_Ἀρχαία_20_ἑλληνικά"><text:span text:style-name="T3">παρεπόμενος</text:span></text:span><text:span text:style-name="AncientGreek_3a__20_Ἀρχαία_20_ἑλληνικά"><text:span text:style-name="T16"> </text:span></text:span><text:span text:style-name="AncientGreek_3a__20_Ἀρχαία_20_ἑλληνικά"><text:span text:style-name="T3">οὐδ᾿</text:span></text:span><text:span text:style-name="AncientGreek_3a__20_Ἀρχαία_20_ἑλληνικά"><text:span text:style-name="T16"> </text:span></text:span><text:span text:style-name="AncientGreek_3a__20_Ἀρχαία_20_ἑλληνικά"><text:span text:style-name="T3">ἀρχὴ</text:span></text:span><text:span text:style-name="AncientGreek_3a__20_Ἀρχαία_20_ἑλληνικά"><text:span text:style-name="T16"> </text:span></text:span><text:span text:style-name="AncientGreek_3a__20_Ἀρχαία_20_ἑλληνικά"><text:span text:style-name="T3">ἁρπάζειν</text:span></text:span><text:span text:style-name="AncientGreek_3a__20_Ἀρχαία_20_ἑλληνικά"><text:span text:style-name="T16"> </text:span></text:span><text:span text:style-name="AncientGreek_3a__20_Ἀρχαία_20_ἑλληνικά"><text:span text:style-name="T3">ἐπεχείρει</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τηνικαῦτα</text:span></text:span><text:span text:style-name="AncientGreek_3a__20_Ἀρχαία_20_ἑλληνικά"><text:span text:style-name="T16"> </text:span></text:span><text:span text:style-name="AncientGreek_3a__20_Ἀρχαία_20_ἑλληνικά"><text:span text:style-name="T3">νοήσας</text:span></text:span><text:span text:style-name="AncientGreek_3a__20_Ἀρχαία_20_ἑλληνικά"><text:span text:style-name="T16"> </text:span></text:span><text:span text:style-name="AncientGreek_3a__20_Ἀρχαία_20_ἑλληνικά"><text:span text:style-name="T3">φύλακα</text:span></text:span><text:span text:style-name="AncientGreek_3a__20_Ἀρχαία_20_ἑλληνικά"><text:span text:style-name="T16"> </text:span></text:span><text:span text:style-name="AncientGreek_3a__20_Ἀρχαία_20_ἑλληνικά"><text:span text:style-name="T3">μᾶλλον</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εἶναι</text:span></text:span><text:span text:style-name="AncientGreek_3a__20_Ἀρχαία_20_ἑλληνικά"><text:span text:style-name="T16"> </text:span></text:span><text:span text:style-name="AncientGreek_3a__20_Ἀρχαία_20_ἑλληνικά"><text:span text:style-name="T3">ἢ</text:span></text:span><text:span text:style-name="AncientGreek_3a__20_Ἀρχαία_20_ἑλληνικά"><text:span text:style-name="T16"> </text:span></text:span><text:span text:style-name="AncientGreek_3a__20_Ἀρχαία_20_ἑλληνικά"><text:span text:style-name="T3">ἐπίβουλον</text:span></text:span><text:span text:style-name="AncientGreek_3a__20_Ἀρχαία_20_ἑλληνικά"><text:span text:style-name="T16">, </text:span></text:span><text:span text:style-name="AncientGreek_3a__20_Ἀρχαία_20_ἑλληνικά"><text:span text:style-name="T3">ἐπειδὴ</text:span></text:span><text:span text:style-name="AncientGreek_3a__20_Ἀρχαία_20_ἑλληνικά"><text:span text:style-name="T16"> </text:span></text:span><text:span text:style-name="AncientGreek_3a__20_Ἀρχαία_20_ἑλληνικά"><text:span text:style-name="T3">χρεία</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κατέλαβε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ἄστυ</text:span></text:span><text:span text:style-name="AncientGreek_3a__20_Ἀρχαία_20_ἑλληνικά"><text:span text:style-name="T16"> </text:span></text:span><text:span text:style-name="AncientGreek_3a__20_Ἀρχαία_20_ἑλληνικά"><text:span text:style-name="T3">παραγενέσθαι</text:span></text:span><text:span text:style-name="AncientGreek_3a__20_Ἀρχαία_20_ἑλληνικά"><text:span text:style-name="T16">, </text:span></text:span><text:span text:style-name="AncientGreek_3a__20_Ἀρχαία_20_ἑλληνικά"><text:span text:style-name="T3">καταλιπὼν</text:span></text:span><text:span text:style-name="AncientGreek_3a__20_Ἀρχαία_20_ἑλληνικά"><text:span text:style-name="T16"> </text:span></text:span><text:span text:style-name="AncientGreek_3a__20_Ἀρχαία_20_ἑλληνικά"><text:span text:style-name="T3">παρ᾿</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πρόβατα</text:span></text:span><text:span text:style-name="AncientGreek_3a__20_Ἀρχαία_20_ἑλληνικά"><text:span text:style-name="T16"> </text:span></text:span><text:span text:style-name="AncientGreek_3a__20_Ἀρχαία_20_ἑλληνικά"><text:span text:style-name="T3">ἀπηλλάγη</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ὃς</text:span></text:span><text:span text:style-name="AncientGreek_3a__20_Ἀρχαία_20_ἑλληνικά"><text:span text:style-name="T16"> </text:span></text:span><text:span text:style-name="AncientGreek_3a__20_Ἀρχαία_20_ἑλληνικά"><text:span text:style-name="T3">καιρὸν</text:span></text:span><text:span text:style-name="AncientGreek_3a__20_Ἀρχαία_20_ἑλληνικά"><text:span text:style-name="T16"> </text:span></text:span><text:span text:style-name="AncientGreek_3a__20_Ἀρχαία_20_ἑλληνικά"><text:span text:style-name="T3">ἔχειν</text:span></text:span><text:span text:style-name="AncientGreek_3a__20_Ἀρχαία_20_ἑλληνικά"><text:span text:style-name="T16"> </text:span></text:span><text:span text:style-name="AncientGreek_3a__20_Ἀρχαία_20_ἑλληνικά"><text:span text:style-name="T3">ὑπολαβὼν</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πλεῖστα</text:span></text:span><text:span text:style-name="AncientGreek_3a__20_Ἀρχαία_20_ἑλληνικά"><text:span text:style-name="T16"> </text:span></text:span><text:span text:style-name="AncientGreek_3a__20_Ἀρχαία_20_ἑλληνικά"><text:span text:style-name="T3">εἰσπεσὼν</text:span></text:span><text:span text:style-name="AncientGreek_3a__20_Ἀρχαία_20_ἑλληνικά"><text:span text:style-name="T16"> </text:span></text:span><text:span text:style-name="AncientGreek_3a__20_Ἀρχαία_20_ἑλληνικά"><text:span text:style-name="T3">διεφόρησε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οιμὴν</text:span></text:span><text:span text:style-name="AncientGreek_3a__20_Ἀρχαία_20_ἑλληνικά"><text:span text:style-name="T16"> </text:span></text:span><text:span text:style-name="AncientGreek_3a__20_Ἀρχαία_20_ἑλληνικά"><text:span text:style-name="T3">ἐπανελθὼ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θεασάμενο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ποίμνην</text:span></text:span><text:span text:style-name="AncientGreek_3a__20_Ἀρχαία_20_ἑλληνικά"><text:span text:style-name="T16"> </text:span></text:span><text:span text:style-name="AncientGreek_3a__20_Ἀρχαία_20_ἑλληνικά"><text:span text:style-name="T3">διεφθαρμένην</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 </text:span></text:span><text:span text:style-name="AncientGreek_3a__20_Ἀρχαία_20_ἑλληνικά"><text:span text:style-name="T3">Ἀλλ᾿</text:span></text:span><text:span text:style-name="AncientGreek_3a__20_Ἀρχαία_20_ἑλληνικά"><text:span text:style-name="T16"> </text:span></text:span><text:span text:style-name="AncientGreek_3a__20_Ἀρχαία_20_ἑλληνικά"><text:span text:style-name="T3">ἔγωγε</text:span></text:span><text:span text:style-name="AncientGreek_3a__20_Ἀρχαία_20_ἑλληνικά"><text:span text:style-name="T16"> </text:span></text:span><text:span text:style-name="AncientGreek_3a__20_Ἀρχαία_20_ἑλληνικά"><text:span text:style-name="T3">δίκαια</text:span></text:span><text:span text:style-name="AncientGreek_3a__20_Ἀρχαία_20_ἑλληνικά"><text:span text:style-name="T16"> </text:span></text:span><text:span text:style-name="AncientGreek_3a__20_Ἀρχαία_20_ἑλληνικά"><text:span text:style-name="T3">πέπονθα</text:span></text:span><text:span text:style-name="AncientGreek_3a__20_Ἀρχαία_20_ἑλληνικά"><text:span text:style-name="T16">· </text:span></text:span><text:span text:style-name="AncientGreek_3a__20_Ἀρχαία_20_ἑλληνικά"><text:span text:style-name="T3">τί</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λύκῳ</text:span></text:span><text:span text:style-name="AncientGreek_3a__20_Ἀρχαία_20_ἑλληνικά"><text:span text:style-name="T16"> </text:span></text:span><text:span text:style-name="AncientGreek_3a__20_Ἀρχαία_20_ἑλληνικά"><text:span text:style-name="T3">πρόβατα</text:span></text:span><text:span text:style-name="AncientGreek_3a__20_Ἀρχαία_20_ἑλληνικά"><text:span text:style-name="T16"> </text:span></text:span><text:span text:style-name="AncientGreek_3a__20_Ἀρχαία_20_ἑλληνικά"><text:span text:style-name="T3">ἐπίστευον</text:span></text:span><text:span text:style-name="AncientGreek_3a__20_Ἀρχαία_20_ἑλληνικά"><text:span text:style-name="T16">; »</text:span></text:span></text:p>
            <text:p text:style-name="P95"><text:span text:style-name="AncientGreek_3a__20_Ἀρχαία_20_ἑλληνικά"><text:span text:style-name="T3">Οὕτω</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ἀνθρώπων</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φιλαργύροι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παρακαταθήκην</text:span></text:span><text:span text:style-name="AncientGreek_3a__20_Ἀρχαία_20_ἑλληνικά"><text:span text:style-name="T16"> </text:span></text:span><text:span text:style-name="AncientGreek_3a__20_Ἀρχαία_20_ἑλληνικά"><text:span text:style-name="T3">ἐγχειρίζοντες</text:span></text:span><text:span text:style-name="AncientGreek_3a__20_Ἀρχαία_20_ἑλληνικά"><text:span text:style-name="T16"> </text:span></text:span><text:span text:style-name="AncientGreek_3a__20_Ἀρχαία_20_ἑλληνικά"><text:span text:style-name="T3">εἰκότως</text:span></text:span><text:span text:style-name="AncientGreek_3a__20_Ἀρχαία_20_ἑλληνικά"><text:span text:style-name="T16"> </text:span></text:span><text:span text:style-name="AncientGreek_3a__20_Ἀρχαία_20_ἑλληνικά"><text:span text:style-name="T3">ἀποστεροῦνται</text:span></text:span><text:span text:style-name="AncientGreek_3a__20_Ἀρχαία_20_ἑλληνικά"><text:span text:style-name="T16">.</text:span></text:span></text:p>
          </table:table-cell>
          <table:table-cell table:style-name="Table1.A1" office:value-type="string">
            <text:p text:style-name="P89">A Wolf And A Shepherd</text:p>
            <text:p text:style-name="P80">A wolf following a herd of sheep <text:span text:style-name="T37">did not</text:span> hurt <text:span text:style-name="T37">[</text:span>it<text:span text:style-name="T37">]</text:span>. The shepherd at first guarded against him as an enemy and <text:span text:style-name="T38">fearing, kept watch</text:span>. But <text:span text:style-name="T38">as he</text:span> <text:span text:style-name="T38">was continuously following he did not try at all to seize him</text:span>, <text:span text:style-name="T38">at that moment thinking him to be a more of a guard than an assailant,</text:span> <text:span text:style-name="T38">when a n</text:span>eed <text:span text:style-name="T38">caught him to</text:span> go to the city, <text:span text:style-name="T38">leaving</text:span> his sheep <text:span text:style-name="T38">at the side of him he</text:span> departed. <text:span text:style-name="T38">And he assuming</text:span> he had the chance, <text:span text:style-name="T38">falling </text:span>on the <text:span text:style-name="T38">majority of the</text:span> herd <text:span text:style-name="T38">plundered [it]</text:span>. <text:span text:style-name="T38">And </text:span>the shepherd return<text:span text:style-name="T38">ing</text:span> and s<text:span text:style-name="T38">eeing</text:span> his flock <text:span text:style-name="T38">destroyed</text:span> <text:span text:style-name="T38">said:</text:span> “<text:span text:style-name="T38">But I at least suffer just things</text:span>; <text:span text:style-name="T38">for </text:span>why did I entrust sheep to a wolf?”</text:p>
            <text:p text:style-name="P80"/>
            <text:p text:style-name="P82"><text:span text:style-name="T39">Thus also men who entrust their deposits to </text:span>greedy people, <text:span text:style-name="T39">are rightly deprived</text:span>.</text:p>
            <text:p text:style-name="P83">κατ᾽ ἀρχάς <text:span text:style-name="T37">= in the beginning</text:span></text:p>
            <text:p text:style-name="P83"><text:span text:style-name="T37">οὐδ᾿ ἀρχὴ </text:span><text:span text:style-name="T38">= ἀρχὴν οὐ absolutely not, not at all</text:span></text:p>
          </table:table-cell>
        </table:table-row>
        <table:table-row table:style-name="Table1.1">
          <table:table-cell table:style-name="Table1.A1" office:value-type="string">
            <text:p text:style-name="P8"><text:span text:style-name="AncientGreek_3a__20_Ἀρχαία_20_ἑλληνικά"><text:span text:style-name="T2">230.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εκορεσμέ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ρόβατον</text:span></text:span></text:p>
            <text:p text:style-name="P103"><text:span text:style-name="AncientGreek_3a__20_Ἀρχαία_20_ἑλληνικά"><text:span text:style-name="T3">Λύκος</text:span></text:span><text:span text:style-name="AncientGreek_3a__20_Ἀρχαία_20_ἑλληνικά"><text:span text:style-name="T16"> </text:span></text:span><text:span text:style-name="AncientGreek_3a__20_Ἀρχαία_20_ἑλληνικά"><text:span text:style-name="T3">τροφῆς</text:span></text:span><text:span text:style-name="AncientGreek_3a__20_Ἀρχαία_20_ἑλληνικά"><text:span text:style-name="T16"> </text:span></text:span><text:span text:style-name="AncientGreek_3a__20_Ἀρχαία_20_ἑλληνικά"><text:span text:style-name="T3">κεκορεσμένος</text:span></text:span><text:span text:style-name="AncientGreek_3a__20_Ἀρχαία_20_ἑλληνικά"><text:span text:style-name="T16">, </text:span></text:span><text:span text:style-name="AncientGreek_3a__20_Ἀρχαία_20_ἑλληνικά"><text:span text:style-name="T3">ἐπειδὴ</text:span></text:span><text:span text:style-name="AncientGreek_3a__20_Ἀρχαία_20_ἑλληνικά"><text:span text:style-name="T16"> </text:span></text:span><text:span text:style-name="AncientGreek_3a__20_Ἀρχαία_20_ἑλληνικά"><text:span text:style-name="T3">ἐθεάσατο</text:span></text:span><text:span text:style-name="AncientGreek_3a__20_Ἀρχαία_20_ἑλληνικά"><text:span text:style-name="T16"> </text:span></text:span><text:span text:style-name="AncientGreek_3a__20_Ἀρχαία_20_ἑλληνικά"><text:span text:style-name="T3">πρόβατον</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γῆς</text:span></text:span><text:span text:style-name="AncientGreek_3a__20_Ἀρχαία_20_ἑλληνικά"><text:span text:style-name="T16"> </text:span></text:span><text:span text:style-name="AncientGreek_3a__20_Ἀρχαία_20_ἑλληνικά"><text:span text:style-name="T3">βεβλημένον</text:span></text:span><text:span text:style-name="AncientGreek_3a__20_Ἀρχαία_20_ἑλληνικά"><text:span text:style-name="T16">, </text:span></text:span><text:span text:style-name="AncientGreek_3a__20_Ἀρχαία_20_ἑλληνικά"><text:span text:style-name="T3">αἰσθόμενος</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ἑαυτοῦ</text:span></text:span><text:span text:style-name="AncientGreek_3a__20_Ἀρχαία_20_ἑλληνικά"><text:span text:style-name="T16"> </text:span></text:span><text:span text:style-name="AncientGreek_3a__20_Ἀρχαία_20_ἑλληνικά"><text:span text:style-name="T3">φόβον</text:span></text:span><text:span text:style-name="AncientGreek_3a__20_Ἀρχαία_20_ἑλληνικά"><text:span text:style-name="T16"> </text:span></text:span><text:span text:style-name="AncientGreek_3a__20_Ἀρχαία_20_ἑλληνικά"><text:span text:style-name="T3">πέπτωκε</text:span></text:span><text:span text:style-name="AncientGreek_3a__20_Ἀρχαία_20_ἑλληνικά"><text:span text:style-name="T16">, </text:span></text:span><text:span text:style-name="AncientGreek_3a__20_Ἀρχαία_20_ἑλληνικά"><text:span text:style-name="T3">προσελθὼν</text:span></text:span><text:span text:style-name="AncientGreek_3a__20_Ἀρχαία_20_ἑλληνικά"><text:span text:style-name="T16"> </text:span></text:span><text:span text:style-name="AncientGreek_3a__20_Ἀρχαία_20_ἑλληνικά"><text:span text:style-name="T3">παρεθάρσυνεν</text:span></text:span><text:span text:style-name="AncientGreek_3a__20_Ἀρχαία_20_ἑλληνικά"><text:span text:style-name="T16"> </text:span></text:span><text:span text:style-name="AncientGreek_3a__20_Ἀρχαία_20_ἑλληνικά"><text:span text:style-name="T3">αὐτό</text:span></text:span><text:span text:style-name="AncientGreek_3a__20_Ἀρχαία_20_ἑλληνικά"><text:span text:style-name="T16">, </text:span></text:span><text:span text:style-name="AncientGreek_3a__20_Ἀρχαία_20_ἑλληνικά"><text:span text:style-name="T3">λέγω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ἐὰν</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τρεῖς</text:span></text:span><text:span text:style-name="AncientGreek_3a__20_Ἀρχαία_20_ἑλληνικά"><text:span text:style-name="T16"> </text:span></text:span><text:span text:style-name="AncientGreek_3a__20_Ἀρχαία_20_ἑλληνικά"><text:span text:style-name="T3">λόγους</text:span></text:span><text:span text:style-name="AncientGreek_3a__20_Ἀρχαία_20_ἑλληνικά"><text:span text:style-name="T16"> </text:span></text:span><text:span text:style-name="AncientGreek_3a__20_Ἀρχαία_20_ἑλληνικά"><text:span text:style-name="T3">ἀληθεῖς</text:span></text:span><text:span text:style-name="AncientGreek_3a__20_Ἀρχαία_20_ἑλληνικά"><text:span text:style-name="T16"> </text:span></text:span><text:span text:style-name="AncientGreek_3a__20_Ἀρχαία_20_ἑλληνικά"><text:span text:style-name="T3">εἴπῃ</text:span></text:span><text:span text:style-name="AncientGreek_3a__20_Ἀρχαία_20_ἑλληνικά"><text:span text:style-name="T16">, </text:span></text:span><text:span text:style-name="AncientGreek_3a__20_Ἀρχαία_20_ἑλληνικά"><text:span text:style-name="T3">ἀπολύσει</text:span></text:span><text:span text:style-name="AncientGreek_3a__20_Ἀρχαία_20_ἑλληνικά"><text:span text:style-name="T16"> </text:span></text:span><text:span text:style-name="AncientGreek_3a__20_Ἀρχαία_20_ἑλληνικά"><text:span text:style-name="T3">αὐτό</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ἀρξάμενον</text:span></text:span><text:span text:style-name="AncientGreek_3a__20_Ἀρχαία_20_ἑλληνικά"><text:span text:style-name="T16"> </text:span></text:span><text:span text:style-name="AncientGreek_3a__20_Ἀρχαία_20_ἑλληνικά"><text:span text:style-name="T3">ἔλεγε</text:span></text:span><text:span text:style-name="AncientGreek_3a__20_Ἀρχαία_20_ἑλληνικά"><text:span text:style-name="T16"> </text:span></text:span><text:span text:style-name="AncientGreek_3a__20_Ἀρχαία_20_ἑλληνικά"><text:span text:style-name="T3">πρῶτον</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βεβουλῆσθαι</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περιτυχεῖν</text:span></text:span><text:span text:style-name="AncientGreek_3a__20_Ἀρχαία_20_ἑλληνικά"><text:span text:style-name="T16">, </text:span></text:span><text:span text:style-name="AncientGreek_3a__20_Ἀρχαία_20_ἑλληνικά"><text:span text:style-name="T3">δεύτερον</text:span></text:span><text:span text:style-name="AncientGreek_3a__20_Ἀρχαία_20_ἑλληνικά"><text:span text:style-name="T16"> </text:span></text:span><text:span text:style-name="AncientGreek_3a__20_Ἀρχαία_20_ἑλληνικά"><text:span text:style-name="T3">δέ</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ἄρα</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ἥμαρτε</text:span></text:span><text:span text:style-name="AncientGreek_3a__20_Ἀρχαία_20_ἑλληνικά"><text:span text:style-name="T16">, </text:span></text:span><text:span text:style-name="AncientGreek_3a__20_Ἀρχαία_20_ἑλληνικά"><text:span text:style-name="T3">τυφλῷ</text:span></text:span><text:span text:style-name="AncientGreek_3a__20_Ἀρχαία_20_ἑλληνικά"><text:span text:style-name="T16">, </text:span></text:span><text:span text:style-name="AncientGreek_3a__20_Ἀρχαία_20_ἑλληνικά"><text:span text:style-name="T3">τρίτο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 </text:span></text:span><text:span text:style-name="AncientGreek_3a__20_Ἀρχαία_20_ἑλληνικά"><text:span text:style-name="T3">κακοὶ</text:span></text:span><text:span text:style-name="AncientGreek_3a__20_Ἀρχαία_20_ἑλληνικά"><text:span text:style-name="T16"> </text:span></text:span><text:span text:style-name="AncientGreek_3a__20_Ἀρχαία_20_ἑλληνικά"><text:span text:style-name="T3">κακῶς</text:span></text:span><text:span text:style-name="AncientGreek_3a__20_Ἀρχαία_20_ἑλληνικά"><text:span text:style-name="T16"> </text:span></text:span><text:span text:style-name="AncientGreek_3a__20_Ἀρχαία_20_ἑλληνικά"><text:span text:style-name="T3">ἀπόλοισθε</text:span></text:span><text:span text:style-name="AncientGreek_3a__20_Ἀρχαία_20_ἑλληνικά"><text:span text:style-name="T16"> </text:span></text:span><text:span text:style-name="AncientGreek_3a__20_Ἀρχαία_20_ἑλληνικά"><text:span text:style-name="T3">πάντες</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λύκοι</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μηδὲν</text:span></text:span><text:span text:style-name="AncientGreek_3a__20_Ἀρχαία_20_ἑλληνικά"><text:span text:style-name="T16"> </text:span></text:span><text:span text:style-name="AncientGreek_3a__20_Ἀρχαία_20_ἑλληνικά"><text:span text:style-name="T3">παθόντες</text:span></text:span><text:span text:style-name="AncientGreek_3a__20_Ἀρχαία_20_ἑλληνικά"><text:span text:style-name="T16"> </text:span></text:span><text:span text:style-name="AncientGreek_3a__20_Ἀρχαία_20_ἑλληνικά"><text:span text:style-name="T3">ὑφ᾿</text:span></text:span><text:span text:style-name="AncientGreek_3a__20_Ἀρχαία_20_ἑλληνικά"><text:span text:style-name="T16"> </text:span></text:span><text:span text:style-name="AncientGreek_3a__20_Ἀρχαία_20_ἑλληνικά"><text:span text:style-name="T3">ἡμῶν</text:span></text:span><text:span text:style-name="AncientGreek_3a__20_Ἀρχαία_20_ἑλληνικά"><text:span text:style-name="T16"> </text:span></text:span><text:span text:style-name="AncientGreek_3a__20_Ἀρχαία_20_ἑλληνικά"><text:span text:style-name="T3">κακῶς</text:span></text:span><text:span text:style-name="AncientGreek_3a__20_Ἀρχαία_20_ἑλληνικά"><text:span text:style-name="T16"> </text:span></text:span><text:span text:style-name="AncientGreek_3a__20_Ἀρχαία_20_ἑλληνικά"><text:span text:style-name="T3">πολεμεῖτε</text:span></text:span><text:span text:style-name="AncientGreek_3a__20_Ἀρχαία_20_ἑλληνικά"><text:span text:style-name="T16"> </text:span></text:span><text:span text:style-name="AncientGreek_3a__20_Ἀρχαία_20_ἑλληνικά"><text:span text:style-name="T3">ἡμᾶς</text:span></text:span><text:span text:style-name="AncientGreek_3a__20_Ἀρχαία_20_ἑλληνικά"><text:span text:style-name="T16">. »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ύκος</text:span></text:span><text:span text:style-name="AncientGreek_3a__20_Ἀρχαία_20_ἑλληνικά"><text:span text:style-name="T16"> </text:span></text:span><text:span text:style-name="AncientGreek_3a__20_Ἀρχαία_20_ἑλληνικά"><text:span text:style-name="T3">ἀποδεξάμενος</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ἀψευδὲς</text:span></text:span><text:span text:style-name="AncientGreek_3a__20_Ἀρχαία_20_ἑλληνικά"><text:span text:style-name="T16"> </text:span></text:span><text:span text:style-name="AncientGreek_3a__20_Ἀρχαία_20_ἑλληνικά"><text:span text:style-name="T3">ἀπέλυσεν</text:span></text:span><text:span text:style-name="AncientGreek_3a__20_Ἀρχαία_20_ἑλληνικά"><text:span text:style-name="T16"> </text:span></text:span><text:span text:style-name="AncientGreek_3a__20_Ἀρχαία_20_ἑλληνικά"><text:span text:style-name="T3">αὐτό</text:span></text:span><text:span text:style-name="AncientGreek_3a__20_Ἀρχαία_20_ἑλληνικά"><text:span text:style-name="T16">.</text:span></text:span></text:p>
            <text:p text:style-name="P95"><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πολλάκις</text:span></text:span><text:span text:style-name="AncientGreek_3a__20_Ἀρχαία_20_ἑλληνικά"><text:span text:style-name="T16"> </text:span></text:span><text:span text:style-name="AncientGreek_3a__20_Ἀρχαία_20_ἑλληνικά"><text:span text:style-name="T3">ἀλήθει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πολεμίοις</text:span></text:span><text:span text:style-name="AncientGreek_3a__20_Ἀρχαία_20_ἑλληνικά"><text:span text:style-name="T16"> </text:span></text:span><text:span text:style-name="AncientGreek_3a__20_Ἀρχαία_20_ἑλληνικά"><text:span text:style-name="T3">ἰσχύει</text:span></text:span><text:span text:style-name="AncientGreek_3a__20_Ἀρχαία_20_ἑλληνικά"><text:span text:style-name="T16">.</text:span></text:span></text:p>
          </table:table-cell>
          <table:table-cell table:style-name="Table1.A1" office:value-type="string">
            <text:p text:style-name="P89"><text:span text:style-name="T39">A</text:span> Satisfyed Wolf And <text:span text:style-name="T39">A</text:span> Sheep</text:p>
            <text:p text:style-name="P80">A wolf <text:span text:style-name="T39">sated</text:span> with food saw, <text:span text:style-name="T39">when he saw a</text:span> sheep <text:span text:style-name="T39">cast</text:span> on the ground, <text:span text:style-name="T39">perceiving </text:span>that <text:span text:style-name="T39">it</text:span> had <text:span text:style-name="T39">fallen</text:span> in fright, approach<text:span text:style-name="T39">ing he </text:span>reassured <text:span text:style-name="T39">it</text:span>, <text:span text:style-name="T39">saying that </text:span>if <text:span text:style-name="T39">it would speak </text:span>three true words, <text:span text:style-name="T39">he</text:span> <text:span text:style-name="T39">will </text:span>let <text:span text:style-name="T39">it</text:span> go. <text:span text:style-name="T39">And t</text:span>he sheep beg<text:span text:style-name="T39">ining</text:span> <text:span text:style-name="T39">it said first it</text:span> would have <text:span text:style-name="T39">not wanted </text:span>to meet him; <text:span text:style-name="T39">and secondly if then this missed the mark</text:span>, <text:span text:style-name="T39">[it </text:span>would have liked to <text:span text:style-name="T39">meet him]</text:span> blind; <text:span text:style-name="T39">and </text:span>thirdly <text:span text:style-name="T39">that</text:span>: "May <text:span text:style-name="T39">all you </text:span>wicked wolves <text:span text:style-name="T39">p</text:span>erish <text:span text:style-name="T39">because</text:span> without having suffered any harm <text:span text:style-name="T39">by </text:span>us, you make war on us wickedly." <text:span text:style-name="T39">And t</text:span>he wolf <text:span text:style-name="T39">accepting from it</text:span> <text:span text:style-name="T39">the truth, </text:span>let <text:span text:style-name="T39">it</text:span> go.</text:p>
            <text:p text:style-name="P80"/>
            <text:p text:style-name="P80"><text:span text:style-name="T39">The account</text:span> shows that often truth <text:span text:style-name="T39">is potent </text:span>even <text:span text:style-name="T39">against</text:span> enemies.</text:p>
          </table:table-cell>
        </table:table-row>
        <table:table-row table:style-name="Table1.1">
          <table:table-cell table:style-name="Table1.A1" office:value-type="string">
            <text:p text:style-name="P9"><text:span text:style-name="AncientGreek_3a__20_Ἀρχαία_20_ἑλληνικά"><text:span text:style-name="T2">231.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τετρωμένος</text:span></text:span><text:span text:style-name="AncientGreek_3a__20_Ἀρχαία_20_ἑλληνικά"><text:span text:style-name="T2"> <text:s/></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ρόβατον</text:span></text:span></text:p>
            <text:p text:style-name="P104"><text:span text:style-name="AncientGreek_3a__20_Ἀρχαία_20_ἑλληνικά"><text:span text:style-name="T3">Λύκος</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κυνῶν</text:span></text:span><text:span text:style-name="AncientGreek_3a__20_Ἀρχαία_20_ἑλληνικά"><text:span text:style-name="T16"> </text:span></text:span><text:span text:style-name="AncientGreek_3a__20_Ἀρχαία_20_ἑλληνικά"><text:span text:style-name="T3">δηχθεὶ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ακῶς</text:span></text:span><text:span text:style-name="AncientGreek_3a__20_Ἀρχαία_20_ἑλληνικά"><text:span text:style-name="T16"> </text:span></text:span><text:span text:style-name="AncientGreek_3a__20_Ἀρχαία_20_ἑλληνικά"><text:span text:style-name="T3">διατεθεὶς</text:span></text:span><text:span text:style-name="AncientGreek_3a__20_Ἀρχαία_20_ἑλληνικά"><text:span text:style-name="T16"> </text:span></text:span><text:span text:style-name="AncientGreek_3a__20_Ἀρχαία_20_ἑλληνικά"><text:span text:style-name="T3">ἐβέβλητο</text:span></text:span><text:span text:style-name="AncientGreek_3a__20_Ἀρχαία_20_ἑλληνικά"><text:span text:style-name="T16"> </text:span></text:span><text:span text:style-name="AncientGreek_3a__20_Ἀρχαία_20_ἑλληνικά"><text:span text:style-name="T3">τροφὴν</text:span></text:span><text:span text:style-name="AncientGreek_3a__20_Ἀρχαία_20_ἑλληνικά"><text:span text:style-name="T16"> </text:span></text:span><text:span text:style-name="AncientGreek_3a__20_Ἀρχαία_20_ἑλληνικά"><text:span text:style-name="T3">ἑαυτῷ</text:span></text:span><text:span text:style-name="AncientGreek_3a__20_Ἀρχαία_20_ἑλληνικά"><text:span text:style-name="T16"> </text:span></text:span><text:span text:style-name="AncientGreek_3a__20_Ἀρχαία_20_ἑλληνικά"><text:span text:style-name="T3">περιποιεῖσθαι</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δυνάμενο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δὴ</text:span></text:span><text:span text:style-name="AncientGreek_3a__20_Ἀρχαία_20_ἑλληνικά"><text:span text:style-name="T16"> </text:span></text:span><text:span text:style-name="AncientGreek_3a__20_Ἀρχαία_20_ἑλληνικά"><text:span text:style-name="T3">θεασάμενος</text:span></text:span><text:span text:style-name="AncientGreek_3a__20_Ἀρχαία_20_ἑλληνικά"><text:span text:style-name="T16"> </text:span></text:span><text:span text:style-name="AncientGreek_3a__20_Ἀρχαία_20_ἑλληνικά"><text:span text:style-name="T3">πρόβατον</text:span></text:span><text:span text:style-name="AncientGreek_3a__20_Ἀρχαία_20_ἑλληνικά"><text:span text:style-name="T16">, </text:span></text:span><text:span text:style-name="AncientGreek_3a__20_Ἀρχαία_20_ἑλληνικά"><text:span text:style-name="T3">τούτου</text:span></text:span><text:span text:style-name="AncientGreek_3a__20_Ἀρχαία_20_ἑλληνικά"><text:span text:style-name="T16"> </text:span></text:span><text:span text:style-name="AncientGreek_3a__20_Ἀρχαία_20_ἑλληνικά"><text:span text:style-name="T3">ἐδεήθη</text:span></text:span><text:span text:style-name="AncientGreek_3a__20_Ἀρχαία_20_ἑλληνικά"><text:span text:style-name="T16"> </text:span></text:span><text:span text:style-name="AncientGreek_3a__20_Ἀρχαία_20_ἑλληνικά"><text:span text:style-name="T3">ποτὸν</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ὀρέξαι</text:span></text:span><text:span text:style-name="AncientGreek_3a__20_Ἀρχαία_20_ἑλληνικά"><text:span text:style-name="T16"> </text:span></text:span><text:span text:style-name="AncientGreek_3a__20_Ἀρχαία_20_ἑλληνικά"><text:span text:style-name="T3">ἐκ</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παραρρέοντος</text:span></text:span><text:span text:style-name="AncientGreek_3a__20_Ἀρχαία_20_ἑλληνικά"><text:span text:style-name="T16"> </text:span></text:span><text:span text:style-name="AncientGreek_3a__20_Ἀρχαία_20_ἑλληνικά"><text:span text:style-name="T3">ποταμοῦ</text:span></text:span><text:span text:style-name="AncientGreek_3a__20_Ἀρχαία_20_ἑλληνικά"><text:span text:style-name="T16">· « </text:span></text:span><text:span text:style-name="AncientGreek_3a__20_Ἀρχαία_20_ἑλληνικά"><text:span text:style-name="T3">Ἐὰν</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σύ</text:span></text:span><text:span text:style-name="AncientGreek_3a__20_Ἀρχαία_20_ἑλληνικά"><text:span text:style-name="T16"> </text:span></text:span><text:span text:style-name="AncientGreek_3a__20_Ἀρχαία_20_ἑλληνικά"><text:span text:style-name="T3">μοι</text:span></text:span><text:span text:style-name="AncientGreek_3a__20_Ἀρχαία_20_ἑλληνικά"><text:span text:style-name="T16"> </text:span></text:span><text:span text:style-name="AncientGreek_3a__20_Ἀρχαία_20_ἑλληνικά"><text:span text:style-name="T3">ποτὸν</text:span></text:span><text:span text:style-name="AncientGreek_3a__20_Ἀρχαία_20_ἑλληνικά"><text:span text:style-name="T16"> </text:span></text:span><text:span text:style-name="AncientGreek_3a__20_Ἀρχαία_20_ἑλληνικά"><text:span text:style-name="T3">δῷς</text:span></text:span><text:span text:style-name="AncientGreek_3a__20_Ἀρχαία_20_ἑλληνικά"><text:span text:style-name="T16">, </text:span></text:span><text:span text:style-name="AncientGreek_3a__20_Ἀρχαία_20_ἑλληνικά"><text:span text:style-name="T3">ἐγὼ</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τροφὴν</text:span></text:span><text:span text:style-name="AncientGreek_3a__20_Ἀρχαία_20_ἑλληνικά"><text:span text:style-name="T16"> </text:span></text:span><text:span text:style-name="AncientGreek_3a__20_Ἀρχαία_20_ἑλληνικά"><text:span text:style-name="T3">ἐμαυτῷ</text:span></text:span><text:span text:style-name="AncientGreek_3a__20_Ἀρχαία_20_ἑλληνικά"><text:span text:style-name="T16"> </text:span></text:span><text:span text:style-name="AncientGreek_3a__20_Ἀρχαία_20_ἑλληνικά"><text:span text:style-name="T3">εὑρήσω</text:span></text:span><text:span text:style-name="AncientGreek_3a__20_Ἀρχαία_20_ἑλληνικά"><text:span text:style-name="T16">. »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ὑποτυχὸν</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 </text:span></text:span><text:span text:style-name="AncientGreek_3a__20_Ἀρχαία_20_ἑλληνικά"><text:span text:style-name="T3">Ἐὰν</text:span></text:span><text:span text:style-name="AncientGreek_3a__20_Ἀρχαία_20_ἑλληνικά"><text:span text:style-name="T16"> </text:span></text:span><text:span text:style-name="AncientGreek_3a__20_Ἀρχαία_20_ἑλληνικά"><text:span text:style-name="T3">ποτόν</text:span></text:span><text:span text:style-name="AncientGreek_3a__20_Ἀρχαία_20_ἑλληνικά"><text:span text:style-name="T16"> </text:span></text:span><text:span text:style-name="AncientGreek_3a__20_Ἀρχαία_20_ἑλληνικά"><text:span text:style-name="T3">σοι</text:span></text:span><text:span text:style-name="AncientGreek_3a__20_Ἀρχαία_20_ἑλληνικά"><text:span text:style-name="T16"> </text:span></text:span><text:span text:style-name="AncientGreek_3a__20_Ἀρχαία_20_ἑλληνικά"><text:span text:style-name="T3">ἐπιδώσω</text:span></text:span><text:span text:style-name="AncientGreek_3a__20_Ἀρχαία_20_ἑλληνικά"><text:span text:style-name="T16"> </text:span></text:span><text:span text:style-name="AncientGreek_3a__20_Ἀρχαία_20_ἑλληνικά"><text:span text:style-name="T3">ἐγώ</text:span></text:span><text:span text:style-name="AncientGreek_3a__20_Ἀρχαία_20_ἑλληνικά"><text:span text:style-name="T16">, </text:span></text:span><text:span text:style-name="AncientGreek_3a__20_Ἀρχαία_20_ἑλληνικά"><text:span text:style-name="T3">σὺ</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ροφῇ</text:span></text:span><text:span text:style-name="AncientGreek_3a__20_Ἀρχαία_20_ἑλληνικά"><text:span text:style-name="T16"> </text:span></text:span><text:span text:style-name="AncientGreek_3a__20_Ἀρχαία_20_ἑλληνικά"><text:span text:style-name="T3">μοι</text:span></text:span><text:span text:style-name="AncientGreek_3a__20_Ἀρχαία_20_ἑλληνικά"><text:span text:style-name="T16"> </text:span></text:span><text:span text:style-name="AncientGreek_3a__20_Ἀρχαία_20_ἑλληνικά"><text:span text:style-name="T3">χρήσῃ</text:span></text:span><text:span text:style-name="AncientGreek_3a__20_Ἀρχαία_20_ἑλληνικά"><text:span text:style-name="T16">. »</text:span></text:span></text:p>
            <text:p text:style-name="P95"><text:span text:style-name="AncientGreek_3a__20_Ἀρχαία_20_ἑλληνικά"><text:span text:style-name="T3">Πρὸς ἄνδρα κακοῦργον δι᾿ ὑποκρίσεως ἐνεδρεύοντα ὁ λόγος εὔκαιρος.</text:span></text:span></text:p>
          </table:table-cell>
          <table:table-cell table:style-name="Table1.A1" office:value-type="string">
            <text:p text:style-name="P90"><text:span text:style-name="T41">A</text:span><text:span text:style-name="T40"> Wounded Wolf And </text:span><text:span text:style-name="T41">A</text:span><text:span text:style-name="T40"> Sheep</text:span></text:p>
            <text:p text:style-name="P46"><text:span text:style-name="Default_20_Paragraph_20_Font"><text:span text:style-name="T9">A wolf, having been bitten and </text:span></text:span><text:span text:style-name="Default_20_Paragraph_20_Font"><text:span text:style-name="T11">treated ill</text:span></text:span><text:span text:style-name="Default_20_Paragraph_20_Font"><text:span text:style-name="T9"> by dogs, </text:span></text:span><text:span text:style-name="Default_20_Paragraph_20_Font"><text:span text:style-name="T12">had fallen down not being able to provide food for itself</text:span></text:span><text:span text:style-name="Default_20_Paragraph_20_Font"><text:span text:style-name="T9">. </text:span></text:span><text:span text:style-name="Default_20_Paragraph_20_Font"><text:span text:style-name="T12">And indeed seeing a</text:span></text:span><text:span text:style-name="Default_20_Paragraph_20_Font"><text:span text:style-name="T9"> sheep </text:span></text:span><text:span text:style-name="Default_20_Paragraph_20_Font"><text:span text:style-name="T12">asking of it </text:span></text:span><text:span text:style-name="Default_20_Paragraph_20_Font"><text:span text:style-name="T9">to </text:span></text:span><text:span text:style-name="Default_20_Paragraph_20_Font"><text:span text:style-name="T12">grab a d</text:span></text:span><text:span text:style-name="Default_20_Paragraph_20_Font"><text:span text:style-name="T9">rink </text:span></text:span><text:span text:style-name="Default_20_Paragraph_20_Font"><text:span text:style-name="T12">for him</text:span></text:span><text:span text:style-name="Default_20_Paragraph_20_Font"><text:span text:style-name="T9"> from the nearby </text:span></text:span><text:span text:style-name="Default_20_Paragraph_20_Font"><text:span text:style-name="T12">flowing </text:span></text:span><text:span text:style-name="Default_20_Paragraph_20_Font"><text:span text:style-name="T9">river. “</text:span></text:span><text:span text:style-name="Default_20_Paragraph_20_Font"><text:span text:style-name="T12">For i</text:span></text:span><text:span text:style-name="Default_20_Paragraph_20_Font"><text:span text:style-name="T9">f you </text:span></text:span><text:span text:style-name="Default_20_Paragraph_20_Font"><text:span text:style-name="T12">would</text:span></text:span><text:span text:style-name="Default_20_Paragraph_20_Font"><text:span text:style-name="T9"> give </text:span></text:span><text:span text:style-name="Default_20_Paragraph_20_Font"><text:span text:style-name="T12">to </text:span></text:span><text:span text:style-name="Default_20_Paragraph_20_Font"><text:span text:style-name="T9">me </text:span></text:span><text:span text:style-name="Default_20_Paragraph_20_Font"><text:span text:style-name="T12">a</text:span></text:span><text:span text:style-name="Default_20_Paragraph_20_Font"><text:span text:style-name="T9"> drink, I will find </text:span></text:span><text:span text:style-name="Default_20_Paragraph_20_Font"><text:span text:style-name="T12">the nourishment for myself</text:span></text:span><text:span text:style-name="Default_20_Paragraph_20_Font"><text:span text:style-name="T9">. "But </text:span></text:span><text:span text:style-name="Default_20_Paragraph_20_Font"><text:span text:style-name="T12">replying it said: <text:s/>“If </text:span></text:span><text:span text:style-name="Default_20_Paragraph_20_Font"><text:span text:style-name="T9">I give you </text:span></text:span><text:span text:style-name="Default_20_Paragraph_20_Font"><text:span text:style-name="T12">a drink </text:span></text:span><text:span text:style-name="Default_20_Paragraph_20_Font"><text:span text:style-name="T13">you will use me as nurishment</text:span></text:span><text:span text:style-name="Default_20_Paragraph_20_Font"><text:span text:style-name="T9">."</text:span></text:span></text:p>
            <text:p text:style-name="P88"/>
            <text:p text:style-name="P80">This <text:span text:style-name="T42">account is timely for a wicked man plotting through pretence.</text:span></text:p>
            <text:p text:style-name="P80">Περιποιέω: <text:span text:style-name="T42">to procure, to keep safe, to save up<text:line-break/></text:span><text:span text:style-name="T35">ὀρέγω: to stretch, to grasp</text:span></text:p>
          </table:table-cell>
        </table:table-row>
        <text:soft-page-break/>
        <table:table-row table:style-name="Table1.1">
          <table:table-cell table:style-name="Table1.A1" office:value-type="string">
            <text:p text:style-name="P10"><text:span text:style-name="AncientGreek_3a__20_Ἀρχαία_20_ἑλληνικά"><text:span text:style-name="T2">232. </text:span></text:span><text:span text:style-name="AncientGreek_3a__20_Ἀρχαία_20_ἑλληνικά"><text:span text:style-name="T1">Λύχνος</text:span></text:span></text:p>
            <text:p text:style-name="P105"><text:span text:style-name="AncientGreek_3a__20_Ἀρχαία_20_ἑλληνικά"><text:span text:style-name="T3">Μεθύων</text:span></text:span><text:span text:style-name="AncientGreek_3a__20_Ἀρχαία_20_ἑλληνικά"><text:span text:style-name="T16"> </text:span></text:span><text:span text:style-name="AncientGreek_3a__20_Ἀρχαία_20_ἑλληνικά"><text:span text:style-name="T3">λύχνος</text:span></text:span><text:span text:style-name="AncientGreek_3a__20_Ἀρχαία_20_ἑλληνικά"><text:span text:style-name="T16"> </text:span></text:span><text:span text:style-name="AncientGreek_3a__20_Ἀρχαία_20_ἑλληνικά"><text:span text:style-name="T3">ἐλαίῳ</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φέγγων</text:span></text:span><text:span text:style-name="AncientGreek_3a__20_Ἀρχαία_20_ἑλληνικά"><text:span text:style-name="T16"> </text:span></text:span><text:span text:style-name="AncientGreek_3a__20_Ἀρχαία_20_ἑλληνικά"><text:span text:style-name="T3">ἐκαυχᾶτο</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ὑπὲρ</text:span></text:span><text:span text:style-name="AncientGreek_3a__20_Ἀρχαία_20_ἑλληνικά"><text:span text:style-name="T16"> </text:span></text:span><text:span text:style-name="AncientGreek_3a__20_Ἀρχαία_20_ἑλληνικά"><text:span text:style-name="T3">ἥλιον</text:span></text:span><text:span text:style-name="AncientGreek_3a__20_Ἀρχαία_20_ἑλληνικά"><text:span text:style-name="T16"> </text:span></text:span><text:span text:style-name="AncientGreek_3a__20_Ἀρχαία_20_ἑλληνικά"><text:span text:style-name="T3">πλέον</text:span></text:span><text:span text:style-name="AncientGreek_3a__20_Ἀρχαία_20_ἑλληνικά"><text:span text:style-name="T16"> </text:span></text:span><text:span text:style-name="AncientGreek_3a__20_Ἀρχαία_20_ἑλληνικά"><text:span text:style-name="T3">λάμπει</text:span></text:span><text:span text:style-name="AncientGreek_3a__20_Ἀρχαία_20_ἑλληνικά"><text:span text:style-name="T16">. </text:span></text:span><text:span text:style-name="AncientGreek_3a__20_Ἀρχαία_20_ἑλληνικά"><text:span text:style-name="T3">Ἀνέμου</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νοῆς</text:span></text:span><text:span text:style-name="AncientGreek_3a__20_Ἀρχαία_20_ἑλληνικά"><text:span text:style-name="T16"> </text:span></text:span><text:span text:style-name="AncientGreek_3a__20_Ἀρχαία_20_ἑλληνικά"><text:span text:style-name="T3">συρισάσης</text:span></text:span><text:span text:style-name="AncientGreek_3a__20_Ἀρχαία_20_ἑλληνικά"><text:span text:style-name="T16">, </text:span></text:span><text:span text:style-name="AncientGreek_3a__20_Ἀρχαία_20_ἑλληνικά"><text:span text:style-name="T3">εὐθὺς</text:span></text:span><text:span text:style-name="AncientGreek_3a__20_Ἀρχαία_20_ἑλληνικά"><text:span text:style-name="T16"> </text:span></text:span><text:span text:style-name="AncientGreek_3a__20_Ἀρχαία_20_ἑλληνικά"><text:span text:style-name="T3">ἐσβέσθη</text:span></text:span><text:span text:style-name="AncientGreek_3a__20_Ἀρχαία_20_ἑλληνικά"><text:span text:style-name="T16">. </text:span></text:span><text:span text:style-name="AncientGreek_3a__20_Ἀρχαία_20_ἑλληνικά"><text:span text:style-name="T3">Ἐκ</text:span></text:span><text:span text:style-name="AncientGreek_3a__20_Ἀρχαία_20_ἑλληνικά"><text:span text:style-name="T16"> </text:span></text:span><text:span text:style-name="AncientGreek_3a__20_Ἀρχαία_20_ἑλληνικά"><text:span text:style-name="T3">δευτέρου</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ἅπτων</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 </text:span></text:span><text:span text:style-name="AncientGreek_3a__20_Ἀρχαία_20_ἑλληνικά"><text:span text:style-name="T3">Φαῖνει</text:span></text:span><text:span text:style-name="AncientGreek_3a__20_Ἀρχαία_20_ἑλληνικά"><text:span text:style-name="T16">, </text:span></text:span><text:span text:style-name="AncientGreek_3a__20_Ἀρχαία_20_ἑλληνικά"><text:span text:style-name="T3">λύχν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σίγα</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ἀστέρων</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φέγγος</text:span></text:span><text:span text:style-name="AncientGreek_3a__20_Ἀρχαία_20_ἑλληνικά"><text:span text:style-name="T16"> </text:span></text:span><text:span text:style-name="AncientGreek_3a__20_Ἀρχαία_20_ἑλληνικά"><text:span text:style-name="T3">οὔποτε</text:span></text:span><text:span text:style-name="AncientGreek_3a__20_Ἀρχαία_20_ἑλληνικά"><text:span text:style-name="T16"> </text:span></text:span><text:span text:style-name="AncientGreek_3a__20_Ἀρχαία_20_ἑλληνικά"><text:span text:style-name="T3">ἐκλείπει</text:span></text:span><text:span text:style-name="AncientGreek_3a__20_Ἀρχαία_20_ἑλληνικά"><text:span text:style-name="T16">. »</text:span></text:span></text:p>
            <text:p text:style-name="P95"><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δεῖ</text:span></text:span><text:span text:style-name="AncientGreek_3a__20_Ἀρχαία_20_ἑλληνικά"><text:span text:style-name="T16"> </text:span></text:span><text:span text:style-name="AncientGreek_3a__20_Ἀρχαία_20_ἑλληνικά"><text:span text:style-name="T3">τινα</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αῖς</text:span></text:span><text:span text:style-name="AncientGreek_3a__20_Ἀρχαία_20_ἑλληνικά"><text:span text:style-name="T16"> </text:span></text:span><text:span text:style-name="AncientGreek_3a__20_Ἀρχαία_20_ἑλληνικά"><text:span text:style-name="T3">δόξαι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λαμπροῖς</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βίου</text:span></text:span><text:span text:style-name="AncientGreek_3a__20_Ἀρχαία_20_ἑλληνικά"><text:span text:style-name="T16"> </text:span></text:span><text:span text:style-name="AncientGreek_3a__20_Ἀρχαία_20_ἑλληνικά"><text:span text:style-name="T3">τυφοῦσθαι</text:span></text:span><text:span text:style-name="AncientGreek_3a__20_Ἀρχαία_20_ἑλληνικά"><text:span text:style-name="T16">· </text:span></text:span><text:span text:style-name="AncientGreek_3a__20_Ἀρχαία_20_ἑλληνικά"><text:span text:style-name="T3">ὅσα</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κτήσηταί</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ξένα</text:span></text:span><text:span text:style-name="AncientGreek_3a__20_Ἀρχαία_20_ἑλληνικά"><text:span text:style-name="T16"> </text:span></text:span><text:span text:style-name="AncientGreek_3a__20_Ἀρχαία_20_ἑλληνικά"><text:span text:style-name="T3">τυγχάνει</text:span></text:span><text:span text:style-name="AncientGreek_3a__20_Ἀρχαία_20_ἑλληνικά"><text:span text:style-name="T16">.</text:span></text:span></text:p>
          </table:table-cell>
          <table:table-cell table:style-name="Table1.A1" office:value-type="string">
            <text:p text:style-name="P89"><text:span text:style-name="T43">A</text:span> L<text:span text:style-name="T43">amp</text:span></text:p>
            <text:p text:style-name="P46"><text:span text:style-name="Default_20_Paragraph_20_Font"><text:span text:style-name="T9">A lamp inebriated with oil, </text:span></text:span><text:span text:style-name="Default_20_Paragraph_20_Font"><text:span text:style-name="T14">gleaming it </text:span></text:span><text:span text:style-name="Default_20_Paragraph_20_Font"><text:span text:style-name="T9">boasted </text:span></text:span><text:span text:style-name="Default_20_Paragraph_20_Font"><text:span text:style-name="T14">that it shines </text:span></text:span><text:span text:style-name="Default_20_Paragraph_20_Font"><text:span text:style-name="T9">brighter than the sun. But a </text:span></text:span><text:span text:style-name="Default_20_Paragraph_20_Font"><text:span text:style-name="T14">blast</text:span></text:span><text:span text:style-name="Default_20_Paragraph_20_Font"><text:span text:style-name="T9"> of wind whistling, it </text:span></text:span><text:span text:style-name="Default_20_Paragraph_20_Font"><text:span text:style-name="T14">was immediately extinguished</text:span></text:span><text:span text:style-name="Default_20_Paragraph_20_Font"><text:span text:style-name="T9">. </text:span></text:span><text:span text:style-name="Default_20_Paragraph_20_Font"><text:span text:style-name="T15">And s</text:span></text:span><text:span text:style-name="Default_20_Paragraph_20_Font"><text:span text:style-name="T9">omeone lit</text:span></text:span><text:span text:style-name="Default_20_Paragraph_20_Font"><text:span text:style-name="T14">e</text:span></text:span><text:span text:style-name="Default_20_Paragraph_20_Font"><text:span text:style-name="T9"> it </text:span></text:span><text:span text:style-name="Default_20_Paragraph_20_Font"><text:span text:style-name="T15">a second time </text:span></text:span><text:span text:style-name="Default_20_Paragraph_20_Font"><text:span text:style-name="T9">and said to it: "</text:span></text:span><text:span text:style-name="Default_20_Paragraph_20_Font"><text:span text:style-name="T15">Shine</text:span></text:span><text:span text:style-name="Default_20_Paragraph_20_Font"><text:span text:style-name="T9"> lamp, and be silent. </text:span></text:span><text:span text:style-name="Default_20_Paragraph_20_Font"><text:span text:style-name="T15">T</text:span></text:span><text:span text:style-name="Default_20_Paragraph_20_Font"><text:span text:style-name="T9">he brilliance of the stars is never eclipsed." </text:span></text:span><text:span text:style-name="Default_20_Paragraph_20_Font"><text:span text:style-name="T10">»</text:span></text:span></text:p>
            <text:p text:style-name="P88"/>
            <text:p text:style-name="P84"><text:span text:style-name="T44">Becasue one</text:span> must not be <text:span text:style-name="T44">deluded </text:span>by <text:span text:style-name="T44">the glory and lustre of life. F</text:span>or all that <text:span text:style-name="T44">one</text:span> acquire<text:span text:style-name="T44">s</text:span> <text:span text:style-name="T44">happens to be</text:span> foreign.</text:p>
            <text:p text:style-name="P84">καυχάομαι<text:span text:style-name="T6">: </text:span><text:span text:style-name="T30">to boast</text:span></text:p>
            <text:p text:style-name="P84">τυφόω: to delude, to be crazy, to be demented, to rendered vain, filled with insane arrogance</text:p>
          </table:table-cell>
        </table:table-row>
        <table:table-row table:style-name="Table1.1">
          <table:table-cell table:style-name="Table1.A1" office:value-type="string">
            <text:p text:style-name="P11"><text:span text:style-name="AncientGreek_3a__20_Ἀρχαία_20_ἑλληνικά"><text:span text:style-name="T1">233. Μάντις</text:span></text:span></text:p>
            <text:p text:style-name="P106"><text:span text:style-name="AncientGreek_3a__20_Ἀρχαία_20_ἑλληνικά"><text:span text:style-name="T3">Μάντις ἐπὶ τῆς ἀγορᾶς καθεζόμενος ἠργυρολόγει. Ἐλθόντος δέ τινος αἰφνίδιον πρὸς αὐτὸν καὶ ἀπαγγείλαντος ὡς τῆς οἰκίας αὐτοῦ αἱ θύραι ἀνεσπασμέναι εἰσὶ καὶ πάντα τὰ ἔνδον ἐκπεφορημένα, ἐκταραχθεὶς ἀνεπήδησε καὶ στενάξας ᾔει δρόμῳ τὸ γεγονὸς ὀψόμενος. Τῶν δὲ παρατυχόντων τις θεασάμενος εἶπεν· « Ὦ οὗτος, σὺ τὰ ἀλλότρια πράγματα προειδέναι ἐπαγγελλόμενος τὰ σαυτοῦ οὐ προεμαντεύου; »</text:span></text:span></text:p>
            <text:p text:style-name="P95"><text:span text:style-name="AncientGreek_3a__20_Ἀρχαία_20_ἑλληνικά"><text:span text:style-name="T3">Τούτῳ τῷ λόγῳ χρήσαιτο ἄν τις πρὸς ἐκείνους τοὺς ἀνθρώπους τοὺς τὸν ἑαυτῶν βίον φαύλως διοικοῦντας καὶ τῶν μηδὲν προσηκόντων προνοεῖσθαι πειρωμένους.</text:span></text:span></text:p>
          </table:table-cell>
          <table:table-cell table:style-name="Table1.A1" office:value-type="string">
            <text:p text:style-name="P89"><text:span text:style-name="T45">A</text:span> D<text:span text:style-name="T45">iviner</text:span></text:p>
            <text:p text:style-name="P80">A diviner, <text:span text:style-name="T45">sitting</text:span> in the <text:span text:style-name="T45">market</text:span><text:span text:style-name="T7"> </text:span><text:span text:style-name="T31">extorted money</text:span>. <text:span text:style-name="T45">And s</text:span>uddenly someone came to him and <text:span text:style-name="T45">announcing</text:span> that the doors of his house <text:span text:style-name="T45">are </text:span>open and everything inside <text:span text:style-name="T45">having been </text:span>removed, <text:span text:style-name="T45">being disturbed</text:span> he jumped <text:span text:style-name="T45">and groaning he traveled on the road</text:span> see<text:span text:style-name="T45">ing</text:span> what had happened. <text:span text:style-name="T45">And o</text:span>ne of the people <text:span text:style-name="T45">passing by</text:span>, seeing him <text:span text:style-name="T45">said</text:span>: “Hey <text:span text:style-name="T45">you</text:span> who prided yourself on foreseeing what must happen to others, <text:span text:style-name="T46">did you</text:span> not foresee what is happening to you? »</text:p>
            <text:p text:style-name="P80"/>
            <text:p text:style-name="P80"><text:span text:style-name="T46">Someone</text:span> could apply this <text:span text:style-name="T46">account </text:span>to those people who <text:span text:style-name="T46">conduct </text:span>their lives <text:span text:style-name="T46">foolishly yet try to foresee the things that </text:span>do not concern them.</text:p>
          </table:table-cell>
        </table:table-row>
        <table:table-row table:style-name="Table1.1">
          <table:table-cell table:style-name="Table1.A1" office:value-type="string">
            <text:p text:style-name="P12"><text:span text:style-name="AncientGreek_3a__20_Ἀρχαία_20_ἑλληνικά"><text:span text:style-name="T2">234. </text:span></text:span><text:span text:style-name="AncientGreek_3a__20_Ἀρχαία_20_ἑλληνικά"><text:span text:style-name="T1">Μέλισσα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Ζεύς</text:span></text:span></text:p>
            <text:p text:style-name="P107"><text:span text:style-name="AncientGreek_3a__20_Ἀρχαία_20_ἑλληνικά"><text:span text:style-name="T3">Μέλισσαι</text:span></text:span><text:span text:style-name="AncientGreek_3a__20_Ἀρχαία_20_ἑλληνικά"><text:span text:style-name="T16"> </text:span></text:span><text:span text:style-name="AncientGreek_3a__20_Ἀρχαία_20_ἑλληνικά"><text:span text:style-name="T3">φθονήσασαι</text:span></text:span><text:span text:style-name="AncientGreek_3a__20_Ἀρχαία_20_ἑλληνικά"><text:span text:style-name="T16"> </text:span></text:span><text:span text:style-name="AncientGreek_3a__20_Ἀρχαία_20_ἑλληνικά"><text:span text:style-name="T3">ἀνθρώποις</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ἰδίου</text:span></text:span><text:span text:style-name="AncientGreek_3a__20_Ἀρχαία_20_ἑλληνικά"><text:span text:style-name="T16"> </text:span></text:span><text:span text:style-name="AncientGreek_3a__20_Ἀρχαία_20_ἑλληνικά"><text:span text:style-name="T3">μέλιτος</text:span></text:span><text:span text:style-name="AncientGreek_3a__20_Ἀρχαία_20_ἑλληνικά"><text:span text:style-name="T16"> </text:span></text:span><text:span text:style-name="AncientGreek_3a__20_Ἀρχαία_20_ἑλληνικά"><text:span text:style-name="T3">ἧκον</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Δί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ούτου</text:span></text:span><text:span text:style-name="AncientGreek_3a__20_Ἀρχαία_20_ἑλληνικά"><text:span text:style-name="T16"> </text:span></text:span><text:span text:style-name="AncientGreek_3a__20_Ἀρχαία_20_ἑλληνικά"><text:span text:style-name="T3">ἐδέοντο</text:span></text:span><text:span text:style-name="AncientGreek_3a__20_Ἀρχαία_20_ἑλληνικά"><text:span text:style-name="T16"> </text:span></text:span><text:span text:style-name="AncientGreek_3a__20_Ἀρχαία_20_ἑλληνικά"><text:span text:style-name="T3">ὅπως</text:span></text:span><text:span text:style-name="AncientGreek_3a__20_Ἀρχαία_20_ἑλληνικά"><text:span text:style-name="T16"> </text:span></text:span><text:span text:style-name="AncientGreek_3a__20_Ἀρχαία_20_ἑλληνικά"><text:span text:style-name="T3">αὐταῖς</text:span></text:span><text:span text:style-name="AncientGreek_3a__20_Ἀρχαία_20_ἑλληνικά"><text:span text:style-name="T16"> </text:span></text:span><text:span text:style-name="AncientGreek_3a__20_Ἀρχαία_20_ἑλληνικά"><text:span text:style-name="T3">ἰσχὺν</text:span></text:span><text:span text:style-name="AncientGreek_3a__20_Ἀρχαία_20_ἑλληνικά"><text:span text:style-name="T16"> </text:span></text:span><text:span text:style-name="AncientGreek_3a__20_Ἀρχαία_20_ἑλληνικά"><text:span text:style-name="T3">παράσχηται</text:span></text:span><text:span text:style-name="AncientGreek_3a__20_Ἀρχαία_20_ἑλληνικά"><text:span text:style-name="T16"> </text:span></text:span><text:span text:style-name="AncientGreek_3a__20_Ἀρχαία_20_ἑλληνικά"><text:span text:style-name="T3">παιούσαις</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κέντροις</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προσιόντας</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κηρίοις</text:span></text:span><text:span text:style-name="AncientGreek_3a__20_Ἀρχαία_20_ἑλληνικά"><text:span text:style-name="T16"> </text:span></text:span><text:span text:style-name="AncientGreek_3a__20_Ἀρχαία_20_ἑλληνικά"><text:span text:style-name="T3">ἀναιρεῖ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Ζεὺς</text:span></text:span><text:span text:style-name="AncientGreek_3a__20_Ἀρχαία_20_ἑλληνικά"><text:span text:style-name="T16"> </text:span></text:span><text:span text:style-name="AncientGreek_3a__20_Ἀρχαία_20_ἑλληνικά"><text:span text:style-name="T3">ἀγανακτήσας</text:span></text:span><text:span text:style-name="AncientGreek_3a__20_Ἀρχαία_20_ἑλληνικά"><text:span text:style-name="T16"> </text:span></text:span><text:span text:style-name="AncientGreek_3a__20_Ἀρχαία_20_ἑλληνικά"><text:span text:style-name="T3">κατ᾿</text:span></text:span><text:span text:style-name="AncientGreek_3a__20_Ἀρχαία_20_ἑλληνικά"><text:span text:style-name="T16"> </text:span></text:span><text:span text:style-name="AncientGreek_3a__20_Ἀρχαία_20_ἑλληνικά"><text:span text:style-name="T3">αὐτῶν</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βασκανίαν</text:span></text:span><text:span text:style-name="AncientGreek_3a__20_Ἀρχαία_20_ἑλληνικά"><text:span text:style-name="T16"> </text:span></text:span><text:span text:style-name="AncientGreek_3a__20_Ἀρχαία_20_ἑλληνικά"><text:span text:style-name="T3">παρεσκεύασεν</text:span></text:span><text:span text:style-name="AncientGreek_3a__20_Ἀρχαία_20_ἑλληνικά"><text:span text:style-name="T16"> </text:span></text:span><text:span text:style-name="AncientGreek_3a__20_Ἀρχαία_20_ἑλληνικά"><text:span text:style-name="T3">αὐτάς</text:span></text:span><text:span text:style-name="AncientGreek_3a__20_Ἀρχαία_20_ἑλληνικά"><text:span text:style-name="T16">, </text:span></text:span><text:span text:style-name="AncientGreek_3a__20_Ἀρχαία_20_ἑλληνικά"><text:span text:style-name="T3">ἡνίκα</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τύπτωσί</text:span></text:span><text:span text:style-name="AncientGreek_3a__20_Ἀρχαία_20_ἑλληνικά"><text:span text:style-name="T16"> </text:span></text:span><text:span text:style-name="AncientGreek_3a__20_Ἀρχαία_20_ἑλληνικά"><text:span text:style-name="T3">τινα</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κέντρον</text:span></text:span><text:span text:style-name="AncientGreek_3a__20_Ἀρχαία_20_ἑλληνικά"><text:span text:style-name="T16"> </text:span></text:span><text:span text:style-name="AncientGreek_3a__20_Ἀρχαία_20_ἑλληνικά"><text:span text:style-name="T3">ἀποβαλεῖν</text:span></text:span><text:span text:style-name="AncientGreek_3a__20_Ἀρχαία_20_ἑλληνικά"><text:span text:style-name="T16">, </text:span></text:span><text:span text:style-name="AncientGreek_3a__20_Ἀρχαία_20_ἑλληνικά"><text:span text:style-name="T3">μετὰ</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σωτηρίας</text:span></text:span><text:span text:style-name="AncientGreek_3a__20_Ἀρχαία_20_ἑλληνικά"><text:span text:style-name="T16"> </text:span></text:span><text:span text:style-name="AncientGreek_3a__20_Ἀρχαία_20_ἑλληνικά"><text:span text:style-name="T3">στερίσκεσθαι</text:span></text:span><text:span text:style-name="AncientGreek_3a__20_Ἀρχαία_20_ἑλληνικά"><text:span text:style-name="T16">.</text:span></text:span></text:p>
            <text:p text:style-name="P95"><text:span text:style-name="AncientGreek_3a__20_Ἀρχαία_20_ἑλληνικά"><text:span text:style-name="T3">Οὗτο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ἁρμόσειεν</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ἄνδρας</text:span></text:span><text:span text:style-name="AncientGreek_3a__20_Ἀρχαία_20_ἑλληνικά"><text:span text:style-name="T16"> </text:span></text:span><text:span text:style-name="AncientGreek_3a__20_Ἀρχαία_20_ἑλληνικά"><text:span text:style-name="T3">βασκάνους</text:span></text:span><text:span text:style-name="AncientGreek_3a__20_Ἀρχαία_20_ἑλληνικά"><text:span text:style-name="T16"> </text:span></text:span><text:span text:style-name="AncientGreek_3a__20_Ἀρχαία_20_ἑλληνικά"><text:span text:style-name="T3">οἳ</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αὐτοὶ</text:span></text:span><text:span text:style-name="AncientGreek_3a__20_Ἀρχαία_20_ἑλληνικά"><text:span text:style-name="T16"> </text:span></text:span><text:span text:style-name="AncientGreek_3a__20_Ἀρχαία_20_ἑλληνικά"><text:span text:style-name="T3">βλάπτεσθαι</text:span></text:span><text:span text:style-name="AncientGreek_3a__20_Ἀρχαία_20_ἑλληνικά"><text:span text:style-name="T16"> </text:span></text:span><text:span text:style-name="AncientGreek_3a__20_Ἀρχαία_20_ἑλληνικά"><text:span text:style-name="T3">ὑπομένουσιν</text:span></text:span><text:span text:style-name="AncientGreek_3a__20_Ἀρχαία_20_ἑλληνικά"><text:span text:style-name="T16">.</text:span></text:span></text:p>
          </table:table-cell>
          <table:table-cell table:style-name="Table1.A1" office:value-type="string">
            <text:p text:style-name="P89">Bees And Zeus</text:p>
            <text:p text:style-name="P85"><text:span text:style-name="T46">Some</text:span> bees, <text:span text:style-name="T46">hoarding </text:span>their honey <text:span text:style-name="T46">from</text:span> men, went to Zeus and begged him to give them strength<text:span text:style-name="T46"> </text:span>to <text:span text:style-name="T46">kill, striking </text:span>with sting<text:span text:style-name="T46">er</text:span>s those who approached their <text:span text:style-name="T46">honey combs</text:span>. <text:span text:style-name="T46">And </text:span>Zeus, <text:span text:style-name="T46">being </text:span>indignant <text:span text:style-name="T47">against them becaise of there malice</text:span>, <text:span text:style-name="T47">contrived [for] </text:span>them <text:span text:style-name="T47">whenever they would strike someone, to loose there stinger</text:span>, and <text:span text:style-name="T47">after this also to be deprived of there preservation</text:span>.</text:p>
            <text:p text:style-name="P80"/>
            <text:p text:style-name="P86">T<text:span text:style-name="T47">he account</text:span> <text:span text:style-name="T47">would be fitting for malignant men</text:span> who <text:span text:style-name="T47">also consent to be being harmed themselves</text:span>.</text:p>
            <text:p text:style-name="P86">παιούσαις <text:span text:style-name="T8">= </text:span>παίω<text:span text:style-name="T8">: </text:span><text:span text:style-name="T32">to strike</text:span></text:p>
          </table:table-cell>
        </table:table-row>
        <text:soft-page-break/>
        <table:table-row table:style-name="Table1.1">
          <table:table-cell table:style-name="Table1.A1" office:value-type="string">
            <text:p text:style-name="P13"><text:span text:style-name="AncientGreek_3a__20_Ἀρχαία_20_ἑλληνικά"><text:span text:style-name="T1">235. Μελισσουργός</text:span></text:span></text:p>
            <text:p text:style-name="P108"><text:span text:style-name="AncientGreek_3a__20_Ἀρχαία_20_ἑλληνικά"><text:span text:style-name="T3">Εἰς μελισσουργοῦ τις εἰσελθών, ἐκείνου ἀπόντος, τό τε μέλι καὶ τὰ κηρία ὑφείλετο. Ὁ δὲ ἐπανελθών, ἐπειδὴ ἐθεάσατο ἐρήμους τὰς κυψέλας, εἱστήκει ταύτας διερευνῶν. Αἱ δὲ μέλισσαι ἐπανελθοῦσαι ἀπὸ τῆς νομῆς, ὡς κατέλαβον αὐτόν, παίουσαι τοῖς κέντροις, τὰ πάνδεινα διετίθεσαν. Κἀκεῖνος ἔφη πρὸς αὐτάς· « Ὦ κάκιστα ζῷα, ὑμεῖς τὸν μὲν κλέψαντα ὑμῶν τὰ κηρία ἀθῷον ἀφήκατε, ἐμὲ δὲ τὸν ἐπιμελούμενον ὑμῶν δεινῶς τύπτετε. »</text:span></text:span></text:p>
            <text:p text:style-name="P95"><text:span text:style-name="AncientGreek_3a__20_Ἀρχαία_20_ἑλληνικά"><text:span text:style-name="T3">Οὕτως ἔνιοι τῶν ἀνθρώπων δι᾿ ἄγνοιαν τοὺς ἐχθροὺς μὴ φυλαττόμενοι, τοὺς φίλους ὡς ἐπιβούλους ἀπωθοῦνται.</text:span></text:span></text:p>
          </table:table-cell>
          <table:table-cell table:style-name="Table1.A1" office:value-type="string">
            <text:p text:style-name="P89">A Bee Breeder</text:p>
            <text:p text:style-name="P87">A man, having entered a bee-breeder's house, in his absence, had stolen honey and combs. <text:span text:style-name="T48">And returning</text:span>, <text:span text:style-name="T48">when he saw his chests empty</text:span>, stopped to examine them. But the bees, returning from <text:span text:style-name="T48">the fields when they found him</text:span>, <text:span text:style-name="T48">struck </text:span>him with their stings and mistreated him <text:span text:style-name="T48">very </text:span>terribly. <text:span text:style-name="T48">And </text:span>he said to them"<text:span text:style-name="T48">Oh w</text:span>icked beasts,", "you let go with impunity the one who stole your <text:span text:style-name="T48">honey combs</text:span>, and me who cares for you <text:span text:style-name="T48">strike teribly.</text:span></text:p>
            <text:p text:style-name="P80"/>
            <text:p text:style-name="P87"><text:span text:style-name="T48">T</text:span>hus <text:span text:style-name="T48">some men not guarding against their enemies, </text:span>through ignorance, <text:span text:style-name="T48">they push away their</text:span> friends as suspects.</text:p>
            <text:p text:style-name="P87">ἡ κυψέλη <text:span text:style-name="T48">= chest, box, vessel<text:line-break/>ἀθῷος , ον = scot free, not deserving punishment<text:line-break/></text:span><text:span text:style-name="T36">ἀπωθέω: to push away, to reject, to refuse</text:span></text:p>
          </table:table-cell>
        </table:table-row>
        <table:table-row table:style-name="Table1.1">
          <table:table-cell table:style-name="Table1.A1" office:value-type="string">
            <text:p text:style-name="P117"><text:span text:style-name="AncientGreek_3a__20_Ἀρχαία_20_ἑλληνικά"><text:span text:style-name="T2">236. </text:span></text:span><text:span text:style-name="AncientGreek_3a__20_Ἀρχαία_20_ἑλληνικά"><text:span text:style-name="T1">Μηναγύρται</text:span></text:span><text:span text:style-name="AncientGreek_3a__20_Ἀρχαία_20_ἑλληνικά"><text:span text:style-name="T2">.</text:span></text:span></text:p>
            <text:p text:style-name="P111"><text:span text:style-name="AncientGreek_3a__20_Ἀρχαία_20_ἑλληνικά"><text:span text:style-name="T3">Μηναγύρται</text:span></text:span><text:span text:style-name="AncientGreek_3a__20_Ἀρχαία_20_ἑλληνικά"><text:span text:style-name="T16"> </text:span></text:span><text:span text:style-name="AncientGreek_3a__20_Ἀρχαία_20_ἑλληνικά"><text:span text:style-name="T3">ὄνον</text:span></text:span><text:span text:style-name="AncientGreek_3a__20_Ἀρχαία_20_ἑλληνικά"><text:span text:style-name="T16"> </text:span></text:span><text:span text:style-name="AncientGreek_3a__20_Ἀρχαία_20_ἑλληνικά"><text:span text:style-name="T3">ἔχοντες</text:span></text:span><text:span text:style-name="AncientGreek_3a__20_Ἀρχαία_20_ἑλληνικά"><text:span text:style-name="T16"> </text:span></text:span><text:span text:style-name="AncientGreek_3a__20_Ἀρχαία_20_ἑλληνικά"><text:span text:style-name="T3">τούτῳ</text:span></text:span><text:span text:style-name="AncientGreek_3a__20_Ἀρχαία_20_ἑλληνικά"><text:span text:style-name="T16"> </text:span></text:span><text:span text:style-name="AncientGreek_3a__20_Ἀρχαία_20_ἑλληνικά"><text:span text:style-name="T3">εἰώθεσαν</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σκεύη</text:span></text:span><text:span text:style-name="AncientGreek_3a__20_Ἀρχαία_20_ἑλληνικά"><text:span text:style-name="T16"> </text:span></text:span><text:span text:style-name="AncientGreek_3a__20_Ἀρχαία_20_ἑλληνικά"><text:span text:style-name="T3">ἐπιτιθέντες</text:span></text:span><text:span text:style-name="AncientGreek_3a__20_Ἀρχαία_20_ἑλληνικά"><text:span text:style-name="T16"> </text:span></text:span><text:span text:style-name="AncientGreek_3a__20_Ἀρχαία_20_ἑλληνικά"><text:span text:style-name="T3">ὁδοιπορεῖ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δή</text:span></text:span><text:span text:style-name="AncientGreek_3a__20_Ἀρχαία_20_ἑλληνικά"><text:span text:style-name="T16"> </text:span></text:span><text:span text:style-name="AncientGreek_3a__20_Ἀρχαία_20_ἑλληνικά"><text:span text:style-name="T3">ποτε</text:span></text:span><text:span text:style-name="AncientGreek_3a__20_Ἀρχαία_20_ἑλληνικά"><text:span text:style-name="T16"> </text:span></text:span><text:span text:style-name="AncientGreek_3a__20_Ἀρχαία_20_ἑλληνικά"><text:span text:style-name="T3">ἀποθανόντος</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ἀπὸ</text:span></text:span><text:span text:style-name="AncientGreek_3a__20_Ἀρχαία_20_ἑλληνικά"><text:span text:style-name="T16"> </text:span></text:span><text:span text:style-name="AncientGreek_3a__20_Ἀρχαία_20_ἑλληνικά"><text:span text:style-name="T3">κόπου</text:span></text:span><text:span text:style-name="AncientGreek_3a__20_Ἀρχαία_20_ἑλληνικά"><text:span text:style-name="T16">, </text:span></text:span><text:span text:style-name="AncientGreek_3a__20_Ἀρχαία_20_ἑλληνικά"><text:span text:style-name="T3">ἐκδείραντες</text:span></text:span><text:span text:style-name="AncientGreek_3a__20_Ἀρχαία_20_ἑλληνικά"><text:span text:style-name="T16"> </text:span></text:span><text:span text:style-name="AncientGreek_3a__20_Ἀρχαία_20_ἑλληνικά"><text:span text:style-name="T3">αὐτόν</text:span></text:span><text:span text:style-name="AncientGreek_3a__20_Ἀρχαία_20_ἑλληνικά"><text:span text:style-name="T16">, </text:span></text:span><text:span text:style-name="AncientGreek_3a__20_Ἀρχαία_20_ἑλληνικά"><text:span text:style-name="T3">ἐκ</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έρματος</text:span></text:span><text:span text:style-name="AncientGreek_3a__20_Ἀρχαία_20_ἑλληνικά"><text:span text:style-name="T16"> </text:span></text:span><text:span text:style-name="AncientGreek_3a__20_Ἀρχαία_20_ἑλληνικά"><text:span text:style-name="T3">τύμπανα</text:span></text:span><text:span text:style-name="AncientGreek_3a__20_Ἀρχαία_20_ἑλληνικά"><text:span text:style-name="T16"> </text:span></text:span><text:span text:style-name="AncientGreek_3a__20_Ἀρχαία_20_ἑλληνικά"><text:span text:style-name="T3">κατεσκεύασα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ούτοις</text:span></text:span><text:span text:style-name="AncientGreek_3a__20_Ἀρχαία_20_ἑλληνικά"><text:span text:style-name="T16"> </text:span></text:span><text:span text:style-name="AncientGreek_3a__20_Ἀρχαία_20_ἑλληνικά"><text:span text:style-name="T3">ἐχρῶντο</text:span></text:span><text:span text:style-name="AncientGreek_3a__20_Ἀρχαία_20_ἑλληνικά"><text:span text:style-name="T16">. </text:span></text:span><text:span text:style-name="AncientGreek_3a__20_Ἀρχαία_20_ἑλληνικά"><text:span text:style-name="T3">Ἑτέρω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αὐτοῖς</text:span></text:span><text:span text:style-name="AncientGreek_3a__20_Ἀρχαία_20_ἑλληνικά"><text:span text:style-name="T16"> </text:span></text:span><text:span text:style-name="AncientGreek_3a__20_Ἀρχαία_20_ἑλληνικά"><text:span text:style-name="T3">μηναγυρτῶν</text:span></text:span><text:span text:style-name="AncientGreek_3a__20_Ἀρχαία_20_ἑλληνικά"><text:span text:style-name="T16"> </text:span></text:span><text:span text:style-name="AncientGreek_3a__20_Ἀρχαία_20_ἑλληνικά"><text:span text:style-name="T3">ἀπαντησάντω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υνθανομένων</text:span></text:span><text:span text:style-name="AncientGreek_3a__20_Ἀρχαία_20_ἑλληνικά"><text:span text:style-name="T16"> </text:span></text:span><text:span text:style-name="AncientGreek_3a__20_Ἀρχαία_20_ἑλληνικά"><text:span text:style-name="T3">αὐτῶν</text:span></text:span><text:span text:style-name="AncientGreek_3a__20_Ἀρχαία_20_ἑλληνικά"><text:span text:style-name="T16"> </text:span></text:span><text:span text:style-name="AncientGreek_3a__20_Ἀρχαία_20_ἑλληνικά"><text:span text:style-name="T3">ποῦ</text:span></text:span><text:span text:style-name="AncientGreek_3a__20_Ἀρχαία_20_ἑλληνικά"><text:span text:style-name="T16"> </text:span></text:span><text:span text:style-name="AncientGreek_3a__20_Ἀρχαία_20_ἑλληνικά"><text:span text:style-name="T3">εἴη</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ἔφασαν</text:span></text:span><text:span text:style-name="AncientGreek_3a__20_Ἀρχαία_20_ἑλληνικά"><text:span text:style-name="T16"> </text:span></text:span><text:span text:style-name="AncientGreek_3a__20_Ἀρχαία_20_ἑλληνικά"><text:span text:style-name="T3">τεθνηκέναι</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αὐτόν</text:span></text:span><text:span text:style-name="AncientGreek_3a__20_Ἀρχαία_20_ἑλληνικά"><text:span text:style-name="T16">, </text:span></text:span><text:span text:style-name="AncientGreek_3a__20_Ἀρχαία_20_ἑλληνικά"><text:span text:style-name="T3">πληγὰ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οσαύτας</text:span></text:span><text:span text:style-name="AncientGreek_3a__20_Ἀρχαία_20_ἑλληνικά"><text:span text:style-name="T16"> </text:span></text:span><text:span text:style-name="AncientGreek_3a__20_Ἀρχαία_20_ἑλληνικά"><text:span text:style-name="T3">λαμβάνειν</text:span></text:span><text:span text:style-name="AncientGreek_3a__20_Ἀρχαία_20_ἑλληνικά"><text:span text:style-name="T16"> </text:span></text:span><text:span text:style-name="AncientGreek_3a__20_Ἀρχαία_20_ἑλληνικά"><text:span text:style-name="T3">ὅσας</text:span></text:span><text:span text:style-name="AncientGreek_3a__20_Ἀρχαία_20_ἑλληνικά"><text:span text:style-name="T16"> </text:span></text:span><text:span text:style-name="AncientGreek_3a__20_Ἀρχαία_20_ἑλληνικά"><text:span text:style-name="T3">ποτὲ</text:span></text:span><text:span text:style-name="AncientGreek_3a__20_Ἀρχαία_20_ἑλληνικά"><text:span text:style-name="T16"> </text:span></text:span><text:span text:style-name="AncientGreek_3a__20_Ἀρχαία_20_ἑλληνικά"><text:span text:style-name="T3">οὐδὲ</text:span></text:span><text:span text:style-name="AncientGreek_3a__20_Ἀρχαία_20_ἑλληνικά"><text:span text:style-name="T16"> </text:span></text:span><text:span text:style-name="AncientGreek_3a__20_Ἀρχαία_20_ἑλληνικά"><text:span text:style-name="T3">ζῶν</text:span></text:span><text:span text:style-name="AncientGreek_3a__20_Ἀρχαία_20_ἑλληνικά"><text:span text:style-name="T16"> </text:span></text:span><text:span text:style-name="AncientGreek_3a__20_Ἀρχαία_20_ἑλληνικά"><text:span text:style-name="T3">ὑπέμεινεν</text:span></text:span><text:span text:style-name="AncientGreek_3a__20_Ἀρχαία_20_ἑλληνικά"><text:span text:style-name="T16">.</text:span></text:span></text:p>
            <text:p text:style-name="P46"><text:span text:style-name="AncientGreek_3a__20_Ἀρχαία_20_ἑλληνικά"><text:span text:style-name="T3">Οὕτω</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οἰκετῶν</text:span></text:span><text:span text:style-name="AncientGreek_3a__20_Ἀρχαία_20_ἑλληνικά"><text:span text:style-name="T16"> </text:span></text:span><text:span text:style-name="AncientGreek_3a__20_Ἀρχαία_20_ἑλληνικά"><text:span text:style-name="T3">ἕνιοι</text:span></text:span><text:span text:style-name="AncientGreek_3a__20_Ἀρχαία_20_ἑλληνικά"><text:span text:style-name="T16">, </text:span></text:span><text:span text:style-name="AncientGreek_3a__20_Ἀρχαία_20_ἑλληνικά"><text:span text:style-name="T3">καίπερ</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δουλείας</text:span></text:span><text:span text:style-name="AncientGreek_3a__20_Ἀρχαία_20_ἑλληνικά"><text:span text:style-name="T16"> </text:span></text:span><text:span text:style-name="AncientGreek_3a__20_Ἀρχαία_20_ἑλληνικά"><text:span text:style-name="T3">ἀφειμένοι</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δουλικῶν</text:span></text:span><text:span text:style-name="AncientGreek_3a__20_Ἀρχαία_20_ἑλληνικά"><text:span text:style-name="T16"> </text:span></text:span><text:span text:style-name="AncientGreek_3a__20_Ἀρχαία_20_ἑλληνικά"><text:span text:style-name="T3">ἀρχῶν</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ἀπαλλάττονται</text:span></text:span><text:span text:style-name="AncientGreek_3a__20_Ἀρχαία_20_ἑλληνικά"><text:span text:style-name="T16">.</text:span></text:span></text:p>
          </table:table-cell>
          <table:table-cell table:style-name="Table1.A1" office:value-type="string">
            <text:p text:style-name="P110">Managurtai</text:p>
            <text:p text:style-name="P80"><text:span text:style-name="T50">Some Managurtai</text:span> <text:span text:style-name="T50">possessing</text:span> a donkey <text:span text:style-name="T49">where in the habit of traveling </text:span><text:span text:style-name="T50">with there luggage loaded </text:span><text:span text:style-name="T49">on it. And</text:span> <text:span text:style-name="T50">when</text:span> this donkey <text:span text:style-name="T50">died </text:span>of fatigue, they <text:span text:style-name="T50">skined </text:span>it <text:span text:style-name="T50">and prepareing </text:span>tambourines <text:span text:style-name="T50">from</text:span> its skin, <text:span text:style-name="T50">they made use of them</text:span>. <text:span text:style-name="T51">And when other managurtai </text:span>met them <text:span text:style-name="T50">and </text:span><text:span text:style-name="T51">asked</text:span> them where their donkey <text:span text:style-name="T50">might be, they said he had died</text:span>, but <text:span text:style-name="T51">that </text:span>he receives as many beatings as he <text:span text:style-name="T51">ever endured although not </text:span><text:span text:style-name="T50">living</text:span>.</text:p>
            <text:p text:style-name="P80"/>
            <text:p text:style-name="P80">Thus <text:span text:style-name="T50">even some </text:span>servants, <text:span text:style-name="T50">although </text:span>freed from slavery, are not delivered from <text:span text:style-name="T50">their slavemasters.</text:span></text:p>
          </table:table-cell>
        </table:table-row>
        <table:table-row table:style-name="Table1.1">
          <table:table-cell table:style-name="Table1.A1" office:value-type="string">
            <text:p text:style-name="P118"><text:span text:style-name="AncientGreek_3a__20_Ἀρχαία_20_ἑλληνικά"><text:span text:style-name="T2">237. </text:span></text:span><text:span text:style-name="AncientGreek_3a__20_Ἀρχαία_20_ἑλληνικά"><text:span text:style-name="T1">Μύε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γαλαῖ</text:span></text:span><text:span text:style-name="AncientGreek_3a__20_Ἀρχαία_20_ἑλληνικά"><text:span text:style-name="T2">.</text:span></text:span></text:p>
            <text:p text:style-name="P112"><text:span text:style-name="AncientGreek_3a__20_Ἀρχαία_20_ἑλληνικά"><text:span text:style-name="T3">Μυσὶ</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γαλαῖς</text:span></text:span><text:span text:style-name="AncientGreek_3a__20_Ἀρχαία_20_ἑλληνικά"><text:span text:style-name="T16"> </text:span></text:span><text:span text:style-name="AncientGreek_3a__20_Ἀρχαία_20_ἑλληνικά"><text:span text:style-name="T3">πόλεμος</text:span></text:span><text:span text:style-name="AncientGreek_3a__20_Ἀρχαία_20_ἑλληνικά"><text:span text:style-name="T16"> </text:span></text:span><text:span text:style-name="AncientGreek_3a__20_Ἀρχαία_20_ἑλληνικά"><text:span text:style-name="T3">ἦν</text:span></text:span><text:span text:style-name="AncientGreek_3a__20_Ἀρχαία_20_ἑλληνικά"><text:span text:style-name="T16">. </text:span></text:span><text:span text:style-name="AncientGreek_3a__20_Ἀρχαία_20_ἑλληνικά"><text:span text:style-name="T3">Ἀεὶ</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μύες</text:span></text:span><text:span text:style-name="AncientGreek_3a__20_Ἀρχαία_20_ἑλληνικά"><text:span text:style-name="T16"> </text:span></text:span><text:span text:style-name="AncientGreek_3a__20_Ἀρχαία_20_ἑλληνικά"><text:span text:style-name="T3">ἡττώμενοι</text:span></text:span><text:span text:style-name="AncientGreek_3a__20_Ἀρχαία_20_ἑλληνικά"><text:span text:style-name="T16">, </text:span></text:span><text:span text:style-name="AncientGreek_3a__20_Ἀρχαία_20_ἑλληνικά"><text:span text:style-name="T3">ἐπειδὴ</text:span></text:span><text:span text:style-name="AncientGreek_3a__20_Ἀρχαία_20_ἑλληνικά"><text:span text:style-name="T16"> </text:span></text:span><text:span text:style-name="AncientGreek_3a__20_Ἀρχαία_20_ἑλληνικά"><text:span text:style-name="T3">συνῆλθο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αὐτόν</text:span></text:span><text:span text:style-name="AncientGreek_3a__20_Ἀρχαία_20_ἑλληνικά"><text:span text:style-name="T16">, </text:span></text:span><text:span text:style-name="AncientGreek_3a__20_Ἀρχαία_20_ἑλληνικά"><text:span text:style-name="T3">ὑπέλαβον</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δι᾿</text:span></text:span><text:span text:style-name="AncientGreek_3a__20_Ἀρχαία_20_ἑλληνικά"><text:span text:style-name="T16"> </text:span></text:span><text:span text:style-name="AncientGreek_3a__20_Ἀρχαία_20_ἑλληνικά"><text:span text:style-name="T3">ἀναρχίαν</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πάσχουσιν</text:span></text:span><text:span text:style-name="AncientGreek_3a__20_Ἀρχαία_20_ἑλληνικά"><text:span text:style-name="T16">· </text:span></text:span><text:span text:style-name="AncientGreek_3a__20_Ἀρχαία_20_ἑλληνικά"><text:span text:style-name="T3">ὅθεν</text:span></text:span><text:span text:style-name="AncientGreek_3a__20_Ἀρχαία_20_ἑλληνικά"><text:span text:style-name="T16"> </text:span></text:span><text:span text:style-name="AncientGreek_3a__20_Ἀρχαία_20_ἑλληνικά"><text:span text:style-name="T3">ἐπιλεξάμενοί</text:span></text:span><text:span text:style-name="AncientGreek_3a__20_Ἀρχαία_20_ἑλληνικά"><text:span text:style-name="T16"> </text:span></text:span><text:span text:style-name="AncientGreek_3a__20_Ἀρχαία_20_ἑλληνικά"><text:span text:style-name="T3">τινας</text:span></text:span><text:span text:style-name="AncientGreek_3a__20_Ἀρχαία_20_ἑλληνικά"><text:span text:style-name="T16"> </text:span></text:span><text:span text:style-name="AncientGreek_3a__20_Ἀρχαία_20_ἑλληνικά"><text:span text:style-name="T3">ἑαυτῶν</text:span></text:span><text:span text:style-name="AncientGreek_3a__20_Ἀρχαία_20_ἑλληνικά"><text:span text:style-name="T16"> </text:span></text:span><text:span text:style-name="AncientGreek_3a__20_Ἀρχαία_20_ἑλληνικά"><text:span text:style-name="T3">στρατηγοὺς</text:span></text:span><text:span text:style-name="AncientGreek_3a__20_Ἀρχαία_20_ἑλληνικά"><text:span text:style-name="T16"> </text:span></text:span><text:span text:style-name="AncientGreek_3a__20_Ἀρχαία_20_ἑλληνικά"><text:span text:style-name="T3">ἐχειροτόνησαν</text:span></text:span><text:span text:style-name="AncientGreek_3a__20_Ἀρχαία_20_ἑλληνικά"><text:span text:style-name="T16">. </text:span></text:span><text:span text:style-name="AncientGreek_3a__20_Ἀρχαία_20_ἑλληνικά"><text:span text:style-name="T3">Οἱ δὲ βουλόμενοι ἐπισημότεροι τῶν ἄλλων φανῆναι, κέρατα κατασκευάσαντες ἑαυτοῖς συνῆψαν. Ἐνστάσης δὲ τῆς μάχης, συνέβη πάντας τοὺς μύας ἡττηθῆναι. Οἱ μὲν οὖν ἄλλοι πάντες ἐπὶ τὰς ὀπὰς καταφεύγοντες ῥᾳδίως εἰσέδυνον· οἱ δὲ στρατηγοὶ μὴ δυνάμενοι εἰσελθεῖν διὰ τὰ κέρατα αὐτῶν συλλαμβανόμενοι κατησθίοντο.</text:span></text:span></text:p>
            <text:p text:style-name="P46"><text:span text:style-name="AncientGreek_3a__20_Ἀρχαία_20_ἑλληνικά"><text:span text:style-name="T3">Οὕτω πολλοῖς ἡ κενοδοξία κακῶν αἰτία γίνεται.</text:span></text:span></text:p>
          </table:table-cell>
          <table:table-cell table:style-name="Table1.A1" office:value-type="string">
            <text:p text:style-name="P89">Rats And Wease<text:span text:style-name="T53">l</text:span>s</text:p>
            <text:p text:style-name="P80"><text:span text:style-name="T52">There was war between mice</text:span> and weasels. <text:span text:style-name="T52">And </text:span>the <text:span text:style-name="T52">mice being bested</text:span>, <text:span text:style-name="T52">when they</text:span> met in <text:span text:style-name="T52">the same place</text:span>, <text:span text:style-name="T52">they assumed</text:span> that <text:span text:style-name="T52">they suffered this because of leaderlessness. Because of which</text:span> <text:span text:style-name="T52">selecting</text:span> <text:span text:style-name="T52">some of themselves as</text:span> <text:span text:style-name="T52">generals they </text:span>elected them by a show of hands. <text:span text:style-name="T52">And w</text:span>anting to <text:span text:style-name="T52">apear </text:span>distinguished <text:span text:style-name="T52">the others</text:span>, fashion<text:span text:style-name="T52">ing horns they atached [them] to themselves</text:span>. The battle <text:span text:style-name="T53">stalling</text:span>, it happened that <text:span text:style-name="T53">the mice </text:span>had <text:span text:style-name="T53">been defeated</text:span>. Then the <text:span text:style-name="T53">all the others </text:span>fle<text:span text:style-name="T53">eing upon there holes easily entered in</text:span>, but the generals, <text:span text:style-name="T53">not being able </text:span>to enter because of their horns, <text:span text:style-name="T53">being caught they were</text:span> devoured.</text:p>
            <text:p text:style-name="P80"><text:span text:style-name="T53">Thus,</text:span> <text:span text:style-name="T53">to many </text:span>vainglory <text:span text:style-name="T53">becomes</text:span> a cause of <text:span text:style-name="T53">bad things</text:span>.</text:p>
          </table:table-cell>
        </table:table-row>
        <text:soft-page-break/>
        <table:table-row table:style-name="Table1.1">
          <table:table-cell table:style-name="Table1.A1" office:value-type="string">
            <text:p text:style-name="P119"><text:span text:style-name="AncientGreek_3a__20_Ἀρχαία_20_ἑλληνικά"><text:span text:style-name="T2">238. </text:span></text:span><text:span text:style-name="AncientGreek_3a__20_Ἀρχαία_20_ἑλληνικά"><text:span text:style-name="T1">Μυῖα</text:span></text:span></text:p>
            <text:p text:style-name="P113"><text:span text:style-name="AncientGreek_3a__20_Ἀρχαία_20_ἑλληνικά"><text:span text:style-name="T3">Μυῖα</text:span></text:span><text:span text:style-name="AncientGreek_3a__20_Ἀρχαία_20_ἑλληνικά"><text:span text:style-name="T16"> </text:span></text:span><text:span text:style-name="AncientGreek_3a__20_Ἀρχαία_20_ἑλληνικά"><text:span text:style-name="T3">ἐμπεσοῦσα</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χύτραν</text:span></text:span><text:span text:style-name="AncientGreek_3a__20_Ἀρχαία_20_ἑλληνικά"><text:span text:style-name="T16"> </text:span></text:span><text:span text:style-name="AncientGreek_3a__20_Ἀρχαία_20_ἑλληνικά"><text:span text:style-name="T3">κρέως</text:span></text:span><text:span text:style-name="AncientGreek_3a__20_Ἀρχαία_20_ἑλληνικά"><text:span text:style-name="T16">, </text:span></text:span><text:span text:style-name="AncientGreek_3a__20_Ἀρχαία_20_ἑλληνικά"><text:span text:style-name="T3">ἐπειδὴ</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ζωμοῦ</text:span></text:span><text:span text:style-name="AncientGreek_3a__20_Ἀρχαία_20_ἑλληνικά"><text:span text:style-name="T16"> </text:span></text:span><text:span text:style-name="AncientGreek_3a__20_Ἀρχαία_20_ἑλληνικά"><text:span text:style-name="T3">ἀποπνίγεσθαι</text:span></text:span><text:span text:style-name="AncientGreek_3a__20_Ἀρχαία_20_ἑλληνικά"><text:span text:style-name="T16"> </text:span></text:span><text:span text:style-name="AncientGreek_3a__20_Ἀρχαία_20_ἑλληνικά"><text:span text:style-name="T3">ἔμελλεν</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ἑαυτήν</text:span></text:span><text:span text:style-name="AncientGreek_3a__20_Ἀρχαία_20_ἑλληνικά"><text:span text:style-name="T16">· « </text:span></text:span><text:span text:style-name="AncientGreek_3a__20_Ἀρχαία_20_ἑλληνικά"><text:span text:style-name="T3">Ἀλλ᾿</text:span></text:span><text:span text:style-name="AncientGreek_3a__20_Ἀρχαία_20_ἑλληνικά"><text:span text:style-name="T16"> </text:span></text:span><text:span text:style-name="AncientGreek_3a__20_Ἀρχαία_20_ἑλληνικά"><text:span text:style-name="T3">ἔγωγ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βέβρωκ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έπωκ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λέλουμαι</text:span></text:span><text:span text:style-name="AncientGreek_3a__20_Ἀρχαία_20_ἑλληνικά"><text:span text:style-name="T16">· </text:span></text:span><text:span text:style-name="AncientGreek_3a__20_Ἀρχαία_20_ἑλληνικά"><text:span text:style-name="T3">κἂν</text:span></text:span><text:span text:style-name="AncientGreek_3a__20_Ἀρχαία_20_ἑλληνικά"><text:span text:style-name="T16"> </text:span></text:span><text:span text:style-name="AncientGreek_3a__20_Ἀρχαία_20_ἑλληνικά"><text:span text:style-name="T3">ἀποθάνω</text:span></text:span><text:span text:style-name="AncientGreek_3a__20_Ἀρχαία_20_ἑλληνικά"><text:span text:style-name="T16">, </text:span></text:span><text:span text:style-name="AncientGreek_3a__20_Ἀρχαία_20_ἑλληνικά"><text:span text:style-name="T3">οὐδέν</text:span></text:span><text:span text:style-name="AncientGreek_3a__20_Ἀρχαία_20_ἑλληνικά"><text:span text:style-name="T16"> </text:span></text:span><text:span text:style-name="AncientGreek_3a__20_Ἀρχαία_20_ἑλληνικά"><text:span text:style-name="T3">μοι</text:span></text:span><text:span text:style-name="AncientGreek_3a__20_Ἀρχαία_20_ἑλληνικά"><text:span text:style-name="T16"> </text:span></text:span><text:span text:style-name="AncientGreek_3a__20_Ἀρχαία_20_ἑλληνικά"><text:span text:style-name="T3">μέλει</text:span></text:span><text:span text:style-name="AncientGreek_3a__20_Ἀρχαία_20_ἑλληνικά"><text:span text:style-name="T16">. »</text:span></text:span></text:p>
            <text:p text:style-name="P46"><text:span text:style-name="AncientGreek_3a__20_Ἀρχαία_20_ἑλληνικά"><text:span text:style-name="T3">Ὁ λόγος δηλοῖ ὅτι ῥᾴδιον φέρουσι τὸν θάνατον οἱ ἄνθρωποι, ὅταν ἀβασανίστως παρακολουθήσῃ.</text:span></text:span></text:p>
          </table:table-cell>
          <table:table-cell table:style-name="Table1.A1" office:value-type="string">
            <text:p text:style-name="P89">A Fly</text:p>
            <text:p text:style-name="P80">A fly had fallen into a pot <text:span text:style-name="T53">of</text:span> meat. <text:span text:style-name="T53">When he was about </text:span>to be drowned in the <text:span text:style-name="T53">soup</text:span>, she sa<text:span text:style-name="T53">id</text:span> to herself: “<text:span text:style-name="T53">But at least </text:span>I <text:span text:style-name="T53">have ea</text:span>te<text:span text:style-name="T53">n</text:span>, I <text:span text:style-name="T53">have</text:span> drank, <text:span text:style-name="T53">and </text:span>I <text:span text:style-name="T53">have </text:span>t<text:span text:style-name="T53">aken</text:span> a bath; <text:span text:style-name="T53">even though I would die, i</text:span>t matter<text:span text:style-name="T53">s nothing</text:span> to me. »</text:p>
            <text:p text:style-name="P80"/>
            <text:p text:style-name="P80"><text:span text:style-name="T53">The account</text:span> shows that men bear death <text:span text:style-name="T53">as something </text:span>easy, when <text:span text:style-name="T53">whenever it would </text:span><text:span text:style-name="T54">painlessly</text:span>.</text:p>
          </table:table-cell>
        </table:table-row>
        <table:table-row table:style-name="Table1.1">
          <table:table-cell table:style-name="Table1.A1" office:value-type="string">
            <text:p text:style-name="P120"><text:span text:style-name="AncientGreek_3a__20_Ἀρχαία_20_ἑλληνικά"><text:span text:style-name="T2">239. </text:span></text:span><text:span text:style-name="AncientGreek_3a__20_Ἀρχαία_20_ἑλληνικά"><text:span text:style-name="T1">Μυῖαι</text:span></text:span><text:span text:style-name="AncientGreek_3a__20_Ἀρχαία_20_ἑλληνικά"><text:span text:style-name="T2">.</text:span></text:span></text:p>
            <text:p text:style-name="P114"><text:span text:style-name="AncientGreek_3a__20_Ἀρχαία_20_ἑλληνικά"><text:span text:style-name="T3">Ἔν</text:span></text:span><text:span text:style-name="AncientGreek_3a__20_Ἀρχαία_20_ἑλληνικά"><text:span text:style-name="T16"> </text:span></text:span><text:span text:style-name="AncientGreek_3a__20_Ἀρχαία_20_ἑλληνικά"><text:span text:style-name="T3">τινι</text:span></text:span><text:span text:style-name="AncientGreek_3a__20_Ἀρχαία_20_ἑλληνικά"><text:span text:style-name="T16"> </text:span></text:span><text:span text:style-name="AncientGreek_3a__20_Ἀρχαία_20_ἑλληνικά"><text:span text:style-name="T3">ταμιείῳ</text:span></text:span><text:span text:style-name="AncientGreek_3a__20_Ἀρχαία_20_ἑλληνικά"><text:span text:style-name="T16"> </text:span></text:span><text:span text:style-name="AncientGreek_3a__20_Ἀρχαία_20_ἑλληνικά"><text:span text:style-name="T3">μέλιτος</text:span></text:span><text:span text:style-name="AncientGreek_3a__20_Ἀρχαία_20_ἑλληνικά"><text:span text:style-name="T16"> </text:span></text:span><text:span text:style-name="AncientGreek_3a__20_Ἀρχαία_20_ἑλληνικά"><text:span text:style-name="T3">ἐπεκχυθέντος</text:span></text:span><text:span text:style-name="AncientGreek_3a__20_Ἀρχαία_20_ἑλληνικά"><text:span text:style-name="T16">, </text:span></text:span><text:span text:style-name="AncientGreek_3a__20_Ἀρχαία_20_ἑλληνικά"><text:span text:style-name="T3">μυῖαι</text:span></text:span><text:span text:style-name="AncientGreek_3a__20_Ἀρχαία_20_ἑλληνικά"><text:span text:style-name="T16"> </text:span></text:span><text:span text:style-name="AncientGreek_3a__20_Ἀρχαία_20_ἑλληνικά"><text:span text:style-name="T3">προσπτᾶσαι</text:span></text:span><text:span text:style-name="AncientGreek_3a__20_Ἀρχαία_20_ἑλληνικά"><text:span text:style-name="T16"> </text:span></text:span><text:span text:style-name="AncientGreek_3a__20_Ἀρχαία_20_ἑλληνικά"><text:span text:style-name="T3">κατήσθιον</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γλυκύτητα</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καρποῦ</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ἀφίσταντο</text:span></text:span><text:span text:style-name="AncientGreek_3a__20_Ἀρχαία_20_ἑλληνικά"><text:span text:style-name="T16">. </text:span></text:span><text:span text:style-name="AncientGreek_3a__20_Ἀρχαία_20_ἑλληνικά"><text:span text:style-name="T3">Ἐμπαγέντω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αὐτῶν</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ποδῶ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ἐδύναντο</text:span></text:span><text:span text:style-name="AncientGreek_3a__20_Ἀρχαία_20_ἑλληνικά"><text:span text:style-name="T16"> </text:span></text:span><text:span text:style-name="AncientGreek_3a__20_Ἀρχαία_20_ἑλληνικά"><text:span text:style-name="T3">ἀναπτῆναι</text:span></text:span><text:span text:style-name="AncientGreek_3a__20_Ἀρχαία_20_ἑλληνικά"><text:span text:style-name="T16">, </text:span></text:span><text:span text:style-name="AncientGreek_3a__20_Ἀρχαία_20_ἑλληνικά"><text:span text:style-name="T3">ἀποπνιγόμεναι</text:span></text:span><text:span text:style-name="AncientGreek_3a__20_Ἀρχαία_20_ἑλληνικά"><text:span text:style-name="T16"> </text:span></text:span><text:span text:style-name="AncientGreek_3a__20_Ἀρχαία_20_ἑλληνικά"><text:span text:style-name="T3">ἔφασαν</text:span></text:span><text:span text:style-name="AncientGreek_3a__20_Ἀρχαία_20_ἑλληνικά"><text:span text:style-name="T16">· « </text:span></text:span><text:span text:style-name="AncientGreek_3a__20_Ἀρχαία_20_ἑλληνικά"><text:span text:style-name="T3">Ἄθλιαι</text:span></text:span><text:span text:style-name="AncientGreek_3a__20_Ἀρχαία_20_ἑλληνικά"><text:span text:style-name="T16"> </text:span></text:span><text:span text:style-name="AncientGreek_3a__20_Ἀρχαία_20_ἑλληνικά"><text:span text:style-name="T3">ἡμεῖς</text:span></text:span><text:span text:style-name="AncientGreek_3a__20_Ἀρχαία_20_ἑλληνικά"><text:span text:style-name="T16">, </text:span></text:span><text:span text:style-name="AncientGreek_3a__20_Ἀρχαία_20_ἑλληνικά"><text:span text:style-name="T3">αἳ</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βραχεῖαν</text:span></text:span><text:span text:style-name="AncientGreek_3a__20_Ἀρχαία_20_ἑλληνικά"><text:span text:style-name="T16"> </text:span></text:span><text:span text:style-name="AncientGreek_3a__20_Ἀρχαία_20_ἑλληνικά"><text:span text:style-name="T3">ἡδονὴν</text:span></text:span><text:span text:style-name="AncientGreek_3a__20_Ἀρχαία_20_ἑλληνικά"><text:span text:style-name="T16"> </text:span></text:span><text:span text:style-name="AncientGreek_3a__20_Ἀρχαία_20_ἑλληνικά"><text:span text:style-name="T3">ἀπολλύμεθα</text:span></text:span><text:span text:style-name="AncientGreek_3a__20_Ἀρχαία_20_ἑλληνικά"><text:span text:style-name="T16">. »</text:span></text:span></text:p>
            <text:p text:style-name="P46"><text:span text:style-name="AncientGreek_3a__20_Ἀρχαία_20_ἑλληνικά"><text:span text:style-name="T3">Οὕτω πολλοῖς ἡ λιχνεία πολλῶν αἰτία κακῶν γίνεται.</text:span></text:span></text:p>
          </table:table-cell>
          <table:table-cell table:style-name="Table1.A1" office:value-type="string">
            <text:p text:style-name="P115">Some Flies</text:p>
            <text:p text:style-name="P80">Honey having been spilled in a cellar, flies flew into it and began to eat it. It was such a sweet treat that they couldn't tear themselves away from it. But their legs being stuck there, they could not take flight, and feeling suffocated, they said: "Unhappy that we are, we perish for a moment of pleasure."</text:p>
            <text:p text:style-name="P80">This is how gluttony is often the cause of many evils.</text:p>
          </table:table-cell>
        </table:table-row>
        <table:table-row table:style-name="Table1.1">
          <table:table-cell table:style-name="Table1.A1" office:value-type="string">
            <text:p text:style-name="P6"><text:span text:style-name="AncientGreek_3a__20_Ἀρχαία_20_ἑλληνικά"><text:span text:style-name="T2">240. </text:span></text:span><text:span text:style-name="AncientGreek_3a__20_Ἀρχαία_20_ἑλληνικά"><text:span text:style-name="T1">Μύρμηξ</text:span></text:span><text:span text:style-name="AncientGreek_3a__20_Ἀρχαία_20_ἑλληνικά"><text:span text:style-name="T2">.<text:line-break/></text:span></text:span><text:span text:style-name="AncientGreek_3a__20_Ἀρχαία_20_ἑλληνικά"><text:span text:style-name="T3">Μύρμηξ</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νῦν</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πάλαι</text:span></text:span><text:span text:style-name="AncientGreek_3a__20_Ἀρχαία_20_ἑλληνικά"><text:span text:style-name="T16"> </text:span></text:span><text:span text:style-name="AncientGreek_3a__20_Ἀρχαία_20_ἑλληνικά"><text:span text:style-name="T3">ἄνθρωπος</text:span></text:span><text:span text:style-name="AncientGreek_3a__20_Ἀρχαία_20_ἑλληνικά"><text:span text:style-name="T16"> </text:span></text:span><text:span text:style-name="AncientGreek_3a__20_Ἀρχαία_20_ἑλληνικά"><text:span text:style-name="T3">ἦ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ῇ</text:span></text:span><text:span text:style-name="AncientGreek_3a__20_Ἀρχαία_20_ἑλληνικά"><text:span text:style-name="T16"> </text:span></text:span><text:span text:style-name="AncientGreek_3a__20_Ἀρχαία_20_ἑλληνικά"><text:span text:style-name="T3">γεωργίᾳ</text:span></text:span><text:span text:style-name="AncientGreek_3a__20_Ἀρχαία_20_ἑλληνικά"><text:span text:style-name="T16"> </text:span></text:span><text:span text:style-name="AncientGreek_3a__20_Ἀρχαία_20_ἑλληνικά"><text:span text:style-name="T3">προσέχων</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ἰδίοις</text:span></text:span><text:span text:style-name="AncientGreek_3a__20_Ἀρχαία_20_ἑλληνικά"><text:span text:style-name="T16"> </text:span></text:span><text:span text:style-name="AncientGreek_3a__20_Ἀρχαία_20_ἑλληνικά"><text:span text:style-name="T3">πόνοις</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ἠρκεῖτο</text:span></text:span><text:span text:style-name="AncientGreek_3a__20_Ἀρχαία_20_ἑλληνικά"><text:span text:style-name="T16">,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ἀλλοτρίοις</text:span></text:span><text:span text:style-name="AncientGreek_3a__20_Ἀρχαία_20_ἑλληνικά"><text:span text:style-name="T16"> </text:span></text:span><text:span text:style-name="AncientGreek_3a__20_Ἀρχαία_20_ἑλληνικά"><text:span text:style-name="T3">ἐποφθαλμιῶν</text:span></text:span><text:span text:style-name="AncientGreek_3a__20_Ἀρχαία_20_ἑλληνικά"><text:span text:style-name="T16"> </text:span></text:span><text:span text:style-name="AncientGreek_3a__20_Ἀρχαία_20_ἑλληνικά"><text:span text:style-name="T3">διετέλει</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γειτόνων</text:span></text:span><text:span text:style-name="AncientGreek_3a__20_Ἀρχαία_20_ἑλληνικά"><text:span text:style-name="T16"> </text:span></text:span><text:span text:style-name="AncientGreek_3a__20_Ἀρχαία_20_ἑλληνικά"><text:span text:style-name="T3">καρποὺς</text:span></text:span><text:span text:style-name="AncientGreek_3a__20_Ἀρχαία_20_ἑλληνικά"><text:span text:style-name="T16"> </text:span></text:span><text:span text:style-name="AncientGreek_3a__20_Ἀρχαία_20_ἑλληνικά"><text:span text:style-name="T3">ὑφαιρούμενος</text:span></text:span><text:span text:style-name="AncientGreek_3a__20_Ἀρχαία_20_ἑλληνικά"><text:span text:style-name="T16">. </text:span></text:span><text:span text:style-name="AncientGreek_3a__20_Ἀρχαία_20_ἑλληνικά"><text:span text:style-name="T3">Ζεὺ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ἀγανακτήσας</text:span></text:span><text:span text:style-name="AncientGreek_3a__20_Ἀρχαία_20_ἑλληνικά"><text:span text:style-name="T16"> </text:span></text:span><text:span text:style-name="AncientGreek_3a__20_Ἀρχαία_20_ἑλληνικά"><text:span text:style-name="T3">κατὰ</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πλεονεξίας</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μετεμόρφωσεν</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ζῷον</text:span></text:span><text:span text:style-name="AncientGreek_3a__20_Ἀρχαία_20_ἑλληνικά"><text:span text:style-name="T16"> </text:span></text:span><text:span text:style-name="AncientGreek_3a__20_Ἀρχαία_20_ἑλληνικά"><text:span text:style-name="T3">ὃς</text:span></text:span><text:span text:style-name="AncientGreek_3a__20_Ἀρχαία_20_ἑλληνικά"><text:span text:style-name="T16"> </text:span></text:span><text:span text:style-name="AncientGreek_3a__20_Ἀρχαία_20_ἑλληνικά"><text:span text:style-name="T3">μύρμηξ</text:span></text:span><text:span text:style-name="AncientGreek_3a__20_Ἀρχαία_20_ἑλληνικά"><text:span text:style-name="T16"> </text:span></text:span><text:span text:style-name="AncientGreek_3a__20_Ἀρχαία_20_ἑλληνικά"><text:span text:style-name="T3">καλεῖται</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μορφὴν</text:span></text:span><text:span text:style-name="AncientGreek_3a__20_Ἀρχαία_20_ἑλληνικά"><text:span text:style-name="T16"> </text:span></text:span><text:span text:style-name="AncientGreek_3a__20_Ἀρχαία_20_ἑλληνικά"><text:span text:style-name="T3">ἀλλάξα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διάθεσιν</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μετεβάλετο</text:span></text:span><text:span text:style-name="AncientGreek_3a__20_Ἀρχαία_20_ἑλληνικά"><text:span text:style-name="T16">· </text:span></text:span><text:span text:style-name="AncientGreek_3a__20_Ἀρχαία_20_ἑλληνικά"><text:span text:style-name="T3">μέχρι</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νῦν</text:span></text:span><text:span text:style-name="AncientGreek_3a__20_Ἀρχαία_20_ἑλληνικά"><text:span text:style-name="T16"> </text:span></text:span><text:span text:style-name="AncientGreek_3a__20_Ἀρχαία_20_ἑλληνικά"><text:span text:style-name="T3">κατὰ</text:span></text:span><text:span text:style-name="AncientGreek_3a__20_Ἀρχαία_20_ἑλληνικά"><text:span text:style-name="T16"> </text:span></text:span><text:span text:style-name="AncientGreek_3a__20_Ἀρχαία_20_ἑλληνικά"><text:span text:style-name="T3">τὰς</text:span></text:span><text:span text:style-name="AncientGreek_3a__20_Ἀρχαία_20_ἑλληνικά"><text:span text:style-name="T16"> </text:span></text:span><text:span text:style-name="AncientGreek_3a__20_Ἀρχαία_20_ἑλληνικά"><text:span text:style-name="T3">ἀρούρας</text:span></text:span><text:span text:style-name="AncientGreek_3a__20_Ἀρχαία_20_ἑλληνικά"><text:span text:style-name="T16"> </text:span></text:span><text:span text:style-name="AncientGreek_3a__20_Ἀρχαία_20_ἑλληνικά"><text:span text:style-name="T3">περιιὼν</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ἄλλων</text:span></text:span><text:span text:style-name="AncientGreek_3a__20_Ἀρχαία_20_ἑλληνικά"><text:span text:style-name="T16"> </text:span></text:span><text:span text:style-name="AncientGreek_3a__20_Ἀρχαία_20_ἑλληνικά"><text:span text:style-name="T3">πυροὺ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ριθὰς</text:span></text:span><text:span text:style-name="AncientGreek_3a__20_Ἀρχαία_20_ἑλληνικά"><text:span text:style-name="T16"> </text:span></text:span><text:span text:style-name="AncientGreek_3a__20_Ἀρχαία_20_ἑλληνικά"><text:span text:style-name="T3">συλλέγε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ἑαυτῷ</text:span></text:span><text:span text:style-name="AncientGreek_3a__20_Ἀρχαία_20_ἑλληνικά"><text:span text:style-name="T16"> </text:span></text:span><text:span text:style-name="AncientGreek_3a__20_Ἀρχαία_20_ἑλληνικά"><text:span text:style-name="T3">ἀποθησαυρίζει</text:span></text:span><text:span text:style-name="AncientGreek_3a__20_Ἀρχαία_20_ἑλληνικά"><text:span text:style-name="T16">. </text:span></text:span><text:span text:style-name="AncientGreek_3a__20_Ἀρχαία_20_ἑλληνικά"><text:span text:style-name="T3">Ὁ λόγος δηλοῖ ὅτι οἱ φύσει πονηροί, κἂν τὰ μάλιστα κολάζωνται, τὸν τρόπον οὐ μετατίθενται.</text:span></text:span></text:p>
          </table:table-cell>
          <table:table-cell table:style-name="Table1.A1" office:value-type="string">
            <text:p text:style-name="P115">An Ant</text:p>
            <text:p text:style-name="P80">The present ant was formerly a man who, devoted to agriculture, was not content with the product of his own labors; he gazed enviously at those of others and never ceased to steal the fruits of his neighbours. Zeus, indignant at his greed, changed him into the animal we call an ant. But for having changed form, he has not changed character; for even today he roams the fields, picking up other people's wheat and barley, and storing them for his own use. This fable shows that naturally wicked people may be punished very severely, but they do not change their character for it.</text:p>
          </table:table-cell>
        </table:table-row>
        <text:soft-page-break/>
        <table:table-row table:style-name="Table1.1">
          <table:table-cell table:style-name="Table1.A1" office:value-type="string">
            <text:p text:style-name="P18"><text:span text:style-name="AncientGreek_3a__20_Ἀρχαία_20_ἑλληνικά"><text:span text:style-name="T2">241. </text:span></text:span><text:span text:style-name="AncientGreek_3a__20_Ἀρχαία_20_ἑλληνικά"><text:span text:style-name="T1">Μύρμηξ</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άνθαρος</text:span></text:span><text:span text:style-name="AncientGreek_3a__20_Ἀρχαία_20_ἑλληνικά"><text:span text:style-name="T2">.<text:line-break/></text:span></text:span><text:span text:style-name="AncientGreek_3a__20_Ἀρχαία_20_ἑλληνικά"><text:span text:style-name="T3">Θέρους</text:span></text:span><text:span text:style-name="AncientGreek_3a__20_Ἀρχαία_20_ἑλληνικά"><text:span text:style-name="T16"> </text:span></text:span><text:span text:style-name="AncientGreek_3a__20_Ἀρχαία_20_ἑλληνικά"><text:span text:style-name="T3">ὥρᾳ</text:span></text:span><text:span text:style-name="AncientGreek_3a__20_Ἀρχαία_20_ἑλληνικά"><text:span text:style-name="T16"> </text:span></text:span><text:span text:style-name="AncientGreek_3a__20_Ἀρχαία_20_ἑλληνικά"><text:span text:style-name="T3">μύρμηξ</text:span></text:span><text:span text:style-name="AncientGreek_3a__20_Ἀρχαία_20_ἑλληνικά"><text:span text:style-name="T16"> </text:span></text:span><text:span text:style-name="AncientGreek_3a__20_Ἀρχαία_20_ἑλληνικά"><text:span text:style-name="T3">περιπατῶν</text:span></text:span><text:span text:style-name="AncientGreek_3a__20_Ἀρχαία_20_ἑλληνικά"><text:span text:style-name="T16"> </text:span></text:span><text:span text:style-name="AncientGreek_3a__20_Ἀρχαία_20_ἑλληνικά"><text:span text:style-name="T3">κατὰ</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ἄρουραν</text:span></text:span><text:span text:style-name="AncientGreek_3a__20_Ἀρχαία_20_ἑλληνικά"><text:span text:style-name="T16"> </text:span></text:span><text:span text:style-name="AncientGreek_3a__20_Ἀρχαία_20_ἑλληνικά"><text:span text:style-name="T3">πυροὺ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ριθὰς</text:span></text:span><text:span text:style-name="AncientGreek_3a__20_Ἀρχαία_20_ἑλληνικά"><text:span text:style-name="T16"> </text:span></text:span><text:span text:style-name="AncientGreek_3a__20_Ἀρχαία_20_ἑλληνικά"><text:span text:style-name="T3">συνέλεγεν</text:span></text:span><text:span text:style-name="AncientGreek_3a__20_Ἀρχαία_20_ἑλληνικά"><text:span text:style-name="T16">, </text:span></text:span><text:span text:style-name="AncientGreek_3a__20_Ἀρχαία_20_ἑλληνικά"><text:span text:style-name="T3">ἀποθησαυριζόμενος</text:span></text:span><text:span text:style-name="AncientGreek_3a__20_Ἀρχαία_20_ἑλληνικά"><text:span text:style-name="T16"> </text:span></text:span><text:span text:style-name="AncientGreek_3a__20_Ἀρχαία_20_ἑλληνικά"><text:span text:style-name="T3">ἑαυτῷ</text:span></text:span><text:span text:style-name="AncientGreek_3a__20_Ἀρχαία_20_ἑλληνικά"><text:span text:style-name="T16"> </text:span></text:span><text:span text:style-name="AncientGreek_3a__20_Ἀρχαία_20_ἑλληνικά"><text:span text:style-name="T3">τροφὴ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χειμῶνα</text:span></text:span><text:span text:style-name="AncientGreek_3a__20_Ἀρχαία_20_ἑλληνικά"><text:span text:style-name="T16">. </text:span></text:span><text:span text:style-name="AncientGreek_3a__20_Ἀρχαία_20_ἑλληνικά"><text:span text:style-name="T3">Κάνθαρο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θεασάμενος</text:span></text:span><text:span text:style-name="AncientGreek_3a__20_Ἀρχαία_20_ἑλληνικά"><text:span text:style-name="T16"> </text:span></text:span><text:span text:style-name="AncientGreek_3a__20_Ἀρχαία_20_ἑλληνικά"><text:span text:style-name="T3">ἐθαύμασε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ἐπιπονώτατον</text:span></text:span><text:span text:style-name="AncientGreek_3a__20_Ἀρχαία_20_ἑλληνικά"><text:span text:style-name="T16">, </text:span></text:span><text:span text:style-name="AncientGreek_3a__20_Ἀρχαία_20_ἑλληνικά"><text:span text:style-name="T3">εἴγε</text:span></text:span><text:span text:style-name="AncientGreek_3a__20_Ἀρχαία_20_ἑλληνικά"><text:span text:style-name="T16"> </text:span></text:span><text:span text:style-name="AncientGreek_3a__20_Ἀρχαία_20_ἑλληνικά"><text:span text:style-name="T3">παρ᾿</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καιρὸν</text:span></text:span><text:span text:style-name="AncientGreek_3a__20_Ἀρχαία_20_ἑλληνικά"><text:span text:style-name="T16"> </text:span></text:span><text:span text:style-name="AncientGreek_3a__20_Ἀρχαία_20_ἑλληνικά"><text:span text:style-name="T3">μοχθεῖ</text:span></text:span><text:span text:style-name="AncientGreek_3a__20_Ἀρχαία_20_ἑλληνικά"><text:span text:style-name="T16"> </text:span></text:span><text:span text:style-name="AncientGreek_3a__20_Ἀρχαία_20_ἑλληνικά"><text:span text:style-name="T3">παρ᾿</text:span></text:span><text:span text:style-name="AncientGreek_3a__20_Ἀρχαία_20_ἑλληνικά"><text:span text:style-name="T16"> </text:span></text:span><text:span text:style-name="AncientGreek_3a__20_Ἀρχαία_20_ἑλληνικά"><text:span text:style-name="T3">ὃν</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ἄλλα</text:span></text:span><text:span text:style-name="AncientGreek_3a__20_Ἀρχαία_20_ἑλληνικά"><text:span text:style-name="T16"> </text:span></text:span><text:span text:style-name="AncientGreek_3a__20_Ἀρχαία_20_ἑλληνικά"><text:span text:style-name="T3">ζῷα</text:span></text:span><text:span text:style-name="AncientGreek_3a__20_Ἀρχαία_20_ἑλληνικά"><text:span text:style-name="T16"> </text:span></text:span><text:span text:style-name="AncientGreek_3a__20_Ἀρχαία_20_ἑλληνικά"><text:span text:style-name="T3">πόνων</text:span></text:span><text:span text:style-name="AncientGreek_3a__20_Ἀρχαία_20_ἑλληνικά"><text:span text:style-name="T16"> </text:span></text:span><text:span text:style-name="AncientGreek_3a__20_Ἀρχαία_20_ἑλληνικά"><text:span text:style-name="T3">ἀφειμένα</text:span></text:span><text:span text:style-name="AncientGreek_3a__20_Ἀρχαία_20_ἑλληνικά"><text:span text:style-name="T16"> </text:span></text:span><text:span text:style-name="AncientGreek_3a__20_Ἀρχαία_20_ἑλληνικά"><text:span text:style-name="T3">ῥᾳστώνην</text:span></text:span><text:span text:style-name="AncientGreek_3a__20_Ἀρχαία_20_ἑλληνικά"><text:span text:style-name="T16"> </text:span></text:span><text:span text:style-name="AncientGreek_3a__20_Ἀρχαία_20_ἑλληνικά"><text:span text:style-name="T3">ἄγει</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ότε</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ἡσύχαζεν</text:span></text:span><text:span text:style-name="AncientGreek_3a__20_Ἀρχαία_20_ἑλληνικά"><text:span text:style-name="T16">· </text:span></text:span><text:span text:style-name="AncientGreek_3a__20_Ἀρχαία_20_ἑλληνικά"><text:span text:style-name="T3">ὕστερον</text:span></text:span><text:span text:style-name="AncientGreek_3a__20_Ἀρχαία_20_ἑλληνικά"><text:span text:style-name="T16"> </text:span></text:span><text:span text:style-name="AncientGreek_3a__20_Ἀρχαία_20_ἑλληνικά"><text:span text:style-name="T3">δέ</text:span></text:span><text:span text:style-name="AncientGreek_3a__20_Ἀρχαία_20_ἑλληνικά"><text:span text:style-name="T16">, </text:span></text:span><text:span text:style-name="AncientGreek_3a__20_Ἀρχαία_20_ἑλληνικά"><text:span text:style-name="T3">ὅτε</text:span></text:span><text:span text:style-name="AncientGreek_3a__20_Ἀρχαία_20_ἑλληνικά"><text:span text:style-name="T16"> </text:span></text:span><text:span text:style-name="AncientGreek_3a__20_Ἀρχαία_20_ἑλληνικά"><text:span text:style-name="T3">χειμὼν</text:span></text:span><text:span text:style-name="AncientGreek_3a__20_Ἀρχαία_20_ἑλληνικά"><text:span text:style-name="T16"> </text:span></text:span><text:span text:style-name="AncientGreek_3a__20_Ἀρχαία_20_ἑλληνικά"><text:span text:style-name="T3">ἐνέστη</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κόπρου</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ὄμβρου</text:span></text:span><text:span text:style-name="AncientGreek_3a__20_Ἀρχαία_20_ἑλληνικά"><text:span text:style-name="T16"> </text:span></text:span><text:span text:style-name="AncientGreek_3a__20_Ἀρχαία_20_ἑλληνικά"><text:span text:style-name="T3">ἐκλυθείση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κάνθαρος</text:span></text:span><text:span text:style-name="AncientGreek_3a__20_Ἀρχαία_20_ἑλληνικά"><text:span text:style-name="T16"> </text:span></text:span><text:span text:style-name="AncientGreek_3a__20_Ἀρχαία_20_ἑλληνικά"><text:span text:style-name="T3">ἧκε</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λιμώττω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ροφῆς</text:span></text:span><text:span text:style-name="AncientGreek_3a__20_Ἀρχαία_20_ἑλληνικά"><text:span text:style-name="T16"> </text:span></text:span><text:span text:style-name="AncientGreek_3a__20_Ἀρχαία_20_ἑλληνικά"><text:span text:style-name="T3">μεταλαβεῖν</text:span></text:span><text:span text:style-name="AncientGreek_3a__20_Ἀρχαία_20_ἑλληνικά"><text:span text:style-name="T16"> </text:span></text:span><text:span text:style-name="AncientGreek_3a__20_Ἀρχαία_20_ἑλληνικά"><text:span text:style-name="T3">δεόμενο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αὐτόν</text:span></text:span><text:span text:style-name="AncientGreek_3a__20_Ἀρχαία_20_ἑλληνικά"><text:span text:style-name="T16">· «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κάνθαρε</text:span></text:span><text:span text:style-name="AncientGreek_3a__20_Ἀρχαία_20_ἑλληνικά"><text:span text:style-name="T16">, </text:span></text:span><text:span text:style-name="AncientGreek_3a__20_Ἀρχαία_20_ἑλληνικά"><text:span text:style-name="T3">ἀλλ᾿</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τότε</text:span></text:span><text:span text:style-name="AncientGreek_3a__20_Ἀρχαία_20_ἑλληνικά"><text:span text:style-name="T16"> </text:span></text:span><text:span text:style-name="AncientGreek_3a__20_Ἀρχαία_20_ἑλληνικά"><text:span text:style-name="T3">ἐπόνεις</text:span></text:span><text:span text:style-name="AncientGreek_3a__20_Ἀρχαία_20_ἑλληνικά"><text:span text:style-name="T16">, </text:span></text:span><text:span text:style-name="AncientGreek_3a__20_Ἀρχαία_20_ἑλληνικά"><text:span text:style-name="T3">ὅτε</text:span></text:span><text:span text:style-name="AncientGreek_3a__20_Ἀρχαία_20_ἑλληνικά"><text:span text:style-name="T16"> </text:span></text:span><text:span text:style-name="AncientGreek_3a__20_Ἀρχαία_20_ἑλληνικά"><text:span text:style-name="T3">ἐμόχθου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μὲ</text:span></text:span><text:span text:style-name="AncientGreek_3a__20_Ἀρχαία_20_ἑλληνικά"><text:span text:style-name="T16"> </text:span></text:span><text:span text:style-name="AncientGreek_3a__20_Ἀρχαία_20_ἑλληνικά"><text:span text:style-name="T3">ὠνείδιζες</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νῦν</text:span></text:span><text:span text:style-name="AncientGreek_3a__20_Ἀρχαία_20_ἑλληνικά"><text:span text:style-name="T16"> </text:span></text:span><text:span text:style-name="AncientGreek_3a__20_Ἀρχαία_20_ἑλληνικά"><text:span text:style-name="T3">τροφῆς</text:span></text:span><text:span text:style-name="AncientGreek_3a__20_Ἀρχαία_20_ἑλληνικά"><text:span text:style-name="T16"> </text:span></text:span><text:span text:style-name="AncientGreek_3a__20_Ἀρχαία_20_ἑλληνικά"><text:span text:style-name="T3">ἐπεδέου</text:span></text:span><text:span text:style-name="AncientGreek_3a__20_Ἀρχαία_20_ἑλληνικά"><text:span text:style-name="T16">. »</text:span></text:span></text:p>
            <text:p text:style-name="P60"><text:span text:style-name="AncientGreek_3a__20_Ἀρχαία_20_ἑλληνικά"><text:span text:style-name="T3">Οὕτως</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τὰς</text:span></text:span><text:span text:style-name="AncientGreek_3a__20_Ἀρχαία_20_ἑλληνικά"><text:span text:style-name="T16"> </text:span></text:span><text:span text:style-name="AncientGreek_3a__20_Ἀρχαία_20_ἑλληνικά"><text:span text:style-name="T3">εὐθηνείας</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μέλλοντος</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προνοούμενοι</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τὰς</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καιρῶν</text:span></text:span><text:span text:style-name="AncientGreek_3a__20_Ἀρχαία_20_ἑλληνικά"><text:span text:style-name="T16"> </text:span></text:span><text:span text:style-name="AncientGreek_3a__20_Ἀρχαία_20_ἑλληνικά"><text:span text:style-name="T3">μεταβολὰς</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μέγιστα</text:span></text:span><text:span text:style-name="AncientGreek_3a__20_Ἀρχαία_20_ἑλληνικά"><text:span text:style-name="T16"> </text:span></text:span><text:span text:style-name="AncientGreek_3a__20_Ἀρχαία_20_ἑλληνικά"><text:span text:style-name="T3">δυστυχοῦσιν</text:span></text:span><text:span text:style-name="AncientGreek_3a__20_Ἀρχαία_20_ἑλληνικά"><text:span text:style-name="T16">.</text:span></text:span></text:p>
          </table:table-cell>
          <table:table-cell table:style-name="Table1.A1" office:value-type="string">
            <text:p text:style-name="P80"><text:span text:style-name="T54">An</text:span> <text:span text:style-name="T54">Ant</text:span> <text:span text:style-name="T54">And</text:span> <text:span text:style-name="T54">A</text:span> <text:span text:style-name="T54">Beatle</text:span></text:p>
            <text:p text:style-name="P80">In the summer season, an ant prowling in the countryside, collected grains of wheat and barley, and put them in reserve to feed on them in winter. A snail saw her and was surprised to see her so industrious, she who was working at the very time when the other animals, rid of their work, are having a good time. At the moment, the ant did not answer; but later, when winter came and the rain soaked the dung, the hungry snail came to ask the ant for alms of some food. The ant then said to him: “O snail, if you had worked at the time when I was grieving and when you were insulting me, you would not lack food now. »</text:p>
            <text:p text:style-name="P80"/>
            <text:p text:style-name="P80">Likewise men who, in times of abundance, do not concern themselves with the future, fall into extreme misery when times come to change.</text:p>
          </table:table-cell>
        </table:table-row>
        <table:table-row table:style-name="Table1.1">
          <table:table-cell table:style-name="Table1.A1" office:value-type="string">
            <text:p text:style-name="P6"><text:span text:style-name="AncientGreek_3a__20_Ἀρχαία_20_ἑλληνικά"><text:span text:style-name="T2">242. </text:span></text:span><text:span text:style-name="AncientGreek_3a__20_Ἀρχαία_20_ἑλληνικά"><text:span text:style-name="T1">Μύρμηξ</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εριστερά</text:span></text:span><text:span text:style-name="AncientGreek_3a__20_Ἀρχαία_20_ἑλληνικά"><text:span text:style-name="T2">.<text:line-break/></text:span></text:span><text:span text:style-name="AncientGreek_3a__20_Ἀρχαία_20_ἑλληνικά"><text:span text:style-name="T3">Μύρμηξ</text:span></text:span><text:span text:style-name="AncientGreek_3a__20_Ἀρχαία_20_ἑλληνικά"><text:span text:style-name="T16"> </text:span></text:span><text:span text:style-name="AncientGreek_3a__20_Ἀρχαία_20_ἑλληνικά"><text:span text:style-name="T3">διψήσας</text:span></text:span><text:span text:style-name="AncientGreek_3a__20_Ἀρχαία_20_ἑλληνικά"><text:span text:style-name="T16">, </text:span></text:span><text:span text:style-name="AncientGreek_3a__20_Ἀρχαία_20_ἑλληνικά"><text:span text:style-name="T3">κατελθὼ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πηγήν</text:span></text:span><text:span text:style-name="AncientGreek_3a__20_Ἀρχαία_20_ἑλληνικά"><text:span text:style-name="T16">, </text:span></text:span><text:span text:style-name="AncientGreek_3a__20_Ἀρχαία_20_ἑλληνικά"><text:span text:style-name="T3">παρασυρεὶς</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ῥεύματος</text:span></text:span><text:span text:style-name="AncientGreek_3a__20_Ἀρχαία_20_ἑλληνικά"><text:span text:style-name="T16"> </text:span></text:span><text:span text:style-name="AncientGreek_3a__20_Ἀρχαία_20_ἑλληνικά"><text:span text:style-name="T3">ἀπεπνίγετο</text:span></text:span><text:span text:style-name="AncientGreek_3a__20_Ἀρχαία_20_ἑλληνικά"><text:span text:style-name="T16">. </text:span></text:span><text:span text:style-name="AncientGreek_3a__20_Ἀρχαία_20_ἑλληνικά"><text:span text:style-name="T3">Περιστερὰ</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θεασαμένη</text:span></text:span><text:span text:style-name="AncientGreek_3a__20_Ἀρχαία_20_ἑλληνικά"><text:span text:style-name="T16"> </text:span></text:span><text:span text:style-name="AncientGreek_3a__20_Ἀρχαία_20_ἑλληνικά"><text:span text:style-name="T3">κλῶνα</text:span></text:span><text:span text:style-name="AncientGreek_3a__20_Ἀρχαία_20_ἑλληνικά"><text:span text:style-name="T16"> </text:span></text:span><text:span text:style-name="AncientGreek_3a__20_Ἀρχαία_20_ἑλληνικά"><text:span text:style-name="T3">δένδρου</text:span></text:span><text:span text:style-name="AncientGreek_3a__20_Ἀρχαία_20_ἑλληνικά"><text:span text:style-name="T16"> </text:span></text:span><text:span text:style-name="AncientGreek_3a__20_Ἀρχαία_20_ἑλληνικά"><text:span text:style-name="T3">περιελοῦσα</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πηγὴν</text:span></text:span><text:span text:style-name="AncientGreek_3a__20_Ἀρχαία_20_ἑλληνικά"><text:span text:style-name="T16"> </text:span></text:span><text:span text:style-name="AncientGreek_3a__20_Ἀρχαία_20_ἑλληνικά"><text:span text:style-name="T3">ἔρριψεν</text:span></text:span><text:span text:style-name="AncientGreek_3a__20_Ἀρχαία_20_ἑλληνικά"><text:span text:style-name="T16">, </text:span></text:span><text:span text:style-name="AncientGreek_3a__20_Ἀρχαία_20_ἑλληνικά"><text:span text:style-name="T3">ἐφ᾿</text:span></text:span><text:span text:style-name="AncientGreek_3a__20_Ἀρχαία_20_ἑλληνικά"><text:span text:style-name="T16"> </text:span></text:span><text:span text:style-name="AncientGreek_3a__20_Ἀρχαία_20_ἑλληνικά"><text:span text:style-name="T3">οὗ</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αθίσα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ύρμηξ</text:span></text:span><text:span text:style-name="AncientGreek_3a__20_Ἀρχαία_20_ἑλληνικά"><text:span text:style-name="T16"> </text:span></text:span><text:span text:style-name="AncientGreek_3a__20_Ἀρχαία_20_ἑλληνικά"><text:span text:style-name="T3">διεσώθη</text:span></text:span><text:span text:style-name="AncientGreek_3a__20_Ἀρχαία_20_ἑλληνικά"><text:span text:style-name="T16">. </text:span></text:span><text:span text:style-name="AncientGreek_3a__20_Ἀρχαία_20_ἑλληνικά"><text:span text:style-name="T3">Ἰξευτὴς</text:span></text:span><text:span text:style-name="AncientGreek_3a__20_Ἀρχαία_20_ἑλληνικά"><text:span text:style-name="T16"> </text:span></text:span><text:span text:style-name="AncientGreek_3a__20_Ἀρχαία_20_ἑλληνικά"><text:span text:style-name="T3">δέ</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μετὰ</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καλάμους</text:span></text:span><text:span text:style-name="AncientGreek_3a__20_Ἀρχαία_20_ἑλληνικά"><text:span text:style-name="T16"> </text:span></text:span><text:span text:style-name="AncientGreek_3a__20_Ἀρχαία_20_ἑλληνικά"><text:span text:style-name="T3">συνθεὶς</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περιστερὰν</text:span></text:span><text:span text:style-name="AncientGreek_3a__20_Ἀρχαία_20_ἑλληνικά"><text:span text:style-name="T16"> </text:span></text:span><text:span text:style-name="AncientGreek_3a__20_Ἀρχαία_20_ἑλληνικά"><text:span text:style-name="T3">συλλαβεῖν</text:span></text:span><text:span text:style-name="AncientGreek_3a__20_Ἀρχαία_20_ἑλληνικά"><text:span text:style-name="T16"> </text:span></text:span><text:span text:style-name="AncientGreek_3a__20_Ἀρχαία_20_ἑλληνικά"><text:span text:style-name="T3">ᾔει</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δ᾿</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ύρμηξ</text:span></text:span><text:span text:style-name="AncientGreek_3a__20_Ἀρχαία_20_ἑλληνικά"><text:span text:style-name="T16"> </text:span></text:span><text:span text:style-name="AncientGreek_3a__20_Ἀρχαία_20_ἑλληνικά"><text:span text:style-name="T3">ἑωρακὼ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ἰξευτοῦ</text:span></text:span><text:span text:style-name="AncientGreek_3a__20_Ἀρχαία_20_ἑλληνικά"><text:span text:style-name="T16"> </text:span></text:span><text:span text:style-name="AncientGreek_3a__20_Ἀρχαία_20_ἑλληνικά"><text:span text:style-name="T3">πόδα</text:span></text:span><text:span text:style-name="AncientGreek_3a__20_Ἀρχαία_20_ἑλληνικά"><text:span text:style-name="T16"> </text:span></text:span><text:span text:style-name="AncientGreek_3a__20_Ἀρχαία_20_ἑλληνικά"><text:span text:style-name="T3">ἔδακε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ἀλγήσας</text:span></text:span><text:span text:style-name="AncientGreek_3a__20_Ἀρχαία_20_ἑλληνικά"><text:span text:style-name="T16"> </text:span></text:span><text:span text:style-name="AncientGreek_3a__20_Ἀρχαία_20_ἑλληνικά"><text:span text:style-name="T3">τούς</text:span></text:span><text:span text:style-name="AncientGreek_3a__20_Ἀρχαία_20_ἑλληνικά"><text:span text:style-name="T16"> </text:span></text:span><text:span text:style-name="AncientGreek_3a__20_Ἀρχαία_20_ἑλληνικά"><text:span text:style-name="T3">τε</text:span></text:span><text:span text:style-name="AncientGreek_3a__20_Ἀρχαία_20_ἑλληνικά"><text:span text:style-name="T16"> </text:span></text:span><text:span text:style-name="AncientGreek_3a__20_Ἀρχαία_20_ἑλληνικά"><text:span text:style-name="T3">καλάμους</text:span></text:span><text:span text:style-name="AncientGreek_3a__20_Ἀρχαία_20_ἑλληνικά"><text:span text:style-name="T16"> </text:span></text:span><text:span text:style-name="AncientGreek_3a__20_Ἀρχαία_20_ἑλληνικά"><text:span text:style-name="T3">ἔρριψ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περιστερὰν</text:span></text:span><text:span text:style-name="AncientGreek_3a__20_Ἀρχαία_20_ἑλληνικά"><text:span text:style-name="T16"> </text:span></text:span><text:span text:style-name="AncientGreek_3a__20_Ἀρχαία_20_ἑλληνικά"><text:span text:style-name="T3">αὐτίκα</text:span></text:span><text:span text:style-name="AncientGreek_3a__20_Ἀρχαία_20_ἑλληνικά"><text:span text:style-name="T16"> </text:span></text:span><text:span text:style-name="AncientGreek_3a__20_Ἀρχαία_20_ἑλληνικά"><text:span text:style-name="T3">φυγεῖν</text:span></text:span><text:span text:style-name="AncientGreek_3a__20_Ἀρχαία_20_ἑλληνικά"><text:span text:style-name="T16"> </text:span></text:span><text:span text:style-name="AncientGreek_3a__20_Ἀρχαία_20_ἑλληνικά"><text:span text:style-name="T3">ἐποίησεν</text:span></text:span><text:span text:style-name="AncientGreek_3a__20_Ἀρχαία_20_ἑλληνικά"><text:span text:style-name="T16">.</text:span></text:span></text:p>
            <text:p text:style-name="P46"><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ῦθ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δεῖ</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εὐεργέταις</text:span></text:span><text:span text:style-name="AncientGreek_3a__20_Ἀρχαία_20_ἑλληνικά"><text:span text:style-name="T16"> </text:span></text:span><text:span text:style-name="AncientGreek_3a__20_Ἀρχαία_20_ἑλληνικά"><text:span text:style-name="T3">χάριν</text:span></text:span><text:span text:style-name="AncientGreek_3a__20_Ἀρχαία_20_ἑλληνικά"><text:span text:style-name="T16"> </text:span></text:span><text:span text:style-name="AncientGreek_3a__20_Ἀρχαία_20_ἑλληνικά"><text:span text:style-name="T3">ἀποδιδόναι</text:span></text:span><text:span text:style-name="AncientGreek_3a__20_Ἀρχαία_20_ἑλληνικά"><text:span text:style-name="T16">.</text:span></text:span></text:p>
          </table:table-cell>
          <table:table-cell table:style-name="Table1.A1" office:value-type="string">
            <text:p text:style-name="P80">An <text:span text:style-name="T54">And</text:span> <text:span text:style-name="T54">And </text:span>A <text:span text:style-name="T54">Dove</text:span></text:p>
            <text:p text:style-name="P80">An ant, pressed by thirst, had descended into a spring and, dragged by the current, it was drowning. A dove, having seen her, detached a branch from a tree and threw it into the spring; the ant climbed on it and was saved. In the meantime a bird-catcher came forward with his slime adjusted to take the dove. The ant noticing this, bit the foot of the bird-catcher, who, under the influence of pain, threw up his slime and immediately made the dove fly away.</text:p>
            <text:p text:style-name="P80"/>
            <text:p text:style-name="P80">This fable shows that we must repay our benefactors.<text:line-break/></text:p>
          </table:table-cell>
        </table:table-row>
        <text:soft-page-break/>
        <table:table-row table:style-name="Table1.1">
          <table:table-cell table:style-name="Table1.A1" office:value-type="string">
            <text:p text:style-name="P6"><text:span text:style-name="AncientGreek_3a__20_Ἀρχαία_20_ἑλληνικά"><text:span text:style-name="T2">243. </text:span></text:span><text:span text:style-name="AncientGreek_3a__20_Ἀρχαία_20_ἑλληνικά"><text:span text:style-name="T1">Μῦς</text:span></text:span><text:span text:style-name="AncientGreek_3a__20_Ἀρχαία_20_ἑλληνικά"><text:span text:style-name="T2"> </text:span></text:span><text:span text:style-name="AncientGreek_3a__20_Ἀρχαία_20_ἑλληνικά"><text:span text:style-name="T1">ἀρουραῖ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μῦς</text:span></text:span><text:span text:style-name="AncientGreek_3a__20_Ἀρχαία_20_ἑλληνικά"><text:span text:style-name="T2"> </text:span></text:span><text:span text:style-name="AncientGreek_3a__20_Ἀρχαία_20_ἑλληνικά"><text:span text:style-name="T1">ἀστικός</text:span></text:span><text:span text:style-name="AncientGreek_3a__20_Ἀρχαία_20_ἑλληνικά"><text:span text:style-name="T2">.<text:line-break/></text:span></text:span><text:span text:style-name="AncientGreek_3a__20_Ἀρχαία_20_ἑλληνικά"><text:span text:style-name="T3">Μῦς</text:span></text:span><text:span text:style-name="AncientGreek_3a__20_Ἀρχαία_20_ἑλληνικά"><text:span text:style-name="T16"> </text:span></text:span><text:span text:style-name="AncientGreek_3a__20_Ἀρχαία_20_ἑλληνικά"><text:span text:style-name="T3">ἀρουραῖο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οἴκῳ</text:span></text:span><text:span text:style-name="AncientGreek_3a__20_Ἀρχαία_20_ἑλληνικά"><text:span text:style-name="T16"> </text:span></text:span><text:span text:style-name="AncientGreek_3a__20_Ἀρχαία_20_ἑλληνικά"><text:span text:style-name="T3">ἐφίλει</text:span></text:span><text:span text:style-name="AncientGreek_3a__20_Ἀρχαία_20_ἑλληνικά"><text:span text:style-name="T16">.</text:span></text:span></text:p>
            <text:p text:style-name="P46"><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οἴκου</text:span></text:span><text:span text:style-name="AncientGreek_3a__20_Ἀρχαία_20_ἑλληνικά"><text:span text:style-name="T16"> </text:span></text:span><text:span text:style-name="AncientGreek_3a__20_Ἀρχαία_20_ἑλληνικά"><text:span text:style-name="T3">κληθεὶς</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φίλου</text:span></text:span></text:p>
            <text:p text:style-name="P46"><text:span text:style-name="AncientGreek_3a__20_Ἀρχαία_20_ἑλληνικά"><text:span text:style-name="T3">ἦλθεν εὐθέως δειπνήσων εἰς ἀρούρας.</text:span></text:span></text:p>
            <text:p text:style-name="P46"><text:span text:style-name="AncientGreek_3a__20_Ἀρχαία_20_ἑλληνικά"><text:span text:style-name="T3">Ὁ δὲ ἐσθίων κριθὰς καὶ σῖτον ἔφη·</text:span></text:span></text:p>
            <text:p text:style-name="P46"><text:span text:style-name="AncientGreek_3a__20_Ἀρχαία_20_ἑλληνικά"><text:span text:style-name="T3">« Γίνωσκε, φίλε, μυρμήκων ζῇς τὸν βίον·</text:span></text:span></text:p>
            <text:p text:style-name="P46"><text:span text:style-name="AncientGreek_3a__20_Ἀρχαία_20_ἑλληνικά"><text:span text:style-name="T3">ἐπείπερ δ᾿ ἐμοὶ ἀγαθῶν ἐστι πλῆθος,</text:span></text:span></text:p>
            <text:p text:style-name="P46"><text:span text:style-name="AncientGreek_3a__20_Ἀρχαία_20_ἑλληνικά"><text:span text:style-name="T3">ἐμοὶ σύνελθε καὶ ἀπολαύσεις πάντων. »</text:span></text:span></text:p>
            <text:p text:style-name="P46"><text:span text:style-name="AncientGreek_3a__20_Ἀρχαία_20_ἑλληνικά"><text:span text:style-name="T3">Καὶ παραχρῆμα ἀπῄεσαν οἱ δύο.</text:span></text:span></text:p>
            <text:p text:style-name="P46"><text:span text:style-name="AncientGreek_3a__20_Ἀρχαία_20_ἑλληνικά"><text:span text:style-name="T3">Καὶ ὃς ὑπεδείκνυ ὄσπρια καὶ σῖτον,</text:span></text:span></text:p>
            <text:p text:style-name="P46"><text:span text:style-name="AncientGreek_3a__20_Ἀρχαία_20_ἑλληνικά"><text:span text:style-name="T3">φοίνικας ἅμα, τυρόν, μέλι ὁπώρας.</text:span></text:span></text:p>
            <text:p text:style-name="P46"><text:span text:style-name="AncientGreek_3a__20_Ἀρχαία_20_ἑλληνικά"><text:span text:style-name="T3">Ὁ δ᾿ αὖ θαυμάζων αὐτὸν ηὐλόγει σφόδρα</text:span></text:span></text:p>
            <text:p text:style-name="P46"><text:span text:style-name="AncientGreek_3a__20_Ἀρχαία_20_ἑλληνικά"><text:span text:style-name="T3">καὶ τὴν ἑαυτοῦ κατεμέμφετο τύχην.</text:span></text:span></text:p>
            <text:p text:style-name="P46"><text:span text:style-name="AncientGreek_3a__20_Ἀρχαία_20_ἑλληνικά"><text:span text:style-name="T3">Βουλομένων δὲ ἀπάρξασθαι ἐσθίειν,</text:span></text:span></text:p>
            <text:p text:style-name="P46"><text:span text:style-name="AncientGreek_3a__20_Ἀρχαία_20_ἑλληνικά"><text:span text:style-name="T3">ᾔνοιξεν εὐθὺς ἄνθρωπός τις τὴν θύραν.</text:span></text:span></text:p>
            <text:p text:style-name="P46"><text:span text:style-name="AncientGreek_3a__20_Ἀρχαία_20_ἑλληνικά"><text:span text:style-name="T3">Φοβηθέντες δὲ οἱ δειλαῖοι τὸν κτύπον</text:span></text:span></text:p>
            <text:p text:style-name="P46"><text:span text:style-name="AncientGreek_3a__20_Ἀρχαία_20_ἑλληνικά"><text:span text:style-name="T3">εἰσεπήδησαν οἱ μῦς εἰς τὰς ῥαγάδας.</text:span></text:span></text:p>
            <text:p text:style-name="P46"><text:span text:style-name="AncientGreek_3a__20_Ἀρχαία_20_ἑλληνικά"><text:span text:style-name="T3">Ὡς δὲ ἤθελον πάλιν ἰσχάδας ἆραι,</text:span></text:span></text:p>
            <text:p text:style-name="P46"><text:span text:style-name="AncientGreek_3a__20_Ἀρχαία_20_ἑλληνικά"><text:span text:style-name="T3">ἧκεν ἕτερος τοῦ λαβεῖν τι τῶν ἔνδον.</text:span></text:span></text:p>
            <text:p text:style-name="P46"><text:span text:style-name="AncientGreek_3a__20_Ἀρχαία_20_ἑλληνικά"><text:span text:style-name="T3">Οἱ δὲ καὶ πάλιν θεασάμενοι τοῦτον</text:span></text:span></text:p>
            <text:p text:style-name="P46"><text:span text:style-name="AncientGreek_3a__20_Ἀρχαία_20_ἑλληνικά"><text:span text:style-name="T3">εἰσεπήδησαν κρυβέντες ἐπὶ τρώγλης.</text:span></text:span></text:p>
            <text:p text:style-name="P46"><text:span text:style-name="AncientGreek_3a__20_Ἀρχαία_20_ἑλληνικά"><text:span text:style-name="T3">Ὁ δ᾿ ἀρουραῖος ὀλιγωρῶν τῇ πείνῃ</text:span></text:span></text:p>
            <text:p text:style-name="P46"><text:span text:style-name="AncientGreek_3a__20_Ἀρχαία_20_ἑλληνικά"><text:span text:style-name="T3">ἀνεστέναξε καὶ πρὸς τὸν ἄλλον ἔφη·</text:span></text:span></text:p>
            <text:p text:style-name="P46"><text:span text:style-name="AncientGreek_3a__20_Ἀρχαία_20_ἑλληνικά"><text:span text:style-name="T3">« Χαῖρε σύ, φίλε, κατεσθίων εἰς κόρον</text:span></text:span></text:p>
            <text:p text:style-name="P46"><text:span text:style-name="AncientGreek_3a__20_Ἀρχαία_20_ἑλληνικά"><text:span text:style-name="T3">ἐπαπολαύων αὐτὰ μετ᾿ εὐφροσύνης</text:span></text:span></text:p>
            <text:p text:style-name="P46"><text:span text:style-name="AncientGreek_3a__20_Ἀρχαία_20_ἑλληνικά"><text:span text:style-name="T3">καὶ τοῦ κινδύνου καὶ τοῦ πολλοῦ τοῦ φόβου·</text:span></text:span></text:p>
            <text:p text:style-name="P46"><text:span text:style-name="AncientGreek_3a__20_Ἀρχαία_20_ἑλληνικά"><text:span text:style-name="T3">ἐγὼ δ᾿ ὁ τάλας κριθὴν καὶ σῖτον τρώγων</text:span></text:span></text:p>
            <text:p text:style-name="P46"><text:span text:style-name="AncientGreek_3a__20_Ἀρχαία_20_ἑλληνικά"><text:span text:style-name="T3">ζήσω ἀφόβως μηδένα ὑποπτεύων. »</text:span></text:span></text:p>
            <text:p text:style-name="P46"><text:span text:style-name="AncientGreek_3a__20_Ἀρχαία_20_ἑλληνικά"><text:span text:style-name="T3"><text:s text:c="10"/>Ὁ μῦθος δηλοῖ ὅτι</text:span></text:span></text:p>
            <text:p text:style-name="P46"><text:span text:style-name="AncientGreek_3a__20_Ἀρχαία_20_ἑλληνικά"><text:span text:style-name="T3">τὸ λιτῶς διάγειν καὶ ζῆν ἀταράχως</text:span></text:span></text:p>
            <text:p text:style-name="P46"><text:span text:style-name="AncientGreek_3a__20_Ἀρχαία_20_ἑλληνικά"><text:span text:style-name="T3">ὑπὲρ τὸ τρυφᾶν ἐν φόβῳ μετ᾿ ὀδύνης.</text:span></text:span></text:p>
          </table:table-cell>
          <table:table-cell table:style-name="Table1.A1" office:value-type="string">
            <text:p text:style-name="P80">THE FIELD RAT AND THE CITY RAT</text:p>
            <text:p text:style-name="P80">[1]</text:p>
            <text:p text:style-name="P80"/>
            <text:p text:style-name="P80">A field rat had a house rat as a friend. The house rat invited by his friend hastened to go and dine in the country. But as he only had to eat grass and wheat, he said: “Do you know, my friend, that you lead the life of an ant? I, on the contrary, have abundant goods. Come with me, I put them all at your disposal. They both left immediately. The house rat showed his comrade vegetables and wheat, and with that figs, cheese, honey, fruit. And this one filled with wonder blessed him with all his heart, and cursed his own fortune. As they were about to begin the feast, suddenly a man opened the door. Frightened by the noise, our rats rushed fearfully into the cracks. Then as they came back to take dried figs, another person came looking for something inside the room. Seeing him, they once again rushed into a hole to hide. And then the field rat, forgetting his hunger, sighed and said to the other: "Farewell, my friend, you eat your fill and you give yourself to your heart's content, but at the cost of danger and a thousand fears." Me, poor thing, I'm going to live nibbling on barley and wheat, but without fearing or suspecting anyone. This fable shows that it is better to lead a simple and peaceful existence than to swim in delights suffering from fear.</text:p>
          </table:table-cell>
        </table:table-row>
        <text:soft-page-break/>
        <table:table-row table:style-name="Table1.1">
          <table:table-cell table:style-name="Table1.A1" office:value-type="string">
            <text:p text:style-name="P6"><text:span text:style-name="AncientGreek_3a__20_Ἀρχαία_20_ἑλληνικά"><text:span text:style-name="T2">244. </text:span></text:span><text:span text:style-name="AncientGreek_3a__20_Ἀρχαία_20_ἑλληνικά"><text:span text:style-name="T1">Μῦ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βάτραχος</text:span></text:span><text:span text:style-name="AncientGreek_3a__20_Ἀρχαία_20_ἑλληνικά"><text:span text:style-name="T2">.<text:line-break/></text:span></text:span><text:span text:style-name="AncientGreek_3a__20_Ἀρχαία_20_ἑλληνικά"><text:span text:style-name="T3">Χερσαῖος</text:span></text:span><text:span text:style-name="AncientGreek_3a__20_Ἀρχαία_20_ἑλληνικά"><text:span text:style-name="T16"> </text:span></text:span><text:span text:style-name="AncientGreek_3a__20_Ἀρχαία_20_ἑλληνικά"><text:span text:style-name="T3">μῦς</text:span></text:span><text:span text:style-name="AncientGreek_3a__20_Ἀρχαία_20_ἑλληνικά"><text:span text:style-name="T16"> </text:span></text:span><text:span text:style-name="AncientGreek_3a__20_Ἀρχαία_20_ἑλληνικά"><text:span text:style-name="T3">κακῇ</text:span></text:span><text:span text:style-name="AncientGreek_3a__20_Ἀρχαία_20_ἑλληνικά"><text:span text:style-name="T16"> </text:span></text:span><text:span text:style-name="AncientGreek_3a__20_Ἀρχαία_20_ἑλληνικά"><text:span text:style-name="T3">μοίρᾳ</text:span></text:span><text:span text:style-name="AncientGreek_3a__20_Ἀρχαία_20_ἑλληνικά"><text:span text:style-name="T16"> </text:span></text:span><text:span text:style-name="AncientGreek_3a__20_Ἀρχαία_20_ἑλληνικά"><text:span text:style-name="T3">βατράχῳ</text:span></text:span><text:span text:style-name="AncientGreek_3a__20_Ἀρχαία_20_ἑλληνικά"><text:span text:style-name="T16"> </text:span></text:span><text:span text:style-name="AncientGreek_3a__20_Ἀρχαία_20_ἑλληνικά"><text:span text:style-name="T3">ἐφιλιώθη</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βάτραχος</text:span></text:span><text:span text:style-name="AncientGreek_3a__20_Ἀρχαία_20_ἑλληνικά"><text:span text:style-name="T16"> </text:span></text:span><text:span text:style-name="AncientGreek_3a__20_Ἀρχαία_20_ἑλληνικά"><text:span text:style-name="T3">κακῶς</text:span></text:span><text:span text:style-name="AncientGreek_3a__20_Ἀρχαία_20_ἑλληνικά"><text:span text:style-name="T16"> </text:span></text:span><text:span text:style-name="AncientGreek_3a__20_Ἀρχαία_20_ἑλληνικά"><text:span text:style-name="T3">βουλευσάμενο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πόδα</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μυὸς</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ἑαυτοῦ</text:span></text:span><text:span text:style-name="AncientGreek_3a__20_Ἀρχαία_20_ἑλληνικά"><text:span text:style-name="T16"> </text:span></text:span><text:span text:style-name="AncientGreek_3a__20_Ἀρχαία_20_ἑλληνικά"><text:span text:style-name="T3">ποδὶ</text:span></text:span><text:span text:style-name="AncientGreek_3a__20_Ἀρχαία_20_ἑλληνικά"><text:span text:style-name="T16"> </text:span></text:span><text:span text:style-name="AncientGreek_3a__20_Ἀρχαία_20_ἑλληνικά"><text:span text:style-name="T3">συνέδησ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ρῶτον</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χώρας</text:span></text:span><text:span text:style-name="AncientGreek_3a__20_Ἀρχαία_20_ἑλληνικά"><text:span text:style-name="T16"> </text:span></text:span><text:span text:style-name="AncientGreek_3a__20_Ἀρχαία_20_ἑλληνικά"><text:span text:style-name="T3">ἦλθον</text:span></text:span><text:span text:style-name="AncientGreek_3a__20_Ἀρχαία_20_ἑλληνικά"><text:span text:style-name="T16"> </text:span></text:span><text:span text:style-name="AncientGreek_3a__20_Ἀρχαία_20_ἑλληνικά"><text:span text:style-name="T3">σῖτον</text:span></text:span><text:span text:style-name="AncientGreek_3a__20_Ἀρχαία_20_ἑλληνικά"><text:span text:style-name="T16"> </text:span></text:span><text:span text:style-name="AncientGreek_3a__20_Ἀρχαία_20_ἑλληνικά"><text:span text:style-name="T3">δειπνήσοντες</text:span></text:span><text:span text:style-name="AncientGreek_3a__20_Ἀρχαία_20_ἑλληνικά"><text:span text:style-name="T16">· </text:span></text:span><text:span text:style-name="AncientGreek_3a__20_Ἀρχαία_20_ἑλληνικά"><text:span text:style-name="T3">ἔπειτα</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χείλει</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λίμνης</text:span></text:span><text:span text:style-name="AncientGreek_3a__20_Ἀρχαία_20_ἑλληνικά"><text:span text:style-name="T16"> </text:span></text:span><text:span text:style-name="AncientGreek_3a__20_Ἀρχαία_20_ἑλληνικά"><text:span text:style-name="T3">πλησιάσαντε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βάτραχο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μῦ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βάθος</text:span></text:span><text:span text:style-name="AncientGreek_3a__20_Ἀρχαία_20_ἑλληνικά"><text:span text:style-name="T16"> </text:span></text:span><text:span text:style-name="AncientGreek_3a__20_Ἀρχαία_20_ἑλληνικά"><text:span text:style-name="T3">κατῆγεν</text:span></text:span><text:span text:style-name="AncientGreek_3a__20_Ἀρχαία_20_ἑλληνικά"><text:span text:style-name="T16">, </text:span></text:span><text:span text:style-name="AncientGreek_3a__20_Ἀρχαία_20_ἑλληνικά"><text:span text:style-name="T3">αὐτὸς</text:span></text:span><text:span text:style-name="AncientGreek_3a__20_Ἀρχαία_20_ἑλληνικά"><text:span text:style-name="T16"> </text:span></text:span><text:span text:style-name="AncientGreek_3a__20_Ἀρχαία_20_ἑλληνικά"><text:span text:style-name="T3">βρυάζων</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ὕδατ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βρεκεκεκὲξ</text:span></text:span><text:span text:style-name="AncientGreek_3a__20_Ἀρχαία_20_ἑλληνικά"><text:span text:style-name="T16"> </text:span></text:span><text:span text:style-name="AncientGreek_3a__20_Ἀρχαία_20_ἑλληνικά"><text:span text:style-name="T3">ἀνακράζω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ἄθλιος</text:span></text:span><text:span text:style-name="AncientGreek_3a__20_Ἀρχαία_20_ἑλληνικά"><text:span text:style-name="T16"> </text:span></text:span><text:span text:style-name="AncientGreek_3a__20_Ἀρχαία_20_ἑλληνικά"><text:span text:style-name="T3">μῦς</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ὕδατι</text:span></text:span><text:span text:style-name="AncientGreek_3a__20_Ἀρχαία_20_ἑλληνικά"><text:span text:style-name="T16"> </text:span></text:span><text:span text:style-name="AncientGreek_3a__20_Ἀρχαία_20_ἑλληνικά"><text:span text:style-name="T3">φυσηθεὶς</text:span></text:span><text:span text:style-name="AncientGreek_3a__20_Ἀρχαία_20_ἑλληνικά"><text:span text:style-name="T16"> </text:span></text:span><text:span text:style-name="AncientGreek_3a__20_Ἀρχαία_20_ἑλληνικά"><text:span text:style-name="T3">ἐτεθνήκει</text:span></text:span><text:span text:style-name="AncientGreek_3a__20_Ἀρχαία_20_ἑλληνικά"><text:span text:style-name="T16">· </text:span></text:span><text:span text:style-name="AncientGreek_3a__20_Ἀρχαία_20_ἑλληνικά"><text:span text:style-name="T3">ἐπέπλει</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ποδὶ</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βατράχου</text:span></text:span><text:span text:style-name="AncientGreek_3a__20_Ἀρχαία_20_ἑλληνικά"><text:span text:style-name="T16"> </text:span></text:span><text:span text:style-name="AncientGreek_3a__20_Ἀρχαία_20_ἑλληνικά"><text:span text:style-name="T3">συνδεδεμένος</text:span></text:span><text:span text:style-name="AncientGreek_3a__20_Ἀρχαία_20_ἑλληνικά"><text:span text:style-name="T16">. </text:span></text:span><text:span text:style-name="AncientGreek_3a__20_Ἀρχαία_20_ἑλληνικά"><text:span text:style-name="T3">Ἰκτῖνο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ἰδὼν</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ὄνυξιν</text:span></text:span><text:span text:style-name="AncientGreek_3a__20_Ἀρχαία_20_ἑλληνικά"><text:span text:style-name="T16"> </text:span></text:span><text:span text:style-name="AncientGreek_3a__20_Ἀρχαία_20_ἑλληνικά"><text:span text:style-name="T3">ἣρπασεν</text:span></text:span><text:span text:style-name="AncientGreek_3a__20_Ἀρχαία_20_ἑλληνικά"><text:span text:style-name="T16">· </text:span></text:span><text:span text:style-name="AncientGreek_3a__20_Ἀρχαία_20_ἑλληνικά"><text:span text:style-name="T3">βάτραχο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δεσμώτης</text:span></text:span><text:span text:style-name="AncientGreek_3a__20_Ἀρχαία_20_ἑλληνικά"><text:span text:style-name="T16"> </text:span></text:span><text:span text:style-name="AncientGreek_3a__20_Ἀρχαία_20_ἑλληνικά"><text:span text:style-name="T3">ἐπηκολούθει</text:span></text:span><text:span text:style-name="AncientGreek_3a__20_Ἀρχαία_20_ἑλληνικά"><text:span text:style-name="T16">, </text:span></text:span><text:span text:style-name="AncientGreek_3a__20_Ἀρχαία_20_ἑλληνικά"><text:span text:style-name="T3">δεῖπνο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αὐτὸς</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ἰκτίνῳ</text:span></text:span><text:span text:style-name="AncientGreek_3a__20_Ἀρχαία_20_ἑλληνικά"><text:span text:style-name="T16"> </text:span></text:span><text:span text:style-name="AncientGreek_3a__20_Ἀρχαία_20_ἑλληνικά"><text:span text:style-name="T3">γενόμενος</text:span></text:span><text:span text:style-name="AncientGreek_3a__20_Ἀρχαία_20_ἑλληνικά"><text:span text:style-name="T16">.</text:span></text:span></text:p>
            <text:p text:style-name="P46"><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κἂν</text:span></text:span><text:span text:style-name="AncientGreek_3a__20_Ἀρχαία_20_ἑλληνικά"><text:span text:style-name="T16"> </text:span></text:span><text:span text:style-name="AncientGreek_3a__20_Ἀρχαία_20_ἑλληνικά"><text:span text:style-name="T3">νεκρὸς</text:span></text:span><text:span text:style-name="AncientGreek_3a__20_Ἀρχαία_20_ἑλληνικά"><text:span text:style-name="T16"> </text:span></text:span><text:span text:style-name="AncientGreek_3a__20_Ἀρχαία_20_ἑλληνικά"><text:span text:style-name="T3">ᾖ</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ἰσχύει</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ἄμυναν</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θεία</text:span></text:span><text:span text:style-name="AncientGreek_3a__20_Ἀρχαία_20_ἑλληνικά"><text:span text:style-name="T16"> </text:span></text:span><text:span text:style-name="AncientGreek_3a__20_Ἀρχαία_20_ἑλληνικά"><text:span text:style-name="T3">δίκη</text:span></text:span><text:span text:style-name="AncientGreek_3a__20_Ἀρχαία_20_ἑλληνικά"><text:span text:style-name="T16"> </text:span></text:span><text:span text:style-name="AncientGreek_3a__20_Ἀρχαία_20_ἑλληνικά"><text:span text:style-name="T3">ἐφορᾷ</text:span></text:span><text:span text:style-name="AncientGreek_3a__20_Ἀρχαία_20_ἑλληνικά"><text:span text:style-name="T16"> </text:span></text:span><text:span text:style-name="AncientGreek_3a__20_Ἀρχαία_20_ἑλληνικά"><text:span text:style-name="T3">πάντ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ἴσον</text:span></text:span><text:span text:style-name="AncientGreek_3a__20_Ἀρχαία_20_ἑλληνικά"><text:span text:style-name="T16"> </text:span></text:span><text:span text:style-name="AncientGreek_3a__20_Ἀρχαία_20_ἑλληνικά"><text:span text:style-name="T3">ἀποδίδωσι</text:span></text:span><text:span text:style-name="AncientGreek_3a__20_Ἀρχαία_20_ἑλληνικά"><text:span text:style-name="T16"> </text:span></text:span><text:span text:style-name="AncientGreek_3a__20_Ἀρχαία_20_ἑλληνικά"><text:span text:style-name="T3">ζυγοστατοῦσα</text:span></text:span><text:span text:style-name="AncientGreek_3a__20_Ἀρχαία_20_ἑλληνικά"><text:span text:style-name="T16">.</text:span></text:span></text:p>
          </table:table-cell>
          <table:table-cell table:style-name="Table1.A1" office:value-type="string">
            <text:p text:style-name="P80">A RAT AND A FROG</text:p>
            <text:p text:style-name="P80">A land rat, to his misfortune, befriended a frog. Now the frog, who had bad intentions, tied the paw of the rat to his own paw. And first they went to the earth to eat wheat; then they approached the edge of the pond. Then the frog dragged the rat to the bottom, while it frolicked in the water pushing its brekekekex. And the unfortunate rat, swollen with water, was drowned; but it was floating, attached to the frog's leg. A kite, having seen it, carried it off in its claws, and the chained frog followed and also served the kite as dinner.</text:p>
            <text:p text:style-name="P80"/>
            <text:p text:style-name="P80">Even death, one can take revenge; for divine justice has an eye on everything, and proportions in its balance the punishment to the fault.</text:p>
          </table:table-cell>
        </table:table-row>
        <table:table-row table:style-name="Table1.1">
          <table:table-cell table:style-name="Table1.A1" office:value-type="string">
            <text:p text:style-name="P19"><text:span text:style-name="AncientGreek_3a__20_Ἀρχαία_20_ἑλληνικά"><text:span text:style-name="T2">245. </text:span></text:span><text:span text:style-name="AncientGreek_3a__20_Ἀρχαία_20_ἑλληνικά"><text:span text:style-name="T1">Ναυαγὸ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θάλασσα</text:span></text:span><text:span text:style-name="AncientGreek_3a__20_Ἀρχαία_20_ἑλληνικά"><text:span text:style-name="T2">.<text:line-break/></text:span></text:span><text:span text:style-name="AncientGreek_3a__20_Ἀρχαία_20_ἑλληνικά"><text:span text:style-name="T3">Ναυαγὸς</text:span></text:span><text:span text:style-name="AncientGreek_3a__20_Ἀρχαία_20_ἑλληνικά"><text:span text:style-name="T16"> </text:span></text:span><text:span text:style-name="AncientGreek_3a__20_Ἀρχαία_20_ἑλληνικά"><text:span text:style-name="T3">ἐκβρασθεὶς</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αἰγιαλὸν</text:span></text:span><text:span text:style-name="AncientGreek_3a__20_Ἀρχαία_20_ἑλληνικά"><text:span text:style-name="T16"> </text:span></text:span><text:span text:style-name="AncientGreek_3a__20_Ἀρχαία_20_ἑλληνικά"><text:span text:style-name="T3">ἐκοιμᾶτο</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κόπον</text:span></text:span><text:span text:style-name="AncientGreek_3a__20_Ἀρχαία_20_ἑλληνικά"><text:span text:style-name="T16">· </text:span></text:span><text:span text:style-name="AncientGreek_3a__20_Ἀρχαία_20_ἑλληνικά"><text:span text:style-name="T3">μετὰ</text:span></text:span><text:span text:style-name="AncientGreek_3a__20_Ἀρχαία_20_ἑλληνικά"><text:span text:style-name="T16"> </text:span></text:span><text:span text:style-name="AncientGreek_3a__20_Ἀρχαία_20_ἑλληνικά"><text:span text:style-name="T3">μικρὸ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ξαναστάς</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ἐθεάσατο</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θάλασσαν</text:span></text:span><text:span text:style-name="AncientGreek_3a__20_Ἀρχαία_20_ἑλληνικά"><text:span text:style-name="T16">, </text:span></text:span><text:span text:style-name="AncientGreek_3a__20_Ἀρχαία_20_ἑλληνικά"><text:span text:style-name="T3">ἐμέμφετο</text:span></text:span><text:span text:style-name="AncientGreek_3a__20_Ἀρχαία_20_ἑλληνικά"><text:span text:style-name="T16"> </text:span></text:span><text:span text:style-name="AncientGreek_3a__20_Ἀρχαία_20_ἑλληνικά"><text:span text:style-name="T3">αὐτῇ</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γε</text:span></text:span><text:span text:style-name="AncientGreek_3a__20_Ἀρχαία_20_ἑλληνικά"><text:span text:style-name="T16"> </text:span></text:span><text:span text:style-name="AncientGreek_3a__20_Ἀρχαία_20_ἑλληνικά"><text:span text:style-name="T3">δελεάζουσα</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ἀνθρώπους</text:span></text:span><text:span text:style-name="AncientGreek_3a__20_Ἀρχαία_20_ἑλληνικά"><text:span text:style-name="T16"> </text:span></text:span><text:span text:style-name="AncientGreek_3a__20_Ἀρχαία_20_ἑλληνικά"><text:span text:style-name="T3">τῇ</text:span></text:span><text:span text:style-name="AncientGreek_3a__20_Ἀρχαία_20_ἑλληνικά"><text:span text:style-name="T16"> </text:span></text:span><text:span text:style-name="AncientGreek_3a__20_Ἀρχαία_20_ἑλληνικά"><text:span text:style-name="T3">πραότητι</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συνόψεως</text:span></text:span><text:span text:style-name="AncientGreek_3a__20_Ἀρχαία_20_ἑλληνικά"><text:span text:style-name="T16">, </text:span></text:span><text:span text:style-name="AncientGreek_3a__20_Ἀρχαία_20_ἑλληνικά"><text:span text:style-name="T3">ἡνίκα</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αὐτοὺς</text:span></text:span><text:span text:style-name="AncientGreek_3a__20_Ἀρχαία_20_ἑλληνικά"><text:span text:style-name="T16"> </text:span></text:span><text:span text:style-name="AncientGreek_3a__20_Ἀρχαία_20_ἑλληνικά"><text:span text:style-name="T3">προσδέξηται</text:span></text:span><text:span text:style-name="AncientGreek_3a__20_Ἀρχαία_20_ἑλληνικά"><text:span text:style-name="T16">, </text:span></text:span><text:span text:style-name="AncientGreek_3a__20_Ἀρχαία_20_ἑλληνικά"><text:span text:style-name="T3">ἀπαγριουμένη</text:span></text:span><text:span text:style-name="AncientGreek_3a__20_Ἀρχαία_20_ἑλληνικά"><text:span text:style-name="T16"> </text:span></text:span><text:span text:style-name="AncientGreek_3a__20_Ἀρχαία_20_ἑλληνικά"><text:span text:style-name="T3">διαφθείρει</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ὁμοιωθεῖσα</text:span></text:span><text:span text:style-name="AncientGreek_3a__20_Ἀρχαία_20_ἑλληνικά"><text:span text:style-name="T16"> </text:span></text:span><text:span text:style-name="AncientGreek_3a__20_Ἀρχαία_20_ἑλληνικά"><text:span text:style-name="T3">γυναικὶ</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αὐτόν</text:span></text:span><text:span text:style-name="AncientGreek_3a__20_Ἀρχαία_20_ἑλληνικά"><text:span text:style-name="T16">· « </text:span></text:span><text:span text:style-name="AncientGreek_3a__20_Ἀρχαία_20_ἑλληνικά"><text:span text:style-name="T3">Ἀλλ᾿</text:span></text:span><text:span text:style-name="AncientGreek_3a__20_Ἀρχαία_20_ἑλληνικά"><text:span text:style-name="T16">,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οὗτος</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ἐμὲ</text:span></text:span><text:span text:style-name="AncientGreek_3a__20_Ἀρχαία_20_ἑλληνικά"><text:span text:style-name="T16"> </text:span></text:span><text:span text:style-name="AncientGreek_3a__20_Ἀρχαία_20_ἑλληνικά"><text:span text:style-name="T3">μέμφου</text:span></text:span><text:span text:style-name="AncientGreek_3a__20_Ἀρχαία_20_ἑλληνικά"><text:span text:style-name="T16">,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ἀνέμους</text:span></text:span><text:span text:style-name="AncientGreek_3a__20_Ἀρχαία_20_ἑλληνικά"><text:span text:style-name="T16">· </text:span></text:span><text:span text:style-name="AncientGreek_3a__20_Ἀρχαία_20_ἑλληνικά"><text:span text:style-name="T3">ἐγὼ</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φύσει</text:span></text:span><text:span text:style-name="AncientGreek_3a__20_Ἀρχαία_20_ἑλληνικά"><text:span text:style-name="T16"> </text:span></text:span><text:span text:style-name="AncientGreek_3a__20_Ἀρχαία_20_ἑλληνικά"><text:span text:style-name="T3">τοιαύτη</text:span></text:span><text:span text:style-name="AncientGreek_3a__20_Ἀρχαία_20_ἑλληνικά"><text:span text:style-name="T16"> </text:span></text:span><text:span text:style-name="AncientGreek_3a__20_Ἀρχαία_20_ἑλληνικά"><text:span text:style-name="T3">εἰμὶ</text:span></text:span><text:span text:style-name="AncientGreek_3a__20_Ἀρχαία_20_ἑλληνικά"><text:span text:style-name="T16"> </text:span></text:span><text:span text:style-name="AncientGreek_3a__20_Ἀρχαία_20_ἑλληνικά"><text:span text:style-name="T3">ὁποία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νῦν</text:span></text:span><text:span text:style-name="AncientGreek_3a__20_Ἀρχαία_20_ἑλληνικά"><text:span text:style-name="T16"> </text:span></text:span><text:span text:style-name="AncientGreek_3a__20_Ἀρχαία_20_ἑλληνικά"><text:span text:style-name="T3">με</text:span></text:span><text:span text:style-name="AncientGreek_3a__20_Ἀρχαία_20_ἑλληνικά"><text:span text:style-name="T16"> </text:span></text:span><text:span text:style-name="AncientGreek_3a__20_Ἀρχαία_20_ἑλληνικά"><text:span text:style-name="T3">ὁρᾷς</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αἰφνίδιόν</text:span></text:span><text:span text:style-name="AncientGreek_3a__20_Ἀρχαία_20_ἑλληνικά"><text:span text:style-name="T16"> </text:span></text:span><text:span text:style-name="AncientGreek_3a__20_Ἀρχαία_20_ἑλληνικά"><text:span text:style-name="T3">με</text:span></text:span><text:span text:style-name="AncientGreek_3a__20_Ἀρχαία_20_ἑλληνικά"><text:span text:style-name="T16"> </text:span></text:span><text:span text:style-name="AncientGreek_3a__20_Ἀρχαία_20_ἑλληνικά"><text:span text:style-name="T3">ἐπέρχοντα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υματοῦσ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ξαγριοῦσιν</text:span></text:span><text:span text:style-name="AncientGreek_3a__20_Ἀρχαία_20_ἑλληνικά"><text:span text:style-name="T16">. »</text:span></text:span></text:p>
            <text:p text:style-name="P61"><text:span text:style-name="AncientGreek_3a__20_Ἀρχαία_20_ἑλληνικά"><text:span text:style-name="T3">Ἀτὰρ</text:span></text:span><text:span text:style-name="AncientGreek_3a__20_Ἀρχαία_20_ἑλληνικά"><text:span text:style-name="T16"> </text:span></text:span><text:span text:style-name="AncientGreek_3a__20_Ἀρχαία_20_ἑλληνικά"><text:span text:style-name="T3">οὖ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ἡμᾶς</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ἀδικημάτων</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δεῖ</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δρῶντας</text:span></text:span><text:span text:style-name="AncientGreek_3a__20_Ἀρχαία_20_ἑλληνικά"><text:span text:style-name="T16"> </text:span></text:span><text:span text:style-name="AncientGreek_3a__20_Ἀρχαία_20_ἑλληνικά"><text:span text:style-name="T3">αἰτιᾶσθαι</text:span></text:span><text:span text:style-name="AncientGreek_3a__20_Ἀρχαία_20_ἑλληνικά"><text:span text:style-name="T16">, </text:span></text:span><text:span text:style-name="AncientGreek_3a__20_Ἀρχαία_20_ἑλληνικά"><text:span text:style-name="T3">ὅταν</text:span></text:span><text:span text:style-name="AncientGreek_3a__20_Ἀρχαία_20_ἑλληνικά"><text:span text:style-name="T16"> </text:span></text:span><text:span text:style-name="AncientGreek_3a__20_Ἀρχαία_20_ἑλληνικά"><text:span text:style-name="T3">ἑτέροις</text:span></text:span><text:span text:style-name="AncientGreek_3a__20_Ἀρχαία_20_ἑλληνικά"><text:span text:style-name="T16"> </text:span></text:span><text:span text:style-name="AncientGreek_3a__20_Ἀρχαία_20_ἑλληνικά"><text:span text:style-name="T3">ὑποτεταγμένοι</text:span></text:span><text:span text:style-name="AncientGreek_3a__20_Ἀρχαία_20_ἑλληνικά"><text:span text:style-name="T16"> </text:span></text:span><text:span text:style-name="AncientGreek_3a__20_Ἀρχαία_20_ἑλληνικά"><text:span text:style-name="T3">ὦσι</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ούτοις</text:span></text:span><text:span text:style-name="AncientGreek_3a__20_Ἀρχαία_20_ἑλληνικά"><text:span text:style-name="T16"> </text:span></text:span><text:span text:style-name="AncientGreek_3a__20_Ἀρχαία_20_ἑλληνικά"><text:span text:style-name="T3">ἐπιστατοῦντας</text:span></text:span><text:span text:style-name="AncientGreek_3a__20_Ἀρχαία_20_ἑλληνικά"><text:span text:style-name="T16">.</text:span></text:span></text:p>
          </table:table-cell>
          <table:table-cell table:style-name="Table1.A1" office:value-type="string">
            <text:p text:style-name="P80">A SHIPWRECKED Sailor AND THE SEA</text:p>
            <text:p text:style-name="P80">A castaway, washed up on the shore, had fallen asleep from fatigue; but he was not long in waking up, and, seeing the sea, he reproached her for seducing men by her tranquil air; then, when she received them on her waters, to become savage and destroy them. The sea, having taken the form of a woman, said to him: “But, my friend, it is not to me, it is to the winds that you must address your reproaches; for me, I am naturally such as you see me now: it is the winds which, falling on me unexpectedly, lift me up and make me wild. »</text:p>
            <text:p text:style-name="P80"/>
            <text:p text:style-name="P80">Likewise, we must not hold the author responsible of an injustice, when he acts on the orders of others, but those who have authority over him.</text:p>
          </table:table-cell>
        </table:table-row>
        <table:table-row table:style-name="Table1.1">
          <table:table-cell table:style-name="Table1.A1" office:value-type="string">
            <text:p text:style-name="P20"><text:span text:style-name="AncientGreek_3a__20_Ἀρχαία_20_ἑλληνικά"><text:span text:style-name="T1">246. Νεανίσκοι καὶ μάγειρος.<text:line-break/></text:span></text:span><text:span text:style-name="AncientGreek_3a__20_Ἀρχαία_20_ἑλληνικά"><text:span text:style-name="T3">Δύο νεανίσκοι ἐν ταὐτῷ κρέας ὠνοῦντο. Καὶ δὴ τοῦ μαγείρου περισπασθέντος, ὁ ἕτερος ὑφελόμενος ἀκροκώλιον, εἰς τὸν τοῦ ἑτέρου κόλπον καθῆκεν. Ἐπιστραφέντος δὲ αὐτοῦ καὶ ἐπιζητοῦντος, αἰτιωμένου τε ἐκείνους, ὁ μὲν εἰληφὼς ὤμνυε μὴ ἔχειν, ὁ δὲ ἔχων μὴ εἰληφέναι. Καὶ ὁ μάγειρος αἰσθόμενος αὐτῶν τὴν κακοτεχνίαν, εἶπεν· « Ἀλλὰ κἂν ἐμὲ λάθητε ἐπιορκοῦντες, θεοὺς μέντοι γε οὐ λήσετε. »</text:span></text:span></text:p>
            <text:p text:style-name="P62"><text:span text:style-name="AncientGreek_3a__20_Ἀρχαία_20_ἑλληνικά"><text:span text:style-name="T3">Ὁ λόγος δηλοῖ ὅτι ἡ αὐτή ἐστιν ἡ ἀσέβεια τῆς ἐπιορκίας, κἂν αὐτήν τις κατασοφίζηται.</text:span></text:span></text:p>
          </table:table-cell>
          <table:table-cell table:style-name="Table1.A1" office:value-type="string">
            <text:p text:style-name="P80">YOUNG BOYS AND THE BUTCHER</text:p>
            <text:p text:style-name="P80">Two young boys were buying meat at the same stall. Seeing the butcher busy on the other side, one of them stole giblets and threw them into the other's bosom. The butcher, having turned and sought these pieces, accused the two boys. But whoever had taken them swore that he had not them, and whoever had them, that he had not taken them. Guessing their artifice, the butcher said: “You can escape me by a false oath; but for sure you will not escape the gods. »</text:p>
            <text:p text:style-name="P80"/>
            <text:p text:style-name="P80">This fable shows that the impiety of the false oath remains the same, however clever one may be in making it sophisticated.</text:p>
          </table:table-cell>
        </table:table-row>
        <text:soft-page-break/>
        <table:table-row table:style-name="Table1.1">
          <table:table-cell table:style-name="Table1.A1" office:value-type="string">
            <text:p text:style-name="P21"><text:span text:style-name="AncientGreek_3a__20_Ἀρχαία_20_ἑλληνικά"><text:span text:style-name="T2">247. </text:span></text:span><text:span text:style-name="AncientGreek_3a__20_Ἀρχαία_20_ἑλληνικά"><text:span text:style-name="T1">Νεβρὸ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ἔλαφος</text:span></text:span></text:p>
            <text:p text:style-name="P63"><text:span text:style-name="AncientGreek_3a__20_Ἀρχαία_20_ἑλληνικά"><text:span text:style-name="T3">Νεβρός</text:span></text:span><text:span text:style-name="AncientGreek_3a__20_Ἀρχαία_20_ἑλληνικά"><text:span text:style-name="T16"> </text:span></text:span><text:span text:style-name="AncientGreek_3a__20_Ἀρχαία_20_ἑλληνικά"><text:span text:style-name="T3">ποτε</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ἔλαφον</text:span></text:span><text:span text:style-name="AncientGreek_3a__20_Ἀρχαία_20_ἑλληνικά"><text:span text:style-name="T16"> </text:span></text:span><text:span text:style-name="AncientGreek_3a__20_Ἀρχαία_20_ἑλληνικά"><text:span text:style-name="T3">εἶπε</text:span></text:span><text:span text:style-name="AncientGreek_3a__20_Ἀρχαία_20_ἑλληνικά"><text:span text:style-name="T16">· « </text:span></text:span><text:span text:style-name="AncientGreek_3a__20_Ἀρχαία_20_ἑλληνικά"><text:span text:style-name="T3">Πάτερ</text:span></text:span><text:span text:style-name="AncientGreek_3a__20_Ἀρχαία_20_ἑλληνικά"><text:span text:style-name="T16">, </text:span></text:span><text:span text:style-name="AncientGreek_3a__20_Ἀρχαία_20_ἑλληνικά"><text:span text:style-name="T3">σὺ</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μείζω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αχύτερος</text:span></text:span><text:span text:style-name="AncientGreek_3a__20_Ἀρχαία_20_ἑλληνικά"><text:span text:style-name="T16"> </text:span></text:span><text:span text:style-name="AncientGreek_3a__20_Ἀρχαία_20_ἑλληνικά"><text:span text:style-name="T3">κυνῶν</text:span></text:span><text:span text:style-name="AncientGreek_3a__20_Ἀρχαία_20_ἑλληνικά"><text:span text:style-name="T16"> </text:span></text:span><text:span text:style-name="AncientGreek_3a__20_Ἀρχαία_20_ἑλληνικά"><text:span text:style-name="T3">πέφυκα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έρατα</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ούτοις</text:span></text:span><text:span text:style-name="AncientGreek_3a__20_Ἀρχαία_20_ἑλληνικά"><text:span text:style-name="T16"> </text:span></text:span><text:span text:style-name="AncientGreek_3a__20_Ἀρχαία_20_ἑλληνικά"><text:span text:style-name="T3">ὑπερφυᾶ</text:span></text:span><text:span text:style-name="AncientGreek_3a__20_Ἀρχαία_20_ἑλληνικά"><text:span text:style-name="T16"> </text:span></text:span><text:span text:style-name="AncientGreek_3a__20_Ἀρχαία_20_ἑλληνικά"><text:span text:style-name="T3">φέρεις</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ἄμυναν</text:span></text:span><text:span text:style-name="AncientGreek_3a__20_Ἀρχαία_20_ἑλληνικά"><text:span text:style-name="T16">. </text:span></text:span><text:span text:style-name="AncientGreek_3a__20_Ἀρχαία_20_ἑλληνικά"><text:span text:style-name="T3">Τί</text:span></text:span><text:span text:style-name="AncientGreek_3a__20_Ἀρχαία_20_ἑλληνικά"><text:span text:style-name="T16"> </text:span></text:span><text:span text:style-name="AncientGreek_3a__20_Ἀρχαία_20_ἑλληνικά"><text:span text:style-name="T3">δή</text:span></text:span><text:span text:style-name="AncientGreek_3a__20_Ἀρχαία_20_ἑλληνικά"><text:span text:style-name="T16"> </text:span></text:span><text:span text:style-name="AncientGreek_3a__20_Ἀρχαία_20_ἑλληνικά"><text:span text:style-name="T3">ποτ᾿</text:span></text:span><text:span text:style-name="AncientGreek_3a__20_Ἀρχαία_20_ἑλληνικά"><text:span text:style-name="T16"> </text:span></text:span><text:span text:style-name="AncientGreek_3a__20_Ἀρχαία_20_ἑλληνικά"><text:span text:style-name="T3">οὖν</text:span></text:span><text:span text:style-name="AncientGreek_3a__20_Ἀρχαία_20_ἑλληνικά"><text:span text:style-name="T16"> </text:span></text:span><text:span text:style-name="AncientGreek_3a__20_Ἀρχαία_20_ἑλληνικά"><text:span text:style-name="T3">οὕτω</text:span></text:span><text:span text:style-name="AncientGreek_3a__20_Ἀρχαία_20_ἑλληνικά"><text:span text:style-name="T16"> </text:span></text:span><text:span text:style-name="AncientGreek_3a__20_Ἀρχαία_20_ἑλληνικά"><text:span text:style-name="T3">τούτους</text:span></text:span><text:span text:style-name="AncientGreek_3a__20_Ἀρχαία_20_ἑλληνικά"><text:span text:style-name="T16"> </text:span></text:span><text:span text:style-name="AncientGreek_3a__20_Ἀρχαία_20_ἑλληνικά"><text:span text:style-name="T3">φοβῇ</text:span></text:span><text:span text:style-name="AncientGreek_3a__20_Ἀρχαία_20_ἑλληνικά"><text:span text:style-name="T16">; » </text:span></text:span><text:span text:style-name="AncientGreek_3a__20_Ἀρχαία_20_ἑλληνικά"><text:span text:style-name="T3">Κἀκεῖνος</text:span></text:span><text:span text:style-name="AncientGreek_3a__20_Ἀρχαία_20_ἑλληνικά"><text:span text:style-name="T16"> </text:span></text:span><text:span text:style-name="AncientGreek_3a__20_Ἀρχαία_20_ἑλληνικά"><text:span text:style-name="T3">γελῶν</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 </text:span></text:span><text:span text:style-name="AncientGreek_3a__20_Ἀρχαία_20_ἑλληνικά"><text:span text:style-name="T3">Ἀληθῆ</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ταῦτα</text:span></text:span><text:span text:style-name="AncientGreek_3a__20_Ἀρχαία_20_ἑλληνικά"><text:span text:style-name="T16"> </text:span></text:span><text:span text:style-name="AncientGreek_3a__20_Ἀρχαία_20_ἑλληνικά"><text:span text:style-name="T3">φῇς</text:span></text:span><text:span text:style-name="AncientGreek_3a__20_Ἀρχαία_20_ἑλληνικά"><text:span text:style-name="T16">, </text:span></text:span><text:span text:style-name="AncientGreek_3a__20_Ἀρχαία_20_ἑλληνικά"><text:span text:style-name="T3">τέκνον</text:span></text:span><text:span text:style-name="AncientGreek_3a__20_Ἀρχαία_20_ἑλληνικά"><text:span text:style-name="T16">· </text:span></text:span><text:span text:style-name="AncientGreek_3a__20_Ἀρχαία_20_ἑλληνικά"><text:span text:style-name="T3">ἓν</text:span></text:span><text:span text:style-name="AncientGreek_3a__20_Ἀρχαία_20_ἑλληνικά"><text:span text:style-name="T16"> </text:span></text:span><text:span text:style-name="AncientGreek_3a__20_Ἀρχαία_20_ἑλληνικά"><text:span text:style-name="T3">δ᾿</text:span></text:span><text:span text:style-name="AncientGreek_3a__20_Ἀρχαία_20_ἑλληνικά"><text:span text:style-name="T16"> </text:span></text:span><text:span text:style-name="AncientGreek_3a__20_Ἀρχαία_20_ἑλληνικά"><text:span text:style-name="T3">οἶδα</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ἐπειδὰν</text:span></text:span><text:span text:style-name="AncientGreek_3a__20_Ἀρχαία_20_ἑλληνικά"><text:span text:style-name="T16"> </text:span></text:span><text:span text:style-name="AncientGreek_3a__20_Ἀρχαία_20_ἑλληνικά"><text:span text:style-name="T3">κυνὸς</text:span></text:span><text:span text:style-name="AncientGreek_3a__20_Ἀρχαία_20_ἑλληνικά"><text:span text:style-name="T16"> </text:span></text:span><text:span text:style-name="AncientGreek_3a__20_Ἀρχαία_20_ἑλληνικά"><text:span text:style-name="T3">ὑλακὴν</text:span></text:span><text:span text:style-name="AncientGreek_3a__20_Ἀρχαία_20_ἑλληνικά"><text:span text:style-name="T16"> </text:span></text:span><text:span text:style-name="AncientGreek_3a__20_Ἀρχαία_20_ἑλληνικά"><text:span text:style-name="T3">ἀκούσω</text:span></text:span><text:span text:style-name="AncientGreek_3a__20_Ἀρχαία_20_ἑλληνικά"><text:span text:style-name="T16">, </text:span></text:span><text:span text:style-name="AncientGreek_3a__20_Ἀρχαία_20_ἑλληνικά"><text:span text:style-name="T3">αὐτίκα</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φυγὴν</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οἶδ᾿</text:span></text:span><text:span text:style-name="AncientGreek_3a__20_Ἀρχαία_20_ἑλληνικά"><text:span text:style-name="T16"> </text:span></text:span><text:span text:style-name="AncientGreek_3a__20_Ἀρχαία_20_ἑλληνικά"><text:span text:style-name="T3">ὅπως</text:span></text:span><text:span text:style-name="AncientGreek_3a__20_Ἀρχαία_20_ἑλληνικά"><text:span text:style-name="T16"> </text:span></text:span><text:span text:style-name="AncientGreek_3a__20_Ἀρχαία_20_ἑλληνικά"><text:span text:style-name="T3">ἐκφέρομαι</text:span></text:span><text:span text:style-name="AncientGreek_3a__20_Ἀρχαία_20_ἑλληνικά"><text:span text:style-name="T16">. »<text:line-break/></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ῦθ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φύσει</text:span></text:span><text:span text:style-name="AncientGreek_3a__20_Ἀρχαία_20_ἑλληνικά"><text:span text:style-name="T16"> </text:span></text:span><text:span text:style-name="AncientGreek_3a__20_Ἀρχαία_20_ἑλληνικά"><text:span text:style-name="T3">δειλοὺς</text:span></text:span><text:span text:style-name="AncientGreek_3a__20_Ἀρχαία_20_ἑλληνικά"><text:span text:style-name="T16"> </text:span></text:span><text:span text:style-name="AncientGreek_3a__20_Ἀρχαία_20_ἑλληνικά"><text:span text:style-name="T3">οὐδεμία</text:span></text:span><text:span text:style-name="AncientGreek_3a__20_Ἀρχαία_20_ἑλληνικά"><text:span text:style-name="T16"> </text:span></text:span><text:span text:style-name="AncientGreek_3a__20_Ἀρχαία_20_ἑλληνικά"><text:span text:style-name="T3">παραίνεσις</text:span></text:span><text:span text:style-name="AncientGreek_3a__20_Ἀρχαία_20_ἑλληνικά"><text:span text:style-name="T16"> </text:span></text:span><text:span text:style-name="AncientGreek_3a__20_Ἀρχαία_20_ἑλληνικά"><text:span text:style-name="T3">ῥώννυσιν</text:span></text:span><text:span text:style-name="AncientGreek_3a__20_Ἀρχαία_20_ἑλληνικά"><text:span text:style-name="T16">.</text:span></text:span></text:p>
          </table:table-cell>
          <table:table-cell table:style-name="Table1.A1" office:value-type="string">
            <text:p text:style-name="P80">A FAWN AND A DOE</text:p>
            <text:p text:style-name="P80">One day a fawn said to the deer: “Father, you are bigger and faster than the dogs, and you have moreover marvelous horns to defend yourself. Why do you run away from them like this? The deer replied, laughing: “It is true, my child, what you say there; but there is one thing certain, and that is that when I hear the barking of a dog, I immediately rush I don't know how to flee. »</text:p>
            <text:p text:style-name="P80"/>
            <text:p text:style-name="P80">This fable shows that no exhortation reassures a naturally cowardly heart.</text:p>
          </table:table-cell>
        </table:table-row>
        <table:table-row table:style-name="Table1.1">
          <table:table-cell table:style-name="Table1.A1" office:value-type="string">
            <text:p text:style-name="P20"><text:span text:style-name="AncientGreek_3a__20_Ἀρχαία_20_ἑλληνικά"><text:span text:style-name="T2">248. </text:span></text:span><text:span text:style-name="AncientGreek_3a__20_Ἀρχαία_20_ἑλληνικά"><text:span text:style-name="T1">Νέος</text:span></text:span><text:span text:style-name="AncientGreek_3a__20_Ἀρχαία_20_ἑλληνικά"><text:span text:style-name="T2"> </text:span></text:span><text:span text:style-name="AncientGreek_3a__20_Ἀρχαία_20_ἑλληνικά"><text:span text:style-name="T1">ἄσωτ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χελιδών</text:span></text:span><text:span text:style-name="AncientGreek_3a__20_Ἀρχαία_20_ἑλληνικά"><text:span text:style-name="T2">.<text:line-break/></text:span></text:span><text:span text:style-name="AncientGreek_3a__20_Ἀρχαία_20_ἑλληνικά"><text:span text:style-name="T3">Νέος</text:span></text:span><text:span text:style-name="AncientGreek_3a__20_Ἀρχαία_20_ἑλληνικά"><text:span text:style-name="T16"> </text:span></text:span><text:span text:style-name="AncientGreek_3a__20_Ἀρχαία_20_ἑλληνικά"><text:span text:style-name="T3">ἄσωτος</text:span></text:span><text:span text:style-name="AncientGreek_3a__20_Ἀρχαία_20_ἑλληνικά"><text:span text:style-name="T16"> </text:span></text:span><text:span text:style-name="AncientGreek_3a__20_Ἀρχαία_20_ἑλληνικά"><text:span text:style-name="T3">καταφαγὼν</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πατρῷα</text:span></text:span><text:span text:style-name="AncientGreek_3a__20_Ἀρχαία_20_ἑλληνικά"><text:span text:style-name="T16">, </text:span></text:span><text:span text:style-name="AncientGreek_3a__20_Ἀρχαία_20_ἑλληνικά"><text:span text:style-name="T3">ἱματίου</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μόνου</text:span></text:span><text:span text:style-name="AncientGreek_3a__20_Ἀρχαία_20_ἑλληνικά"><text:span text:style-name="T16"> </text:span></text:span><text:span text:style-name="AncientGreek_3a__20_Ἀρχαία_20_ἑλληνικά"><text:span text:style-name="T3">περιλειφθέντος</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ἐθεάσατο</text:span></text:span><text:span text:style-name="AncientGreek_3a__20_Ἀρχαία_20_ἑλληνικά"><text:span text:style-name="T16"> </text:span></text:span><text:span text:style-name="AncientGreek_3a__20_Ἀρχαία_20_ἑλληνικά"><text:span text:style-name="T3">χελιδόνα</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καιρὸν</text:span></text:span><text:span text:style-name="AncientGreek_3a__20_Ἀρχαία_20_ἑλληνικά"><text:span text:style-name="T16"> </text:span></text:span><text:span text:style-name="AncientGreek_3a__20_Ἀρχαία_20_ἑλληνικά"><text:span text:style-name="T3">ἐλθοῦσαν</text:span></text:span><text:span text:style-name="AncientGreek_3a__20_Ἀρχαία_20_ἑλληνικά"><text:span text:style-name="T16">, </text:span></text:span><text:span text:style-name="AncientGreek_3a__20_Ἀρχαία_20_ἑλληνικά"><text:span text:style-name="T3">οἰόμενος</text:span></text:span><text:span text:style-name="AncientGreek_3a__20_Ἀρχαία_20_ἑλληνικά"><text:span text:style-name="T16"> </text:span></text:span><text:span text:style-name="AncientGreek_3a__20_Ἀρχαία_20_ἑλληνικά"><text:span text:style-name="T3">ἤδη</text:span></text:span><text:span text:style-name="AncientGreek_3a__20_Ἀρχαία_20_ἑλληνικά"><text:span text:style-name="T16"> </text:span></text:span><text:span text:style-name="AncientGreek_3a__20_Ἀρχαία_20_ἑλληνικά"><text:span text:style-name="T3">θέρος</text:span></text:span><text:span text:style-name="AncientGreek_3a__20_Ἀρχαία_20_ἑλληνικά"><text:span text:style-name="T16"> </text:span></text:span><text:span text:style-name="AncientGreek_3a__20_Ἀρχαία_20_ἑλληνικά"><text:span text:style-name="T3">εἶναι</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μηκέτι</text:span></text:span><text:span text:style-name="AncientGreek_3a__20_Ἀρχαία_20_ἑλληνικά"><text:span text:style-name="T16"> </text:span></text:span><text:span text:style-name="AncientGreek_3a__20_Ἀρχαία_20_ἑλληνικά"><text:span text:style-name="T3">δεόμενος</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ἱματίου</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φέρων</text:span></text:span><text:span text:style-name="AncientGreek_3a__20_Ἀρχαία_20_ἑλληνικά"><text:span text:style-name="T16"> </text:span></text:span><text:span text:style-name="AncientGreek_3a__20_Ἀρχαία_20_ἑλληνικά"><text:span text:style-name="T3">ἀπημπόλησεν</text:span></text:span><text:span text:style-name="AncientGreek_3a__20_Ἀρχαία_20_ἑλληνικά"><text:span text:style-name="T16">. </text:span></text:span><text:span text:style-name="AncientGreek_3a__20_Ἀρχαία_20_ἑλληνικά"><text:span text:style-name="T3">Ὕστερο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χειμῶνος</text:span></text:span><text:span text:style-name="AncientGreek_3a__20_Ἀρχαία_20_ἑλληνικά"><text:span text:style-name="T16"> </text:span></text:span><text:span text:style-name="AncientGreek_3a__20_Ἀρχαία_20_ἑλληνικά"><text:span text:style-name="T3">ἐπιλανόντο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σφοδροῦ</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κρύους</text:span></text:span><text:span text:style-name="AncientGreek_3a__20_Ἀρχαία_20_ἑλληνικά"><text:span text:style-name="T16"> </text:span></text:span><text:span text:style-name="AncientGreek_3a__20_Ἀρχαία_20_ἑλληνικά"><text:span text:style-name="T3">γενομένου</text:span></text:span><text:span text:style-name="AncientGreek_3a__20_Ἀρχαία_20_ἑλληνικά"><text:span text:style-name="T16">, </text:span></text:span><text:span text:style-name="AncientGreek_3a__20_Ἀρχαία_20_ἑλληνικά"><text:span text:style-name="T3">περιιών</text:span></text:span><text:span text:style-name="AncientGreek_3a__20_Ἀρχαία_20_ἑλληνικά"><text:span text:style-name="T16">, </text:span></text:span><text:span text:style-name="AncientGreek_3a__20_Ἀρχαία_20_ἑλληνικά"><text:span text:style-name="T3">ἐπειδὴ</text:span></text:span><text:span text:style-name="AncientGreek_3a__20_Ἀρχαία_20_ἑλληνικά"><text:span text:style-name="T16"> </text:span></text:span><text:span text:style-name="AncientGreek_3a__20_Ἀρχαία_20_ἑλληνικά"><text:span text:style-name="T3">εἶδε</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χελιδόνα</text:span></text:span><text:span text:style-name="AncientGreek_3a__20_Ἀρχαία_20_ἑλληνικά"><text:span text:style-name="T16"> </text:span></text:span><text:span text:style-name="AncientGreek_3a__20_Ἀρχαία_20_ἑλληνικά"><text:span text:style-name="T3">νεκρὰν</text:span></text:span><text:span text:style-name="AncientGreek_3a__20_Ἀρχαία_20_ἑλληνικά"><text:span text:style-name="T16"> </text:span></text:span><text:span text:style-name="AncientGreek_3a__20_Ἀρχαία_20_ἑλληνικά"><text:span text:style-name="T3">ἐρριγωμένην</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αὐτήν</text:span></text:span><text:span text:style-name="AncientGreek_3a__20_Ἀρχαία_20_ἑλληνικά"><text:span text:style-name="T16">· «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αὕτη</text:span></text:span><text:span text:style-name="AncientGreek_3a__20_Ἀρχαία_20_ἑλληνικά"><text:span text:style-name="T16">, </text:span></text:span><text:span text:style-name="AncientGreek_3a__20_Ἀρχαία_20_ἑλληνικά"><text:span text:style-name="T3">σὺ</text:span></text:span><text:span text:style-name="AncientGreek_3a__20_Ἀρχαία_20_ἑλληνικά"><text:span text:style-name="T16"> </text:span></text:span><text:span text:style-name="AncientGreek_3a__20_Ἀρχαία_20_ἑλληνικά"><text:span text:style-name="T3">κἀμὲ</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σὲ</text:span></text:span><text:span text:style-name="AncientGreek_3a__20_Ἀρχαία_20_ἑλληνικά"><text:span text:style-name="T16"> </text:span></text:span><text:span text:style-name="AncientGreek_3a__20_Ἀρχαία_20_ἑλληνικά"><text:span text:style-name="T3">ἀπώλεσας</text:span></text:span><text:span text:style-name="AncientGreek_3a__20_Ἀρχαία_20_ἑλληνικά"><text:span text:style-name="T16">. »</text:span></text:span></text:p>
            <text:p text:style-name="P62"><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πάντα</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καιρὸν</text:span></text:span><text:span text:style-name="AncientGreek_3a__20_Ἀρχαία_20_ἑλληνικά"><text:span text:style-name="T16"> </text:span></text:span><text:span text:style-name="AncientGreek_3a__20_Ἀρχαία_20_ἑλληνικά"><text:span text:style-name="T3">δρώμενα</text:span></text:span><text:span text:style-name="AncientGreek_3a__20_Ἀρχαία_20_ἑλληνικά"><text:span text:style-name="T16"> </text:span></text:span><text:span text:style-name="AncientGreek_3a__20_Ἀρχαία_20_ἑλληνικά"><text:span text:style-name="T3">ἐπισφαλῆ</text:span></text:span><text:span text:style-name="AncientGreek_3a__20_Ἀρχαία_20_ἑλληνικά"><text:span text:style-name="T16"> </text:span></text:span><text:span text:style-name="AncientGreek_3a__20_Ἀρχαία_20_ἑλληνικά"><text:span text:style-name="T3">τυγχάνουσιν</text:span></text:span><text:span text:style-name="AncientGreek_3a__20_Ἀρχαία_20_ἑλληνικά"><text:span text:style-name="T16">.</text:span></text:span></text:p>
          </table:table-cell>
          <table:table-cell table:style-name="Table1.A1" office:value-type="string">
            <text:p text:style-name="P80">A YOUNG PRODIGAL AND A SWALLOW</text:p>
            <text:p text:style-name="P80"/>
            <text:p text:style-name="P80">A young prodigal, having eaten up his heritage, possessed only a coat. He saw a swallow which had preceded the season. Believing that spring had come, and that he no longer needed a coat, he went to sell it too. But the bad weather having come afterwards and the atmosphere having become very cold, he saw, while walking, the swallow who died of cold. “Unfortunate, he said, you have lost us, you and me at the same time. »</text:p>
            <text:p text:style-name="P80"/>
            <text:p text:style-name="P80">This fable shows that everything you do out of time is risky.</text:p>
          </table:table-cell>
        </table:table-row>
        <table:table-row table:style-name="Table1.1">
          <table:table-cell table:style-name="Table1.A1" office:value-type="string">
            <text:p text:style-name="P22"><text:span text:style-name="AncientGreek_3a__20_Ἀρχαία_20_ἑλληνικά"><text:span text:style-name="T2">249. </text:span></text:span><text:span text:style-name="AncientGreek_3a__20_Ἀρχαία_20_ἑλληνικά"><text:span text:style-name="T1">Νοσῶ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ἰατρός</text:span></text:span><text:span text:style-name="AncientGreek_3a__20_Ἀρχαία_20_ἑλληνικά"><text:span text:style-name="T2">.<text:line-break/></text:span></text:span><text:span text:style-name="AncientGreek_3a__20_Ἀρχαία_20_ἑλληνικά"><text:span text:style-name="T3">Νοσῶν</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περωτώμενος</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ἰατροῦ</text:span></text:span><text:span text:style-name="AncientGreek_3a__20_Ἀρχαία_20_ἑλληνικά"><text:span text:style-name="T16"> </text:span></text:span><text:span text:style-name="AncientGreek_3a__20_Ἀρχαία_20_ἑλληνικά"><text:span text:style-name="T3">πῶς</text:span></text:span><text:span text:style-name="AncientGreek_3a__20_Ἀρχαία_20_ἑλληνικά"><text:span text:style-name="T16"> </text:span></text:span><text:span text:style-name="AncientGreek_3a__20_Ἀρχαία_20_ἑλληνικά"><text:span text:style-name="T3">διετέθη</text:span></text:span><text:span text:style-name="AncientGreek_3a__20_Ἀρχαία_20_ἑλληνικά"><text:span text:style-name="T16">, </text:span></text:span><text:span text:style-name="AncientGreek_3a__20_Ἀρχαία_20_ἑλληνικά"><text:span text:style-name="T3">ἔλεγε</text:span></text:span><text:span text:style-name="AncientGreek_3a__20_Ἀρχαία_20_ἑλληνικά"><text:span text:style-name="T16"> </text:span></text:span><text:span text:style-name="AncientGreek_3a__20_Ἀρχαία_20_ἑλληνικά"><text:span text:style-name="T3">πλέο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έοντος</text:span></text:span><text:span text:style-name="AncientGreek_3a__20_Ἀρχαία_20_ἑλληνικά"><text:span text:style-name="T16"> </text:span></text:span><text:span text:style-name="AncientGreek_3a__20_Ἀρχαία_20_ἑλληνικά"><text:span text:style-name="T3">ἱδρωκέναι</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Ἀγαθὸν</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Ἐκ</text:span></text:span><text:span text:style-name="AncientGreek_3a__20_Ἀρχαία_20_ἑλληνικά"><text:span text:style-name="T16"> </text:span></text:span><text:span text:style-name="AncientGreek_3a__20_Ἀρχαία_20_ἑλληνικά"><text:span text:style-name="T3">δευτέρου</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ρωτώμενος</text:span></text:span><text:span text:style-name="AncientGreek_3a__20_Ἀρχαία_20_ἑλληνικά"><text:span text:style-name="T16"> </text:span></text:span><text:span text:style-name="AncientGreek_3a__20_Ἀρχαία_20_ἑλληνικά"><text:span text:style-name="T3">πῶς</text:span></text:span><text:span text:style-name="AncientGreek_3a__20_Ἀρχαία_20_ἑλληνικά"><text:span text:style-name="T16"> </text:span></text:span><text:span text:style-name="AncientGreek_3a__20_Ἀρχαία_20_ἑλληνικά"><text:span text:style-name="T3">ἔχοι</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φρίκῃ</text:span></text:span><text:span text:style-name="AncientGreek_3a__20_Ἀρχαία_20_ἑλληνικά"><text:span text:style-name="T16"> </text:span></text:span><text:span text:style-name="AncientGreek_3a__20_Ἀρχαία_20_ἑλληνικά"><text:span text:style-name="T3">συνεχόμενος</text:span></text:span><text:span text:style-name="AncientGreek_3a__20_Ἀρχαία_20_ἑλληνικά"><text:span text:style-name="T16"> </text:span></text:span><text:span text:style-name="AncientGreek_3a__20_Ἀρχαία_20_ἑλληνικά"><text:span text:style-name="T3">διατετινάχθαι</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έ</text:span></text:span><text:span text:style-name="AncientGreek_3a__20_Ἀρχαία_20_ἑλληνικά"><text:span text:style-name="T16">· «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ἀγαθόν</text:span></text:span><text:span text:style-name="AncientGreek_3a__20_Ἀρχαία_20_ἑλληνικά"><text:span text:style-name="T16">. »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ρίτο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παρεγένετο</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πηρώτα</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περὶ</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νόσου</text:span></text:span><text:span text:style-name="AncientGreek_3a__20_Ἀρχαία_20_ἑλληνικά"><text:span text:style-name="T16">, </text:span></text:span><text:span text:style-name="AncientGreek_3a__20_Ἀρχαία_20_ἑλληνικά"><text:span text:style-name="T3">διαρροίᾳ</text:span></text:span><text:span text:style-name="AncientGreek_3a__20_Ἀρχαία_20_ἑλληνικά"><text:span text:style-name="T16"> </text:span></text:span><text:span text:style-name="AncientGreek_3a__20_Ἀρχαία_20_ἑλληνικά"><text:span text:style-name="T3">περιπεπτωκέναι</text:span></text:span><text:span text:style-name="AncientGreek_3a__20_Ἀρχαία_20_ἑλληνικά"><text:span text:style-name="T16"> </text:span></text:span><text:span text:style-name="AncientGreek_3a__20_Ἀρχαία_20_ἑλληνικά"><text:span text:style-name="T3">ἔφασκε</text:span></text:span><text:span text:style-name="AncientGreek_3a__20_Ἀρχαία_20_ἑλληνικά"><text:span text:style-name="T16">. </text:span></text:span><text:span text:style-name="AncientGreek_3a__20_Ἀρχαία_20_ἑλληνικά"><text:span text:style-name="T3">Κἀκεῖνος ἀγαθὸν καὶ τοῦτο φήσας ἀπηλλάγη. Τῶν δὲ οἰκείων τινὸς παραγενομένου πρὸς αὐτὸν καὶ πυνθανομένου πῶς ἔχοι, ἔφη πρὸς αὐτόν· « Ἐγώ σοι ὑπὸ τῶν ἀγαθῶν ἀπόλωλα. »</text:span></text:span></text:p>
            <text:p text:style-name="P64"><text:span text:style-name="AncientGreek_3a__20_Ἀρχαία_20_ἑλληνικά"><text:span text:style-name="T3">Οὕτω πολλοὶ τῶν ἀνθρώπων ἐπὶ τούτοις ὑπὸ τῶν πέλας μακαρίζονται τῇ ἔξωθεν οἰήσει, ἐφ᾿ οἷς αὐτοὶ παρ᾿ ἑαυτοῖς τὰ μάλιστα δυσφοροῦσιν.</text:span></text:span></text:p>
          </table:table-cell>
          <table:table-cell table:style-name="Table1.A1" office:value-type="string">
            <text:p text:style-name="P80">A PATIENT AND A DOCTOR</text:p>
            <text:p text:style-name="P46"><text:span text:style-name="Default_20_Paragraph_20_Font"><text:span text:style-name="T9">A patient, questioned on his condition by the doctor, answered that he had sweated more than reason. "It's fine," said the doctor. Asked a second time about his health, he said he had been shivered and shaken badly. "It's fine too," said the doctor. A third time the doctor came to see him, and questioned him about his illness. He replied that he had had diarrhea. "It's still well," said the doctor, and he withdrew. One of his relatives having come to see him and asked him how he was doing: "Me," he replied, "I am dying from being well." </text:span></text:span><text:span text:style-name="Default_20_Paragraph_20_Font"><text:span text:style-name="T10">»</text:span></text:span></text:p>
            <text:p text:style-name="P88"/>
            <text:p text:style-name="P80">It is often so: our neighbours, judging only by outward appearances, consider us happy for things which inwardly cause us the deepest grief.</text:p>
          </table:table-cell>
        </table:table-row>
        <text:soft-page-break/>
        <table:table-row table:style-name="Table1.1">
          <table:table-cell table:style-name="Table1.A1" office:value-type="string">
            <text:p text:style-name="P23"><text:span text:style-name="AncientGreek_3a__20_Ἀρχαία_20_ἑλληνικά"><text:span text:style-name="T1">250. Νυκτερὶς καὶ βάτος καὶ αἴθυια.</text:span></text:span></text:p>
            <text:p text:style-name="P65"><text:span text:style-name="AncientGreek_3a__20_Ἀρχαία_20_ἑλληνικά"><text:span text:style-name="T3">Νυκτερὶς καὶ βάτος καὶ αἴθυια ἑταιρείαν ποιησάμεναι, ἐμπορικὸν διέγνωσαν βίον ζῆν. Ἡ μὲν οὖν νυκτερὶς ἀργύριον δανεισαμένη καθῆκεν εἰς τὸ μέσον, ἡ δὲ βάτος ἐσθῆτα μετ᾿ ἑαυτῆς ἔλαβεν, ἡ δὲ αἴθυια τρίτη χαλκόν· καὶ ἀπέπλευσαν. Χειμῶνος δὲ σφοδροῦ γενομένου καὶ τῆς νεὼς περιτραπείσης, πάντα ἀπολέσασαι αὐταὶ ἐπὶ τὴν γῆν διεσώθησαν. Ἐξ ἐκείνου τοίνυν ἡ μὲν αἴθυια τοῖς αἰγιαλοῖς ἀεὶ παρεδρεύει, μή που τὸν χαλκὸν ἐκβάλλῃ ἡ θάλαττα· ἡ δὲ νυκτερὶς τοὺς δανειστὰς φοβουμένη, τῆς μὲν ἡμέρας οὐ φαίνεται, νύκτωρ δ᾿ ἐπὶ νομὴν ἔξεισιν· ἡ δὲ βάτος τῆς τῶν παριόντων ἐσθῆτος ἐπιλαμβάνεται, εἴ που τὴν οἰκείαν ἐπιγνοίη ζητοῦσα.</text:span></text:span></text:p>
            <text:p text:style-name="P65"><text:span text:style-name="AncientGreek_3a__20_Ἀρχαία_20_ἑλληνικά"><text:span text:style-name="T3">Ὁ μῦθος δηλοῖ ὅτι περὶ ἃ σπουδάζομεν, τούτοις ἐς ὕστερον περιπίπτομεν.</text:span></text:span></text:p>
          </table:table-cell>
          <table:table-cell table:style-name="Table1.A1" office:value-type="string">
            <text:p text:style-name="P80">A BAT, A BRUSH AND A SEAGULL</text:p>
            <text:p text:style-name="P80">The bat, the bramble and the seagull joined together with the intention of indulging in trade. Accordingly the bat borrowed money to put into the community; the bramble took stuff with her, and the third partner, the seagull, bought copper; then they set sail. But a violent storm having arisen, the ship capsized, and all the cargo was lost; they only saved their persons. Also since that time, the seagull is always on the lookout on the shores, to see if the sea will not reject its copper somewhere; the bat, fearing its creditors, does not show itself during the day and only goes out to graze at night; finally the bramble catches the clothes of passers-by, trying to recognize its fabric.</text:p>
            <text:p text:style-name="P80"/>
            <text:p text:style-name="P80">This fable shows that we always come back to things where we have an interest.</text:p>
          </table:table-cell>
        </table:table-row>
        <table:table-row table:style-name="Table1.1">
          <table:table-cell table:style-name="Table1.A1" office:value-type="string">
            <text:p text:style-name="P20"><text:span text:style-name="AncientGreek_3a__20_Ἀρχαία_20_ἑλληνικά"><text:span text:style-name="T2">251. </text:span></text:span><text:span text:style-name="AncientGreek_3a__20_Ἀρχαία_20_ἑλληνικά"><text:span text:style-name="T1">Νυκτερὶ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γαλαῖ</text:span></text:span><text:span text:style-name="AncientGreek_3a__20_Ἀρχαία_20_ἑλληνικά"><text:span text:style-name="T2">.</text:span></text:span></text:p>
            <text:p text:style-name="P62"><text:span text:style-name="AncientGreek_3a__20_Ἀρχαία_20_ἑλληνικά"><text:span text:style-name="T3">Νυκτερὶς</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γῆς</text:span></text:span><text:span text:style-name="AncientGreek_3a__20_Ἀρχαία_20_ἑλληνικά"><text:span text:style-name="T16"> </text:span></text:span><text:span text:style-name="AncientGreek_3a__20_Ἀρχαία_20_ἑλληνικά"><text:span text:style-name="T3">πεσοῦσα</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γαλῆς</text:span></text:span><text:span text:style-name="AncientGreek_3a__20_Ἀρχαία_20_ἑλληνικά"><text:span text:style-name="T16"> </text:span></text:span><text:span text:style-name="AncientGreek_3a__20_Ἀρχαία_20_ἑλληνικά"><text:span text:style-name="T3">συνελήφθη</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μέλλουσα</text:span></text:span><text:span text:style-name="AncientGreek_3a__20_Ἀρχαία_20_ἑλληνικά"><text:span text:style-name="T16"> </text:span></text:span><text:span text:style-name="AncientGreek_3a__20_Ἀρχαία_20_ἑλληνικά"><text:span text:style-name="T3">ἀναιρεῖσθαι</text:span></text:span><text:span text:style-name="AncientGreek_3a__20_Ἀρχαία_20_ἑλληνικά"><text:span text:style-name="T16"> </text:span></text:span><text:span text:style-name="AncientGreek_3a__20_Ἀρχαία_20_ἑλληνικά"><text:span text:style-name="T3">περὶ</text:span></text:span><text:span text:style-name="AncientGreek_3a__20_Ἀρχαία_20_ἑλληνικά"><text:span text:style-name="T16"> </text:span></text:span><text:span text:style-name="AncientGreek_3a__20_Ἀρχαία_20_ἑλληνικά"><text:span text:style-name="T3">σωτηρίας</text:span></text:span><text:span text:style-name="AncientGreek_3a__20_Ἀρχαία_20_ἑλληνικά"><text:span text:style-name="T16"> </text:span></text:span><text:span text:style-name="AncientGreek_3a__20_Ἀρχαία_20_ἑλληνικά"><text:span text:style-name="T3">ἐδεῖτο</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φαμένης</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δύνασθαι</text:span></text:span><text:span text:style-name="AncientGreek_3a__20_Ἀρχαία_20_ἑλληνικά"><text:span text:style-name="T16"> </text:span></text:span><text:span text:style-name="AncientGreek_3a__20_Ἀρχαία_20_ἑλληνικά"><text:span text:style-name="T3">αὐτὴν</text:span></text:span><text:span text:style-name="AncientGreek_3a__20_Ἀρχαία_20_ἑλληνικά"><text:span text:style-name="T16"> </text:span></text:span><text:span text:style-name="AncientGreek_3a__20_Ἀρχαία_20_ἑλληνικά"><text:span text:style-name="T3">ἀπολῦσαι</text:span></text:span><text:span text:style-name="AncientGreek_3a__20_Ἀρχαία_20_ἑλληνικά"><text:span text:style-name="T16">, </text:span></text:span><text:span text:style-name="AncientGreek_3a__20_Ἀρχαία_20_ἑλληνικά"><text:span text:style-name="T3">φύσει</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πᾶσι</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πτηνοῖς</text:span></text:span><text:span text:style-name="AncientGreek_3a__20_Ἀρχαία_20_ἑλληνικά"><text:span text:style-name="T16"> </text:span></text:span><text:span text:style-name="AncientGreek_3a__20_Ἀρχαία_20_ἑλληνικά"><text:span text:style-name="T3">πολεμεῖν</text:span></text:span><text:span text:style-name="AncientGreek_3a__20_Ἀρχαία_20_ἑλληνικά"><text:span text:style-name="T16">, </text:span></text:span><text:span text:style-name="AncientGreek_3a__20_Ἀρχαία_20_ἑλληνικά"><text:span text:style-name="T3">αὐτὴ</text:span></text:span><text:span text:style-name="AncientGreek_3a__20_Ἀρχαία_20_ἑλληνικά"><text:span text:style-name="T16"> </text:span></text:span><text:span text:style-name="AncientGreek_3a__20_Ἀρχαία_20_ἑλληνικά"><text:span text:style-name="T3">ἔλεγεν</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ὄρνις</text:span></text:span><text:span text:style-name="AncientGreek_3a__20_Ἀρχαία_20_ἑλληνικά"><text:span text:style-name="T16">,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μῦς</text:span></text:span><text:span text:style-name="AncientGreek_3a__20_Ἀρχαία_20_ἑλληνικά"><text:span text:style-name="T16"> </text:span></text:span><text:span text:style-name="AncientGreek_3a__20_Ἀρχαία_20_ἑλληνικά"><text:span text:style-name="T3">εἶνα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οὕτως</text:span></text:span><text:span text:style-name="AncientGreek_3a__20_Ἀρχαία_20_ἑλληνικά"><text:span text:style-name="T16"> </text:span></text:span><text:span text:style-name="AncientGreek_3a__20_Ἀρχαία_20_ἑλληνικά"><text:span text:style-name="T3">ἀφείθη</text:span></text:span><text:span text:style-name="AncientGreek_3a__20_Ἀρχαία_20_ἑλληνικά"><text:span text:style-name="T16">. </text:span></text:span><text:span text:style-name="AncientGreek_3a__20_Ἀρχαία_20_ἑλληνικά"><text:span text:style-name="T3">Ὕστερο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άλιν</text:span></text:span><text:span text:style-name="AncientGreek_3a__20_Ἀρχαία_20_ἑλληνικά"><text:span text:style-name="T16"> </text:span></text:span><text:span text:style-name="AncientGreek_3a__20_Ἀρχαία_20_ἑλληνικά"><text:span text:style-name="T3">πεσοῦσ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ὑφ᾿</text:span></text:span><text:span text:style-name="AncientGreek_3a__20_Ἀρχαία_20_ἑλληνικά"><text:span text:style-name="T16"> </text:span></text:span><text:span text:style-name="AncientGreek_3a__20_Ἀρχαία_20_ἑλληνικά"><text:span text:style-name="T3">ἑτέρας</text:span></text:span><text:span text:style-name="AncientGreek_3a__20_Ἀρχαία_20_ἑλληνικά"><text:span text:style-name="T16"> </text:span></text:span><text:span text:style-name="AncientGreek_3a__20_Ἀρχαία_20_ἑλληνικά"><text:span text:style-name="T3">συλληφθεῖσα</text:span></text:span><text:span text:style-name="AncientGreek_3a__20_Ἀρχαία_20_ἑλληνικά"><text:span text:style-name="T16"> </text:span></text:span><text:span text:style-name="AncientGreek_3a__20_Ἀρχαία_20_ἑλληνικά"><text:span text:style-name="T3">γαλῆς</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βρωθῆναι</text:span></text:span><text:span text:style-name="AncientGreek_3a__20_Ἀρχαία_20_ἑλληνικά"><text:span text:style-name="T16"> </text:span></text:span><text:span text:style-name="AncientGreek_3a__20_Ἀρχαία_20_ἑλληνικά"><text:span text:style-name="T3">ἐδεῖτο</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εἰπούσης</text:span></text:span><text:span text:style-name="AncientGreek_3a__20_Ἀρχαία_20_ἑλληνικά"><text:span text:style-name="T16"> </text:span></text:span><text:span text:style-name="AncientGreek_3a__20_Ἀρχαία_20_ἑλληνικά"><text:span text:style-name="T3">ἅπασιν</text:span></text:span><text:span text:style-name="AncientGreek_3a__20_Ἀρχαία_20_ἑλληνικά"><text:span text:style-name="T16"> </text:span></text:span><text:span text:style-name="AncientGreek_3a__20_Ἀρχαία_20_ἑλληνικά"><text:span text:style-name="T3">ἐχθραίνειν</text:span></text:span><text:span text:style-name="AncientGreek_3a__20_Ἀρχαία_20_ἑλληνικά"><text:span text:style-name="T16"> </text:span></text:span><text:span text:style-name="AncientGreek_3a__20_Ἀρχαία_20_ἑλληνικά"><text:span text:style-name="T3">μυσίν</text:span></text:span><text:span text:style-name="AncientGreek_3a__20_Ἀρχαία_20_ἑλληνικά"><text:span text:style-name="T16">, </text:span></text:span><text:span text:style-name="AncientGreek_3a__20_Ἀρχαία_20_ἑλληνικά"><text:span text:style-name="T3">αὐτὴ</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μῦς</text:span></text:span><text:span text:style-name="AncientGreek_3a__20_Ἀρχαία_20_ἑλληνικά"><text:span text:style-name="T16">,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νυκτερὶς</text:span></text:span><text:span text:style-name="AncientGreek_3a__20_Ἀρχαία_20_ἑλληνικά"><text:span text:style-name="T16"> </text:span></text:span><text:span text:style-name="AncientGreek_3a__20_Ἀρχαία_20_ἑλληνικά"><text:span text:style-name="T3">ἔλεγεν</text:span></text:span><text:span text:style-name="AncientGreek_3a__20_Ἀρχαία_20_ἑλληνικά"><text:span text:style-name="T16"> </text:span></text:span><text:span text:style-name="AncientGreek_3a__20_Ἀρχαία_20_ἑλληνικά"><text:span text:style-name="T3">εἶνα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άλιν</text:span></text:span><text:span text:style-name="AncientGreek_3a__20_Ἀρχαία_20_ἑλληνικά"><text:span text:style-name="T16"> </text:span></text:span><text:span text:style-name="AncientGreek_3a__20_Ἀρχαία_20_ἑλληνικά"><text:span text:style-name="T3">ἀπελύθη</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οὕτω</text:span></text:span><text:span text:style-name="AncientGreek_3a__20_Ἀρχαία_20_ἑλληνικά"><text:span text:style-name="T16"> </text:span></text:span><text:span text:style-name="AncientGreek_3a__20_Ἀρχαία_20_ἑλληνικά"><text:span text:style-name="T3">συνέβη</text:span></text:span><text:span text:style-name="AncientGreek_3a__20_Ἀρχαία_20_ἑλληνικά"><text:span text:style-name="T16"> </text:span></text:span><text:span text:style-name="AncientGreek_3a__20_Ἀρχαία_20_ἑλληνικά"><text:span text:style-name="T3">δὶς</text:span></text:span><text:span text:style-name="AncientGreek_3a__20_Ἀρχαία_20_ἑλληνικά"><text:span text:style-name="T16"> </text:span></text:span><text:span text:style-name="AncientGreek_3a__20_Ἀρχαία_20_ἑλληνικά"><text:span text:style-name="T3">αὐτὴν</text:span></text:span><text:span text:style-name="AncientGreek_3a__20_Ἀρχαία_20_ἑλληνικά"><text:span text:style-name="T16"> </text:span></text:span><text:span text:style-name="AncientGreek_3a__20_Ἀρχαία_20_ἑλληνικά"><text:span text:style-name="T3">ἀλλαξαμένην</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ὄνομα</text:span></text:span><text:span text:style-name="AncientGreek_3a__20_Ἀρχαία_20_ἑλληνικά"><text:span text:style-name="T16"> </text:span></text:span><text:span text:style-name="AncientGreek_3a__20_Ἀρχαία_20_ἑλληνικά"><text:span text:style-name="T3">σωτηρίας</text:span></text:span><text:span text:style-name="AncientGreek_3a__20_Ἀρχαία_20_ἑλληνικά"><text:span text:style-name="T16"> </text:span></text:span><text:span text:style-name="AncientGreek_3a__20_Ἀρχαία_20_ἑλληνικά"><text:span text:style-name="T3">τυχεῖν</text:span></text:span><text:span text:style-name="AncientGreek_3a__20_Ἀρχαία_20_ἑλληνικά"><text:span text:style-name="T16">.</text:span></text:span></text:p>
            <text:p text:style-name="P62"><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ῦθ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δεῖ</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ἡμᾶς</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αὐτοῖς</text:span></text:span><text:span text:style-name="AncientGreek_3a__20_Ἀρχαία_20_ἑλληνικά"><text:span text:style-name="T16"> </text:span></text:span><text:span text:style-name="AncientGreek_3a__20_Ἀρχαία_20_ἑλληνικά"><text:span text:style-name="T3">ἀεὶ</text:span></text:span><text:span text:style-name="AncientGreek_3a__20_Ἀρχαία_20_ἑλληνικά"><text:span text:style-name="T16"> </text:span></text:span><text:span text:style-name="AncientGreek_3a__20_Ἀρχαία_20_ἑλληνικά"><text:span text:style-name="T3">ἐπιμένειν</text:span></text:span><text:span text:style-name="AncientGreek_3a__20_Ἀρχαία_20_ἑλληνικά"><text:span text:style-name="T16">, </text:span></text:span><text:span text:style-name="AncientGreek_3a__20_Ἀρχαία_20_ἑλληνικά"><text:span text:style-name="T3">λογιζομένους</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καιροῖς</text:span></text:span><text:span text:style-name="AncientGreek_3a__20_Ἀρχαία_20_ἑλληνικά"><text:span text:style-name="T16"> </text:span></text:span><text:span text:style-name="AncientGreek_3a__20_Ἀρχαία_20_ἑλληνικά"><text:span text:style-name="T3">συμμετασχηματιζόμενοι</text:span></text:span><text:span text:style-name="AncientGreek_3a__20_Ἀρχαία_20_ἑλληνικά"><text:span text:style-name="T16"> </text:span></text:span><text:span text:style-name="AncientGreek_3a__20_Ἀρχαία_20_ἑλληνικά"><text:span text:style-name="T3">πολλάκις</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κινδύνους</text:span></text:span><text:span text:style-name="AncientGreek_3a__20_Ἀρχαία_20_ἑλληνικά"><text:span text:style-name="T16"> </text:span></text:span><text:span text:style-name="AncientGreek_3a__20_Ἀρχαία_20_ἑλληνικά"><text:span text:style-name="T3">ἐκφεύγουσιν</text:span></text:span><text:span text:style-name="AncientGreek_3a__20_Ἀρχαία_20_ἑλληνικά"><text:span text:style-name="T16">.</text:span></text:span></text:p>
          </table:table-cell>
          <table:table-cell table:style-name="Table1.A1" office:value-type="string">
            <text:p text:style-name="P80">A BAT AND Some Weasles</text:p>
            <text:p text:style-name="P80">A bat, having fallen to the ground, was taken by a weasel. Seeing herself about to be killed, she asked for life. The weasel told her that she could not release her; for she was by nature the enemy of all birds. The bat replied that it was not itself a bird, but a mouse, and it got away with it by this means. Subsequently, having fallen a second time, she was taken by another weasel, and begged it not to eat her. When she replied that she hated all mice, the bat claimed that she herself was not a mouse, but a bat, and she was released again this time. It so happened that twice, by changing her name, she saved herself from death.</text:p>
            <text:p text:style-name="P80"/>
            <text:p text:style-name="P80">This fable shows that one should not always stick to the same means, but remember that by adapting to circumstances, one often escapes danger.</text:p>
          </table:table-cell>
        </table:table-row>
        <text:soft-page-break/>
        <table:table-row table:style-name="Table1.1">
          <table:table-cell table:style-name="Table1.A1" office:value-type="string">
            <text:p text:style-name="P24"><text:span text:style-name="AncientGreek_3a__20_Ἀρχαία_20_ἑλληνικά"><text:span text:style-name="T2">252. </text:span></text:span><text:span text:style-name="AncientGreek_3a__20_Ἀρχαία_20_ἑλληνικά"><text:span text:style-name="T1">Ξύλα</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ἐλαία</text:span></text:span><text:span text:style-name="AncientGreek_3a__20_Ἀρχαία_20_ἑλληνικά"><text:span text:style-name="T2">.<text:line-break/></text:span></text:span><text:span text:style-name="AncientGreek_3a__20_Ἀρχαία_20_ἑλληνικά"><text:span text:style-name="T3">Ξύλα</text:span></text:span><text:span text:style-name="AncientGreek_3a__20_Ἀρχαία_20_ἑλληνικά"><text:span text:style-name="T16"> </text:span></text:span><text:span text:style-name="AncientGreek_3a__20_Ἀρχαία_20_ἑλληνικά"><text:span text:style-name="T3">ποτὲ</text:span></text:span><text:span text:style-name="AncientGreek_3a__20_Ἀρχαία_20_ἑλληνικά"><text:span text:style-name="T16"> </text:span></text:span><text:span text:style-name="AncientGreek_3a__20_Ἀρχαία_20_ἑλληνικά"><text:span text:style-name="T3">ἐπορεύθη</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χειροτονῆσαι</text:span></text:span><text:span text:style-name="AncientGreek_3a__20_Ἀρχαία_20_ἑλληνικά"><text:span text:style-name="T16"> </text:span></text:span><text:span text:style-name="AncientGreek_3a__20_Ἀρχαία_20_ἑλληνικά"><text:span text:style-name="T3">ἐφ᾿</text:span></text:span><text:span text:style-name="AncientGreek_3a__20_Ἀρχαία_20_ἑλληνικά"><text:span text:style-name="T16"> </text:span></text:span><text:span text:style-name="AncientGreek_3a__20_Ἀρχαία_20_ἑλληνικά"><text:span text:style-name="T3">ἑαυτῶν</text:span></text:span><text:span text:style-name="AncientGreek_3a__20_Ἀρχαία_20_ἑλληνικά"><text:span text:style-name="T16"> </text:span></text:span><text:span text:style-name="AncientGreek_3a__20_Ἀρχαία_20_ἑλληνικά"><text:span text:style-name="T3">βασιλέ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εἶπαν</text:span></text:span><text:span text:style-name="AncientGreek_3a__20_Ἀρχαία_20_ἑλληνικά"><text:span text:style-name="T16"> </text:span></text:span><text:span text:style-name="AncientGreek_3a__20_Ἀρχαία_20_ἑλληνικά"><text:span text:style-name="T3">τῇ</text:span></text:span><text:span text:style-name="AncientGreek_3a__20_Ἀρχαία_20_ἑλληνικά"><text:span text:style-name="T16"> </text:span></text:span><text:span text:style-name="AncientGreek_3a__20_Ἀρχαία_20_ἑλληνικά"><text:span text:style-name="T3">ἐλαίᾳ</text:span></text:span><text:span text:style-name="AncientGreek_3a__20_Ἀρχαία_20_ἑλληνικά"><text:span text:style-name="T16">· « </text:span></text:span><text:span text:style-name="AncientGreek_3a__20_Ἀρχαία_20_ἑλληνικά"><text:span text:style-name="T3">Βασίλευσον</text:span></text:span><text:span text:style-name="AncientGreek_3a__20_Ἀρχαία_20_ἑλληνικά"><text:span text:style-name="T16"> </text:span></text:span><text:span text:style-name="AncientGreek_3a__20_Ἀρχαία_20_ἑλληνικά"><text:span text:style-name="T3">ἐφ᾿</text:span></text:span><text:span text:style-name="AncientGreek_3a__20_Ἀρχαία_20_ἑλληνικά"><text:span text:style-name="T16"> </text:span></text:span><text:span text:style-name="AncientGreek_3a__20_Ἀρχαία_20_ἑλληνικά"><text:span text:style-name="T3">ἡμῶν</text:span></text:span><text:span text:style-name="AncientGreek_3a__20_Ἀρχαία_20_ἑλληνικά"><text:span text:style-name="T16">. »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text:span></text:span><text:span text:style-name="AncientGreek_3a__20_Ἀρχαία_20_ἑλληνικά"><text:span text:style-name="T3">αὐτοῖς</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ἐλαία</text:span></text:span><text:span text:style-name="AncientGreek_3a__20_Ἀρχαία_20_ἑλληνικά"><text:span text:style-name="T16">· « </text:span></text:span><text:span text:style-name="AncientGreek_3a__20_Ἀρχαία_20_ἑλληνικά"><text:span text:style-name="T3">Ἀφεῖσα</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πιότητά</text:span></text:span><text:span text:style-name="AncientGreek_3a__20_Ἀρχαία_20_ἑλληνικά"><text:span text:style-name="T16"> </text:span></text:span><text:span text:style-name="AncientGreek_3a__20_Ἀρχαία_20_ἑλληνικά"><text:span text:style-name="T3">μου</text:span></text:span><text:span text:style-name="AncientGreek_3a__20_Ἀρχαία_20_ἑλληνικά"><text:span text:style-name="T16"> </text:span></text:span><text:span text:style-name="AncientGreek_3a__20_Ἀρχαία_20_ἑλληνικά"><text:span text:style-name="T3">ἣν</text:span></text:span><text:span text:style-name="AncientGreek_3a__20_Ἀρχαία_20_ἑλληνικά"><text:span text:style-name="T16"> </text:span></text:span><text:span text:style-name="AncientGreek_3a__20_Ἀρχαία_20_ἑλληνικά"><text:span text:style-name="T3">ἐδόξασεν</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ἐμοὶ</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θεὸ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ἄνθρωποι</text:span></text:span><text:span text:style-name="AncientGreek_3a__20_Ἀρχαία_20_ἑλληνικά"><text:span text:style-name="T16">, </text:span></text:span><text:span text:style-name="AncientGreek_3a__20_Ἀρχαία_20_ἑλληνικά"><text:span text:style-name="T3">πορευθῶ</text:span></text:span><text:span text:style-name="AncientGreek_3a__20_Ἀρχαία_20_ἑλληνικά"><text:span text:style-name="T16"> </text:span></text:span><text:span text:style-name="AncientGreek_3a__20_Ἀρχαία_20_ἑλληνικά"><text:span text:style-name="T3">ἄρχειν</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ξύλων</text:span></text:span><text:span text:style-name="AncientGreek_3a__20_Ἀρχαία_20_ἑλληνικά"><text:span text:style-name="T16">; »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εἶπαν</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ξύλα</text:span></text:span><text:span text:style-name="AncientGreek_3a__20_Ἀρχαία_20_ἑλληνικά"><text:span text:style-name="T16"> </text:span></text:span><text:span text:style-name="AncientGreek_3a__20_Ἀρχαία_20_ἑλληνικά"><text:span text:style-name="T3">τῇ</text:span></text:span><text:span text:style-name="AncientGreek_3a__20_Ἀρχαία_20_ἑλληνικά"><text:span text:style-name="T16"> </text:span></text:span><text:span text:style-name="AncientGreek_3a__20_Ἀρχαία_20_ἑλληνικά"><text:span text:style-name="T3">συκῇ</text:span></text:span><text:span text:style-name="AncientGreek_3a__20_Ἀρχαία_20_ἑλληνικά"><text:span text:style-name="T16">· « </text:span></text:span><text:span text:style-name="AncientGreek_3a__20_Ἀρχαία_20_ἑλληνικά"><text:span text:style-name="T3">Δεῦρο</text:span></text:span><text:span text:style-name="AncientGreek_3a__20_Ἀρχαία_20_ἑλληνικά"><text:span text:style-name="T16">, </text:span></text:span><text:span text:style-name="AncientGreek_3a__20_Ἀρχαία_20_ἑλληνικά"><text:span text:style-name="T3">βασίλευσον</text:span></text:span><text:span text:style-name="AncientGreek_3a__20_Ἀρχαία_20_ἑλληνικά"><text:span text:style-name="T16"> </text:span></text:span><text:span text:style-name="AncientGreek_3a__20_Ἀρχαία_20_ἑλληνικά"><text:span text:style-name="T3">ἐφ᾿</text:span></text:span><text:span text:style-name="AncientGreek_3a__20_Ἀρχαία_20_ἑλληνικά"><text:span text:style-name="T16"> </text:span></text:span><text:span text:style-name="AncientGreek_3a__20_Ἀρχαία_20_ἑλληνικά"><text:span text:style-name="T3">ἡμῶν</text:span></text:span><text:span text:style-name="AncientGreek_3a__20_Ἀρχαία_20_ἑλληνικά"><text:span text:style-name="T16">. »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text:span></text:span><text:span text:style-name="AncientGreek_3a__20_Ἀρχαία_20_ἑλληνικά"><text:span text:style-name="T3">αὐτὴ</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συκῆ</text:span></text:span><text:span text:style-name="AncientGreek_3a__20_Ἀρχαία_20_ἑλληνικά"><text:span text:style-name="T16">· « </text:span></text:span><text:span text:style-name="AncientGreek_3a__20_Ἀρχαία_20_ἑλληνικά"><text:span text:style-name="T3">Ἀφεῖσα</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γλυκύτητά</text:span></text:span><text:span text:style-name="AncientGreek_3a__20_Ἀρχαία_20_ἑλληνικά"><text:span text:style-name="T16"> </text:span></text:span><text:span text:style-name="AncientGreek_3a__20_Ἀρχαία_20_ἑλληνικά"><text:span text:style-name="T3">μου</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γέννημά</text:span></text:span><text:span text:style-name="AncientGreek_3a__20_Ἀρχαία_20_ἑλληνικά"><text:span text:style-name="T16"> </text:span></text:span><text:span text:style-name="AncientGreek_3a__20_Ἀρχαία_20_ἑλληνικά"><text:span text:style-name="T3">μου</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ἀγαθόν</text:span></text:span><text:span text:style-name="AncientGreek_3a__20_Ἀρχαία_20_ἑλληνικά"><text:span text:style-name="T16">, </text:span></text:span><text:span text:style-name="AncientGreek_3a__20_Ἀρχαία_20_ἑλληνικά"><text:span text:style-name="T3">πορευθῶ</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ἄρχειν</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ξύλων</text:span></text:span><text:span text:style-name="AncientGreek_3a__20_Ἀρχαία_20_ἑλληνικά"><text:span text:style-name="T16">; »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εἶπαν</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ξύλα</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ῥάμνον</text:span></text:span><text:span text:style-name="AncientGreek_3a__20_Ἀρχαία_20_ἑλληνικά"><text:span text:style-name="T16">· « </text:span></text:span><text:span text:style-name="AncientGreek_3a__20_Ἀρχαία_20_ἑλληνικά"><text:span text:style-name="T3">Δεῦρο</text:span></text:span><text:span text:style-name="AncientGreek_3a__20_Ἀρχαία_20_ἑλληνικά"><text:span text:style-name="T16">, </text:span></text:span><text:span text:style-name="AncientGreek_3a__20_Ἀρχαία_20_ἑλληνικά"><text:span text:style-name="T3">βασίλευσον</text:span></text:span><text:span text:style-name="AncientGreek_3a__20_Ἀρχαία_20_ἑλληνικά"><text:span text:style-name="T16"> </text:span></text:span><text:span text:style-name="AncientGreek_3a__20_Ἀρχαία_20_ἑλληνικά"><text:span text:style-name="T3">ἐφ᾿</text:span></text:span><text:span text:style-name="AncientGreek_3a__20_Ἀρχαία_20_ἑλληνικά"><text:span text:style-name="T16"> </text:span></text:span><text:span text:style-name="AncientGreek_3a__20_Ἀρχαία_20_ἑλληνικά"><text:span text:style-name="T3">ἡμῶν</text:span></text:span><text:span text:style-name="AncientGreek_3a__20_Ἀρχαία_20_ἑλληνικά"><text:span text:style-name="T16">. » </text:span></text:span><text:span text:style-name="AncientGreek_3a__20_Ἀρχαία_20_ἑλληνικά"><text:span text:style-name="T3">Καὶ εἶπεν ἡ ῥάμνος </text:span></text:span><text:span text:style-name="AncientGreek_3a__20_Ἀρχαία_20_ἑλληνικά"><text:span text:style-name="T22">⟨</text:span></text:span><text:span text:style-name="AncientGreek_3a__20_Ἀρχαία_20_ἑλληνικά"><text:span text:style-name="T3">πρὸς</text:span></text:span><text:span text:style-name="AncientGreek_3a__20_Ἀρχαία_20_ἑλληνικά"><text:span text:style-name="T22">⟩</text:span></text:span><text:span text:style-name="AncientGreek_3a__20_Ἀρχαία_20_ἑλληνικά"><text:span text:style-name="T3"> τὰ ξύλα· « Εἰ ἐν ἀληθείᾳ ὑμεῖς χρίετέ με εἰς βασιλέα ἐφ᾿ ὑμῶν, δεῦτε ὑπόστητε ἐν τῇ σκέπῃ μου· καὶ εἰ μή, ἐξέλθοι πῦρ ἐκ τῆς ῥάμνου καὶ καταφάγοι τὰς κέδρους τοῦ Λιβάνου. »</text:span></text:span></text:p>
          </table:table-cell>
          <table:table-cell table:style-name="Table1.A1" office:value-type="string">
            <text:p text:style-name="P80">THE TREES AND THE OLIVE TREE</text:p>
            <text:p text:style-name="P80">One day the trees began to elect a king to rule them, and they said to the olive tree: "Reign over us." And the olive tree answered them: "I, let me renounce the fatty liquor so appreciated in me by God and by men, to go and reign over the trees!" And the trees said to the fig tree: "Come and reign over us." And the fig tree also replied: "I, let me renounce the sweetness that is in me and the excellent fruit that I bear, to go and reign over the trees!" And the trees said to the thorn: "Come and reign over us." And the thorn replied to the trees: “If you really anoint me to reign over you, come and take shelter under me; if not, let him come out of the fire of the thorn, and devour the cedars of Lebanon! »</text:p>
          </table:table-cell>
        </table:table-row>
        <table:table-row table:style-name="Table1.1">
          <table:table-cell table:style-name="Table1.A1" office:value-type="string">
            <text:p text:style-name="P20"><text:span text:style-name="AncientGreek_3a__20_Ἀρχαία_20_ἑλληνικά"><text:span text:style-name="T2">253. </text:span></text:span><text:span text:style-name="AncientGreek_3a__20_Ἀρχαία_20_ἑλληνικά"><text:span text:style-name="T1">Ξυλευόμε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Ἑρμῆς</text:span></text:span><text:span text:style-name="AncientGreek_3a__20_Ἀρχαία_20_ἑλληνικά"><text:span text:style-name="T2">.<text:line-break/></text:span></text:span><text:span text:style-name="AncientGreek_3a__20_Ἀρχαία_20_ἑλληνικά"><text:span text:style-name="T3">Ξυλευόμενός</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ποταμῷ</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οἰκεῖον</text:span></text:span><text:span text:style-name="AncientGreek_3a__20_Ἀρχαία_20_ἑλληνικά"><text:span text:style-name="T16"> </text:span></text:span><text:span text:style-name="AncientGreek_3a__20_Ἀρχαία_20_ἑλληνικά"><text:span text:style-name="T3">ἀπέβαλε</text:span></text:span><text:span text:style-name="AncientGreek_3a__20_Ἀρχαία_20_ἑλληνικά"><text:span text:style-name="T16"> </text:span></text:span><text:span text:style-name="AncientGreek_3a__20_Ἀρχαία_20_ἑλληνικά"><text:span text:style-name="T3">πέλεκυν</text:span></text:span><text:span text:style-name="AncientGreek_3a__20_Ἀρχαία_20_ἑλληνικά"><text:span text:style-name="T16">. </text:span></text:span><text:span text:style-name="AncientGreek_3a__20_Ἀρχαία_20_ἑλληνικά"><text:span text:style-name="T3">Ἀμηχανῶν</text:span></text:span><text:span text:style-name="AncientGreek_3a__20_Ἀρχαία_20_ἑλληνικά"><text:span text:style-name="T16"> </text:span></text:span><text:span text:style-name="AncientGreek_3a__20_Ἀρχαία_20_ἑλληνικά"><text:span text:style-name="T3">τοίνυν</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ὄχθην</text:span></text:span><text:span text:style-name="AncientGreek_3a__20_Ἀρχαία_20_ἑλληνικά"><text:span text:style-name="T16"> </text:span></text:span><text:span text:style-name="AncientGreek_3a__20_Ἀρχαία_20_ἑλληνικά"><text:span text:style-name="T3">καθίσας</text:span></text:span><text:span text:style-name="AncientGreek_3a__20_Ἀρχαία_20_ἑλληνικά"><text:span text:style-name="T16"> </text:span></text:span><text:span text:style-name="AncientGreek_3a__20_Ἀρχαία_20_ἑλληνικά"><text:span text:style-name="T3">ὠδύρετο</text:span></text:span><text:span text:style-name="AncientGreek_3a__20_Ἀρχαία_20_ἑλληνικά"><text:span text:style-name="T16">. </text:span></text:span><text:span text:style-name="AncientGreek_3a__20_Ἀρχαία_20_ἑλληνικά"><text:span text:style-name="T3">Ἑρμῆ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μαθὼν</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αἰτία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οἰκτείρα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ἄνθρωπον</text:span></text:span><text:span text:style-name="AncientGreek_3a__20_Ἀρχαία_20_ἑλληνικά"><text:span text:style-name="T16">, </text:span></text:span><text:span text:style-name="AncientGreek_3a__20_Ἀρχαία_20_ἑλληνικά"><text:span text:style-name="T3">καταδὺς</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ποταμὸν</text:span></text:span><text:span text:style-name="AncientGreek_3a__20_Ἀρχαία_20_ἑλληνικά"><text:span text:style-name="T16"> </text:span></text:span><text:span text:style-name="AncientGreek_3a__20_Ἀρχαία_20_ἑλληνικά"><text:span text:style-name="T3">χρυσοῦν</text:span></text:span><text:span text:style-name="AncientGreek_3a__20_Ἀρχαία_20_ἑλληνικά"><text:span text:style-name="T16"> </text:span></text:span><text:span text:style-name="AncientGreek_3a__20_Ἀρχαία_20_ἑλληνικά"><text:span text:style-name="T3">ἀνήνεγκε</text:span></text:span><text:span text:style-name="AncientGreek_3a__20_Ἀρχαία_20_ἑλληνικά"><text:span text:style-name="T16"> </text:span></text:span><text:span text:style-name="AncientGreek_3a__20_Ἀρχαία_20_ἑλληνικά"><text:span text:style-name="T3">πέλεκυ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οὗτός</text:span></text:span><text:span text:style-name="AncientGreek_3a__20_Ἀρχαία_20_ἑλληνικά"><text:span text:style-name="T16"> </text:span></text:span><text:span text:style-name="AncientGreek_3a__20_Ἀρχαία_20_ἑλληνικά"><text:span text:style-name="T3">ἐστιν</text:span></text:span><text:span text:style-name="AncientGreek_3a__20_Ἀρχαία_20_ἑλληνικά"><text:span text:style-name="T16"> </text:span></text:span><text:span text:style-name="AncientGreek_3a__20_Ἀρχαία_20_ἑλληνικά"><text:span text:style-name="T3">ὃν</text:span></text:span><text:span text:style-name="AncientGreek_3a__20_Ἀρχαία_20_ἑλληνικά"><text:span text:style-name="T16"> </text:span></text:span><text:span text:style-name="AncientGreek_3a__20_Ἀρχαία_20_ἑλληνικά"><text:span text:style-name="T3">ἀπώλεσεν</text:span></text:span><text:span text:style-name="AncientGreek_3a__20_Ἀρχαία_20_ἑλληνικά"><text:span text:style-name="T16"> </text:span></text:span><text:span text:style-name="AncientGreek_3a__20_Ἀρχαία_20_ἑλληνικά"><text:span text:style-name="T3">ἤρετο</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εἶναι</text:span></text:span><text:span text:style-name="AncientGreek_3a__20_Ἀρχαία_20_ἑλληνικά"><text:span text:style-name="T16"> </text:span></text:span><text:span text:style-name="AncientGreek_3a__20_Ἀρχαία_20_ἑλληνικά"><text:span text:style-name="T3">φαμένου</text:span></text:span><text:span text:style-name="AncientGreek_3a__20_Ἀρχαία_20_ἑλληνικά"><text:span text:style-name="T16">, </text:span></text:span><text:span text:style-name="AncientGreek_3a__20_Ἀρχαία_20_ἑλληνικά"><text:span text:style-name="T3">αὖθις</text:span></text:span><text:span text:style-name="AncientGreek_3a__20_Ἀρχαία_20_ἑλληνικά"><text:span text:style-name="T16"> </text:span></text:span><text:span text:style-name="AncientGreek_3a__20_Ἀρχαία_20_ἑλληνικά"><text:span text:style-name="T3">καταβὰς</text:span></text:span><text:span text:style-name="AncientGreek_3a__20_Ἀρχαία_20_ἑλληνικά"><text:span text:style-name="T16"> </text:span></text:span><text:span text:style-name="AncientGreek_3a__20_Ἀρχαία_20_ἑλληνικά"><text:span text:style-name="T3">ἀργυροῦν</text:span></text:span><text:span text:style-name="AncientGreek_3a__20_Ἀρχαία_20_ἑλληνικά"><text:span text:style-name="T16"> </text:span></text:span><text:span text:style-name="AncientGreek_3a__20_Ἀρχαία_20_ἑλληνικά"><text:span text:style-name="T3">ἀνεκόμισε</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μηδὲ</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εἶναι</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οἰκεῖον</text:span></text:span><text:span text:style-name="AncientGreek_3a__20_Ἀρχαία_20_ἑλληνικά"><text:span text:style-name="T16"> </text:span></text:span><text:span text:style-name="AncientGreek_3a__20_Ἀρχαία_20_ἑλληνικά"><text:span text:style-name="T3">εἰπόντος</text:span></text:span><text:span text:style-name="AncientGreek_3a__20_Ἀρχαία_20_ἑλληνικά"><text:span text:style-name="T16">, </text:span></text:span><text:span text:style-name="AncientGreek_3a__20_Ἀρχαία_20_ἑλληνικά"><text:span text:style-name="T3">ἐκ</text:span></text:span><text:span text:style-name="AncientGreek_3a__20_Ἀρχαία_20_ἑλληνικά"><text:span text:style-name="T16"> </text:span></text:span><text:span text:style-name="AncientGreek_3a__20_Ἀρχαία_20_ἑλληνικά"><text:span text:style-name="T3">τρίτου</text:span></text:span><text:span text:style-name="AncientGreek_3a__20_Ἀρχαία_20_ἑλληνικά"><text:span text:style-name="T16"> </text:span></text:span><text:span text:style-name="AncientGreek_3a__20_Ἀρχαία_20_ἑλληνικά"><text:span text:style-name="T3">καταβὰς</text:span></text:span><text:span text:style-name="AncientGreek_3a__20_Ἀρχαία_20_ἑλληνικά"><text:span text:style-name="T16"> </text:span></text:span><text:span text:style-name="AncientGreek_3a__20_Ἀρχαία_20_ἑλληνικά"><text:span text:style-name="T3">ἐκεῖνον</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οἰκεῖον</text:span></text:span><text:span text:style-name="AncientGreek_3a__20_Ἀρχαία_20_ἑλληνικά"><text:span text:style-name="T16"> </text:span></text:span><text:span text:style-name="AncientGreek_3a__20_Ἀρχαία_20_ἑλληνικά"><text:span text:style-name="T3">ἀνήνεγκε</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ἀληθῶς</text:span></text:span><text:span text:style-name="AncientGreek_3a__20_Ἀρχαία_20_ἑλληνικά"><text:span text:style-name="T16"> </text:span></text:span><text:span text:style-name="AncientGreek_3a__20_Ἀρχαία_20_ἑλληνικά"><text:span text:style-name="T3">εἶναι</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ἀπολωλότα</text:span></text:span><text:span text:style-name="AncientGreek_3a__20_Ἀρχαία_20_ἑλληνικά"><text:span text:style-name="T16"> </text:span></text:span><text:span text:style-name="AncientGreek_3a__20_Ἀρχαία_20_ἑλληνικά"><text:span text:style-name="T3">φαμένου</text:span></text:span><text:span text:style-name="AncientGreek_3a__20_Ἀρχαία_20_ἑλληνικά"><text:span text:style-name="T16">, </text:span></text:span><text:span text:style-name="AncientGreek_3a__20_Ἀρχαία_20_ἑλληνικά"><text:span text:style-name="T3">Ἑρμῆς</text:span></text:span><text:span text:style-name="AncientGreek_3a__20_Ἀρχαία_20_ἑλληνικά"><text:span text:style-name="T16"> </text:span></text:span><text:span text:style-name="AncientGreek_3a__20_Ἀρχαία_20_ἑλληνικά"><text:span text:style-name="T3">ἀποδεξάμενος</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δικαιοσύνην</text:span></text:span><text:span text:style-name="AncientGreek_3a__20_Ἀρχαία_20_ἑλληνικά"><text:span text:style-name="T16">, </text:span></text:span><text:span text:style-name="AncientGreek_3a__20_Ἀρχαία_20_ἑλληνικά"><text:span text:style-name="T3">πάντας</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ἐδωρήσατο</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αραγενόμενος</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ἑταίρους</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συμβάντα</text:span></text:span><text:span text:style-name="AncientGreek_3a__20_Ἀρχαία_20_ἑλληνικά"><text:span text:style-name="T16"> </text:span></text:span><text:span text:style-name="AncientGreek_3a__20_Ἀρχαία_20_ἑλληνικά"><text:span text:style-name="T3">αὐτοῖς</text:span></text:span><text:span text:style-name="AncientGreek_3a__20_Ἀρχαία_20_ἑλληνικά"><text:span text:style-name="T16"> </text:span></text:span><text:span text:style-name="AncientGreek_3a__20_Ἀρχαία_20_ἑλληνικά"><text:span text:style-name="T3">διεξελήλυθεν</text:span></text:span><text:span text:style-name="AncientGreek_3a__20_Ἀρχαία_20_ἑλληνικά"><text:span text:style-name="T16">· </text:span></text:span><text:span text:style-name="AncientGreek_3a__20_Ἀρχαία_20_ἑλληνικά"><text:span text:style-name="T3">ὧν</text:span></text:span><text:span text:style-name="AncientGreek_3a__20_Ἀρχαία_20_ἑλληνικά"><text:span text:style-name="T16"> </text:span></text:span><text:span text:style-name="AncientGreek_3a__20_Ἀρχαία_20_ἑλληνικά"><text:span text:style-name="T3">εἷς</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ἴσα</text:span></text:span><text:span text:style-name="AncientGreek_3a__20_Ἀρχαία_20_ἑλληνικά"><text:span text:style-name="T16"> </text:span></text:span><text:span text:style-name="AncientGreek_3a__20_Ἀρχαία_20_ἑλληνικά"><text:span text:style-name="T3">διαπράξασθαι</text:span></text:span><text:span text:style-name="AncientGreek_3a__20_Ἀρχαία_20_ἑλληνικά"><text:span text:style-name="T16"> </text:span></text:span><text:span text:style-name="AncientGreek_3a__20_Ἀρχαία_20_ἑλληνικά"><text:span text:style-name="T3">ἐβουλεύσατο</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ποταμὸν</text:span></text:span><text:span text:style-name="AncientGreek_3a__20_Ἀρχαία_20_ἑλληνικά"><text:span text:style-name="T16"> </text:span></text:span><text:span text:style-name="AncientGreek_3a__20_Ἀρχαία_20_ἑλληνικά"><text:span text:style-name="T3">ἐλθὼ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οἰκείαν</text:span></text:span><text:span text:style-name="AncientGreek_3a__20_Ἀρχαία_20_ἑλληνικά"><text:span text:style-name="T16"> </text:span></text:span><text:span text:style-name="AncientGreek_3a__20_Ἀρχαία_20_ἑλληνικά"><text:span text:style-name="T3">ἀξίνην</text:span></text:span><text:span text:style-name="AncientGreek_3a__20_Ἀρχαία_20_ἑλληνικά"><text:span text:style-name="T16"> </text:span></text:span><text:span text:style-name="AncientGreek_3a__20_Ἀρχαία_20_ἑλληνικά"><text:span text:style-name="T3">ἐξεπίτηδες</text:span></text:span><text:span text:style-name="AncientGreek_3a__20_Ἀρχαία_20_ἑλληνικά"><text:span text:style-name="T16"> </text:span></text:span><text:span text:style-name="AncientGreek_3a__20_Ἀρχαία_20_ἑλληνικά"><text:span text:style-name="T3">ἀφεὶς</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ῥεῦμα</text:span></text:span><text:span text:style-name="AncientGreek_3a__20_Ἀρχαία_20_ἑλληνικά"><text:span text:style-name="T16"> </text:span></text:span><text:span text:style-name="AncientGreek_3a__20_Ἀρχαία_20_ἑλληνικά"><text:span text:style-name="T3">κλαίων</text:span></text:span><text:span text:style-name="AncientGreek_3a__20_Ἀρχαία_20_ἑλληνικά"><text:span text:style-name="T16"> </text:span></text:span><text:span text:style-name="AncientGreek_3a__20_Ἀρχαία_20_ἑλληνικά"><text:span text:style-name="T3">ἐκάθητο</text:span></text:span><text:span text:style-name="AncientGreek_3a__20_Ἀρχαία_20_ἑλληνικά"><text:span text:style-name="T16">. </text:span></text:span><text:span text:style-name="AncientGreek_3a__20_Ἀρχαία_20_ἑλληνικά"><text:span text:style-name="T3">Ἐπιφανεὶς</text:span></text:span><text:span text:style-name="AncientGreek_3a__20_Ἀρχαία_20_ἑλληνικά"><text:span text:style-name="T16"> </text:span></text:span><text:span text:style-name="AncientGreek_3a__20_Ἀρχαία_20_ἑλληνικά"><text:span text:style-name="T3">οὖ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Ἑρμῆς</text:span></text:span><text:span text:style-name="AncientGreek_3a__20_Ἀρχαία_20_ἑλληνικά"><text:span text:style-name="T16"> </text:span></text:span><text:span text:style-name="AncientGreek_3a__20_Ἀρχαία_20_ἑλληνικά"><text:span text:style-name="T3">κἀκείνῳ</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αἰτίαν</text:span></text:span><text:span text:style-name="AncientGreek_3a__20_Ἀρχαία_20_ἑλληνικά"><text:span text:style-name="T16"> </text:span></text:span><text:span text:style-name="AncientGreek_3a__20_Ἀρχαία_20_ἑλληνικά"><text:span text:style-name="T3">μαθὼ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θρήνου</text:span></text:span><text:span text:style-name="AncientGreek_3a__20_Ἀρχαία_20_ἑλληνικά"><text:span text:style-name="T16">, </text:span></text:span><text:span text:style-name="AncientGreek_3a__20_Ἀρχαία_20_ἑλληνικά"><text:span text:style-name="T3">καταβὰς</text:span></text:span><text:span text:style-name="AncientGreek_3a__20_Ἀρχαία_20_ἑλληνικά"><text:span text:style-name="T16"> </text:span></text:span><text:span text:style-name="AncientGreek_3a__20_Ἀρχαία_20_ἑλληνικά"><text:span text:style-name="T3">ὁμοίως</text:span></text:span><text:span text:style-name="AncientGreek_3a__20_Ἀρχαία_20_ἑλληνικά"><text:span text:style-name="T16"> </text:span></text:span><text:span text:style-name="AncientGreek_3a__20_Ἀρχαία_20_ἑλληνικά"><text:span text:style-name="T3">χρυσῆν</text:span></text:span><text:span text:style-name="AncientGreek_3a__20_Ἀρχαία_20_ἑλληνικά"><text:span text:style-name="T16"> </text:span></text:span><text:span text:style-name="AncientGreek_3a__20_Ἀρχαία_20_ἑλληνικά"><text:span text:style-name="T3">ἀξίνην</text:span></text:span><text:span text:style-name="AncientGreek_3a__20_Ἀρχαία_20_ἑλληνικά"><text:span text:style-name="T16"> </text:span></text:span><text:span text:style-name="AncientGreek_3a__20_Ἀρχαία_20_ἑλληνικά"><text:span text:style-name="T3">ἐξήνεγκ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ἤρετο</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ταύτην</text:span></text:span><text:span text:style-name="AncientGreek_3a__20_Ἀρχαία_20_ἑλληνικά"><text:span text:style-name="T16"> </text:span></text:span><text:span text:style-name="AncientGreek_3a__20_Ἀρχαία_20_ἑλληνικά"><text:span text:style-name="T3">ἀπέβαλε</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σὺν</text:span></text:span><text:span text:style-name="AncientGreek_3a__20_Ἀρχαία_20_ἑλληνικά"><text:span text:style-name="T16"> </text:span></text:span><text:span text:style-name="AncientGreek_3a__20_Ἀρχαία_20_ἑλληνικά"><text:span text:style-name="T3">ἡδονῇ</text:span></text:span><text:span text:style-name="AncientGreek_3a__20_Ἀρχαία_20_ἑλληνικά"><text:span text:style-name="T16">· « </text:span></text:span><text:span text:style-name="AncientGreek_3a__20_Ἀρχαία_20_ἑλληνικά"><text:span text:style-name="T3">Ναὶ</text:span></text:span><text:span text:style-name="AncientGreek_3a__20_Ἀρχαία_20_ἑλληνικά"><text:span text:style-name="T16"> </text:span></text:span><text:span text:style-name="AncientGreek_3a__20_Ἀρχαία_20_ἑλληνικά"><text:span text:style-name="T3">ἀληθῶς</text:span></text:span><text:span text:style-name="AncientGreek_3a__20_Ἀρχαία_20_ἑλληνικά"><text:span text:style-name="T16"> </text:span></text:span><text:span text:style-name="AncientGreek_3a__20_Ἀρχαία_20_ἑλληνικά"><text:span text:style-name="T3">ἥδ᾿</text:span></text:span><text:span text:style-name="AncientGreek_3a__20_Ἀρχαία_20_ἑλληνικά"><text:span text:style-name="T16"> </text:span></text:span><text:span text:style-name="AncientGreek_3a__20_Ἀρχαία_20_ἑλληνικά"><text:span text:style-name="T3">ἐστί</text:span></text:span><text:span text:style-name="AncientGreek_3a__20_Ἀρχαία_20_ἑλληνικά"><text:span text:style-name="T16"> » </text:span></text:span><text:span text:style-name="AncientGreek_3a__20_Ἀρχαία_20_ἑλληνικά"><text:span text:style-name="T3">φήσαντος</text:span></text:span><text:span text:style-name="AncientGreek_3a__20_Ἀρχαία_20_ἑλληνικά"><text:span text:style-name="T16">, </text:span></text:span><text:span text:style-name="AncientGreek_3a__20_Ἀρχαία_20_ἑλληνικά"><text:span text:style-name="T3">μισήσα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θεὸ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τοσαύτην</text:span></text:span><text:span text:style-name="AncientGreek_3a__20_Ἀρχαία_20_ἑλληνικά"><text:span text:style-name="T16"> </text:span></text:span><text:span text:style-name="AncientGreek_3a__20_Ἀρχαία_20_ἑλληνικά"><text:span text:style-name="T3">ἀναίδειαν</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μόνον</text:span></text:span><text:span text:style-name="AncientGreek_3a__20_Ἀρχαία_20_ἑλληνικά"><text:span text:style-name="T16"> </text:span></text:span><text:span text:style-name="AncientGreek_3a__20_Ἀρχαία_20_ἑλληνικά"><text:span text:style-name="T3">ἐκείνην</text:span></text:span><text:span text:style-name="AncientGreek_3a__20_Ἀρχαία_20_ἑλληνικά"><text:span text:style-name="T16"> </text:span></text:span><text:span text:style-name="AncientGreek_3a__20_Ἀρχαία_20_ἑλληνικά"><text:span text:style-name="T3">κατέσχεν</text:span></text:span><text:span text:style-name="AncientGreek_3a__20_Ἀρχαία_20_ἑλληνικά"><text:span text:style-name="T16">, </text:span></text:span><text:span text:style-name="AncientGreek_3a__20_Ἀρχαία_20_ἑλληνικά"><text:span text:style-name="T3">ἀλλ᾿</text:span></text:span><text:span text:style-name="AncientGreek_3a__20_Ἀρχαία_20_ἑλληνικά"><text:span text:style-name="T16"> </text:span></text:span><text:span text:style-name="AncientGreek_3a__20_Ἀρχαία_20_ἑλληνικά"><text:span text:style-name="T3">οὐδὲ</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οἰκείαν</text:span></text:span><text:span text:style-name="AncientGreek_3a__20_Ἀρχαία_20_ἑλληνικά"><text:span text:style-name="T16"> </text:span></text:span><text:span text:style-name="AncientGreek_3a__20_Ἀρχαία_20_ἑλληνικά"><text:span text:style-name="T3">ἀπέδωκεν</text:span></text:span><text:span text:style-name="AncientGreek_3a__20_Ἀρχαία_20_ἑλληνικά"><text:span text:style-name="T16">.</text:span></text:span></text:p>
            <text:p text:style-name="P62"><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ῦθ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ὅσον</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δικαίοις</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θεῖον</text:span></text:span><text:span text:style-name="AncientGreek_3a__20_Ἀρχαία_20_ἑλληνικά"><text:span text:style-name="T16"> </text:span></text:span><text:span text:style-name="AncientGreek_3a__20_Ἀρχαία_20_ἑλληνικά"><text:span text:style-name="T3">συναίρεται</text:span></text:span><text:span text:style-name="AncientGreek_3a__20_Ἀρχαία_20_ἑλληνικά"><text:span text:style-name="T16">, </text:span></text:span><text:span text:style-name="AncientGreek_3a__20_Ἀρχαία_20_ἑλληνικά"><text:span text:style-name="T3">τοσοῦτον</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ἀδίκοις</text:span></text:span><text:span text:style-name="AncientGreek_3a__20_Ἀρχαία_20_ἑλληνικά"><text:span text:style-name="T16"> </text:span></text:span><text:span text:style-name="AncientGreek_3a__20_Ἀρχαία_20_ἑλληνικά"><text:span text:style-name="T3">ἐναντιοῦται</text:span></text:span><text:span text:style-name="AncientGreek_3a__20_Ἀρχαία_20_ἑλληνικά"><text:span text:style-name="T16">.</text:span></text:span></text:p>
          </table:table-cell>
          <table:table-cell table:style-name="Table1.A1" office:value-type="string">
            <text:p text:style-name="P80">THE LUMBERMAN AND HERMES</text:p>
            <text:p text:style-name="P80"/>
            <text:p text:style-name="P80">A man chopping wood beside a river had lost his ax. So, not knowing what to do, he sat down on the bank and wept. Hermes, having learned the cause of his sadness, took pity on him; he dived into the river, brought back a golden hatchet and asked him if it was the one he had lost. The man having replied that it was not that one, he dived again and brought back a silver one. The man having declared that this one was not his either, he dived a third time and brought back his own ax. The man said that was the one he had lost. Then Hermes, charmed with his honesty, gave him all three. Returning to his comrades, he told them his adventure. One of them got it into his head to get as many. the current, then sat down crying. Then Hermes appeared to him also, and hearing the subject of his weeping, he dove in and brought him also a golden hatchet, and asked him if it was the one he had lost. And he, overjoyed, exclaimed: "Yes, it is indeed her." But the god, being horrified by such effrontery, not only kept the golden axe, but he did not even return his own.</text:p>
            <text:p text:style-name="P80"/>
            <text:p text:style-name="P80">This fable shows that, as much as the divinity is favorable to honest people, so much it is hostile to the dishonest.</text:p>
          </table:table-cell>
        </table:table-row>
        <text:soft-page-break/>
        <table:table-row table:style-name="Table1.1">
          <table:table-cell table:style-name="Table1.A1" office:value-type="string">
            <text:p text:style-name="P25"><text:span text:style-name="AncientGreek_3a__20_Ἀρχαία_20_ἑλληνικά"><text:span text:style-name="T2">254. </text:span></text:span><text:span text:style-name="AncientGreek_3a__20_Ἀρχαία_20_ἑλληνικά"><text:span text:style-name="T1">Ὁδοιπόρο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ἄρκτος</text:span></text:span><text:span text:style-name="AncientGreek_3a__20_Ἀρχαία_20_ἑλληνικά"><text:span text:style-name="T2">.<text:line-break/></text:span></text:span><text:span text:style-name="AncientGreek_3a__20_Ἀρχαία_20_ἑλληνικά"><text:span text:style-name="T3">Δύο</text:span></text:span><text:span text:style-name="AncientGreek_3a__20_Ἀρχαία_20_ἑλληνικά"><text:span text:style-name="T16"> </text:span></text:span><text:span text:style-name="AncientGreek_3a__20_Ἀρχαία_20_ἑλληνικά"><text:span text:style-name="T3">φίλοι</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αὐτὴν</text:span></text:span><text:span text:style-name="AncientGreek_3a__20_Ἀρχαία_20_ἑλληνικά"><text:span text:style-name="T16"> </text:span></text:span><text:span text:style-name="AncientGreek_3a__20_Ἀρχαία_20_ἑλληνικά"><text:span text:style-name="T3">ὁδὸν</text:span></text:span><text:span text:style-name="AncientGreek_3a__20_Ἀρχαία_20_ἑλληνικά"><text:span text:style-name="T16"> </text:span></text:span><text:span text:style-name="AncientGreek_3a__20_Ἀρχαία_20_ἑλληνικά"><text:span text:style-name="T3">ἐβάδιζον</text:span></text:span><text:span text:style-name="AncientGreek_3a__20_Ἀρχαία_20_ἑλληνικά"><text:span text:style-name="T16">. </text:span></text:span><text:span text:style-name="AncientGreek_3a__20_Ἀρχαία_20_ἑλληνικά"><text:span text:style-name="T3">Ἄρκτου</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αὐτοῖς</text:span></text:span><text:span text:style-name="AncientGreek_3a__20_Ἀρχαία_20_ἑλληνικά"><text:span text:style-name="T16"> </text:span></text:span><text:span text:style-name="AncientGreek_3a__20_Ἀρχαία_20_ἑλληνικά"><text:span text:style-name="T3">ἐπιφανείση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ἕτερος</text:span></text:span><text:span text:style-name="AncientGreek_3a__20_Ἀρχαία_20_ἑλληνικά"><text:span text:style-name="T16"> </text:span></text:span><text:span text:style-name="AncientGreek_3a__20_Ἀρχαία_20_ἑλληνικά"><text:span text:style-name="T3">φθάσας</text:span></text:span><text:span text:style-name="AncientGreek_3a__20_Ἀρχαία_20_ἑλληνικά"><text:span text:style-name="T16"> </text:span></text:span><text:span text:style-name="AncientGreek_3a__20_Ἀρχαία_20_ἑλληνικά"><text:span text:style-name="T3">ἀνέβη</text:span></text:span><text:span text:style-name="AncientGreek_3a__20_Ἀρχαία_20_ἑλληνικά"><text:span text:style-name="T16"> </text:span></text:span><text:span text:style-name="AncientGreek_3a__20_Ἀρχαία_20_ἑλληνικά"><text:span text:style-name="T3">ἐπί</text:span></text:span><text:span text:style-name="AncientGreek_3a__20_Ἀρχαία_20_ἑλληνικά"><text:span text:style-name="T16"> </text:span></text:span><text:span text:style-name="AncientGreek_3a__20_Ἀρχαία_20_ἑλληνικά"><text:span text:style-name="T3">τι</text:span></text:span><text:span text:style-name="AncientGreek_3a__20_Ἀρχαία_20_ἑλληνικά"><text:span text:style-name="T16"> </text:span></text:span><text:span text:style-name="AncientGreek_3a__20_Ἀρχαία_20_ἑλληνικά"><text:span text:style-name="T3">δένδρο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νταῦθα</text:span></text:span><text:span text:style-name="AncientGreek_3a__20_Ἀρχαία_20_ἑλληνικά"><text:span text:style-name="T16"> </text:span></text:span><text:span text:style-name="AncientGreek_3a__20_Ἀρχαία_20_ἑλληνικά"><text:span text:style-name="T3">ἐκρύπτετο</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ἕτερος</text:span></text:span><text:span text:style-name="AncientGreek_3a__20_Ἀρχαία_20_ἑλληνικά"><text:span text:style-name="T16"> </text:span></text:span><text:span text:style-name="AncientGreek_3a__20_Ἀρχαία_20_ἑλληνικά"><text:span text:style-name="T3">μέλλων</text:span></text:span><text:span text:style-name="AncientGreek_3a__20_Ἀρχαία_20_ἑλληνικά"><text:span text:style-name="T16"> </text:span></text:span><text:span text:style-name="AncientGreek_3a__20_Ἀρχαία_20_ἑλληνικά"><text:span text:style-name="T3">περικατάληπτος</text:span></text:span><text:span text:style-name="AncientGreek_3a__20_Ἀρχαία_20_ἑλληνικά"><text:span text:style-name="T16"> </text:span></text:span><text:span text:style-name="AncientGreek_3a__20_Ἀρχαία_20_ἑλληνικά"><text:span text:style-name="T3">γίνεσθαι</text:span></text:span><text:span text:style-name="AncientGreek_3a__20_Ἀρχαία_20_ἑλληνικά"><text:span text:style-name="T16">, </text:span></text:span><text:span text:style-name="AncientGreek_3a__20_Ἀρχαία_20_ἑλληνικά"><text:span text:style-name="T3">πεσὼν</text:span></text:span><text:span text:style-name="AncientGreek_3a__20_Ἀρχαία_20_ἑλληνικά"><text:span text:style-name="T16"> </text:span></text:span><text:span text:style-name="AncientGreek_3a__20_Ἀρχαία_20_ἑλληνικά"><text:span text:style-name="T3">κατὰ</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ἐδάφου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νεκρὸν</text:span></text:span><text:span text:style-name="AncientGreek_3a__20_Ἀρχαία_20_ἑλληνικά"><text:span text:style-name="T16"> </text:span></text:span><text:span text:style-name="AncientGreek_3a__20_Ἀρχαία_20_ἑλληνικά"><text:span text:style-name="T3">προσεποιεῖτο</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ἄρκτου</text:span></text:span><text:span text:style-name="AncientGreek_3a__20_Ἀρχαία_20_ἑλληνικά"><text:span text:style-name="T16"> </text:span></text:span><text:span text:style-name="AncientGreek_3a__20_Ἀρχαία_20_ἑλληνικά"><text:span text:style-name="T3">προσενεγκούσης</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ῥύγχο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εριοσφραινομένης</text:span></text:span><text:span text:style-name="AncientGreek_3a__20_Ἀρχαία_20_ἑλληνικά"><text:span text:style-name="T16"> </text:span></text:span><text:span text:style-name="AncientGreek_3a__20_Ἀρχαία_20_ἑλληνικά"><text:span text:style-name="T3">τὰς</text:span></text:span><text:span text:style-name="AncientGreek_3a__20_Ἀρχαία_20_ἑλληνικά"><text:span text:style-name="T16"> </text:span></text:span><text:span text:style-name="AncientGreek_3a__20_Ἀρχαία_20_ἑλληνικά"><text:span text:style-name="T3">ἀναπνοὰς</text:span></text:span><text:span text:style-name="AncientGreek_3a__20_Ἀρχαία_20_ἑλληνικά"><text:span text:style-name="T16"> </text:span></text:span><text:span text:style-name="AncientGreek_3a__20_Ἀρχαία_20_ἑλληνικά"><text:span text:style-name="T3">συνεῖχε</text:span></text:span><text:span text:style-name="AncientGreek_3a__20_Ἀρχαία_20_ἑλληνικά"><text:span text:style-name="T16">· </text:span></text:span><text:span text:style-name="AncientGreek_3a__20_Ἀρχαία_20_ἑλληνικά"><text:span text:style-name="T3">φασὶ</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νεκροῦ</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ἅπτεσθαι</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ζῷον</text:span></text:span><text:span text:style-name="AncientGreek_3a__20_Ἀρχαία_20_ἑλληνικά"><text:span text:style-name="T16">. </text:span></text:span><text:span text:style-name="AncientGreek_3a__20_Ἀρχαία_20_ἑλληνικά"><text:span text:style-name="T3">Ὑποχωρησάσης</text:span></text:span><text:span text:style-name="AncientGreek_3a__20_Ἀρχαία_20_ἑλληνικά"><text:span text:style-name="T16"> </text:span></text:span><text:span text:style-name="AncientGreek_3a__20_Ἀρχαία_20_ἑλληνικά"><text:span text:style-name="T3">δέ</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ἀπὸ</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ένδρου</text:span></text:span><text:span text:style-name="AncientGreek_3a__20_Ἀρχαία_20_ἑλληνικά"><text:span text:style-name="T16"> </text:span></text:span><text:span text:style-name="AncientGreek_3a__20_Ἀρχαία_20_ἑλληνικά"><text:span text:style-name="T3">καταβὰς</text:span></text:span><text:span text:style-name="AncientGreek_3a__20_Ἀρχαία_20_ἑλληνικά"><text:span text:style-name="T16"> </text:span></text:span><text:span text:style-name="AncientGreek_3a__20_Ἀρχαία_20_ἑλληνικά"><text:span text:style-name="T3">ἐπυνθάνετο</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τί</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ἄρκτος</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οὖς</text:span></text:span><text:span text:style-name="AncientGreek_3a__20_Ἀρχαία_20_ἑλληνικά"><text:span text:style-name="T16"> </text:span></text:span><text:span text:style-name="AncientGreek_3a__20_Ἀρχαία_20_ἑλληνικά"><text:span text:style-name="T3">εἴρηκε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εἶπε</text:span></text:span><text:span text:style-name="AncientGreek_3a__20_Ἀρχαία_20_ἑλληνικά"><text:span text:style-name="T16">· «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λοιποῦ</text:span></text:span><text:span text:style-name="AncientGreek_3a__20_Ἀρχαία_20_ἑλληνικά"><text:span text:style-name="T16"> </text:span></text:span><text:span text:style-name="AncientGreek_3a__20_Ἀρχαία_20_ἑλληνικά"><text:span text:style-name="T3">τοιούτοις</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συνοδοιπορεῖν</text:span></text:span><text:span text:style-name="AncientGreek_3a__20_Ἀρχαία_20_ἑλληνικά"><text:span text:style-name="T16"> </text:span></text:span><text:span text:style-name="AncientGreek_3a__20_Ἀρχαία_20_ἑλληνικά"><text:span text:style-name="T3">φίλοις</text:span></text:span><text:span text:style-name="AncientGreek_3a__20_Ἀρχαία_20_ἑλληνικά"><text:span text:style-name="T16"> </text:span></text:span><text:span text:style-name="AncientGreek_3a__20_Ἀρχαία_20_ἑλληνικά"><text:span text:style-name="T3">οἳ</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κινδύνοις</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παραμένουσιν</text:span></text:span><text:span text:style-name="AncientGreek_3a__20_Ἀρχαία_20_ἑλληνικά"><text:span text:style-name="T16">. »</text:span></text:span></text:p>
            <text:p text:style-name="P66"><text:span text:style-name="AncientGreek_3a__20_Ἀρχαία_20_ἑλληνικά"><text:span text:style-name="T3">Ὁ λόγος δηλοῖ ὅτι τοὺς γνησίους τῶν φίλων αἱ συμφοραὶ δοκιμάζουσιν.</text:span></text:span></text:p>
          </table:table-cell>
          <table:table-cell table:style-name="Table1.A1" office:value-type="string">
            <text:p text:style-name="P80">TRAVELERS AND THE BEAR</text:p>
            <text:p text:style-name="P80"/>
            <text:p text:style-name="P80">Two friends were walking on the same road. A bear suddenly appeared to them. One quickly climbed a tree and hid there; the other, about to be caught, dropped to the ground and pretended to be dead. The bear approached him with its muzzle and sniffed him everywhere; but the man held his breath; for it is said that the bear does not touch a corpse. When the bear had moved away, the man who was on the tree came down and asked the other what the bear had whispered in his ear. “Not to travel in future with friends who shirk in danger,” replied the other.</text:p>
            <text:p text:style-name="P80"/>
            <text:p text:style-name="P80">This fable shows that true friends recognize each other in the face of misfortune.</text:p>
          </table:table-cell>
        </table:table-row>
        <table:table-row table:style-name="Table1.1">
          <table:table-cell table:style-name="Table1.A1" office:value-type="string">
            <text:p text:style-name="P20"><text:span text:style-name="AncientGreek_3a__20_Ἀρχαία_20_ἑλληνικά"><text:span text:style-name="T2">255. </text:span></text:span><text:span text:style-name="AncientGreek_3a__20_Ἀρχαία_20_ἑλληνικά"><text:span text:style-name="T1">Ὁδοιπόρο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όραξ</text:span></text:span><text:span text:style-name="AncientGreek_3a__20_Ἀρχαία_20_ἑλληνικά"><text:span text:style-name="T2">.<text:line-break/></text:span></text:span><text:span text:style-name="AncientGreek_3a__20_Ἀρχαία_20_ἑλληνικά"><text:span text:style-name="T3">Πορευομένοις</text:span></text:span><text:span text:style-name="AncientGreek_3a__20_Ἀρχαία_20_ἑλληνικά"><text:span text:style-name="T16"> </text:span></text:span><text:span text:style-name="AncientGreek_3a__20_Ἀρχαία_20_ἑλληνικά"><text:span text:style-name="T3">τισὶν</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πρᾶξίν</text:span></text:span><text:span text:style-name="AncientGreek_3a__20_Ἀρχαία_20_ἑλληνικά"><text:span text:style-name="T16"> </text:span></text:span><text:span text:style-name="AncientGreek_3a__20_Ἀρχαία_20_ἑλληνικά"><text:span text:style-name="T3">τινα</text:span></text:span><text:span text:style-name="AncientGreek_3a__20_Ἀρχαία_20_ἑλληνικά"><text:span text:style-name="T16"> </text:span></text:span><text:span text:style-name="AncientGreek_3a__20_Ἀρχαία_20_ἑλληνικά"><text:span text:style-name="T3">κόραξ</text:span></text:span><text:span text:style-name="AncientGreek_3a__20_Ἀρχαία_20_ἑλληνικά"><text:span text:style-name="T16"> </text:span></text:span><text:span text:style-name="AncientGreek_3a__20_Ἀρχαία_20_ἑλληνικά"><text:span text:style-name="T3">ὑπήντησε</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ἕτερον</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ὀφθαλμῶν</text:span></text:span><text:span text:style-name="AncientGreek_3a__20_Ἀρχαία_20_ἑλληνικά"><text:span text:style-name="T16"> </text:span></text:span><text:span text:style-name="AncientGreek_3a__20_Ἀρχαία_20_ἑλληνικά"><text:span text:style-name="T3">πεπηρωμένος</text:span></text:span><text:span text:style-name="AncientGreek_3a__20_Ἀρχαία_20_ἑλληνικά"><text:span text:style-name="T16">. </text:span></text:span><text:span text:style-name="AncientGreek_3a__20_Ἀρχαία_20_ἑλληνικά"><text:span text:style-name="T3">Ἐπιστραφέντω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αὐτῶν</text:span></text:span><text:span text:style-name="AncientGreek_3a__20_Ἀρχαία_20_ἑλληνικά"><text:span text:style-name="T16"> </text:span></text:span><text:span text:style-name="AncientGreek_3a__20_Ἀρχαία_20_ἑλληνικά"><text:span text:style-name="T3">καί</text:span></text:span><text:span text:style-name="AncientGreek_3a__20_Ἀρχαία_20_ἑλληνικά"><text:span text:style-name="T16"> </text:span></text:span><text:span text:style-name="AncientGreek_3a__20_Ἀρχαία_20_ἑλληνικά"><text:span text:style-name="T3">τινος</text:span></text:span><text:span text:style-name="AncientGreek_3a__20_Ἀρχαία_20_ἑλληνικά"><text:span text:style-name="T16"> </text:span></text:span><text:span text:style-name="AncientGreek_3a__20_Ἀρχαία_20_ἑλληνικά"><text:span text:style-name="T3">ὑποστρέψαι</text:span></text:span><text:span text:style-name="AncientGreek_3a__20_Ἀρχαία_20_ἑλληνικά"><text:span text:style-name="T16"> </text:span></text:span><text:span text:style-name="AncientGreek_3a__20_Ἀρχαία_20_ἑλληνικά"><text:span text:style-name="T3">παραινοῦντος</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σημαίνειν</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οἰωνόν</text:span></text:span><text:span text:style-name="AncientGreek_3a__20_Ἀρχαία_20_ἑλληνικά"><text:span text:style-name="T16">, </text:span></text:span><text:span text:style-name="AncientGreek_3a__20_Ἀρχαία_20_ἑλληνικά"><text:span text:style-name="T3">ἕτερος</text:span></text:span><text:span text:style-name="AncientGreek_3a__20_Ἀρχαία_20_ἑλληνικά"><text:span text:style-name="T16"> </text:span></text:span><text:span text:style-name="AncientGreek_3a__20_Ἀρχαία_20_ἑλληνικά"><text:span text:style-name="T3">ὑποτυχὼν</text:span></text:span><text:span text:style-name="AncientGreek_3a__20_Ἀρχαία_20_ἑλληνικά"><text:span text:style-name="T16"> </text:span></text:span><text:span text:style-name="AncientGreek_3a__20_Ἀρχαία_20_ἑλληνικά"><text:span text:style-name="T3">εἶπε</text:span></text:span><text:span text:style-name="AncientGreek_3a__20_Ἀρχαία_20_ἑλληνικά"><text:span text:style-name="T16">· «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ῶς</text:span></text:span><text:span text:style-name="AncientGreek_3a__20_Ἀρχαία_20_ἑλληνικά"><text:span text:style-name="T16"> </text:span></text:span><text:span text:style-name="AncientGreek_3a__20_Ἀρχαία_20_ἑλληνικά"><text:span text:style-name="T3">οὗτος</text:span></text:span><text:span text:style-name="AncientGreek_3a__20_Ἀρχαία_20_ἑλληνικά"><text:span text:style-name="T16"> </text:span></text:span><text:span text:style-name="AncientGreek_3a__20_Ἀρχαία_20_ἑλληνικά"><text:span text:style-name="T3">ἡμῖν</text:span></text:span><text:span text:style-name="AncientGreek_3a__20_Ἀρχαία_20_ἑλληνικά"><text:span text:style-name="T16"> </text:span></text:span><text:span text:style-name="AncientGreek_3a__20_Ἀρχαία_20_ἑλληνικά"><text:span text:style-name="T3">δύναται</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μέλλοντα</text:span></text:span><text:span text:style-name="AncientGreek_3a__20_Ἀρχαία_20_ἑλληνικά"><text:span text:style-name="T16"> </text:span></text:span><text:span text:style-name="AncientGreek_3a__20_Ἀρχαία_20_ἑλληνικά"><text:span text:style-name="T3">μαντεύεσθαι</text:span></text:span><text:span text:style-name="AncientGreek_3a__20_Ἀρχαία_20_ἑλληνικά"><text:span text:style-name="T16">, </text:span></text:span><text:span text:style-name="AncientGreek_3a__20_Ἀρχαία_20_ἑλληνικά"><text:span text:style-name="T3">ὃς</text:span></text:span><text:span text:style-name="AncientGreek_3a__20_Ἀρχαία_20_ἑλληνικά"><text:span text:style-name="T16"> </text:span></text:span><text:span text:style-name="AncientGreek_3a__20_Ἀρχαία_20_ἑλληνικά"><text:span text:style-name="T3">οὐδὲ</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ἰδίαν</text:span></text:span><text:span text:style-name="AncientGreek_3a__20_Ἀρχαία_20_ἑλληνικά"><text:span text:style-name="T16"> </text:span></text:span><text:span text:style-name="AncientGreek_3a__20_Ἀρχαία_20_ἑλληνικά"><text:span text:style-name="T3">πήρωσιν</text:span></text:span><text:span text:style-name="AncientGreek_3a__20_Ἀρχαία_20_ἑλληνικά"><text:span text:style-name="T16"> </text:span></text:span><text:span text:style-name="AncientGreek_3a__20_Ἀρχαία_20_ἑλληνικά"><text:span text:style-name="T3">προεῖδεν</text:span></text:span><text:span text:style-name="AncientGreek_3a__20_Ἀρχαία_20_ἑλληνικά"><text:span text:style-name="T16">, </text:span></text:span><text:span text:style-name="AncientGreek_3a__20_Ἀρχαία_20_ἑλληνικά"><text:span text:style-name="T3">ἵνα</text:span></text:span><text:span text:style-name="AncientGreek_3a__20_Ἀρχαία_20_ἑλληνικά"><text:span text:style-name="T16"> </text:span></text:span><text:span text:style-name="AncientGreek_3a__20_Ἀρχαία_20_ἑλληνικά"><text:span text:style-name="T3">φυλάξηται</text:span></text:span><text:span text:style-name="AncientGreek_3a__20_Ἀρχαία_20_ἑλληνικά"><text:span text:style-name="T16">; »</text:span></text:span></text:p>
            <text:p text:style-name="P62"><text:span text:style-name="AncientGreek_3a__20_Ἀρχαία_20_ἑλληνικά"><text:span text:style-name="T3">Οὕτω</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ἀνθρώπων</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ἰδίοις</text:span></text:span><text:span text:style-name="AncientGreek_3a__20_Ἀρχαία_20_ἑλληνικά"><text:span text:style-name="T16"> </text:span></text:span><text:span text:style-name="AncientGreek_3a__20_Ἀρχαία_20_ἑλληνικά"><text:span text:style-name="T3">ἄβουλο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ὰς</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πέλας</text:span></text:span><text:span text:style-name="AncientGreek_3a__20_Ἀρχαία_20_ἑλληνικά"><text:span text:style-name="T16"> </text:span></text:span><text:span text:style-name="AncientGreek_3a__20_Ἀρχαία_20_ἑλληνικά"><text:span text:style-name="T3">συμβουλίας</text:span></text:span><text:span text:style-name="AncientGreek_3a__20_Ἀρχαία_20_ἑλληνικά"><text:span text:style-name="T16"> </text:span></text:span><text:span text:style-name="AncientGreek_3a__20_Ἀρχαία_20_ἑλληνικά"><text:span text:style-name="T3">ἀδόκιμοί</text:span></text:span><text:span text:style-name="AncientGreek_3a__20_Ἀρχαία_20_ἑλληνικά"><text:span text:style-name="T16"> </text:span></text:span><text:span text:style-name="AncientGreek_3a__20_Ἀρχαία_20_ἑλληνικά"><text:span text:style-name="T3">εἰσιν</text:span></text:span><text:span text:style-name="AncientGreek_3a__20_Ἀρχαία_20_ἑλληνικά"><text:span text:style-name="T16">.</text:span></text:span></text:p>
          </table:table-cell>
          <table:table-cell table:style-name="Table1.A1" office:value-type="string">
            <text:p text:style-name="P80">Some TRAVELERS AND A CROW</text:p>
            <text:p text:style-name="P80">People, who were traveling for some business, met a crow that had lost an eye. They turned their eyes towards him, and one of them advised them to turn back; that, in his opinion, was what the omen meant. But another taking the floor said: “How could this bird predict the future for us, he who did not even foresee, to avoid it, the loss of his eye?”</text:p>
            <text:p text:style-name="P80">Likewise men who are blind to their own interests are ill-qualified to counsel their fellow man.</text:p>
          </table:table-cell>
        </table:table-row>
        <table:table-row table:style-name="Table1.1">
          <table:table-cell table:style-name="Table1.A1" office:value-type="string">
            <text:p text:style-name="P20"><text:span text:style-name="AncientGreek_3a__20_Ἀρχαία_20_ἑλληνικά"><text:span text:style-name="T1">256. Ὁδοιπόροι καὶ πέλεκυς.<text:line-break/></text:span></text:span><text:span text:style-name="AncientGreek_3a__20_Ἀρχαία_20_ἑλληνικά"><text:span text:style-name="T3">Δύο ἐν ταὐτῷ ὡδοιπόρουν. Ἑτέρου δὲ πέλεκυν εὑρόντος, ὁ ἕτερος ἔλεγεν· « Εὑρήκαμεν. » Ὁ δὲ ἕτερος παρῄνει μὴ λέγειν « Εὑρήκαμεν, » ἀλλ᾿ « Εὕρηκας. » Μετὰ μικρὸν δὲ ἐπελθόντων αὐτοῖς τῶν ἀποβεβληκότων τὸν πέλεκυν, ὁ ἔχων αὐτὸν διωκόμενος ἔλεγε πρὸς τὸν συνοδοιπόρον· « Ἀπολώλαμεν. » Ἐκεῖνος δὲ ἔφη· « ‹Μὴ ἀπολώλαμεν εἴπῃς›, ἀλλ᾿ ἀπόλωλα· οὐδὲ γὰρ, ὅτε τὸν πέλεκυν εὗρες, ἐμοὶ αὐτὸν ἀνεκοινώσω. »</text:span></text:span></text:p>
            <text:p text:style-name="P62"><text:span text:style-name="AncientGreek_3a__20_Ἀρχαία_20_ἑλληνικά"><text:span text:style-name="T3">Ὁ λόγος δηλοῖ ὅτι οἱ μὴ μεταλαβόντες τῶν εὐτυχημάτων οὐδὲ ἐν ταῖς συμφοραῖς βέβαιοί εἰσι φίλοι.</text:span></text:span></text:p>
          </table:table-cell>
          <table:table-cell table:style-name="Table1.A1" office:value-type="string">
            <text:p text:style-name="P80">Some TRAVELERS AND An AX</text:p>
            <text:p text:style-name="P80">Two men were traveling in company. One of them having found an axe, the other said: “We have found an axe. — Don't say, continued the first: we have found, but: you have found. A few moments later they were joined by those who had lost the axe, and the one who had it, seeing himself pursued, said to his traveling companion: "We are lost." — Do not say: we are lost, resumed the latter, but: I am lost; for, when you found the axe, you did not put me half in your find. »</text:p>
            <text:p text:style-name="P80"/>
            <text:p text:style-name="P80">This fable shows that, if one has no part in the happy successes of a friend, one is not faithful to him either in misfortune.</text:p>
          </table:table-cell>
        </table:table-row>
        <text:soft-page-break/>
        <table:table-row table:style-name="Table1.1">
          <table:table-cell table:style-name="Table1.A1" office:value-type="string">
            <text:p text:style-name="P26"><text:span text:style-name="AncientGreek_3a__20_Ἀρχαία_20_ἑλληνικά"><text:span text:style-name="T2">257. </text:span></text:span><text:span text:style-name="AncientGreek_3a__20_Ἀρχαία_20_ἑλληνικά"><text:span text:style-name="T1">Ὁδοιπόρο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λάτανος</text:span></text:span><text:span text:style-name="AncientGreek_3a__20_Ἀρχαία_20_ἑλληνικά"><text:span text:style-name="T2">.<text:line-break/></text:span></text:span><text:span text:style-name="AncientGreek_3a__20_Ἀρχαία_20_ἑλληνικά"><text:span text:style-name="T3">Ὁδοιπόροι</text:span></text:span><text:span text:style-name="AncientGreek_3a__20_Ἀρχαία_20_ἑλληνικά"><text:span text:style-name="T16"> </text:span></text:span><text:span text:style-name="AncientGreek_3a__20_Ἀρχαία_20_ἑλληνικά"><text:span text:style-name="T3">θέρους</text:span></text:span><text:span text:style-name="AncientGreek_3a__20_Ἀρχαία_20_ἑλληνικά"><text:span text:style-name="T16"> </text:span></text:span><text:span text:style-name="AncientGreek_3a__20_Ἀρχαία_20_ἑλληνικά"><text:span text:style-name="T3">ὥρᾳ</text:span></text:span><text:span text:style-name="AncientGreek_3a__20_Ἀρχαία_20_ἑλληνικά"><text:span text:style-name="T16"> </text:span></text:span><text:span text:style-name="AncientGreek_3a__20_Ἀρχαία_20_ἑλληνικά"><text:span text:style-name="T3">περὶ</text:span></text:span><text:span text:style-name="AncientGreek_3a__20_Ἀρχαία_20_ἑλληνικά"><text:span text:style-name="T16"> </text:span></text:span><text:span text:style-name="AncientGreek_3a__20_Ἀρχαία_20_ἑλληνικά"><text:span text:style-name="T3">μεσημβρίαν</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καύματος</text:span></text:span><text:span text:style-name="AncientGreek_3a__20_Ἀρχαία_20_ἑλληνικά"><text:span text:style-name="T16"> </text:span></text:span><text:span text:style-name="AncientGreek_3a__20_Ἀρχαία_20_ἑλληνικά"><text:span text:style-name="T3">τρυχόμενοι</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ἐθεάσαντο</text:span></text:span><text:span text:style-name="AncientGreek_3a__20_Ἀρχαία_20_ἑλληνικά"><text:span text:style-name="T16"> </text:span></text:span><text:span text:style-name="AncientGreek_3a__20_Ἀρχαία_20_ἑλληνικά"><text:span text:style-name="T3">πλάτανον</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ταύτην</text:span></text:span><text:span text:style-name="AncientGreek_3a__20_Ἀρχαία_20_ἑλληνικά"><text:span text:style-name="T16"> </text:span></text:span><text:span text:style-name="AncientGreek_3a__20_Ἀρχαία_20_ἑλληνικά"><text:span text:style-name="T3">καταντήσαντε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ῇ</text:span></text:span><text:span text:style-name="AncientGreek_3a__20_Ἀρχαία_20_ἑλληνικά"><text:span text:style-name="T16"> </text:span></text:span><text:span text:style-name="AncientGreek_3a__20_Ἀρχαία_20_ἑλληνικά"><text:span text:style-name="T3">σκιᾷ</text:span></text:span><text:span text:style-name="AncientGreek_3a__20_Ἀρχαία_20_ἑλληνικά"><text:span text:style-name="T16"> </text:span></text:span><text:span text:style-name="AncientGreek_3a__20_Ἀρχαία_20_ἑλληνικά"><text:span text:style-name="T3">κατακλιθέντες</text:span></text:span><text:span text:style-name="AncientGreek_3a__20_Ἀρχαία_20_ἑλληνικά"><text:span text:style-name="T16"> </text:span></text:span><text:span text:style-name="AncientGreek_3a__20_Ἀρχαία_20_ἑλληνικά"><text:span text:style-name="T3">ἀνεπαύοντο</text:span></text:span><text:span text:style-name="AncientGreek_3a__20_Ἀρχαία_20_ἑλληνικά"><text:span text:style-name="T16">. </text:span></text:span><text:span text:style-name="AncientGreek_3a__20_Ἀρχαία_20_ἑλληνικά"><text:span text:style-name="T3">Ἀναβλέψαντε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πλάτανον</text:span></text:span><text:span text:style-name="AncientGreek_3a__20_Ἀρχαία_20_ἑλληνικά"><text:span text:style-name="T16"> </text:span></text:span><text:span text:style-name="AncientGreek_3a__20_Ἀρχαία_20_ἑλληνικά"><text:span text:style-name="T3">ἔλεγον</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ἀλλήλους</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ἀνωφελές</text:span></text:span><text:span text:style-name="AncientGreek_3a__20_Ἀρχαία_20_ἑλληνικά"><text:span text:style-name="T16"> </text:span></text:span><text:span text:style-name="AncientGreek_3a__20_Ἀρχαία_20_ἑλληνικά"><text:span text:style-name="T3">ἐστιν</text:span></text:span><text:span text:style-name="AncientGreek_3a__20_Ἀρχαία_20_ἑλληνικά"><text:span text:style-name="T16"> </text:span></text:span><text:span text:style-name="AncientGreek_3a__20_Ἀρχαία_20_ἑλληνικά"><text:span text:style-name="T3">ἀνθρώποις</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ἄκαρπον</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δένδρον</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ὑποτυχοῦσα</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ἀχάριστοι</text:span></text:span><text:span text:style-name="AncientGreek_3a__20_Ἀρχαία_20_ἑλληνικά"><text:span text:style-name="T16">, </text:span></text:span><text:span text:style-name="AncientGreek_3a__20_Ἀρχαία_20_ἑλληνικά"><text:span text:style-name="T3">ἔτι</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ἐξ</text:span></text:span><text:span text:style-name="AncientGreek_3a__20_Ἀρχαία_20_ἑλληνικά"><text:span text:style-name="T16"> </text:span></text:span><text:span text:style-name="AncientGreek_3a__20_Ἀρχαία_20_ἑλληνικά"><text:span text:style-name="T3">ἐμοῦ</text:span></text:span><text:span text:style-name="AncientGreek_3a__20_Ἀρχαία_20_ἑλληνικά"><text:span text:style-name="T16"> </text:span></text:span><text:span text:style-name="AncientGreek_3a__20_Ἀρχαία_20_ἑλληνικά"><text:span text:style-name="T3">εὐεργεσίας</text:span></text:span><text:span text:style-name="AncientGreek_3a__20_Ἀρχαία_20_ἑλληνικά"><text:span text:style-name="T16"> </text:span></text:span><text:span text:style-name="AncientGreek_3a__20_Ἀρχαία_20_ἑλληνικά"><text:span text:style-name="T3">ἀπολαύοντες</text:span></text:span><text:span text:style-name="AncientGreek_3a__20_Ἀρχαία_20_ἑλληνικά"><text:span text:style-name="T16">, </text:span></text:span><text:span text:style-name="AncientGreek_3a__20_Ἀρχαία_20_ἑλληνικά"><text:span text:style-name="T3">ἀχρείαν</text:span></text:span><text:span text:style-name="AncientGreek_3a__20_Ἀρχαία_20_ἑλληνικά"><text:span text:style-name="T16"> </text:span></text:span><text:span text:style-name="AncientGreek_3a__20_Ἀρχαία_20_ἑλληνικά"><text:span text:style-name="T3">μ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ἄκαρπον</text:span></text:span><text:span text:style-name="AncientGreek_3a__20_Ἀρχαία_20_ἑλληνικά"><text:span text:style-name="T16"> </text:span></text:span><text:span text:style-name="AncientGreek_3a__20_Ἀρχαία_20_ἑλληνικά"><text:span text:style-name="T3">ἀποκαλεῖτε</text:span></text:span><text:span text:style-name="AncientGreek_3a__20_Ἀρχαία_20_ἑλληνικά"><text:span text:style-name="T16">. »</text:span></text:span></text:p>
            <text:p text:style-name="P67"><text:span text:style-name="AncientGreek_3a__20_Ἀρχαία_20_ἑλληνικά"><text:span text:style-name="T3">Οὕτω</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ἀνθρώπων</text:span></text:span><text:span text:style-name="AncientGreek_3a__20_Ἀρχαία_20_ἑλληνικά"><text:span text:style-name="T16"> </text:span></text:span><text:span text:style-name="AncientGreek_3a__20_Ἀρχαία_20_ἑλληνικά"><text:span text:style-name="T3">τινὲς</text:span></text:span><text:span text:style-name="AncientGreek_3a__20_Ἀρχαία_20_ἑλληνικά"><text:span text:style-name="T16"> </text:span></text:span><text:span text:style-name="AncientGreek_3a__20_Ἀρχαία_20_ἑλληνικά"><text:span text:style-name="T3">ἀτυχεῖς</text:span></text:span><text:span text:style-name="AncientGreek_3a__20_Ἀρχαία_20_ἑλληνικά"><text:span text:style-name="T16"> </text:span></text:span><text:span text:style-name="AncientGreek_3a__20_Ἀρχαία_20_ἑλληνικά"><text:span text:style-name="T3">εἰσι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εὐεργετοῦντες</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πέλας</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ῇ</text:span></text:span><text:span text:style-name="AncientGreek_3a__20_Ἀρχαία_20_ἑλληνικά"><text:span text:style-name="T16"> </text:span></text:span><text:span text:style-name="AncientGreek_3a__20_Ἀρχαία_20_ἑλληνικά"><text:span text:style-name="T3">χρηστότητι</text:span></text:span><text:span text:style-name="AncientGreek_3a__20_Ἀρχαία_20_ἑλληνικά"><text:span text:style-name="T16"> </text:span></text:span><text:span text:style-name="AncientGreek_3a__20_Ἀρχαία_20_ἑλληνικά"><text:span text:style-name="T3">ἀπιστεῖσθαι</text:span></text:span><text:span text:style-name="AncientGreek_3a__20_Ἀρχαία_20_ἑλληνικά"><text:span text:style-name="T16">.</text:span></text:span></text:p>
          </table:table-cell>
          <table:table-cell table:style-name="Table1.A1" office:value-type="string">
            <text:p text:style-name="P80">TRAVELERS AND THE PLANE TREE</text:p>
            <text:p text:style-name="P80"/>
            <text:p text:style-name="P46"><text:span text:style-name="Default_20_Paragraph_20_Font"><text:span text:style-name="T9">In summer, around noon, two travellers, tired by the heat of the sun, having seen a plane tree, took refuge under its branches and, stretching out in its shade, rested. Now, having raised their eyes to the plane tree, they said to each other: “Here is a tree which is sterile and useless to man. The plane tree speaking: "Ingrates," he said, "at the very moment when you enjoy my benevolence, you call me useless and sterile." </text:span></text:span><text:span text:style-name="Default_20_Paragraph_20_Font"><text:span text:style-name="T10">»</text:span></text:span></text:p>
            <text:p text:style-name="P88"/>
            <text:p text:style-name="P80">It is the same with men: some are so unlucky that, even by obliging their neighbors, they cannot make people believe in their benevolence.</text:p>
            <text:p text:style-name="P80"/>
          </table:table-cell>
        </table:table-row>
        <table:table-row table:style-name="Table1.1">
          <table:table-cell table:style-name="Table1.A1" office:value-type="string">
            <text:p text:style-name="P27"><text:span text:style-name="AncientGreek_3a__20_Ἀρχαία_20_ἑλληνικά"><text:span text:style-name="T1">258. Ὁδοιπόροι καὶ φρύγανα.<text:line-break/></text:span></text:span><text:span text:style-name="AncientGreek_3a__20_Ἀρχαία_20_ἑλληνικά"><text:span text:style-name="T3">Ὁδοιπόροι κατά τινα αἰγιαλὸν ὁδεύοντες ἦλθον ἐπί τινα σκοπιάν. Κἀκεῖθεν θεασάμενοι φρύγανα πόρρωθεν ἐπιπλέοντα, ναῦν εἶναι μεγάλην ᾠήθησαν. Διὸ δὴ προσέμενον, ὡς μελλούσης αὐτῆς προσορμίζεσθαι. Ἐπεὶ δὲ ὑπὸ ἀνέμου φερόμενα τὰ φρύγανα ἐγγυτέρω ἐγένετο, οὐκέτι ναῦν, ἀλλὰ πλοῖον ἐδόκουν βλέπειν. Ἐξενεχθέντα δὲ αὐτὰ φρύγανα ὄντα ἰδόντες, πρὸς ἀλλήλους ἔφασαν ὡς ἄρα μάτην ἡμεῖς τὸ μηδὲν ὂν προσεδεχόμεθα.</text:span></text:span></text:p>
            <text:p text:style-name="P68"><text:span text:style-name="AncientGreek_3a__20_Ἀρχαία_20_ἑλληνικά"><text:span text:style-name="T3">Ὁ μῦθος δηλοῖ ὅτι τῶν ἀνθρώπων ἔνιοι ἐξ ἀπροόπτου δοκοῦντες φοβεροὶ εἶναι, ὅταν εἰς πεῖραν ἔλθωσιν, οὐδενὸς εὑρίσκονται ἄξιοι.</text:span></text:span></text:p>
          </table:table-cell>
          <table:table-cell table:style-name="Table1.A1" office:value-type="string">
            <text:p text:style-name="P80">TRAVELERS AND BRUSH</text:p>
            <text:p text:style-name="P46"><text:span text:style-name="Default_20_Paragraph_20_Font"><text:span text:style-name="T9">Travellers, walking along the seashore, came on a height. From there, seeing brushwood floating in the distance, they took it for a great warship; so they waited, thinking he was going to land. But the brushwood blown by the wind having come closer, they thought they saw, no longer a warship, but a cargo ship. Once they reached the shore, they saw that it was brushwood, and said to each other: "How foolish we were to expect something that was nothing!" </text:span></text:span><text:span text:style-name="Default_20_Paragraph_20_Font"><text:span text:style-name="T10">»</text:span></text:span></text:p>
            <text:p text:style-name="P88"/>
            <text:p text:style-name="P80">This fable shows that certain men who seem formidable because they are unknown, reveal their nullity at the first test.</text:p>
          </table:table-cell>
        </table:table-row>
        <table:table-row table:style-name="Table1.1">
          <table:table-cell table:style-name="Table1.A1" office:value-type="string">
            <text:p text:style-name="P28"><text:span text:style-name="AncientGreek_3a__20_Ἀρχαία_20_ἑλληνικά"><text:span text:style-name="T2">259. </text:span></text:span><text:span text:style-name="AncientGreek_3a__20_Ἀρχαία_20_ἑλληνικά"><text:span text:style-name="T1">Ὁδοιπόρ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Ἀλήθεια</text:span></text:span><text:span text:style-name="AncientGreek_3a__20_Ἀρχαία_20_ἑλληνικά"><text:span text:style-name="T2">.<text:line-break/></text:span></text:span><text:span text:style-name="AncientGreek_3a__20_Ἀρχαία_20_ἑλληνικά"><text:span text:style-name="T3">Ὁδοιπορῶν</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ἐρήμῳ</text:span></text:span><text:span text:style-name="AncientGreek_3a__20_Ἀρχαία_20_ἑλληνικά"><text:span text:style-name="T16"> </text:span></text:span><text:span text:style-name="AncientGreek_3a__20_Ἀρχαία_20_ἑλληνικά"><text:span text:style-name="T3">εἷρε</text:span></text:span><text:span text:style-name="AncientGreek_3a__20_Ἀρχαία_20_ἑλληνικά"><text:span text:style-name="T16"> </text:span></text:span><text:span text:style-name="AncientGreek_3a__20_Ἀρχαία_20_ἑλληνικά"><text:span text:style-name="T3">γυναῖκα</text:span></text:span><text:span text:style-name="AncientGreek_3a__20_Ἀρχαία_20_ἑλληνικά"><text:span text:style-name="T16"> </text:span></text:span><text:span text:style-name="AncientGreek_3a__20_Ἀρχαία_20_ἑλληνικά"><text:span text:style-name="T3">μόνην</text:span></text:span><text:span text:style-name="AncientGreek_3a__20_Ἀρχαία_20_ἑλληνικά"><text:span text:style-name="T16"> </text:span></text:span><text:span text:style-name="AncientGreek_3a__20_Ἀρχαία_20_ἑλληνικά"><text:span text:style-name="T3">κατηφῆ</text:span></text:span><text:span text:style-name="AncientGreek_3a__20_Ἀρχαία_20_ἑλληνικά"><text:span text:style-name="T16"> </text:span></text:span><text:span text:style-name="AncientGreek_3a__20_Ἀρχαία_20_ἑλληνικά"><text:span text:style-name="T3">ἑστῶσαν</text:span></text:span><text:span text:style-name="AncientGreek_3a__20_Ἀρχαία_20_ἑλληνικά"><text:span text:style-name="T16">, </text:span></text:span><text:span text:style-name="AncientGreek_3a__20_Ἀρχαία_20_ἑλληνικά"><text:span text:style-name="T3">καί</text:span></text:span><text:span text:style-name="AncientGreek_3a__20_Ἀρχαία_20_ἑλληνικά"><text:span text:style-name="T16"> </text:span></text:span><text:span text:style-name="AncientGreek_3a__20_Ἀρχαία_20_ἑλληνικά"><text:span text:style-name="T3">φησιν</text:span></text:span><text:span text:style-name="AncientGreek_3a__20_Ἀρχαία_20_ἑλληνικά"><text:span text:style-name="T16"> </text:span></text:span><text:span text:style-name="AncientGreek_3a__20_Ἀρχαία_20_ἑλληνικά"><text:span text:style-name="T3">αὐτῇ</text:span></text:span><text:span text:style-name="AncientGreek_3a__20_Ἀρχαία_20_ἑλληνικά"><text:span text:style-name="T16">· « </text:span></text:span><text:span text:style-name="AncientGreek_3a__20_Ἀρχαία_20_ἑλληνικά"><text:span text:style-name="T3">Τίς</text:span></text:span><text:span text:style-name="AncientGreek_3a__20_Ἀρχαία_20_ἑλληνικά"><text:span text:style-name="T16"> </text:span></text:span><text:span text:style-name="AncientGreek_3a__20_Ἀρχαία_20_ἑλληνικά"><text:span text:style-name="T3">εἶ</text:span></text:span><text:span text:style-name="AncientGreek_3a__20_Ἀρχαία_20_ἑλληνικά"><text:span text:style-name="T16">; »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 </text:span></text:span><text:span text:style-name="AncientGreek_3a__20_Ἀρχαία_20_ἑλληνικά"><text:span text:style-name="T3">Ἀλήθεια</text:span></text:span><text:span text:style-name="AncientGreek_3a__20_Ἀρχαία_20_ἑλληνικά"><text:span text:style-name="T16">. –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ποίαν</text:span></text:span><text:span text:style-name="AncientGreek_3a__20_Ἀρχαία_20_ἑλληνικά"><text:span text:style-name="T16"> </text:span></text:span><text:span text:style-name="AncientGreek_3a__20_Ἀρχαία_20_ἑλληνικά"><text:span text:style-name="T3">αἰτίαν</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πόλιν</text:span></text:span><text:span text:style-name="AncientGreek_3a__20_Ἀρχαία_20_ἑλληνικά"><text:span text:style-name="T16"> </text:span></text:span><text:span text:style-name="AncientGreek_3a__20_Ἀρχαία_20_ἑλληνικά"><text:span text:style-name="T3">ἀφεῖσα</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ἐρημίαν</text:span></text:span><text:span text:style-name="AncientGreek_3a__20_Ἀρχαία_20_ἑλληνικά"><text:span text:style-name="T16"> </text:span></text:span><text:span text:style-name="AncientGreek_3a__20_Ἀρχαία_20_ἑλληνικά"><text:span text:style-name="T3">οἰκεῖς</text:span></text:span><text:span text:style-name="AncientGreek_3a__20_Ἀρχαία_20_ἑλληνικά"><text:span text:style-name="T16">; »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πάλαι</text:span></text:span><text:span text:style-name="AncientGreek_3a__20_Ἀρχαία_20_ἑλληνικά"><text:span text:style-name="T16"> </text:span></text:span><text:span text:style-name="AncientGreek_3a__20_Ἀρχαία_20_ἑλληνικά"><text:span text:style-name="T3">καιροῖς</text:span></text:span><text:span text:style-name="AncientGreek_3a__20_Ἀρχαία_20_ἑλληνικά"><text:span text:style-name="T16"> </text:span></text:span><text:span text:style-name="AncientGreek_3a__20_Ἀρχαία_20_ἑλληνικά"><text:span text:style-name="T3">παρ᾿</text:span></text:span><text:span text:style-name="AncientGreek_3a__20_Ἀρχαία_20_ἑλληνικά"><text:span text:style-name="T16"> </text:span></text:span><text:span text:style-name="AncientGreek_3a__20_Ἀρχαία_20_ἑλληνικά"><text:span text:style-name="T3">ὀλίγοις</text:span></text:span><text:span text:style-name="AncientGreek_3a__20_Ἀρχαία_20_ἑλληνικά"><text:span text:style-name="T16"> </text:span></text:span><text:span text:style-name="AncientGreek_3a__20_Ἀρχαία_20_ἑλληνικά"><text:span text:style-name="T3">ἦν</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ψεῦδος</text:span></text:span><text:span text:style-name="AncientGreek_3a__20_Ἀρχαία_20_ἑλληνικά"><text:span text:style-name="T16">· </text:span></text:span><text:span text:style-name="AncientGreek_3a__20_Ἀρχαία_20_ἑλληνικά"><text:span text:style-name="T3">νῦ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πάντας</text:span></text:span><text:span text:style-name="AncientGreek_3a__20_Ἀρχαία_20_ἑλληνικά"><text:span text:style-name="T16"> </text:span></text:span><text:span text:style-name="AncientGreek_3a__20_Ἀρχαία_20_ἑλληνικά"><text:span text:style-name="T3">ἀνθρώπους</text:span></text:span><text:span text:style-name="AncientGreek_3a__20_Ἀρχαία_20_ἑλληνικά"><text:span text:style-name="T16"> </text:span></text:span><text:span text:style-name="AncientGreek_3a__20_Ἀρχαία_20_ἑλληνικά"><text:span text:style-name="T3">ἐστίν</text:span></text:span><text:span text:style-name="AncientGreek_3a__20_Ἀρχαία_20_ἑλληνικά"><text:span text:style-name="T16">, </text:span></text:span><text:span text:style-name="AncientGreek_3a__20_Ἀρχαία_20_ἑλληνικά"><text:span text:style-name="T3">ἐάν</text:span></text:span><text:span text:style-name="AncientGreek_3a__20_Ἀρχαία_20_ἑλληνικά"><text:span text:style-name="T16"> </text:span></text:span><text:span text:style-name="AncientGreek_3a__20_Ἀρχαία_20_ἑλληνικά"><text:span text:style-name="T3">τι</text:span></text:span><text:span text:style-name="AncientGreek_3a__20_Ἀρχαία_20_ἑλληνικά"><text:span text:style-name="T16"> </text:span></text:span><text:span text:style-name="AncientGreek_3a__20_Ἀρχαία_20_ἑλληνικά"><text:span text:style-name="T3">ἀκούει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λέγειν</text:span></text:span><text:span text:style-name="AncientGreek_3a__20_Ἀρχαία_20_ἑλληνικά"><text:span text:style-name="T16"> </text:span></text:span><text:span text:style-name="AncientGreek_3a__20_Ἀρχαία_20_ἑλληνικά"><text:span text:style-name="T3">θέλῃς</text:span></text:span><text:span text:style-name="AncientGreek_3a__20_Ἀρχαία_20_ἑλληνικά"><text:span text:style-name="T16">. »</text:span></text:span></text:p>
            <text:p text:style-name="P69"><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κάκιστος</text:span></text:span><text:span text:style-name="AncientGreek_3a__20_Ἀρχαία_20_ἑλληνικά"><text:span text:style-name="T16"> </text:span></text:span><text:span text:style-name="AncientGreek_3a__20_Ἀρχαία_20_ἑλληνικά"><text:span text:style-name="T3">βίο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ονηρὸς</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ἀνθρώποις</text:span></text:span><text:span text:style-name="AncientGreek_3a__20_Ἀρχαία_20_ἑλληνικά"><text:span text:style-name="T16"> </text:span></text:span><text:span text:style-name="AncientGreek_3a__20_Ἀρχαία_20_ἑλληνικά"><text:span text:style-name="T3">ἐστίν</text:span></text:span><text:span text:style-name="AncientGreek_3a__20_Ἀρχαία_20_ἑλληνικά"><text:span text:style-name="T16">, </text:span></text:span><text:span text:style-name="AncientGreek_3a__20_Ἀρχαία_20_ἑλληνικά"><text:span text:style-name="T3">ὅτε</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ψεῦδος</text:span></text:span><text:span text:style-name="AncientGreek_3a__20_Ἀρχαία_20_ἑλληνικά"><text:span text:style-name="T16"> </text:span></text:span><text:span text:style-name="AncientGreek_3a__20_Ἀρχαία_20_ἑλληνικά"><text:span text:style-name="T3">προκρίνεται</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ἀληθείας</text:span></text:span><text:span text:style-name="AncientGreek_3a__20_Ἀρχαία_20_ἑλληνικά"><text:span text:style-name="T16">.</text:span></text:span></text:p>
          </table:table-cell>
          <table:table-cell table:style-name="Table1.A1" office:value-type="string">
            <text:p text:style-name="P80">THE TRAVELER AND THE TRUTH</text:p>
            <text:p text:style-name="P80"/>
            <text:p text:style-name="P80">A traveler passing through a desert encountered a lonely woman who held her eyes downcast. " Who are you ? he asked. "The Truth," she replied. “And why did you leave the city and live in the desert? She answered: 'Because, in ancient times, lying was found only among a small number of men; now it is with everyone, whatever one hears and whatever one says. »</text:p>
            <text:p text:style-name="P80"/>
            <text:p text:style-name="P80">Life becomes bad and painful for men when lies prevail over truth.</text:p>
          </table:table-cell>
        </table:table-row>
        <text:soft-page-break/>
        <table:table-row table:style-name="Table1.1">
          <table:table-cell table:style-name="Table1.A1" office:value-type="string">
            <text:p text:style-name="P20"><text:span text:style-name="AncientGreek_3a__20_Ἀρχαία_20_ἑλληνικά"><text:span text:style-name="T2">260. </text:span></text:span><text:span text:style-name="AncientGreek_3a__20_Ἀρχαία_20_ἑλληνικά"><text:span text:style-name="T1">Ὁδοιπόρ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Ἑρμῆς</text:span></text:span><text:span text:style-name="AncientGreek_3a__20_Ἀρχαία_20_ἑλληνικά"><text:span text:style-name="T2">.<text:line-break/></text:span></text:span><text:span text:style-name="AncientGreek_3a__20_Ἀρχαία_20_ἑλληνικά"><text:span text:style-name="T3">Ὁδοιπόρος</text:span></text:span><text:span text:style-name="AncientGreek_3a__20_Ἀρχαία_20_ἑλληνικά"><text:span text:style-name="T16"> </text:span></text:span><text:span text:style-name="AncientGreek_3a__20_Ἀρχαία_20_ἑλληνικά"><text:span text:style-name="T3">πολλὴν</text:span></text:span><text:span text:style-name="AncientGreek_3a__20_Ἀρχαία_20_ἑλληνικά"><text:span text:style-name="T16"> </text:span></text:span><text:span text:style-name="AncientGreek_3a__20_Ἀρχαία_20_ἑλληνικά"><text:span text:style-name="T3">ὁδὸν</text:span></text:span><text:span text:style-name="AncientGreek_3a__20_Ἀρχαία_20_ἑλληνικά"><text:span text:style-name="T16"> </text:span></text:span><text:span text:style-name="AncientGreek_3a__20_Ἀρχαία_20_ἑλληνικά"><text:span text:style-name="T3">ἀνύων</text:span></text:span><text:span text:style-name="AncientGreek_3a__20_Ἀρχαία_20_ἑλληνικά"><text:span text:style-name="T16"> </text:span></text:span><text:span text:style-name="AncientGreek_3a__20_Ἀρχαία_20_ἑλληνικά"><text:span text:style-name="T3">ηὔξατο</text:span></text:span><text:span text:style-name="AncientGreek_3a__20_Ἀρχαία_20_ἑλληνικά"><text:span text:style-name="T16">, </text:span></text:span><text:span text:style-name="AncientGreek_3a__20_Ἀρχαία_20_ἑλληνικά"><text:span text:style-name="T3">ἐὰν</text:span></text:span><text:span text:style-name="AncientGreek_3a__20_Ἀρχαία_20_ἑλληνικά"><text:span text:style-name="T16"> </text:span></text:span><text:span text:style-name="AncientGreek_3a__20_Ἀρχαία_20_ἑλληνικά"><text:span text:style-name="T3">εὕρῃ</text:span></text:span><text:span text:style-name="AncientGreek_3a__20_Ἀρχαία_20_ἑλληνικά"><text:span text:style-name="T16"> </text:span></text:span><text:span text:style-name="AncientGreek_3a__20_Ἀρχαία_20_ἑλληνικά"><text:span text:style-name="T3">τι</text:span></text:span><text:span text:style-name="AncientGreek_3a__20_Ἀρχαία_20_ἑλληνικά"><text:span text:style-name="T16">, </text:span></text:span><text:span text:style-name="AncientGreek_3a__20_Ἀρχαία_20_ἑλληνικά"><text:span text:style-name="T3">τούτου</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ἥμισυ</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Ἑρμῇ</text:span></text:span><text:span text:style-name="AncientGreek_3a__20_Ἀρχαία_20_ἑλληνικά"><text:span text:style-name="T16"> </text:span></text:span><text:span text:style-name="AncientGreek_3a__20_Ἀρχαία_20_ἑλληνικά"><text:span text:style-name="T3">ἀναθήσειν</text:span></text:span><text:span text:style-name="AncientGreek_3a__20_Ἀρχαία_20_ἑλληνικά"><text:span text:style-name="T16">. </text:span></text:span><text:span text:style-name="AncientGreek_3a__20_Ἀρχαία_20_ἑλληνικά"><text:span text:style-name="T3">Περιτυχὼ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ήρᾳ</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ᾗ</text:span></text:span><text:span text:style-name="AncientGreek_3a__20_Ἀρχαία_20_ἑλληνικά"><text:span text:style-name="T16"> </text:span></text:span><text:span text:style-name="AncientGreek_3a__20_Ἀρχαία_20_ἑλληνικά"><text:span text:style-name="T3">ἀμύγδαλά</text:span></text:span><text:span text:style-name="AncientGreek_3a__20_Ἀρχαία_20_ἑλληνικά"><text:span text:style-name="T16"> </text:span></text:span><text:span text:style-name="AncientGreek_3a__20_Ἀρχαία_20_ἑλληνικά"><text:span text:style-name="T3">τε</text:span></text:span><text:span text:style-name="AncientGreek_3a__20_Ἀρχαία_20_ἑλληνικά"><text:span text:style-name="T16"> </text:span></text:span><text:span text:style-name="AncientGreek_3a__20_Ἀρχαία_20_ἑλληνικά"><text:span text:style-name="T3">ἦ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φοίνικες</text:span></text:span><text:span text:style-name="AncientGreek_3a__20_Ἀρχαία_20_ἑλληνικά"><text:span text:style-name="T16">, </text:span></text:span><text:span text:style-name="AncientGreek_3a__20_Ἀρχαία_20_ἑλληνικά"><text:span text:style-name="T3">ταῦτα</text:span></text:span><text:span text:style-name="AncientGreek_3a__20_Ἀρχαία_20_ἑλληνικά"><text:span text:style-name="T16"> </text:span></text:span><text:span text:style-name="AncientGreek_3a__20_Ἀρχαία_20_ἑλληνικά"><text:span text:style-name="T3">ἀνείλατο</text:span></text:span><text:span text:style-name="AncientGreek_3a__20_Ἀρχαία_20_ἑλληνικά"><text:span text:style-name="T16"> </text:span></text:span><text:span text:style-name="AncientGreek_3a__20_Ἀρχαία_20_ἑλληνικά"><text:span text:style-name="T3">οἰόμενος</text:span></text:span><text:span text:style-name="AncientGreek_3a__20_Ἀρχαία_20_ἑλληνικά"><text:span text:style-name="T16"> </text:span></text:span><text:span text:style-name="AncientGreek_3a__20_Ἀρχαία_20_ἑλληνικά"><text:span text:style-name="T3">ἀργύριον</text:span></text:span><text:span text:style-name="AncientGreek_3a__20_Ἀρχαία_20_ἑλληνικά"><text:span text:style-name="T16"> </text:span></text:span><text:span text:style-name="AncientGreek_3a__20_Ἀρχαία_20_ἑλληνικά"><text:span text:style-name="T3">εἶναι</text:span></text:span><text:span text:style-name="AncientGreek_3a__20_Ἀρχαία_20_ἑλληνικά"><text:span text:style-name="T16">. </text:span></text:span><text:span text:style-name="AncientGreek_3a__20_Ἀρχαία_20_ἑλληνικά"><text:span text:style-name="T3">Ἐκτινάξας</text:span></text:span><text:span text:style-name="AncientGreek_3a__20_Ἀρχαία_20_ἑλληνικά"><text:span text:style-name="T16"> </text:span></text:span><text:span text:style-name="AncientGreek_3a__20_Ἀρχαία_20_ἑλληνικά"><text:span text:style-name="T3">δέ</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εὗρε</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ἐνόντα</text:span></text:span><text:span text:style-name="AncientGreek_3a__20_Ἀρχαία_20_ἑλληνικά"><text:span text:style-name="T16">, </text:span></text:span><text:span text:style-name="AncientGreek_3a__20_Ἀρχαία_20_ἑλληνικά"><text:span text:style-name="T3">ταῦτα</text:span></text:span><text:span text:style-name="AncientGreek_3a__20_Ἀρχαία_20_ἑλληνικά"><text:span text:style-name="T16"> </text:span></text:span><text:span text:style-name="AncientGreek_3a__20_Ἀρχαία_20_ἑλληνικά"><text:span text:style-name="T3">καταφαγὼ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λαβὼν</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τε</text:span></text:span><text:span text:style-name="AncientGreek_3a__20_Ἀρχαία_20_ἑλληνικά"><text:span text:style-name="T16"> </text:span></text:span><text:span text:style-name="AncientGreek_3a__20_Ἀρχαία_20_ἑλληνικά"><text:span text:style-name="T3">ἀμυγδάλων</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κελύφη</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φοινίκων</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ὀστᾶ</text:span></text:span><text:span text:style-name="AncientGreek_3a__20_Ἀρχαία_20_ἑλληνικά"><text:span text:style-name="T16">, </text:span></text:span><text:span text:style-name="AncientGreek_3a__20_Ἀρχαία_20_ἑλληνικά"><text:span text:style-name="T3">ταῦτα</text:span></text:span><text:span text:style-name="AncientGreek_3a__20_Ἀρχαία_20_ἑλληνικά"><text:span text:style-name="T16"> </text:span></text:span><text:span text:style-name="AncientGreek_3a__20_Ἀρχαία_20_ἑλληνικά"><text:span text:style-name="T3">ἐπί</text:span></text:span><text:span text:style-name="AncientGreek_3a__20_Ἀρχαία_20_ἑλληνικά"><text:span text:style-name="T16"> </text:span></text:span><text:span text:style-name="AncientGreek_3a__20_Ἀρχαία_20_ἑλληνικά"><text:span text:style-name="T3">τινος</text:span></text:span><text:span text:style-name="AncientGreek_3a__20_Ἀρχαία_20_ἑλληνικά"><text:span text:style-name="T16"> </text:span></text:span><text:span text:style-name="AncientGreek_3a__20_Ἀρχαία_20_ἑλληνικά"><text:span text:style-name="T3">βωμοῦ</text:span></text:span><text:span text:style-name="AncientGreek_3a__20_Ἀρχαία_20_ἑλληνικά"><text:span text:style-name="T16"> </text:span></text:span><text:span text:style-name="AncientGreek_3a__20_Ἀρχαία_20_ἑλληνικά"><text:span text:style-name="T3">ἔθηκεν</text:span></text:span><text:span text:style-name="AncientGreek_3a__20_Ἀρχαία_20_ἑλληνικά"><text:span text:style-name="T16">, </text:span></text:span><text:span text:style-name="AncientGreek_3a__20_Ἀρχαία_20_ἑλληνικά"><text:span text:style-name="T3">εἰπών</text:span></text:span><text:span text:style-name="AncientGreek_3a__20_Ἀρχαία_20_ἑλληνικά"><text:span text:style-name="T16">· « </text:span></text:span><text:span text:style-name="AncientGreek_3a__20_Ἀρχαία_20_ἑλληνικά"><text:span text:style-name="T3">Ἀπέχεις</text:span></text:span><text:span text:style-name="AncientGreek_3a__20_Ἀρχαία_20_ἑλληνικά"><text:span text:style-name="T16">,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Ἑρμῆ</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εὐχή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ἐντὸς</text:span></text:span><text:span text:style-name="AncientGreek_3a__20_Ἀρχαία_20_ἑλληνικά"><text:span text:style-name="T16"> </text:span></text:span><text:span text:style-name="AncientGreek_3a__20_Ἀρχαία_20_ἑλληνικά"><text:span text:style-name="T3">ὧν</text:span></text:span><text:span text:style-name="AncientGreek_3a__20_Ἀρχαία_20_ἑλληνικά"><text:span text:style-name="T16"> </text:span></text:span><text:span text:style-name="AncientGreek_3a__20_Ἀρχαία_20_ἑλληνικά"><text:span text:style-name="T3">εὗρο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ἐκτὸς</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σὲ</text:span></text:span><text:span text:style-name="AncientGreek_3a__20_Ἀρχαία_20_ἑλληνικά"><text:span text:style-name="T16"> </text:span></text:span><text:span text:style-name="AncientGreek_3a__20_Ἀρχαία_20_ἑλληνικά"><text:span text:style-name="T3">διανενέμημαι</text:span></text:span><text:span text:style-name="AncientGreek_3a__20_Ἀρχαία_20_ἑλληνικά"><text:span text:style-name="T16">. »</text:span></text:span></text:p>
            <text:p text:style-name="P62"><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ἄνδρα</text:span></text:span><text:span text:style-name="AncientGreek_3a__20_Ἀρχαία_20_ἑλληνικά"><text:span text:style-name="T16"> </text:span></text:span><text:span text:style-name="AncientGreek_3a__20_Ἀρχαία_20_ἑλληνικά"><text:span text:style-name="T3">φιλάργυρον</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πλεονεξία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θεοὺς</text:span></text:span><text:span text:style-name="AncientGreek_3a__20_Ἀρχαία_20_ἑλληνικά"><text:span text:style-name="T16"> </text:span></text:span><text:span text:style-name="AncientGreek_3a__20_Ἀρχαία_20_ἑλληνικά"><text:span text:style-name="T3">κατασοφιζόμενο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εὔκαιρος</text:span></text:span><text:span text:style-name="AncientGreek_3a__20_Ἀρχαία_20_ἑλληνικά"><text:span text:style-name="T16">.</text:span></text:span></text:p>
          </table:table-cell>
          <table:table-cell table:style-name="Table1.A1" office:value-type="string">
            <text:p text:style-name="P80">A TRAVELER And HERMES</text:p>
            <text:p text:style-name="P80">A traveler, who had a long journey to make, made a vow, if he found anything, to devote half of it to Hermes. But he found a satchel in which there were almonds and dates. He picked it up, imagining it was silver, shook it, and, seeing what was in it, ate it: then, taking the shells of the almonds and the pits of the dates, he placed them on an altar saying: “I am free, O Hermes, of my vow; because I shared with you the outside and the inside of what I found. »</text:p>
            <text:p text:style-name="P80"/>
            <text:p text:style-name="P80">This fable applies to the miser who, out of greed, even tricks the gods.</text:p>
          </table:table-cell>
        </table:table-row>
        <table:table-row table:style-name="Table1.1">
          <table:table-cell table:style-name="Table1.A1" office:value-type="string">
            <text:p text:style-name="P45"/>
            <text:p text:style-name="P92"><text:span text:style-name="AncientGreek_3a__20_Ἀρχαία_20_ἑλληνικά"><text:span text:style-name="T2">261. </text:span></text:span><text:span text:style-name="AncientGreek_3a__20_Ἀρχαία_20_ἑλληνικά"><text:span text:style-name="T1">Ὁδοιπόρ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Τύχη</text:span></text:span><text:span text:style-name="AncientGreek_3a__20_Ἀρχαία_20_ἑλληνικά"><text:span text:style-name="T2">.<text:line-break/></text:span></text:span><text:span text:style-name="AncientGreek_3a__20_Ἀρχαία_20_ἑλληνικά"><text:span text:style-name="T3">Ὁδοιπόρος</text:span></text:span><text:span text:style-name="AncientGreek_3a__20_Ἀρχαία_20_ἑλληνικά"><text:span text:style-name="T16">, </text:span></text:span><text:span text:style-name="AncientGreek_3a__20_Ἀρχαία_20_ἑλληνικά"><text:span text:style-name="T3">πολλὴν</text:span></text:span><text:span text:style-name="AncientGreek_3a__20_Ἀρχαία_20_ἑλληνικά"><text:span text:style-name="T16"> </text:span></text:span><text:span text:style-name="AncientGreek_3a__20_Ἀρχαία_20_ἑλληνικά"><text:span text:style-name="T3">ὁδὸν</text:span></text:span><text:span text:style-name="AncientGreek_3a__20_Ἀρχαία_20_ἑλληνικά"><text:span text:style-name="T16"> </text:span></text:span><text:span text:style-name="AncientGreek_3a__20_Ἀρχαία_20_ἑλληνικά"><text:span text:style-name="T3">διανύσας</text:span></text:span><text:span text:style-name="AncientGreek_3a__20_Ἀρχαία_20_ἑλληνικά"><text:span text:style-name="T16">, </text:span></text:span><text:span text:style-name="AncientGreek_3a__20_Ἀρχαία_20_ἑλληνικά"><text:span text:style-name="T3">ἐπειδὴ</text:span></text:span><text:span text:style-name="AncientGreek_3a__20_Ἀρχαία_20_ἑλληνικά"><text:span text:style-name="T16"> </text:span></text:span><text:span text:style-name="AncientGreek_3a__20_Ἀρχαία_20_ἑλληνικά"><text:span text:style-name="T3">κόπῳ</text:span></text:span><text:span text:style-name="AncientGreek_3a__20_Ἀρχαία_20_ἑλληνικά"><text:span text:style-name="T16"> </text:span></text:span><text:span text:style-name="AncientGreek_3a__20_Ἀρχαία_20_ἑλληνικά"><text:span text:style-name="T3">συνείχετο</text:span></text:span><text:span text:style-name="AncientGreek_3a__20_Ἀρχαία_20_ἑλληνικά"><text:span text:style-name="T16">, </text:span></text:span><text:span text:style-name="AncientGreek_3a__20_Ἀρχαία_20_ἑλληνικά"><text:span text:style-name="T3">πεσὼν</text:span></text:span><text:span text:style-name="AncientGreek_3a__20_Ἀρχαία_20_ἑλληνικά"><text:span text:style-name="T16"> </text:span></text:span><text:span text:style-name="AncientGreek_3a__20_Ἀρχαία_20_ἑλληνικά"><text:span text:style-name="T3">παρά</text:span></text:span><text:span text:style-name="AncientGreek_3a__20_Ἀρχαία_20_ἑλληνικά"><text:span text:style-name="T16"> </text:span></text:span><text:span text:style-name="AncientGreek_3a__20_Ἀρχαία_20_ἑλληνικά"><text:span text:style-name="T3">τι</text:span></text:span><text:span text:style-name="AncientGreek_3a__20_Ἀρχαία_20_ἑλληνικά"><text:span text:style-name="T16"> </text:span></text:span><text:span text:style-name="AncientGreek_3a__20_Ἀρχαία_20_ἑλληνικά"><text:span text:style-name="T3">φρέαρ</text:span></text:span><text:span text:style-name="AncientGreek_3a__20_Ἀρχαία_20_ἑλληνικά"><text:span text:style-name="T16"> </text:span></text:span><text:span text:style-name="AncientGreek_3a__20_Ἀρχαία_20_ἑλληνικά"><text:span text:style-name="T3">ἐκοιμᾶτο</text:span></text:span><text:span text:style-name="AncientGreek_3a__20_Ἀρχαία_20_ἑλληνικά"><text:span text:style-name="T16">. </text:span></text:span><text:span text:style-name="AncientGreek_3a__20_Ἀρχαία_20_ἑλληνικά"><text:span text:style-name="T3">Μέλλοντο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ὅσον</text:span></text:span><text:span text:style-name="AncientGreek_3a__20_Ἀρχαία_20_ἑλληνικά"><text:span text:style-name="T16"> </text:span></text:span><text:span text:style-name="AncientGreek_3a__20_Ἀρχαία_20_ἑλληνικά"><text:span text:style-name="T3">οὔπω</text:span></text:span><text:span text:style-name="AncientGreek_3a__20_Ἀρχαία_20_ἑλληνικά"><text:span text:style-name="T16"> </text:span></text:span><text:span text:style-name="AncientGreek_3a__20_Ἀρχαία_20_ἑλληνικά"><text:span text:style-name="T3">καταπίπτειν</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Τύχη</text:span></text:span><text:span text:style-name="AncientGreek_3a__20_Ἀρχαία_20_ἑλληνικά"><text:span text:style-name="T16"> </text:span></text:span><text:span text:style-name="AncientGreek_3a__20_Ἀρχαία_20_ἑλληνικά"><text:span text:style-name="T3">ἐπιστᾶσ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διεγείρασα</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οὗτος</text:span></text:span><text:span text:style-name="AncientGreek_3a__20_Ἀρχαία_20_ἑλληνικά"><text:span text:style-name="T16">, </text:span></text:span><text:span text:style-name="AncientGreek_3a__20_Ἀρχαία_20_ἑλληνικά"><text:span text:style-name="T3">εἴγε</text:span></text:span><text:span text:style-name="AncientGreek_3a__20_Ἀρχαία_20_ἑλληνικά"><text:span text:style-name="T16"> </text:span></text:span><text:span text:style-name="AncientGreek_3a__20_Ἀρχαία_20_ἑλληνικά"><text:span text:style-name="T3">ἐπεπτώκεις</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σεαυτοῦ</text:span></text:span><text:span text:style-name="AncientGreek_3a__20_Ἀρχαία_20_ἑλληνικά"><text:span text:style-name="T16"> </text:span></text:span><text:span text:style-name="AncientGreek_3a__20_Ἀρχαία_20_ἑλληνικά"><text:span text:style-name="T3">ἀβουλίαν</text:span></text:span><text:span text:style-name="AncientGreek_3a__20_Ἀρχαία_20_ἑλληνικά"><text:span text:style-name="T16">, </text:span></text:span><text:span text:style-name="AncientGreek_3a__20_Ἀρχαία_20_ἑλληνικά"><text:span text:style-name="T3">ἀλλ᾿</text:span></text:span><text:span text:style-name="AncientGreek_3a__20_Ἀρχαία_20_ἑλληνικά"><text:span text:style-name="T16"> </text:span></text:span><text:span text:style-name="AncientGreek_3a__20_Ἀρχαία_20_ἑλληνικά"><text:span text:style-name="T3">ἐμὲ</text:span></text:span><text:span text:style-name="AncientGreek_3a__20_Ἀρχαία_20_ἑλληνικά"><text:span text:style-name="T16"> </text:span></text:span><text:span text:style-name="AncientGreek_3a__20_Ἀρχαία_20_ἑλληνικά"><text:span text:style-name="T3">ᾐτιῶ</text:span></text:span><text:span text:style-name="AncientGreek_3a__20_Ἀρχαία_20_ἑλληνικά"><text:span text:style-name="T16">. »</text:span></text:span></text:p>
            <text:p text:style-name="P62"><text:span text:style-name="AncientGreek_3a__20_Ἀρχαία_20_ἑλληνικά"><text:span text:style-name="T3">Οὕτω</text:span></text:span><text:span text:style-name="AncientGreek_3a__20_Ἀρχαία_20_ἑλληνικά"><text:span text:style-name="T16"> </text:span></text:span><text:span text:style-name="AncientGreek_3a__20_Ἀρχαία_20_ἑλληνικά"><text:span text:style-name="T3">πολλοὶ</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ἀνθρώπων</text:span></text:span><text:span text:style-name="AncientGreek_3a__20_Ἀρχαία_20_ἑλληνικά"><text:span text:style-name="T16"> </text:span></text:span><text:span text:style-name="AncientGreek_3a__20_Ἀρχαία_20_ἑλληνικά"><text:span text:style-name="T3">δι</text:span></text:span><text:span text:style-name="AncientGreek_3a__20_Ἀρχαία_20_ἑλληνικά"><text:span text:style-name="T16">' </text:span></text:span><text:span text:style-name="AncientGreek_3a__20_Ἀρχαία_20_ἑλληνικά"><text:span text:style-name="T3">ἑαυτοὺς</text:span></text:span><text:span text:style-name="AncientGreek_3a__20_Ἀρχαία_20_ἑλληνικά"><text:span text:style-name="T16"> </text:span></text:span><text:span text:style-name="AncientGreek_3a__20_Ἀρχαία_20_ἑλληνικά"><text:span text:style-name="T3">δυστυχήσαντες</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θεοὺς</text:span></text:span><text:span text:style-name="AncientGreek_3a__20_Ἀρχαία_20_ἑλληνικά"><text:span text:style-name="T16"> </text:span></text:span><text:span text:style-name="AncientGreek_3a__20_Ἀρχαία_20_ἑλληνικά"><text:span text:style-name="T3">αἰτιῶνται</text:span></text:span><text:span text:style-name="AncientGreek_3a__20_Ἀρχαία_20_ἑλληνικά"><text:span text:style-name="T16">.</text:span></text:span></text:p>
          </table:table-cell>
          <table:table-cell table:style-name="Table1.A1" office:value-type="string">
            <text:p text:style-name="P80">TRAVELERS AND FORTUNE</text:p>
            <text:p text:style-name="P80">A traveler, having traveled a long way, and finding himself overwhelmed with fatigue, let himself fall on the edge of a well and fell asleep. He was sure to fall into it, when Fortune, having approached him, awoke him and said: “Hey, friend! if you had fallen, it is not your imprudence, it is me that you would have accused of it. »</text:p>
            <text:p text:style-name="P80"/>
            <text:p text:style-name="P80">This is how many people, fallen into misfortune through their own fault, accuse the gods of it.</text:p>
          </table:table-cell>
        </table:table-row>
        <table:table-row table:style-name="Table1.1">
          <table:table-cell table:style-name="Table1.A1" office:value-type="string">
            <text:p text:style-name="P20"><text:span text:style-name="AncientGreek_3a__20_Ἀρχαία_20_ἑλληνικά"><text:span text:style-name="T2">262. </text:span></text:span><text:span text:style-name="AncientGreek_3a__20_Ἀρχαία_20_ἑλληνικά"><text:span text:style-name="T1">Ὄνοι</text:span></text:span><text:span text:style-name="AncientGreek_3a__20_Ἀρχαία_20_ἑλληνικά"><text:span text:style-name="T2"> </text:span></text:span><text:span text:style-name="AncientGreek_3a__20_Ἀρχαία_20_ἑλληνικά"><text:span text:style-name="T1">πρὸς</text:span></text:span><text:span text:style-name="AncientGreek_3a__20_Ἀρχαία_20_ἑλληνικά"><text:span text:style-name="T2"> </text:span></text:span><text:span text:style-name="AncientGreek_3a__20_Ἀρχαία_20_ἑλληνικά"><text:span text:style-name="T1">τὸν</text:span></text:span><text:span text:style-name="AncientGreek_3a__20_Ἀρχαία_20_ἑλληνικά"><text:span text:style-name="T2"> </text:span></text:span><text:span text:style-name="AncientGreek_3a__20_Ἀρχαία_20_ἑλληνικά"><text:span text:style-name="T1">Δία</text:span></text:span><text:span text:style-name="AncientGreek_3a__20_Ἀρχαία_20_ἑλληνικά"><text:span text:style-name="T2">.<text:line-break/></text:span></text:span><text:span text:style-name="AncientGreek_3a__20_Ἀρχαία_20_ἑλληνικά"><text:span text:style-name="T3">Ὄνοι</text:span></text:span><text:span text:style-name="AncientGreek_3a__20_Ἀρχαία_20_ἑλληνικά"><text:span text:style-name="T16"> </text:span></text:span><text:span text:style-name="AncientGreek_3a__20_Ἀρχαία_20_ἑλληνικά"><text:span text:style-name="T3">ποτὲ</text:span></text:span><text:span text:style-name="AncientGreek_3a__20_Ἀρχαία_20_ἑλληνικά"><text:span text:style-name="T16"> </text:span></text:span><text:span text:style-name="AncientGreek_3a__20_Ἀρχαία_20_ἑλληνικά"><text:span text:style-name="T3">ἀχθόμενοι</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συνεχῶς</text:span></text:span><text:span text:style-name="AncientGreek_3a__20_Ἀρχαία_20_ἑλληνικά"><text:span text:style-name="T16"> </text:span></text:span><text:span text:style-name="AncientGreek_3a__20_Ἀρχαία_20_ἑλληνικά"><text:span text:style-name="T3">ἀχθοφορεῖ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αλαιπωρεῖν</text:span></text:span><text:span text:style-name="AncientGreek_3a__20_Ἀρχαία_20_ἑλληνικά"><text:span text:style-name="T16"> </text:span></text:span><text:span text:style-name="AncientGreek_3a__20_Ἀρχαία_20_ἑλληνικά"><text:span text:style-name="T3">πρέσβεις</text:span></text:span><text:span text:style-name="AncientGreek_3a__20_Ἀρχαία_20_ἑλληνικά"><text:span text:style-name="T16"> </text:span></text:span><text:span text:style-name="AncientGreek_3a__20_Ἀρχαία_20_ἑλληνικά"><text:span text:style-name="T3">ἔπεμψαν</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Δία</text:span></text:span><text:span text:style-name="AncientGreek_3a__20_Ἀρχαία_20_ἑλληνικά"><text:span text:style-name="T16">, </text:span></text:span><text:span text:style-name="AncientGreek_3a__20_Ἀρχαία_20_ἑλληνικά"><text:span text:style-name="T3">λύσιν</text:span></text:span><text:span text:style-name="AncientGreek_3a__20_Ἀρχαία_20_ἑλληνικά"><text:span text:style-name="T16"> </text:span></text:span><text:span text:style-name="AncientGreek_3a__20_Ἀρχαία_20_ἑλληνικά"><text:span text:style-name="T3">τινὰ</text:span></text:span><text:span text:style-name="AncientGreek_3a__20_Ἀρχαία_20_ἑλληνικά"><text:span text:style-name="T16"> </text:span></text:span><text:span text:style-name="AncientGreek_3a__20_Ἀρχαία_20_ἑλληνικά"><text:span text:style-name="T3">αἰτούμενοι</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πόνω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αὐτοῖς</text:span></text:span><text:span text:style-name="AncientGreek_3a__20_Ἀρχαία_20_ἑλληνικά"><text:span text:style-name="T16"> </text:span></text:span><text:span text:style-name="AncientGreek_3a__20_Ἀρχαία_20_ἑλληνικά"><text:span text:style-name="T3">ἐπιδεῖξαι</text:span></text:span><text:span text:style-name="AncientGreek_3a__20_Ἀρχαία_20_ἑλληνικά"><text:span text:style-name="T16"> </text:span></text:span><text:span text:style-name="AncientGreek_3a__20_Ἀρχαία_20_ἑλληνικά"><text:span text:style-name="T3">βουλόμενος</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ἀδύνατόν</text:span></text:span><text:span text:style-name="AncientGreek_3a__20_Ἀρχαία_20_ἑλληνικά"><text:span text:style-name="T16"> </text:span></text:span><text:span text:style-name="AncientGreek_3a__20_Ἀρχαία_20_ἑλληνικά"><text:span text:style-name="T3">ἐστιν</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τότε</text:span></text:span><text:span text:style-name="AncientGreek_3a__20_Ἀρχαία_20_ἑλληνικά"><text:span text:style-name="T16"> </text:span></text:span><text:span text:style-name="AncientGreek_3a__20_Ἀρχαία_20_ἑλληνικά"><text:span text:style-name="T3">αὐτοὺς</text:span></text:span><text:span text:style-name="AncientGreek_3a__20_Ἀρχαία_20_ἑλληνικά"><text:span text:style-name="T16"> </text:span></text:span><text:span text:style-name="AncientGreek_3a__20_Ἀρχαία_20_ἑλληνικά"><text:span text:style-name="T3">ἀπαλλαγήσεσθαι</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κακοπαθείας</text:span></text:span><text:span text:style-name="AncientGreek_3a__20_Ἀρχαία_20_ἑλληνικά"><text:span text:style-name="T16">, </text:span></text:span><text:span text:style-name="AncientGreek_3a__20_Ἀρχαία_20_ἑλληνικά"><text:span text:style-name="T3">ὅταν</text:span></text:span><text:span text:style-name="AncientGreek_3a__20_Ἀρχαία_20_ἑλληνικά"><text:span text:style-name="T16"> </text:span></text:span><text:span text:style-name="AncientGreek_3a__20_Ἀρχαία_20_ἑλληνικά"><text:span text:style-name="T3">οὐροῦντες</text:span></text:span><text:span text:style-name="AncientGreek_3a__20_Ἀρχαία_20_ἑλληνικά"><text:span text:style-name="T16"> </text:span></text:span><text:span text:style-name="AncientGreek_3a__20_Ἀρχαία_20_ἑλληνικά"><text:span text:style-name="T3">ποταμὸν</text:span></text:span><text:span text:style-name="AncientGreek_3a__20_Ἀρχαία_20_ἑλληνικά"><text:span text:style-name="T16"> </text:span></text:span><text:span text:style-name="AncientGreek_3a__20_Ἀρχαία_20_ἑλληνικά"><text:span text:style-name="T3">ποιήσωσι</text:span></text:span><text:span text:style-name="AncientGreek_3a__20_Ἀρχαία_20_ἑλληνικά"><text:span text:style-name="T16">. </text:span></text:span><text:span text:style-name="AncientGreek_3a__20_Ἀρχαία_20_ἑλληνικά"><text:span text:style-name="T3">Κἀκεῖνοι</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ἀληθεύειν</text:span></text:span><text:span text:style-name="AncientGreek_3a__20_Ἀρχαία_20_ἑλληνικά"><text:span text:style-name="T16"> </text:span></text:span><text:span text:style-name="AncientGreek_3a__20_Ἀρχαία_20_ἑλληνικά"><text:span text:style-name="T3">ὑπολαβόντες</text:span></text:span><text:span text:style-name="AncientGreek_3a__20_Ἀρχαία_20_ἑλληνικά"><text:span text:style-name="T16"> </text:span></text:span><text:span text:style-name="AncientGreek_3a__20_Ἀρχαία_20_ἑλληνικά"><text:span text:style-name="T3">ἀπ᾿</text:span></text:span><text:span text:style-name="AncientGreek_3a__20_Ἀρχαία_20_ἑλληνικά"><text:span text:style-name="T16"> </text:span></text:span><text:span text:style-name="AncientGreek_3a__20_Ἀρχαία_20_ἑλληνικά"><text:span text:style-name="T3">ἐκείνου</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μέχρι</text:span></text:span><text:span text:style-name="AncientGreek_3a__20_Ἀρχαία_20_ἑλληνικά"><text:span text:style-name="T16"> </text:span></text:span><text:span text:style-name="AncientGreek_3a__20_Ἀρχαία_20_ἑλληνικά"><text:span text:style-name="T3">νῦν</text:span></text:span><text:span text:style-name="AncientGreek_3a__20_Ἀρχαία_20_ἑλληνικά"><text:span text:style-name="T16"> </text:span></text:span><text:span text:style-name="AncientGreek_3a__20_Ἀρχαία_20_ἑλληνικά"><text:span text:style-name="T3">ἔνθα</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ἀλλήλων</text:span></text:span><text:span text:style-name="AncientGreek_3a__20_Ἀρχαία_20_ἑλληνικά"><text:span text:style-name="T16"> </text:span></text:span><text:span text:style-name="AncientGreek_3a__20_Ἀρχαία_20_ἑλληνικά"><text:span text:style-name="T3">οὖρον</text:span></text:span><text:span text:style-name="AncientGreek_3a__20_Ἀρχαία_20_ἑλληνικά"><text:span text:style-name="T16"> </text:span></text:span><text:span text:style-name="AncientGreek_3a__20_Ἀρχαία_20_ἑλληνικά"><text:span text:style-name="T3">ἴδωσιν</text:span></text:span><text:span text:style-name="AncientGreek_3a__20_Ἀρχαία_20_ἑλληνικά"><text:span text:style-name="T16">, </text:span></text:span><text:span text:style-name="AncientGreek_3a__20_Ἀρχαία_20_ἑλληνικά"><text:span text:style-name="T3">ἐνταῦθ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αὐτοὶ</text:span></text:span><text:span text:style-name="AncientGreek_3a__20_Ἀρχαία_20_ἑλληνικά"><text:span text:style-name="T16"> </text:span></text:span><text:span text:style-name="AncientGreek_3a__20_Ἀρχαία_20_ἑλληνικά"><text:span text:style-name="T3">περιιστάμενοι</text:span></text:span><text:span text:style-name="AncientGreek_3a__20_Ἀρχαία_20_ἑλληνικά"><text:span text:style-name="T16"> </text:span></text:span><text:span text:style-name="AncientGreek_3a__20_Ἀρχαία_20_ἑλληνικά"><text:span text:style-name="T3">οὐροῦσιν</text:span></text:span><text:span text:style-name="AncientGreek_3a__20_Ἀρχαία_20_ἑλληνικά"><text:span text:style-name="T16">.</text:span></text:span></text:p>
            <text:p text:style-name="P62"><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ἑκάστῳ</text:span></text:span><text:span text:style-name="AncientGreek_3a__20_Ἀρχαία_20_ἑλληνικά"><text:span text:style-name="T16"> </text:span></text:span><text:span text:style-name="AncientGreek_3a__20_Ἀρχαία_20_ἑλληνικά"><text:span text:style-name="T3">πεπρωμένον</text:span></text:span><text:span text:style-name="AncientGreek_3a__20_Ἀρχαία_20_ἑλληνικά"><text:span text:style-name="T16"> </text:span></text:span><text:span text:style-name="AncientGreek_3a__20_Ἀρχαία_20_ἑλληνικά"><text:span text:style-name="T3">ἀθεράπευτόν</text:span></text:span><text:span text:style-name="AncientGreek_3a__20_Ἀρχαία_20_ἑλληνικά"><text:span text:style-name="T16"> </text:span></text:span><text:span text:style-name="AncientGreek_3a__20_Ἀρχαία_20_ἑλληνικά"><text:span text:style-name="T3">ἐστι</text:span></text:span><text:span text:style-name="AncientGreek_3a__20_Ἀρχαία_20_ἑλληνικά"><text:span text:style-name="T16">.</text:span></text:span></text:p>
          </table:table-cell>
          <table:table-cell table:style-name="Table1.A1" office:value-type="string">
            <text:p text:style-name="P80">DONKEYS ADDRESSING ZEUS</text:p>
            <text:p text:style-name="P80">One day the donkeys, fed up with always having burdens to carry and fatigue to suffer, sent deputies to Zeus to ask that he put an end to their work. Zeus, wanting to show them that the thing was impossible, told them that they would be delivered from their misery, when they had, while pissing, formed a river. Donkeys took this answer seriously, and from that time to the present day, when they see donkey urine somewhere, they too stop around to pee.</text:p>
            <text:p text:style-name="P80"/>
            <text:p text:style-name="P80">This fable shows that nothing can be changed in one's destiny.</text:p>
          </table:table-cell>
        </table:table-row>
        <text:soft-page-break/>
        <table:table-row table:style-name="Table1.1">
          <table:table-cell table:style-name="Table1.A1" office:value-type="string">
            <text:p text:style-name="P45"/>
            <text:p text:style-name="P92"><text:span text:style-name="AncientGreek_3a__20_Ἀρχαία_20_ἑλληνικά"><text:span text:style-name="T2">263. </text:span></text:span><text:span text:style-name="AncientGreek_3a__20_Ἀρχαία_20_ἑλληνικά"><text:span text:style-name="T1">Ὄνον</text:span></text:span><text:span text:style-name="AncientGreek_3a__20_Ἀρχαία_20_ἑλληνικά"><text:span text:style-name="T2"> </text:span></text:span><text:span text:style-name="AncientGreek_3a__20_Ἀρχαία_20_ἑλληνικά"><text:span text:style-name="T1">ἀγοράζων</text:span></text:span><text:span text:style-name="AncientGreek_3a__20_Ἀρχαία_20_ἑλληνικά"><text:span text:style-name="T2">.<text:line-break/></text:span></text:span><text:span text:style-name="AncientGreek_3a__20_Ἀρχαία_20_ἑλληνικά"><text:span text:style-name="T3">Ὄνον</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ἀγοράσαι</text:span></text:span><text:span text:style-name="AncientGreek_3a__20_Ἀρχαία_20_ἑλληνικά"><text:span text:style-name="T16"> </text:span></text:span><text:span text:style-name="AncientGreek_3a__20_Ἀρχαία_20_ἑλληνικά"><text:span text:style-name="T3">μέλλων</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πείρᾳ</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ἔλαβ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εἰσαγαγὼ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ἰδίους</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φάτνης</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ἔστησε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καταλιπὼν</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ἄλλους</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ἀργοτάτῳ</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ἀδηφάγῳ</text:span></text:span><text:span text:style-name="AncientGreek_3a__20_Ἀρχαία_20_ἑλληνικά"><text:span text:style-name="T16"> </text:span></text:span><text:span text:style-name="AncientGreek_3a__20_Ἀρχαία_20_ἑλληνικά"><text:span text:style-name="T3">ἔστη</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οὐδὲν</text:span></text:span><text:span text:style-name="AncientGreek_3a__20_Ἀρχαία_20_ἑλληνικά"><text:span text:style-name="T16"> </text:span></text:span><text:span text:style-name="AncientGreek_3a__20_Ἀρχαία_20_ἑλληνικά"><text:span text:style-name="T3">ἐποίει</text:span></text:span><text:span text:style-name="AncientGreek_3a__20_Ἀρχαία_20_ἑλληνικά"><text:span text:style-name="T16">, </text:span></text:span><text:span text:style-name="AncientGreek_3a__20_Ἀρχαία_20_ἑλληνικά"><text:span text:style-name="T3">δήσα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ἀπαγαγὼν</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δεσπότῃ</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ἀπέδωκε</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διερωτῶντος</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οὕτως</text:span></text:span><text:span text:style-name="AncientGreek_3a__20_Ἀρχαία_20_ἑλληνικά"><text:span text:style-name="T16"> </text:span></text:span><text:span text:style-name="AncientGreek_3a__20_Ἀρχαία_20_ἑλληνικά"><text:span text:style-name="T3">ἀξίαν</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δοκιμασίαν</text:span></text:span><text:span text:style-name="AncientGreek_3a__20_Ἀρχαία_20_ἑλληνικά"><text:span text:style-name="T16"> </text:span></text:span><text:span text:style-name="AncientGreek_3a__20_Ἀρχαία_20_ἑλληνικά"><text:span text:style-name="T3">ἐποιήσατο</text:span></text:span><text:span text:style-name="AncientGreek_3a__20_Ἀρχαία_20_ἑλληνικά"><text:span text:style-name="T16">, </text:span></text:span><text:span text:style-name="AncientGreek_3a__20_Ἀρχαία_20_ἑλληνικά"><text:span text:style-name="T3">ὑποτυχὼν</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 </text:span></text:span><text:span text:style-name="AncientGreek_3a__20_Ἀρχαία_20_ἑλληνικά"><text:span text:style-name="T3">Ἀλλ᾿</text:span></text:span><text:span text:style-name="AncientGreek_3a__20_Ἀρχαία_20_ἑλληνικά"><text:span text:style-name="T16"> </text:span></text:span><text:span text:style-name="AncientGreek_3a__20_Ἀρχαία_20_ἑλληνικά"><text:span text:style-name="T3">ἔγωγε</text:span></text:span><text:span text:style-name="AncientGreek_3a__20_Ἀρχαία_20_ἑλληνικά"><text:span text:style-name="T16"> </text:span></text:span><text:span text:style-name="AncientGreek_3a__20_Ἀρχαία_20_ἑλληνικά"><text:span text:style-name="T3">οὐδὲν</text:span></text:span><text:span text:style-name="AncientGreek_3a__20_Ἀρχαία_20_ἑλληνικά"><text:span text:style-name="T16"> </text:span></text:span><text:span text:style-name="AncientGreek_3a__20_Ἀρχαία_20_ἑλληνικά"><text:span text:style-name="T3">ἐπιδέομαι</text:span></text:span><text:span text:style-name="AncientGreek_3a__20_Ἀρχαία_20_ἑλληνικά"><text:span text:style-name="T16"> </text:span></text:span><text:span text:style-name="AncientGreek_3a__20_Ἀρχαία_20_ἑλληνικά"><text:span text:style-name="T3">πείρας</text:span></text:span><text:span text:style-name="AncientGreek_3a__20_Ἀρχαία_20_ἑλληνικά"><text:span text:style-name="T16">· </text:span></text:span><text:span text:style-name="AncientGreek_3a__20_Ἀρχαία_20_ἑλληνικά"><text:span text:style-name="T3">οἶδα</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τοιοῦτός</text:span></text:span><text:span text:style-name="AncientGreek_3a__20_Ἀρχαία_20_ἑλληνικά"><text:span text:style-name="T16"> </text:span></text:span><text:span text:style-name="AncientGreek_3a__20_Ἀρχαία_20_ἑλληνικά"><text:span text:style-name="T3">ἐστιν</text:span></text:span><text:span text:style-name="AncientGreek_3a__20_Ἀρχαία_20_ἑλληνικά"><text:span text:style-name="T16"> </text:span></text:span><text:span text:style-name="AncientGreek_3a__20_Ἀρχαία_20_ἑλληνικά"><text:span text:style-name="T3">ὁποῖον</text:span></text:span><text:span text:style-name="AncientGreek_3a__20_Ἀρχαία_20_ἑλληνικά"><text:span text:style-name="T16"> </text:span></text:span><text:span text:style-name="AncientGreek_3a__20_Ἀρχαία_20_ἑλληνικά"><text:span text:style-name="T3">ἐξ</text:span></text:span><text:span text:style-name="AncientGreek_3a__20_Ἀρχαία_20_ἑλληνικά"><text:span text:style-name="T16"> </text:span></text:span><text:span text:style-name="AncientGreek_3a__20_Ἀρχαία_20_ἑλληνικά"><text:span text:style-name="T3">ἁπάντων</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συνήθη</text:span></text:span><text:span text:style-name="AncientGreek_3a__20_Ἀρχαία_20_ἑλληνικά"><text:span text:style-name="T16"> </text:span></text:span><text:span text:style-name="AncientGreek_3a__20_Ἀρχαία_20_ἑλληνικά"><text:span text:style-name="T3">ἐπελέξατο</text:span></text:span><text:span text:style-name="AncientGreek_3a__20_Ἀρχαία_20_ἑλληνικά"><text:span text:style-name="T16">. »</text:span></text:span></text:p>
            <text:p text:style-name="P62"><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τοιοῦτος</text:span></text:span><text:span text:style-name="AncientGreek_3a__20_Ἀρχαία_20_ἑλληνικά"><text:span text:style-name="T16"> </text:span></text:span><text:span text:style-name="AncientGreek_3a__20_Ἀρχαία_20_ἑλληνικά"><text:span text:style-name="T3">εἶναί</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ὑπολαμβάνεται</text:span></text:span><text:span text:style-name="AncientGreek_3a__20_Ἀρχαία_20_ἑλληνικά"><text:span text:style-name="T16"> </text:span></text:span><text:span text:style-name="AncientGreek_3a__20_Ἀρχαία_20_ἑλληνικά"><text:span text:style-name="T3">ὁποίοις</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ἥδηται</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ἑταίροις</text:span></text:span><text:span text:style-name="AncientGreek_3a__20_Ἀρχαία_20_ἑλληνικά"><text:span text:style-name="T16">.</text:span></text:span></text:p>
          </table:table-cell>
          <table:table-cell table:style-name="Table1.A1" office:value-type="string">
            <text:p text:style-name="P80">A MAN Buying A DONKEY</text:p>
            <text:p text:style-name="P80"/>
            <text:p text:style-name="P80">A man who intended to buy a donkey took it to the trial, and having brought him among his own donkeys, he placed him in front of the rack. But the donkey, abandoning all the others, went to stand next to the laziest and most gluttonous. As he did nothing, the man put a halter on him, took him away and returned him to his owner. The latter asking him if the test he had made in this way was conclusive, he replied: "Me, I have no need for another test: I am sure that he is such as the comrade he chose among all. »</text:p>
            <text:p text:style-name="P80"/>
            <text:p text:style-name="P80">This fable shows that we are judged to be the same as those whose company we love.</text:p>
          </table:table-cell>
        </table:table-row>
        <table:table-row table:style-name="Table1.1">
          <table:table-cell table:style-name="Table1.A1" office:value-type="string">
            <text:p text:style-name="P29"><text:span text:style-name="AncientGreek_3a__20_Ἀρχαία_20_ἑλληνικά"><text:span text:style-name="T2">264.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23">⟨</text:span></text:span><text:span text:style-name="AncientGreek_3a__20_Ἀρχαία_20_ἑλληνικά"><text:span text:style-name="T1">ἄγρι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ἥμερος</text:span></text:span><text:span text:style-name="AncientGreek_3a__20_Ἀρχαία_20_ἑλληνικά"><text:span text:style-name="T23">⟩</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ἄγριος</text:span></text:span><text:span text:style-name="AncientGreek_3a__20_Ἀρχαία_20_ἑλληνικά"><text:span text:style-name="T16"> </text:span></text:span><text:span text:style-name="AncientGreek_3a__20_Ἀρχαία_20_ἑλληνικά"><text:span text:style-name="T3">ὄνον</text:span></text:span><text:span text:style-name="AncientGreek_3a__20_Ἀρχαία_20_ἑλληνικά"><text:span text:style-name="T16"> </text:span></text:span><text:span text:style-name="AncientGreek_3a__20_Ἀρχαία_20_ἑλληνικά"><text:span text:style-name="T3">ἥμερον</text:span></text:span><text:span text:style-name="AncientGreek_3a__20_Ἀρχαία_20_ἑλληνικά"><text:span text:style-name="T16"> </text:span></text:span><text:span text:style-name="AncientGreek_3a__20_Ἀρχαία_20_ἑλληνικά"><text:span text:style-name="T3">θεασάμενος</text:span></text:span><text:span text:style-name="AncientGreek_3a__20_Ἀρχαία_20_ἑλληνικά"><text:span text:style-name="T16"> </text:span></text:span><text:span text:style-name="AncientGreek_3a__20_Ἀρχαία_20_ἑλληνικά"><text:span text:style-name="T3">ἔν</text:span></text:span><text:span text:style-name="AncientGreek_3a__20_Ἀρχαία_20_ἑλληνικά"><text:span text:style-name="T16"> </text:span></text:span><text:span text:style-name="AncientGreek_3a__20_Ἀρχαία_20_ἑλληνικά"><text:span text:style-name="T3">τινι</text:span></text:span><text:span text:style-name="AncientGreek_3a__20_Ἀρχαία_20_ἑλληνικά"><text:span text:style-name="T16"> </text:span></text:span><text:span text:style-name="AncientGreek_3a__20_Ἀρχαία_20_ἑλληνικά"><text:span text:style-name="T3">εὐηλίῳ</text:span></text:span><text:span text:style-name="AncientGreek_3a__20_Ἀρχαία_20_ἑλληνικά"><text:span text:style-name="T16"> </text:span></text:span><text:span text:style-name="AncientGreek_3a__20_Ἀρχαία_20_ἑλληνικά"><text:span text:style-name="T3">τόπῳ</text:span></text:span><text:span text:style-name="AncientGreek_3a__20_Ἀρχαία_20_ἑλληνικά"><text:span text:style-name="T16"> </text:span></text:span><text:span text:style-name="AncientGreek_3a__20_Ἀρχαία_20_ἑλληνικά"><text:span text:style-name="T3">προσελθὼν</text:span></text:span><text:span text:style-name="AncientGreek_3a__20_Ἀρχαία_20_ἑλληνικά"><text:span text:style-name="T16"> </text:span></text:span><text:span text:style-name="AncientGreek_3a__20_Ἀρχαία_20_ἑλληνικά"><text:span text:style-name="T3">ἐμακάριζεν</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ῇ</text:span></text:span><text:span text:style-name="AncientGreek_3a__20_Ἀρχαία_20_ἑλληνικά"><text:span text:style-name="T16"> </text:span></text:span><text:span text:style-name="AncientGreek_3a__20_Ἀρχαία_20_ἑλληνικά"><text:span text:style-name="T3">εὐεξίᾳ</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σώματο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ῇ</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τροφῆς</text:span></text:span><text:span text:style-name="AncientGreek_3a__20_Ἀρχαία_20_ἑλληνικά"><text:span text:style-name="T16"> </text:span></text:span><text:span text:style-name="AncientGreek_3a__20_Ἀρχαία_20_ἑλληνικά"><text:span text:style-name="T3">ἀπολαύσει</text:span></text:span><text:span text:style-name="AncientGreek_3a__20_Ἀρχαία_20_ἑλληνικά"><text:span text:style-name="T16">. </text:span></text:span><text:span text:style-name="AncientGreek_3a__20_Ἀρχαία_20_ἑλληνικά"><text:span text:style-name="T3">Ὕστερον δὲ ἰδὼν αὐτὸν ἀχθοφοροῦντα καὶ τὸν ὀνηλάτην ὀπίσω ἑπόμενον καὶ ῥοπάλῳ παίοντα εἶπεν· « Ἀλλ᾿ ἔγωγε οὐκέτι σε εὐδαιμονίζω· ὁρῶ γὰρ ὅτι οὐκ ἄνευ κακῶν μεγάλων τὴν ἀφθονίαν ἔχεις. »</text:span></text:span></text:p>
            <text:p text:style-name="P70"><text:span text:style-name="AncientGreek_3a__20_Ἀρχαία_20_ἑλληνικά"><text:span text:style-name="T3">Οὕτως οὐκ ἔστι ζηλωτὰ τὰ μετὰ κινδύνων καὶ ταλαιπωριῶν περιγινόμενα κέρδη.</text:span></text:span></text:p>
          </table:table-cell>
          <table:table-cell table:style-name="Table1.A1" office:value-type="string">
            <text:p text:style-name="P80">THE WILD ASS AND THE DOMESTIC ASS</text:p>
            <text:p text:style-name="P80"/>
            <text:p text:style-name="P80">A wild donkey, having seen a domestic donkey in a place well exposed to the sun, approached to congratulate it on its plumpness and the pasture it enjoyed. But afterwards, having seen him laden with a burden and followed by the donkey driver who was beating him with a club, he exclaimed: “Oh! I no longer congratulate you; for I see that it is at the price of great evils that you enjoy your abundance. »</text:p>
            <text:p text:style-name="P80"/>
            <text:p text:style-name="P80">Thus there is nothing enviable in the advantages which accompany the dangers and the sufferings.</text:p>
          </table:table-cell>
        </table:table-row>
        <table:table-row table:style-name="Table1.1">
          <table:table-cell table:style-name="Table1.A1" office:value-type="string">
            <text:p text:style-name="P20"><text:span text:style-name="AncientGreek_3a__20_Ἀρχαία_20_ἑλληνικά"><text:span text:style-name="T2">265.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ἅλας</text:span></text:span><text:span text:style-name="AncientGreek_3a__20_Ἀρχαία_20_ἑλληνικά"><text:span text:style-name="T2"> </text:span></text:span><text:span text:style-name="AncientGreek_3a__20_Ἀρχαία_20_ἑλληνικά"><text:span text:style-name="T1">βαστάζων</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ἅλας</text:span></text:span><text:span text:style-name="AncientGreek_3a__20_Ἀρχαία_20_ἑλληνικά"><text:span text:style-name="T16"> </text:span></text:span><text:span text:style-name="AncientGreek_3a__20_Ἀρχαία_20_ἑλληνικά"><text:span text:style-name="T3">ἔχων</text:span></text:span><text:span text:style-name="AncientGreek_3a__20_Ἀρχαία_20_ἑλληνικά"><text:span text:style-name="T16"> </text:span></text:span><text:span text:style-name="AncientGreek_3a__20_Ἀρχαία_20_ἑλληνικά"><text:span text:style-name="T3">ποταμὸν</text:span></text:span><text:span text:style-name="AncientGreek_3a__20_Ἀρχαία_20_ἑλληνικά"><text:span text:style-name="T16"> </text:span></text:span><text:span text:style-name="AncientGreek_3a__20_Ἀρχαία_20_ἑλληνικά"><text:span text:style-name="T3">διέβαινεν</text:span></text:span><text:span text:style-name="AncientGreek_3a__20_Ἀρχαία_20_ἑλληνικά"><text:span text:style-name="T16">. </text:span></text:span><text:span text:style-name="AncientGreek_3a__20_Ἀρχαία_20_ἑλληνικά"><text:span text:style-name="T3">Ὀλισθήσας</text:span></text:span><text:span text:style-name="AncientGreek_3a__20_Ἀρχαία_20_ἑλληνικά"><text:span text:style-name="T16"> </text:span></text:span><text:span text:style-name="AncientGreek_3a__20_Ἀρχαία_20_ἑλληνικά"><text:span text:style-name="T3">δέ</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κατέπεσε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ὕδωρ</text:span></text:span><text:span text:style-name="AncientGreek_3a__20_Ἀρχαία_20_ἑλληνικά"><text:span text:style-name="T16">, </text:span></text:span><text:span text:style-name="AncientGreek_3a__20_Ἀρχαία_20_ἑλληνικά"><text:span text:style-name="T3">ἐκτακέντος</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ἅλατος</text:span></text:span><text:span text:style-name="AncientGreek_3a__20_Ἀρχαία_20_ἑλληνικά"><text:span text:style-name="T16">, </text:span></text:span><text:span text:style-name="AncientGreek_3a__20_Ἀρχαία_20_ἑλληνικά"><text:span text:style-name="T3">κουφότερος</text:span></text:span><text:span text:style-name="AncientGreek_3a__20_Ἀρχαία_20_ἑλληνικά"><text:span text:style-name="T16"> </text:span></text:span><text:span text:style-name="AncientGreek_3a__20_Ἀρχαία_20_ἑλληνικά"><text:span text:style-name="T3">ἐξανέστη</text:span></text:span><text:span text:style-name="AncientGreek_3a__20_Ἀρχαία_20_ἑλληνικά"><text:span text:style-name="T16">. </text:span></text:span><text:span text:style-name="AncientGreek_3a__20_Ἀρχαία_20_ἑλληνικά"><text:span text:style-name="T3">Ἡσθεὶ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ούτῳ</text:span></text:span><text:span text:style-name="AncientGreek_3a__20_Ἀρχαία_20_ἑλληνικά"><text:span text:style-name="T16">, </text:span></text:span><text:span text:style-name="AncientGreek_3a__20_Ἀρχαία_20_ἑλληνικά"><text:span text:style-name="T3">ἐπειδὴ</text:span></text:span><text:span text:style-name="AncientGreek_3a__20_Ἀρχαία_20_ἑλληνικά"><text:span text:style-name="T16"> </text:span></text:span><text:span text:style-name="AncientGreek_3a__20_Ἀρχαία_20_ἑλληνικά"><text:span text:style-name="T3">ὕστερόν</text:span></text:span><text:span text:style-name="AncientGreek_3a__20_Ἀρχαία_20_ἑλληνικά"><text:span text:style-name="T16"> </text:span></text:span><text:span text:style-name="AncientGreek_3a__20_Ἀρχαία_20_ἑλληνικά"><text:span text:style-name="T3">ποτε</text:span></text:span><text:span text:style-name="AncientGreek_3a__20_Ἀρχαία_20_ἑλληνικά"><text:span text:style-name="T16"> </text:span></text:span><text:span text:style-name="AncientGreek_3a__20_Ἀρχαία_20_ἑλληνικά"><text:span text:style-name="T3">σπόγγους</text:span></text:span><text:span text:style-name="AncientGreek_3a__20_Ἀρχαία_20_ἑλληνικά"><text:span text:style-name="T16"> </text:span></text:span><text:span text:style-name="AncientGreek_3a__20_Ἀρχαία_20_ἑλληνικά"><text:span text:style-name="T3">ἐμπεφορτισμένος</text:span></text:span><text:span text:style-name="AncientGreek_3a__20_Ἀρχαία_20_ἑλληνικά"><text:span text:style-name="T16"> </text:span></text:span><text:span text:style-name="AncientGreek_3a__20_Ἀρχαία_20_ἑλληνικά"><text:span text:style-name="T3">κατά</text:span></text:span><text:span text:style-name="AncientGreek_3a__20_Ἀρχαία_20_ἑλληνικά"><text:span text:style-name="T16"> </text:span></text:span><text:span text:style-name="AncientGreek_3a__20_Ἀρχαία_20_ἑλληνικά"><text:span text:style-name="T3">τινα</text:span></text:span><text:span text:style-name="AncientGreek_3a__20_Ἀρχαία_20_ἑλληνικά"><text:span text:style-name="T16"> </text:span></text:span><text:span text:style-name="AncientGreek_3a__20_Ἀρχαία_20_ἑλληνικά"><text:span text:style-name="T3">ποταμὸν</text:span></text:span><text:span text:style-name="AncientGreek_3a__20_Ἀρχαία_20_ἑλληνικά"><text:span text:style-name="T16"> </text:span></text:span><text:span text:style-name="AncientGreek_3a__20_Ἀρχαία_20_ἑλληνικά"><text:span text:style-name="T3">ἐγένετο</text:span></text:span><text:span text:style-name="AncientGreek_3a__20_Ἀρχαία_20_ἑλληνικά"><text:span text:style-name="T16">, </text:span></text:span><text:span text:style-name="AncientGreek_3a__20_Ἀρχαία_20_ἑλληνικά"><text:span text:style-name="T3">ᾠήθη</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ἐὰν</text:span></text:span><text:span text:style-name="AncientGreek_3a__20_Ἀρχαία_20_ἑλληνικά"><text:span text:style-name="T16"> </text:span></text:span><text:span text:style-name="AncientGreek_3a__20_Ἀρχαία_20_ἑλληνικά"><text:span text:style-name="T3">πάλιν</text:span></text:span><text:span text:style-name="AncientGreek_3a__20_Ἀρχαία_20_ἑλληνικά"><text:span text:style-name="T16"> </text:span></text:span><text:span text:style-name="AncientGreek_3a__20_Ἀρχαία_20_ἑλληνικά"><text:span text:style-name="T3">πέσῃ</text:span></text:span><text:span text:style-name="AncientGreek_3a__20_Ἀρχαία_20_ἑλληνικά"><text:span text:style-name="T16">, </text:span></text:span><text:span text:style-name="AncientGreek_3a__20_Ἀρχαία_20_ἑλληνικά"><text:span text:style-name="T3">ἐλαφρότερος</text:span></text:span><text:span text:style-name="AncientGreek_3a__20_Ἀρχαία_20_ἑλληνικά"><text:span text:style-name="T16"> </text:span></text:span><text:span text:style-name="AncientGreek_3a__20_Ἀρχαία_20_ἑλληνικά"><text:span text:style-name="T3">διεγερθήσετα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δὴ</text:span></text:span><text:span text:style-name="AncientGreek_3a__20_Ἀρχαία_20_ἑλληνικά"><text:span text:style-name="T16"> </text:span></text:span><text:span text:style-name="AncientGreek_3a__20_Ἀρχαία_20_ἑλληνικά"><text:span text:style-name="T3">ἑκὼν</text:span></text:span><text:span text:style-name="AncientGreek_3a__20_Ἀρχαία_20_ἑλληνικά"><text:span text:style-name="T16"> </text:span></text:span><text:span text:style-name="AncientGreek_3a__20_Ἀρχαία_20_ἑλληνικά"><text:span text:style-name="T3">ὤλισθε</text:span></text:span><text:span text:style-name="AncientGreek_3a__20_Ἀρχαία_20_ἑλληνικά"><text:span text:style-name="T16">. </text:span></text:span><text:span text:style-name="AncientGreek_3a__20_Ἀρχαία_20_ἑλληνικά"><text:span text:style-name="T3">Συνέβη</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σπόγγων</text:span></text:span><text:span text:style-name="AncientGreek_3a__20_Ἀρχαία_20_ἑλληνικά"><text:span text:style-name="T16"> </text:span></text:span><text:span text:style-name="AncientGreek_3a__20_Ἀρχαία_20_ἑλληνικά"><text:span text:style-name="T3">ἀνασπασάντων</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ὕδωρ</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δυνάμενον</text:span></text:span><text:span text:style-name="AncientGreek_3a__20_Ἀρχαία_20_ἑλληνικά"><text:span text:style-name="T16"> </text:span></text:span><text:span text:style-name="AncientGreek_3a__20_Ἀρχαία_20_ἑλληνικά"><text:span text:style-name="T3">ἐξαναστῆναι</text:span></text:span><text:span text:style-name="AncientGreek_3a__20_Ἀρχαία_20_ἑλληνικά"><text:span text:style-name="T16"> </text:span></text:span><text:span text:style-name="AncientGreek_3a__20_Ἀρχαία_20_ἑλληνικά"><text:span text:style-name="T3">ἐνταῦθα</text:span></text:span><text:span text:style-name="AncientGreek_3a__20_Ἀρχαία_20_ἑλληνικά"><text:span text:style-name="T16"> </text:span></text:span><text:span text:style-name="AncientGreek_3a__20_Ἀρχαία_20_ἑλληνικά"><text:span text:style-name="T3">ἀποπνιγῆναι</text:span></text:span><text:span text:style-name="AncientGreek_3a__20_Ἀρχαία_20_ἑλληνικά"><text:span text:style-name="T16">.</text:span></text:span></text:p>
            <text:p text:style-name="P62"><text:span text:style-name="AncientGreek_3a__20_Ἀρχαία_20_ἑλληνικά"><text:span text:style-name="T3">Οὕτω</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ἀνθρώπων</text:span></text:span><text:span text:style-name="AncientGreek_3a__20_Ἀρχαία_20_ἑλληνικά"><text:span text:style-name="T16"> </text:span></text:span><text:span text:style-name="AncientGreek_3a__20_Ἀρχαία_20_ἑλληνικά"><text:span text:style-name="T3">ἔνιοι</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τὰς</text:span></text:span><text:span text:style-name="AncientGreek_3a__20_Ἀρχαία_20_ἑλληνικά"><text:span text:style-name="T16"> </text:span></text:span><text:span text:style-name="AncientGreek_3a__20_Ἀρχαία_20_ἑλληνικά"><text:span text:style-name="T3">ἰδίας</text:span></text:span><text:span text:style-name="AncientGreek_3a__20_Ἀρχαία_20_ἑλληνικά"><text:span text:style-name="T16"> </text:span></text:span><text:span text:style-name="AncientGreek_3a__20_Ἀρχαία_20_ἑλληνικά"><text:span text:style-name="T3">ἐπινοίας</text:span></text:span><text:span text:style-name="AncientGreek_3a__20_Ἀρχαία_20_ἑλληνικά"><text:span text:style-name="T16"> </text:span></text:span><text:span text:style-name="AncientGreek_3a__20_Ἀρχαία_20_ἑλληνικά"><text:span text:style-name="T3">λανθάνουσι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συμφορὰς</text:span></text:span><text:span text:style-name="AncientGreek_3a__20_Ἀρχαία_20_ἑλληνικά"><text:span text:style-name="T16"> </text:span></text:span><text:span text:style-name="AncientGreek_3a__20_Ἀρχαία_20_ἑλληνικά"><text:span text:style-name="T3">ἐνσειόμενοι</text:span></text:span><text:span text:style-name="AncientGreek_3a__20_Ἀρχαία_20_ἑλληνικά"><text:span text:style-name="T16">.</text:span></text:span></text:p>
          </table:table-cell>
          <table:table-cell table:style-name="Table1.A1" office:value-type="string">
            <text:p text:style-name="P80">THE DONKEY WHICH CARRIES SALT</text:p>
            <text:p text:style-name="P80"/>
            <text:p text:style-name="P80">A donkey carrying salt was crossing a river; he slipped and fell into the water. Then the salt melted, and he got up lighter, and was delighted with the accident. Another time, as he arrived at the edge of a river with a load of sponges, he thought that if he let himself fall again, he would get up lighter, and he purposely slipped. But it happened that the sponges having pumped out the water, he could not get up and drowned.</text:p>
            <text:p text:style-name="P80"/>
            <text:p text:style-name="P80">So sometimes men do not suspect that it is their own tricks that precipitate them into misfortune.</text:p>
          </table:table-cell>
        </table:table-row>
        <text:soft-page-break/>
        <table:table-row table:style-name="Table1.1">
          <table:table-cell table:style-name="Table1.A1" office:value-type="string">
            <text:p text:style-name="P23"><text:span text:style-name="AncientGreek_3a__20_Ἀρχαία_20_ἑλληνικά"><text:span text:style-name="T2">266.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βαστάζων</text:span></text:span><text:span text:style-name="AncientGreek_3a__20_Ἀρχαία_20_ἑλληνικά"><text:span text:style-name="T2"> </text:span></text:span><text:span text:style-name="AncientGreek_3a__20_Ἀρχαία_20_ἑλληνικά"><text:span text:style-name="T1">ἄγαλμα</text:span></text:span><text:span text:style-name="AncientGreek_3a__20_Ἀρχαία_20_ἑλληνικά"><text:span text:style-name="T2">.<text:line-break/></text:span></text:span><text:span text:style-name="AncientGreek_3a__20_Ἀρχαία_20_ἑλληνικά"><text:span text:style-name="T3">Ὄνῳ</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ἐπιθεὶς</text:span></text:span><text:span text:style-name="AncientGreek_3a__20_Ἀρχαία_20_ἑλληνικά"><text:span text:style-name="T16"> </text:span></text:span><text:span text:style-name="AncientGreek_3a__20_Ἀρχαία_20_ἑλληνικά"><text:span text:style-name="T3">ἄγαλμα</text:span></text:span><text:span text:style-name="AncientGreek_3a__20_Ἀρχαία_20_ἑλληνικά"><text:span text:style-name="T16"> </text:span></text:span><text:span text:style-name="AncientGreek_3a__20_Ἀρχαία_20_ἑλληνικά"><text:span text:style-name="T3">ἤλαυνε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ἄστυ</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συναντώντων</text:span></text:span><text:span text:style-name="AncientGreek_3a__20_Ἀρχαία_20_ἑλληνικά"><text:span text:style-name="T16"> </text:span></text:span><text:span text:style-name="AncientGreek_3a__20_Ἀρχαία_20_ἑλληνικά"><text:span text:style-name="T3">προσκυνούντων</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ἄγαλμα</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ὑπολαβὼν</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προσκυνοῦσιν</text:span></text:span><text:span text:style-name="AncientGreek_3a__20_Ἀρχαία_20_ἑλληνικά"><text:span text:style-name="T16">, </text:span></text:span><text:span text:style-name="AncientGreek_3a__20_Ἀρχαία_20_ἑλληνικά"><text:span text:style-name="T3">ἀναπτερωθεὶς</text:span></text:span><text:span text:style-name="AncientGreek_3a__20_Ἀρχαία_20_ἑλληνικά"><text:span text:style-name="T16"> </text:span></text:span><text:span text:style-name="AncientGreek_3a__20_Ἀρχαία_20_ἑλληνικά"><text:span text:style-name="T3">ὠγκᾶτό</text:span></text:span><text:span text:style-name="AncientGreek_3a__20_Ἀρχαία_20_ἑλληνικά"><text:span text:style-name="T16"> </text:span></text:span><text:span text:style-name="AncientGreek_3a__20_Ἀρχαία_20_ἑλληνικά"><text:span text:style-name="T3">τ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οὐκέτι</text:span></text:span><text:span text:style-name="AncientGreek_3a__20_Ἀρχαία_20_ἑλληνικά"><text:span text:style-name="T16"> </text:span></text:span><text:span text:style-name="AncientGreek_3a__20_Ἀρχαία_20_ἑλληνικά"><text:span text:style-name="T3">περαιτέρω</text:span></text:span><text:span text:style-name="AncientGreek_3a__20_Ἀρχαία_20_ἑλληνικά"><text:span text:style-name="T16"> </text:span></text:span><text:span text:style-name="AncientGreek_3a__20_Ἀρχαία_20_ἑλληνικά"><text:span text:style-name="T3">προϊέναι</text:span></text:span><text:span text:style-name="AncientGreek_3a__20_Ἀρχαία_20_ἑλληνικά"><text:span text:style-name="T16"> </text:span></text:span><text:span text:style-name="AncientGreek_3a__20_Ἀρχαία_20_ἑλληνικά"><text:span text:style-name="T3">ἐβούλετο</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ὀνηλάτης</text:span></text:span><text:span text:style-name="AncientGreek_3a__20_Ἀρχαία_20_ἑλληνικά"><text:span text:style-name="T16"> </text:span></text:span><text:span text:style-name="AncientGreek_3a__20_Ἀρχαία_20_ἑλληνικά"><text:span text:style-name="T3">αἰσθόμενος</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γεγονὸς</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ῥοπάλῳ</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παίων</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κακὴ</text:span></text:span><text:span text:style-name="AncientGreek_3a__20_Ἀρχαία_20_ἑλληνικά"><text:span text:style-name="T16"> </text:span></text:span><text:span text:style-name="AncientGreek_3a__20_Ἀρχαία_20_ἑλληνικά"><text:span text:style-name="T3">κεφαλή</text:span></text:span><text:span text:style-name="AncientGreek_3a__20_Ἀρχαία_20_ἑλληνικά"><text:span text:style-name="T16">, </text:span></text:span><text:span text:style-name="AncientGreek_3a__20_Ἀρχαία_20_ἑλληνικά"><text:span text:style-name="T3">ἔτ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λοιπὸν</text:span></text:span><text:span text:style-name="AncientGreek_3a__20_Ἀρχαία_20_ἑλληνικά"><text:span text:style-name="T16"> </text:span></text:span><text:span text:style-name="AncientGreek_3a__20_Ἀρχαία_20_ἑλληνικά"><text:span text:style-name="T3">ἦν</text:span></text:span><text:span text:style-name="AncientGreek_3a__20_Ἀρχαία_20_ἑλληνικά"><text:span text:style-name="T16"> </text:span></text:span><text:span text:style-name="AncientGreek_3a__20_Ἀρχαία_20_ἑλληνικά"><text:span text:style-name="T3">ὄνον</text:span></text:span><text:span text:style-name="AncientGreek_3a__20_Ἀρχαία_20_ἑλληνικά"><text:span text:style-name="T16"> </text:span></text:span><text:span text:style-name="AncientGreek_3a__20_Ἀρχαία_20_ἑλληνικά"><text:span text:style-name="T3">ὑπ</text:span></text:span><text:span text:style-name="AncientGreek_3a__20_Ἀρχαία_20_ἑλληνικά"><text:span text:style-name="T16">’ </text:span></text:span><text:span text:style-name="AncientGreek_3a__20_Ἀρχαία_20_ἑλληνικά"><text:span text:style-name="T3">ἀνθρώπων</text:span></text:span><text:span text:style-name="AncientGreek_3a__20_Ἀρχαία_20_ἑλληνικά"><text:span text:style-name="T16"> </text:span></text:span><text:span text:style-name="AncientGreek_3a__20_Ἀρχαία_20_ἑλληνικά"><text:span text:style-name="T3">προσκυνεῖσθαι</text:span></text:span><text:span text:style-name="AncientGreek_3a__20_Ἀρχαία_20_ἑλληνικά"><text:span text:style-name="T16">. »</text:span></text:span></text:p>
            <text:p text:style-name="P65"><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ἀλλοτρίοις</text:span></text:span><text:span text:style-name="AncientGreek_3a__20_Ἀρχαία_20_ἑλληνικά"><text:span text:style-name="T16"> </text:span></text:span><text:span text:style-name="AncientGreek_3a__20_Ἀρχαία_20_ἑλληνικά"><text:span text:style-name="T3">ἀγαθοῖς</text:span></text:span><text:span text:style-name="AncientGreek_3a__20_Ἀρχαία_20_ἑλληνικά"><text:span text:style-name="T16"> </text:span></text:span><text:span text:style-name="AncientGreek_3a__20_Ἀρχαία_20_ἑλληνικά"><text:span text:style-name="T3">ἐπαλαζονευόμενοι</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εἰδόσιν</text:span></text:span><text:span text:style-name="AncientGreek_3a__20_Ἀρχαία_20_ἑλληνικά"><text:span text:style-name="T16"> </text:span></text:span><text:span text:style-name="AncientGreek_3a__20_Ἀρχαία_20_ἑλληνικά"><text:span text:style-name="T3">αὐτοὺς</text:span></text:span><text:span text:style-name="AncientGreek_3a__20_Ἀρχαία_20_ἑλληνικά"><text:span text:style-name="T16"> </text:span></text:span><text:span text:style-name="AncientGreek_3a__20_Ἀρχαία_20_ἑλληνικά"><text:span text:style-name="T3">γέλωτα</text:span></text:span><text:span text:style-name="AncientGreek_3a__20_Ἀρχαία_20_ἑλληνικά"><text:span text:style-name="T16"> </text:span></text:span><text:span text:style-name="AncientGreek_3a__20_Ἀρχαία_20_ἑλληνικά"><text:span text:style-name="T3">ὀφλισκάνουσιν</text:span></text:span><text:span text:style-name="AncientGreek_3a__20_Ἀρχαία_20_ἑλληνικά"><text:span text:style-name="T16">.</text:span></text:span></text:p>
          </table:table-cell>
          <table:table-cell table:style-name="Table1.A1" office:value-type="string">
            <text:p text:style-name="P80">THE DONKEY WHICH CARRIES A STATUE OF GOD</text:p>
            <text:p text:style-name="P80"/>
            <text:p text:style-name="P80">A man, having put a statue of god on the back of a donkey, led him to the city. As the passers-by prostrated themselves before the statue, the donkey, imagining that it was he whom they adored, no longer held back its pride; he began to bray and he refused to advance. The donkey driver, guessing his thoughts, said to him, hitting him with his club: “Poor brains! all that was missing was to see a donkey adored by men. »</text:p>
            <text:p text:style-name="P80"/>
            <text:p text:style-name="P80">This fable shows that those who pride themselves on the benefits of others make those who know them laugh.</text:p>
          </table:table-cell>
        </table:table-row>
        <table:table-row table:style-name="Table1.1">
          <table:table-cell table:style-name="Table1.A1" office:value-type="string">
            <text:p text:style-name="P30"><text:span text:style-name="AncientGreek_3a__20_Ἀρχαία_20_ἑλληνικά"><text:span text:style-name="T1">267. Ὄνος <text:s/>ἐνδυσάμενος λεοντῆν <text:s/>καὶ ἀλώπηξ.<text:line-break/></text:span></text:span><text:span text:style-name="AncientGreek_3a__20_Ἀρχαία_20_ἑλληνικά"><text:span text:style-name="T3">Ὄνος ἐνδυσάμενος λέοντος δορὰν περιῄει ἐκφοβῶν τὰ ἄλογα ζῷα. Καὶ δὴ θεασάμενος ἀλώπεκα ἐπειρᾶτο καὶ ταύτην δεδίττεσθαι. Ἡ δὲ (ἐτύγχανε γὰρ αὐτοῦ φθεγξαμένου προακηκουῖα) ἔφη πρὸς τὸν ὄνον· « Ἀλλ’ εὖ ἴσθι ὡς καὶ ἐγὼ ἄν σε ἐφοβήθην, εἰ μὴ ὀγκωμένου ἤκουσα. »</text:span></text:span></text:p>
            <text:p text:style-name="P71"><text:span text:style-name="AncientGreek_3a__20_Ἀρχαία_20_ἑλληνικά"><text:span text:style-name="T3">Οὕτως ἔνιοι τῶν ἀπαιδεύτων τοῖς ἔξωθεν τύφοις δοκοῦντές τινες εἶναι ὑπὸ τῆς ἰδίας γλωσσαλγίας ἐλέγχονται.</text:span></text:span></text:p>
          </table:table-cell>
          <table:table-cell table:style-name="Table1.A1" office:value-type="string">
            <text:p text:style-name="P80">THE LION'S DONKEY AND THE FOX</text:p>
            <text:p text:style-name="P80"/>
            <text:p text:style-name="P80">A donkey, having put on a lion's skin, went around the country, frightening the animals. He saw a fox and wanted to scare it too. But the fox, who had just heard his voice before, said to him: “Do not doubt it, you would have frightened me too, if I had not heard you bray. »</text:p>
            <text:p text:style-name="P80"/>
            <text:p text:style-name="P80">It is thus that uneducated people, who, by their sumptuous appearance, appear to be something, betray themselves by their itch to speak.</text:p>
          </table:table-cell>
        </table:table-row>
        <table:table-row table:style-name="Table1.1">
          <table:table-cell table:style-name="Table1.A1" office:value-type="string">
            <text:p text:style-name="P31"><text:span text:style-name="AncientGreek_3a__20_Ἀρχαία_20_ἑλληνικά"><text:span text:style-name="T2">268.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ἵππον</text:span></text:span><text:span text:style-name="AncientGreek_3a__20_Ἀρχαία_20_ἑλληνικά"><text:span text:style-name="T2"> </text:span></text:span><text:span text:style-name="AncientGreek_3a__20_Ἀρχαία_20_ἑλληνικά"><text:span text:style-name="T1">μακαρίζων</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ἵππον</text:span></text:span><text:span text:style-name="AncientGreek_3a__20_Ἀρχαία_20_ἑλληνικά"><text:span text:style-name="T16"> </text:span></text:span><text:span text:style-name="AncientGreek_3a__20_Ἀρχαία_20_ἑλληνικά"><text:span text:style-name="T3">ἐμακάριζε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ἀφθόνως</text:span></text:span><text:span text:style-name="AncientGreek_3a__20_Ἀρχαία_20_ἑλληνικά"><text:span text:style-name="T16"> </text:span></text:span><text:span text:style-name="AncientGreek_3a__20_Ἀρχαία_20_ἑλληνικά"><text:span text:style-name="T3">τρεφόμενο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πιμελῶς</text:span></text:span><text:span text:style-name="AncientGreek_3a__20_Ἀρχαία_20_ἑλληνικά"><text:span text:style-name="T16">, </text:span></text:span><text:span text:style-name="AncientGreek_3a__20_Ἀρχαία_20_ἑλληνικά"><text:span text:style-name="T3">αὐτὸς</text:span></text:span><text:span text:style-name="AncientGreek_3a__20_Ἀρχαία_20_ἑλληνικά"><text:span text:style-name="T16"> </text:span></text:span><text:span text:style-name="AncientGreek_3a__20_Ἀρχαία_20_ἑλληνικά"><text:span text:style-name="T3">μηδ᾿</text:span></text:span><text:span text:style-name="AncientGreek_3a__20_Ἀρχαία_20_ἑλληνικά"><text:span text:style-name="T16"> </text:span></text:span><text:span text:style-name="AncientGreek_3a__20_Ἀρχαία_20_ἑλληνικά"><text:span text:style-name="T3">ἀχύρων</text:span></text:span><text:span text:style-name="AncientGreek_3a__20_Ἀρχαία_20_ἑλληνικά"><text:span text:style-name="T16"> </text:span></text:span><text:span text:style-name="AncientGreek_3a__20_Ἀρχαία_20_ἑλληνικά"><text:span text:style-name="T3">ἅλις</text:span></text:span><text:span text:style-name="AncientGreek_3a__20_Ἀρχαία_20_ἑλληνικά"><text:span text:style-name="T16"> </text:span></text:span><text:span text:style-name="AncientGreek_3a__20_Ἀρχαία_20_ἑλληνικά"><text:span text:style-name="T3">ἔχω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αῦτα</text:span></text:span><text:span text:style-name="AncientGreek_3a__20_Ἀρχαία_20_ἑλληνικά"><text:span text:style-name="T16"> </text:span></text:span><text:span text:style-name="AncientGreek_3a__20_Ἀρχαία_20_ἑλληνικά"><text:span text:style-name="T3">πλεῖστα</text:span></text:span><text:span text:style-name="AncientGreek_3a__20_Ἀρχαία_20_ἑλληνικά"><text:span text:style-name="T16"> </text:span></text:span><text:span text:style-name="AncientGreek_3a__20_Ἀρχαία_20_ἑλληνικά"><text:span text:style-name="T3">ταλαιπωρῶν</text:span></text:span><text:span text:style-name="AncientGreek_3a__20_Ἀρχαία_20_ἑλληνικά"><text:span text:style-name="T16">. </text:span></text:span><text:span text:style-name="AncientGreek_3a__20_Ἀρχαία_20_ἑλληνικά"><text:span text:style-name="T3">Ἐπεὶ</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καιρὸς</text:span></text:span><text:span text:style-name="AncientGreek_3a__20_Ἀρχαία_20_ἑλληνικά"><text:span text:style-name="T16"> </text:span></text:span><text:span text:style-name="AncientGreek_3a__20_Ἀρχαία_20_ἑλληνικά"><text:span text:style-name="T3">ἐπέστη</text:span></text:span><text:span text:style-name="AncientGreek_3a__20_Ἀρχαία_20_ἑλληνικά"><text:span text:style-name="T16"> </text:span></text:span><text:span text:style-name="AncientGreek_3a__20_Ἀρχαία_20_ἑλληνικά"><text:span text:style-name="T3">πολέμου</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στρατιώτης</text:span></text:span><text:span text:style-name="AncientGreek_3a__20_Ἀρχαία_20_ἑλληνικά"><text:span text:style-name="T16"> </text:span></text:span><text:span text:style-name="AncientGreek_3a__20_Ἀρχαία_20_ἑλληνικά"><text:span text:style-name="T3">ἔνοπλος</text:span></text:span><text:span text:style-name="AncientGreek_3a__20_Ἀρχαία_20_ἑλληνικά"><text:span text:style-name="T16"> </text:span></text:span><text:span text:style-name="AncientGreek_3a__20_Ἀρχαία_20_ἑλληνικά"><text:span text:style-name="T3">ἀνέβη</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ἵππον</text:span></text:span><text:span text:style-name="AncientGreek_3a__20_Ἀρχαία_20_ἑλληνικά"><text:span text:style-name="T16">, </text:span></text:span><text:span text:style-name="AncientGreek_3a__20_Ἀρχαία_20_ἑλληνικά"><text:span text:style-name="T3">πανταχόσε</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ἐλαύνω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δὴ</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μέσον</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πολεμίων</text:span></text:span><text:span text:style-name="AncientGreek_3a__20_Ἀρχαία_20_ἑλληνικά"><text:span text:style-name="T16"> </text:span></text:span><text:span text:style-name="AncientGreek_3a__20_Ἀρχαία_20_ἑλληνικά"><text:span text:style-name="T3">εἰσήλασ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ἵππος</text:span></text:span><text:span text:style-name="AncientGreek_3a__20_Ἀρχαία_20_ἑλληνικά"><text:span text:style-name="T16"> </text:span></text:span><text:span text:style-name="AncientGreek_3a__20_Ἀρχαία_20_ἑλληνικά"><text:span text:style-name="T3">πληγεὶς</text:span></text:span><text:span text:style-name="AncientGreek_3a__20_Ἀρχαία_20_ἑλληνικά"><text:span text:style-name="T16"> </text:span></text:span><text:span text:style-name="AncientGreek_3a__20_Ἀρχαία_20_ἑλληνικά"><text:span text:style-name="T3">ἔκειτο</text:span></text:span><text:span text:style-name="AncientGreek_3a__20_Ἀρχαία_20_ἑλληνικά"><text:span text:style-name="T16">. </text:span></text:span><text:span text:style-name="AncientGreek_3a__20_Ἀρχαία_20_ἑλληνικά"><text:span text:style-name="T3">Ταῦτα</text:span></text:span><text:span text:style-name="AncientGreek_3a__20_Ἀρχαία_20_ἑλληνικά"><text:span text:style-name="T16"> </text:span></text:span><text:span text:style-name="AncientGreek_3a__20_Ἀρχαία_20_ἑλληνικά"><text:span text:style-name="T3">ἑωρακὼ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ἵππον</text:span></text:span><text:span text:style-name="AncientGreek_3a__20_Ἀρχαία_20_ἑλληνικά"><text:span text:style-name="T16"> </text:span></text:span><text:span text:style-name="AncientGreek_3a__20_Ἀρχαία_20_ἑλληνικά"><text:span text:style-name="T3">μεταβαλλόμενος</text:span></text:span><text:span text:style-name="AncientGreek_3a__20_Ἀρχαία_20_ἑλληνικά"><text:span text:style-name="T16"> </text:span></text:span><text:span text:style-name="AncientGreek_3a__20_Ἀρχαία_20_ἑλληνικά"><text:span text:style-name="T3">ἐταλάνιζεν</text:span></text:span><text:span text:style-name="AncientGreek_3a__20_Ἀρχαία_20_ἑλληνικά"><text:span text:style-name="T16">.</text:span></text:span></text:p>
            <text:p text:style-name="P72"><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ῦθ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δεῖ</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ἄρχοντα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λουσίους</text:span></text:span><text:span text:style-name="AncientGreek_3a__20_Ἀρχαία_20_ἑλληνικά"><text:span text:style-name="T16"> </text:span></text:span><text:span text:style-name="AncientGreek_3a__20_Ἀρχαία_20_ἑλληνικά"><text:span text:style-name="T3">ζηλοῦν</text:span></text:span><text:span text:style-name="AncientGreek_3a__20_Ἀρχαία_20_ἑλληνικά"><text:span text:style-name="T16">,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κατ᾿</text:span></text:span><text:span text:style-name="AncientGreek_3a__20_Ἀρχαία_20_ἑλληνικά"><text:span text:style-name="T16"> </text:span></text:span><text:span text:style-name="AncientGreek_3a__20_Ἀρχαία_20_ἑλληνικά"><text:span text:style-name="T3">ἐκείνων</text:span></text:span><text:span text:style-name="AncientGreek_3a__20_Ἀρχαία_20_ἑλληνικά"><text:span text:style-name="T16"> </text:span></text:span><text:span text:style-name="AncientGreek_3a__20_Ἀρχαία_20_ἑλληνικά"><text:span text:style-name="T3">φθόνο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κίνδυνον</text:span></text:span><text:span text:style-name="AncientGreek_3a__20_Ἀρχαία_20_ἑλληνικά"><text:span text:style-name="T16"> </text:span></text:span><text:span text:style-name="AncientGreek_3a__20_Ἀρχαία_20_ἑλληνικά"><text:span text:style-name="T3">ἀναλογιζομένου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πενίαν</text:span></text:span><text:span text:style-name="AncientGreek_3a__20_Ἀρχαία_20_ἑλληνικά"><text:span text:style-name="T16"> </text:span></text:span><text:span text:style-name="AncientGreek_3a__20_Ἀρχαία_20_ἑλληνικά"><text:span text:style-name="T3">ἀγαπᾶν</text:span></text:span><text:span text:style-name="AncientGreek_3a__20_Ἀρχαία_20_ἑλληνικά"><text:span text:style-name="T16">.</text:span></text:span></text:p>
          </table:table-cell>
          <table:table-cell table:style-name="Table1.A1" office:value-type="string">
            <text:p text:style-name="P80">THE DONKEY praising the fate of the horse</text:p>
            <text:p text:style-name="P80"/>
            <text:p text:style-name="P80">The donkey found the horse happy to be fed in the abundance. dance and to be well cared for, while he did not even have enough straw, while he was subjected to so much work. But came the time of the war: the horse had to carry a rider armed from head to foot, and this one pushed it in all the directions and launched it even in the middle of the enemies, where the horse riddled with blows fell down. Seeing this, the donkey changed its mind and pitied the horse.</text:p>
            <text:p text:style-name="P80"/>
            <text:p text:style-name="P80">This fable shows that one should not envy the chiefs nor the rich, but think of the envy and the dangers they face, and resign oneself to poverty.</text:p>
          </table:table-cell>
        </table:table-row>
        <text:soft-page-break/>
        <table:table-row table:style-name="Table1.1">
          <table:table-cell table:style-name="Table1.A1" office:value-type="string">
            <text:p text:style-name="P32"><text:span text:style-name="AncientGreek_3a__20_Ἀρχαία_20_ἑλληνικά"><text:span text:style-name="T2">269.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ἀλεκτρυὼ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text:line-break/></text:span></text:span><text:span text:style-name="AncientGreek_3a__20_Ἀρχαία_20_ἑλληνικά"><text:span text:style-name="T3">Ὄνῳ ποτὲ ἀλεκτρυὼν συνεβόσκετο. Λέοντος δ᾿ ἐπελθόντος τῷ ὄνῳ, ὁ ἀλεκτρυὼν ἐφώνησε· καὶ ὁ μὲν λέων (φασὶ γὰρ τοῦτον τὴν τοῦ ἀλεκτρυόνος φωνὴν φοβεῖσθαι) ἔφυγεν. Ὁ δ᾿ ὄνος, νομίσας δι᾿ αὑτὸν πεφευγέναι, ἐπέδραμεν εὐθὺς τῷ λέοντι. Ὡς δὲ πόρρω τοῦτον ἐδίωξεν, ἔνθα μηκέτι ἡ τοῦ ἀλεκτρυόνος ἐφικνεῖτο φωνή, στραφεὶς ὁ λέων τοῦτον κατεθοινήσατο. Ὁ δὲ θνῄσκων ἐβόα· « Ἄθλιος ἐγὼ καὶ ἀνόητος· πολεμιστῶν γὰρ μὴ ὢν γονέων, τίνος χάριν εἰς πόλεμον ἐξωρμήθην; »</text:span></text:span></text:p>
            <text:p text:style-name="P73"><text:span text:style-name="AncientGreek_3a__20_Ἀρχαία_20_ἑλληνικά"><text:span text:style-name="T3">Ὁ μῦθος δηλοῖ ὅτι πολλοὶ τῶν ἀνθρώπων ταπεινουμένοις ἐπίτηδες τοῖς ἐχθροῖς ἐπιτίθενται, καὶ οὕτως ὑπ᾿ ἐκείνων ἀπόλλυνται.</text:span></text:span></text:p>
          </table:table-cell>
          <table:table-cell table:style-name="Table1.A1" office:value-type="string">
            <text:p text:style-name="P80">THE DONKEY, THE COCK AND THE LION</text:p>
            <text:p text:style-name="P80"/>
            <text:p text:style-name="P80">A rooster was grazing one day with a donkey. As a lion rode on the donkey, the rooster uttered a cry, and the lion (it is said indeed that he is afraid of the voice of the rooster) fled. The donkey, imagining that if the lion fled it was because of him, did not hesitate to run after him. When he had pursued him to a distance where the voice of the rooster could no longer reach, the lion turned and devoured him. And said to him as he died: “Unfortunate and foolish that I am! not being born of warrior parents, why did I go to war? »</text:p>
            <text:p text:style-name="P80"/>
            <text:p text:style-name="P80">This fable shows that often we attack an enemy who deliberately makes himself small and that we are thus killed by him.</text:p>
          </table:table-cell>
        </table:table-row>
        <table:table-row table:style-name="Table1.1">
          <table:table-cell table:style-name="Table1.A1" office:value-type="string">
            <text:p text:style-name="P20"><text:span text:style-name="AncientGreek_3a__20_Ἀρχαία_20_ἑλληνικά"><text:span text:style-name="T2">270.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ἀλώπηξ</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ἀλώπηξ</text:span></text:span><text:span text:style-name="AncientGreek_3a__20_Ἀρχαία_20_ἑλληνικά"><text:span text:style-name="T16"> </text:span></text:span><text:span text:style-name="AncientGreek_3a__20_Ἀρχαία_20_ἑλληνικά"><text:span text:style-name="T3">κοινωνίαν</text:span></text:span><text:span text:style-name="AncientGreek_3a__20_Ἀρχαία_20_ἑλληνικά"><text:span text:style-name="T16"> </text:span></text:span><text:span text:style-name="AncientGreek_3a__20_Ἀρχαία_20_ἑλληνικά"><text:span text:style-name="T3">συνθέμενοι</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ἀλλήλους</text:span></text:span><text:span text:style-name="AncientGreek_3a__20_Ἀρχαία_20_ἑλληνικά"><text:span text:style-name="T16"> </text:span></text:span><text:span text:style-name="AncientGreek_3a__20_Ἀρχαία_20_ἑλληνικά"><text:span text:style-name="T3">ἐξῆλθον</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ἄγραν</text:span></text:span><text:span text:style-name="AncientGreek_3a__20_Ἀρχαία_20_ἑλληνικά"><text:span text:style-name="T16">. </text:span></text:span><text:span text:style-name="AncientGreek_3a__20_Ἀρχαία_20_ἑλληνικά"><text:span text:style-name="T3">Λέοντος δὲ περιτυχόντος αὐτοῖς, ἡ ἀλώπηξ ὁρῶσα τὸν ἐπηρτημένον κίνδυνον, προσελθοῦσα τῷ λέοντι, ὑπέσχετο παραδώσειν αὐτῷ τὸν ὄνον, ἐὰν αὐτῇ τὸ ἀκίνδυνον ἐπαγγείληται. Τοῦ δὲ αὐτὴν ἀπολύσειν φήσαντος, προσαγαγοῦσα τὸν ὄνον εἴς τινα πάγην ἐμπεσεῖν παρεσκεύασε. Καὶ ὁ λέων ὁρῶν ἐκεῖνον φεύγειν μὴ δυνάμενον, πρῶτον τὴν ἀλώπεκα συνέλαβεν, εἶθ᾿ οὕτως ἐπὶ τὸν ὄνον ἐτράπη.</text:span></text:span></text:p>
            <text:p text:style-name="P62"><text:span text:style-name="AncientGreek_3a__20_Ἀρχαία_20_ἑλληνικά"><text:span text:style-name="T3">Οὕτως οἱ τοῖς κοινωνοῖς ἐπιβουλεύοντες λανθάνουσι πολλάκις καὶ ἑαυτοὺς συναπολλύντες.</text:span></text:span></text:p>
          </table:table-cell>
          <table:table-cell table:style-name="Table1.A1" office:value-type="string">
            <text:p text:style-name="P80">THE DONKEY, THE FOX AND THE LION</text:p>
            <text:p text:style-name="P80"/>
            <text:p text:style-name="P80">A donkey and a fox, having joined together, went out to hunt. A lion stood in their way. Seeing the danger hanging over them, the fox approached the lion and undertook to deliver the donkey to him, if he promised him safety. The lion having declared that he would let him go, the fox led the donkey into a trap into which he made him fall. The lion, seeing that the donkey could not escape, seized the fox first, and then turned to the donkey.</text:p>
            <text:p text:style-name="P80"/>
            <text:p text:style-name="P80">Likewise those who set traps for their associates often unknowingly lose themselves with their victims.</text:p>
          </table:table-cell>
        </table:table-row>
        <table:table-row table:style-name="Table1.1">
          <table:table-cell table:style-name="Table1.A1" office:value-type="string">
            <text:p text:style-name="P33"><text:span text:style-name="AncientGreek_3a__20_Ἀρχαία_20_ἑλληνικά"><text:span text:style-name="T2">271.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βάτραχοι</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ξύλων</text:span></text:span><text:span text:style-name="AncientGreek_3a__20_Ἀρχαία_20_ἑλληνικά"><text:span text:style-name="T16"> </text:span></text:span><text:span text:style-name="AncientGreek_3a__20_Ἀρχαία_20_ἑλληνικά"><text:span text:style-name="T3">γόμον</text:span></text:span><text:span text:style-name="AncientGreek_3a__20_Ἀρχαία_20_ἑλληνικά"><text:span text:style-name="T16"> </text:span></text:span><text:span text:style-name="AncientGreek_3a__20_Ἀρχαία_20_ἑλληνικά"><text:span text:style-name="T3">φέρων</text:span></text:span><text:span text:style-name="AncientGreek_3a__20_Ἀρχαία_20_ἑλληνικά"><text:span text:style-name="T16"> </text:span></text:span><text:span text:style-name="AncientGreek_3a__20_Ἀρχαία_20_ἑλληνικά"><text:span text:style-name="T3">λίμνην</text:span></text:span><text:span text:style-name="AncientGreek_3a__20_Ἀρχαία_20_ἑλληνικά"><text:span text:style-name="T16"> </text:span></text:span><text:span text:style-name="AncientGreek_3a__20_Ἀρχαία_20_ἑλληνικά"><text:span text:style-name="T3">διέβαινεν</text:span></text:span><text:span text:style-name="AncientGreek_3a__20_Ἀρχαία_20_ἑλληνικά"><text:span text:style-name="T16">· </text:span></text:span><text:span text:style-name="AncientGreek_3a__20_Ἀρχαία_20_ἑλληνικά"><text:span text:style-name="T3">ὀλισθὼν</text:span></text:span><text:span text:style-name="AncientGreek_3a__20_Ἀρχαία_20_ἑλληνικά"><text:span text:style-name="T16"> </text:span></text:span><text:span text:style-name="AncientGreek_3a__20_Ἀρχαία_20_ἑλληνικά"><text:span text:style-name="T3">δέ</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κατέπεσεν</text:span></text:span><text:span text:style-name="AncientGreek_3a__20_Ἀρχαία_20_ἑλληνικά"><text:span text:style-name="T16">, </text:span></text:span><text:span text:style-name="AncientGreek_3a__20_Ἀρχαία_20_ἑλληνικά"><text:span text:style-name="T3">ἐξαναστῆναι</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δυνάμενος</text:span></text:span><text:span text:style-name="AncientGreek_3a__20_Ἀρχαία_20_ἑλληνικά"><text:span text:style-name="T16"> </text:span></text:span><text:span text:style-name="AncientGreek_3a__20_Ἀρχαία_20_ἑλληνικά"><text:span text:style-name="T3">ὠδύρετό</text:span></text:span><text:span text:style-name="AncientGreek_3a__20_Ἀρχαία_20_ἑλληνικά"><text:span text:style-name="T16"> </text:span></text:span><text:span text:style-name="AncientGreek_3a__20_Ἀρχαία_20_ἑλληνικά"><text:span text:style-name="T3">τ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ἔστενεν</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ῇ</text:span></text:span><text:span text:style-name="AncientGreek_3a__20_Ἀρχαία_20_ἑλληνικά"><text:span text:style-name="T16"> </text:span></text:span><text:span text:style-name="AncientGreek_3a__20_Ἀρχαία_20_ἑλληνικά"><text:span text:style-name="T3">λίμνῃ</text:span></text:span><text:span text:style-name="AncientGreek_3a__20_Ἀρχαία_20_ἑλληνικά"><text:span text:style-name="T16"> </text:span></text:span><text:span text:style-name="AncientGreek_3a__20_Ἀρχαία_20_ἑλληνικά"><text:span text:style-name="T3">βάτραχοι</text:span></text:span><text:span text:style-name="AncientGreek_3a__20_Ἀρχαία_20_ἑλληνικά"><text:span text:style-name="T16"> </text:span></text:span><text:span text:style-name="AncientGreek_3a__20_Ἀρχαία_20_ἑλληνικά"><text:span text:style-name="T3">ἀκούσαντες</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στεναγμῶν</text:span></text:span><text:span text:style-name="AncientGreek_3a__20_Ἀρχαία_20_ἑλληνικά"><text:span text:style-name="T16"> </text:span></text:span><text:span text:style-name="AncientGreek_3a__20_Ἀρχαία_20_ἑλληνικά"><text:span text:style-name="T3">ἔφασαν</text:span></text:span><text:span text:style-name="AncientGreek_3a__20_Ἀρχαία_20_ἑλληνικά"><text:span text:style-name="T16">· «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οὗτο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ί</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ἐποίησας</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τοσοῦτον</text:span></text:span><text:span text:style-name="AncientGreek_3a__20_Ἀρχαία_20_ἑλληνικά"><text:span text:style-name="T16"> </text:span></text:span><text:span text:style-name="AncientGreek_3a__20_Ἀρχαία_20_ἑλληνικά"><text:span text:style-name="T3">ἐνταῦθα</text:span></text:span><text:span text:style-name="AncientGreek_3a__20_Ἀρχαία_20_ἑλληνικά"><text:span text:style-name="T16"> </text:span></text:span><text:span text:style-name="AncientGreek_3a__20_Ἀρχαία_20_ἑλληνικά"><text:span text:style-name="T3">χρόνον</text:span></text:span><text:span text:style-name="AncientGreek_3a__20_Ἀρχαία_20_ἑλληνικά"><text:span text:style-name="T16"> </text:span></text:span><text:span text:style-name="AncientGreek_3a__20_Ἀρχαία_20_ἑλληνικά"><text:span text:style-name="T3">διέτριβες</text:span></text:span><text:span text:style-name="AncientGreek_3a__20_Ἀρχαία_20_ἑλληνικά"><text:span text:style-name="T16"> </text:span></text:span><text:span text:style-name="AncientGreek_3a__20_Ἀρχαία_20_ἑλληνικά"><text:span text:style-name="T3">ὅσον</text:span></text:span><text:span text:style-name="AncientGreek_3a__20_Ἀρχαία_20_ἑλληνικά"><text:span text:style-name="T16"> </text:span></text:span><text:span text:style-name="AncientGreek_3a__20_Ἀρχαία_20_ἑλληνικά"><text:span text:style-name="T3">ἡμεῖς</text:span></text:span><text:span text:style-name="AncientGreek_3a__20_Ἀρχαία_20_ἑλληνικά"><text:span text:style-name="T16">, </text:span></text:span><text:span text:style-name="AncientGreek_3a__20_Ἀρχαία_20_ἑλληνικά"><text:span text:style-name="T3">ὅτε</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ὀλίγον</text:span></text:span><text:span text:style-name="AncientGreek_3a__20_Ἀρχαία_20_ἑλληνικά"><text:span text:style-name="T16"> </text:span></text:span><text:span text:style-name="AncientGreek_3a__20_Ἀρχαία_20_ἑλληνικά"><text:span text:style-name="T3">πεσὼν</text:span></text:span><text:span text:style-name="AncientGreek_3a__20_Ἀρχαία_20_ἑλληνικά"><text:span text:style-name="T16"> </text:span></text:span><text:span text:style-name="AncientGreek_3a__20_Ἀρχαία_20_ἑλληνικά"><text:span text:style-name="T3">οὕτως</text:span></text:span><text:span text:style-name="AncientGreek_3a__20_Ἀρχαία_20_ἑλληνικά"><text:span text:style-name="T16"> </text:span></text:span><text:span text:style-name="AncientGreek_3a__20_Ἀρχαία_20_ἑλληνικά"><text:span text:style-name="T3">ὀδύρῃ</text:span></text:span><text:span text:style-name="AncientGreek_3a__20_Ἀρχαία_20_ἑλληνικά"><text:span text:style-name="T16">; »</text:span></text:span></text:p>
            <text:p text:style-name="P74"><text:span text:style-name="AncientGreek_3a__20_Ἀρχαία_20_ἑλληνικά"><text:span text:style-name="T3">Τούτῳ</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λόγῳ</text:span></text:span><text:span text:style-name="AncientGreek_3a__20_Ἀρχαία_20_ἑλληνικά"><text:span text:style-name="T16"> </text:span></text:span><text:span text:style-name="AncientGreek_3a__20_Ἀρχαία_20_ἑλληνικά"><text:span text:style-name="T3">χρήσαιτο</text:span></text:span><text:span text:style-name="AncientGreek_3a__20_Ἀρχαία_20_ἑλληνικά"><text:span text:style-name="T16"> </text:span></text:span><text:span text:style-name="AncientGreek_3a__20_Ἀρχαία_20_ἑλληνικά"><text:span text:style-name="T3">ἄν</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ἄνδρα</text:span></text:span><text:span text:style-name="AncientGreek_3a__20_Ἀρχαία_20_ἑλληνικά"><text:span text:style-name="T16"> </text:span></text:span><text:span text:style-name="AncientGreek_3a__20_Ἀρχαία_20_ἑλληνικά"><text:span text:style-name="T3">ῥᾴθυμον</text:span></text:span><text:span text:style-name="AncientGreek_3a__20_Ἀρχαία_20_ἑλληνικά"><text:span text:style-name="T16"> </text:span></text:span><text:span text:style-name="AncientGreek_3a__20_Ἀρχαία_20_ἑλληνικά"><text:span text:style-name="T3">ἐπ᾿</text:span></text:span><text:span text:style-name="AncientGreek_3a__20_Ἀρχαία_20_ἑλληνικά"><text:span text:style-name="T16"> </text:span></text:span><text:span text:style-name="AncientGreek_3a__20_Ἀρχαία_20_ἑλληνικά"><text:span text:style-name="T3">ἐλαχίστοις</text:span></text:span><text:span text:style-name="AncientGreek_3a__20_Ἀρχαία_20_ἑλληνικά"><text:span text:style-name="T16"> </text:span></text:span><text:span text:style-name="AncientGreek_3a__20_Ἀρχαία_20_ἑλληνικά"><text:span text:style-name="T3">πόνοις</text:span></text:span><text:span text:style-name="AncientGreek_3a__20_Ἀρχαία_20_ἑλληνικά"><text:span text:style-name="T16"> </text:span></text:span><text:span text:style-name="AncientGreek_3a__20_Ἀρχαία_20_ἑλληνικά"><text:span text:style-name="T3">δυσφοροῦντα</text:span></text:span><text:span text:style-name="AncientGreek_3a__20_Ἀρχαία_20_ἑλληνικά"><text:span text:style-name="T16">, </text:span></text:span><text:span text:style-name="AncientGreek_3a__20_Ἀρχαία_20_ἑλληνικά"><text:span text:style-name="T3">αὐτὸς</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πλείονας</text:span></text:span><text:span text:style-name="AncientGreek_3a__20_Ἀρχαία_20_ἑλληνικά"><text:span text:style-name="T16"> </text:span></text:span><text:span text:style-name="AncientGreek_3a__20_Ἀρχαία_20_ἑλληνικά"><text:span text:style-name="T3">ῥᾳδίως</text:span></text:span><text:span text:style-name="AncientGreek_3a__20_Ἀρχαία_20_ἑλληνικά"><text:span text:style-name="T16"> </text:span></text:span><text:span text:style-name="AncientGreek_3a__20_Ἀρχαία_20_ἑλληνικά"><text:span text:style-name="T3">ὑφιστάμενος</text:span></text:span><text:span text:style-name="AncientGreek_3a__20_Ἀρχαία_20_ἑλληνικά"><text:span text:style-name="T16">.</text:span></text:span></text:p>
          </table:table-cell>
          <table:table-cell table:style-name="Table1.A1" office:value-type="string">
            <text:p text:style-name="P80">THE DONKEY AND THE FROGS</text:p>
            <text:p text:style-name="P80"/>
            <text:p text:style-name="P80">A donkey carrying a load of wood was crossing a swamp. He slipped and fell, and, unable to get up, he began to moan and lament. The marsh frogs, having heard his moans, said to him: “Hey, friend! what would you have done, if you had stayed here as long as we have, you who, having fallen here for a moment, give such sighs? »</text:p>
            <text:p text:style-name="P80"/>
            <text:p text:style-name="P80">We could apply this fable to an effeminate man who grows impatient with lesser pains, while we ourselves easily bear greater evils.</text:p>
          </table:table-cell>
        </table:table-row>
        <text:soft-page-break/>
        <table:table-row table:style-name="Table1.1">
          <table:table-cell table:style-name="Table1.A1" office:value-type="string">
            <text:p text:style-name="P20"><text:span text:style-name="AncientGreek_3a__20_Ἀρχαία_20_ἑλληνικά"><text:span text:style-name="T2">272.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ἡμίονος</text:span></text:span><text:span text:style-name="AncientGreek_3a__20_Ἀρχαία_20_ἑλληνικά"><text:span text:style-name="T2"> </text:span></text:span><text:span text:style-name="AncientGreek_3a__20_Ἀρχαία_20_ἑλληνικά"><text:span text:style-name="T23">⟨</text:span></text:span><text:span text:style-name="AncientGreek_3a__20_Ἀρχαία_20_ἑλληνικά"><text:span text:style-name="T1">ἐξ</text:span></text:span><text:span text:style-name="AncientGreek_3a__20_Ἀρχαία_20_ἑλληνικά"><text:span text:style-name="T2"> </text:span></text:span><text:span text:style-name="AncientGreek_3a__20_Ἀρχαία_20_ἑλληνικά"><text:span text:style-name="T1">ἴσου</text:span></text:span><text:span text:style-name="AncientGreek_3a__20_Ἀρχαία_20_ἑλληνικά"><text:span text:style-name="T2"> </text:span></text:span><text:span text:style-name="AncientGreek_3a__20_Ἀρχαία_20_ἑλληνικά"><text:span text:style-name="T1">ἐμπεφορτισμένοι</text:span></text:span><text:span text:style-name="AncientGreek_3a__20_Ἀρχαία_20_ἑλληνικά"><text:span text:style-name="T23">⟩</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ἡμίονος</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αὐτῷ</text:span></text:span><text:span text:style-name="AncientGreek_3a__20_Ἀρχαία_20_ἑλληνικά"><text:span text:style-name="T16"> </text:span></text:span><text:span text:style-name="AncientGreek_3a__20_Ἀρχαία_20_ἑλληνικά"><text:span text:style-name="T3">ἐβάδιζον</text:span></text:span><text:span text:style-name="AncientGreek_3a__20_Ἀρχαία_20_ἑλληνικά"><text:span text:style-name="T16">. </text:span></text:span><text:span text:style-name="AncientGreek_3a__20_Ἀρχαία_20_ἑλληνικά"><text:span text:style-name="T3">Καὶ δὴ ὁ ὄνος ὁρῶν τὸν τοὺς ἀμφοῖν γόμους ἴσους ὄντας ἠγανάκτει καὶ ἐσχετλίαζεν, εἴγε διπλασίονος τροφῆς ἠξιωμένη ἡ ἡμίονος οὐδὲν περιττότερον βαστάζει. Μικρὸν δὲ αὐτῶν τῆς ὁδοῦ προϊόντων, ὁ ὀνηλάτης ὁρῶν ὄνον ἀντέχειν μὴ δυνάμενον, ἀφελόμενος αὐτοῦ τὸ φορτίον τῇ ἡμιόνῳ ἐπέθηκεν. Ἔτι δὲ αὐτῶν πόρρω προβαινόντων, ὁρῶν ἔτι μᾶλλον ἀποκάμνοντα, πάλιν ἀπὸ τοῦ γόμου μετετίθει, μέχρι τὰ πάντα λαβὼν καὶ ἀφελόμενος ἀπ᾿ αὐτοῦ τῇ ἡμιόνῳ ἐπέθηκε. Καὶ τότε ἐκείνη ἀποβλέψασα εἰς τὸν ὄνον εἶπεν· « Ὦ οὗτος, ἆρά σοι οὐ δοκῶ δικαίως τῆς διπλῆς τροφῆς ἀξιωθῆναι; »</text:span></text:span></text:p>
            <text:p text:style-name="P62"><text:span text:style-name="AncientGreek_3a__20_Ἀρχαία_20_ἑλληνικά"><text:span text:style-name="T3">Ἀτὰρ οὖν καὶ ἡμᾶς προσήκει μὴ ἀπὸ τῆς ἀρχῆς, ἀλλ᾿ ἀπὸ τοῦ τέλους τὴν ἑκάστου δοκιμάζειν διάθεσιν.</text:span></text:span></text:p>
          </table:table-cell>
          <table:table-cell table:style-name="Table1.A1" office:value-type="string">
            <text:p text:style-name="P80">THE DONKEY AND THE MULET CARRYING THE SAME LOAD</text:p>
            <text:p text:style-name="P80"/>
            <text:p text:style-name="P80">A donkey and a mule walked together. Now the donkey, seeing that their loads were both equal, was indignant and complained that the mule, deemed worthy of a double ration, did not carry more than it. But when they had gone a little way, the donkey driver, realizing that the donkey could not take it any longer, took off part of his load and put it on the mule. When they had gone a little further, seeing the donkey still more exhausted, he took another part of his load from it, and finally taking the rest, he took it from the donkey and put it on the mule. Then the latter turning his eyes towards his comrade said to him: " Well ! my friend, don't you think it fair that they honor me with a double ration? »</text:p>
            <text:p text:style-name="P80"/>
            <text:p text:style-name="P80">We too, it is not by the beginning, but by the end that we must judge the condition of each one.</text:p>
          </table:table-cell>
        </table:table-row>
        <table:table-row table:style-name="Table1.1">
          <table:table-cell table:style-name="Table1.A1" office:value-type="string">
            <text:p text:style-name="P20"><text:span text:style-name="AncientGreek_3a__20_Ἀρχαία_20_ἑλληνικά"><text:span text:style-name="T2">273.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ηπουρός</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ὑπηρετούμενος</text:span></text:span><text:span text:style-name="AncientGreek_3a__20_Ἀρχαία_20_ἑλληνικά"><text:span text:style-name="T16"> </text:span></text:span><text:span text:style-name="AncientGreek_3a__20_Ἀρχαία_20_ἑλληνικά"><text:span text:style-name="T3">κηπωρῷ</text:span></text:span><text:span text:style-name="AncientGreek_3a__20_Ἀρχαία_20_ἑλληνικά"><text:span text:style-name="T16">, </text:span></text:span><text:span text:style-name="AncientGreek_3a__20_Ἀρχαία_20_ἑλληνικά"><text:span text:style-name="T3">ἐπειδὴ</text:span></text:span><text:span text:style-name="AncientGreek_3a__20_Ἀρχαία_20_ἑλληνικά"><text:span text:style-name="T16"> </text:span></text:span><text:span text:style-name="AncientGreek_3a__20_Ἀρχαία_20_ἑλληνικά"><text:span text:style-name="T3">ὀλίγα</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ἤσθιε</text:span></text:span><text:span text:style-name="AncientGreek_3a__20_Ἀρχαία_20_ἑλληνικά"><text:span text:style-name="T16">, </text:span></text:span><text:span text:style-name="AncientGreek_3a__20_Ἀρχαία_20_ἑλληνικά"><text:span text:style-name="T3">πλεῖστα</text:span></text:span><text:span text:style-name="AncientGreek_3a__20_Ἀρχαία_20_ἑλληνικά"><text:span text:style-name="T16"> </text:span></text:span><text:span text:style-name="AncientGreek_3a__20_Ἀρχαία_20_ἑλληνικά"><text:span text:style-name="T3">δ᾿</text:span></text:span><text:span text:style-name="AncientGreek_3a__20_Ἀρχαία_20_ἑλληνικά"><text:span text:style-name="T16"> </text:span></text:span><text:span text:style-name="AncientGreek_3a__20_Ἀρχαία_20_ἑλληνικά"><text:span text:style-name="T3">ἐμόχθει</text:span></text:span><text:span text:style-name="AncientGreek_3a__20_Ἀρχαία_20_ἑλληνικά"><text:span text:style-name="T16">, </text:span></text:span><text:span text:style-name="AncientGreek_3a__20_Ἀρχαία_20_ἑλληνικά"><text:span text:style-name="T3">ηὔξατο</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Διὶ</text:span></text:span><text:span text:style-name="AncientGreek_3a__20_Ἀρχαία_20_ἑλληνικά"><text:span text:style-name="T16"> </text:span></text:span><text:span text:style-name="AncientGreek_3a__20_Ἀρχαία_20_ἑλληνικά"><text:span text:style-name="T3">ὥστε</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κηπωροῦ</text:span></text:span><text:span text:style-name="AncientGreek_3a__20_Ἀρχαία_20_ἑλληνικά"><text:span text:style-name="T16"> </text:span></text:span><text:span text:style-name="AncientGreek_3a__20_Ἀρχαία_20_ἑλληνικά"><text:span text:style-name="T3">ἀπαλλαγεὶς</text:span></text:span><text:span text:style-name="AncientGreek_3a__20_Ἀρχαία_20_ἑλληνικά"><text:span text:style-name="T16"> </text:span></text:span><text:span text:style-name="AncientGreek_3a__20_Ἀρχαία_20_ἑλληνικά"><text:span text:style-name="T3">ἑτέρῳ</text:span></text:span><text:span text:style-name="AncientGreek_3a__20_Ἀρχαία_20_ἑλληνικά"><text:span text:style-name="T16"> </text:span></text:span><text:span text:style-name="AncientGreek_3a__20_Ἀρχαία_20_ἑλληνικά"><text:span text:style-name="T3">ἀπεμποληθῆναι</text:span></text:span><text:span text:style-name="AncientGreek_3a__20_Ἀρχαία_20_ἑλληνικά"><text:span text:style-name="T16"> </text:span></text:span><text:span text:style-name="AncientGreek_3a__20_Ἀρχαία_20_ἑλληνικά"><text:span text:style-name="T3">δεσπότῃ</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Διὸς</text:span></text:span><text:span text:style-name="AncientGreek_3a__20_Ἀρχαία_20_ἑλληνικά"><text:span text:style-name="T16"> </text:span></text:span><text:span text:style-name="AncientGreek_3a__20_Ἀρχαία_20_ἑλληνικά"><text:span text:style-name="T3">ἐπακούσαντο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ελεύσαντος</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κεραμεῖ</text:span></text:span><text:span text:style-name="AncientGreek_3a__20_Ἀρχαία_20_ἑλληνικά"><text:span text:style-name="T16"> </text:span></text:span><text:span text:style-name="AncientGreek_3a__20_Ἀρχαία_20_ἑλληνικά"><text:span text:style-name="T3">πραθῆναι</text:span></text:span><text:span text:style-name="AncientGreek_3a__20_Ἀρχαία_20_ἑλληνικά"><text:span text:style-name="T16">, </text:span></text:span><text:span text:style-name="AncientGreek_3a__20_Ἀρχαία_20_ἑλληνικά"><text:span text:style-name="T3">πάλιν</text:span></text:span><text:span text:style-name="AncientGreek_3a__20_Ἀρχαία_20_ἑλληνικά"><text:span text:style-name="T16"> </text:span></text:span><text:span text:style-name="AncientGreek_3a__20_Ἀρχαία_20_ἑλληνικά"><text:span text:style-name="T3">ἐδυσφόρει</text:span></text:span><text:span text:style-name="AncientGreek_3a__20_Ἀρχαία_20_ἑλληνικά"><text:span text:style-name="T16">, </text:span></text:span><text:span text:style-name="AncientGreek_3a__20_Ἀρχαία_20_ἑλληνικά"><text:span text:style-name="T3">πλέον</text:span></text:span><text:span text:style-name="AncientGreek_3a__20_Ἀρχαία_20_ἑλληνικά"><text:span text:style-name="T16"> </text:span></text:span><text:span text:style-name="AncientGreek_3a__20_Ἀρχαία_20_ἑλληνικά"><text:span text:style-name="T3">ἢ</text:span></text:span><text:span text:style-name="AncientGreek_3a__20_Ἀρχαία_20_ἑλληνικά"><text:span text:style-name="T16"> </text:span></text:span><text:span text:style-name="AncientGreek_3a__20_Ἀρχαία_20_ἑλληνικά"><text:span text:style-name="T3">πρότερον</text:span></text:span><text:span text:style-name="AncientGreek_3a__20_Ἀρχαία_20_ἑλληνικά"><text:span text:style-name="T16"> </text:span></text:span><text:span text:style-name="AncientGreek_3a__20_Ἀρχαία_20_ἑλληνικά"><text:span text:style-name="T3">ἀχθοφορῶ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όν</text:span></text:span><text:span text:style-name="AncientGreek_3a__20_Ἀρχαία_20_ἑλληνικά"><text:span text:style-name="T16"> </text:span></text:span><text:span text:style-name="AncientGreek_3a__20_Ἀρχαία_20_ἑλληνικά"><text:span text:style-name="T3">τε</text:span></text:span><text:span text:style-name="AncientGreek_3a__20_Ἀρχαία_20_ἑλληνικά"><text:span text:style-name="T16"> </text:span></text:span><text:span text:style-name="AncientGreek_3a__20_Ἀρχαία_20_ἑλληνικά"><text:span text:style-name="T3">πηλὸ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κεράμους</text:span></text:span><text:span text:style-name="AncientGreek_3a__20_Ἀρχαία_20_ἑλληνικά"><text:span text:style-name="T16"> </text:span></text:span><text:span text:style-name="AncientGreek_3a__20_Ἀρχαία_20_ἑλληνικά"><text:span text:style-name="T3">κομίζων</text:span></text:span><text:span text:style-name="AncientGreek_3a__20_Ἀρχαία_20_ἑλληνικά"><text:span text:style-name="T16">. </text:span></text:span><text:span text:style-name="AncientGreek_3a__20_Ἀρχαία_20_ἑλληνικά"><text:span text:style-name="T3">Πάλιν</text:span></text:span><text:span text:style-name="AncientGreek_3a__20_Ἀρχαία_20_ἑλληνικά"><text:span text:style-name="T16"> </text:span></text:span><text:span text:style-name="AncientGreek_3a__20_Ἀρχαία_20_ἑλληνικά"><text:span text:style-name="T3">οὖν</text:span></text:span><text:span text:style-name="AncientGreek_3a__20_Ἀρχαία_20_ἑλληνικά"><text:span text:style-name="T16"> </text:span></text:span><text:span text:style-name="AncientGreek_3a__20_Ἀρχαία_20_ἑλληνικά"><text:span text:style-name="T3">ἀμεῖψαι</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δεσπότην</text:span></text:span><text:span text:style-name="AncientGreek_3a__20_Ἀρχαία_20_ἑλληνικά"><text:span text:style-name="T16"> </text:span></text:span><text:span text:style-name="AncientGreek_3a__20_Ἀρχαία_20_ἑλληνικά"><text:span text:style-name="T3">ἱκέτευ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βυρσοδέψῃ</text:span></text:span><text:span text:style-name="AncientGreek_3a__20_Ἀρχαία_20_ἑλληνικά"><text:span text:style-name="T16"> </text:span></text:span><text:span text:style-name="AncientGreek_3a__20_Ἀρχαία_20_ἑλληνικά"><text:span text:style-name="T3">ἀπεμπολεῖται</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χείρονα</text:span></text:span><text:span text:style-name="AncientGreek_3a__20_Ἀρχαία_20_ἑλληνικά"><text:span text:style-name="T16"> </text:span></text:span><text:span text:style-name="AncientGreek_3a__20_Ἀρχαία_20_ἑλληνικά"><text:span text:style-name="T3">τοίνυν</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προτέρων</text:span></text:span><text:span text:style-name="AncientGreek_3a__20_Ἀρχαία_20_ἑλληνικά"><text:span text:style-name="T16"> </text:span></text:span><text:span text:style-name="AncientGreek_3a__20_Ἀρχαία_20_ἑλληνικά"><text:span text:style-name="T3">δεσπότην</text:span></text:span><text:span text:style-name="AncientGreek_3a__20_Ἀρχαία_20_ἑλληνικά"><text:span text:style-name="T16"> </text:span></text:span><text:span text:style-name="AncientGreek_3a__20_Ἀρχαία_20_ἑλληνικά"><text:span text:style-name="T3">ἐμπεσὼ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ὁρῶν</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παρ᾿</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πραττόμενα</text:span></text:span><text:span text:style-name="AncientGreek_3a__20_Ἀρχαία_20_ἑλληνικά"><text:span text:style-name="T16">, </text:span></text:span><text:span text:style-name="AncientGreek_3a__20_Ἀρχαία_20_ἑλληνικά"><text:span text:style-name="T3">μετὰ</text:span></text:span><text:span text:style-name="AncientGreek_3a__20_Ἀρχαία_20_ἑλληνικά"><text:span text:style-name="T16"> </text:span></text:span><text:span text:style-name="AncientGreek_3a__20_Ἀρχαία_20_ἑλληνικά"><text:span text:style-name="T3">στεναγμῶν</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 </text:span></text:span><text:span text:style-name="AncientGreek_3a__20_Ἀρχαία_20_ἑλληνικά"><text:span text:style-name="T3">Οἴμοι</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ταλαιπωρῷ</text:span></text:span><text:span text:style-name="AncientGreek_3a__20_Ἀρχαία_20_ἑλληνικά"><text:span text:style-name="T16">, </text:span></text:span><text:span text:style-name="AncientGreek_3a__20_Ἀρχαία_20_ἑλληνικά"><text:span text:style-name="T3">βέλτιον</text:span></text:span><text:span text:style-name="AncientGreek_3a__20_Ἀρχαία_20_ἑλληνικά"><text:span text:style-name="T16"> </text:span></text:span><text:span text:style-name="AncientGreek_3a__20_Ἀρχαία_20_ἑλληνικά"><text:span text:style-name="T3">ἦν</text:span></text:span><text:span text:style-name="AncientGreek_3a__20_Ἀρχαία_20_ἑλληνικά"><text:span text:style-name="T16"> </text:span></text:span><text:span text:style-name="AncientGreek_3a__20_Ἀρχαία_20_ἑλληνικά"><text:span text:style-name="T3">μοι</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προτέροις</text:span></text:span><text:span text:style-name="AncientGreek_3a__20_Ἀρχαία_20_ἑλληνικά"><text:span text:style-name="T16"> </text:span></text:span><text:span text:style-name="AncientGreek_3a__20_Ἀρχαία_20_ἑλληνικά"><text:span text:style-name="T3">δεσπόταις</text:span></text:span><text:span text:style-name="AncientGreek_3a__20_Ἀρχαία_20_ἑλληνικά"><text:span text:style-name="T16"> </text:span></text:span><text:span text:style-name="AncientGreek_3a__20_Ἀρχαία_20_ἑλληνικά"><text:span text:style-name="T3">μένειν</text:span></text:span><text:span text:style-name="AncientGreek_3a__20_Ἀρχαία_20_ἑλληνικά"><text:span text:style-name="T16">· </text:span></text:span><text:span text:style-name="AncientGreek_3a__20_Ἀρχαία_20_ἑλληνικά"><text:span text:style-name="T3">οὗτος</text:span></text:span><text:span text:style-name="AncientGreek_3a__20_Ἀρχαία_20_ἑλληνικά"><text:span text:style-name="T16"> </text:span></text:span><text:span text:style-name="AncientGreek_3a__20_Ἀρχαία_20_ἑλληνικά"><text:span text:style-name="T3">γάρ</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ὁρῶ</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δέρμα</text:span></text:span><text:span text:style-name="AncientGreek_3a__20_Ἀρχαία_20_ἑλληνικά"><text:span text:style-name="T16"> </text:span></text:span><text:span text:style-name="AncientGreek_3a__20_Ἀρχαία_20_ἑλληνικά"><text:span text:style-name="T3">μου</text:span></text:span><text:span text:style-name="AncientGreek_3a__20_Ἀρχαία_20_ἑλληνικά"><text:span text:style-name="T16"> </text:span></text:span><text:span text:style-name="AncientGreek_3a__20_Ἀρχαία_20_ἑλληνικά"><text:span text:style-name="T3">κατεργάσεται</text:span></text:span><text:span text:style-name="AncientGreek_3a__20_Ἀρχαία_20_ἑλληνικά"><text:span text:style-name="T16">. »</text:span></text:span></text:p>
            <text:p text:style-name="P62"><text:span text:style-name="AncientGreek_3a__20_Ἀρχαία_20_ἑλληνικά"><text:span text:style-name="T3">Ὁ μῦθος δηλοῖ ὅτι τότε μάλιστα τοὺς προτέρους δεσπότας οἱ οἰκέται ποθοῦσιν, ὅταν τῶν δευτέρων λάβωσι πεῖραν.</text:span></text:span></text:p>
          </table:table-cell>
          <table:table-cell table:style-name="Table1.A1" office:value-type="string">
            <text:p text:style-name="P80">THE DONKEY AND THE GARDENER</text:p>
            <text:p text:style-name="P80"/>
            <text:p text:style-name="P80">A donkey was in the service of a gardener. As he ate little, while working a lot, he begged Jupiter to deliver him from the gardener and have him sold to another master. Zeus answered him and sold him to a potter. But he was again displeased, because he was burdened more and made to carry clay and pottery. So he asked once again to change masters, and he was sold to a currier. He thus fell on a master worse than the others. Seeing what trade this master was doing, he said with a sigh: “Alas! unhappy that I am! I would have done better to stay with my first masters; for this one, as I see, will also tan my skin. »</text:p>
            <text:p text:style-name="P80"/>
            <text:p text:style-name="P80">This fable shows that servants never regret their first masters so much as when they have been tested by later ones.</text:p>
          </table:table-cell>
        </table:table-row>
        <text:soft-page-break/>
        <table:table-row table:style-name="Table1.1">
          <table:table-cell table:style-name="Table1.A1" office:value-type="string">
            <text:p text:style-name="P21"><text:span text:style-name="AncientGreek_3a__20_Ἀρχαία_20_ἑλληνικά"><text:span text:style-name="T1">274. Ὄνος καὶ κόραξ καὶ λύκος.</text:span></text:span></text:p>
            <text:p text:style-name="P62"><text:span text:style-name="AncientGreek_3a__20_Ἀρχαία_20_ἑλληνικά"><text:span text:style-name="T3">Ὄνος ἡλκωμένος τὸν νῶτον ἔν τινι λειμῶνι ἐνέμετο. Κόρακος δὲ ἐπικαθίσαντος αὐτῷ καὶ τὸ ἕλκος κρούοντος, ὁ ὄνος ἀλγῶν ὠγκᾶτό τε καὶ ἐσκίρτα. Τοῦ δὲ ὀνηλάτου πόρρωθεν ἑστῶτος καὶ γελῶντος, λύκος παριὼν ἐθεάσατο καὶ πρὸς ἑαυτὸν ἔφη· « Ἄθλιοι ἡμεῖς, οἵ, κἂν αὐτὸ μόνον ὀφθῶμεν, διωκόμεθα, τούτους δὲ καὶ προσιόντας προσγελῶσιν ». Ὁ λόγος δηλοῖ ὅτι οἱ κακοῦργοι τῶν ἀνθρώπων καὶ ἐξ αὐτῶν τῶν προσώπων καὶ ἐξ ἀπροόπτου δῆλοί εἰσιν.</text:span></text:span></text:p>
          </table:table-cell>
          <table:table-cell table:style-name="Table1.A1" office:value-type="string">
            <text:p text:style-name="P80">THE DONKEY, THE CROW AND THE WOLF</text:p>
            <text:p text:style-name="P80"/>
            <text:p text:style-name="P80">A donkey, which had a wound on its back, was grazing in a meadow. A crow landed on him and pecked his wound with its beak. The donkey under the impression of pain began to bray and jump. The donkey driver, who was some distance away, burst out laughing. A passing wolf saw him and said to himself: “Unfortunate that we are! it is enough that we are seen, for us to be chased; but if they dare to approach, they are laughed at. This fable shows that evil people are recognized by their appearance and at first sight.</text:p>
          </table:table-cell>
        </table:table-row>
        <table:table-row table:style-name="Table1.1">
          <table:table-cell table:style-name="Table1.A1" office:value-type="string">
            <text:p text:style-name="P20"><text:span text:style-name="AncientGreek_3a__20_Ἀρχαία_20_ἑλληνικά"><text:span text:style-name="T2">275.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υνίδιον</text:span></text:span></text:p>
            <text:p text:style-name="P62"><text:span text:style-name="AncientGreek_3a__20_Ἀρχαία_20_ἑλληνικά"><text:span text:style-name="T16">siue </text:span></text:span><text:span text:style-name="AncientGreek_3a__20_Ἀρχαία_20_ἑλληνικά"><text:span text:style-name="T3">Κύω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δεσπότης</text:span></text:span><text:span text:style-name="AncientGreek_3a__20_Ἀρχαία_20_ἑλληνικά"><text:span text:style-name="T16">.</text:span></text:span></text:p>
            <text:p text:style-name="P62"><text:span text:style-name="AncientGreek_3a__20_Ἀρχαία_20_ἑλληνικά"><text:span text:style-name="T3">Ἔχων</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κύνα</text:span></text:span><text:span text:style-name="AncientGreek_3a__20_Ἀρχαία_20_ἑλληνικά"><text:span text:style-name="T16"> </text:span></text:span><text:span text:style-name="AncientGreek_3a__20_Ἀρχαία_20_ἑλληνικά"><text:span text:style-name="T3">Μελιταῖο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ὄνον</text:span></text:span><text:span text:style-name="AncientGreek_3a__20_Ἀρχαία_20_ἑλληνικά"><text:span text:style-name="T16"> </text:span></text:span><text:span text:style-name="AncientGreek_3a__20_Ἀρχαία_20_ἑλληνικά"><text:span text:style-name="T3">διετέλει</text:span></text:span><text:span text:style-name="AncientGreek_3a__20_Ἀρχαία_20_ἑλληνικά"><text:span text:style-name="T16"> </text:span></text:span><text:span text:style-name="AncientGreek_3a__20_Ἀρχαία_20_ἑλληνικά"><text:span text:style-name="T3">ἀεὶ</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κυνὶ</text:span></text:span><text:span text:style-name="AncientGreek_3a__20_Ἀρχαία_20_ἑλληνικά"><text:span text:style-name="T16"> </text:span></text:span><text:span text:style-name="AncientGreek_3a__20_Ἀρχαία_20_ἑλληνικά"><text:span text:style-name="T3">προσπαίζω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δή</text:span></text:span><text:span text:style-name="AncientGreek_3a__20_Ἀρχαία_20_ἑλληνικά"><text:span text:style-name="T16">, </text:span></text:span><text:span text:style-name="AncientGreek_3a__20_Ἀρχαία_20_ἑλληνικά"><text:span text:style-name="T3">εἴ</text:span></text:span><text:span text:style-name="AncientGreek_3a__20_Ἀρχαία_20_ἑλληνικά"><text:span text:style-name="T16"> </text:span></text:span><text:span text:style-name="AncientGreek_3a__20_Ἀρχαία_20_ἑλληνικά"><text:span text:style-name="T3">ποτε</text:span></text:span><text:span text:style-name="AncientGreek_3a__20_Ἀρχαία_20_ἑλληνικά"><text:span text:style-name="T16"> </text:span></text:span><text:span text:style-name="AncientGreek_3a__20_Ἀρχαία_20_ἑλληνικά"><text:span text:style-name="T3">ἔξω</text:span></text:span><text:span text:style-name="AncientGreek_3a__20_Ἀρχαία_20_ἑλληνικά"><text:span text:style-name="T16"> </text:span></text:span><text:span text:style-name="AncientGreek_3a__20_Ἀρχαία_20_ἑλληνικά"><text:span text:style-name="T3">ἐδείπνει</text:span></text:span><text:span text:style-name="AncientGreek_3a__20_Ἀρχαία_20_ἑλληνικά"><text:span text:style-name="T16">, </text:span></text:span><text:span text:style-name="AncientGreek_3a__20_Ἀρχαία_20_ἑλληνικά"><text:span text:style-name="T3">διεκόμιζέ</text:span></text:span><text:span text:style-name="AncientGreek_3a__20_Ἀρχαία_20_ἑλληνικά"><text:span text:style-name="T16"> </text:span></text:span><text:span text:style-name="AncientGreek_3a__20_Ἀρχαία_20_ἑλληνικά"><text:span text:style-name="T3">τι</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ροσιόντ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σαίνοντι</text:span></text:span><text:span text:style-name="AncientGreek_3a__20_Ἀρχαία_20_ἑλληνικά"><text:span text:style-name="T16"> </text:span></text:span><text:span text:style-name="AncientGreek_3a__20_Ἀρχαία_20_ἑλληνικά"><text:span text:style-name="T3">παρέβαλλε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φθονήσας</text:span></text:span><text:span text:style-name="AncientGreek_3a__20_Ἀρχαία_20_ἑλληνικά"><text:span text:style-name="T16"> </text:span></text:span><text:span text:style-name="AncientGreek_3a__20_Ἀρχαία_20_ἑλληνικά"><text:span text:style-name="T3">προσέδραμ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σκιρτῶν</text:span></text:span><text:span text:style-name="AncientGreek_3a__20_Ἀρχαία_20_ἑλληνικά"><text:span text:style-name="T16"> </text:span></text:span><text:span text:style-name="AncientGreek_3a__20_Ἀρχαία_20_ἑλληνικά"><text:span text:style-name="T3">ἐλάκτιζεν</text:span></text:span><text:span text:style-name="AncientGreek_3a__20_Ἀρχαία_20_ἑλληνικά"><text:span text:style-name="T16"> </text:span></text:span><text:span text:style-name="AncientGreek_3a__20_Ἀρχαία_20_ἑλληνικά"><text:span text:style-name="T3">αὐτό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ὃς</text:span></text:span><text:span text:style-name="AncientGreek_3a__20_Ἀρχαία_20_ἑλληνικά"><text:span text:style-name="T16"> </text:span></text:span><text:span text:style-name="AncientGreek_3a__20_Ἀρχαία_20_ἑλληνικά"><text:span text:style-name="T3">ἀγανακτήσας</text:span></text:span><text:span text:style-name="AncientGreek_3a__20_Ἀρχαία_20_ἑλληνικά"><text:span text:style-name="T16"> </text:span></text:span><text:span text:style-name="AncientGreek_3a__20_Ἀρχαία_20_ἑλληνικά"><text:span text:style-name="T3">ἐκέλευσε</text:span></text:span><text:span text:style-name="AncientGreek_3a__20_Ἀρχαία_20_ἑλληνικά"><text:span text:style-name="T16"> </text:span></text:span><text:span text:style-name="AncientGreek_3a__20_Ἀρχαία_20_ἑλληνικά"><text:span text:style-name="T3">παίοντας</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ἀπαγαγεῖ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ῇ</text:span></text:span><text:span text:style-name="AncientGreek_3a__20_Ἀρχαία_20_ἑλληνικά"><text:span text:style-name="T16"> </text:span></text:span><text:span text:style-name="AncientGreek_3a__20_Ἀρχαία_20_ἑλληνικά"><text:span text:style-name="T3">φάτνῃ</text:span></text:span><text:span text:style-name="AncientGreek_3a__20_Ἀρχαία_20_ἑλληνικά"><text:span text:style-name="T16"> </text:span></text:span><text:span text:style-name="AncientGreek_3a__20_Ἀρχαία_20_ἑλληνικά"><text:span text:style-name="T3">προσδῆσαι</text:span></text:span><text:span text:style-name="AncientGreek_3a__20_Ἀρχαία_20_ἑλληνικά"><text:span text:style-name="T16">.</text:span></text:span></text:p>
            <text:p text:style-name="P62"><text:span text:style-name="AncientGreek_3a__20_Ἀρχαία_20_ἑλληνικά"><text:span text:style-name="T3">Ὁ λόγος δηλοῖ ὅτι οὐ πάντες πρὸς πάντα πεφύκασιν.</text:span></text:span></text:p>
          </table:table-cell>
          <table:table-cell table:style-name="Table1.A1" office:value-type="string">
            <text:p text:style-name="P80">A DONKEY AND A LITTLE DOG</text:p>
            <text:p text:style-name="P80">A man who had a Maltese dog and a donkey constantly played with the dog. If he went out to dine, he brought him back some delicacy, and when the dog approached with his tail wagging, he threw it to him. Jealous, the donkey ran towards the master, and starting to gambol, he hit him with a kick. The angry master had him driven back with a stick and tied to the rack.</text:p>
            <text:p text:style-name="P80"/>
            <text:p text:style-name="P80">This fable shows that not everyone is made for the same things.</text:p>
          </table:table-cell>
        </table:table-row>
        <table:table-row table:style-name="Table1.1">
          <table:table-cell table:style-name="Table1.A1" office:value-type="string">
            <text:p text:style-name="P27"><text:span text:style-name="AncientGreek_3a__20_Ἀρχαία_20_ἑλληνικά"><text:span text:style-name="T2">276.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ύων</text:span></text:span><text:span text:style-name="AncientGreek_3a__20_Ἀρχαία_20_ἑλληνικά"><text:span text:style-name="T2"> </text:span></text:span><text:span text:style-name="AncientGreek_3a__20_Ἀρχαία_20_ἑλληνικά"><text:span text:style-name="T1">συνοδοιποροῦντες</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ύων</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αὐτῷ</text:span></text:span><text:span text:style-name="AncientGreek_3a__20_Ἀρχαία_20_ἑλληνικά"><text:span text:style-name="T16"> </text:span></text:span><text:span text:style-name="AncientGreek_3a__20_Ἀρχαία_20_ἑλληνικά"><text:span text:style-name="T3">ὡδοιπόρουν</text:span></text:span><text:span text:style-name="AncientGreek_3a__20_Ἀρχαία_20_ἑλληνικά"><text:span text:style-name="T16">. </text:span></text:span><text:span text:style-name="AncientGreek_3a__20_Ἀρχαία_20_ἑλληνικά"><text:span text:style-name="T3">Εὑρόντε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γῆς</text:span></text:span><text:span text:style-name="AncientGreek_3a__20_Ἀρχαία_20_ἑλληνικά"><text:span text:style-name="T16"> </text:span></text:span><text:span text:style-name="AncientGreek_3a__20_Ἀρχαία_20_ἑλληνικά"><text:span text:style-name="T3">ἐσφραγισμένον</text:span></text:span><text:span text:style-name="AncientGreek_3a__20_Ἀρχαία_20_ἑλληνικά"><text:span text:style-name="T16"> </text:span></text:span><text:span text:style-name="AncientGreek_3a__20_Ἀρχαία_20_ἑλληνικά"><text:span text:style-name="T3">γραμμάτιο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λαβὼ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ἀναρρήξα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σφραγῖδ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ἀναπτύξας</text:span></text:span><text:span text:style-name="AncientGreek_3a__20_Ἀρχαία_20_ἑλληνικά"><text:span text:style-name="T16">, </text:span></text:span><text:span text:style-name="AncientGreek_3a__20_Ἀρχαία_20_ἑλληνικά"><text:span text:style-name="T3">διεξῄει</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ἐπήκοο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κυνός</text:span></text:span><text:span text:style-name="AncientGreek_3a__20_Ἀρχαία_20_ἑλληνικά"><text:span text:style-name="T16">. </text:span></text:span><text:span text:style-name="AncientGreek_3a__20_Ἀρχαία_20_ἑλληνικά"><text:span text:style-name="T3">Περὶ</text:span></text:span><text:span text:style-name="AncientGreek_3a__20_Ἀρχαία_20_ἑλληνικά"><text:span text:style-name="T16"> </text:span></text:span><text:span text:style-name="AncientGreek_3a__20_Ἀρχαία_20_ἑλληνικά"><text:span text:style-name="T3">βοσκημάτω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τύγχανε</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γράμματα</text:span></text:span><text:span text:style-name="AncientGreek_3a__20_Ἀρχαία_20_ἑλληνικά"><text:span text:style-name="T16"> </text:span></text:span><text:span text:style-name="AncientGreek_3a__20_Ἀρχαία_20_ἑλληνικά"><text:span text:style-name="T3">χόρτου</text:span></text:span><text:span text:style-name="AncientGreek_3a__20_Ἀρχαία_20_ἑλληνικά"><text:span text:style-name="T16"> </text:span></text:span><text:span text:style-name="AncientGreek_3a__20_Ἀρχαία_20_ἑλληνικά"><text:span text:style-name="T3">τε</text:span></text:span><text:span text:style-name="AncientGreek_3a__20_Ἀρχαία_20_ἑλληνικά"><text:span text:style-name="T16">, </text:span></text:span><text:span text:style-name="AncientGreek_3a__20_Ἀρχαία_20_ἑλληνικά"><text:span text:style-name="T3">φημί</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ριθῆ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ἀχύρου</text:span></text:span><text:span text:style-name="AncientGreek_3a__20_Ἀρχαία_20_ἑλληνικά"><text:span text:style-name="T16">. </text:span></text:span><text:span text:style-name="AncientGreek_3a__20_Ἀρχαία_20_ἑλληνικά"><text:span text:style-name="T3">Ἀηδῶς</text:span></text:span><text:span text:style-name="AncientGreek_3a__20_Ἀρχαία_20_ἑλληνικά"><text:span text:style-name="T16"> </text:span></text:span><text:span text:style-name="AncientGreek_3a__20_Ἀρχαία_20_ἑλληνικά"><text:span text:style-name="T3">οὖ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κύω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ὄνου</text:span></text:span><text:span text:style-name="AncientGreek_3a__20_Ἀρχαία_20_ἑλληνικά"><text:span text:style-name="T16"> </text:span></text:span><text:span text:style-name="AncientGreek_3a__20_Ἀρχαία_20_ἑλληνικά"><text:span text:style-name="T3">ταῦτα</text:span></text:span><text:span text:style-name="AncientGreek_3a__20_Ἀρχαία_20_ἑλληνικά"><text:span text:style-name="T16"> </text:span></text:span><text:span text:style-name="AncientGreek_3a__20_Ἀρχαία_20_ἑλληνικά"><text:span text:style-name="T3">διεξιόντος</text:span></text:span><text:span text:style-name="AncientGreek_3a__20_Ἀρχαία_20_ἑλληνικά"><text:span text:style-name="T16">, </text:span></text:span><text:span text:style-name="AncientGreek_3a__20_Ἀρχαία_20_ἑλληνικά"><text:span text:style-name="T3">διέκειτο</text:span></text:span><text:span text:style-name="AncientGreek_3a__20_Ἀρχαία_20_ἑλληνικά"><text:span text:style-name="T16">· </text:span></text:span><text:span text:style-name="AncientGreek_3a__20_Ἀρχαία_20_ἑλληνικά"><text:span text:style-name="T3">ἔνθεν</text:span></text:span><text:span text:style-name="AncientGreek_3a__20_Ἀρχαία_20_ἑλληνικά"><text:span text:style-name="T16"> </text:span></text:span><text:span text:style-name="AncientGreek_3a__20_Ἀρχαία_20_ἑλληνικά"><text:span text:style-name="T3">δὴ</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ἔφησε</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ὄνῳ</text:span></text:span><text:span text:style-name="AncientGreek_3a__20_Ἀρχαία_20_ἑλληνικά"><text:span text:style-name="T16">· « </text:span></text:span><text:span text:style-name="AncientGreek_3a__20_Ἀρχαία_20_ἑλληνικά"><text:span text:style-name="T3">Ὑπόβαθι</text:span></text:span><text:span text:style-name="AncientGreek_3a__20_Ἀρχαία_20_ἑλληνικά"><text:span text:style-name="T16">, </text:span></text:span><text:span text:style-name="AncientGreek_3a__20_Ἀρχαία_20_ἑλληνικά"><text:span text:style-name="T3">φίλτατε</text:span></text:span><text:span text:style-name="AncientGreek_3a__20_Ἀρχαία_20_ἑλληνικά"><text:span text:style-name="T16">, </text:span></text:span><text:span text:style-name="AncientGreek_3a__20_Ἀρχαία_20_ἑλληνικά"><text:span text:style-name="T3">μικρόν</text:span></text:span><text:span text:style-name="AncientGreek_3a__20_Ἀρχαία_20_ἑλληνικά"><text:span text:style-name="T16">, </text:span></text:span><text:span text:style-name="AncientGreek_3a__20_Ἀρχαία_20_ἑλληνικά"><text:span text:style-name="T3">μή</text:span></text:span><text:span text:style-name="AncientGreek_3a__20_Ἀρχαία_20_ἑλληνικά"><text:span text:style-name="T16"> </text:span></text:span><text:span text:style-name="AncientGreek_3a__20_Ἀρχαία_20_ἑλληνικά"><text:span text:style-name="T3">τ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ερὶ</text:span></text:span><text:span text:style-name="AncientGreek_3a__20_Ἀρχαία_20_ἑλληνικά"><text:span text:style-name="T16"> </text:span></text:span><text:span text:style-name="AncientGreek_3a__20_Ἀρχαία_20_ἑλληνικά"><text:span text:style-name="T3">κρεῶ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ὀστέων</text:span></text:span><text:span text:style-name="AncientGreek_3a__20_Ἀρχαία_20_ἑλληνικά"><text:span text:style-name="T16"> </text:span></text:span><text:span text:style-name="AncientGreek_3a__20_Ἀρχαία_20_ἑλληνικά"><text:span text:style-name="T3">εὕρῃς</text:span></text:span><text:span text:style-name="AncientGreek_3a__20_Ἀρχαία_20_ἑλληνικά"><text:span text:style-name="T16"> </text:span></text:span><text:span text:style-name="AncientGreek_3a__20_Ἀρχαία_20_ἑλληνικά"><text:span text:style-name="T3">διαλαμβάνων</text:span></text:span><text:span text:style-name="AncientGreek_3a__20_Ἀρχαία_20_ἑλληνικά"><text:span text:style-name="T16">. »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ἅπαν</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γραμμάτιον</text:span></text:span><text:span text:style-name="AncientGreek_3a__20_Ἀρχαία_20_ἑλληνικά"><text:span text:style-name="T16"> </text:span></text:span><text:span text:style-name="AncientGreek_3a__20_Ἀρχαία_20_ἑλληνικά"><text:span text:style-name="T3">διεξελθὼ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μηδὲν</text:span></text:span><text:span text:style-name="AncientGreek_3a__20_Ἀρχαία_20_ἑλληνικά"><text:span text:style-name="T16"> </text:span></text:span><text:span text:style-name="AncientGreek_3a__20_Ἀρχαία_20_ἑλληνικά"><text:span text:style-name="T3">εὑρηκὼς</text:span></text:span><text:span text:style-name="AncientGreek_3a__20_Ἀρχαία_20_ἑλληνικά"><text:span text:style-name="T16"> </text:span></text:span><text:span text:style-name="AncientGreek_3a__20_Ἀρχαία_20_ἑλληνικά"><text:span text:style-name="T3">ὧ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κύων</text:span></text:span><text:span text:style-name="AncientGreek_3a__20_Ἀρχαία_20_ἑλληνικά"><text:span text:style-name="T16"> </text:span></text:span><text:span text:style-name="AncientGreek_3a__20_Ἀρχαία_20_ἑλληνικά"><text:span text:style-name="T3">ἐζήτει</text:span></text:span><text:span text:style-name="AncientGreek_3a__20_Ἀρχαία_20_ἑλληνικά"><text:span text:style-name="T16">, </text:span></text:span><text:span text:style-name="AncientGreek_3a__20_Ἀρχαία_20_ἑλληνικά"><text:span text:style-name="T3">ἀντέφησεν</text:span></text:span><text:span text:style-name="AncientGreek_3a__20_Ἀρχαία_20_ἑλληνικά"><text:span text:style-name="T16"> </text:span></text:span><text:span text:style-name="AncientGreek_3a__20_Ἀρχαία_20_ἑλληνικά"><text:span text:style-name="T3">αὖθι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κύων</text:span></text:span><text:span text:style-name="AncientGreek_3a__20_Ἀρχαία_20_ἑλληνικά"><text:span text:style-name="T16">· « </text:span></text:span><text:span text:style-name="AncientGreek_3a__20_Ἀρχαία_20_ἑλληνικά"><text:span text:style-name="T3">Βάλε</text:span></text:span><text:span text:style-name="AncientGreek_3a__20_Ἀρχαία_20_ἑλληνικά"><text:span text:style-name="T16"> </text:span></text:span><text:span text:style-name="AncientGreek_3a__20_Ἀρχαία_20_ἑλληνικά"><text:span text:style-name="T3">κατὰ</text:span></text:span><text:span text:style-name="AncientGreek_3a__20_Ἀρχαία_20_ἑλληνικά"><text:span text:style-name="T16"> </text:span></text:span><text:span text:style-name="AncientGreek_3a__20_Ἀρχαία_20_ἑλληνικά"><text:span text:style-name="T3">γῆς</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ἀδόκιμον</text:span></text:span><text:span text:style-name="AncientGreek_3a__20_Ἀρχαία_20_ἑλληνικά"><text:span text:style-name="T16"> </text:span></text:span><text:span text:style-name="AncientGreek_3a__20_Ἀρχαία_20_ἑλληνικά"><text:span text:style-name="T3">πάντη</text:span></text:span><text:span text:style-name="AncientGreek_3a__20_Ἀρχαία_20_ἑλληνικά"><text:span text:style-name="T16">, </text:span></text:span><text:span text:style-name="AncientGreek_3a__20_Ἀρχαία_20_ἑλληνικά"><text:span text:style-name="T3">φίλε</text:span></text:span><text:span text:style-name="AncientGreek_3a__20_Ἀρχαία_20_ἑλληνικά"><text:span text:style-name="T16">, </text:span></text:span><text:span text:style-name="AncientGreek_3a__20_Ἀρχαία_20_ἑλληνικά"><text:span text:style-name="T3">τυγχάνον</text:span></text:span><text:span text:style-name="AncientGreek_3a__20_Ἀρχαία_20_ἑλληνικά"><text:span text:style-name="T16">. »</text:span></text:span></text:p>
          </table:table-cell>
          <table:table-cell table:style-name="Table1.A1" office:value-type="string">
            <text:p text:style-name="P80">A Donkey And A Canine Traveling Companion</text:p>
            <text:p text:style-name="P80"/>
            <text:p text:style-name="P80">A donkey and a dog were traveling together. They found a sealed letter on the ground. The donkey picked it up, broke the seal, opened it, and read it so the dog could hear it. It was about pasture. I mean hay, barley and straw. The dog was bored while playing the donkey; so he said to him: “Go down a few lines, my dear; maybe you will find something about meat and bones in the sequel. The donkey having gone through all the writing, without finding anything that the dog was looking for, the latter spoke again: “Throw this paper on the ground, friend; because it is quite insignificant. »</text:p>
          </table:table-cell>
        </table:table-row>
        <text:soft-page-break/>
        <table:table-row table:style-name="Table1.1">
          <table:table-cell table:style-name="Table1.A1" office:value-type="string">
            <text:p text:style-name="P20"><text:span text:style-name="AncientGreek_3a__20_Ἀρχαία_20_ἑλληνικά"><text:span text:style-name="T2">277.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ὀνηλάτης</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ὀνηλάτου</text:span></text:span><text:span text:style-name="AncientGreek_3a__20_Ἀρχαία_20_ἑλληνικά"><text:span text:style-name="T16"> </text:span></text:span><text:span text:style-name="AncientGreek_3a__20_Ἀρχαία_20_ἑλληνικά"><text:span text:style-name="T3">ἀγόμενος</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μικρὸν</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ὁδοῦ</text:span></text:span><text:span text:style-name="AncientGreek_3a__20_Ἀρχαία_20_ἑλληνικά"><text:span text:style-name="T16"> </text:span></text:span><text:span text:style-name="AncientGreek_3a__20_Ἀρχαία_20_ἑλληνικά"><text:span text:style-name="T3">προῆλθεν</text:span></text:span><text:span text:style-name="AncientGreek_3a__20_Ἀρχαία_20_ἑλληνικά"><text:span text:style-name="T16">, </text:span></text:span><text:span text:style-name="AncientGreek_3a__20_Ἀρχαία_20_ἑλληνικά"><text:span text:style-name="T3">ἀφεὶ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λείαν</text:span></text:span><text:span text:style-name="AncientGreek_3a__20_Ἀρχαία_20_ἑλληνικά"><text:span text:style-name="T16"> </text:span></text:span><text:span text:style-name="AncientGreek_3a__20_Ἀρχαία_20_ἑλληνικά"><text:span text:style-name="T3">ἀτραπὸν</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κρημνῶν</text:span></text:span><text:span text:style-name="AncientGreek_3a__20_Ἀρχαία_20_ἑλληνικά"><text:span text:style-name="T16"> </text:span></text:span><text:span text:style-name="AncientGreek_3a__20_Ἀρχαία_20_ἑλληνικά"><text:span text:style-name="T3">ἐφέρετο</text:span></text:span><text:span text:style-name="AncientGreek_3a__20_Ἀρχαία_20_ἑλληνικά"><text:span text:style-name="T16">. </text:span></text:span><text:span text:style-name="AncientGreek_3a__20_Ἀρχαία_20_ἑλληνικά"><text:span text:style-name="T3">Μέλλοντο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κατακρημνίζεσθαι</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ὀνηλάτης</text:span></text:span><text:span text:style-name="AncientGreek_3a__20_Ἀρχαία_20_ἑλληνικά"><text:span text:style-name="T16"> </text:span></text:span><text:span text:style-name="AncientGreek_3a__20_Ἀρχαία_20_ἑλληνικά"><text:span text:style-name="T3">ἐπιλα</text:span></text:span><text:span text:style-name="AncientGreek_3a__20_Ἀρχαία_20_ἑλληνικά"><text:span text:style-name="T16">-</text:span></text:span><text:span text:style-name="AncientGreek_3a__20_Ἀρχαία_20_ἑλληνικά"><text:span text:style-name="T3">βόμενος</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οὐρᾶς</text:span></text:span><text:span text:style-name="AncientGreek_3a__20_Ἀρχαία_20_ἑλληνικά"><text:span text:style-name="T16">, </text:span></text:span><text:span text:style-name="AncientGreek_3a__20_Ἀρχαία_20_ἑλληνικά"><text:span text:style-name="T3">ἐπειρᾶτο</text:span></text:span><text:span text:style-name="AncientGreek_3a__20_Ἀρχαία_20_ἑλληνικά"><text:span text:style-name="T16"> </text:span></text:span><text:span text:style-name="AncientGreek_3a__20_Ἀρχαία_20_ἑλληνικά"><text:span text:style-name="T3">μεταπεριάγειν</text:span></text:span><text:span text:style-name="AncientGreek_3a__20_Ἀρχαία_20_ἑλληνικά"><text:span text:style-name="T16"> </text:span></text:span><text:span text:style-name="AncientGreek_3a__20_Ἀρχαία_20_ἑλληνικά"><text:span text:style-name="T3">αὐτό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εὐτόνως</text:span></text:span><text:span text:style-name="AncientGreek_3a__20_Ἀρχαία_20_ἑλληνικά"><text:span text:style-name="T16"> </text:span></text:span><text:span text:style-name="AncientGreek_3a__20_Ἀρχαία_20_ἑλληνικά"><text:span text:style-name="T3">ἀντιπίπτοντος</text:span></text:span><text:span text:style-name="AncientGreek_3a__20_Ἀρχαία_20_ἑλληνικά"><text:span text:style-name="T16">, </text:span></text:span><text:span text:style-name="AncientGreek_3a__20_Ἀρχαία_20_ἑλληνικά"><text:span text:style-name="T3">ἀφεὶς</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 </text:span></text:span><text:span text:style-name="AncientGreek_3a__20_Ἀρχαία_20_ἑλληνικά"><text:span text:style-name="T3">Νίκα</text:span></text:span><text:span text:style-name="AncientGreek_3a__20_Ἀρχαία_20_ἑλληνικά"><text:span text:style-name="T16">· </text:span></text:span><text:span text:style-name="AncientGreek_3a__20_Ἀρχαία_20_ἑλληνικά"><text:span text:style-name="T3">κακὴν</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νίκην</text:span></text:span><text:span text:style-name="AncientGreek_3a__20_Ἀρχαία_20_ἑλληνικά"><text:span text:style-name="T16"> </text:span></text:span><text:span text:style-name="AncientGreek_3a__20_Ἀρχαία_20_ἑλληνικά"><text:span text:style-name="T3">νικᾷς</text:span></text:span><text:span text:style-name="AncientGreek_3a__20_Ἀρχαία_20_ἑλληνικά"><text:span text:style-name="T16">. »</text:span></text:span></text:p>
            <text:p text:style-name="P62"><text:span text:style-name="AncientGreek_3a__20_Ἀρχαία_20_ἑλληνικά"><text:span text:style-name="T3">Πρὸς ἄνδρα φιλόνεικον ὁ λόγος εὔκαιρος.</text:span></text:span></text:p>
          </table:table-cell>
          <table:table-cell table:style-name="Table1.A1" office:value-type="string">
            <text:p text:style-name="P80">THE DONKEY AND THE DONKEY</text:p>
            <text:p text:style-name="P46"><text:span text:style-name="Default_20_Paragraph_20_Font"><text:span text:style-name="T9">A donkey led by a donkey driver, after going a little way, left the plain road and took through steep places. As he was about to fall over a precipice, the donkey driver, seizing it by the tail, tried to make it turn over; but as the donkey was pulling vigorously in the opposite direction, the donkey driver let go of him and said: "I give you the victory: for it is a bad victory that you win." </text:span></text:span><text:span text:style-name="Default_20_Paragraph_20_Font"><text:span text:style-name="T10">»</text:span></text:span></text:p>
            <text:p text:style-name="P88"/>
            <text:p text:style-name="P80">The fable applies to the quarrelsome.</text:p>
          </table:table-cell>
        </table:table-row>
        <table:table-row table:style-name="Table1.1">
          <table:table-cell table:style-name="Table1.A1" office:value-type="string">
            <text:p text:style-name="P20"><text:span text:style-name="AncientGreek_3a__20_Ἀρχαία_20_ἑλληνικά"><text:span text:style-name="T2">278.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τέττιγες</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ἀκούσας</text:span></text:span><text:span text:style-name="AncientGreek_3a__20_Ἀρχαία_20_ἑλληνικά"><text:span text:style-name="T16"> </text:span></text:span><text:span text:style-name="AncientGreek_3a__20_Ἀρχαία_20_ἑλληνικά"><text:span text:style-name="T3">τεττίγων</text:span></text:span><text:span text:style-name="AncientGreek_3a__20_Ἀρχαία_20_ἑλληνικά"><text:span text:style-name="T16"> </text:span></text:span><text:span text:style-name="AncientGreek_3a__20_Ἀρχαία_20_ἑλληνικά"><text:span text:style-name="T3">ᾀδόντων</text:span></text:span><text:span text:style-name="AncientGreek_3a__20_Ἀρχαία_20_ἑλληνικά"><text:span text:style-name="T16"> [</text:span></text:span><text:span text:style-name="AncientGreek_3a__20_Ἀρχαία_20_ἑλληνικά"><text:span text:style-name="T3">ἥσθη</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ῇ</text:span></text:span><text:span text:style-name="AncientGreek_3a__20_Ἀρχαία_20_ἑλληνικά"><text:span text:style-name="T16"> </text:span></text:span><text:span text:style-name="AncientGreek_3a__20_Ἀρχαία_20_ἑλληνικά"><text:span text:style-name="T3">εὐφωνίᾳ</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ζηλώσας</text:span></text:span><text:span text:style-name="AncientGreek_3a__20_Ἀρχαία_20_ἑλληνικά"><text:span text:style-name="T16"> </text:span></text:span><text:span text:style-name="AncientGreek_3a__20_Ἀρχαία_20_ἑλληνικά"><text:span text:style-name="T3">αὐτῶν</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εὐφωνίαν</text:span></text:span><text:span text:style-name="AncientGreek_3a__20_Ἀρχαία_20_ἑλληνικά"><text:span text:style-name="T16"> </text:span></text:span><text:span text:style-name="AncientGreek_3a__20_Ἀρχαία_20_ἑλληνικά"><text:span text:style-name="T3">ἐπυνθάνετο</text:span></text:span><text:span text:style-name="AncientGreek_3a__20_Ἀρχαία_20_ἑλληνικά"><text:span text:style-name="T16"> </text:span></text:span><text:span text:style-name="AncientGreek_3a__20_Ἀρχαία_20_ἑλληνικά"><text:span text:style-name="T3">τί</text:span></text:span><text:span text:style-name="AncientGreek_3a__20_Ἀρχαία_20_ἑλληνικά"><text:span text:style-name="T16"> </text:span></text:span><text:span text:style-name="AncientGreek_3a__20_Ἀρχαία_20_ἑλληνικά"><text:span text:style-name="T3">σιτούμενοι</text:span></text:span><text:span text:style-name="AncientGreek_3a__20_Ἀρχαία_20_ἑλληνικά"><text:span text:style-name="T16"> </text:span></text:span><text:span text:style-name="AncientGreek_3a__20_Ἀρχαία_20_ἑλληνικά"><text:span text:style-name="T3">τοιαύτην</text:span></text:span><text:span text:style-name="AncientGreek_3a__20_Ἀρχαία_20_ἑλληνικά"><text:span text:style-name="T16"> </text:span></text:span><text:span text:style-name="AncientGreek_3a__20_Ἀρχαία_20_ἑλληνικά"><text:span text:style-name="T3">φωνὴν</text:span></text:span><text:span text:style-name="AncientGreek_3a__20_Ἀρχαία_20_ἑλληνικά"><text:span text:style-name="T16"> </text:span></text:span><text:span text:style-name="AncientGreek_3a__20_Ἀρχαία_20_ἑλληνικά"><text:span text:style-name="T3">ἀφιᾶσι</text:span></text:span><text:span text:style-name="AncientGreek_3a__20_Ἀρχαία_20_ἑλληνικά"><text:span text:style-name="T16">. </text:span></text:span><text:span text:style-name="AncientGreek_3a__20_Ἀρχαία_20_ἑλληνικά"><text:span text:style-name="T3">Τῶν δὲ εἰπόντων· « Δρόσον, » ὁ ὄνος προσμένων δρόσον λιμῷ διεφθάρη.</text:span></text:span></text:p>
            <text:p text:style-name="P62"><text:span text:style-name="AncientGreek_3a__20_Ἀρχαία_20_ἑλληνικά"><text:span text:style-name="T3">Οὕτω καὶ οἱ τῶν παρὰ φύσιν ἐπιθυμοῦντες πρὸς τῷ μὴ ἐφικνεῖσθαι καὶ τὰ μέγιστα δυστυχοῦσιν.</text:span></text:span></text:p>
          </table:table-cell>
          <table:table-cell table:style-name="Table1.A1" office:value-type="string">
            <text:p text:style-name="P80">A DONKEY AND A CICADA</text:p>
            <text:p text:style-name="P80">A donkey, having heard cicadas sing, was charmed by their harmonious voice and envied their talent. “What do you eat, he asked them, to make such a song heard? "Dew," they said. From then on the donkey waited for the dew, and died of hunger.</text:p>
            <text:p text:style-name="P80"/>
            <text:p text:style-name="P80">Thus, when one has desires contrary to nature, not only one cannot satisfy them, but one incurs the greatest misfortunes.</text:p>
          </table:table-cell>
        </table:table-row>
        <table:table-row table:style-name="Table1.1">
          <table:table-cell table:style-name="Table1.A1" office:value-type="string">
            <text:p text:style-name="P20"><text:span text:style-name="AncientGreek_3a__20_Ἀρχαία_20_ἑλληνικά"><text:span text:style-name="T2">279. </text:span></text:span><text:span text:style-name="AncientGreek_3a__20_Ἀρχαία_20_ἑλληνικά"><text:span text:style-name="T1">Ὄνος</text:span></text:span><text:span text:style-name="AncientGreek_3a__20_Ἀρχαία_20_ἑλληνικά"><text:span text:style-name="T2"> <text:s/></text:span></text:span><text:span text:style-name="AncientGreek_3a__20_Ἀρχαία_20_ἑλληνικά"><text:span text:style-name="T1">νομιζόμενος</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εἶναι</text:span></text:span><text:span text:style-name="AncientGreek_3a__20_Ἀρχαία_20_ἑλληνικά"><text:span text:style-name="T2"> .<text:line-break/></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δορὰν</text:span></text:span><text:span text:style-name="AncientGreek_3a__20_Ἀρχαία_20_ἑλληνικά"><text:span text:style-name="T16"> </text:span></text:span><text:span text:style-name="AncientGreek_3a__20_Ἀρχαία_20_ἑλληνικά"><text:span text:style-name="T3">λέοντος</text:span></text:span><text:span text:style-name="AncientGreek_3a__20_Ἀρχαία_20_ἑλληνικά"><text:span text:style-name="T16"> </text:span></text:span><text:span text:style-name="AncientGreek_3a__20_Ἀρχαία_20_ἑλληνικά"><text:span text:style-name="T3">ἐπενδυθεὶς</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ἐνομίζετο</text:span></text:span><text:span text:style-name="AncientGreek_3a__20_Ἀρχαία_20_ἑλληνικά"><text:span text:style-name="T16"> </text:span></text:span><text:span text:style-name="AncientGreek_3a__20_Ἀρχαία_20_ἑλληνικά"><text:span text:style-name="T3">πᾶσι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φυγὴ</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ἦν</text:span></text:span><text:span text:style-name="AncientGreek_3a__20_Ἀρχαία_20_ἑλληνικά"><text:span text:style-name="T16"> </text:span></text:span><text:span text:style-name="AncientGreek_3a__20_Ἀρχαία_20_ἑλληνικά"><text:span text:style-name="T3">ἀνθρώπων</text:span></text:span><text:span text:style-name="AncientGreek_3a__20_Ἀρχαία_20_ἑλληνικά"><text:span text:style-name="T16">, </text:span></text:span><text:span text:style-name="AncientGreek_3a__20_Ἀρχαία_20_ἑλληνικά"><text:span text:style-name="T3">φυγὴ</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οιμνίω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ἀνέμου</text:span></text:span><text:span text:style-name="AncientGreek_3a__20_Ἀρχαία_20_ἑλληνικά"><text:span text:style-name="T16"> </text:span></text:span><text:span text:style-name="AncientGreek_3a__20_Ἀρχαία_20_ἑλληνικά"><text:span text:style-name="T3">πνεύσαντος</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δορὰ</text:span></text:span><text:span text:style-name="AncientGreek_3a__20_Ἀρχαία_20_ἑλληνικά"><text:span text:style-name="T16"> </text:span></text:span><text:span text:style-name="AncientGreek_3a__20_Ἀρχαία_20_ἑλληνικά"><text:span text:style-name="T3">περιῃρέθη</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γυμνὸ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ἦν</text:span></text:span><text:span text:style-name="AncientGreek_3a__20_Ἀρχαία_20_ἑλληνικά"><text:span text:style-name="T16">, </text:span></text:span><text:span text:style-name="AncientGreek_3a__20_Ἀρχαία_20_ἑλληνικά"><text:span text:style-name="T3">τότε</text:span></text:span><text:span text:style-name="AncientGreek_3a__20_Ἀρχαία_20_ἑλληνικά"><text:span text:style-name="T16"> </text:span></text:span><text:span text:style-name="AncientGreek_3a__20_Ἀρχαία_20_ἑλληνικά"><text:span text:style-name="T3">δὴ</text:span></text:span><text:span text:style-name="AncientGreek_3a__20_Ἀρχαία_20_ἑλληνικά"><text:span text:style-name="T16"> </text:span></text:span><text:span text:style-name="AncientGreek_3a__20_Ἀρχαία_20_ἑλληνικά"><text:span text:style-name="T3">πάντες</text:span></text:span><text:span text:style-name="AncientGreek_3a__20_Ἀρχαία_20_ἑλληνικά"><text:span text:style-name="T16"> </text:span></text:span><text:span text:style-name="AncientGreek_3a__20_Ἀρχαία_20_ἑλληνικά"><text:span text:style-name="T3">ἐπιδραμόντες</text:span></text:span><text:span text:style-name="AncientGreek_3a__20_Ἀρχαία_20_ἑλληνικά"><text:span text:style-name="T16"> </text:span></text:span><text:span text:style-name="AncientGreek_3a__20_Ἀρχαία_20_ἑλληνικά"><text:span text:style-name="T3">ξύλοι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ῥοπάλοις</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ἔπαιον</text:span></text:span><text:span text:style-name="AncientGreek_3a__20_Ἀρχαία_20_ἑλληνικά"><text:span text:style-name="T16">.</text:span></text:span></text:p>
            <text:p text:style-name="P62"><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πένη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ἰδιώτης</text:span></text:span><text:span text:style-name="AncientGreek_3a__20_Ἀρχαία_20_ἑλληνικά"><text:span text:style-name="T16"> </text:span></text:span><text:span text:style-name="AncientGreek_3a__20_Ἀρχαία_20_ἑλληνικά"><text:span text:style-name="T3">ὢν</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μιμοῦ</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πλουσίων</text:span></text:span><text:span text:style-name="AncientGreek_3a__20_Ἀρχαία_20_ἑλληνικά"><text:span text:style-name="T16">, </text:span></text:span><text:span text:style-name="AncientGreek_3a__20_Ἀρχαία_20_ἑλληνικά"><text:span text:style-name="T3">μή</text:span></text:span><text:span text:style-name="AncientGreek_3a__20_Ἀρχαία_20_ἑλληνικά"><text:span text:style-name="T16"> </text:span></text:span><text:span text:style-name="AncientGreek_3a__20_Ἀρχαία_20_ἑλληνικά"><text:span text:style-name="T3">ποτε</text:span></text:span><text:span text:style-name="AncientGreek_3a__20_Ἀρχαία_20_ἑλληνικά"><text:span text:style-name="T16"> </text:span></text:span><text:span text:style-name="AncientGreek_3a__20_Ἀρχαία_20_ἑλληνικά"><text:span text:style-name="T3">κατεγελασθῇ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ινδυνεύσῃς</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ξένον</text:span></text:span><text:span text:style-name="AncientGreek_3a__20_Ἀρχαία_20_ἑλληνικά"><text:span text:style-name="T16"> </text:span></text:span><text:span text:style-name="AncientGreek_3a__20_Ἀρχαία_20_ἑλληνικά"><text:span text:style-name="T3">ἀνοίκειον</text:span></text:span><text:span text:style-name="AncientGreek_3a__20_Ἀρχαία_20_ἑλληνικά"><text:span text:style-name="T16">.</text:span></text:span></text:p>
          </table:table-cell>
          <table:table-cell table:style-name="Table1.A1" office:value-type="string">
            <text:p text:style-name="P80">A Donkey Thinking He Is A Lion</text:p>
            <text:p text:style-name="P80"/>
            <text:p text:style-name="P80">A donkey dressed in a lion's skin passed in the eyes of all for a lion and it made men flee, it made animals flee. But the wind, having blown, took off the skin, and the donkey was left naked. So everyone ran after him and beat him with sticks and clubs.</text:p>
            <text:p text:style-name="P80"/>
            <text:p text:style-name="P80">Are you poor and simple individual, do not take model on the rich person: it would be to expose you to ridicule and to the danger; for we cannot appropriate what is foreign to us.</text:p>
          </table:table-cell>
        </table:table-row>
        <table:table-row table:style-name="Table1.1">
          <table:table-cell table:style-name="Table1.A1" office:value-type="string">
            <text:p text:style-name="P20"><text:span text:style-name="AncientGreek_3a__20_Ἀρχαία_20_ἑλληνικά"><text:span text:style-name="T1">280. Ὄνος <text:s/>παλιούρους ἐσθίων <text:s/>καὶ ἀλώπηξ.<text:line-break/></text:span></text:span><text:span text:style-name="AncientGreek_3a__20_Ἀρχαία_20_ἑλληνικά"><text:span text:style-name="T3">Ὄνος παλιούρων ἤσθιεν ὀξείην χαίτην.</text:span></text:span></text:p>
            <text:p text:style-name="P62"><text:span text:style-name="AncientGreek_3a__20_Ἀρχαία_20_ἑλληνικά"><text:span text:style-name="T3">Τὸν δ’ εἶδεν ἀλώπηξ, κερτομοῦσα δ’ εἰρήκει·</text:span></text:span></text:p>
            <text:p text:style-name="P62"><text:span text:style-name="AncientGreek_3a__20_Ἀρχαία_20_ἑλληνικά"><text:span text:style-name="T3">« Πῶς οὕτως ἁπαλῇ καὶ ἀνειμένῃ γλώσσῃ</text:span></text:span></text:p>
            <text:p text:style-name="P62"><text:span text:style-name="AncientGreek_3a__20_Ἀρχαία_20_ἑλληνικά"><text:span text:style-name="T3">σκληρὸν μαλάσσεις προσφάγημα καὶ τρώγεις ; »</text:span></text:span></text:p>
            <text:p text:style-name="P62"><text:span text:style-name="AncientGreek_3a__20_Ἀρχαία_20_ἑλληνικά"><text:span text:style-name="T3">Ὁ μῦθος πρὸς τοὺς σκληροὺς καὶ ἐπικινδύνους προφέροντας διὰ γλώσσης λόγους.</text:span></text:span></text:p>
          </table:table-cell>
          <table:table-cell table:style-name="Table1.A1" office:value-type="string">
            <text:p text:style-name="P80">A Donkey Eating Thistles And A Fox</text:p>
            <text:p text:style-name="P80">A donkey grazed on the prickly hair of a paliure. A fox, having seen him, addressed these mocking words to him: “How with such a tender and soft tongue can you chew and eat such a hard dish? »</text:p>
            <text:p text:style-name="P80"/>
            <text:p text:style-name="P80">This fable is for those whose tongue utters harsh and dangerous words.</text:p>
          </table:table-cell>
        </table:table-row>
        <text:soft-page-break/>
        <table:table-row table:style-name="Table1.1">
          <table:table-cell table:style-name="Table1.A1" office:value-type="string">
            <text:p text:style-name="P20"><text:span text:style-name="AncientGreek_3a__20_Ἀρχαία_20_ἑλληνικά"><text:span text:style-name="T1">281. Ὄνος <text:s/>χωλαίνειν προσποιούμενος καὶ λύκος.<text:line-break/></text:span></text:span><text:span text:style-name="AncientGreek_3a__20_Ἀρχαία_20_ἑλληνικά"><text:span text:style-name="T3">Ὄνος ἔν τινι λειμῶνι νεμόμενος, ὡς ἐθεάσατο λύκον ἐπ’ αὐτὸν ὁρμώμενον, χωλαίνειν προσεποιεῖτο. Τοῦ δὲ προσελθόντος αὐτῷ καὶ τὴν αἰτίαν πυνθανομένου δι’ ἣν χωλαίνει, ἔλεγεν ὡς φραγμὸν διαβαίνων σκόλοπα ἐπάτησα καὶ παρῄνει αὐτῷ πρῶτον ἐξελεῖν τὸν σκόλοπα, εἶθ’ οὕτως αὐτὸν καταθοινήσασθαι, ἵνα μὴ ἐσθίων περιπαρῇ. Τοῦ δὲ πεισθέντος καὶ τὸν πόδα αὐτοῦ ἐπάραντος ὅλον τε τὸν νοῦν πρὸς τῇ ὁπλῇ ἔχοντος, ὁ ὄνος λὰξ εἰς τὸ στόμα τοὺς ὀδόντας αὐτοῦ ἐτίναξε. Καὶ ὃς κακῶς διατεθεὶς ἔφη· « Ἀλλ’ ἔγωγε δίκαια πέπονθα· τί γάρ, τοῦ πατρός με μαγειρικὴν τέχνην διδάξαντος, αὐτὸς ἰατρικῆς ἐπελαβόμην ; »</text:span></text:span></text:p>
            <text:p text:style-name="P62"><text:span text:style-name="AncientGreek_3a__20_Ἀρχαία_20_ἑλληνικά"><text:span text:style-name="T3">Οὕτω καὶ τῶν ἀνθρώπων οἱ μηδὲν προσήκουσιν ἐπιχειροῦντες εἰκότως δυστυχοῦσιν.</text:span></text:span></text:p>
          </table:table-cell>
          <table:table-cell table:style-name="Table1.A1" office:value-type="string">
            <text:p text:style-name="P80">A DONKEY PRETENDING TO LIMP AND A WOLF</text:p>
            <text:p text:style-name="P80">A donkey, which was grazing in a meadow, seeing a wolf advancing towards it, pretended to limp. The wolf, having approached, asked him why he was limping. He replied that he had, while crossing a fence, stepped on a thorn, and he begged him to remove it first, after which he could eat it, without piercing his mouth while chewing. The wolf allowed himself to be persuaded. As he lifted the donkey's leg and fixed his full attention on the hoof, the donkey kicked in the mouth and knocked out his teeth. And the sick wolf said, “I deserved it; for why, having learned the trade of butcher from my father, did I want to dabble in medicine? »</text:p>
            <text:p text:style-name="P80"/>
            <text:p text:style-name="P80">Thus men who undertake things beyond their competence naturally attract disgrace.</text:p>
          </table:table-cell>
        </table:table-row>
        <table:table-row table:style-name="Table1.1">
          <table:table-cell table:style-name="Table1.A1" office:value-type="string">
            <text:p text:style-name="P20"><text:span text:style-name="AncientGreek_3a__20_Ἀρχαία_20_ἑλληνικά"><text:span text:style-name="T1">282. Ὀρνιθοθήρας καὶ ἄγριαι καὶ ἥμεραι περιστεραί.<text:line-break/></text:span></text:span><text:span text:style-name="AncientGreek_3a__20_Ἀρχαία_20_ἑλληνικά"><text:span text:style-name="T3">Ὀρνιθοθήρας πετάσας τὰ λίνα ἐκ τῶν ἡμέρων περιστερῶν προσέδησεν· εἶτα ἀποστὰς αὐτὸς πόρρωθεν ἀπεκαραδόκει τὸ μέλλον. Ἀγρίων δὲ ταύταις προσελθουσῶν καὶ τοῖς βρόχοις ἐμπλακεισῶν, προσδραμὼν συλλαμβάνειν αὐτὰς ἐπειρᾶτο. Τῶν δὲ αἰτιωμένων τὰς ἡμέρους, εἴγε ὁμόφυλοι οὖσαι αὐταῖς τὸν δόλον οὐ προεμήνυσαν, ἐκεῖναι ὑποτυχοῦσαι ἔφασαν· « Ἀλλ’ ἡμῖν γε ἄμεινον δεσπότας φυλάττεσθαι ἢ τῇ ἡμετέρᾳ συγγενείᾳ χαρίζεσθαι. »</text:span></text:span></text:p>
            <text:p text:style-name="P62"><text:span text:style-name="AncientGreek_3a__20_Ἀρχαία_20_ἑλληνικά"><text:span text:style-name="T3">Οὕτω καὶ τῶν οἰκετῶν οὐ μεμπτέοι εἰσὶν ὅσοι δι’ ἀγάπην τῶν οἰκείων δεσποτῶν παραπίπτουσι τῆς τῶν οἰκείων συγγενῶν φιλίας.</text:span></text:span></text:p>
          </table:table-cell>
          <table:table-cell table:style-name="Table1.A1" office:value-type="string">
            <text:p text:style-name="P80">BIRD CATCHER, WILD PIGEONS AND DOMESTIC PIGEONS</text:p>
            <text:p text:style-name="P80">A bird-catcher had stretched his nets to which he had attached domestic pigeons. Then he moved away, and he watched from a distance what was going to happen. Feral pigeons approached the captives and got caught in the hairpin bends. The bird catcher ran up and began to seize them. As they addressed reproaches to the domestic pigeons, because, being of the same tribe, they had not warned them of the trap, these replied: "We have more interest in guarding ourselves against the displeasure of our masters than in please our parents. »</text:p>
            <text:p text:style-name="P80"/>
            <text:p text:style-name="P80">So it is with servants: they must not be blamed when, out of love for their masters, they break the laws of friendship towards their own parents.</text:p>
          </table:table-cell>
        </table:table-row>
        <text:soft-page-break/>
        <table:table-row table:style-name="Table1.1">
          <table:table-cell table:style-name="Table1.A1" office:value-type="string">
            <text:p text:style-name="P34"><text:span text:style-name="AncientGreek_3a__20_Ἀρχαία_20_ἑλληνικά"><text:span text:style-name="T2">283. </text:span></text:span><text:span text:style-name="AncientGreek_3a__20_Ἀρχαία_20_ἑλληνικά"><text:span text:style-name="T1">Ὀρνιθοθήρα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ορύδαλος</text:span></text:span><text:span text:style-name="AncientGreek_3a__20_Ἀρχαία_20_ἑλληνικά"><text:span text:style-name="T2">.<text:line-break/></text:span></text:span><text:span text:style-name="AncientGreek_3a__20_Ἀρχαία_20_ἑλληνικά"><text:span text:style-name="T3">Ὀρνιθορήρας</text:span></text:span><text:span text:style-name="AncientGreek_3a__20_Ἀρχαία_20_ἑλληνικά"><text:span text:style-name="T16"> </text:span></text:span><text:span text:style-name="AncientGreek_3a__20_Ἀρχαία_20_ἑλληνικά"><text:span text:style-name="T3">ὄρνισιν</text:span></text:span><text:span text:style-name="AncientGreek_3a__20_Ἀρχαία_20_ἑλληνικά"><text:span text:style-name="T16"> </text:span></text:span><text:span text:style-name="AncientGreek_3a__20_Ἀρχαία_20_ἑλληνικά"><text:span text:style-name="T3">ἵστη</text:span></text:span><text:span text:style-name="AncientGreek_3a__20_Ἀρχαία_20_ἑλληνικά"><text:span text:style-name="T16"> </text:span></text:span><text:span text:style-name="AncientGreek_3a__20_Ἀρχαία_20_ἑλληνικά"><text:span text:style-name="T3">παγίδας</text:span></text:span><text:span text:style-name="AncientGreek_3a__20_Ἀρχαία_20_ἑλληνικά"><text:span text:style-name="T16">. </text:span></text:span><text:span text:style-name="AncientGreek_3a__20_Ἀρχαία_20_ἑλληνικά"><text:span text:style-name="T3">Κορύδαλο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πόρρωθεν</text:span></text:span><text:span text:style-name="AncientGreek_3a__20_Ἀρχαία_20_ἑλληνικά"><text:span text:style-name="T16"> </text:span></text:span><text:span text:style-name="AncientGreek_3a__20_Ἀρχαία_20_ἑλληνικά"><text:span text:style-name="T3">ἰδὼν</text:span></text:span><text:span text:style-name="AncientGreek_3a__20_Ἀρχαία_20_ἑλληνικά"><text:span text:style-name="T16"> </text:span></text:span><text:span text:style-name="AncientGreek_3a__20_Ἀρχαία_20_ἑλληνικά"><text:span text:style-name="T3">ἐπυνθάνετο</text:span></text:span><text:span text:style-name="AncientGreek_3a__20_Ἀρχαία_20_ἑλληνικά"><text:span text:style-name="T16"> </text:span></text:span><text:span text:style-name="AncientGreek_3a__20_Ἀρχαία_20_ἑλληνικά"><text:span text:style-name="T3">τί</text:span></text:span><text:span text:style-name="AncientGreek_3a__20_Ἀρχαία_20_ἑλληνικά"><text:span text:style-name="T16"> </text:span></text:span><text:span text:style-name="AncientGreek_3a__20_Ἀρχαία_20_ἑλληνικά"><text:span text:style-name="T3">ποτ</text:span></text:span><text:span text:style-name="AncientGreek_3a__20_Ἀρχαία_20_ἑλληνικά"><text:span text:style-name="T16">’ </text:span></text:span><text:span text:style-name="AncientGreek_3a__20_Ἀρχαία_20_ἑλληνικά"><text:span text:style-name="T3">ἐργάζοιτο</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όλιν</text:span></text:span><text:span text:style-name="AncientGreek_3a__20_Ἀρχαία_20_ἑλληνικά"><text:span text:style-name="T16"> </text:span></text:span><text:span text:style-name="AncientGreek_3a__20_Ἀρχαία_20_ἑλληνικά"><text:span text:style-name="T3">κτίζειν</text:span></text:span><text:span text:style-name="AncientGreek_3a__20_Ἀρχαία_20_ἑλληνικά"><text:span text:style-name="T16"> </text:span></text:span><text:span text:style-name="AncientGreek_3a__20_Ἀρχαία_20_ἑλληνικά"><text:span text:style-name="T3">φαμένου</text:span></text:span><text:span text:style-name="AncientGreek_3a__20_Ἀρχαία_20_ἑλληνικά"><text:span text:style-name="T16">, </text:span></text:span><text:span text:style-name="AncientGreek_3a__20_Ἀρχαία_20_ἑλληνικά"><text:span text:style-name="T3">εἶτα</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ορρωτέρω</text:span></text:span><text:span text:style-name="AncientGreek_3a__20_Ἀρχαία_20_ἑλληνικά"><text:span text:style-name="T16"> </text:span></text:span><text:span text:style-name="AncientGreek_3a__20_Ἀρχαία_20_ἑλληνικά"><text:span text:style-name="T3">ἀποχωρήσαντο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ρυβέντο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κορύδαλος</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ἀνδρὸς</text:span></text:span><text:span text:style-name="AncientGreek_3a__20_Ἀρχαία_20_ἑλληνικά"><text:span text:style-name="T16"> </text:span></text:span><text:span text:style-name="AncientGreek_3a__20_Ἀρχαία_20_ἑλληνικά"><text:span text:style-name="T3">λόγοις</text:span></text:span><text:span text:style-name="AncientGreek_3a__20_Ἀρχαία_20_ἑλληνικά"><text:span text:style-name="T16"> </text:span></text:span><text:span text:style-name="AncientGreek_3a__20_Ἀρχαία_20_ἑλληνικά"><text:span text:style-name="T3">πιστεύσας</text:span></text:span><text:span text:style-name="AncientGreek_3a__20_Ἀρχαία_20_ἑλληνικά"><text:span text:style-name="T16">, </text:span></text:span><text:span text:style-name="AncientGreek_3a__20_Ἀρχαία_20_ἑλληνικά"><text:span text:style-name="T3">προσελθὼ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βρόχον</text:span></text:span><text:span text:style-name="AncientGreek_3a__20_Ἀρχαία_20_ἑλληνικά"><text:span text:style-name="T16"> </text:span></text:span><text:span text:style-name="AncientGreek_3a__20_Ἀρχαία_20_ἑλληνικά"><text:span text:style-name="T3">ἑάλω</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ὀρνιθοθήρα</text:span></text:span><text:span text:style-name="AncientGreek_3a__20_Ἀρχαία_20_ἑλληνικά"><text:span text:style-name="T16"> </text:span></text:span><text:span text:style-name="AncientGreek_3a__20_Ἀρχαία_20_ἑλληνικά"><text:span text:style-name="T3">ἐπιδραμόντος</text:span></text:span><text:span text:style-name="AncientGreek_3a__20_Ἀρχαία_20_ἑλληνικά"><text:span text:style-name="T16">, </text:span></text:span><text:span text:style-name="AncientGreek_3a__20_Ἀρχαία_20_ἑλληνικά"><text:span text:style-name="T3">ἐκεῖνος</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οὗτος</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τοιαύτην</text:span></text:span><text:span text:style-name="AncientGreek_3a__20_Ἀρχαία_20_ἑλληνικά"><text:span text:style-name="T16"> </text:span></text:span><text:span text:style-name="AncientGreek_3a__20_Ἀρχαία_20_ἑλληνικά"><text:span text:style-name="T3">πόλιν</text:span></text:span><text:span text:style-name="AncientGreek_3a__20_Ἀρχαία_20_ἑλληνικά"><text:span text:style-name="T16"> </text:span></text:span><text:span text:style-name="AncientGreek_3a__20_Ἀρχαία_20_ἑλληνικά"><text:span text:style-name="T3">κτίζεις</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πολλοὺς</text:span></text:span><text:span text:style-name="AncientGreek_3a__20_Ἀρχαία_20_ἑλληνικά"><text:span text:style-name="T16"> </text:span></text:span><text:span text:style-name="AncientGreek_3a__20_Ἀρχαία_20_ἑλληνικά"><text:span text:style-name="T3">εὑρήσεις</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ἐνοικοῦντας</text:span></text:span><text:span text:style-name="AncientGreek_3a__20_Ἀρχαία_20_ἑλληνικά"><text:span text:style-name="T16">. »</text:span></text:span></text:p>
            <text:p text:style-name="P75"><text:span text:style-name="AncientGreek_3a__20_Ἀρχαία_20_ἑλληνικά"><text:span text:style-name="T3">Ὁ μῦθος δηλοῖ ὅτι τότε μάλιστα οἶκοι καὶ πόλεις ἐρημοῦνται, ὅταν οἱ προεστῶτες χαλεπαίνωσιν.</text:span></text:span></text:p>
          </table:table-cell>
          <table:table-cell table:style-name="Table1.A1" office:value-type="string">
            <text:p text:style-name="P80">A BIRD CATCHER AND A GROSSED LARK</text:p>
            <text:p text:style-name="P80">A bird catcher was trapping birds. A crested lark, having seen him from afar, asked him what he was doing. He replied that he was founding a city, then he went away and hid. The lark, relying on the words of this man, approached and was caught in the yaw. The bird-catcher having run up, she said to him: “Hey! Man, if it's a town like this you're founding, you won't find many people there. »</text:p>
            <text:p text:style-name="P80"/>
            <text:p text:style-name="P80">This fable shows that if one deserts the houses and the cities, it is especially when the masters there are inconvenient.</text:p>
          </table:table-cell>
        </table:table-row>
        <table:table-row table:style-name="Table1.1">
          <table:table-cell table:style-name="Table1.A1" office:value-type="string">
            <text:p text:style-name="P20"><text:span text:style-name="AncientGreek_3a__20_Ἀρχαία_20_ἑλληνικά"><text:span text:style-name="T2">284. </text:span></text:span><text:span text:style-name="AncientGreek_3a__20_Ἀρχαία_20_ἑλληνικά"><text:span text:style-name="T1">Ὀρνιθοθήρα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ελαργός</text:span></text:span><text:span text:style-name="AncientGreek_3a__20_Ἀρχαία_20_ἑλληνικά"><text:span text:style-name="T2">.<text:line-break/></text:span></text:span><text:span text:style-name="AncientGreek_3a__20_Ἀρχαία_20_ἑλληνικά"><text:span text:style-name="T3">Ὀρνιθοθήρας</text:span></text:span><text:span text:style-name="AncientGreek_3a__20_Ἀρχαία_20_ἑλληνικά"><text:span text:style-name="T16"> </text:span></text:span><text:span text:style-name="AncientGreek_3a__20_Ἀρχαία_20_ἑλληνικά"><text:span text:style-name="T3">δίκτυα</text:span></text:span><text:span text:style-name="AncientGreek_3a__20_Ἀρχαία_20_ἑλληνικά"><text:span text:style-name="T16"> </text:span></text:span><text:span text:style-name="AncientGreek_3a__20_Ἀρχαία_20_ἑλληνικά"><text:span text:style-name="T3">γεράνοις</text:span></text:span><text:span text:style-name="AncientGreek_3a__20_Ἀρχαία_20_ἑλληνικά"><text:span text:style-name="T16"> </text:span></text:span><text:span text:style-name="AncientGreek_3a__20_Ἀρχαία_20_ἑλληνικά"><text:span text:style-name="T3">ἀναπετάσας</text:span></text:span><text:span text:style-name="AncientGreek_3a__20_Ἀρχαία_20_ἑλληνικά"><text:span text:style-name="T16"> </text:span></text:span><text:span text:style-name="AncientGreek_3a__20_Ἀρχαία_20_ἑλληνικά"><text:span text:style-name="T3">πόρρωθεν</text:span></text:span><text:span text:style-name="AncientGreek_3a__20_Ἀρχαία_20_ἑλληνικά"><text:span text:style-name="T16"> </text:span></text:span><text:span text:style-name="AncientGreek_3a__20_Ἀρχαία_20_ἑλληνικά"><text:span text:style-name="T3">ἀπεκαραδόκει</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ἄγραν</text:span></text:span><text:span text:style-name="AncientGreek_3a__20_Ἀρχαία_20_ἑλληνικά"><text:span text:style-name="T16">. </text:span></text:span><text:span text:style-name="AncientGreek_3a__20_Ἀρχαία_20_ἑλληνικά"><text:span text:style-name="T3">Πελαργ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σὺν</text:span></text:span><text:span text:style-name="AncientGreek_3a__20_Ἀρχαία_20_ἑλληνικά"><text:span text:style-name="T16"> </text:span></text:span><text:span text:style-name="AncientGreek_3a__20_Ἀρχαία_20_ἑλληνικά"><text:span text:style-name="T3">ταῖς</text:span></text:span><text:span text:style-name="AncientGreek_3a__20_Ἀρχαία_20_ἑλληνικά"><text:span text:style-name="T16"> </text:span></text:span><text:span text:style-name="AncientGreek_3a__20_Ἀρχαία_20_ἑλληνικά"><text:span text:style-name="T3">γεράνοις</text:span></text:span><text:span text:style-name="AncientGreek_3a__20_Ἀρχαία_20_ἑλληνικά"><text:span text:style-name="T16"> </text:span></text:span><text:span text:style-name="AncientGreek_3a__20_Ἀρχαία_20_ἑλληνικά"><text:span text:style-name="T3">ἐπικαθίσαντος</text:span></text:span><text:span text:style-name="AncientGreek_3a__20_Ἀρχαία_20_ἑλληνικά"><text:span text:style-name="T16">, </text:span></text:span><text:span text:style-name="AncientGreek_3a__20_Ἀρχαία_20_ἑλληνικά"><text:span text:style-name="T3">ἐπιδραμὼν</text:span></text:span><text:span text:style-name="AncientGreek_3a__20_Ἀρχαία_20_ἑλληνικά"><text:span text:style-name="T16"> </text:span></text:span><text:span text:style-name="AncientGreek_3a__20_Ἀρχαία_20_ἑλληνικά"><text:span text:style-name="T3">μετ</text:span></text:span><text:span text:style-name="AncientGreek_3a__20_Ἀρχαία_20_ἑλληνικά"><text:span text:style-name="T16">’ </text:span></text:span><text:span text:style-name="AncientGreek_3a__20_Ἀρχαία_20_ἑλληνικά"><text:span text:style-name="T3">ἐκείνω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συνέλαβε</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δεομένου</text:span></text:span><text:span text:style-name="AncientGreek_3a__20_Ἀρχαία_20_ἑλληνικά"><text:span text:style-name="T16"> </text:span></text:span><text:span text:style-name="AncientGreek_3a__20_Ἀρχαία_20_ἑλληνικά"><text:span text:style-name="T3">μεθεῖναι</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λέγοντος</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μόνον</text:span></text:span><text:span text:style-name="AncientGreek_3a__20_Ἀρχαία_20_ἑλληνικά"><text:span text:style-name="T16"> </text:span></text:span><text:span text:style-name="AncientGreek_3a__20_Ἀρχαία_20_ἑλληνικά"><text:span text:style-name="T3">αὐτὸς</text:span></text:span><text:span text:style-name="AncientGreek_3a__20_Ἀρχαία_20_ἑλληνικά"><text:span text:style-name="T16"> </text:span></text:span><text:span text:style-name="AncientGreek_3a__20_Ἀρχαία_20_ἑλληνικά"><text:span text:style-name="T3">ἀβλαβής</text:span></text:span><text:span text:style-name="AncientGreek_3a__20_Ἀρχαία_20_ἑλληνικά"><text:span text:style-name="T16"> </text:span></text:span><text:span text:style-name="AncientGreek_3a__20_Ἀρχαία_20_ἑλληνικά"><text:span text:style-name="T3">ἐστι</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ἀνθρώποις</text:span></text:span><text:span text:style-name="AncientGreek_3a__20_Ἀρχαία_20_ἑλληνικά"><text:span text:style-name="T16">,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ὠφελιμώτατος</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ὄφει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λοιπὰ</text:span></text:span><text:span text:style-name="AncientGreek_3a__20_Ἀρχαία_20_ἑλληνικά"><text:span text:style-name="T16"> </text:span></text:span><text:span text:style-name="AncientGreek_3a__20_Ἀρχαία_20_ἑλληνικά"><text:span text:style-name="T3">ἑρπετὰ</text:span></text:span><text:span text:style-name="AncientGreek_3a__20_Ἀρχαία_20_ἑλληνικά"><text:span text:style-name="T16"> </text:span></text:span><text:span text:style-name="AncientGreek_3a__20_Ἀρχαία_20_ἑλληνικά"><text:span text:style-name="T3">συλλαμβάνων</text:span></text:span><text:span text:style-name="AncientGreek_3a__20_Ἀρχαία_20_ἑλληνικά"><text:span text:style-name="T16"> </text:span></text:span><text:span text:style-name="AncientGreek_3a__20_Ἀρχαία_20_ἑλληνικά"><text:span text:style-name="T3">κατεσθίει</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ὀρνιθοθήρας</text:span></text:span><text:span text:style-name="AncientGreek_3a__20_Ἀρχαία_20_ἑλληνικά"><text:span text:style-name="T16"> </text:span></text:span><text:span text:style-name="AncientGreek_3a__20_Ἀρχαία_20_ἑλληνικά"><text:span text:style-name="T3">ἀπεκρίνατο</text:span></text:span><text:span text:style-name="AncientGreek_3a__20_Ἀρχαία_20_ἑλληνικά"><text:span text:style-name="T16">· « </text:span></text:span><text:span text:style-name="AncientGreek_3a__20_Ἀρχαία_20_ἑλληνικά"><text:span text:style-name="T3">Ἀλλ</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μάλιστα</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φαῦλος</text:span></text:span><text:span text:style-name="AncientGreek_3a__20_Ἀρχαία_20_ἑλληνικά"><text:span text:style-name="T16"> </text:span></text:span><text:span text:style-name="AncientGreek_3a__20_Ἀρχαία_20_ἑλληνικά"><text:span text:style-name="T3">σὺ</text:span></text:span><text:span text:style-name="AncientGreek_3a__20_Ἀρχαία_20_ἑλληνικά"><text:span text:style-name="T16"> </text:span></text:span><text:span text:style-name="AncientGreek_3a__20_Ἀρχαία_20_ἑλληνικά"><text:span text:style-name="T3">εἶ</text:span></text:span><text:span text:style-name="AncientGreek_3a__20_Ἀρχαία_20_ἑλληνικά"><text:span text:style-name="T16">, </text:span></text:span><text:span text:style-name="AncientGreek_3a__20_Ἀρχαία_20_ἑλληνικά"><text:span text:style-name="T3">δι</text:span></text:span><text:span text:style-name="AncientGreek_3a__20_Ἀρχαία_20_ἑλληνικά"><text:span text:style-name="T16">’ </text:span></text:span><text:span text:style-name="AncientGreek_3a__20_Ἀρχαία_20_ἑλληνικά"><text:span text:style-name="T3">αὐτὸ</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γοῦν</text:span></text:span><text:span text:style-name="AncientGreek_3a__20_Ἀρχαία_20_ἑλληνικά"><text:span text:style-name="T16"> </text:span></text:span><text:span text:style-name="AncientGreek_3a__20_Ἀρχαία_20_ἑλληνικά"><text:span text:style-name="T3">ἄξιος</text:span></text:span><text:span text:style-name="AncientGreek_3a__20_Ἀρχαία_20_ἑλληνικά"><text:span text:style-name="T16"> </text:span></text:span><text:span text:style-name="AncientGreek_3a__20_Ἀρχαία_20_ἑλληνικά"><text:span text:style-name="T3">εἶ</text:span></text:span><text:span text:style-name="AncientGreek_3a__20_Ἀρχαία_20_ἑλληνικά"><text:span text:style-name="T16"> </text:span></text:span><text:span text:style-name="AncientGreek_3a__20_Ἀρχαία_20_ἑλληνικά"><text:span text:style-name="T3">κολάσεως</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μετὰ</text:span></text:span><text:span text:style-name="AncientGreek_3a__20_Ἀρχαία_20_ἑλληνικά"><text:span text:style-name="T16"> </text:span></text:span><text:span text:style-name="AncientGreek_3a__20_Ἀρχαία_20_ἑλληνικά"><text:span text:style-name="T3">πονηρῶν</text:span></text:span><text:span text:style-name="AncientGreek_3a__20_Ἀρχαία_20_ἑλληνικά"><text:span text:style-name="T16"> </text:span></text:span><text:span text:style-name="AncientGreek_3a__20_Ἀρχαία_20_ἑλληνικά"><text:span text:style-name="T3">κεκάθικας</text:span></text:span><text:span text:style-name="AncientGreek_3a__20_Ἀρχαία_20_ἑλληνικά"><text:span text:style-name="T16">. »</text:span></text:span></text:p>
            <text:p text:style-name="P62"><text:span text:style-name="AncientGreek_3a__20_Ἀρχαία_20_ἑλληνικά"><text:span text:style-name="T3">Ἀτὰρ</text:span></text:span><text:span text:style-name="AncientGreek_3a__20_Ἀρχαία_20_ἑλληνικά"><text:span text:style-name="T16"> </text:span></text:span><text:span text:style-name="AncientGreek_3a__20_Ἀρχαία_20_ἑλληνικά"><text:span text:style-name="T3">οὖ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ἡμᾶς</text:span></text:span><text:span text:style-name="AncientGreek_3a__20_Ἀρχαία_20_ἑλληνικά"><text:span text:style-name="T16"> </text:span></text:span><text:span text:style-name="AncientGreek_3a__20_Ἀρχαία_20_ἑλληνικά"><text:span text:style-name="T3">δεῖ</text:span></text:span><text:span text:style-name="AncientGreek_3a__20_Ἀρχαία_20_ἑλληνικά"><text:span text:style-name="T16"> </text:span></text:span><text:span text:style-name="AncientGreek_3a__20_Ἀρχαία_20_ἑλληνικά"><text:span text:style-name="T3">τὰς</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πονηρῶν</text:span></text:span><text:span text:style-name="AncientGreek_3a__20_Ἀρχαία_20_ἑλληνικά"><text:span text:style-name="T16"> </text:span></text:span><text:span text:style-name="AncientGreek_3a__20_Ἀρχαία_20_ἑλληνικά"><text:span text:style-name="T3">συνηθείας</text:span></text:span><text:span text:style-name="AncientGreek_3a__20_Ἀρχαία_20_ἑλληνικά"><text:span text:style-name="T16"> </text:span></text:span><text:span text:style-name="AncientGreek_3a__20_Ἀρχαία_20_ἑλληνικά"><text:span text:style-name="T3">περιφεύγειν</text:span></text:span><text:span text:style-name="AncientGreek_3a__20_Ἀρχαία_20_ἑλληνικά"><text:span text:style-name="T16">, </text:span></text:span><text:span text:style-name="AncientGreek_3a__20_Ἀρχαία_20_ἑλληνικά"><text:span text:style-name="T3">ἵνα</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αὐτοὶ</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ἐκείνων</text:span></text:span><text:span text:style-name="AncientGreek_3a__20_Ἀρχαία_20_ἑλληνικά"><text:span text:style-name="T16"> </text:span></text:span><text:span text:style-name="AncientGreek_3a__20_Ἀρχαία_20_ἑλληνικά"><text:span text:style-name="T3">κακίας</text:span></text:span><text:span text:style-name="AncientGreek_3a__20_Ἀρχαία_20_ἑλληνικά"><text:span text:style-name="T16"> </text:span></text:span><text:span text:style-name="AncientGreek_3a__20_Ἀρχαία_20_ἑλληνικά"><text:span text:style-name="T3">κοινωνεῖν</text:span></text:span><text:span text:style-name="AncientGreek_3a__20_Ἀρχαία_20_ἑλληνικά"><text:span text:style-name="T16"> </text:span></text:span><text:span text:style-name="AncientGreek_3a__20_Ἀρχαία_20_ἑλληνικά"><text:span text:style-name="T3">δόξωμεν</text:span></text:span><text:span text:style-name="AncientGreek_3a__20_Ἀρχαία_20_ἑλληνικά"><text:span text:style-name="T16">.</text:span></text:span></text:p>
          </table:table-cell>
          <table:table-cell table:style-name="Table1.A1" office:value-type="string">
            <text:p text:style-name="P80">THE BIRD CATCHER AND THE STORK</text:p>
            <text:p text:style-name="P80"/>
            <text:p text:style-name="P80">A bird-catcher, having stretched panels to the cranes, watched his hunt from afar. Now a stork having landed among the cranes, he ran up and took it also with them. As she begged him to release her, saying that, far from harming men, she was even very useful to them, for she caught and ate snakes and other reptiles, the bird-catcher replied: "If you really aren't bad, in any case you deserve a punishment for having landed among the wicked. »</text:p>
            <text:p text:style-name="P80"/>
            <text:p text:style-name="P80">We too must flee the society of the wicked, lest we be taken for accomplices in their wickedness.</text:p>
          </table:table-cell>
        </table:table-row>
        <table:table-row table:style-name="Table1.1">
          <table:table-cell table:style-name="Table1.A1" office:value-type="string">
            <text:p text:style-name="P35"><text:span text:style-name="AncientGreek_3a__20_Ἀρχαία_20_ἑλληνικά"><text:span text:style-name="T2">285. </text:span></text:span><text:span text:style-name="AncientGreek_3a__20_Ἀρχαία_20_ἑλληνικά"><text:span text:style-name="T1">Ὀρνιθοθήρα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έρδιξ</text:span></text:span><text:span text:style-name="AncientGreek_3a__20_Ἀρχαία_20_ἑλληνικά"><text:span text:style-name="T2">.<text:line-break/></text:span></text:span><text:span text:style-name="AncientGreek_3a__20_Ἀρχαία_20_ἑλληνικά"><text:span text:style-name="T3">Ὀρνιθοθήρας</text:span></text:span><text:span text:style-name="AncientGreek_3a__20_Ἀρχαία_20_ἑλληνικά"><text:span text:style-name="T16">, </text:span></text:span><text:span text:style-name="AncientGreek_3a__20_Ἀρχαία_20_ἑλληνικά"><text:span text:style-name="T3">ὀψιαίτερον</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ξένου</text:span></text:span><text:span text:style-name="AncientGreek_3a__20_Ἀρχαία_20_ἑλληνικά"><text:span text:style-name="T16"> </text:span></text:span><text:span text:style-name="AncientGreek_3a__20_Ἀρχαία_20_ἑλληνικά"><text:span text:style-name="T3">παραγενομένου</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ἔχων</text:span></text:span><text:span text:style-name="AncientGreek_3a__20_Ἀρχαία_20_ἑλληνικά"><text:span text:style-name="T16"> </text:span></text:span><text:span text:style-name="AncientGreek_3a__20_Ἀρχαία_20_ἑλληνικά"><text:span text:style-name="T3">ὅ</text:span></text:span><text:span text:style-name="AncientGreek_3a__20_Ἀρχαία_20_ἑλληνικά"><text:span text:style-name="T16"> </text:span></text:span><text:span text:style-name="AncientGreek_3a__20_Ἀρχαία_20_ἑλληνικά"><text:span text:style-name="T3">τι</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παραθείη</text:span></text:span><text:span text:style-name="AncientGreek_3a__20_Ἀρχαία_20_ἑλληνικά"><text:span text:style-name="T16">, </text:span></text:span><text:span text:style-name="AncientGreek_3a__20_Ἀρχαία_20_ἑλληνικά"><text:span text:style-name="T3">ὥρμησεν</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τιθασσὸν</text:span></text:span><text:span text:style-name="AncientGreek_3a__20_Ἀρχαία_20_ἑλληνικά"><text:span text:style-name="T16"> </text:span></text:span><text:span text:style-name="AncientGreek_3a__20_Ἀρχαία_20_ἑλληνικά"><text:span text:style-name="T3">πέρδικ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θύειν</text:span></text:span><text:span text:style-name="AncientGreek_3a__20_Ἀρχαία_20_ἑλληνικά"><text:span text:style-name="T16"> </text:span></text:span><text:span text:style-name="AncientGreek_3a__20_Ἀρχαία_20_ἑλληνικά"><text:span text:style-name="T3">ἔμελλε</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αἰτιωμένου</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ἀχάριστον</text:span></text:span><text:span text:style-name="AncientGreek_3a__20_Ἀρχαία_20_ἑλληνικά"><text:span text:style-name="T16">, </text:span></text:span><text:span text:style-name="AncientGreek_3a__20_Ἀρχαία_20_ἑλληνικά"><text:span text:style-name="T3">εἴγε</text:span></text:span><text:span text:style-name="AncientGreek_3a__20_Ἀρχαία_20_ἑλληνικά"><text:span text:style-name="T16"> </text:span></text:span><text:span text:style-name="AncientGreek_3a__20_Ἀρχαία_20_ἑλληνικά"><text:span text:style-name="T3">πολλὰ</text:span></text:span><text:span text:style-name="AncientGreek_3a__20_Ἀρχαία_20_ἑλληνικά"><text:span text:style-name="T16"> </text:span></text:span><text:span text:style-name="AncientGreek_3a__20_Ἀρχαία_20_ἑλληνικά"><text:span text:style-name="T3">ὠφελούμενος</text:span></text:span><text:span text:style-name="AncientGreek_3a__20_Ἀρχαία_20_ἑλληνικά"><text:span text:style-name="T16"> </text:span></text:span><text:span text:style-name="AncientGreek_3a__20_Ἀρχαία_20_ἑλληνικά"><text:span text:style-name="T3">παρ</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ὁμοφύλους</text:span></text:span><text:span text:style-name="AncientGreek_3a__20_Ἀρχαία_20_ἑλληνικά"><text:span text:style-name="T16"> </text:span></text:span><text:span text:style-name="AncientGreek_3a__20_Ἀρχαία_20_ἑλληνικά"><text:span text:style-name="T3">ἐκκαλουμένου</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αραδιδόντος</text:span></text:span><text:span text:style-name="AncientGreek_3a__20_Ἀρχαία_20_ἑλληνικά"><text:span text:style-name="T16">, </text:span></text:span><text:span text:style-name="AncientGreek_3a__20_Ἀρχαία_20_ἑλληνικά"><text:span text:style-name="T3">αὐτὸς</text:span></text:span><text:span text:style-name="AncientGreek_3a__20_Ἀρχαία_20_ἑλληνικά"><text:span text:style-name="T16"> </text:span></text:span><text:span text:style-name="AncientGreek_3a__20_Ἀρχαία_20_ἑλληνικά"><text:span text:style-name="T3">ἀναιρεῖν</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μέλλει</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τοῦτό</text:span></text:span><text:span text:style-name="AncientGreek_3a__20_Ἀρχαία_20_ἑλληνικά"><text:span text:style-name="T16"> </text:span></text:span><text:span text:style-name="AncientGreek_3a__20_Ἀρχαία_20_ἑλληνικά"><text:span text:style-name="T3">σε</text:span></text:span><text:span text:style-name="AncientGreek_3a__20_Ἀρχαία_20_ἑλληνικά"><text:span text:style-name="T16"> </text:span></text:span><text:span text:style-name="AncientGreek_3a__20_Ἀρχαία_20_ἑλληνικά"><text:span text:style-name="T3">μᾶλλον</text:span></text:span><text:span text:style-name="AncientGreek_3a__20_Ἀρχαία_20_ἑλληνικά"><text:span text:style-name="T16"> </text:span></text:span><text:span text:style-name="AncientGreek_3a__20_Ἀρχαία_20_ἑλληνικά"><text:span text:style-name="T3">θύσω</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μηδὲ</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ὁμοφύλων</text:span></text:span><text:span text:style-name="AncientGreek_3a__20_Ἀρχαία_20_ἑλληνικά"><text:span text:style-name="T16"> </text:span></text:span><text:span text:style-name="AncientGreek_3a__20_Ἀρχαία_20_ἑλληνικά"><text:span text:style-name="T3">ἀπέχῃ</text:span></text:span><text:span text:style-name="AncientGreek_3a__20_Ἀρχαία_20_ἑλληνικά"><text:span text:style-name="T16">. »</text:span></text:span></text:p>
            <text:p text:style-name="P76"><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οἰκείους</text:span></text:span><text:span text:style-name="AncientGreek_3a__20_Ἀρχαία_20_ἑλληνικά"><text:span text:style-name="T16"> </text:span></text:span><text:span text:style-name="AncientGreek_3a__20_Ἀρχαία_20_ἑλληνικά"><text:span text:style-name="T3">προδιδόντες</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μόνον</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ἀδικουμένων</text:span></text:span><text:span text:style-name="AncientGreek_3a__20_Ἀρχαία_20_ἑλληνικά"><text:span text:style-name="T16"> </text:span></text:span><text:span text:style-name="AncientGreek_3a__20_Ἀρχαία_20_ἑλληνικά"><text:span text:style-name="T3">μισοῦνται</text:span></text:span><text:span text:style-name="AncientGreek_3a__20_Ἀρχαία_20_ἑλληνικά"><text:span text:style-name="T16">,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τούτων</text:span></text:span><text:span text:style-name="AncientGreek_3a__20_Ἀρχαία_20_ἑλληνικά"><text:span text:style-name="T16"> </text:span></text:span><text:span text:style-name="AncientGreek_3a__20_Ἀρχαία_20_ἑλληνικά"><text:span text:style-name="T3">οἷς</text:span></text:span><text:span text:style-name="AncientGreek_3a__20_Ἀρχαία_20_ἑλληνικά"><text:span text:style-name="T16"> </text:span></text:span><text:span text:style-name="AncientGreek_3a__20_Ἀρχαία_20_ἑλληνικά"><text:span text:style-name="T3">προδίδονται</text:span></text:span><text:span text:style-name="AncientGreek_3a__20_Ἀρχαία_20_ἑλληνικά"><text:span text:style-name="T16">.</text:span></text:span></text:p>
          </table:table-cell>
          <table:table-cell table:style-name="Table1.A1" office:value-type="string">
            <text:p text:style-name="P80">A BIRD FISHER AND A PARTRIDGE</text:p>
            <text:p text:style-name="P80">A guest showed up a little late at a bird-catcher's. This one, having nothing to offer him, went to his private partridge, and he was about to kill her, when she reproached him for his ingratitude: "Wasn't she very useful to him by calling the birds of his tribe and delivering ? and he was going to kill her! 'All the more reason to immolate yourself,' he replied, 'since you don't even spare those of your tribe.</text:p>
            <text:p text:style-name="P80"/>
            <text:p text:style-name="P80">This fable shows that those who betray their parents are odious not only to their victims, but also to those to whom they deliver them.</text:p>
          </table:table-cell>
        </table:table-row>
        <text:soft-page-break/>
        <table:table-row table:style-name="Table1.1">
          <table:table-cell table:style-name="Table1.A1" office:value-type="string">
            <text:p text:style-name="P36"><text:span text:style-name="AncientGreek_3a__20_Ἀρχαία_20_ἑλληνικά"><text:span text:style-name="T2">286. </text:span></text:span><text:span text:style-name="AncientGreek_3a__20_Ἀρχαία_20_ἑλληνικά"><text:span text:style-name="T1">Ὄρνι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χελιδών</text:span></text:span><text:span text:style-name="AncientGreek_3a__20_Ἀρχαία_20_ἑλληνικά"><text:span text:style-name="T2"> .<text:line-break/></text:span></text:span><text:span text:style-name="AncientGreek_3a__20_Ἀρχαία_20_ἑλληνικά"><text:span text:style-name="T3">Ὄρνις</text:span></text:span><text:span text:style-name="AncientGreek_3a__20_Ἀρχαία_20_ἑλληνικά"><text:span text:style-name="T16"> </text:span></text:span><text:span text:style-name="AncientGreek_3a__20_Ἀρχαία_20_ἑλληνικά"><text:span text:style-name="T3">ὄφεως</text:span></text:span><text:span text:style-name="AncientGreek_3a__20_Ἀρχαία_20_ἑλληνικά"><text:span text:style-name="T16"> </text:span></text:span><text:span text:style-name="AncientGreek_3a__20_Ἀρχαία_20_ἑλληνικά"><text:span text:style-name="T3">ὠὰ</text:span></text:span><text:span text:style-name="AncientGreek_3a__20_Ἀρχαία_20_ἑλληνικά"><text:span text:style-name="T16"> </text:span></text:span><text:span text:style-name="AncientGreek_3a__20_Ἀρχαία_20_ἑλληνικά"><text:span text:style-name="T3">εὑροῦσα</text:span></text:span><text:span text:style-name="AncientGreek_3a__20_Ἀρχαία_20_ἑλληνικά"><text:span text:style-name="T16">, </text:span></text:span><text:span text:style-name="AncientGreek_3a__20_Ἀρχαία_20_ἑλληνικά"><text:span text:style-name="T3">ταῦτα</text:span></text:span><text:span text:style-name="AncientGreek_3a__20_Ἀρχαία_20_ἑλληνικά"><text:span text:style-name="T16"> </text:span></text:span><text:span text:style-name="AncientGreek_3a__20_Ἀρχαία_20_ἑλληνικά"><text:span text:style-name="T3">ἐπιμελῶς</text:span></text:span><text:span text:style-name="AncientGreek_3a__20_Ἀρχαία_20_ἑλληνικά"><text:span text:style-name="T16"> </text:span></text:span><text:span text:style-name="AncientGreek_3a__20_Ἀρχαία_20_ἑλληνικά"><text:span text:style-name="T3">ἐθέρμαιν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μετὰ</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θερμᾶναι</text:span></text:span><text:span text:style-name="AncientGreek_3a__20_Ἀρχαία_20_ἑλληνικά"><text:span text:style-name="T16"> </text:span></text:span><text:span text:style-name="AncientGreek_3a__20_Ἀρχαία_20_ἑλληνικά"><text:span text:style-name="T3">ἐξεκόλαψε</text:span></text:span><text:span text:style-name="AncientGreek_3a__20_Ἀρχαία_20_ἑλληνικά"><text:span text:style-name="T16">. </text:span></text:span><text:span text:style-name="AncientGreek_3a__20_Ἀρχαία_20_ἑλληνικά"><text:span text:style-name="T3">Χελιδὼ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θεασαμένη</text:span></text:span><text:span text:style-name="AncientGreek_3a__20_Ἀρχαία_20_ἑλληνικά"><text:span text:style-name="T16"> </text:span></text:span><text:span text:style-name="AncientGreek_3a__20_Ἀρχαία_20_ἑλληνικά"><text:span text:style-name="T3">αὐτὴν</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ματαία</text:span></text:span><text:span text:style-name="AncientGreek_3a__20_Ἀρχαία_20_ἑλληνικά"><text:span text:style-name="T16">, </text:span></text:span><text:span text:style-name="AncientGreek_3a__20_Ἀρχαία_20_ἑλληνικά"><text:span text:style-name="T3">τί</text:span></text:span><text:span text:style-name="AncientGreek_3a__20_Ἀρχαία_20_ἑλληνικά"><text:span text:style-name="T16"> </text:span></text:span><text:span text:style-name="AncientGreek_3a__20_Ἀρχαία_20_ἑλληνικά"><text:span text:style-name="T3">ταῦτα</text:span></text:span><text:span text:style-name="AncientGreek_3a__20_Ἀρχαία_20_ἑλληνικά"><text:span text:style-name="T16"> </text:span></text:span><text:span text:style-name="AncientGreek_3a__20_Ἀρχαία_20_ἑλληνικά"><text:span text:style-name="T3">ἀνατρέφεις</text:span></text:span><text:span text:style-name="AncientGreek_3a__20_Ἀρχαία_20_ἑλληνικά"><text:span text:style-name="T16"> </text:span></text:span><text:span text:style-name="AncientGreek_3a__20_Ἀρχαία_20_ἑλληνικά"><text:span text:style-name="T3">ἅπερ</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αὐξηθῇ</text:span></text:span><text:span text:style-name="AncientGreek_3a__20_Ἀρχαία_20_ἑλληνικά"><text:span text:style-name="T16">, </text:span></text:span><text:span text:style-name="AncientGreek_3a__20_Ἀρχαία_20_ἑλληνικά"><text:span text:style-name="T3">ἀπὸ</text:span></text:span><text:span text:style-name="AncientGreek_3a__20_Ἀρχαία_20_ἑλληνικά"><text:span text:style-name="T16"> </text:span></text:span><text:span text:style-name="AncientGreek_3a__20_Ἀρχαία_20_ἑλληνικά"><text:span text:style-name="T3">σοῦ</text:span></text:span><text:span text:style-name="AncientGreek_3a__20_Ἀρχαία_20_ἑλληνικά"><text:span text:style-name="T16"> </text:span></text:span><text:span text:style-name="AncientGreek_3a__20_Ἀρχαία_20_ἑλληνικά"><text:span text:style-name="T3">πρώτης</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ἀδικεῖν</text:span></text:span><text:span text:style-name="AncientGreek_3a__20_Ἀρχαία_20_ἑλληνικά"><text:span text:style-name="T16"> </text:span></text:span><text:span text:style-name="AncientGreek_3a__20_Ἀρχαία_20_ἑλληνικά"><text:span text:style-name="T3">ἄρξεται</text:span></text:span><text:span text:style-name="AncientGreek_3a__20_Ἀρχαία_20_ἑλληνικά"><text:span text:style-name="T16"> ; »</text:span></text:span></text:p>
            <text:p text:style-name="P77"><text:span text:style-name="AncientGreek_3a__20_Ἀρχαία_20_ἑλληνικά"><text:span text:style-name="T3">Οὕτως</text:span></text:span><text:span text:style-name="AncientGreek_3a__20_Ἀρχαία_20_ἑλληνικά"><text:span text:style-name="T16"> </text:span></text:span><text:span text:style-name="AncientGreek_3a__20_Ἀρχαία_20_ἑλληνικά"><text:span text:style-name="T3">ἀτιθάσσευτός</text:span></text:span><text:span text:style-name="AncientGreek_3a__20_Ἀρχαία_20_ἑλληνικά"><text:span text:style-name="T16"> </text:span></text:span><text:span text:style-name="AncientGreek_3a__20_Ἀρχαία_20_ἑλληνικά"><text:span text:style-name="T3">ἐστιν</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πονηρία</text:span></text:span><text:span text:style-name="AncientGreek_3a__20_Ἀρχαία_20_ἑλληνικά"><text:span text:style-name="T16">, </text:span></text:span><text:span text:style-name="AncientGreek_3a__20_Ἀρχαία_20_ἑλληνικά"><text:span text:style-name="T3">κἂν</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μάλιστα</text:span></text:span><text:span text:style-name="AncientGreek_3a__20_Ἀρχαία_20_ἑλληνικά"><text:span text:style-name="T16"> </text:span></text:span><text:span text:style-name="AncientGreek_3a__20_Ἀρχαία_20_ἑλληνικά"><text:span text:style-name="T3">εὐεργετῆται</text:span></text:span><text:span text:style-name="AncientGreek_3a__20_Ἀρχαία_20_ἑλληνικά"><text:span text:style-name="T16">.</text:span></text:span></text:p>
          </table:table-cell>
          <table:table-cell table:style-name="Table1.A1" office:value-type="string">
            <text:p text:style-name="P80">A Hen And A SWALLOW</text:p>
            <text:p text:style-name="P80"/>
            <text:p text:style-name="P80">A hen, having found snake eggs, carefully brooded them and, after heating them, hatched them. A swallow, who had seen her do it, said to her: "Stupid that you are, why do you bring up beings who, once grown up, will be the first to begin the course of their misdeeds with you?"</text:p>
            <text:p text:style-name="P80"/>
            <text:p text:style-name="P80">Perversity cannot be tamed, even by dint of benefits.</text:p>
          </table:table-cell>
        </table:table-row>
        <table:table-row table:style-name="Table1.1">
          <table:table-cell table:style-name="Table1.A1" office:value-type="string">
            <text:p text:style-name="P20"><text:span text:style-name="AncientGreek_3a__20_Ἀρχαία_20_ἑλληνικά"><text:span text:style-name="T2">287. </text:span></text:span><text:span text:style-name="AncientGreek_3a__20_Ἀρχαία_20_ἑλληνικά"><text:span text:style-name="T1">Ὄρνις</text:span></text:span><text:span text:style-name="AncientGreek_3a__20_Ἀρχαία_20_ἑλληνικά"><text:span text:style-name="T2"> </text:span></text:span><text:span text:style-name="AncientGreek_3a__20_Ἀρχαία_20_ἑλληνικά"><text:span text:style-name="T1">χρυσοτόκος</text:span></text:span><text:span text:style-name="AncientGreek_3a__20_Ἀρχαία_20_ἑλληνικά"><text:span text:style-name="T2">.<text:line-break/></text:span></text:span><text:span text:style-name="AncientGreek_3a__20_Ἀρχαία_20_ἑλληνικά"><text:span text:style-name="T3">Ὄρνιν</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εἶχε</text:span></text:span><text:span text:style-name="AncientGreek_3a__20_Ἀρχαία_20_ἑλληνικά"><text:span text:style-name="T16"> </text:span></text:span><text:span text:style-name="AncientGreek_3a__20_Ἀρχαία_20_ἑλληνικά"><text:span text:style-name="T3">καλὴν</text:span></text:span><text:span text:style-name="AncientGreek_3a__20_Ἀρχαία_20_ἑλληνικά"><text:span text:style-name="T16"> </text:span></text:span><text:span text:style-name="AncientGreek_3a__20_Ἀρχαία_20_ἑλληνικά"><text:span text:style-name="T3">χρυσᾶ</text:span></text:span><text:span text:style-name="AncientGreek_3a__20_Ἀρχαία_20_ἑλληνικά"><text:span text:style-name="T16"> </text:span></text:span><text:span text:style-name="AncientGreek_3a__20_Ἀρχαία_20_ἑλληνικά"><text:span text:style-name="T3">ὠὰ</text:span></text:span><text:span text:style-name="AncientGreek_3a__20_Ἀρχαία_20_ἑλληνικά"><text:span text:style-name="T16"> </text:span></text:span><text:span text:style-name="AncientGreek_3a__20_Ἀρχαία_20_ἑλληνικά"><text:span text:style-name="T3">τίκτουσαν</text:span></text:span><text:span text:style-name="AncientGreek_3a__20_Ἀρχαία_20_ἑλληνικά"><text:span text:style-name="T16">· </text:span></text:span><text:span text:style-name="AncientGreek_3a__20_Ἀρχαία_20_ἑλληνικά"><text:span text:style-name="T3">νομίσα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ἔνδον</text:span></text:span><text:span text:style-name="AncientGreek_3a__20_Ἀρχαία_20_ἑλληνικά"><text:span text:style-name="T16"> </text:span></text:span><text:span text:style-name="AncientGreek_3a__20_Ἀρχαία_20_ἑλληνικά"><text:span text:style-name="T3">αὐτῆς</text:span></text:span><text:span text:style-name="AncientGreek_3a__20_Ἀρχαία_20_ἑλληνικά"><text:span text:style-name="T16"> </text:span></text:span><text:span text:style-name="AncientGreek_3a__20_Ἀρχαία_20_ἑλληνικά"><text:span text:style-name="T3">ὄγκον</text:span></text:span><text:span text:style-name="AncientGreek_3a__20_Ἀρχαία_20_ἑλληνικά"><text:span text:style-name="T16"> </text:span></text:span><text:span text:style-name="AncientGreek_3a__20_Ἀρχαία_20_ἑλληνικά"><text:span text:style-name="T3">χρυσίου</text:span></text:span><text:span text:style-name="AncientGreek_3a__20_Ἀρχαία_20_ἑλληνικά"><text:span text:style-name="T16"> </text:span></text:span><text:span text:style-name="AncientGreek_3a__20_Ἀρχαία_20_ἑλληνικά"><text:span text:style-name="T3">εἶνα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θύσας</text:span></text:span><text:span text:style-name="AncientGreek_3a__20_Ἀρχαία_20_ἑλληνικά"><text:span text:style-name="T16"> </text:span></text:span><text:span text:style-name="AncientGreek_3a__20_Ἀρχαία_20_ἑλληνικά"><text:span text:style-name="T3">εὗρεν</text:span></text:span><text:span text:style-name="AncientGreek_3a__20_Ἀρχαία_20_ἑλληνικά"><text:span text:style-name="T16"> </text:span></text:span><text:span text:style-name="AncientGreek_3a__20_Ἀρχαία_20_ἑλληνικά"><text:span text:style-name="T3">οὖσαν</text:span></text:span><text:span text:style-name="AncientGreek_3a__20_Ἀρχαία_20_ἑλληνικά"><text:span text:style-name="T16"> </text:span></text:span><text:span text:style-name="AncientGreek_3a__20_Ἀρχαία_20_ἑλληνικά"><text:span text:style-name="T3">ὁμοίαν</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λοιπῶν</text:span></text:span><text:span text:style-name="AncientGreek_3a__20_Ἀρχαία_20_ἑλληνικά"><text:span text:style-name="T16"> </text:span></text:span><text:span text:style-name="AncientGreek_3a__20_Ἀρχαία_20_ἑλληνικά"><text:span text:style-name="T3">ὀρνίθω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ἀθρόον</text:span></text:span><text:span text:style-name="AncientGreek_3a__20_Ἀρχαία_20_ἑλληνικά"><text:span text:style-name="T16"> </text:span></text:span><text:span text:style-name="AncientGreek_3a__20_Ἀρχαία_20_ἑλληνικά"><text:span text:style-name="T3">πλοῦτον</text:span></text:span><text:span text:style-name="AncientGreek_3a__20_Ἀρχαία_20_ἑλληνικά"><text:span text:style-name="T16"> </text:span></text:span><text:span text:style-name="AncientGreek_3a__20_Ἀρχαία_20_ἑλληνικά"><text:span text:style-name="T3">ἐλπίσας</text:span></text:span><text:span text:style-name="AncientGreek_3a__20_Ἀρχαία_20_ἑλληνικά"><text:span text:style-name="T16"> </text:span></text:span><text:span text:style-name="AncientGreek_3a__20_Ἀρχαία_20_ἑλληνικά"><text:span text:style-name="T3">εὑρεῖ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μικροῦ</text:span></text:span><text:span text:style-name="AncientGreek_3a__20_Ἀρχαία_20_ἑλληνικά"><text:span text:style-name="T16"> </text:span></text:span><text:span text:style-name="AncientGreek_3a__20_Ἀρχαία_20_ἑλληνικά"><text:span text:style-name="T3">κέρδους</text:span></text:span><text:span text:style-name="AncientGreek_3a__20_Ἀρχαία_20_ἑλληνικά"><text:span text:style-name="T16"> </text:span></text:span><text:span text:style-name="AncientGreek_3a__20_Ἀρχαία_20_ἑλληνικά"><text:span text:style-name="T3">ἐστερήθη</text:span></text:span><text:span text:style-name="AncientGreek_3a__20_Ἀρχαία_20_ἑλληνικά"><text:span text:style-name="T16">.</text:span></text:span></text:p>
            <text:p text:style-name="P62"><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παροῦσιν</text:span></text:span><text:span text:style-name="AncientGreek_3a__20_Ἀρχαία_20_ἑλληνικά"><text:span text:style-name="T16"> </text:span></text:span><text:span text:style-name="AncientGreek_3a__20_Ἀρχαία_20_ἑλληνικά"><text:span text:style-name="T3">ἀρκείσθω</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ἀπληστίαν</text:span></text:span><text:span text:style-name="AncientGreek_3a__20_Ἀρχαία_20_ἑλληνικά"><text:span text:style-name="T16"> </text:span></text:span><text:span text:style-name="AncientGreek_3a__20_Ἀρχαία_20_ἑλληνικά"><text:span text:style-name="T3">φευγέτω</text:span></text:span><text:span text:style-name="AncientGreek_3a__20_Ἀρχαία_20_ἑλληνικά"><text:span text:style-name="T16">.</text:span></text:span></text:p>
          </table:table-cell>
          <table:table-cell table:style-name="Table1.A1" office:value-type="string">
            <text:p text:style-name="P80">A GOOSE THAT LAYS GOLDEN EGGS</text:p>
            <text:p text:style-name="P80"/>
            <text:p text:style-name="P80">A man had a beautiful hen that was laying golden eggs. Believing that she had a mass of gold in her belly, he killed her and found her similar to other hens. He had hoped to find wealth at a stroke, and he had deprived himself even of the small profit he held.</text:p>
            <text:p text:style-name="P80"/>
            <text:p text:style-name="P80">This fable shows that you have to be content with what you have, and avoid insatiable greed.</text:p>
          </table:table-cell>
        </table:table-row>
        <table:table-row table:style-name="Table1.1">
          <table:table-cell table:style-name="Table1.A1" office:value-type="string">
            <text:p text:style-name="P20"><text:span text:style-name="AncientGreek_3a__20_Ἀρχαία_20_ἑλληνικά"><text:span text:style-name="T2">288. </text:span></text:span><text:span text:style-name="AncientGreek_3a__20_Ἀρχαία_20_ἑλληνικά"><text:span text:style-name="T1">Οὐρὰ</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μέλη</text:span></text:span><text:span text:style-name="AncientGreek_3a__20_Ἀρχαία_20_ἑλληνικά"><text:span text:style-name="T2"> </text:span></text:span><text:span text:style-name="AncientGreek_3a__20_Ἀρχαία_20_ἑλληνικά"><text:span text:style-name="T1">ὄφεως</text:span></text:span><text:span text:style-name="AncientGreek_3a__20_Ἀρχαία_20_ἑλληνικά"><text:span text:style-name="T2">.<text:line-break/></text:span></text:span><text:span text:style-name="AncientGreek_3a__20_Ἀρχαία_20_ἑλληνικά"><text:span text:style-name="T3">Οὐρά</text:span></text:span><text:span text:style-name="AncientGreek_3a__20_Ἀρχαία_20_ἑλληνικά"><text:span text:style-name="T16"> </text:span></text:span><text:span text:style-name="AncientGreek_3a__20_Ἀρχαία_20_ἑλληνικά"><text:span text:style-name="T3">ποτε</text:span></text:span><text:span text:style-name="AncientGreek_3a__20_Ἀρχαία_20_ἑλληνικά"><text:span text:style-name="T16"> </text:span></text:span><text:span text:style-name="AncientGreek_3a__20_Ἀρχαία_20_ἑλληνικά"><text:span text:style-name="T3">ὄφεως</text:span></text:span><text:span text:style-name="AncientGreek_3a__20_Ἀρχαία_20_ἑλληνικά"><text:span text:style-name="T16"> </text:span></text:span><text:span text:style-name="AncientGreek_3a__20_Ἀρχαία_20_ἑλληνικά"><text:span text:style-name="T3">ἠξίου</text:span></text:span><text:span text:style-name="AncientGreek_3a__20_Ἀρχαία_20_ἑλληνικά"><text:span text:style-name="T16"> </text:span></text:span><text:span text:style-name="AncientGreek_3a__20_Ἀρχαία_20_ἑλληνικά"><text:span text:style-name="T3">πρώτη</text:span></text:span><text:span text:style-name="AncientGreek_3a__20_Ἀρχαία_20_ἑλληνικά"><text:span text:style-name="T16"> </text:span></text:span><text:span text:style-name="AncientGreek_3a__20_Ἀρχαία_20_ἑλληνικά"><text:span text:style-name="T3">προάγει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βαδίζειν</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λοιπὰ</text:span></text:span><text:span text:style-name="AncientGreek_3a__20_Ἀρχαία_20_ἑλληνικά"><text:span text:style-name="T16"> </text:span></text:span><text:span text:style-name="AncientGreek_3a__20_Ἀρχαία_20_ἑλληνικά"><text:span text:style-name="T3">μέλη</text:span></text:span><text:span text:style-name="AncientGreek_3a__20_Ἀρχαία_20_ἑλληνικά"><text:span text:style-name="T16"> </text:span></text:span><text:span text:style-name="AncientGreek_3a__20_Ἀρχαία_20_ἑλληνικά"><text:span text:style-name="T3">ἔλεγον</text:span></text:span><text:span text:style-name="AncientGreek_3a__20_Ἀρχαία_20_ἑλληνικά"><text:span text:style-name="T16">· « </text:span></text:span><text:span text:style-name="AncientGreek_3a__20_Ἀρχαία_20_ἑλληνικά"><text:span text:style-name="T3">Πῶς</text:span></text:span><text:span text:style-name="AncientGreek_3a__20_Ἀρχαία_20_ἑλληνικά"><text:span text:style-name="T16"> </text:span></text:span><text:span text:style-name="AncientGreek_3a__20_Ἀρχαία_20_ἑλληνικά"><text:span text:style-name="T3">χωρὶς</text:span></text:span><text:span text:style-name="AncientGreek_3a__20_Ἀρχαία_20_ἑλληνικά"><text:span text:style-name="T16"> </text:span></text:span><text:span text:style-name="AncientGreek_3a__20_Ἀρχαία_20_ἑλληνικά"><text:span text:style-name="T3">ὀμμάτω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ῥινὸς</text:span></text:span><text:span text:style-name="AncientGreek_3a__20_Ἀρχαία_20_ἑλληνικά"><text:span text:style-name="T16"> </text:span></text:span><text:span text:style-name="AncientGreek_3a__20_Ἀρχαία_20_ἑλληνικά"><text:span text:style-name="T3">ἡμᾶς</text:span></text:span><text:span text:style-name="AncientGreek_3a__20_Ἀρχαία_20_ἑλληνικά"><text:span text:style-name="T16"> </text:span></text:span><text:span text:style-name="AncientGreek_3a__20_Ἀρχαία_20_ἑλληνικά"><text:span text:style-name="T3">ἄξεις</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λοιπὰ</text:span></text:span><text:span text:style-name="AncientGreek_3a__20_Ἀρχαία_20_ἑλληνικά"><text:span text:style-name="T16"> </text:span></text:span><text:span text:style-name="AncientGreek_3a__20_Ἀρχαία_20_ἑλληνικά"><text:span text:style-name="T3">ζῷα</text:span></text:span><text:span text:style-name="AncientGreek_3a__20_Ἀρχαία_20_ἑλληνικά"><text:span text:style-name="T16"> ; » </text:span></text:span><text:span text:style-name="AncientGreek_3a__20_Ἀρχαία_20_ἑλληνικά"><text:span text:style-name="T3">Ταύτη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ἔπειθον</text:span></text:span><text:span text:style-name="AncientGreek_3a__20_Ἀρχαία_20_ἑλληνικά"><text:span text:style-name="T16">, </text:span></text:span><text:span text:style-name="AncientGreek_3a__20_Ἀρχαία_20_ἑλληνικά"><text:span text:style-name="T3">ἕως</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φρονοῦν</text:span></text:span><text:span text:style-name="AncientGreek_3a__20_Ἀρχαία_20_ἑλληνικά"><text:span text:style-name="T16"> </text:span></text:span><text:span text:style-name="AncientGreek_3a__20_Ἀρχαία_20_ἑλληνικά"><text:span text:style-name="T3">ἐνικήθη</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οὐρὰ</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ἦρχ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ἦγε</text:span></text:span><text:span text:style-name="AncientGreek_3a__20_Ἀρχαία_20_ἑλληνικά"><text:span text:style-name="T16">, </text:span></text:span><text:span text:style-name="AncientGreek_3a__20_Ἀρχαία_20_ἑλληνικά"><text:span text:style-name="T3">σύρουσα</text:span></text:span><text:span text:style-name="AncientGreek_3a__20_Ἀρχαία_20_ἑλληνικά"><text:span text:style-name="T16"> </text:span></text:span><text:span text:style-name="AncientGreek_3a__20_Ἀρχαία_20_ἑλληνικά"><text:span text:style-name="T3">τυφλὴ</text:span></text:span><text:span text:style-name="AncientGreek_3a__20_Ἀρχαία_20_ἑλληνικά"><text:span text:style-name="T16"> </text:span></text:span><text:span text:style-name="AncientGreek_3a__20_Ἀρχαία_20_ἑλληνικά"><text:span text:style-name="T3">πᾶν</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σῶμα</text:span></text:span><text:span text:style-name="AncientGreek_3a__20_Ἀρχαία_20_ἑλληνικά"><text:span text:style-name="T16">, </text:span></text:span><text:span text:style-name="AncientGreek_3a__20_Ἀρχαία_20_ἑλληνικά"><text:span text:style-name="T3">ἕως</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βάραθρον</text:span></text:span><text:span text:style-name="AncientGreek_3a__20_Ἀρχαία_20_ἑλληνικά"><text:span text:style-name="T16"> </text:span></text:span><text:span text:style-name="AncientGreek_3a__20_Ἀρχαία_20_ἑλληνικά"><text:span text:style-name="T3">πετρῶν</text:span></text:span><text:span text:style-name="AncientGreek_3a__20_Ἀρχαία_20_ἑλληνικά"><text:span text:style-name="T16"> </text:span></text:span><text:span text:style-name="AncientGreek_3a__20_Ἀρχαία_20_ἑλληνικά"><text:span text:style-name="T3">ἐνεχθεῖσης</text:span></text:span><text:span text:style-name="AncientGreek_3a__20_Ἀρχαία_20_ἑλληνικά"><text:span text:style-name="T16">, &lt;</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ὄφις</text:span></text:span><text:span text:style-name="AncientGreek_3a__20_Ἀρχαία_20_ἑλληνικά"><text:span text:style-name="T16">&gt;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ῥάχι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ᾶν</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σῶμα</text:span></text:span><text:span text:style-name="AncientGreek_3a__20_Ἀρχαία_20_ἑλληνικά"><text:span text:style-name="T16"> </text:span></text:span><text:span text:style-name="AncientGreek_3a__20_Ἀρχαία_20_ἑλληνικά"><text:span text:style-name="T3">ἐπλήγη</text:span></text:span><text:span text:style-name="AncientGreek_3a__20_Ἀρχαία_20_ἑλληνικά"><text:span text:style-name="T16">. </text:span></text:span><text:span text:style-name="AncientGreek_3a__20_Ἀρχαία_20_ἑλληνικά"><text:span text:style-name="T3">Σαίνουσα</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ἱκέτευε</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κεφαλὴν</text:span></text:span><text:span text:style-name="AncientGreek_3a__20_Ἀρχαία_20_ἑλληνικά"><text:span text:style-name="T16"> </text:span></text:span><text:span text:style-name="AncientGreek_3a__20_Ἀρχαία_20_ἑλληνικά"><text:span text:style-name="T3">λέγουσα</text:span></text:span><text:span text:style-name="AncientGreek_3a__20_Ἀρχαία_20_ἑλληνικά"><text:span text:style-name="T16">· « </text:span></text:span><text:span text:style-name="AncientGreek_3a__20_Ἀρχαία_20_ἑλληνικά"><text:span text:style-name="T3">Σῶσον</text:span></text:span><text:span text:style-name="AncientGreek_3a__20_Ἀρχαία_20_ἑλληνικά"><text:span text:style-name="T16"> </text:span></text:span><text:span text:style-name="AncientGreek_3a__20_Ἀρχαία_20_ἑλληνικά"><text:span text:style-name="T3">ἡμᾶς</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θέλεις</text:span></text:span><text:span text:style-name="AncientGreek_3a__20_Ἀρχαία_20_ἑλληνικά"><text:span text:style-name="T16">, </text:span></text:span><text:span text:style-name="AncientGreek_3a__20_Ἀρχαία_20_ἑλληνικά"><text:span text:style-name="T3">δέσποινα</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κακῆς</text:span></text:span><text:span text:style-name="AncientGreek_3a__20_Ἀρχαία_20_ἑλληνικά"><text:span text:style-name="T16"> </text:span></text:span><text:span text:style-name="AncientGreek_3a__20_Ἀρχαία_20_ἑλληνικά"><text:span text:style-name="T3">ἔριδος</text:span></text:span><text:span text:style-name="AncientGreek_3a__20_Ἀρχαία_20_ἑλληνικά"><text:span text:style-name="T16"> </text:span></text:span><text:span text:style-name="AncientGreek_3a__20_Ἀρχαία_20_ἑλληνικά"><text:span text:style-name="T3">ἐπειράθην</text:span></text:span><text:span text:style-name="AncientGreek_3a__20_Ἀρχαία_20_ἑλληνικά"><text:span text:style-name="T16">. »</text:span></text:span></text:p>
            <text:p text:style-name="P62"><text:span text:style-name="AncientGreek_3a__20_Ἀρχαία_20_ἑλληνικά"><text:span text:style-name="T3">Ἄνδρας</text:span></text:span><text:span text:style-name="AncientGreek_3a__20_Ἀρχαία_20_ἑλληνικά"><text:span text:style-name="T16"> </text:span></text:span><text:span text:style-name="AncientGreek_3a__20_Ἀρχαία_20_ἑλληνικά"><text:span text:style-name="T3">δολίου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ακοὺ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δεσπόταις</text:span></text:span><text:span text:style-name="AncientGreek_3a__20_Ἀρχαία_20_ἑλληνικά"><text:span text:style-name="T16"> </text:span></text:span><text:span text:style-name="AncientGreek_3a__20_Ἀρχαία_20_ἑλληνικά"><text:span text:style-name="T3">ἐπανισταμένου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ῦθος</text:span></text:span><text:span text:style-name="AncientGreek_3a__20_Ἀρχαία_20_ἑλληνικά"><text:span text:style-name="T16"> </text:span></text:span><text:span text:style-name="AncientGreek_3a__20_Ἀρχαία_20_ἑλληνικά"><text:span text:style-name="T3">ἐλέγχει</text:span></text:span><text:span text:style-name="AncientGreek_3a__20_Ἀρχαία_20_ἑλληνικά"><text:span text:style-name="T16">.</text:span></text:span></text:p>
          </table:table-cell>
          <table:table-cell table:style-name="Table1.A1" office:value-type="string">
            <text:p text:style-name="P80">A TAIL AND A BODY OF THE SNAKE</text:p>
            <text:p text:style-name="P80"/>
            <text:p text:style-name="P80">One day the serpent's tail pretended to lead and walk first. The other organs said to him: “How will you lead us, you who have no eyes or nose like other animals? But they did not persuade her, and in the end common sense prevailed. The tail commanded and led, blindly pulling the whole body, until at last it fell into a hole full of stones, where the snake bruised its spine and the whole body. Then she addressed herself, flattering and supplicating, to the head: “Save us, please, mistress; for I was wrong to enter into a struggle with you. »</text:p>
            <text:p text:style-name="P80"/>
            <text:p text:style-name="P80">This fable confounds the cunning and perverse men who rebel against their masters.</text:p>
          </table:table-cell>
        </table:table-row>
        <text:soft-page-break/>
        <table:table-row table:style-name="Table1.1">
          <table:table-cell table:style-name="Table1.A1" office:value-type="string">
            <text:p text:style-name="P20"><text:span text:style-name="AncientGreek_3a__20_Ἀρχαία_20_ἑλληνικά"><text:span text:style-name="T2">289. </text:span></text:span><text:span text:style-name="AncientGreek_3a__20_Ἀρχαία_20_ἑλληνικά"><text:span text:style-name="T1">Ὄφι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γαλῆ</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μύες</text:span></text:span><text:span text:style-name="AncientGreek_3a__20_Ἀρχαία_20_ἑλληνικά"><text:span text:style-name="T2">.<text:line-break/></text:span></text:span><text:span text:style-name="AncientGreek_3a__20_Ἀρχαία_20_ἑλληνικά"><text:span text:style-name="T3">Ὄφι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γαλῆ</text:span></text:span><text:span text:style-name="AncientGreek_3a__20_Ἀρχαία_20_ἑλληνικά"><text:span text:style-name="T16"> </text:span></text:span><text:span text:style-name="AncientGreek_3a__20_Ἀρχαία_20_ἑλληνικά"><text:span text:style-name="T3">ἔν</text:span></text:span><text:span text:style-name="AncientGreek_3a__20_Ἀρχαία_20_ἑλληνικά"><text:span text:style-name="T16"> </text:span></text:span><text:span text:style-name="AncientGreek_3a__20_Ἀρχαία_20_ἑλληνικά"><text:span text:style-name="T3">τινι</text:span></text:span><text:span text:style-name="AncientGreek_3a__20_Ἀρχαία_20_ἑλληνικά"><text:span text:style-name="T16"> </text:span></text:span><text:span text:style-name="AncientGreek_3a__20_Ἀρχαία_20_ἑλληνικά"><text:span text:style-name="T3">οἰκίᾳ</text:span></text:span><text:span text:style-name="AncientGreek_3a__20_Ἀρχαία_20_ἑλληνικά"><text:span text:style-name="T16"> </text:span></text:span><text:span text:style-name="AncientGreek_3a__20_Ἀρχαία_20_ἑλληνικά"><text:span text:style-name="T3">ἐμάχοντο</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νταῦθα</text:span></text:span><text:span text:style-name="AncientGreek_3a__20_Ἀρχαία_20_ἑλληνικά"><text:span text:style-name="T16"> </text:span></text:span><text:span text:style-name="AncientGreek_3a__20_Ἀρχαία_20_ἑλληνικά"><text:span text:style-name="T3">μύες</text:span></text:span><text:span text:style-name="AncientGreek_3a__20_Ἀρχαία_20_ἑλληνικά"><text:span text:style-name="T16"> </text:span></text:span><text:span text:style-name="AncientGreek_3a__20_Ἀρχαία_20_ἑλληνικά"><text:span text:style-name="T3">ἀεὶ</text:span></text:span><text:span text:style-name="AncientGreek_3a__20_Ἀρχαία_20_ἑλληνικά"><text:span text:style-name="T16"> </text:span></text:span><text:span text:style-name="AncientGreek_3a__20_Ἀρχαία_20_ἑλληνικά"><text:span text:style-name="T3">καταναλισκόμενοι</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ἀμφοτέρω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ἐθεάσαντο</text:span></text:span><text:span text:style-name="AncientGreek_3a__20_Ἀρχαία_20_ἑλληνικά"><text:span text:style-name="T16"> </text:span></text:span><text:span text:style-name="AncientGreek_3a__20_Ἀρχαία_20_ἑλληνικά"><text:span text:style-name="T3">αὐτοὺς</text:span></text:span><text:span text:style-name="AncientGreek_3a__20_Ἀρχαία_20_ἑλληνικά"><text:span text:style-name="T16"> </text:span></text:span><text:span text:style-name="AncientGreek_3a__20_Ἀρχαία_20_ἑλληνικά"><text:span text:style-name="T3">μαχομένους</text:span></text:span><text:span text:style-name="AncientGreek_3a__20_Ἀρχαία_20_ἑλληνικά"><text:span text:style-name="T16">, </text:span></text:span><text:span text:style-name="AncientGreek_3a__20_Ἀρχαία_20_ἑλληνικά"><text:span text:style-name="T3">ἐξῆλθον</text:span></text:span><text:span text:style-name="AncientGreek_3a__20_Ἀρχαία_20_ἑλληνικά"><text:span text:style-name="T16"> </text:span></text:span><text:span text:style-name="AncientGreek_3a__20_Ἀρχαία_20_ἑλληνικά"><text:span text:style-name="T3">βαδίζοντες</text:span></text:span><text:span text:style-name="AncientGreek_3a__20_Ἀρχαία_20_ἑλληνικά"><text:span text:style-name="T16">. </text:span></text:span><text:span text:style-name="AncientGreek_3a__20_Ἀρχαία_20_ἑλληνικά"><text:span text:style-name="T3">Ἰδόντε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μύας</text:span></text:span><text:span text:style-name="AncientGreek_3a__20_Ἀρχαία_20_ἑλληνικά"><text:span text:style-name="T16">, </text:span></text:span><text:span text:style-name="AncientGreek_3a__20_Ἀρχαία_20_ἑλληνικά"><text:span text:style-name="T3">τότε</text:span></text:span><text:span text:style-name="AncientGreek_3a__20_Ἀρχαία_20_ἑλληνικά"><text:span text:style-name="T16"> </text:span></text:span><text:span text:style-name="AncientGreek_3a__20_Ἀρχαία_20_ἑλληνικά"><text:span text:style-name="T3">ἀφέντε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ἑαυτοὺς</text:span></text:span><text:span text:style-name="AncientGreek_3a__20_Ἀρχαία_20_ἑλληνικά"><text:span text:style-name="T16"> </text:span></text:span><text:span text:style-name="AncientGreek_3a__20_Ἀρχαία_20_ἑλληνικά"><text:span text:style-name="T3">μάχην</text:span></text:span><text:span text:style-name="AncientGreek_3a__20_Ἀρχαία_20_ἑλληνικά"><text:span text:style-name="T16">, </text:span></text:span><text:span text:style-name="AncientGreek_3a__20_Ἀρχαία_20_ἑλληνικά"><text:span text:style-name="T3">ἐπ</text:span></text:span><text:span text:style-name="AncientGreek_3a__20_Ἀρχαία_20_ἑλληνικά"><text:span text:style-name="T16">’ </text:span></text:span><text:span text:style-name="AncientGreek_3a__20_Ἀρχαία_20_ἑλληνικά"><text:span text:style-name="T3">ἐκείνους</text:span></text:span><text:span text:style-name="AncientGreek_3a__20_Ἀρχαία_20_ἑλληνικά"><text:span text:style-name="T16"> </text:span></text:span><text:span text:style-name="AncientGreek_3a__20_Ἀρχαία_20_ἑλληνικά"><text:span text:style-name="T3">ἐτράπησαν</text:span></text:span><text:span text:style-name="AncientGreek_3a__20_Ἀρχαία_20_ἑλληνικά"><text:span text:style-name="T16">.</text:span></text:span></text:p>
            <text:p text:style-name="P62"><text:span text:style-name="AncientGreek_3a__20_Ἀρχαία_20_ἑλληνικά"><text:span text:style-name="T3">Οὕτω</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πόλεων</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αῖς</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δημαγωγῶν</text:span></text:span><text:span text:style-name="AncientGreek_3a__20_Ἀρχαία_20_ἑλληνικά"><text:span text:style-name="T16"> </text:span></text:span><text:span text:style-name="AncientGreek_3a__20_Ἀρχαία_20_ἑλληνικά"><text:span text:style-name="T3">στάσεσιν</text:span></text:span><text:span text:style-name="AncientGreek_3a__20_Ἀρχαία_20_ἑλληνικά"><text:span text:style-name="T16"> </text:span></text:span><text:span text:style-name="AncientGreek_3a__20_Ἀρχαία_20_ἑλληνικά"><text:span text:style-name="T3">ἑαυτοὺς</text:span></text:span><text:span text:style-name="AncientGreek_3a__20_Ἀρχαία_20_ἑλληνικά"><text:span text:style-name="T16"> </text:span></text:span><text:span text:style-name="AncientGreek_3a__20_Ἀρχαία_20_ἑλληνικά"><text:span text:style-name="T3">παρεισβάλλοντες</text:span></text:span><text:span text:style-name="AncientGreek_3a__20_Ἀρχαία_20_ἑλληνικά"><text:span text:style-name="T16"> </text:span></text:span><text:span text:style-name="AncientGreek_3a__20_Ἀρχαία_20_ἑλληνικά"><text:span text:style-name="T3">λανθάνουσιν</text:span></text:span><text:span text:style-name="AncientGreek_3a__20_Ἀρχαία_20_ἑλληνικά"><text:span text:style-name="T16"> </text:span></text:span><text:span text:style-name="AncientGreek_3a__20_Ἀρχαία_20_ἑλληνικά"><text:span text:style-name="T3">αὐτοὶ</text:span></text:span><text:span text:style-name="AncientGreek_3a__20_Ἀρχαία_20_ἑλληνικά"><text:span text:style-name="T16"> </text:span></text:span><text:span text:style-name="AncientGreek_3a__20_Ἀρχαία_20_ἑλληνικά"><text:span text:style-name="T3">ἑκατέρων</text:span></text:span><text:span text:style-name="AncientGreek_3a__20_Ἀρχαία_20_ἑλληνικά"><text:span text:style-name="T16"> </text:span></text:span><text:span text:style-name="AncientGreek_3a__20_Ἀρχαία_20_ἑλληνικά"><text:span text:style-name="T3">παρανάλωμα</text:span></text:span><text:span text:style-name="AncientGreek_3a__20_Ἀρχαία_20_ἑλληνικά"><text:span text:style-name="T16"> </text:span></text:span><text:span text:style-name="AncientGreek_3a__20_Ἀρχαία_20_ἑλληνικά"><text:span text:style-name="T3">γινόμενοι</text:span></text:span><text:span text:style-name="AncientGreek_3a__20_Ἀρχαία_20_ἑλληνικά"><text:span text:style-name="T16">.</text:span></text:span></text:p>
          </table:table-cell>
          <table:table-cell table:style-name="Table1.A1" office:value-type="string">
            <text:p text:style-name="P80">THE SNAKE, THE WEASEL AND THE RATS</text:p>
            <text:p text:style-name="P80"/>
            <text:p text:style-name="P80">A snake and a weasel were fighting in a house. The rats of the house, always devoured by one and the other, seeing them fight, quietly came out of their holes. At the sight of the rats, the fighters, giving up fighting each other, turned against them.</text:p>
            <text:p text:style-name="P80"/>
            <text:p text:style-name="P80">It is the same in the States: people who interfere in the quarrels of the demagogues become without suspecting it the victims of both parties.</text:p>
          </table:table-cell>
        </table:table-row>
        <table:table-row table:style-name="Table1.1">
          <table:table-cell table:style-name="Table1.A1" office:value-type="string">
            <text:p text:style-name="P20"><text:span text:style-name="AncientGreek_3a__20_Ἀρχαία_20_ἑλληνικά"><text:span text:style-name="T2">290. </text:span></text:span><text:span text:style-name="AncientGreek_3a__20_Ἀρχαία_20_ἑλληνικά"><text:span text:style-name="T1">Ὄφι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αρκῖνος</text:span></text:span><text:span text:style-name="AncientGreek_3a__20_Ἀρχαία_20_ἑλληνικά"><text:span text:style-name="T2">.<text:line-break/></text:span></text:span><text:span text:style-name="AncientGreek_3a__20_Ἀρχαία_20_ἑλληνικά"><text:span text:style-name="T3">Ὄφι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αρκῖνος</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αὐτῷ</text:span></text:span><text:span text:style-name="AncientGreek_3a__20_Ἀρχαία_20_ἑλληνικά"><text:span text:style-name="T16"> </text:span></text:span><text:span text:style-name="AncientGreek_3a__20_Ἀρχαία_20_ἑλληνικά"><text:span text:style-name="T3">διέτριβο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καρκῖνος</text:span></text:span><text:span text:style-name="AncientGreek_3a__20_Ἀρχαία_20_ἑλληνικά"><text:span text:style-name="T16"> </text:span></text:span><text:span text:style-name="AncientGreek_3a__20_Ἀρχαία_20_ἑλληνικά"><text:span text:style-name="T3">ἁπλῶς</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ὄφε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εὐνοϊκῶς</text:span></text:span><text:span text:style-name="AncientGreek_3a__20_Ἀρχαία_20_ἑλληνικά"><text:span text:style-name="T16"> </text:span></text:span><text:span text:style-name="AncientGreek_3a__20_Ἀρχαία_20_ἑλληνικά"><text:span text:style-name="T3">προσεφέρετο</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ἀεὶ</text:span></text:span><text:span text:style-name="AncientGreek_3a__20_Ἀρχαία_20_ἑλληνικά"><text:span text:style-name="T16"> </text:span></text:span><text:span text:style-name="AncientGreek_3a__20_Ἀρχαία_20_ἑλληνικά"><text:span text:style-name="T3">ὕπουλός</text:span></text:span><text:span text:style-name="AncientGreek_3a__20_Ἀρχαία_20_ἑλληνικά"><text:span text:style-name="T16"> </text:span></text:span><text:span text:style-name="AncientGreek_3a__20_Ἀρχαία_20_ἑλληνικά"><text:span text:style-name="T3">τ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ονηρὸς</text:span></text:span><text:span text:style-name="AncientGreek_3a__20_Ἀρχαία_20_ἑλληνικά"><text:span text:style-name="T16"> </text:span></text:span><text:span text:style-name="AncientGreek_3a__20_Ἀρχαία_20_ἑλληνικά"><text:span text:style-name="T3">ἦ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καρκίνου</text:span></text:span><text:span text:style-name="AncientGreek_3a__20_Ἀρχαία_20_ἑλληνικά"><text:span text:style-name="T16"> </text:span></text:span><text:span text:style-name="AncientGreek_3a__20_Ἀρχαία_20_ἑλληνικά"><text:span text:style-name="T3">συνεχῶς</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παραινοῦντος</text:span></text:span><text:span text:style-name="AncientGreek_3a__20_Ἀρχαία_20_ἑλληνικά"><text:span text:style-name="T16"> </text:span></text:span><text:span text:style-name="AncientGreek_3a__20_Ἀρχαία_20_ἑλληνικά"><text:span text:style-name="T3">ἐξαπλοῦσθαι</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διάβεσιν</text:span></text:span><text:span text:style-name="AncientGreek_3a__20_Ἀρχαία_20_ἑλληνικά"><text:span text:style-name="T16"> </text:span></text:span><text:span text:style-name="AncientGreek_3a__20_Ἀρχαία_20_ἑλληνικά"><text:span text:style-name="T3">μιμεῖσθαι</text:span></text:span><text:span text:style-name="AncientGreek_3a__20_Ἀρχαία_20_ἑλληνικά"><text:span text:style-name="T16">, </text:span></text:span><text:span text:style-name="AncientGreek_3a__20_Ἀρχαία_20_ἑλληνικά"><text:span text:style-name="T3">ἐκεῖνος</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ἐπείθετο</text:span></text:span><text:span text:style-name="AncientGreek_3a__20_Ἀρχαία_20_ἑλληνικά"><text:span text:style-name="T16">. </text:span></text:span><text:span text:style-name="AncientGreek_3a__20_Ἀρχαία_20_ἑλληνικά"><text:span text:style-name="T3">Διόπερ</text:span></text:span><text:span text:style-name="AncientGreek_3a__20_Ἀρχαία_20_ἑλληνικά"><text:span text:style-name="T16"> </text:span></text:span><text:span text:style-name="AncientGreek_3a__20_Ἀρχαία_20_ἑλληνικά"><text:span text:style-name="T3">ἀγανακτήσας</text:span></text:span><text:span text:style-name="AncientGreek_3a__20_Ἀρχαία_20_ἑλληνικά"><text:span text:style-name="T16">, </text:span></text:span><text:span text:style-name="AncientGreek_3a__20_Ἀρχαία_20_ἑλληνικά"><text:span text:style-name="T3">παρατηρησάμενος</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κοιμώμενο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φάρυγγος</text:span></text:span><text:span text:style-name="AncientGreek_3a__20_Ἀρχαία_20_ἑλληνικά"><text:span text:style-name="T16"> </text:span></text:span><text:span text:style-name="AncientGreek_3a__20_Ἀρχαία_20_ἑλληνικά"><text:span text:style-name="T3">ἐπιλαβόμενος</text:span></text:span><text:span text:style-name="AncientGreek_3a__20_Ἀρχαία_20_ἑλληνικά"><text:span text:style-name="T16"> </text:span></text:span><text:span text:style-name="AncientGreek_3a__20_Ἀρχαία_20_ἑλληνικά"><text:span text:style-name="T3">ἀνεῖλ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ἰδὼν</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ἐκτεταμένον</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οὗτος</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νῦν</text:span></text:span><text:span text:style-name="AncientGreek_3a__20_Ἀρχαία_20_ἑλληνικά"><text:span text:style-name="T16"> </text:span></text:span><text:span text:style-name="AncientGreek_3a__20_Ἀρχαία_20_ἑλληνικά"><text:span text:style-name="T3">σε</text:span></text:span><text:span text:style-name="AncientGreek_3a__20_Ἀρχαία_20_ἑλληνικά"><text:span text:style-name="T16"> </text:span></text:span><text:span text:style-name="AncientGreek_3a__20_Ἀρχαία_20_ἑλληνικά"><text:span text:style-name="T3">ἐχρῆν</text:span></text:span><text:span text:style-name="AncientGreek_3a__20_Ἀρχαία_20_ἑλληνικά"><text:span text:style-name="T16"> </text:span></text:span><text:span text:style-name="AncientGreek_3a__20_Ἀρχαία_20_ἑλληνικά"><text:span text:style-name="T3">ἁπλοῦν</text:span></text:span><text:span text:style-name="AncientGreek_3a__20_Ἀρχαία_20_ἑλληνικά"><text:span text:style-name="T16"> </text:span></text:span><text:span text:style-name="AncientGreek_3a__20_Ἀρχαία_20_ἑλληνικά"><text:span text:style-name="T3">εἶναι</text:span></text:span><text:span text:style-name="AncientGreek_3a__20_Ἀρχαία_20_ἑλληνικά"><text:span text:style-name="T16">, </text:span></text:span><text:span text:style-name="AncientGreek_3a__20_Ἀρχαία_20_ἑλληνικά"><text:span text:style-name="T3">ὅτε</text:span></text:span><text:span text:style-name="AncientGreek_3a__20_Ἀρχαία_20_ἑλληνικά"><text:span text:style-name="T16"> </text:span></text:span><text:span text:style-name="AncientGreek_3a__20_Ἀρχαία_20_ἑλληνικά"><text:span text:style-name="T3">τέθνηκας</text:span></text:span><text:span text:style-name="AncientGreek_3a__20_Ἀρχαία_20_ἑλληνικά"><text:span text:style-name="T16">, </text:span></text:span><text:span text:style-name="AncientGreek_3a__20_Ἀρχαία_20_ἑλληνικά"><text:span text:style-name="T3">ὅτε</text:span></text:span><text:span text:style-name="AncientGreek_3a__20_Ἀρχαία_20_ἑλληνικά"><text:span text:style-name="T16"> </text:span></text:span><text:span text:style-name="AncientGreek_3a__20_Ἀρχαία_20_ἑλληνικά"><text:span text:style-name="T3">δέ</text:span></text:span><text:span text:style-name="AncientGreek_3a__20_Ἀρχαία_20_ἑλληνικά"><text:span text:style-name="T16"> </text:span></text:span><text:span text:style-name="AncientGreek_3a__20_Ἀρχαία_20_ἑλληνικά"><text:span text:style-name="T3">σοι</text:span></text:span><text:span text:style-name="AncientGreek_3a__20_Ἀρχαία_20_ἑλληνικά"><text:span text:style-name="T16"> </text:span></text:span><text:span text:style-name="AncientGreek_3a__20_Ἀρχαία_20_ἑλληνικά"><text:span text:style-name="T3">παρῄνου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lt;</text:span></text:span><text:span text:style-name="AncientGreek_3a__20_Ἀρχαία_20_ἑλληνικά"><text:span text:style-name="T3">ἂν</text:span></text:span><text:span text:style-name="AncientGreek_3a__20_Ἀρχαία_20_ἑλληνικά"><text:span text:style-name="T16">&gt; </text:span></text:span><text:span text:style-name="AncientGreek_3a__20_Ἀρχαία_20_ἑλληνικά"><text:span text:style-name="T3">ἀνῄρησο</text:span></text:span><text:span text:style-name="AncientGreek_3a__20_Ἀρχαία_20_ἑλληνικά"><text:span text:style-name="T16">. »</text:span></text:span></text:p>
            <text:p text:style-name="P62"><text:span text:style-name="AncientGreek_3a__20_Ἀρχαία_20_ἑλληνικά"><text:span text:style-name="T3">Οὕτο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εἰκότως</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λέγοιτο</text:span></text:span><text:span text:style-name="AncientGreek_3a__20_Ἀρχαία_20_ἑλληνικά"><text:span text:style-name="T16"> </text:span></text:span><text:span text:style-name="AncientGreek_3a__20_Ἀρχαία_20_ἑλληνικά"><text:span text:style-name="T3">ἐπ</text:span></text:span><text:span text:style-name="AncientGreek_3a__20_Ἀρχαία_20_ἑλληνικά"><text:span text:style-name="T16">’ </text:span></text:span><text:span text:style-name="AncientGreek_3a__20_Ἀρχαία_20_ἑλληνικά"><text:span text:style-name="T3">ἐκείνων</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ἀνθρώπων</text:span></text:span><text:span text:style-name="AncientGreek_3a__20_Ἀρχαία_20_ἑλληνικά"><text:span text:style-name="T16"> </text:span></text:span><text:span text:style-name="AncientGreek_3a__20_Ἀρχαία_20_ἑλληνικά"><text:span text:style-name="T3">οἳ</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ἑαυτῶν</text:span></text:span><text:span text:style-name="AncientGreek_3a__20_Ἀρχαία_20_ἑλληνικά"><text:span text:style-name="T16"> </text:span></text:span><text:span text:style-name="AncientGreek_3a__20_Ἀρχαία_20_ἑλληνικά"><text:span text:style-name="T3">βίο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φίλους</text:span></text:span><text:span text:style-name="AncientGreek_3a__20_Ἀρχαία_20_ἑλληνικά"><text:span text:style-name="T16"> </text:span></text:span><text:span text:style-name="AncientGreek_3a__20_Ἀρχαία_20_ἑλληνικά"><text:span text:style-name="T3">πονηρευόμενοι</text:span></text:span><text:span text:style-name="AncientGreek_3a__20_Ἀρχαία_20_ἑλληνικά"><text:span text:style-name="T16"> </text:span></text:span><text:span text:style-name="AncientGreek_3a__20_Ἀρχαία_20_ἑλληνικά"><text:span text:style-name="T3">μετὰ</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θάνατον</text:span></text:span><text:span text:style-name="AncientGreek_3a__20_Ἀρχαία_20_ἑλληνικά"><text:span text:style-name="T16"> </text:span></text:span><text:span text:style-name="AncientGreek_3a__20_Ἀρχαία_20_ἑλληνικά"><text:span text:style-name="T3">εὐεργεσίας</text:span></text:span><text:span text:style-name="AncientGreek_3a__20_Ἀρχαία_20_ἑλληνικά"><text:span text:style-name="T16"> </text:span></text:span><text:span text:style-name="AncientGreek_3a__20_Ἀρχαία_20_ἑλληνικά"><text:span text:style-name="T3">κατατίθενται</text:span></text:span><text:span text:style-name="AncientGreek_3a__20_Ἀρχαία_20_ἑλληνικά"><text:span text:style-name="T16">.</text:span></text:span></text:p>
          </table:table-cell>
          <table:table-cell table:style-name="Table1.A1" office:value-type="string">
            <text:p text:style-name="P80">THE SNAKE AND THE CRAB</text:p>
            <text:p text:style-name="P80"/>
            <text:p text:style-name="P80">A snake and a crab were staying in the same place. The crab behaved towards the snake with ease and benevolence; but the snake was still sneaky and perverse. The crab constantly exhorted him to behave uprightly towards him and to imitate his manner: he was not listened to. So, indignantly, he observed the moment when the serpent slept, seized it by the throat and killed it. Seeing him lying dead, he said, “Hey! comrade, it is not now that you are dead, that you should have been upright, it is when I urged you to do so: then you would not have been put to death. »</text:p>
            <text:p text:style-name="P80"/>
            <text:p text:style-name="P80">One could justly tell this fable about men who during their life are mean to their friends and do them a favor after their death.</text:p>
          </table:table-cell>
        </table:table-row>
        <table:table-row table:style-name="Table1.1">
          <table:table-cell table:style-name="Table1.A1" office:value-type="string">
            <text:p text:style-name="P20"><text:span text:style-name="AncientGreek_3a__20_Ἀρχαία_20_ἑλληνικά"><text:span text:style-name="T2">291. </text:span></text:span><text:span text:style-name="AncientGreek_3a__20_Ἀρχαία_20_ἑλληνικά"><text:span text:style-name="T1">Ὄφις</text:span></text:span><text:span text:style-name="AncientGreek_3a__20_Ἀρχαία_20_ἑλληνικά"><text:span text:style-name="T2"> </text:span></text:span><text:span text:style-name="AncientGreek_3a__20_Ἀρχαία_20_ἑλληνικά"><text:span text:style-name="T1">πατούμε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Ζεύς</text:span></text:span><text:span text:style-name="AncientGreek_3a__20_Ἀρχαία_20_ἑλληνικά"><text:span text:style-name="T2">.<text:line-break/></text:span></text:span><text:span text:style-name="AncientGreek_3a__20_Ἀρχαία_20_ἑλληνικά"><text:span text:style-name="T3">Ὄφις</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πολλῶν</text:span></text:span><text:span text:style-name="AncientGreek_3a__20_Ἀρχαία_20_ἑλληνικά"><text:span text:style-name="T16"> </text:span></text:span><text:span text:style-name="AncientGreek_3a__20_Ἀρχαία_20_ἑλληνικά"><text:span text:style-name="T3">πατούμενος</text:span></text:span><text:span text:style-name="AncientGreek_3a__20_Ἀρχαία_20_ἑλληνικά"><text:span text:style-name="T16"> </text:span></text:span><text:span text:style-name="AncientGreek_3a__20_Ἀρχαία_20_ἑλληνικά"><text:span text:style-name="T3">ἀνθρώπων</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Διὶ</text:span></text:span><text:span text:style-name="AncientGreek_3a__20_Ἀρχαία_20_ἑλληνικά"><text:span text:style-name="T16"> </text:span></text:span><text:span text:style-name="AncientGreek_3a__20_Ἀρχαία_20_ἑλληνικά"><text:span text:style-name="T3">ἐνετύγχανε</text:span></text:span><text:span text:style-name="AncientGreek_3a__20_Ἀρχαία_20_ἑλληνικά"><text:span text:style-name="T16"> </text:span></text:span><text:span text:style-name="AncientGreek_3a__20_Ἀρχαία_20_ἑλληνικά"><text:span text:style-name="T3">περὶ</text:span></text:span><text:span text:style-name="AncientGreek_3a__20_Ἀρχαία_20_ἑλληνικά"><text:span text:style-name="T16"> </text:span></text:span><text:span text:style-name="AncientGreek_3a__20_Ἀρχαία_20_ἑλληνικά"><text:span text:style-name="T3">τούτου</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Ζεὺς</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 </text:span></text:span><text:span text:style-name="AncientGreek_3a__20_Ἀρχαία_20_ἑλληνικά"><text:span text:style-name="T3">Ἀλλ</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πρότερόν</text:span></text:span><text:span text:style-name="AncientGreek_3a__20_Ἀρχαία_20_ἑλληνικά"><text:span text:style-name="T16"> </text:span></text:span><text:span text:style-name="AncientGreek_3a__20_Ἀρχαία_20_ἑλληνικά"><text:span text:style-name="T3">σε</text:span></text:span><text:span text:style-name="AncientGreek_3a__20_Ἀρχαία_20_ἑλληνικά"><text:span text:style-name="T16"> </text:span></text:span><text:span text:style-name="AncientGreek_3a__20_Ἀρχαία_20_ἑλληνικά"><text:span text:style-name="T3">πατήσαντα</text:span></text:span><text:span text:style-name="AncientGreek_3a__20_Ἀρχαία_20_ἑλληνικά"><text:span text:style-name="T16"> </text:span></text:span><text:span text:style-name="AncientGreek_3a__20_Ἀρχαία_20_ἑλληνικά"><text:span text:style-name="T3">ἔπληξας</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εύτερος</text:span></text:span><text:span text:style-name="AncientGreek_3a__20_Ἀρχαία_20_ἑλληνικά"><text:span text:style-name="T16"> </text:span></text:span><text:span text:style-name="AncientGreek_3a__20_Ἀρχαία_20_ἑλληνικά"><text:span text:style-name="T3">ἐπεχείρησε</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ποιῆσαι</text:span></text:span><text:span text:style-name="AncientGreek_3a__20_Ἀρχαία_20_ἑλληνικά"><text:span text:style-name="T16">. »</text:span></text:span></text:p>
            <text:p text:style-name="P62"><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πρώτοις</text:span></text:span><text:span text:style-name="AncientGreek_3a__20_Ἀρχαία_20_ἑλληνικά"><text:span text:style-name="T16"> </text:span></text:span><text:span text:style-name="AncientGreek_3a__20_Ἀρχαία_20_ἑλληνικά"><text:span text:style-name="T3">ἐπιβαίνουσιν</text:span></text:span><text:span text:style-name="AncientGreek_3a__20_Ἀρχαία_20_ἑλληνικά"><text:span text:style-name="T16"> </text:span></text:span><text:span text:style-name="AncientGreek_3a__20_Ἀρχαία_20_ἑλληνικά"><text:span text:style-name="T3">ἀνθιστάμενοι</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ἄλλοις</text:span></text:span><text:span text:style-name="AncientGreek_3a__20_Ἀρχαία_20_ἑλληνικά"><text:span text:style-name="T16"> </text:span></text:span><text:span text:style-name="AncientGreek_3a__20_Ἀρχαία_20_ἑλληνικά"><text:span text:style-name="T3">φοβεροὶ</text:span></text:span><text:span text:style-name="AncientGreek_3a__20_Ἀρχαία_20_ἑλληνικά"><text:span text:style-name="T16"> </text:span></text:span><text:span text:style-name="AncientGreek_3a__20_Ἀρχαία_20_ἑλληνικά"><text:span text:style-name="T3">γίνονται</text:span></text:span><text:span text:style-name="AncientGreek_3a__20_Ἀρχαία_20_ἑλληνικά"><text:span text:style-name="T16">.</text:span></text:span></text:p>
          </table:table-cell>
          <table:table-cell table:style-name="Table1.A1" office:value-type="string">
            <text:p text:style-name="P80">THE TRAPPED SNAKE</text:p>
            <text:p text:style-name="P80"/>
            <text:p text:style-name="P80">A snake, often trodden underfoot by men, complained to Zeus. Zeus said to him, “If you had hit the first one who stepped on you, the second would not have tried to do the same. »</text:p>
            <text:p text:style-name="P80"/>
            <text:p text:style-name="P80">This fable shows that those who stand up to the first who attack them make themselves formidable to others.</text:p>
          </table:table-cell>
        </table:table-row>
        <text:soft-page-break/>
        <table:table-row table:style-name="Table1.1">
          <table:table-cell table:style-name="Table1.A1" office:value-type="string">
            <text:p text:style-name="P37"><text:span text:style-name="AncientGreek_3a__20_Ἀρχαία_20_ἑλληνικά"><text:span text:style-name="T2">292. </text:span></text:span><text:span text:style-name="AncientGreek_3a__20_Ἀρχαία_20_ἑλληνικά"><text:span text:style-name="T1">Παιδίον</text:span></text:span><text:span text:style-name="AncientGreek_3a__20_Ἀρχαία_20_ἑλληνικά"><text:span text:style-name="T2"> </text:span></text:span><text:span text:style-name="AncientGreek_3a__20_Ἀρχαία_20_ἑλληνικά"><text:span text:style-name="T1">ἐσθίον</text:span></text:span><text:span text:style-name="AncientGreek_3a__20_Ἀρχαία_20_ἑλληνικά"><text:span text:style-name="T2"> </text:span></text:span><text:span text:style-name="AncientGreek_3a__20_Ἀρχαία_20_ἑλληνικά"><text:span text:style-name="T1">σπλάγχνα</text:span></text:span><text:span text:style-name="AncientGreek_3a__20_Ἀρχαία_20_ἑλληνικά"><text:span text:style-name="T2">.<text:line-break/></text:span></text:span><text:span text:style-name="AncientGreek_3a__20_Ἀρχαία_20_ἑλληνικά"><text:span text:style-name="T3">Βοτῆρες</text:span></text:span><text:span text:style-name="AncientGreek_3a__20_Ἀρχαία_20_ἑλληνικά"><text:span text:style-name="T16"> </text:span></text:span><text:span text:style-name="AncientGreek_3a__20_Ἀρχαία_20_ἑλληνικά"><text:span text:style-name="T3">ἐπ</text:span></text:span><text:span text:style-name="AncientGreek_3a__20_Ἀρχαία_20_ἑλληνικά"><text:span text:style-name="T16">’ </text:span></text:span><text:span text:style-name="AncientGreek_3a__20_Ἀρχαία_20_ἑλληνικά"><text:span text:style-name="T3">ἀγρῷ</text:span></text:span><text:span text:style-name="AncientGreek_3a__20_Ἀρχαία_20_ἑλληνικά"><text:span text:style-name="T16"> </text:span></text:span><text:span text:style-name="AncientGreek_3a__20_Ἀρχαία_20_ἑλληνικά"><text:span text:style-name="T3">θύοντες</text:span></text:span><text:span text:style-name="AncientGreek_3a__20_Ἀρχαία_20_ἑλληνικά"><text:span text:style-name="T16"> </text:span></text:span><text:span text:style-name="AncientGreek_3a__20_Ἀρχαία_20_ἑλληνικά"><text:span text:style-name="T3">αἶγα</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σύνεγγυς</text:span></text:span><text:span text:style-name="AncientGreek_3a__20_Ἀρχαία_20_ἑλληνικά"><text:span text:style-name="T16"> </text:span></text:span><text:span text:style-name="AncientGreek_3a__20_Ἀρχαία_20_ἑλληνικά"><text:span text:style-name="T3">ἐκάλεσαν</text:span></text:span><text:span text:style-name="AncientGreek_3a__20_Ἀρχαία_20_ἑλληνικά"><text:span text:style-name="T16">. </text:span></text:span><text:span text:style-name="AncientGreek_3a__20_Ἀρχαία_20_ἑλληνικά"><text:span text:style-name="T3">Σὺν</text:span></text:span><text:span text:style-name="AncientGreek_3a__20_Ἀρχαία_20_ἑλληνικά"><text:span text:style-name="T16"> </text:span></text:span><text:span text:style-name="AncientGreek_3a__20_Ἀρχαία_20_ἑλληνικά"><text:span text:style-name="T3">αὐτοῖ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ἦ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γυνὴ</text:span></text:span><text:span text:style-name="AncientGreek_3a__20_Ἀρχαία_20_ἑλληνικά"><text:span text:style-name="T16"> </text:span></text:span><text:span text:style-name="AncientGreek_3a__20_Ἀρχαία_20_ἑλληνικά"><text:span text:style-name="T3">πενιχρά</text:span></text:span><text:span text:style-name="AncientGreek_3a__20_Ἀρχαία_20_ἑλληνικά"><text:span text:style-name="T16">, </text:span></text:span><text:span text:style-name="AncientGreek_3a__20_Ἀρχαία_20_ἑλληνικά"><text:span text:style-name="T3">μεθ</text:span></text:span><text:span text:style-name="AncientGreek_3a__20_Ἀρχαία_20_ἑλληνικά"><text:span text:style-name="T16">’ </text:span></text:span><text:span text:style-name="AncientGreek_3a__20_Ἀρχαία_20_ἑλληνικά"><text:span text:style-name="T3">ἧ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παῖς</text:span></text:span><text:span text:style-name="AncientGreek_3a__20_Ἀρχαία_20_ἑλληνικά"><text:span text:style-name="T16"> </text:span></text:span><text:span text:style-name="AncientGreek_3a__20_Ἀρχαία_20_ἑλληνικά"><text:span text:style-name="T3">αὐτῆς</text:span></text:span><text:span text:style-name="AncientGreek_3a__20_Ἀρχαία_20_ἑλληνικά"><text:span text:style-name="T16">. </text:span></text:span><text:span text:style-name="AncientGreek_3a__20_Ἀρχαία_20_ἑλληνικά"><text:span text:style-name="T3">Προϊούση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εὐωχίας</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παιδίον</text:span></text:span><text:span text:style-name="AncientGreek_3a__20_Ἀρχαία_20_ἑλληνικά"><text:span text:style-name="T16"> </text:span></text:span><text:span text:style-name="AncientGreek_3a__20_Ἀρχαία_20_ἑλληνικά"><text:span text:style-name="T3">ὀγκωθὲν</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γαστέρα</text:span></text:span><text:span text:style-name="AncientGreek_3a__20_Ἀρχαία_20_ἑλληνικά"><text:span text:style-name="T16"> </text:span></text:span><text:span text:style-name="AncientGreek_3a__20_Ἀρχαία_20_ἑλληνικά"><text:span text:style-name="T3">ἐκ</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κρεῶν</text:span></text:span><text:span text:style-name="AncientGreek_3a__20_Ἀρχαία_20_ἑλληνικά"><text:span text:style-name="T16">, </text:span></text:span><text:span text:style-name="AncientGreek_3a__20_Ἀρχαία_20_ἑλληνικά"><text:span text:style-name="T3">ὀδυνώμενον</text:span></text:span><text:span text:style-name="AncientGreek_3a__20_Ἀρχαία_20_ἑλληνικά"><text:span text:style-name="T16"> </text:span></text:span><text:span text:style-name="AncientGreek_3a__20_Ἀρχαία_20_ἑλληνικά"><text:span text:style-name="T3">ἔλεγεν</text:span></text:span><text:span text:style-name="AncientGreek_3a__20_Ἀρχαία_20_ἑλληνικά"><text:span text:style-name="T16">· «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μῆτερ</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σπλάγχνα</text:span></text:span><text:span text:style-name="AncientGreek_3a__20_Ἀρχαία_20_ἑλληνικά"><text:span text:style-name="T16"> </text:span></text:span><text:span text:style-name="AncientGreek_3a__20_Ἀρχαία_20_ἑλληνικά"><text:span text:style-name="T3">ἐμῶ</text:span></text:span><text:span text:style-name="AncientGreek_3a__20_Ἀρχαία_20_ἑλληνικά"><text:span text:style-name="T16">. »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μήτηρ</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 </text:span></text:span><text:span text:style-name="AncientGreek_3a__20_Ἀρχαία_20_ἑλληνικά"><text:span text:style-name="T3">Οὐχὶ</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σά</text:span></text:span><text:span text:style-name="AncientGreek_3a__20_Ἀρχαία_20_ἑλληνικά"><text:span text:style-name="T16">, </text:span></text:span><text:span text:style-name="AncientGreek_3a__20_Ἀρχαία_20_ἑλληνικά"><text:span text:style-name="T3">τέκνον</text:span></text:span><text:span text:style-name="AncientGreek_3a__20_Ἀρχαία_20_ἑλληνικά"><text:span text:style-name="T16">, </text:span></text:span><text:span text:style-name="AncientGreek_3a__20_Ἀρχαία_20_ἑλληνικά"><text:span text:style-name="T3">ἃ</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κατέφαγες</text:span></text:span><text:span text:style-name="AncientGreek_3a__20_Ἀρχαία_20_ἑλληνικά"><text:span text:style-name="T16">. »</text:span></text:span></text:p>
            <text:p text:style-name="P78"><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ῦθος</text:span></text:span><text:span text:style-name="AncientGreek_3a__20_Ἀρχαία_20_ἑλληνικά"><text:span text:style-name="T16"> </text:span></text:span><text:span text:style-name="AncientGreek_3a__20_Ἀρχαία_20_ἑλληνικά"><text:span text:style-name="T3">οὗτος</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ἄνδρα</text:span></text:span><text:span text:style-name="AncientGreek_3a__20_Ἀρχαία_20_ἑλληνικά"><text:span text:style-name="T16"> </text:span></text:span><text:span text:style-name="AncientGreek_3a__20_Ἀρχαία_20_ἑλληνικά"><text:span text:style-name="T3">χρεωφειλέτην</text:span></text:span><text:span text:style-name="AncientGreek_3a__20_Ἀρχαία_20_ἑλληνικά"><text:span text:style-name="T16">, </text:span></text:span><text:span text:style-name="AncientGreek_3a__20_Ἀρχαία_20_ἑλληνικά"><text:span text:style-name="T3">ὅστις</text:span></text:span><text:span text:style-name="AncientGreek_3a__20_Ἀρχαία_20_ἑλληνικά"><text:span text:style-name="T16"> </text:span></text:span><text:span text:style-name="AncientGreek_3a__20_Ἀρχαία_20_ἑλληνικά"><text:span text:style-name="T3">ἑτοίμως</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ἀλλότρια</text:span></text:span><text:span text:style-name="AncientGreek_3a__20_Ἀρχαία_20_ἑλληνικά"><text:span text:style-name="T16"> </text:span></text:span><text:span text:style-name="AncientGreek_3a__20_Ἀρχαία_20_ἑλληνικά"><text:span text:style-name="T3">λαμβάνων</text:span></text:span><text:span text:style-name="AncientGreek_3a__20_Ἀρχαία_20_ἑλληνικά"><text:span text:style-name="T16">, </text:span></text:span><text:span text:style-name="AncientGreek_3a__20_Ἀρχαία_20_ἑλληνικά"><text:span text:style-name="T3">ὅταν</text:span></text:span><text:span text:style-name="AncientGreek_3a__20_Ἀρχαία_20_ἑλληνικά"><text:span text:style-name="T16"> </text:span></text:span><text:span text:style-name="AncientGreek_3a__20_Ἀρχαία_20_ἑλληνικά"><text:span text:style-name="T3">ἀπαιτηθῇ</text:span></text:span><text:span text:style-name="AncientGreek_3a__20_Ἀρχαία_20_ἑλληνικά"><text:span text:style-name="T16"> </text:span></text:span><text:span text:style-name="AncientGreek_3a__20_Ἀρχαία_20_ἑλληνικά"><text:span text:style-name="T3">ταῦτα</text:span></text:span><text:span text:style-name="AncientGreek_3a__20_Ἀρχαία_20_ἑλληνικά"><text:span text:style-name="T16">, </text:span></text:span><text:span text:style-name="AncientGreek_3a__20_Ἀρχαία_20_ἑλληνικά"><text:span text:style-name="T3">οὕτως</text:span></text:span><text:span text:style-name="AncientGreek_3a__20_Ἀρχαία_20_ἑλληνικά"><text:span text:style-name="T16"> </text:span></text:span><text:span text:style-name="AncientGreek_3a__20_Ἀρχαία_20_ἑλληνικά"><text:span text:style-name="T3">ἄχθεται</text:span></text:span><text:span text:style-name="AncientGreek_3a__20_Ἀρχαία_20_ἑλληνικά"><text:span text:style-name="T16"> </text:span></text:span><text:span text:style-name="AncientGreek_3a__20_Ἀρχαία_20_ἑλληνικά"><text:span text:style-name="T3">ὥσπερ</text:span></text:span><text:span text:style-name="AncientGreek_3a__20_Ἀρχαία_20_ἑλληνικά"><text:span text:style-name="T16"> </text:span></text:span><text:span text:style-name="AncientGreek_3a__20_Ἀρχαία_20_ἑλληνικά"><text:span text:style-name="T3">ἐὰν</text:span></text:span><text:span text:style-name="AncientGreek_3a__20_Ἀρχαία_20_ἑλληνικά"><text:span text:style-name="T16"> </text:span></text:span><text:span text:style-name="AncientGreek_3a__20_Ἀρχαία_20_ἑλληνικά"><text:span text:style-name="T3">οἴκοθεν</text:span></text:span><text:span text:style-name="AncientGreek_3a__20_Ἀρχαία_20_ἑλληνικά"><text:span text:style-name="T16"> </text:span></text:span><text:span text:style-name="AncientGreek_3a__20_Ἀρχαία_20_ἑλληνικά"><text:span text:style-name="T3">ταῦτα</text:span></text:span><text:span text:style-name="AncientGreek_3a__20_Ἀρχαία_20_ἑλληνικά"><text:span text:style-name="T16"> </text:span></text:span><text:span text:style-name="AncientGreek_3a__20_Ἀρχαία_20_ἑλληνικά"><text:span text:style-name="T3">ἐδίδου</text:span></text:span><text:span text:style-name="AncientGreek_3a__20_Ἀρχαία_20_ἑλληνικά"><text:span text:style-name="T16">.</text:span></text:span></text:p>
          </table:table-cell>
          <table:table-cell table:style-name="Table1.A1" office:value-type="string">
            <text:p text:style-name="P80">THE CHILD WHO EATS FRESSURE</text:p>
            <text:p text:style-name="P80"/>
            <text:p text:style-name="P80">Shepherds sacrificing a goat in the countryside invited their neighbors. Among them was a poor woman who brought her child with her. As the feast progressed, the child, whose stomach was swollen with meat, feeling unwell, exclaimed: “Mother, I vomited up my entrails. — Not yours, my dear, said the mother, but the ones you ate. »</text:p>
            <text:p text:style-name="P80"/>
            <text:p text:style-name="P80">This fable is addressed to the debtor, who is always ready to take the property of others; if someone comes to claim it from him, he is as grieved as if he were paying with his own property.</text:p>
          </table:table-cell>
        </table:table-row>
        <table:table-row table:style-name="Table1.1">
          <table:table-cell table:style-name="Table1.A1" office:value-type="string">
            <text:p text:style-name="P37"><text:span text:style-name="AncientGreek_3a__20_Ἀρχαία_20_ἑλληνικά"><text:span text:style-name="T1">293. Παῖς <text:s/>ἀκρίδας θηρεύων <text:s/>καὶ σκορπίος.<text:line-break/></text:span></text:span><text:span text:style-name="AncientGreek_3a__20_Ἀρχαία_20_ἑλληνικά"><text:span text:style-name="T3">Παῖς πρὸ τοῦ τείχους ἀκρίδας ἐθήρευε. Πολλὰς δὲ συλλαβών, ὡς ἐθεάσατο σκορπίον, οἰηθεὶς ἀκρίδα εἶναι, κοιλάνας τὴν χεῖρα, οἷός τε ἦν καταφέρειν αὐτόν. Καὶ ὃς τὸ κέντρον ἐπάρας εἶπεν· « Εἶθε γὰρ τοῦτο ἐποίησας, ἵνα καὶ ἃς συνείληφας ἀκρίδας ἀπολέσῃς. »</text:span></text:span></text:p>
            <text:p text:style-name="P78"><text:span text:style-name="AncientGreek_3a__20_Ἀρχαία_20_ἑλληνικά"><text:span text:style-name="T3">Οὗτος ὁ λόγος διδάσκει μὴ δεῖν πᾶσι τοῖς χρηστοῖς καὶ τοῖς πονηροῖς κατὰ ταὐτὰ προσφέρεσθαι.</text:span></text:span></text:p>
          </table:table-cell>
          <table:table-cell table:style-name="Table1.A1" office:value-type="string">
            <text:p text:style-name="P80">A Child Hunting Locusts And A Scorpion</text:p>
            <text:p text:style-name="P80"/>
            <text:p text:style-name="P80">A child was hunting grasshoppers in front of the rampart. After taking a number of them, he saw a scorpion; he took it for a grasshopper, and, digging in his hand, he was about to lay it there, when the scorpion, raising its sting, spoke to him. "Would to the gods you had done it!" at the same time you would have lost the locusts you took. »</text:p>
            <text:p text:style-name="P80"/>
            <text:p text:style-name="P80">This fable teaches us that we should not behave the same towards the good and the bad.</text:p>
          </table:table-cell>
        </table:table-row>
        <table:table-row table:style-name="Table1.1">
          <table:table-cell table:style-name="Table1.A1" office:value-type="string">
            <text:p text:style-name="P37"><text:span text:style-name="AncientGreek_3a__20_Ἀρχαία_20_ἑλληνικά"><text:span text:style-name="T2">294. </text:span></text:span><text:span text:style-name="AncientGreek_3a__20_Ἀρχαία_20_ἑλληνικά"><text:span text:style-name="T1">Παῖ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όραξ</text:span></text:span><text:span text:style-name="AncientGreek_3a__20_Ἀρχαία_20_ἑλληνικά"><text:span text:style-name="T2">.<text:line-break/></text:span></text:span><text:span text:style-name="AncientGreek_3a__20_Ἀρχαία_20_ἑλληνικά"><text:span text:style-name="T3">Μαντευομένης</text:span></text:span><text:span text:style-name="AncientGreek_3a__20_Ἀρχαία_20_ἑλληνικά"><text:span text:style-name="T16"> </text:span></text:span><text:span text:style-name="AncientGreek_3a__20_Ἀρχαία_20_ἑλληνικά"><text:span text:style-name="T3">τινὸς</text:span></text:span><text:span text:style-name="AncientGreek_3a__20_Ἀρχαία_20_ἑλληνικά"><text:span text:style-name="T16"> </text:span></text:span><text:span text:style-name="AncientGreek_3a__20_Ἀρχαία_20_ἑλληνικά"><text:span text:style-name="T3">περὶ</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ἑαυτῆς</text:span></text:span><text:span text:style-name="AncientGreek_3a__20_Ἀρχαία_20_ἑλληνικά"><text:span text:style-name="T16"> </text:span></text:span><text:span text:style-name="AncientGreek_3a__20_Ἀρχαία_20_ἑλληνικά"><text:span text:style-name="T3">παιδὸς</text:span></text:span><text:span text:style-name="AncientGreek_3a__20_Ἀρχαία_20_ἑλληνικά"><text:span text:style-name="T16"> </text:span></text:span><text:span text:style-name="AncientGreek_3a__20_Ἀρχαία_20_ἑλληνικά"><text:span text:style-name="T3">νηπίου</text:span></text:span><text:span text:style-name="AncientGreek_3a__20_Ἀρχαία_20_ἑλληνικά"><text:span text:style-name="T16"> </text:span></text:span><text:span text:style-name="AncientGreek_3a__20_Ἀρχαία_20_ἑλληνικά"><text:span text:style-name="T3">ὄντος</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μάντεις</text:span></text:span><text:span text:style-name="AncientGreek_3a__20_Ἀρχαία_20_ἑλληνικά"><text:span text:style-name="T16"> </text:span></text:span><text:span text:style-name="AncientGreek_3a__20_Ἀρχαία_20_ἑλληνικά"><text:span text:style-name="T3">προέλεγον</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κόρακος</text:span></text:span><text:span text:style-name="AncientGreek_3a__20_Ἀρχαία_20_ἑλληνικά"><text:span text:style-name="T16"> </text:span></text:span><text:span text:style-name="AncientGreek_3a__20_Ἀρχαία_20_ἑλληνικά"><text:span text:style-name="T3">ἀναιρεθήσεται</text:span></text:span><text:span text:style-name="AncientGreek_3a__20_Ἀρχαία_20_ἑλληνικά"><text:span text:style-name="T16">. </text:span></text:span><text:span text:style-name="AncientGreek_3a__20_Ἀρχαία_20_ἑλληνικά"><text:span text:style-name="T3">Διόπερ</text:span></text:span><text:span text:style-name="AncientGreek_3a__20_Ἀρχαία_20_ἑλληνικά"><text:span text:style-name="T16"> </text:span></text:span><text:span text:style-name="AncientGreek_3a__20_Ἀρχαία_20_ἑλληνικά"><text:span text:style-name="T3">φοβουμένη</text:span></text:span><text:span text:style-name="AncientGreek_3a__20_Ἀρχαία_20_ἑλληνικά"><text:span text:style-name="T16"> </text:span></text:span><text:span text:style-name="AncientGreek_3a__20_Ἀρχαία_20_ἑλληνικά"><text:span text:style-name="T3">λάρνακα</text:span></text:span><text:span text:style-name="AncientGreek_3a__20_Ἀρχαία_20_ἑλληνικά"><text:span text:style-name="T16"> </text:span></text:span><text:span text:style-name="AncientGreek_3a__20_Ἀρχαία_20_ἑλληνικά"><text:span text:style-name="T3">μεγίστην</text:span></text:span><text:span text:style-name="AncientGreek_3a__20_Ἀρχαία_20_ἑλληνικά"><text:span text:style-name="T16"> </text:span></text:span><text:span text:style-name="AncientGreek_3a__20_Ἀρχαία_20_ἑλληνικά"><text:span text:style-name="T3">κατασκευάσασα</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αύτῃ</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καθεῖρξε</text:span></text:span><text:span text:style-name="AncientGreek_3a__20_Ἀρχαία_20_ἑλληνικά"><text:span text:style-name="T16">, </text:span></text:span><text:span text:style-name="AncientGreek_3a__20_Ἀρχαία_20_ἑλληνικά"><text:span text:style-name="T3">φυλαττομένη</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κόρακος</text:span></text:span><text:span text:style-name="AncientGreek_3a__20_Ἀρχαία_20_ἑλληνικά"><text:span text:style-name="T16"> </text:span></text:span><text:span text:style-name="AncientGreek_3a__20_Ἀρχαία_20_ἑλληνικά"><text:span text:style-name="T3">ἀναιρεθῇ</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διετέλει</text:span></text:span><text:span text:style-name="AncientGreek_3a__20_Ἀρχαία_20_ἑλληνικά"><text:span text:style-name="T16"> </text:span></text:span><text:span text:style-name="AncientGreek_3a__20_Ἀρχαία_20_ἑλληνικά"><text:span text:style-name="T3">τεταγμέναις</text:span></text:span><text:span text:style-name="AncientGreek_3a__20_Ἀρχαία_20_ἑλληνικά"><text:span text:style-name="T16"> </text:span></text:span><text:span text:style-name="AncientGreek_3a__20_Ἀρχαία_20_ἑλληνικά"><text:span text:style-name="T3">ὥραις</text:span></text:span><text:span text:style-name="AncientGreek_3a__20_Ἀρχαία_20_ἑλληνικά"><text:span text:style-name="T16"> </text:span></text:span><text:span text:style-name="AncientGreek_3a__20_Ἀρχαία_20_ἑλληνικά"><text:span text:style-name="T3">ἀναπεταννῦσ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ὰς</text:span></text:span><text:span text:style-name="AncientGreek_3a__20_Ἀρχαία_20_ἑλληνικά"><text:span text:style-name="T16"> </text:span></text:span><text:span text:style-name="AncientGreek_3a__20_Ἀρχαία_20_ἑλληνικά"><text:span text:style-name="T3">ἐπιτηδείους</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τροφὰς</text:span></text:span><text:span text:style-name="AncientGreek_3a__20_Ἀρχαία_20_ἑλληνικά"><text:span text:style-name="T16"> </text:span></text:span><text:span text:style-name="AncientGreek_3a__20_Ἀρχαία_20_ἑλληνικά"><text:span text:style-name="T3">παρεχομένη</text:span></text:span><text:span text:style-name="AncientGreek_3a__20_Ἀρχαία_20_ἑλληνικά"><text:span text:style-name="T16">. </text:span></text:span><text:span text:style-name="AncientGreek_3a__20_Ἀρχαία_20_ἑλληνικά"><text:span text:style-name="T3">Καί</text:span></text:span><text:span text:style-name="AncientGreek_3a__20_Ἀρχαία_20_ἑλληνικά"><text:span text:style-name="T16"> </text:span></text:span><text:span text:style-name="AncientGreek_3a__20_Ἀρχαία_20_ἑλληνικά"><text:span text:style-name="T3">ποτε</text:span></text:span><text:span text:style-name="AncientGreek_3a__20_Ἀρχαία_20_ἑλληνικά"><text:span text:style-name="T16"> </text:span></text:span><text:span text:style-name="AncientGreek_3a__20_Ἀρχαία_20_ἑλληνικά"><text:span text:style-name="T3">ἀνοιξάσης</text:span></text:span><text:span text:style-name="AncientGreek_3a__20_Ἀρχαία_20_ἑλληνικά"><text:span text:style-name="T16"> </text:span></text:span><text:span text:style-name="AncientGreek_3a__20_Ἀρχαία_20_ἑλληνικά"><text:span text:style-name="T3">αὐτῆ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πόμα</text:span></text:span><text:span text:style-name="AncientGreek_3a__20_Ἀρχαία_20_ἑλληνικά"><text:span text:style-name="T16"> </text:span></text:span><text:span text:style-name="AncientGreek_3a__20_Ἀρχαία_20_ἑλληνικά"><text:span text:style-name="T3">ἐπιθείση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παῖς</text:span></text:span><text:span text:style-name="AncientGreek_3a__20_Ἀρχαία_20_ἑλληνικά"><text:span text:style-name="T16"> </text:span></text:span><text:span text:style-name="AncientGreek_3a__20_Ἀρχαία_20_ἑλληνικά"><text:span text:style-name="T3">ἀπροφυλάκτως</text:span></text:span><text:span text:style-name="AncientGreek_3a__20_Ἀρχαία_20_ἑλληνικά"><text:span text:style-name="T16"> </text:span></text:span><text:span text:style-name="AncientGreek_3a__20_Ἀρχαία_20_ἑλληνικά"><text:span text:style-name="T3">παρέκυψεν</text:span></text:span><text:span text:style-name="AncientGreek_3a__20_Ἀρχαία_20_ἑλληνικά"><text:span text:style-name="T16">. </text:span></text:span><text:span text:style-name="AncientGreek_3a__20_Ἀρχαία_20_ἑλληνικά"><text:span text:style-name="T3">Οὕτω</text:span></text:span><text:span text:style-name="AncientGreek_3a__20_Ἀρχαία_20_ἑλληνικά"><text:span text:style-name="T16"> </text:span></text:span><text:span text:style-name="AncientGreek_3a__20_Ἀρχαία_20_ἑλληνικά"><text:span text:style-name="T3">τε</text:span></text:span><text:span text:style-name="AncientGreek_3a__20_Ἀρχαία_20_ἑλληνικά"><text:span text:style-name="T16"> </text:span></text:span><text:span text:style-name="AncientGreek_3a__20_Ἀρχαία_20_ἑλληνικά"><text:span text:style-name="T3">συνέβη</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λάρνακο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κόρακα</text:span></text:span><text:span text:style-name="AncientGreek_3a__20_Ἀρχαία_20_ἑλληνικά"><text:span text:style-name="T16"> </text:span></text:span><text:span text:style-name="AncientGreek_3a__20_Ἀρχαία_20_ἑλληνικά"><text:span text:style-name="T3">κατὰ</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βρέγματος</text:span></text:span><text:span text:style-name="AncientGreek_3a__20_Ἀρχαία_20_ἑλληνικά"><text:span text:style-name="T16"> </text:span></text:span><text:span text:style-name="AncientGreek_3a__20_Ἀρχαία_20_ἑλληνικά"><text:span text:style-name="T3">κατενεχθέντα</text:span></text:span><text:span text:style-name="AncientGreek_3a__20_Ἀρχαία_20_ἑλληνικά"><text:span text:style-name="T16"> </text:span></text:span><text:span text:style-name="AncientGreek_3a__20_Ἀρχαία_20_ἑλληνικά"><text:span text:style-name="T3">ἀποκτεῖναι</text:span></text:span><text:span text:style-name="AncientGreek_3a__20_Ἀρχαία_20_ἑλληνικά"><text:span text:style-name="T16"> </text:span></text:span><text:span text:style-name="AncientGreek_3a__20_Ἀρχαία_20_ἑλληνικά"><text:span text:style-name="T3">αὐτόν</text:span></text:span><text:span text:style-name="AncientGreek_3a__20_Ἀρχαία_20_ἑλληνικά"><text:span text:style-name="T16">.</text:span></text:span></text:p>
          </table:table-cell>
          <table:table-cell table:style-name="Table1.A1" office:value-type="string">
            <text:p text:style-name="P80">THE CHILD AND THE CROW</text:p>
            <text:p text:style-name="P80"/>
            <text:p text:style-name="P80">A woman asked the soothsayers about her infant son. They predicted that he would be killed by a crow. Terrified by this prediction, she had a very large ark built and locked him in it, to prevent him from being killed by a crow; and every day, at set times, she opened it and gave the child the food he needed. But one day when she had opened the ark and put the lid back on, the child had imprudently poked her head out. So it happened that the raven of the ark, falling on the top of his head, killed him.</text:p>
          </table:table-cell>
        </table:table-row>
        <text:soft-page-break/>
        <table:table-row table:style-name="Table1.1">
          <table:table-cell table:style-name="Table1.A1" office:value-type="string">
            <text:p text:style-name="P38"><text:span text:style-name="AncientGreek_3a__20_Ἀρχαία_20_ἑλληνικά"><text:span text:style-name="T2">295. </text:span></text:span><text:span text:style-name="AncientGreek_3a__20_Ἀρχαία_20_ἑλληνικά"><text:span text:style-name="T1">Παῖ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 <text:s/></text:span></text:span><text:span text:style-name="AncientGreek_3a__20_Ἀρχαία_20_ἑλληνικά"><text:span text:style-name="T1">γεγραμμένος</text:span></text:span><text:span text:style-name="AncientGreek_3a__20_Ἀρχαία_20_ἑλληνικά"><text:span text:style-name="T2"> .<text:line-break/></text:span></text:span><text:span text:style-name="AncientGreek_3a__20_Ἀρχαία_20_ἑλληνικά"><text:span text:style-name="T3">Υἱόν</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μονογενῆ</text:span></text:span><text:span text:style-name="AncientGreek_3a__20_Ἀρχαία_20_ἑλληνικά"><text:span text:style-name="T16"> </text:span></text:span><text:span text:style-name="AncientGreek_3a__20_Ἀρχαία_20_ἑλληνικά"><text:span text:style-name="T3">γέρων</text:span></text:span><text:span text:style-name="AncientGreek_3a__20_Ἀρχαία_20_ἑλληνικά"><text:span text:style-name="T16"> </text:span></text:span><text:span text:style-name="AncientGreek_3a__20_Ἀρχαία_20_ἑλληνικά"><text:span text:style-name="T3">δειλὸς</text:span></text:span><text:span text:style-name="AncientGreek_3a__20_Ἀρχαία_20_ἑλληνικά"><text:span text:style-name="T16"> </text:span></text:span><text:span text:style-name="AncientGreek_3a__20_Ἀρχαία_20_ἑλληνικά"><text:span text:style-name="T3">ἔχων</text:span></text:span><text:span text:style-name="AncientGreek_3a__20_Ἀρχαία_20_ἑλληνικά"><text:span text:style-name="T16"> </text:span></text:span><text:span text:style-name="AncientGreek_3a__20_Ἀρχαία_20_ἑλληνικά"><text:span text:style-name="T3">γενναῖο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υνηγεῖν</text:span></text:span><text:span text:style-name="AncientGreek_3a__20_Ἀρχαία_20_ἑλληνικά"><text:span text:style-name="T16"> </text:span></text:span><text:span text:style-name="AncientGreek_3a__20_Ἀρχαία_20_ἑλληνικά"><text:span text:style-name="T3">ἐφιέμενον</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καθ</text:span></text:span><text:span text:style-name="AncientGreek_3a__20_Ἀρχαία_20_ἑλληνικά"><text:span text:style-name="T16">’ </text:span></text:span><text:span text:style-name="AncientGreek_3a__20_Ἀρχαία_20_ἑλληνικά"><text:span text:style-name="T3">ὕπνους</text:span></text:span><text:span text:style-name="AncientGreek_3a__20_Ἀρχαία_20_ἑλληνικά"><text:span text:style-name="T16"> </text:span></text:span><text:span text:style-name="AncientGreek_3a__20_Ἀρχαία_20_ἑλληνικά"><text:span text:style-name="T3">εἶδεν</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λέοντος</text:span></text:span><text:span text:style-name="AncientGreek_3a__20_Ἀρχαία_20_ἑλληνικά"><text:span text:style-name="T16"> </text:span></text:span><text:span text:style-name="AncientGreek_3a__20_Ἀρχαία_20_ἑλληνικά"><text:span text:style-name="T3">θανατωθέντα</text:span></text:span><text:span text:style-name="AncientGreek_3a__20_Ἀρχαία_20_ἑλληνικά"><text:span text:style-name="T16">. </text:span></text:span><text:span text:style-name="AncientGreek_3a__20_Ἀρχαία_20_ἑλληνικά"><text:span text:style-name="T3">Φοβηθεὶ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ὕπαρ</text:span></text:span><text:span text:style-name="AncientGreek_3a__20_Ἀρχαία_20_ἑλληνικά"><text:span text:style-name="T16"> </text:span></text:span><text:span text:style-name="AncientGreek_3a__20_Ἀρχαία_20_ἑλληνικά"><text:span text:style-name="T3">γένητα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ἀληθεύσῃ</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ὄνειρος</text:span></text:span><text:span text:style-name="AncientGreek_3a__20_Ἀρχαία_20_ἑλληνικά"><text:span text:style-name="T16">, </text:span></text:span><text:span text:style-name="AncientGreek_3a__20_Ἀρχαία_20_ἑλληνικά"><text:span text:style-name="T3">οἴκημα</text:span></text:span><text:span text:style-name="AncientGreek_3a__20_Ἀρχαία_20_ἑλληνικά"><text:span text:style-name="T16"> </text:span></text:span><text:span text:style-name="AncientGreek_3a__20_Ἀρχαία_20_ἑλληνικά"><text:span text:style-name="T3">κάλλιστο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μετέωρον</text:span></text:span><text:span text:style-name="AncientGreek_3a__20_Ἀρχαία_20_ἑλληνικά"><text:span text:style-name="T16"> </text:span></text:span><text:span text:style-name="AncientGreek_3a__20_Ἀρχαία_20_ἑλληνικά"><text:span text:style-name="T3">κατασκευάσας</text:span></text:span><text:span text:style-name="AncientGreek_3a__20_Ἀρχαία_20_ἑλληνικά"><text:span text:style-name="T16">, </text:span></text:span><text:span text:style-name="AncientGreek_3a__20_Ἀρχαία_20_ἑλληνικά"><text:span text:style-name="T3">ἐκεῖσε</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υἱὸν</text:span></text:span><text:span text:style-name="AncientGreek_3a__20_Ἀρχαία_20_ἑλληνικά"><text:span text:style-name="T16"> </text:span></text:span><text:span text:style-name="AncientGreek_3a__20_Ἀρχαία_20_ἑλληνικά"><text:span text:style-name="T3">παρεφύλαττε</text:span></text:span><text:span text:style-name="AncientGreek_3a__20_Ἀρχαία_20_ἑλληνικά"><text:span text:style-name="T16">. </text:span></text:span><text:span text:style-name="AncientGreek_3a__20_Ἀρχαία_20_ἑλληνικά"><text:span text:style-name="T3">Ἐζωγράφησε</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οἴκημα</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έρψιν</text:span></text:span><text:span text:style-name="AncientGreek_3a__20_Ἀρχαία_20_ἑλληνικά"><text:span text:style-name="T16"> </text:span></text:span><text:span text:style-name="AncientGreek_3a__20_Ἀρχαία_20_ἑλληνικά"><text:span text:style-name="T3">παντοίοις</text:span></text:span><text:span text:style-name="AncientGreek_3a__20_Ἀρχαία_20_ἑλληνικά"><text:span text:style-name="T16"> </text:span></text:span><text:span text:style-name="AncientGreek_3a__20_Ἀρχαία_20_ἑλληνικά"><text:span text:style-name="T3">ζῴοις</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οἷ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ἐμορφώθη</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αῦτα</text:span></text:span><text:span text:style-name="AncientGreek_3a__20_Ἀρχαία_20_ἑλληνικά"><text:span text:style-name="T16"> </text:span></text:span><text:span text:style-name="AncientGreek_3a__20_Ἀρχαία_20_ἑλληνικά"><text:span text:style-name="T3">μᾶλλον</text:span></text:span><text:span text:style-name="AncientGreek_3a__20_Ἀρχαία_20_ἑλληνικά"><text:span text:style-name="T16"> </text:span></text:span><text:span text:style-name="AncientGreek_3a__20_Ἀρχαία_20_ἑλληνικά"><text:span text:style-name="T3">ὁρῶν</text:span></text:span><text:span text:style-name="AncientGreek_3a__20_Ἀρχαία_20_ἑλληνικά"><text:span text:style-name="T16"> </text:span></text:span><text:span text:style-name="AncientGreek_3a__20_Ἀρχαία_20_ἑλληνικά"><text:span text:style-name="T3">πλείω</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λύπην</text:span></text:span><text:span text:style-name="AncientGreek_3a__20_Ἀρχαία_20_ἑλληνικά"><text:span text:style-name="T16"> </text:span></text:span><text:span text:style-name="AncientGreek_3a__20_Ἀρχαία_20_ἑλληνικά"><text:span text:style-name="T3">εἶχ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δήποτε</text:span></text:span><text:span text:style-name="AncientGreek_3a__20_Ἀρχαία_20_ἑλληνικά"><text:span text:style-name="T16"> </text:span></text:span><text:span text:style-name="AncientGreek_3a__20_Ἀρχαία_20_ἑλληνικά"><text:span text:style-name="T3">πλησίο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λέοντος</text:span></text:span><text:span text:style-name="AncientGreek_3a__20_Ἀρχαία_20_ἑλληνικά"><text:span text:style-name="T16"> </text:span></text:span><text:span text:style-name="AncientGreek_3a__20_Ἀρχαία_20_ἑλληνικά"><text:span text:style-name="T3">στάς</text:span></text:span><text:span text:style-name="AncientGreek_3a__20_Ἀρχαία_20_ἑλληνικά"><text:span text:style-name="T16">· «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κάκιστον</text:span></text:span><text:span text:style-name="AncientGreek_3a__20_Ἀρχαία_20_ἑλληνικά"><text:span text:style-name="T16"> </text:span></text:span><text:span text:style-name="AncientGreek_3a__20_Ἀρχαία_20_ἑλληνικά"><text:span text:style-name="T3">θηρίον</text:span></text:span><text:span text:style-name="AncientGreek_3a__20_Ἀρχαία_20_ἑλληνικά"><text:span text:style-name="T16">, </text:span></text:span><text:span text:style-name="AncientGreek_3a__20_Ἀρχαία_20_ἑλληνικά"><text:span text:style-name="T3">εἶπε</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σὲ</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ψεύστην</text:span></text:span><text:span text:style-name="AncientGreek_3a__20_Ἀρχαία_20_ἑλληνικά"><text:span text:style-name="T16"> </text:span></text:span><text:span text:style-name="AncientGreek_3a__20_Ἀρχαία_20_ἑλληνικά"><text:span text:style-name="T3">ὄνειρο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ἐμοῦ</text:span></text:span><text:span text:style-name="AncientGreek_3a__20_Ἀρχαία_20_ἑλληνικά"><text:span text:style-name="T16"> </text:span></text:span><text:span text:style-name="AncientGreek_3a__20_Ἀρχαία_20_ἑλληνικά"><text:span text:style-name="T3">πατρὸς</text:span></text:span><text:span text:style-name="AncientGreek_3a__20_Ἀρχαία_20_ἑλληνικά"><text:span text:style-name="T16"> </text:span></text:span><text:span text:style-name="AncientGreek_3a__20_Ἀρχαία_20_ἑλληνικά"><text:span text:style-name="T3">γυναικείᾳ</text:span></text:span><text:span text:style-name="AncientGreek_3a__20_Ἀρχαία_20_ἑλληνικά"><text:span text:style-name="T16"> </text:span></text:span><text:span text:style-name="AncientGreek_3a__20_Ἀρχαία_20_ἑλληνικά"><text:span text:style-name="T3">ἐνεκλείσθην</text:span></text:span><text:span text:style-name="AncientGreek_3a__20_Ἀρχαία_20_ἑλληνικά"><text:span text:style-name="T16"> </text:span></text:span><text:span text:style-name="AncientGreek_3a__20_Ἀρχαία_20_ἑλληνικά"><text:span text:style-name="T3">φρουρᾷ</text:span></text:span><text:span text:style-name="AncientGreek_3a__20_Ἀρχαία_20_ἑλληνικά"><text:span text:style-name="T16">· </text:span></text:span><text:span text:style-name="AncientGreek_3a__20_Ἀρχαία_20_ἑλληνικά"><text:span text:style-name="T3">τί</text:span></text:span><text:span text:style-name="AncientGreek_3a__20_Ἀρχαία_20_ἑλληνικά"><text:span text:style-name="T16"> </text:span></text:span><text:span text:style-name="AncientGreek_3a__20_Ἀρχαία_20_ἑλληνικά"><text:span text:style-name="T3">σοι</text:span></text:span><text:span text:style-name="AncientGreek_3a__20_Ἀρχαία_20_ἑλληνικά"><text:span text:style-name="T16"> </text:span></text:span><text:span text:style-name="AncientGreek_3a__20_Ἀρχαία_20_ἑλληνικά"><text:span text:style-name="T3">ποιήσω</text:span></text:span><text:span text:style-name="AncientGreek_3a__20_Ἀρχαία_20_ἑλληνικά"><text:span text:style-name="T16"> ; »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εἰπὼν</text:span></text:span><text:span text:style-name="AncientGreek_3a__20_Ἀρχαία_20_ἑλληνικά"><text:span text:style-name="T16"> </text:span></text:span><text:span text:style-name="AncientGreek_3a__20_Ἀρχαία_20_ἑλληνικά"><text:span text:style-name="T3">ἐπέβαλε</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χεῖρα</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τοίχῳ</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τυφλώσων</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λέοντα</text:span></text:span><text:span text:style-name="AncientGreek_3a__20_Ἀρχαία_20_ἑλληνικά"><text:span text:style-name="T16">. </text:span></text:span><text:span text:style-name="AncientGreek_3a__20_Ἀρχαία_20_ἑλληνικά"><text:span text:style-name="T3">Σκόλοψ</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ὄνυχι</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ὑπεισδὺς</text:span></text:span><text:span text:style-name="AncientGreek_3a__20_Ἀρχαία_20_ἑλληνικά"><text:span text:style-name="T16"> </text:span></text:span><text:span text:style-name="AncientGreek_3a__20_Ἀρχαία_20_ἑλληνικά"><text:span text:style-name="T3">ἄλγημα</text:span></text:span><text:span text:style-name="AncientGreek_3a__20_Ἀρχαία_20_ἑλληνικά"><text:span text:style-name="T16"> </text:span></text:span><text:span text:style-name="AncientGreek_3a__20_Ἀρχαία_20_ἑλληνικά"><text:span text:style-name="T3">ὀξὺ</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φλεγμονὴν</text:span></text:span><text:span text:style-name="AncientGreek_3a__20_Ἀρχαία_20_ἑλληνικά"><text:span text:style-name="T16"> </text:span></text:span><text:span text:style-name="AncientGreek_3a__20_Ἀρχαία_20_ἑλληνικά"><text:span text:style-name="T3">μέχρι</text:span></text:span><text:span text:style-name="AncientGreek_3a__20_Ἀρχαία_20_ἑλληνικά"><text:span text:style-name="T16"> </text:span></text:span><text:span text:style-name="AncientGreek_3a__20_Ἀρχαία_20_ἑλληνικά"><text:span text:style-name="T3">βουβώνων</text:span></text:span><text:span text:style-name="AncientGreek_3a__20_Ἀρχαία_20_ἑλληνικά"><text:span text:style-name="T16"> </text:span></text:span><text:span text:style-name="AncientGreek_3a__20_Ἀρχαία_20_ἑλληνικά"><text:span text:style-name="T3">εἰργάσατο</text:span></text:span><text:span text:style-name="AncientGreek_3a__20_Ἀρχαία_20_ἑλληνικά"><text:span text:style-name="T16">· </text:span></text:span><text:span text:style-name="AncientGreek_3a__20_Ἀρχαία_20_ἑλληνικά"><text:span text:style-name="T3">πυρετός</text:span></text:span><text:span text:style-name="AncientGreek_3a__20_Ἀρχαία_20_ἑλληνικά"><text:span text:style-name="T16"> </text:span></text:span><text:span text:style-name="AncientGreek_3a__20_Ἀρχαία_20_ἑλληνικά"><text:span text:style-name="T3">τε</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ούτοις</text:span></text:span><text:span text:style-name="AncientGreek_3a__20_Ἀρχαία_20_ἑλληνικά"><text:span text:style-name="T16"> </text:span></text:span><text:span text:style-name="AncientGreek_3a__20_Ἀρχαία_20_ἑλληνικά"><text:span text:style-name="T3">ἀνάψα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παῖδα</text:span></text:span><text:span text:style-name="AncientGreek_3a__20_Ἀρχαία_20_ἑλληνικά"><text:span text:style-name="T16"> </text:span></text:span><text:span text:style-name="AncientGreek_3a__20_Ἀρχαία_20_ἑλληνικά"><text:span text:style-name="T3">θᾶττο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βίου</text:span></text:span><text:span text:style-name="AncientGreek_3a__20_Ἀρχαία_20_ἑλληνικά"><text:span text:style-name="T16"> </text:span></text:span><text:span text:style-name="AncientGreek_3a__20_Ἀρχαία_20_ἑλληνικά"><text:span text:style-name="T3">ὑπεξήγαγε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καίπερ</text:span></text:span><text:span text:style-name="AncientGreek_3a__20_Ἀρχαία_20_ἑλληνικά"><text:span text:style-name="T16"> </text:span></text:span><text:span text:style-name="AncientGreek_3a__20_Ἀρχαία_20_ἑλληνικά"><text:span text:style-name="T3">γραπτὸς</text:span></text:span><text:span text:style-name="AncientGreek_3a__20_Ἀρχαία_20_ἑλληνικά"><text:span text:style-name="T16"> </text:span></text:span><text:span text:style-name="AncientGreek_3a__20_Ἀρχαία_20_ἑλληνικά"><text:span text:style-name="T3">ὢν</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ἀνῃρήκει</text:span></text:span><text:span text:style-name="AncientGreek_3a__20_Ἀρχαία_20_ἑλληνικά"><text:span text:style-name="T16">, </text:span></text:span><text:span text:style-name="AncientGreek_3a__20_Ἀρχαία_20_ἑλληνικά"><text:span text:style-name="T3">μηδὲν</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πατρὸς</text:span></text:span><text:span text:style-name="AncientGreek_3a__20_Ἀρχαία_20_ἑλληνικά"><text:span text:style-name="T16"> </text:span></text:span><text:span text:style-name="AncientGreek_3a__20_Ἀρχαία_20_ἑλληνικά"><text:span text:style-name="T3">ὠφεληθέντα</text:span></text:span><text:span text:style-name="AncientGreek_3a__20_Ἀρχαία_20_ἑλληνικά"><text:span text:style-name="T16"> </text:span></text:span><text:span text:style-name="AncientGreek_3a__20_Ἀρχαία_20_ἑλληνικά"><text:span text:style-name="T3">σοφίσματι</text:span></text:span><text:span text:style-name="AncientGreek_3a__20_Ἀρχαία_20_ἑλληνικά"><text:span text:style-name="T16">.</text:span></text:span></text:p>
            <text:p text:style-name="P79"><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ἃ</text:span></text:span><text:span text:style-name="AncientGreek_3a__20_Ἀρχαία_20_ἑλληνικά"><text:span text:style-name="T16"> </text:span></text:span><text:span text:style-name="AncientGreek_3a__20_Ἀρχαία_20_ἑλληνικά"><text:span text:style-name="T3">δὴ</text:span></text:span><text:span text:style-name="AncientGreek_3a__20_Ἀρχαία_20_ἑλληνικά"><text:span text:style-name="T16"> </text:span></text:span><text:span text:style-name="AncientGreek_3a__20_Ἀρχαία_20_ἑλληνικά"><text:span text:style-name="T3">μέλλει</text:span></text:span><text:span text:style-name="AncientGreek_3a__20_Ἀρχαία_20_ἑλληνικά"><text:span text:style-name="T16"> </text:span></text:span><text:span text:style-name="AncientGreek_3a__20_Ἀρχαία_20_ἑλληνικά"><text:span text:style-name="T3">συμβαίνειν</text:span></text:span><text:span text:style-name="AncientGreek_3a__20_Ἀρχαία_20_ἑλληνικά"><text:span text:style-name="T16"> </text:span></text:span><text:span text:style-name="AncientGreek_3a__20_Ἀρχαία_20_ἑλληνικά"><text:span text:style-name="T3">τινί</text:span></text:span><text:span text:style-name="AncientGreek_3a__20_Ἀρχαία_20_ἑλληνικά"><text:span text:style-name="T16">, </text:span></text:span><text:span text:style-name="AncientGreek_3a__20_Ἀρχαία_20_ἑλληνικά"><text:span text:style-name="T3">ἐγκαρτερείτω</text:span></text:span><text:span text:style-name="AncientGreek_3a__20_Ἀρχαία_20_ἑλληνικά"><text:span text:style-name="T16"> </text:span></text:span><text:span text:style-name="AncientGreek_3a__20_Ἀρχαία_20_ἑλληνικά"><text:span text:style-name="T3">τούτοις</text:span></text:span><text:span text:style-name="AncientGreek_3a__20_Ἀρχαία_20_ἑλληνικά"><text:span text:style-name="T16"> </text:span></text:span><text:span text:style-name="AncientGreek_3a__20_Ἀρχαία_20_ἑλληνικά"><text:span text:style-name="T3">γενναίω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σοφιζέσθω</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ἐκφεύξεται</text:span></text:span><text:span text:style-name="AncientGreek_3a__20_Ἀρχαία_20_ἑλληνικά"><text:span text:style-name="T16">.</text:span></text:span></text:p>
          </table:table-cell>
          <table:table-cell table:style-name="Table1.A1" office:value-type="string">
            <text:p text:style-name="P80">THE SON AND THE PAINTED LION</text:p>
            <text:p text:style-name="P80"/>
            <text:p text:style-name="P80">A fearful old man had an only son full of courage and passionate about hunting; he saw him in a dream perish under the claw of a lion. Fearing that the dream was real and would come true, he had a lofty and masonry apartment built glorious , and he kept his son there. He had painted, to distract him, animals of all kinds, among which was also a lion. But the sight of all these paintings only increased the boredom of the young man. One day approaching the lion: "Bad beast," he cried, "it's because of you and my father's lying dream that I've been locked up in this women's prison." What could I do to you? At these words he slammed his hand against the wall, to gouge out the lion's eye. But a spike dug under his fingernail and caused him sharp pain and inflammation that resulted in a tumour. The fever having kindled over this soon caused him to pass from life to death. The lion, for being only a painted lion, nevertheless killed the young man, to whom his father's artifice was of no avail.</text:p>
            <text:p text:style-name="P80"/>
            <text:p text:style-name="P80">This fable shows that we must bravely accept the fate that awaits us, and not trick it, because we cannot escape it.</text:p>
          </table:table-cell>
        </table:table-row>
        <text:soft-page-break/>
        <table:table-row table:style-name="Table1.1">
          <table:table-cell table:style-name="Table1.A1" office:value-type="string">
            <text:p text:style-name="P20"><text:span text:style-name="AncientGreek_3a__20_Ἀρχαία_20_ἑλληνικά"><text:span text:style-name="T2">296. </text:span></text:span><text:span text:style-name="AncientGreek_3a__20_Ἀρχαία_20_ἑλληνικά"><text:span text:style-name="T1">Παῖς</text:span></text:span><text:span text:style-name="AncientGreek_3a__20_Ἀρχαία_20_ἑλληνικά"><text:span text:style-name="T2"> </text:span></text:span><text:span text:style-name="AncientGreek_3a__20_Ἀρχαία_20_ἑλληνικά"><text:span text:style-name="T1">κλέπτη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μήτηρ</text:span></text:span><text:span text:style-name="AncientGreek_3a__20_Ἀρχαία_20_ἑλληνικά"><text:span text:style-name="T2">.<text:line-break/></text:span></text:span><text:span text:style-name="AncientGreek_3a__20_Ἀρχαία_20_ἑλληνικά"><text:span text:style-name="T3">Παῖς</text:span></text:span><text:span text:style-name="AncientGreek_3a__20_Ἀρχαία_20_ἑλληνικά"><text:span text:style-name="T16"> </text:span></text:span><text:span text:style-name="AncientGreek_3a__20_Ἀρχαία_20_ἑλληνικά"><text:span text:style-name="T3">ἐκ</text:span></text:span><text:span text:style-name="AncientGreek_3a__20_Ἀρχαία_20_ἑλληνικά"><text:span text:style-name="T16"> </text:span></text:span><text:span text:style-name="AncientGreek_3a__20_Ἀρχαία_20_ἑλληνικά"><text:span text:style-name="T3">διδασκαλείου</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συμφοιτητοῦ</text:span></text:span><text:span text:style-name="AncientGreek_3a__20_Ἀρχαία_20_ἑλληνικά"><text:span text:style-name="T16"> </text:span></text:span><text:span text:style-name="AncientGreek_3a__20_Ἀρχαία_20_ἑλληνικά"><text:span text:style-name="T3">δέλτον</text:span></text:span><text:span text:style-name="AncientGreek_3a__20_Ἀρχαία_20_ἑλληνικά"><text:span text:style-name="T16"> </text:span></text:span><text:span text:style-name="AncientGreek_3a__20_Ἀρχαία_20_ἑλληνικά"><text:span text:style-name="T3">ὑφελόμενος</text:span></text:span><text:span text:style-name="AncientGreek_3a__20_Ἀρχαία_20_ἑλληνικά"><text:span text:style-name="T16"> </text:span></text:span><text:span text:style-name="AncientGreek_3a__20_Ἀρχαία_20_ἑλληνικά"><text:span text:style-name="T3">τῇ</text:span></text:span><text:span text:style-name="AncientGreek_3a__20_Ἀρχαία_20_ἑλληνικά"><text:span text:style-name="T16"> </text:span></text:span><text:span text:style-name="AncientGreek_3a__20_Ἀρχαία_20_ἑλληνικά"><text:span text:style-name="T3">μητρὶ</text:span></text:span><text:span text:style-name="AncientGreek_3a__20_Ἀρχαία_20_ἑλληνικά"><text:span text:style-name="T16"> </text:span></text:span><text:span text:style-name="AncientGreek_3a__20_Ἀρχαία_20_ἑλληνικά"><text:span text:style-name="T3">ἐκόμισε</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μόνον</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ἐπιπληξάσης</text:span></text:span><text:span text:style-name="AncientGreek_3a__20_Ἀρχαία_20_ἑλληνικά"><text:span text:style-name="T16">,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μᾶλλον</text:span></text:span><text:span text:style-name="AncientGreek_3a__20_Ἀρχαία_20_ἑλληνικά"><text:span text:style-name="T16"> </text:span></text:span><text:span text:style-name="AncientGreek_3a__20_Ἀρχαία_20_ἑλληνικά"><text:span text:style-name="T3">ἐπαινεσάσης</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ἐκ</text:span></text:span><text:span text:style-name="AncientGreek_3a__20_Ἀρχαία_20_ἑλληνικά"><text:span text:style-name="T16"> </text:span></text:span><text:span text:style-name="AncientGreek_3a__20_Ἀρχαία_20_ἑλληνικά"><text:span text:style-name="T3">δευτέρου</text:span></text:span><text:span text:style-name="AncientGreek_3a__20_Ἀρχαία_20_ἑλληνικά"><text:span text:style-name="T16"> </text:span></text:span><text:span text:style-name="AncientGreek_3a__20_Ἀρχαία_20_ἑλληνικά"><text:span text:style-name="T3">ἱμάτιον</text:span></text:span><text:span text:style-name="AncientGreek_3a__20_Ἀρχαία_20_ἑλληνικά"><text:span text:style-name="T16"> </text:span></text:span><text:span text:style-name="AncientGreek_3a__20_Ἀρχαία_20_ἑλληνικά"><text:span text:style-name="T3">κλέψας</text:span></text:span><text:span text:style-name="AncientGreek_3a__20_Ἀρχαία_20_ἑλληνικά"><text:span text:style-name="T16"> </text:span></text:span><text:span text:style-name="AncientGreek_3a__20_Ἀρχαία_20_ἑλληνικά"><text:span text:style-name="T3">ἤνεγκεν</text:span></text:span><text:span text:style-name="AncientGreek_3a__20_Ἀρχαία_20_ἑλληνικά"><text:span text:style-name="T16"> </text:span></text:span><text:span text:style-name="AncientGreek_3a__20_Ἀρχαία_20_ἑλληνικά"><text:span text:style-name="T3">αὐτῇ</text:span></text:span><text:span text:style-name="AncientGreek_3a__20_Ἀρχαία_20_ἑλληνικά"><text:span text:style-name="T16">. </text:span></text:span><text:span text:style-name="AncientGreek_3a__20_Ἀρχαία_20_ἑλληνικά"><text:span text:style-name="T3">Ἔτι</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μᾶλλον</text:span></text:span><text:span text:style-name="AncientGreek_3a__20_Ἀρχαία_20_ἑλληνικά"><text:span text:style-name="T16"> </text:span></text:span><text:span text:style-name="AncientGreek_3a__20_Ἀρχαία_20_ἑλληνικά"><text:span text:style-name="T3">ἐπαινεσάσης</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ἐκείνης</text:span></text:span><text:span text:style-name="AncientGreek_3a__20_Ἀρχαία_20_ἑλληνικά"><text:span text:style-name="T16">, </text:span></text:span><text:span text:style-name="AncientGreek_3a__20_Ἀρχαία_20_ἑλληνικά"><text:span text:style-name="T3">προϊὼν</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χρόνοις</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νεανίας</text:span></text:span><text:span text:style-name="AncientGreek_3a__20_Ἀρχαία_20_ἑλληνικά"><text:span text:style-name="T16"> </text:span></text:span><text:span text:style-name="AncientGreek_3a__20_Ἀρχαία_20_ἑλληνικά"><text:span text:style-name="T3">ἐγένετο</text:span></text:span><text:span text:style-name="AncientGreek_3a__20_Ἀρχαία_20_ἑλληνικά"><text:span text:style-name="T16">, </text:span></text:span><text:span text:style-name="AncientGreek_3a__20_Ἀρχαία_20_ἑλληνικά"><text:span text:style-name="T3">ἤδη</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μείζονα</text:span></text:span><text:span text:style-name="AncientGreek_3a__20_Ἀρχαία_20_ἑλληνικά"><text:span text:style-name="T16"> </text:span></text:span><text:span text:style-name="AncientGreek_3a__20_Ἀρχαία_20_ἑλληνικά"><text:span text:style-name="T3">κλέπτειν</text:span></text:span><text:span text:style-name="AncientGreek_3a__20_Ἀρχαία_20_ἑλληνικά"><text:span text:style-name="T16"> </text:span></text:span><text:span text:style-name="AncientGreek_3a__20_Ἀρχαία_20_ἑλληνικά"><text:span text:style-name="T3">ἐπεχείρει</text:span></text:span><text:span text:style-name="AncientGreek_3a__20_Ἀρχαία_20_ἑλληνικά"><text:span text:style-name="T16">. </text:span></text:span><text:span text:style-name="AncientGreek_3a__20_Ἀρχαία_20_ἑλληνικά"><text:span text:style-name="T3">Ληφθεὶς</text:span></text:span><text:span text:style-name="AncientGreek_3a__20_Ἀρχαία_20_ἑλληνικά"><text:span text:style-name="T16"> </text:span></text:span><text:span text:style-name="AncientGreek_3a__20_Ἀρχαία_20_ἑλληνικά"><text:span text:style-name="T3">δέ</text:span></text:span><text:span text:style-name="AncientGreek_3a__20_Ἀρχαία_20_ἑλληνικά"><text:span text:style-name="T16"> </text:span></text:span><text:span text:style-name="AncientGreek_3a__20_Ἀρχαία_20_ἑλληνικά"><text:span text:style-name="T3">ποτε</text:span></text:span><text:span text:style-name="AncientGreek_3a__20_Ἀρχαία_20_ἑλληνικά"><text:span text:style-name="T16"> </text:span></text:span><text:span text:style-name="AncientGreek_3a__20_Ἀρχαία_20_ἑλληνικά"><text:span text:style-name="T3">ἐπ</text:span></text:span><text:span text:style-name="AncientGreek_3a__20_Ἀρχαία_20_ἑλληνικά"><text:span text:style-name="T16">’ </text:span></text:span><text:span text:style-name="AncientGreek_3a__20_Ἀρχαία_20_ἑλληνικά"><text:span text:style-name="T3">αὐτοφώρῳ</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εριαγκωνισθεὶς</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δήμιον</text:span></text:span><text:span text:style-name="AncientGreek_3a__20_Ἀρχαία_20_ἑλληνικά"><text:span text:style-name="T16"> </text:span></text:span><text:span text:style-name="AncientGreek_3a__20_Ἀρχαία_20_ἑλληνικά"><text:span text:style-name="T3">ἀπήγετο</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πακολουθούσης</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στερνοκοπουμένης</text:span></text:span><text:span text:style-name="AncientGreek_3a__20_Ἀρχαία_20_ἑλληνικά"><text:span text:style-name="T16">, </text:span></text:span><text:span text:style-name="AncientGreek_3a__20_Ἀρχαία_20_ἑλληνικά"><text:span text:style-name="T3">εἶπε</text:span></text:span><text:span text:style-name="AncientGreek_3a__20_Ἀρχαία_20_ἑλληνικά"><text:span text:style-name="T16"> </text:span></text:span><text:span text:style-name="AncientGreek_3a__20_Ἀρχαία_20_ἑλληνικά"><text:span text:style-name="T3">βούλεσθαί</text:span></text:span><text:span text:style-name="AncientGreek_3a__20_Ἀρχαία_20_ἑλληνικά"><text:span text:style-name="T16"> </text:span></text:span><text:span text:style-name="AncientGreek_3a__20_Ἀρχαία_20_ἑλληνικά"><text:span text:style-name="T3">τι</text:span></text:span><text:span text:style-name="AncientGreek_3a__20_Ἀρχαία_20_ἑλληνικά"><text:span text:style-name="T16"> </text:span></text:span><text:span text:style-name="AncientGreek_3a__20_Ἀρχαία_20_ἑλληνικά"><text:span text:style-name="T3">αὐτῇ</text:span></text:span><text:span text:style-name="AncientGreek_3a__20_Ἀρχαία_20_ἑλληνικά"><text:span text:style-name="T16"> </text:span></text:span><text:span text:style-name="AncientGreek_3a__20_Ἀρχαία_20_ἑλληνικά"><text:span text:style-name="T3">εἰπεῖν</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οὖ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πεὶ</text:span></text:span><text:span text:style-name="AncientGreek_3a__20_Ἀρχαία_20_ἑλληνικά"><text:span text:style-name="T16"> </text:span></text:span><text:span text:style-name="AncientGreek_3a__20_Ἀρχαία_20_ἑλληνικά"><text:span text:style-name="T3">τάχιστα</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προσῆλθε</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ὠτίου</text:span></text:span><text:span text:style-name="AncientGreek_3a__20_Ἀρχαία_20_ἑλληνικά"><text:span text:style-name="T16"> </text:span></text:span><text:span text:style-name="AncientGreek_3a__20_Ἀρχαία_20_ἑλληνικά"><text:span text:style-name="T3">ἐπιλαβόμενος</text:span></text:span><text:span text:style-name="AncientGreek_3a__20_Ἀρχαία_20_ἑλληνικά"><text:span text:style-name="T16">, </text:span></text:span><text:span text:style-name="AncientGreek_3a__20_Ἀρχαία_20_ἑλληνικά"><text:span text:style-name="T3">κατέδακεν</text:span></text:span><text:span text:style-name="AncientGreek_3a__20_Ἀρχαία_20_ἑλληνικά"><text:span text:style-name="T16"> </text:span></text:span><text:span text:style-name="AncientGreek_3a__20_Ἀρχαία_20_ἑλληνικά"><text:span text:style-name="T3">αὐτό</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κατηγορούσης</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δυσσέβειαν</text:span></text:span><text:span text:style-name="AncientGreek_3a__20_Ἀρχαία_20_ἑλληνικά"><text:span text:style-name="T16">, </text:span></text:span><text:span text:style-name="AncientGreek_3a__20_Ἀρχαία_20_ἑλληνικά"><text:span text:style-name="T3">εἴπερ</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ἀρκεσθεὶς</text:span></text:span><text:span text:style-name="AncientGreek_3a__20_Ἀρχαία_20_ἑλληνικά"><text:span text:style-name="T16"> </text:span></text:span><text:span text:style-name="AncientGreek_3a__20_Ἀρχαία_20_ἑλληνικά"><text:span text:style-name="T3">οἷς</text:span></text:span><text:span text:style-name="AncientGreek_3a__20_Ἀρχαία_20_ἑλληνικά"><text:span text:style-name="T16"> </text:span></text:span><text:span text:style-name="AncientGreek_3a__20_Ἀρχαία_20_ἑλληνικά"><text:span text:style-name="T3">ἤδη</text:span></text:span><text:span text:style-name="AncientGreek_3a__20_Ἀρχαία_20_ἑλληνικά"><text:span text:style-name="T16"> </text:span></text:span><text:span text:style-name="AncientGreek_3a__20_Ἀρχαία_20_ἑλληνικά"><text:span text:style-name="T3">πεπλημμέληκ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μητέρα</text:span></text:span><text:span text:style-name="AncientGreek_3a__20_Ἀρχαία_20_ἑλληνικά"><text:span text:style-name="T16"> </text:span></text:span><text:span text:style-name="AncientGreek_3a__20_Ἀρχαία_20_ἑλληνικά"><text:span text:style-name="T3">ἐλωβήσατο</text:span></text:span><text:span text:style-name="AncientGreek_3a__20_Ἀρχαία_20_ἑλληνικά"><text:span text:style-name="T16">, </text:span></text:span><text:span text:style-name="AncientGreek_3a__20_Ἀρχαία_20_ἑλληνικά"><text:span text:style-name="T3">ἐκεῖνος</text:span></text:span><text:span text:style-name="AncientGreek_3a__20_Ἀρχαία_20_ἑλληνικά"><text:span text:style-name="T16"> </text:span></text:span><text:span text:style-name="AncientGreek_3a__20_Ἀρχαία_20_ἑλληνικά"><text:span text:style-name="T3">ὑποτυχὼν</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τότε</text:span></text:span><text:span text:style-name="AncientGreek_3a__20_Ἀρχαία_20_ἑλληνικά"><text:span text:style-name="T16"> </text:span></text:span><text:span text:style-name="AncientGreek_3a__20_Ἀρχαία_20_ἑλληνικά"><text:span text:style-name="T3">ὅτε</text:span></text:span><text:span text:style-name="AncientGreek_3a__20_Ἀρχαία_20_ἑλληνικά"><text:span text:style-name="T16"> </text:span></text:span><text:span text:style-name="AncientGreek_3a__20_Ἀρχαία_20_ἑλληνικά"><text:span text:style-name="T3">σοι</text:span></text:span><text:span text:style-name="AncientGreek_3a__20_Ἀρχαία_20_ἑλληνικά"><text:span text:style-name="T16"> </text:span></text:span><text:span text:style-name="AncientGreek_3a__20_Ἀρχαία_20_ἑλληνικά"><text:span text:style-name="T3">πρῶτον</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δέλτον</text:span></text:span><text:span text:style-name="AncientGreek_3a__20_Ἀρχαία_20_ἑλληνικά"><text:span text:style-name="T16"> </text:span></text:span><text:span text:style-name="AncientGreek_3a__20_Ἀρχαία_20_ἑλληνικά"><text:span text:style-name="T3">κλέψας</text:span></text:span><text:span text:style-name="AncientGreek_3a__20_Ἀρχαία_20_ἑλληνικά"><text:span text:style-name="T16"> </text:span></text:span><text:span text:style-name="AncientGreek_3a__20_Ἀρχαία_20_ἑλληνικά"><text:span text:style-name="T3">ἤνεγκα</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ἐπέπληξάς</text:span></text:span><text:span text:style-name="AncientGreek_3a__20_Ἀρχαία_20_ἑλληνικά"><text:span text:style-name="T16"> </text:span></text:span><text:span text:style-name="AncientGreek_3a__20_Ἀρχαία_20_ἑλληνικά"><text:span text:style-name="T3">μοι</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μέχρι</text:span></text:span><text:span text:style-name="AncientGreek_3a__20_Ἀρχαία_20_ἑλληνικά"><text:span text:style-name="T16"> </text:span></text:span><text:span text:style-name="AncientGreek_3a__20_Ἀρχαία_20_ἑλληνικά"><text:span text:style-name="T3">τούτου</text:span></text:span><text:span text:style-name="AncientGreek_3a__20_Ἀρχαία_20_ἑλληνικά"><text:span text:style-name="T16"> </text:span></text:span><text:span text:style-name="AncientGreek_3a__20_Ἀρχαία_20_ἑλληνικά"><text:span text:style-name="T3">ἐχώρησα</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θάνατον</text:span></text:span><text:span text:style-name="AncientGreek_3a__20_Ἀρχαία_20_ἑλληνικά"><text:span text:style-name="T16"> </text:span></text:span><text:span text:style-name="AncientGreek_3a__20_Ἀρχαία_20_ἑλληνικά"><text:span text:style-name="T3">ἀπάγεσθαι</text:span></text:span><text:span text:style-name="AncientGreek_3a__20_Ἀρχαία_20_ἑλληνικά"><text:span text:style-name="T16">. »</text:span></text:span></text:p>
            <text:p text:style-name="P62"><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κατ</text:span></text:span><text:span text:style-name="AncientGreek_3a__20_Ἀρχαία_20_ἑλληνικά"><text:span text:style-name="T16">’ </text:span></text:span><text:span text:style-name="AncientGreek_3a__20_Ἀρχαία_20_ἑλληνικά"><text:span text:style-name="T3">ἀρχὰς</text:span></text:span><text:span text:style-name="AncientGreek_3a__20_Ἀρχαία_20_ἑλληνικά"><text:span text:style-name="T16"> </text:span></text:span><text:span text:style-name="AncientGreek_3a__20_Ἀρχαία_20_ἑλληνικά"><text:span text:style-name="T3">κολαζόμενον</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μεῖζον</text:span></text:span><text:span text:style-name="AncientGreek_3a__20_Ἀρχαία_20_ἑλληνικά"><text:span text:style-name="T16"> </text:span></text:span><text:span text:style-name="AncientGreek_3a__20_Ἀρχαία_20_ἑλληνικά"><text:span text:style-name="T3">αὔξεται</text:span></text:span><text:span text:style-name="AncientGreek_3a__20_Ἀρχαία_20_ἑλληνικά"><text:span text:style-name="T16">.</text:span></text:span></text:p>
          </table:table-cell>
          <table:table-cell table:style-name="Table1.A1" office:value-type="string">
            <text:p text:style-name="P80">A THIEF CHILD AND HIS MOTHER</text:p>
            <text:p text:style-name="P80">A child stole his classmate's tablets from school and brought them to his mother, who, instead of correcting him, praised him. Another time he stole a coat and brought it to her; she praised him even more. From then on, growing in age and becoming a young man, he took to more important thefts. But one day he was caught in the act; they tied his hands behind his back, and led him to the executioner. His mother went with him and beat her chest. He said he wanted to whisper something in her ear. As soon as she approached, he grabbed her earlobe and bit it off. She reproached him for his impiety: not content with the crimes he had already committed, he had just mutilated his mother again! He replied, "If at the time when I first brought you the tablet which I had stolen, you had beaten me, I would not have come to the point where I am: I would not be led to death.<text:line-break/><text:line-break/>This fable shows that what is not repressed from the beginning grows and increases.</text:p>
          </table:table-cell>
        </table:table-row>
        <table:table-row table:style-name="Table1.1">
          <table:table-cell table:style-name="Table1.A1" office:value-type="string">
            <text:p text:style-name="P20"><text:span text:style-name="AncientGreek_3a__20_Ἀρχαία_20_ἑλληνικά"><text:span text:style-name="T2">297. </text:span></text:span><text:span text:style-name="AncientGreek_3a__20_Ἀρχαία_20_ἑλληνικά"><text:span text:style-name="T1">Παῖς</text:span></text:span><text:span text:style-name="AncientGreek_3a__20_Ἀρχαία_20_ἑλληνικά"><text:span text:style-name="T2"> </text:span></text:span><text:span text:style-name="AncientGreek_3a__20_Ἀρχαία_20_ἑλληνικά"><text:span text:style-name="T1">λουόμενος</text:span></text:span><text:span text:style-name="AncientGreek_3a__20_Ἀρχαία_20_ἑλληνικά"><text:span text:style-name="T2">.<text:line-break/></text:span></text:span><text:span text:style-name="AncientGreek_3a__20_Ἀρχαία_20_ἑλληνικά"><text:span text:style-name="T3">Παῖς</text:span></text:span><text:span text:style-name="AncientGreek_3a__20_Ἀρχαία_20_ἑλληνικά"><text:span text:style-name="T16"> </text:span></text:span><text:span text:style-name="AncientGreek_3a__20_Ἀρχαία_20_ἑλληνικά"><text:span text:style-name="T3">ποτε</text:span></text:span><text:span text:style-name="AncientGreek_3a__20_Ἀρχαία_20_ἑλληνικά"><text:span text:style-name="T16"> </text:span></text:span><text:span text:style-name="AncientGreek_3a__20_Ἀρχαία_20_ἑλληνικά"><text:span text:style-name="T3">λουόμενος</text:span></text:span><text:span text:style-name="AncientGreek_3a__20_Ἀρχαία_20_ἑλληνικά"><text:span text:style-name="T16"> </text:span></text:span><text:span text:style-name="AncientGreek_3a__20_Ἀρχαία_20_ἑλληνικά"><text:span text:style-name="T3">ἔν</text:span></text:span><text:span text:style-name="AncientGreek_3a__20_Ἀρχαία_20_ἑλληνικά"><text:span text:style-name="T16"> </text:span></text:span><text:span text:style-name="AncientGreek_3a__20_Ἀρχαία_20_ἑλληνικά"><text:span text:style-name="T3">τινι</text:span></text:span><text:span text:style-name="AncientGreek_3a__20_Ἀρχαία_20_ἑλληνικά"><text:span text:style-name="T16"> </text:span></text:span><text:span text:style-name="AncientGreek_3a__20_Ἀρχαία_20_ἑλληνικά"><text:span text:style-name="T3">ποταμῷ</text:span></text:span><text:span text:style-name="AncientGreek_3a__20_Ἀρχαία_20_ἑλληνικά"><text:span text:style-name="T16"> </text:span></text:span><text:span text:style-name="AncientGreek_3a__20_Ἀρχαία_20_ἑλληνικά"><text:span text:style-name="T3">ἐκινδύνευσεν</text:span></text:span><text:span text:style-name="AncientGreek_3a__20_Ἀρχαία_20_ἑλληνικά"><text:span text:style-name="T16"> </text:span></text:span><text:span text:style-name="AncientGreek_3a__20_Ἀρχαία_20_ἑλληνικά"><text:span text:style-name="T3">ἀποπνιγῆναι</text:span></text:span><text:span text:style-name="AncientGreek_3a__20_Ἀρχαία_20_ἑλληνικά"><text:span text:style-name="T16">. </text:span></text:span><text:span text:style-name="AncientGreek_3a__20_Ἀρχαία_20_ἑλληνικά"><text:span text:style-name="T3">Ἰδὼν</text:span></text:span><text:span text:style-name="AncientGreek_3a__20_Ἀρχαία_20_ἑλληνικά"><text:span text:style-name="T16"> </text:span></text:span><text:span text:style-name="AncientGreek_3a__20_Ἀρχαία_20_ἑλληνικά"><text:span text:style-name="T3">δέ</text:span></text:span><text:span text:style-name="AncientGreek_3a__20_Ἀρχαία_20_ἑλληνικά"><text:span text:style-name="T16"> </text:span></text:span><text:span text:style-name="AncientGreek_3a__20_Ἀρχαία_20_ἑλληνικά"><text:span text:style-name="T3">τινα</text:span></text:span><text:span text:style-name="AncientGreek_3a__20_Ἀρχαία_20_ἑλληνικά"><text:span text:style-name="T16"> </text:span></text:span><text:span text:style-name="AncientGreek_3a__20_Ἀρχαία_20_ἑλληνικά"><text:span text:style-name="T3">ὁδοιπόρον</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βοηθείᾳ</text:span></text:span><text:span text:style-name="AncientGreek_3a__20_Ἀρχαία_20_ἑλληνικά"><text:span text:style-name="T16"> </text:span></text:span><text:span text:style-name="AncientGreek_3a__20_Ἀρχαία_20_ἑλληνικά"><text:span text:style-name="T3">ἐκάλει</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μέμφετο</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παιδὶ</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τολμηρῷ</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μειράκιον</text:span></text:span><text:span text:style-name="AncientGreek_3a__20_Ἀρχαία_20_ἑλληνικά"><text:span text:style-name="T16"> </text:span></text:span><text:span text:style-name="AncientGreek_3a__20_Ἀρχαία_20_ἑλληνικά"><text:span text:style-name="T3">εἶπε</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αὐτόν</text:span></text:span><text:span text:style-name="AncientGreek_3a__20_Ἀρχαία_20_ἑλληνικά"><text:span text:style-name="T16">· «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νῦν</text:span></text:span><text:span text:style-name="AncientGreek_3a__20_Ἀρχαία_20_ἑλληνικά"><text:span text:style-name="T16"> </text:span></text:span><text:span text:style-name="AncientGreek_3a__20_Ἀρχαία_20_ἑλληνικά"><text:span text:style-name="T3">μοι</text:span></text:span><text:span text:style-name="AncientGreek_3a__20_Ἀρχαία_20_ἑλληνικά"><text:span text:style-name="T16"> </text:span></text:span><text:span text:style-name="AncientGreek_3a__20_Ἀρχαία_20_ἑλληνικά"><text:span text:style-name="T3">βοήθει</text:span></text:span><text:span text:style-name="AncientGreek_3a__20_Ἀρχαία_20_ἑλληνικά"><text:span text:style-name="T16">, </text:span></text:span><text:span text:style-name="AncientGreek_3a__20_Ἀρχαία_20_ἑλληνικά"><text:span text:style-name="T3">ὕστερο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σωθέντι</text:span></text:span><text:span text:style-name="AncientGreek_3a__20_Ἀρχαία_20_ἑλληνικά"><text:span text:style-name="T16"> </text:span></text:span><text:span text:style-name="AncientGreek_3a__20_Ἀρχαία_20_ἑλληνικά"><text:span text:style-name="T3">μέμψῃ</text:span></text:span><text:span text:style-name="AncientGreek_3a__20_Ἀρχαία_20_ἑλληνικά"><text:span text:style-name="T16">. »</text:span></text:span></text:p>
            <text:p text:style-name="P62"><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εἴρηται</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ἀφορμὴν</text:span></text:span><text:span text:style-name="AncientGreek_3a__20_Ἀρχαία_20_ἑλληνικά"><text:span text:style-name="T16"> </text:span></text:span><text:span text:style-name="AncientGreek_3a__20_Ἀρχαία_20_ἑλληνικά"><text:span text:style-name="T3">καθ</text:span></text:span><text:span text:style-name="AncientGreek_3a__20_Ἀρχαία_20_ἑλληνικά"><text:span text:style-name="T16">’ </text:span></text:span><text:span text:style-name="AncientGreek_3a__20_Ἀρχαία_20_ἑλληνικά"><text:span text:style-name="T3">ἑαυτῶν</text:span></text:span><text:span text:style-name="AncientGreek_3a__20_Ἀρχαία_20_ἑλληνικά"><text:span text:style-name="T16"> </text:span></text:span><text:span text:style-name="AncientGreek_3a__20_Ἀρχαία_20_ἑλληνικά"><text:span text:style-name="T3">διδόντας</text:span></text:span><text:span text:style-name="AncientGreek_3a__20_Ἀρχαία_20_ἑλληνικά"><text:span text:style-name="T16"> </text:span></text:span><text:span text:style-name="AncientGreek_3a__20_Ἀρχαία_20_ἑλληνικά"><text:span text:style-name="T3">ἀδικεῖσθαι</text:span></text:span><text:span text:style-name="AncientGreek_3a__20_Ἀρχαία_20_ἑλληνικά"><text:span text:style-name="T16">.</text:span></text:span></text:p>
          </table:table-cell>
          <table:table-cell table:style-name="Table1.A1" office:value-type="string">
            <text:p text:style-name="P80">A BATHING CHILD</text:p>
            <text:p text:style-name="P80">One day a child who was bathing in a river saw himself in danger of being drowned. Having seen a traveler, he called him to his aid. The traveler reproached him for his temerity. “Oh! replied the young boy, get me off at once; later, when you have saved me, you will reproach me. »</text:p>
            <text:p text:style-name="P80"/>
            <text:p text:style-name="P80">This fable is addressed to people who provide against themselves reasons to mistreat them.</text:p>
          </table:table-cell>
        </table:table-row>
        <text:soft-page-break/>
        <table:table-row table:style-name="Table1.1">
          <table:table-cell table:style-name="Table1.A1" office:value-type="string">
            <text:p text:style-name="P20"><text:span text:style-name="AncientGreek_3a__20_Ἀρχαία_20_ἑλληνικά"><text:span text:style-name="T1">298. Παρακαταθήκην εἰληφὼς καὶ Ὅρκος.<text:line-break/></text:span></text:span><text:span text:style-name="AncientGreek_3a__20_Ἀρχαία_20_ἑλληνικά"><text:span text:style-name="T3">Παρακαταθήκην τις λαβὼν φίλου ἀποστερεῖν διενοεῖτο. Καὶ δὴ προσκαλουμένου αὐτὸν ἐκείνου ἐπὶ ὅρκον, εὐλαβούμενος εἰς ἀγρὸν ἐπορεύετο. Γενόμενος δὲ κατὰ τὰς πύλας, ὡς ἐθεάσατό τινα χωλὸν ἐξιόντα, ἐπυνθάνετο αὐτοῦ τίς τε εἴη καὶ ποῖ πορεύοιτο. Τοῦ δὲ εἰπόντος αὑτὸν Ὅρκον εἶναι καὶ ἐπὶ τοὺς ἀσεβεῖς βαδίζειν, ἐκ δευτέρου ἠρώτα διὰ πόσου χρόνου ἐπιφοιτᾶν ταῖς πόλεσι εἴωθεν. Ὁ δὲ ἔφη· « Διὰ τεσσαράκοντα ἐτῶν, ἐνίοτε δὲ καὶ τριάκοντα. » Καὶ ὃς οὐδὲν μελλήσας τῇ ὑστεραίᾳ ὄμοσε μὴ εἰληφέναι τὴν παρακαταθήκην. Περιπεσὼν δὲ τῷ Ὅρκῳ, καὶ ἀπαγόμενος ὑπ’ αὐτοῦ ἐπὶ κρημνόν, ᾐτιᾶτο αὐτὸν ὡς προειπὼν αὐτῷ διὰ τριάκοντα ἐτῶν ἐπιπορεύεσθαι, οὐδὲ πρὸς μίαν ἡμέραν ἄδειαν δέδωκεν. Ὁ δὲ ὑπολαβὼν ἔφη· « Ἀλλ’ εὖ ἴσθι ὡς, ὅταν μέλλῃ τις ἀνιᾶσαί με, καὶ αὐθημερὸν ἐπιφοιτᾶν εἴωθα. »</text:span></text:span></text:p>
            <text:p text:style-name="P62"><text:span text:style-name="AncientGreek_3a__20_Ἀρχαία_20_ἑλληνικά"><text:span text:style-name="T3">Ὁ λόγος δηλοῖ ὅτι ἀδιόριστός ἐστιν ἡ κατὰ τῶν ἀσεβῶν ἐκ θεοῦ τιμωρία.</text:span></text:span></text:p>
          </table:table-cell>
          <table:table-cell table:style-name="Table1.A1" office:value-type="string">
            <text:p text:style-name="P80">A DEPOSITARY AND An OATH</text:p>
            <text:p text:style-name="P80"/>
            <text:p text:style-name="P80">A man who had received a deposit from a friend planned to frustrate him. As this friend called him to take the oath, seized with anxiety, he left for the country. Arrived at the gates of the city, he saw a lame man coming out and asked him who he was and where he was going. The latter having replied that he was the Oath and that he marched against the impious, he asked him a second question: "After how long do you usually return to the cities?" "After forty years, sometimes even thirty," he replied. From then on the man swore the next day without hesitation that he had not received the deposit. But he fell on the Oath, which took him to precipitate him. The man complained: "You told me," he said, "that you were only coming back after thirty years, and you don't even allow me a day's safety." The Oath went on: "Know well that, when they want to annoy me, I usually come back the same day. »</text:p>
            <text:p text:style-name="P80"/>
            <text:p text:style-name="P80">This fable shows that God has no fixed day to punish the ungodly.</text:p>
          </table:table-cell>
        </table:table-row>
        <table:table-row table:style-name="Table1.1">
          <table:table-cell table:style-name="Table1.A1" office:value-type="string">
            <text:p text:style-name="P20"><text:span text:style-name="AncientGreek_3a__20_Ἀρχαία_20_ἑλληνικά"><text:span text:style-name="T2">299. </text:span></text:span><text:span text:style-name="AncientGreek_3a__20_Ἀρχαία_20_ἑλληνικά"><text:span text:style-name="T1">Πάτηρ</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θυγατέρες</text:span></text:span><text:span text:style-name="AncientGreek_3a__20_Ἀρχαία_20_ἑλληνικά"><text:span text:style-name="T2">.<text:line-break/></text:span></text:span><text:span text:style-name="AncientGreek_3a__20_Ἀρχαία_20_ἑλληνικά"><text:span text:style-name="T3">Ἔχων</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δύο</text:span></text:span><text:span text:style-name="AncientGreek_3a__20_Ἀρχαία_20_ἑλληνικά"><text:span text:style-name="T16"> </text:span></text:span><text:span text:style-name="AncientGreek_3a__20_Ἀρχαία_20_ἑλληνικά"><text:span text:style-name="T3">θυγατέρα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κηπουρῷ</text:span></text:span><text:span text:style-name="AncientGreek_3a__20_Ἀρχαία_20_ἑλληνικά"><text:span text:style-name="T16"> </text:span></text:span><text:span text:style-name="AncientGreek_3a__20_Ἀρχαία_20_ἑλληνικά"><text:span text:style-name="T3">ἐξέδωκε</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γάμον</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ἑτέραν</text:span></text:span><text:span text:style-name="AncientGreek_3a__20_Ἀρχαία_20_ἑλληνικά"><text:span text:style-name="T16"> </text:span></text:span><text:span text:style-name="AncientGreek_3a__20_Ἀρχαία_20_ἑλληνικά"><text:span text:style-name="T3">κεραμεῖ</text:span></text:span><text:span text:style-name="AncientGreek_3a__20_Ἀρχαία_20_ἑλληνικά"><text:span text:style-name="T16">. </text:span></text:span><text:span text:style-name="AncientGreek_3a__20_Ἀρχαία_20_ἑλληνικά"><text:span text:style-name="T3">Χρόνου</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ροελθόντος</text:span></text:span><text:span text:style-name="AncientGreek_3a__20_Ἀρχαία_20_ἑλληνικά"><text:span text:style-name="T16">, </text:span></text:span><text:span text:style-name="AncientGreek_3a__20_Ἀρχαία_20_ἑλληνικά"><text:span text:style-name="T3">ἧκε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κηπουροῦ</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αύτην</text:span></text:span><text:span text:style-name="AncientGreek_3a__20_Ἀρχαία_20_ἑλληνικά"><text:span text:style-name="T16"> </text:span></text:span><text:span text:style-name="AncientGreek_3a__20_Ἀρχαία_20_ἑλληνικά"><text:span text:style-name="T3">ἠρώτα</text:span></text:span><text:span text:style-name="AncientGreek_3a__20_Ἀρχαία_20_ἑλληνικά"><text:span text:style-name="T16"> </text:span></text:span><text:span text:style-name="AncientGreek_3a__20_Ἀρχαία_20_ἑλληνικά"><text:span text:style-name="T3">πῶς</text:span></text:span><text:span text:style-name="AncientGreek_3a__20_Ἀρχαία_20_ἑλληνικά"><text:span text:style-name="T16"> </text:span></text:span><text:span text:style-name="AncientGreek_3a__20_Ἀρχαία_20_ἑλληνικά"><text:span text:style-name="T3">ἔχο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ίνι</text:span></text:span><text:span text:style-name="AncientGreek_3a__20_Ἀρχαία_20_ἑλληνικά"><text:span text:style-name="T16"> </text:span></text:span><text:span text:style-name="AncientGreek_3a__20_Ἀρχαία_20_ἑλληνικά"><text:span text:style-name="T3">αὐτοῖς</text:span></text:span><text:span text:style-name="AncientGreek_3a__20_Ἀρχαία_20_ἑλληνικά"><text:span text:style-name="T16"> </text:span></text:span><text:span text:style-name="AncientGreek_3a__20_Ἀρχαία_20_ἑλληνικά"><text:span text:style-name="T3">εἴη</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πράγματα</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εἰπούσης</text:span></text:span><text:span text:style-name="AncientGreek_3a__20_Ἀρχαία_20_ἑλληνικά"><text:span text:style-name="T16"> </text:span></text:span><text:span text:style-name="AncientGreek_3a__20_Ἀρχαία_20_ἑλληνικά"><text:span text:style-name="T3">πάντα</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αὐτοῖς</text:span></text:span><text:span text:style-name="AncientGreek_3a__20_Ἀρχαία_20_ἑλληνικά"><text:span text:style-name="T16"> </text:span></text:span><text:span text:style-name="AncientGreek_3a__20_Ἀρχαία_20_ἑλληνικά"><text:span text:style-name="T3">παρεῖναι</text:span></text:span><text:span text:style-name="AncientGreek_3a__20_Ἀρχαία_20_ἑλληνικά"><text:span text:style-name="T16">, </text:span></text:span><text:span text:style-name="AncientGreek_3a__20_Ἀρχαία_20_ἑλληνικά"><text:span text:style-name="T3">ἓ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εὔχεσθαι</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θεοῖς</text:span></text:span><text:span text:style-name="AncientGreek_3a__20_Ἀρχαία_20_ἑλληνικά"><text:span text:style-name="T16">, </text:span></text:span><text:span text:style-name="AncientGreek_3a__20_Ἀρχαία_20_ἑλληνικά"><text:span text:style-name="T3">ὅπως</text:span></text:span><text:span text:style-name="AncientGreek_3a__20_Ἀρχαία_20_ἑλληνικά"><text:span text:style-name="T16"> </text:span></text:span><text:span text:style-name="AncientGreek_3a__20_Ἀρχαία_20_ἑλληνικά"><text:span text:style-name="T3">χειμὼν</text:span></text:span><text:span text:style-name="AncientGreek_3a__20_Ἀρχαία_20_ἑλληνικά"><text:span text:style-name="T16"> </text:span></text:span><text:span text:style-name="AncientGreek_3a__20_Ἀρχαία_20_ἑλληνικά"><text:span text:style-name="T3">γένητα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ὄμβρος</text:span></text:span><text:span text:style-name="AncientGreek_3a__20_Ἀρχαία_20_ἑλληνικά"><text:span text:style-name="T16">, </text:span></text:span><text:span text:style-name="AncientGreek_3a__20_Ἀρχαία_20_ἑλληνικά"><text:span text:style-name="T3">ἵνα</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λάχανα</text:span></text:span><text:span text:style-name="AncientGreek_3a__20_Ἀρχαία_20_ἑλληνικά"><text:span text:style-name="T16"> </text:span></text:span><text:span text:style-name="AncientGreek_3a__20_Ἀρχαία_20_ἑλληνικά"><text:span text:style-name="T3">ἀρδευθῇ</text:span></text:span><text:span text:style-name="AncientGreek_3a__20_Ἀρχαία_20_ἑλληνικά"><text:span text:style-name="T16">, </text:span></text:span><text:span text:style-name="AncientGreek_3a__20_Ἀρχαία_20_ἑλληνικά"><text:span text:style-name="T3">μετ</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πολὺ</text:span></text:span><text:span text:style-name="AncientGreek_3a__20_Ἀρχαία_20_ἑλληνικά"><text:span text:style-name="T16"> </text:span></text:span><text:span text:style-name="AncientGreek_3a__20_Ἀρχαία_20_ἑλληνικά"><text:span text:style-name="T3">παρεγένετο</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κεραμέω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αὐτῆς</text:span></text:span><text:span text:style-name="AncientGreek_3a__20_Ἀρχαία_20_ἑλληνικά"><text:span text:style-name="T16"> </text:span></text:span><text:span text:style-name="AncientGreek_3a__20_Ἀρχαία_20_ἑλληνικά"><text:span text:style-name="T3">ἐπυνθάνετο</text:span></text:span><text:span text:style-name="AncientGreek_3a__20_Ἀρχαία_20_ἑλληνικά"><text:span text:style-name="T16"> </text:span></text:span><text:span text:style-name="AncientGreek_3a__20_Ἀρχαία_20_ἑλληνικά"><text:span text:style-name="T3">πῶς</text:span></text:span><text:span text:style-name="AncientGreek_3a__20_Ἀρχαία_20_ἑλληνικά"><text:span text:style-name="T16"> </text:span></text:span><text:span text:style-name="AncientGreek_3a__20_Ἀρχαία_20_ἑλληνικά"><text:span text:style-name="T3">ἔχοι</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ἄλλα</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ἐνδεῖσθαι</text:span></text:span><text:span text:style-name="AncientGreek_3a__20_Ἀρχαία_20_ἑλληνικά"><text:span text:style-name="T16"> </text:span></text:span><text:span text:style-name="AncientGreek_3a__20_Ἀρχαία_20_ἑλληνικά"><text:span text:style-name="T3">εἰπούσης</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μόνον</text:span></text:span><text:span text:style-name="AncientGreek_3a__20_Ἀρχαία_20_ἑλληνικά"><text:span text:style-name="T16"> </text:span></text:span><text:span text:style-name="AncientGreek_3a__20_Ἀρχαία_20_ἑλληνικά"><text:span text:style-name="T3">εὔχεσθαι</text:span></text:span><text:span text:style-name="AncientGreek_3a__20_Ἀρχαία_20_ἑλληνικά"><text:span text:style-name="T16">, </text:span></text:span><text:span text:style-name="AncientGreek_3a__20_Ἀρχαία_20_ἑλληνικά"><text:span text:style-name="T3">ὅπως</text:span></text:span><text:span text:style-name="AncientGreek_3a__20_Ἀρχαία_20_ἑλληνικά"><text:span text:style-name="T16"> </text:span></text:span><text:span text:style-name="AncientGreek_3a__20_Ἀρχαία_20_ἑλληνικά"><text:span text:style-name="T3">αἰθρία</text:span></text:span><text:span text:style-name="AncientGreek_3a__20_Ἀρχαία_20_ἑλληνικά"><text:span text:style-name="T16"> </text:span></text:span><text:span text:style-name="AncientGreek_3a__20_Ἀρχαία_20_ἑλληνικά"><text:span text:style-name="T3">τε</text:span></text:span><text:span text:style-name="AncientGreek_3a__20_Ἀρχαία_20_ἑλληνικά"><text:span text:style-name="T16"> </text:span></text:span><text:span text:style-name="AncientGreek_3a__20_Ἀρχαία_20_ἑλληνικά"><text:span text:style-name="T3">λαμπρὰ</text:span></text:span><text:span text:style-name="AncientGreek_3a__20_Ἀρχαία_20_ἑλληνικά"><text:span text:style-name="T16"> </text:span></text:span><text:span text:style-name="AncientGreek_3a__20_Ἀρχαία_20_ἑλληνικά"><text:span text:style-name="T3">ἐπιμείνῃ</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λαμρπὸς</text:span></text:span><text:span text:style-name="AncientGreek_3a__20_Ἀρχαία_20_ἑλληνικά"><text:span text:style-name="T16"> </text:span></text:span><text:span text:style-name="AncientGreek_3a__20_Ἀρχαία_20_ἑλληνικά"><text:span text:style-name="T3">ἥλιος</text:span></text:span><text:span text:style-name="AncientGreek_3a__20_Ἀρχαία_20_ἑλληνικά"><text:span text:style-name="T16">, </text:span></text:span><text:span text:style-name="AncientGreek_3a__20_Ἀρχαία_20_ἑλληνικά"><text:span text:style-name="T3">ἵνα</text:span></text:span><text:span text:style-name="AncientGreek_3a__20_Ἀρχαία_20_ἑλληνικά"><text:span text:style-name="T16"> </text:span></text:span><text:span text:style-name="AncientGreek_3a__20_Ἀρχαία_20_ἑλληνικά"><text:span text:style-name="T3">ξηρανθῇ</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κέραμος</text:span></text:span><text:span text:style-name="AncientGreek_3a__20_Ἀρχαία_20_ἑλληνικά"><text:span text:style-name="T16">, </text:span></text:span><text:span text:style-name="AncientGreek_3a__20_Ἀρχαία_20_ἑλληνικά"><text:span text:style-name="T3">εἶπε</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αὐτήν</text:span></text:span><text:span text:style-name="AncientGreek_3a__20_Ἀρχαία_20_ἑλληνικά"><text:span text:style-name="T16">· « </text:span></text:span><text:span text:style-name="AncientGreek_3a__20_Ἀρχαία_20_ἑλληνικά"><text:span text:style-name="T3">Ἐὰν</text:span></text:span><text:span text:style-name="AncientGreek_3a__20_Ἀρχαία_20_ἑλληνικά"><text:span text:style-name="T16"> </text:span></text:span><text:span text:style-name="AncientGreek_3a__20_Ἀρχαία_20_ἑλληνικά"><text:span text:style-name="T3">σὺ</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εὐδίαν</text:span></text:span><text:span text:style-name="AncientGreek_3a__20_Ἀρχαία_20_ἑλληνικά"><text:span text:style-name="T16"> </text:span></text:span><text:span text:style-name="AncientGreek_3a__20_Ἀρχαία_20_ἑλληνικά"><text:span text:style-name="T3">ἐπιζητῇς</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ἀδελφή</text:span></text:span><text:span text:style-name="AncientGreek_3a__20_Ἀρχαία_20_ἑλληνικά"><text:span text:style-name="T16"> </text:span></text:span><text:span text:style-name="AncientGreek_3a__20_Ἀρχαία_20_ἑλληνικά"><text:span text:style-name="T3">σου</text:span></text:span><text:span text:style-name="AncientGreek_3a__20_Ἀρχαία_20_ἑλληνικά"><text:span text:style-name="T16"> </text:span></text:span><text:span text:style-name="AncientGreek_3a__20_Ἀρχαία_20_ἑλληνικά"><text:span text:style-name="T3">χειμῶνα</text:span></text:span><text:span text:style-name="AncientGreek_3a__20_Ἀρχαία_20_ἑλληνικά"><text:span text:style-name="T16">, </text:span></text:span><text:span text:style-name="AncientGreek_3a__20_Ἀρχαία_20_ἑλληνικά"><text:span text:style-name="T3">ποτέρᾳ</text:span></text:span><text:span text:style-name="AncientGreek_3a__20_Ἀρχαία_20_ἑλληνικά"><text:span text:style-name="T16"> </text:span></text:span><text:span text:style-name="AncientGreek_3a__20_Ἀρχαία_20_ἑλληνικά"><text:span text:style-name="T3">ὑμῶν</text:span></text:span><text:span text:style-name="AncientGreek_3a__20_Ἀρχαία_20_ἑλληνικά"><text:span text:style-name="T16"> </text:span></text:span><text:span text:style-name="AncientGreek_3a__20_Ἀρχαία_20_ἑλληνικά"><text:span text:style-name="T3">συνεύξομαι</text:span></text:span><text:span text:style-name="AncientGreek_3a__20_Ἀρχαία_20_ἑλληνικά"><text:span text:style-name="T16"> ; »</text:span></text:span></text:p>
            <text:p text:style-name="P62"><text:span text:style-name="AncientGreek_3a__20_Ἀρχαία_20_ἑλληνικά"><text:span text:style-name="T3">Οὕτως</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αὐτῷ</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ἀνομίοις</text:span></text:span><text:span text:style-name="AncientGreek_3a__20_Ἀρχαία_20_ἑλληνικά"><text:span text:style-name="T16"> </text:span></text:span><text:span text:style-name="AncientGreek_3a__20_Ἀρχαία_20_ἑλληνικά"><text:span text:style-name="T3">πράγμασιν</text:span></text:span><text:span text:style-name="AncientGreek_3a__20_Ἀρχαία_20_ἑλληνικά"><text:span text:style-name="T16"> </text:span></text:span><text:span text:style-name="AncientGreek_3a__20_Ἀρχαία_20_ἑλληνικά"><text:span text:style-name="T3">ἐπειχειροῦντες</text:span></text:span><text:span text:style-name="AncientGreek_3a__20_Ἀρχαία_20_ἑλληνικά"><text:span text:style-name="T16"> </text:span></text:span><text:span text:style-name="AncientGreek_3a__20_Ἀρχαία_20_ἑλληνικά"><text:span text:style-name="T3">εἰκότως</text:span></text:span><text:span text:style-name="AncientGreek_3a__20_Ἀρχαία_20_ἑλληνικά"><text:span text:style-name="T16"> </text:span></text:span><text:span text:style-name="AncientGreek_3a__20_Ἀρχαία_20_ἑλληνικά"><text:span text:style-name="T3">περὶ</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ἑκάτερα</text:span></text:span><text:span text:style-name="AncientGreek_3a__20_Ἀρχαία_20_ἑλληνικά"><text:span text:style-name="T16"> </text:span></text:span><text:span text:style-name="AncientGreek_3a__20_Ἀρχαία_20_ἑλληνικά"><text:span text:style-name="T3">πταίουσιν</text:span></text:span><text:span text:style-name="AncientGreek_3a__20_Ἀρχαία_20_ἑλληνικά"><text:span text:style-name="T16">.</text:span></text:span></text:p>
          </table:table-cell>
          <table:table-cell table:style-name="Table1.A1" office:value-type="string">
            <text:p text:style-name="P80">A FATHER AND HIS DAUGHTERS</text:p>
            <text:p text:style-name="P80">A man who had two daughters had given in marriage one to a gardener, the other to a potter. After some time he went to see the gardener's wife, and asked her how she was and what was going on with their affairs. She replied that everything was going well and that she had only one thing to ask of the gods, a storm and rain to water the vegetables. A short time later he went to the potter's wife and asked her how she was. She replied that they lacked nothing and that she had only one wish to form, and that was that the weather would remain clear and the sun shining, to dry the pottery. "If you," resumed the father, "you ask for good weather, and your sister for bad weather, with which of you shall I form wishes?" »</text:p>
            <text:p text:style-name="P80"/>
            <text:p text:style-name="P80">In the same way, if one undertakes two contrary undertakings at the same time, one naturally misses them both.</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ew Athena Unicode" svg:font-family="'New Athena Unicode', Gentium, 'Palatino Linotype', 'Lucida Grande', Galilee, 'Arial Unicode MS', sans-serif"/>
    <style:font-face style:name="New Athena Unicode1" svg:font-family="'New Athena Unicode'" style:font-family-generic="system"/>
    <style:font-face style:name="NSimSun" svg:font-family="NSimSun" style:font-family-generic="modern" style:font-pitch="fixed"/>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Default_20_Paragraph_20_Font" style:display-name="Default Paragraph Fon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font-name-asian="AncientGreek" style:font-family-asian="AncientGreek" style:font-family-generic-asian="roman" style:font-pitch-asian="variable" style:font-name-complex="AncientGreek" style:font-family-complex="AncientGreek"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meta:creation-date>2023-06-17T23:07:00Z</meta:creation-date>
    <dc:date>2023-07-13T18:07:02.617000000</dc:date>
    <meta:editing-cycles>21</meta:editing-cycles>
    <meta:editing-duration>P1DT2H26M22S</meta:editing-duration>
    <meta:document-statistic meta:table-count="1" meta:image-count="0" meta:object-count="0" meta:page-count="39" meta:paragraph-count="579" meta:word-count="20177" meta:character-count="114828" meta:non-whitespace-character-count="95189"/>
    <meta:template xlink:type="simple" xlink:actuate="onRequest" xlink:title="" xlink:href="Normal.dotm"/>
  </office:meta>
</office:document-meta>
</file>